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solid" draw:stroke-linejoin="miter" fo:margin="1.000000000000000pt" style:wrap="biggest" style:wrap-dynamic-threshold="0.000000000000000pt" svg:fill-rule="nonzero" svg:stroke-color="#000000" svg:stroke-opacity="1" svg:stroke-width="0.240000008000000pt"/>
    </style:style>
    <style:style style:name="gr3" style:family="graphic">
      <style:graphic-properties draw:fill="solid" draw:fill-color="#009900" draw:stroke="none" fo:margin="1.000000000000000pt" style:wrap="biggest" style:wrap-dynamic-threshold="0.000000000000000pt" svg:fill-rule="nonzero"/>
    </style:style>
    <style:style style:name="gr4" style:family="graphic">
      <style:graphic-properties draw:fill="none" draw:stroke="solid" draw:stroke-linejoin="miter" fo:margin="1.000000000000000pt" style:wrap="biggest" style:wrap-dynamic-threshold="0.000000000000000pt" svg:fill-rule="nonzero" svg:stroke-color="#000000" svg:stroke-opacity="1" svg:stroke-width="0.049797120000000pt"/>
    </style:style>
    <style:style style:name="gr5" style:family="graphic">
      <style:graphic-properties draw:fill="solid" draw:fill-color="#e60000" draw:stroke="none" fo:margin="1.000000000000000pt" style:wrap="biggest" style:wrap-dynamic-threshold="0.000000000000000pt" svg:fill-rule="nonzero"/>
    </style:style>
    <style:style style:name="gr6" style:family="graphic">
      <style:graphic-properties draw:fill="none" draw:stroke="solid" draw:stroke-linejoin="miter" fo:margin="1.000000000000000pt" style:wrap="biggest" style:wrap-dynamic-threshold="0.000000000000000pt" svg:fill-rule="nonzero" svg:stroke-color="#000000" svg:stroke-opacity="1" svg:stroke-width="0.024855440000000pt"/>
    </style:style>
    <style:style style:name="gr7" style:family="graphic">
      <style:graphic-properties draw:fill="solid" draw:fill-color="#004bb3" draw:stroke="none" fo:margin="1.000000000000000pt" style:wrap="biggest" style:wrap-dynamic-threshold="0.000000000000000pt" svg:fill-rule="nonzero"/>
    </style:style>
    <style:style style:name="gr8" style:family="graphic">
      <style:graphic-properties draw:fill="solid" draw:fill-color="#ffffff" draw:stroke="none" fo:margin="1.000000000000000pt" style:wrap="biggest" style:wrap-dynamic-threshold="0.000000000000000pt" svg:fill-rule="nonzero"/>
    </style:style>
    <style:style style:name="gr9" style:family="graphic">
      <style:graphic-properties draw:fill="solid" draw:fill-color="#ffcc00" draw:stroke="none" fo:margin="1.000000000000000pt" style:wrap="biggest" style:wrap-dynamic-threshold="0.000000000000000pt" svg:fill-rule="nonzero"/>
    </style:style>
    <style:style style:name="gr10" style:family="graphic">
      <style:graphic-properties draw:fill="none" draw:stroke="solid" draw:stroke-linejoin="miter" fo:margin="1.000000000000000pt" style:wrap="biggest" style:wrap-dynamic-threshold="0.000000000000000pt" svg:fill-rule="nonzero" svg:stroke-color="#000066" svg:stroke-opacity="1" svg:stroke-width="0.033226800000000pt"/>
    </style:style>
    <style:style style:name="gr11" style:family="graphic">
      <style:graphic-properties draw:fill="none" draw:stroke="solid" draw:stroke-linejoin="miter" fo:margin="1.000000000000000pt" style:wrap="biggest" style:wrap-dynamic-threshold="0.000000000000000pt" svg:fill-rule="nonzero" svg:stroke-color="#00056b" svg:stroke-opacity="1" svg:stroke-width="0.033226800000000pt"/>
    </style:style>
    <style:style style:name="gr12" style:family="graphic">
      <style:graphic-properties draw:fill="none" draw:stroke="solid" draw:stroke-linejoin="miter" fo:margin="1.000000000000000pt" style:wrap="biggest" style:wrap-dynamic-threshold="0.000000000000000pt" svg:fill-rule="nonzero" svg:stroke-color="#000b73" svg:stroke-opacity="1" svg:stroke-width="0.033226800000000pt"/>
    </style:style>
    <style:style style:name="gr13" style:family="graphic">
      <style:graphic-properties draw:fill="none" draw:stroke="solid" draw:stroke-linejoin="miter" fo:margin="1.000000000000000pt" style:wrap="biggest" style:wrap-dynamic-threshold="0.000000000000000pt" svg:fill-rule="nonzero" svg:stroke-color="#001178" svg:stroke-opacity="1" svg:stroke-width="0.033226800000000pt"/>
    </style:style>
    <style:style style:name="gr14" style:family="graphic">
      <style:graphic-properties draw:fill="none" draw:stroke="solid" draw:stroke-linejoin="miter" fo:margin="1.000000000000000pt" style:wrap="biggest" style:wrap-dynamic-threshold="0.000000000000000pt" svg:fill-rule="nonzero" svg:stroke-color="#00167c" svg:stroke-opacity="1" svg:stroke-width="0.033226800000000pt"/>
    </style:style>
    <style:style style:name="gr15" style:family="graphic">
      <style:graphic-properties draw:fill="none" draw:stroke="solid" draw:stroke-linejoin="miter" fo:margin="1.000000000000000pt" style:wrap="biggest" style:wrap-dynamic-threshold="0.000000000000000pt" svg:fill-rule="nonzero" svg:stroke-color="#001e85" svg:stroke-opacity="1" svg:stroke-width="0.033226800000000pt"/>
    </style:style>
    <style:style style:name="gr16" style:family="graphic">
      <style:graphic-properties draw:fill="none" draw:stroke="solid" draw:stroke-linejoin="miter" fo:margin="1.000000000000000pt" style:wrap="biggest" style:wrap-dynamic-threshold="0.000000000000000pt" svg:fill-rule="nonzero" svg:stroke-color="#002289" svg:stroke-opacity="1" svg:stroke-width="0.033226800000000pt"/>
    </style:style>
    <style:style style:name="gr17" style:family="graphic">
      <style:graphic-properties draw:fill="none" draw:stroke="solid" draw:stroke-linejoin="miter" fo:margin="1.000000000000000pt" style:wrap="biggest" style:wrap-dynamic-threshold="0.000000000000000pt" svg:fill-rule="nonzero" svg:stroke-color="#00288f" svg:stroke-opacity="1" svg:stroke-width="0.033226800000000pt"/>
    </style:style>
    <style:style style:name="gr18" style:family="graphic">
      <style:graphic-properties draw:fill="none" draw:stroke="solid" draw:stroke-linejoin="miter" fo:margin="1.000000000000000pt" style:wrap="biggest" style:wrap-dynamic-threshold="0.000000000000000pt" svg:fill-rule="nonzero" svg:stroke-color="#002d93" svg:stroke-opacity="1" svg:stroke-width="0.033226800000000pt"/>
    </style:style>
    <style:style style:name="gr19" style:family="graphic">
      <style:graphic-properties draw:fill="none" draw:stroke="solid" draw:stroke-linejoin="miter" fo:margin="1.000000000000000pt" style:wrap="biggest" style:wrap-dynamic-threshold="0.000000000000000pt" svg:fill-rule="nonzero" svg:stroke-color="#00359c" svg:stroke-opacity="1" svg:stroke-width="0.033226800000000pt"/>
    </style:style>
    <style:style style:name="gr20" style:family="graphic">
      <style:graphic-properties draw:fill="none" draw:stroke="solid" draw:stroke-linejoin="miter" fo:margin="1.000000000000000pt" style:wrap="biggest" style:wrap-dynamic-threshold="0.000000000000000pt" svg:fill-rule="nonzero" svg:stroke-color="#0039a0" svg:stroke-opacity="1" svg:stroke-width="0.033226800000000pt"/>
    </style:style>
    <style:style style:name="gr21" style:family="graphic">
      <style:graphic-properties draw:fill="none" draw:stroke="solid" draw:stroke-linejoin="miter" fo:margin="1.000000000000000pt" style:wrap="biggest" style:wrap-dynamic-threshold="0.000000000000000pt" svg:fill-rule="nonzero" svg:stroke-color="#003ea6" svg:stroke-opacity="1" svg:stroke-width="0.033226800000000pt"/>
    </style:style>
    <style:style style:name="gr22" style:family="graphic">
      <style:graphic-properties draw:fill="none" draw:stroke="solid" draw:stroke-linejoin="miter" fo:margin="1.000000000000000pt" style:wrap="biggest" style:wrap-dynamic-threshold="0.000000000000000pt" svg:fill-rule="nonzero" svg:stroke-color="#0046ad" svg:stroke-opacity="1" svg:stroke-width="0.033226800000000pt"/>
    </style:style>
    <style:style style:name="gr23" style:family="graphic">
      <style:graphic-properties draw:fill="none" draw:stroke="solid" draw:stroke-linejoin="miter" fo:margin="1.000000000000000pt" style:wrap="biggest" style:wrap-dynamic-threshold="0.000000000000000pt" svg:fill-rule="nonzero" svg:stroke-color="#004bb3" svg:stroke-opacity="1" svg:stroke-width="0.033226800000000pt"/>
    </style:style>
    <style:style style:name="gr24" style:family="graphic">
      <style:graphic-properties draw:fill="none" draw:stroke="solid" draw:stroke-linejoin="miter" fo:margin="1.000000000000000pt" style:wrap="biggest" style:wrap-dynamic-threshold="0.000000000000000pt" svg:fill-rule="nonzero" svg:stroke-color="#00066d" svg:stroke-opacity="1" svg:stroke-width="0.033226800000000pt"/>
    </style:style>
    <style:style style:name="gr25" style:family="graphic">
      <style:graphic-properties draw:fill="none" draw:stroke="solid" draw:stroke-linejoin="miter" fo:margin="1.000000000000000pt" style:wrap="biggest" style:wrap-dynamic-threshold="0.000000000000000pt" svg:fill-rule="nonzero" svg:stroke-color="#00187e" svg:stroke-opacity="1" svg:stroke-width="0.033226800000000pt"/>
    </style:style>
    <style:style style:name="gr26" style:family="graphic">
      <style:graphic-properties draw:fill="none" draw:stroke="solid" draw:stroke-linejoin="miter" fo:margin="1.000000000000000pt" style:wrap="biggest" style:wrap-dynamic-threshold="0.000000000000000pt" svg:fill-rule="nonzero" svg:stroke-color="#002086" svg:stroke-opacity="1" svg:stroke-width="0.033226800000000pt"/>
    </style:style>
    <style:style style:name="gr27" style:family="graphic">
      <style:graphic-properties draw:fill="none" draw:stroke="solid" draw:stroke-linejoin="miter" fo:margin="1.000000000000000pt" style:wrap="biggest" style:wrap-dynamic-threshold="0.000000000000000pt" svg:fill-rule="nonzero" svg:stroke-color="#002b91" svg:stroke-opacity="1" svg:stroke-width="0.033226800000000pt"/>
    </style:style>
    <style:style style:name="gr28" style:family="graphic">
      <style:graphic-properties draw:fill="none" draw:stroke="solid" draw:stroke-linejoin="miter" fo:margin="1.000000000000000pt" style:wrap="biggest" style:wrap-dynamic-threshold="0.000000000000000pt" svg:fill-rule="nonzero" svg:stroke-color="#003399" svg:stroke-opacity="1" svg:stroke-width="0.033226800000000pt"/>
    </style:style>
    <style:style style:name="gr29" style:family="graphic">
      <style:graphic-properties draw:fill="none" draw:stroke="solid" draw:stroke-linejoin="miter" fo:margin="1.000000000000000pt" style:wrap="biggest" style:wrap-dynamic-threshold="0.000000000000000pt" svg:fill-rule="nonzero" svg:stroke-color="#0045ab" svg:stroke-opacity="1" svg:stroke-width="0.033226800000000pt"/>
    </style:style>
    <style:style style:name="gr30" style:family="graphic">
      <style:graphic-properties draw:fill="none" draw:stroke="solid" draw:stroke-linejoin="miter" fo:margin="1.000000000000000pt" style:wrap="biggest" style:wrap-dynamic-threshold="0.000000000000000pt" svg:fill-rule="nonzero" svg:stroke-color="#003ca2" svg:stroke-opacity="1" svg:stroke-width="0.033226800000000pt"/>
    </style:style>
    <style:style style:name="gr31" style:family="graphic">
      <style:graphic-properties draw:fill="none" draw:stroke="solid" draw:stroke-linejoin="miter" fo:margin="1.000000000000000pt" style:wrap="biggest" style:wrap-dynamic-threshold="0.000000000000000pt" svg:fill-rule="nonzero" svg:stroke-color="#00258b" svg:stroke-opacity="1" svg:stroke-width="0.033226800000000pt"/>
    </style:style>
    <style:style style:name="gr32" style:family="graphic">
      <style:graphic-properties draw:fill="none" draw:stroke="solid" draw:stroke-linejoin="miter" fo:margin="1.000000000000000pt" style:wrap="biggest" style:wrap-dynamic-threshold="0.000000000000000pt" svg:fill-rule="nonzero" svg:stroke-color="#000f75" svg:stroke-opacity="1" svg:stroke-width="0.033226800000000pt"/>
    </style:style>
    <style:style style:name="gr33" style:family="graphic">
      <style:graphic-properties draw:fill="none" draw:stroke="solid" draw:stroke-linejoin="miter" fo:margin="1.000000000000000pt" style:wrap="biggest" style:wrap-dynamic-threshold="0.000000000000000pt" svg:fill-rule="nonzero" svg:stroke-color="#000000" svg:stroke-opacity="1" svg:stroke-width="0.033226800000000pt"/>
    </style:style>
    <style:style style:name="gr34" style:family="graphic">
      <style:graphic-properties draw:fill="none" draw:stroke="solid" draw:stroke-linejoin="miter" fo:margin="1.000000000000000pt" style:wrap="biggest" style:wrap-dynamic-threshold="0.000000000000000pt" svg:fill-rule="nonzero" svg:stroke-color="#00004b" svg:stroke-opacity="1" svg:stroke-width="0.033226800000000pt"/>
    </style:style>
    <style:style style:name="gr35" style:family="graphic">
      <style:graphic-properties draw:fill="none" draw:stroke="solid" draw:stroke-linejoin="miter" fo:margin="1.000000000000000pt" style:wrap="biggest" style:wrap-dynamic-threshold="0.000000000000000pt" svg:fill-rule="nonzero" svg:stroke-color="#00004f" svg:stroke-opacity="1" svg:stroke-width="0.033226800000000pt"/>
    </style:style>
    <style:style style:name="gr36" style:family="graphic">
      <style:graphic-properties draw:fill="none" draw:stroke="solid" draw:stroke-linejoin="miter" fo:margin="1.000000000000000pt" style:wrap="biggest" style:wrap-dynamic-threshold="0.000000000000000pt" svg:fill-rule="nonzero" svg:stroke-color="#000053" svg:stroke-opacity="1" svg:stroke-width="0.033226800000000pt"/>
    </style:style>
    <style:style style:name="gr37" style:family="graphic">
      <style:graphic-properties draw:fill="none" draw:stroke="solid" draw:stroke-linejoin="miter" fo:margin="1.000000000000000pt" style:wrap="biggest" style:wrap-dynamic-threshold="0.000000000000000pt" svg:fill-rule="nonzero" svg:stroke-color="#000056" svg:stroke-opacity="1" svg:stroke-width="0.033226800000000pt"/>
    </style:style>
    <style:style style:name="gr38" style:family="graphic">
      <style:graphic-properties draw:fill="none" draw:stroke="solid" draw:stroke-linejoin="miter" fo:margin="1.000000000000000pt" style:wrap="biggest" style:wrap-dynamic-threshold="0.000000000000000pt" svg:fill-rule="nonzero" svg:stroke-color="#000058" svg:stroke-opacity="1" svg:stroke-width="0.033226800000000pt"/>
    </style:style>
    <style:style style:name="gr39" style:family="graphic">
      <style:graphic-properties draw:fill="none" draw:stroke="solid" draw:stroke-linejoin="miter" fo:margin="1.000000000000000pt" style:wrap="biggest" style:wrap-dynamic-threshold="0.000000000000000pt" svg:fill-rule="nonzero" svg:stroke-color="#00005c" svg:stroke-opacity="1" svg:stroke-width="0.033226800000000pt"/>
    </style:style>
    <style:style style:name="gr40" style:family="graphic">
      <style:graphic-properties draw:fill="none" draw:stroke="solid" draw:stroke-linejoin="miter" fo:margin="1.000000000000000pt" style:wrap="biggest" style:wrap-dynamic-threshold="0.000000000000000pt" svg:fill-rule="nonzero" svg:stroke-color="#000060" svg:stroke-opacity="1" svg:stroke-width="0.033226800000000pt"/>
    </style:style>
    <style:style style:name="gr41" style:family="graphic">
      <style:graphic-properties draw:fill="none" draw:stroke="solid" draw:stroke-linejoin="miter" fo:margin="1.000000000000000pt" style:wrap="biggest" style:wrap-dynamic-threshold="0.000000000000000pt" svg:fill-rule="nonzero" svg:stroke-color="#000062" svg:stroke-opacity="1" svg:stroke-width="0.033226800000000pt"/>
    </style:style>
    <style:style style:name="gr42" style:family="graphic">
      <style:graphic-properties draw:fill="none" draw:stroke="solid" draw:stroke-linejoin="miter" fo:margin="1.000000000000000pt" style:wrap="biggest" style:wrap-dynamic-threshold="0.000000000000000pt" svg:fill-rule="nonzero" svg:stroke-color="#00096f" svg:stroke-opacity="1" svg:stroke-width="0.033226800000000pt"/>
    </style:style>
    <style:style style:name="gr43" style:family="graphic">
      <style:graphic-properties draw:fill="none" draw:stroke="solid" draw:stroke-linejoin="miter" fo:margin="1.000000000000000pt" style:wrap="biggest" style:wrap-dynamic-threshold="0.000000000000000pt" svg:fill-rule="nonzero" svg:stroke-color="#001379" svg:stroke-opacity="1" svg:stroke-width="0.033226800000000pt"/>
    </style:style>
    <style:style style:name="gr44" style:family="graphic">
      <style:graphic-properties draw:fill="none" draw:stroke="solid" draw:stroke-linejoin="miter" fo:margin="1.000000000000000pt" style:wrap="biggest" style:wrap-dynamic-threshold="0.000000000000000pt" svg:fill-rule="nonzero" svg:stroke-color="#001c82" svg:stroke-opacity="1" svg:stroke-width="0.033226800000000pt"/>
    </style:style>
    <style:style style:name="gr45" style:family="graphic">
      <style:graphic-properties draw:fill="none" draw:stroke="solid" draw:stroke-linejoin="miter" fo:margin="1.000000000000000pt" style:wrap="biggest" style:wrap-dynamic-threshold="0.000000000000000pt" svg:fill-rule="nonzero" svg:stroke-color="#00389e" svg:stroke-opacity="1" svg:stroke-width="0.033226800000000pt"/>
    </style:style>
    <style:style style:name="gr46" style:family="graphic">
      <style:graphic-properties draw:fill="none" draw:stroke="solid" draw:stroke-linejoin="miter" fo:margin="1.000000000000000pt" style:wrap="biggest" style:wrap-dynamic-threshold="0.000000000000000pt" svg:fill-rule="nonzero" svg:stroke-color="#0042a8" svg:stroke-opacity="1" svg:stroke-width="0.033226800000000pt"/>
    </style:style>
    <style:style style:name="gr47" style:family="graphic">
      <style:graphic-properties draw:fill="none" draw:stroke="solid" draw:stroke-linejoin="miter" fo:margin="1.000000000000000pt" style:wrap="biggest" style:wrap-dynamic-threshold="0.000000000000000pt" svg:fill-rule="nonzero" svg:stroke-color="#0049af" svg:stroke-opacity="1" svg:stroke-width="0.033226800000000pt"/>
    </style:style>
    <style:style style:name="gr48" style:family="graphic">
      <style:graphic-properties draw:fill="none" draw:stroke="solid" draw:stroke-linejoin="miter" fo:margin="1.000000000000000pt" style:wrap="biggest" style:wrap-dynamic-threshold="0.000000000000000pt" svg:fill-rule="nonzero" svg:stroke-color="#000033" svg:stroke-opacity="1" svg:stroke-width="0.033226800000000pt"/>
    </style:style>
    <style:style style:name="gr49" style:family="graphic">
      <style:graphic-properties draw:fill="none" draw:stroke="solid" draw:stroke-linejoin="miter" fo:margin="1.000000000000000pt" style:wrap="biggest" style:wrap-dynamic-threshold="0.000000000000000pt" svg:fill-rule="nonzero" svg:stroke-color="#000051" svg:stroke-opacity="1" svg:stroke-width="0.033226800000000pt"/>
    </style:style>
    <style:style style:name="gr50" style:family="graphic">
      <style:graphic-properties draw:fill="none" draw:stroke="solid" draw:stroke-linejoin="miter" fo:margin="1.000000000000000pt" style:wrap="biggest" style:wrap-dynamic-threshold="0.000000000000000pt" svg:fill-rule="nonzero" svg:stroke-color="#00005e" svg:stroke-opacity="1" svg:stroke-width="0.033226800000000pt"/>
    </style:style>
    <style:style style:name="gr51" style:family="graphic">
      <style:graphic-properties draw:fill="none" draw:stroke="solid" draw:stroke-linejoin="miter" fo:margin="1.000000000000000pt" style:wrap="biggest" style:wrap-dynamic-threshold="0.000000000000000pt" svg:fill-rule="nonzero" svg:stroke-color="#000268" svg:stroke-opacity="1" svg:stroke-width="0.033226800000000pt"/>
    </style:style>
    <style:style style:name="gr52" style:family="graphic">
      <style:graphic-properties draw:fill="none" draw:stroke="solid" draw:stroke-linejoin="miter" fo:margin="1.000000000000000pt" style:wrap="biggest" style:wrap-dynamic-threshold="0.000000000000000pt" svg:fill-rule="nonzero" svg:stroke-color="#002f96" svg:stroke-opacity="1" svg:stroke-width="0.033226800000000pt"/>
    </style:style>
    <style:style style:name="gr53" style:family="graphic">
      <style:graphic-properties draw:fill="none" draw:stroke="solid" draw:stroke-linejoin="miter" fo:margin="1.000000000000000pt" style:wrap="biggest" style:wrap-dynamic-threshold="0.000000000000000pt" svg:fill-rule="nonzero" svg:stroke-color="#000000" svg:stroke-opacity="1" svg:stroke-width="0.083110400000000pt"/>
    </style:style>
    <style:style style:name="gr54" style:family="graphic">
      <style:graphic-properties draw:fill="none" draw:stroke="solid" draw:stroke-linejoin="miter" fo:margin="1.000000000000000pt" style:wrap="biggest" style:wrap-dynamic-threshold="0.000000000000000pt" svg:fill-rule="nonzero" svg:stroke-color="#ffffff" svg:stroke-opacity="1" svg:stroke-width="0.024855440000000pt"/>
    </style:style>
    <style:style style:name="gr55" style:family="graphic">
      <style:graphic-properties draw:fill="none" draw:stroke="solid" draw:stroke-linejoin="miter" fo:margin="1.000000000000000pt" style:wrap="biggest" style:wrap-dynamic-threshold="0.000000000000000pt" svg:fill-rule="nonzero" svg:stroke-color="#00a8ff" svg:stroke-opacity="1" svg:stroke-width="0.033226800000000pt"/>
    </style:style>
    <style:style style:name="gr56" style:family="graphic">
      <style:graphic-properties draw:fill="none" draw:stroke="solid" draw:stroke-linejoin="miter" fo:margin="1.000000000000000pt" style:wrap="biggest" style:wrap-dynamic-threshold="0.000000000000000pt" svg:fill-rule="nonzero" svg:stroke-color="#009eff" svg:stroke-opacity="1" svg:stroke-width="0.033226800000000pt"/>
    </style:style>
    <style:style style:name="gr57" style:family="graphic">
      <style:graphic-properties draw:fill="none" draw:stroke="solid" draw:stroke-linejoin="miter" fo:margin="1.000000000000000pt" style:wrap="biggest" style:wrap-dynamic-threshold="0.000000000000000pt" svg:fill-rule="nonzero" svg:stroke-color="#0096ff" svg:stroke-opacity="1" svg:stroke-width="0.033226800000000pt"/>
    </style:style>
    <style:style style:name="gr58" style:family="graphic">
      <style:graphic-properties draw:fill="none" draw:stroke="solid" draw:stroke-linejoin="miter" fo:margin="1.000000000000000pt" style:wrap="biggest" style:wrap-dynamic-threshold="0.000000000000000pt" svg:fill-rule="nonzero" svg:stroke-color="#008bff" svg:stroke-opacity="1" svg:stroke-width="0.033226800000000pt"/>
    </style:style>
    <style:style style:name="gr59" style:family="graphic">
      <style:graphic-properties draw:fill="none" draw:stroke="solid" draw:stroke-linejoin="miter" fo:margin="1.000000000000000pt" style:wrap="biggest" style:wrap-dynamic-threshold="0.000000000000000pt" svg:fill-rule="nonzero" svg:stroke-color="#0082ff" svg:stroke-opacity="1" svg:stroke-width="0.033226800000000pt"/>
    </style:style>
    <style:style style:name="gr60" style:family="graphic">
      <style:graphic-properties draw:fill="none" draw:stroke="solid" draw:stroke-linejoin="miter" fo:margin="1.000000000000000pt" style:wrap="biggest" style:wrap-dynamic-threshold="0.000000000000000pt" svg:fill-rule="nonzero" svg:stroke-color="#0079ff" svg:stroke-opacity="1" svg:stroke-width="0.033226800000000pt"/>
    </style:style>
    <style:style style:name="gr61" style:family="graphic">
      <style:graphic-properties draw:fill="none" draw:stroke="solid" draw:stroke-linejoin="miter" fo:margin="1.000000000000000pt" style:wrap="biggest" style:wrap-dynamic-threshold="0.000000000000000pt" svg:fill-rule="nonzero" svg:stroke-color="#006fff" svg:stroke-opacity="1" svg:stroke-width="0.033226800000000pt"/>
    </style:style>
    <style:style style:name="gr62" style:family="graphic">
      <style:graphic-properties draw:fill="none" draw:stroke="solid" draw:stroke-linejoin="miter" fo:margin="1.000000000000000pt" style:wrap="biggest" style:wrap-dynamic-threshold="0.000000000000000pt" svg:fill-rule="nonzero" svg:stroke-color="#1609ff" svg:stroke-opacity="1" svg:stroke-width="0.033226800000000pt"/>
    </style:style>
    <style:style style:name="gr63" style:family="graphic">
      <style:graphic-properties draw:fill="none" draw:stroke="solid" draw:stroke-linejoin="miter" fo:margin="1.000000000000000pt" style:wrap="biggest" style:wrap-dynamic-threshold="0.000000000000000pt" svg:fill-rule="nonzero" svg:stroke-color="#1316ff" svg:stroke-opacity="1" svg:stroke-width="0.033226800000000pt"/>
    </style:style>
    <style:style style:name="gr64" style:family="graphic">
      <style:graphic-properties draw:fill="none" draw:stroke="solid" draw:stroke-linejoin="miter" fo:margin="1.000000000000000pt" style:wrap="biggest" style:wrap-dynamic-threshold="0.000000000000000pt" svg:fill-rule="nonzero" svg:stroke-color="#1120ff" svg:stroke-opacity="1" svg:stroke-width="0.033226800000000pt"/>
    </style:style>
    <style:style style:name="gr65" style:family="graphic">
      <style:graphic-properties draw:fill="none" draw:stroke="solid" draw:stroke-linejoin="miter" fo:margin="1.000000000000000pt" style:wrap="biggest" style:wrap-dynamic-threshold="0.000000000000000pt" svg:fill-rule="nonzero" svg:stroke-color="#0f2dff" svg:stroke-opacity="1" svg:stroke-width="0.033226800000000pt"/>
    </style:style>
    <style:style style:name="gr66" style:family="graphic">
      <style:graphic-properties draw:fill="none" draw:stroke="solid" draw:stroke-linejoin="miter" fo:margin="1.000000000000000pt" style:wrap="biggest" style:wrap-dynamic-threshold="0.000000000000000pt" svg:fill-rule="nonzero" svg:stroke-color="#0938ff" svg:stroke-opacity="1" svg:stroke-width="0.033226800000000pt"/>
    </style:style>
    <style:style style:name="gr67" style:family="graphic">
      <style:graphic-properties draw:fill="none" draw:stroke="solid" draw:stroke-linejoin="miter" fo:margin="1.000000000000000pt" style:wrap="biggest" style:wrap-dynamic-threshold="0.000000000000000pt" svg:fill-rule="nonzero" svg:stroke-color="#0645ff" svg:stroke-opacity="1" svg:stroke-width="0.033226800000000pt"/>
    </style:style>
    <style:style style:name="gr68" style:family="graphic">
      <style:graphic-properties draw:fill="none" draw:stroke="solid" draw:stroke-linejoin="miter" fo:margin="1.000000000000000pt" style:wrap="biggest" style:wrap-dynamic-threshold="0.000000000000000pt" svg:fill-rule="nonzero" svg:stroke-color="#054fff" svg:stroke-opacity="1" svg:stroke-width="0.033226800000000pt"/>
    </style:style>
    <style:style style:name="gr69" style:family="graphic">
      <style:graphic-properties draw:fill="none" draw:stroke="solid" draw:stroke-linejoin="miter" fo:margin="1.000000000000000pt" style:wrap="biggest" style:wrap-dynamic-threshold="0.000000000000000pt" svg:fill-rule="nonzero" svg:stroke-color="#025cff" svg:stroke-opacity="1" svg:stroke-width="0.033226800000000pt"/>
    </style:style>
    <style:style style:name="gr70" style:family="graphic">
      <style:graphic-properties draw:fill="none" draw:stroke="solid" draw:stroke-linejoin="miter" fo:margin="1.000000000000000pt" style:wrap="biggest" style:wrap-dynamic-threshold="0.000000000000000pt" svg:fill-rule="nonzero" svg:stroke-color="#ff0500" svg:stroke-opacity="1" svg:stroke-width="0.033226800000000pt"/>
    </style:style>
    <style:style style:name="gr71" style:family="graphic">
      <style:graphic-properties draw:fill="none" draw:stroke="solid" draw:stroke-linejoin="miter" fo:margin="1.000000000000000pt" style:wrap="biggest" style:wrap-dynamic-threshold="0.000000000000000pt" svg:fill-rule="nonzero" svg:stroke-color="#ff0b00" svg:stroke-opacity="1" svg:stroke-width="0.033226800000000pt"/>
    </style:style>
    <style:style style:name="gr72" style:family="graphic">
      <style:graphic-properties draw:fill="none" draw:stroke="solid" draw:stroke-linejoin="miter" fo:margin="1.000000000000000pt" style:wrap="biggest" style:wrap-dynamic-threshold="0.000000000000000pt" svg:fill-rule="nonzero" svg:stroke-color="#ff1100" svg:stroke-opacity="1" svg:stroke-width="0.033226800000000pt"/>
    </style:style>
    <style:style style:name="gr73" style:family="graphic">
      <style:graphic-properties draw:fill="none" draw:stroke="solid" draw:stroke-linejoin="miter" fo:margin="1.000000000000000pt" style:wrap="biggest" style:wrap-dynamic-threshold="0.000000000000000pt" svg:fill-rule="nonzero" svg:stroke-color="#ff1800" svg:stroke-opacity="1" svg:stroke-width="0.033226800000000pt"/>
    </style:style>
    <style:style style:name="gr74" style:family="graphic">
      <style:graphic-properties draw:fill="none" draw:stroke="solid" draw:stroke-linejoin="miter" fo:margin="1.000000000000000pt" style:wrap="biggest" style:wrap-dynamic-threshold="0.000000000000000pt" svg:fill-rule="nonzero" svg:stroke-color="#ff1e00" svg:stroke-opacity="1" svg:stroke-width="0.033226800000000pt"/>
    </style:style>
    <style:style style:name="gr75" style:family="graphic">
      <style:graphic-properties draw:fill="none" draw:stroke="solid" draw:stroke-linejoin="miter" fo:margin="1.000000000000000pt" style:wrap="biggest" style:wrap-dynamic-threshold="0.000000000000000pt" svg:fill-rule="nonzero" svg:stroke-color="#ff2500" svg:stroke-opacity="1" svg:stroke-width="0.033226800000000pt"/>
    </style:style>
    <style:style style:name="gr76" style:family="graphic">
      <style:graphic-properties draw:fill="none" draw:stroke="solid" draw:stroke-linejoin="miter" fo:margin="1.000000000000000pt" style:wrap="biggest" style:wrap-dynamic-threshold="0.000000000000000pt" svg:fill-rule="nonzero" svg:stroke-color="#ff2d00" svg:stroke-opacity="1" svg:stroke-width="0.033226800000000pt"/>
    </style:style>
    <style:style style:name="gr77" style:family="graphic">
      <style:graphic-properties draw:fill="none" draw:stroke="solid" draw:stroke-linejoin="miter" fo:margin="1.000000000000000pt" style:wrap="biggest" style:wrap-dynamic-threshold="0.000000000000000pt" svg:fill-rule="nonzero" svg:stroke-color="#ff3300" svg:stroke-opacity="1" svg:stroke-width="0.033226800000000pt"/>
    </style:style>
    <style:style style:name="gr78" style:family="graphic">
      <style:graphic-properties draw:fill="none" draw:stroke="solid" draw:stroke-linejoin="miter" fo:margin="1.000000000000000pt" style:wrap="biggest" style:wrap-dynamic-threshold="0.000000000000000pt" svg:fill-rule="nonzero" svg:stroke-color="#ff3900" svg:stroke-opacity="1" svg:stroke-width="0.033226800000000pt"/>
    </style:style>
    <style:style style:name="gr79" style:family="graphic">
      <style:graphic-properties draw:fill="none" draw:stroke="solid" draw:stroke-linejoin="miter" fo:margin="1.000000000000000pt" style:wrap="biggest" style:wrap-dynamic-threshold="0.000000000000000pt" svg:fill-rule="nonzero" svg:stroke-color="#ff3e00" svg:stroke-opacity="1" svg:stroke-width="0.033226800000000pt"/>
    </style:style>
    <style:style style:name="gr80" style:family="graphic">
      <style:graphic-properties draw:fill="none" draw:stroke="solid" draw:stroke-linejoin="miter" fo:margin="1.000000000000000pt" style:wrap="biggest" style:wrap-dynamic-threshold="0.000000000000000pt" svg:fill-rule="nonzero" svg:stroke-color="#ff4500" svg:stroke-opacity="1" svg:stroke-width="0.033226800000000pt"/>
    </style:style>
    <style:style style:name="gr81" style:family="graphic">
      <style:graphic-properties draw:fill="none" draw:stroke="solid" draw:stroke-linejoin="miter" fo:margin="1.000000000000000pt" style:wrap="biggest" style:wrap-dynamic-threshold="0.000000000000000pt" svg:fill-rule="nonzero" svg:stroke-color="#fff500" svg:stroke-opacity="1" svg:stroke-width="0.033226800000000pt"/>
    </style:style>
    <style:style style:name="gr82" style:family="graphic">
      <style:graphic-properties draw:fill="none" draw:stroke="solid" draw:stroke-linejoin="miter" fo:margin="1.000000000000000pt" style:wrap="biggest" style:wrap-dynamic-threshold="0.000000000000000pt" svg:fill-rule="nonzero" svg:stroke-color="#ffeb00" svg:stroke-opacity="1" svg:stroke-width="0.033226800000000pt"/>
    </style:style>
    <style:style style:name="gr83" style:family="graphic">
      <style:graphic-properties draw:fill="none" draw:stroke="solid" draw:stroke-linejoin="miter" fo:margin="1.000000000000000pt" style:wrap="biggest" style:wrap-dynamic-threshold="0.000000000000000pt" svg:fill-rule="nonzero" svg:stroke-color="#ffe000" svg:stroke-opacity="1" svg:stroke-width="0.033226800000000pt"/>
    </style:style>
    <style:style style:name="gr84" style:family="graphic">
      <style:graphic-properties draw:fill="none" draw:stroke="solid" draw:stroke-linejoin="miter" fo:margin="1.000000000000000pt" style:wrap="biggest" style:wrap-dynamic-threshold="0.000000000000000pt" svg:fill-rule="nonzero" svg:stroke-color="#ffd600" svg:stroke-opacity="1" svg:stroke-width="0.033226800000000pt"/>
    </style:style>
    <style:style style:name="gr85" style:family="graphic">
      <style:graphic-properties draw:fill="none" draw:stroke="solid" draw:stroke-linejoin="miter" fo:margin="1.000000000000000pt" style:wrap="biggest" style:wrap-dynamic-threshold="0.000000000000000pt" svg:fill-rule="nonzero" svg:stroke-color="#ffcf00" svg:stroke-opacity="1" svg:stroke-width="0.033226800000000pt"/>
    </style:style>
    <style:style style:name="gr86" style:family="graphic">
      <style:graphic-properties draw:fill="none" draw:stroke="solid" draw:stroke-linejoin="miter" fo:margin="1.000000000000000pt" style:wrap="biggest" style:wrap-dynamic-threshold="0.000000000000000pt" svg:fill-rule="nonzero" svg:stroke-color="#ffc500" svg:stroke-opacity="1" svg:stroke-width="0.033226800000000pt"/>
    </style:style>
    <style:style style:name="gr87" style:family="graphic">
      <style:graphic-properties draw:fill="none" draw:stroke="solid" draw:stroke-linejoin="miter" fo:margin="1.000000000000000pt" style:wrap="biggest" style:wrap-dynamic-threshold="0.000000000000000pt" svg:fill-rule="nonzero" svg:stroke-color="#ffb900" svg:stroke-opacity="1" svg:stroke-width="0.033226800000000pt"/>
    </style:style>
    <style:style style:name="gr88" style:family="graphic">
      <style:graphic-properties draw:fill="none" draw:stroke="solid" draw:stroke-linejoin="miter" fo:margin="1.000000000000000pt" style:wrap="biggest" style:wrap-dynamic-threshold="0.000000000000000pt" svg:fill-rule="nonzero" svg:stroke-color="#ffaf00" svg:stroke-opacity="1" svg:stroke-width="0.033226800000000pt"/>
    </style:style>
    <style:style style:name="gr89" style:family="graphic">
      <style:graphic-properties draw:fill="none" draw:stroke="solid" draw:stroke-linejoin="miter" fo:margin="1.000000000000000pt" style:wrap="biggest" style:wrap-dynamic-threshold="0.000000000000000pt" svg:fill-rule="nonzero" svg:stroke-color="#ffa600" svg:stroke-opacity="1" svg:stroke-width="0.033226800000000pt"/>
    </style:style>
    <style:style style:name="gr90" style:family="graphic">
      <style:graphic-properties draw:fill="none" draw:stroke="solid" draw:stroke-linejoin="miter" fo:margin="1.000000000000000pt" style:wrap="biggest" style:wrap-dynamic-threshold="0.000000000000000pt" svg:fill-rule="nonzero" svg:stroke-color="#ff9c00" svg:stroke-opacity="1" svg:stroke-width="0.033226800000000pt"/>
    </style:style>
    <style:style style:name="gr91" style:family="graphic">
      <style:graphic-properties draw:fill="none" draw:stroke="solid" draw:stroke-linejoin="miter" fo:margin="1.000000000000000pt" style:wrap="biggest" style:wrap-dynamic-threshold="0.000000000000000pt" svg:fill-rule="nonzero" svg:stroke-color="#ff9100" svg:stroke-opacity="1" svg:stroke-width="0.033226800000000pt"/>
    </style:style>
    <style:style style:name="gr92" style:family="graphic">
      <style:graphic-properties draw:fill="none" draw:stroke="solid" draw:stroke-linejoin="miter" fo:margin="1.000000000000000pt" style:wrap="biggest" style:wrap-dynamic-threshold="0.000000000000000pt" svg:fill-rule="nonzero" svg:stroke-color="#ff8600" svg:stroke-opacity="1" svg:stroke-width="0.033226800000000pt"/>
    </style:style>
    <style:style style:name="gr93" style:family="graphic">
      <style:graphic-properties draw:fill="none" draw:stroke="solid" draw:stroke-linejoin="miter" fo:margin="1.000000000000000pt" style:wrap="biggest" style:wrap-dynamic-threshold="0.000000000000000pt" svg:fill-rule="nonzero" svg:stroke-color="#ff7c00" svg:stroke-opacity="1" svg:stroke-width="0.033226800000000pt"/>
    </style:style>
    <style:style style:name="gr94" style:family="graphic">
      <style:graphic-properties draw:fill="none" draw:stroke="solid" draw:stroke-linejoin="miter" fo:margin="1.000000000000000pt" style:wrap="biggest" style:wrap-dynamic-threshold="0.000000000000000pt" svg:fill-rule="nonzero" svg:stroke-color="#ff7500" svg:stroke-opacity="1" svg:stroke-width="0.033226800000000pt"/>
    </style:style>
    <style:style style:name="gr95" style:family="graphic">
      <style:graphic-properties draw:fill="none" draw:stroke="solid" draw:stroke-linejoin="miter" fo:margin="1.000000000000000pt" style:wrap="biggest" style:wrap-dynamic-threshold="0.000000000000000pt" svg:fill-rule="nonzero" svg:stroke-color="#ff6b00" svg:stroke-opacity="1" svg:stroke-width="0.033226800000000pt"/>
    </style:style>
    <style:style style:name="gr96" style:family="graphic">
      <style:graphic-properties draw:fill="none" draw:stroke="solid" draw:stroke-linejoin="miter" fo:margin="1.000000000000000pt" style:wrap="biggest" style:wrap-dynamic-threshold="0.000000000000000pt" svg:fill-rule="nonzero" svg:stroke-color="#ff6000" svg:stroke-opacity="1" svg:stroke-width="0.033226800000000pt"/>
    </style:style>
    <style:style style:name="gr97" style:family="graphic">
      <style:graphic-properties draw:fill="none" draw:stroke="solid" draw:stroke-linejoin="miter" fo:margin="1.000000000000000pt" style:wrap="biggest" style:wrap-dynamic-threshold="0.000000000000000pt" svg:fill-rule="nonzero" svg:stroke-color="#ff5600" svg:stroke-opacity="1" svg:stroke-width="0.033226800000000pt"/>
    </style:style>
    <style:style style:name="gr98" style:family="graphic">
      <style:graphic-properties draw:fill="none" draw:stroke="solid" draw:stroke-linejoin="miter" fo:margin="1.000000000000000pt" style:wrap="biggest" style:wrap-dynamic-threshold="0.000000000000000pt" svg:fill-rule="nonzero" svg:stroke-color="#ebff00" svg:stroke-opacity="1" svg:stroke-width="0.033226800000000pt"/>
    </style:style>
    <style:style style:name="gr99" style:family="graphic">
      <style:graphic-properties draw:fill="none" draw:stroke="solid" draw:stroke-linejoin="miter" fo:margin="1.000000000000000pt" style:wrap="biggest" style:wrap-dynamic-threshold="0.000000000000000pt" svg:fill-rule="nonzero" svg:stroke-color="#d6ff00" svg:stroke-opacity="1" svg:stroke-width="0.033226800000000pt"/>
    </style:style>
    <style:style style:name="gr100" style:family="graphic">
      <style:graphic-properties draw:fill="none" draw:stroke="solid" draw:stroke-linejoin="miter" fo:margin="1.000000000000000pt" style:wrap="biggest" style:wrap-dynamic-threshold="0.000000000000000pt" svg:fill-rule="nonzero" svg:stroke-color="#c2ff00" svg:stroke-opacity="1" svg:stroke-width="0.033226800000000pt"/>
    </style:style>
    <style:style style:name="gr101" style:family="graphic">
      <style:graphic-properties draw:fill="none" draw:stroke="solid" draw:stroke-linejoin="miter" fo:margin="1.000000000000000pt" style:wrap="biggest" style:wrap-dynamic-threshold="0.000000000000000pt" svg:fill-rule="nonzero" svg:stroke-color="#adff00" svg:stroke-opacity="1" svg:stroke-width="0.033226800000000pt"/>
    </style:style>
    <style:style style:name="gr102" style:family="graphic">
      <style:graphic-properties draw:fill="none" draw:stroke="solid" draw:stroke-linejoin="miter" fo:margin="1.000000000000000pt" style:wrap="biggest" style:wrap-dynamic-threshold="0.000000000000000pt" svg:fill-rule="nonzero" svg:stroke-color="#99ff00" svg:stroke-opacity="1" svg:stroke-width="0.033226800000000pt"/>
    </style:style>
    <style:style style:name="gr103" style:family="graphic">
      <style:graphic-properties draw:fill="none" draw:stroke="solid" draw:stroke-linejoin="miter" fo:margin="1.000000000000000pt" style:wrap="biggest" style:wrap-dynamic-threshold="0.000000000000000pt" svg:fill-rule="nonzero" svg:stroke-color="#85ff00" svg:stroke-opacity="1" svg:stroke-width="0.033226800000000pt"/>
    </style:style>
    <style:style style:name="gr104" style:family="graphic">
      <style:graphic-properties draw:fill="none" draw:stroke="solid" draw:stroke-linejoin="miter" fo:margin="1.000000000000000pt" style:wrap="biggest" style:wrap-dynamic-threshold="0.000000000000000pt" svg:fill-rule="nonzero" svg:stroke-color="#6fff00" svg:stroke-opacity="1" svg:stroke-width="0.033226800000000pt"/>
    </style:style>
    <style:style style:name="gr105" style:family="graphic">
      <style:graphic-properties draw:fill="none" draw:stroke="solid" draw:stroke-linejoin="miter" fo:margin="1.000000000000000pt" style:wrap="biggest" style:wrap-dynamic-threshold="0.000000000000000pt" svg:fill-rule="nonzero" svg:stroke-color="#5cff00" svg:stroke-opacity="1" svg:stroke-width="0.033226800000000pt"/>
    </style:style>
    <style:style style:name="gr106" style:family="graphic">
      <style:graphic-properties draw:fill="none" draw:stroke="solid" draw:stroke-linejoin="miter" fo:margin="1.000000000000000pt" style:wrap="biggest" style:wrap-dynamic-threshold="0.000000000000000pt" svg:fill-rule="nonzero" svg:stroke-color="#46ff00" svg:stroke-opacity="1" svg:stroke-width="0.033226800000000pt"/>
    </style:style>
    <style:style style:name="gr107" style:family="graphic">
      <style:graphic-properties draw:fill="none" draw:stroke="solid" draw:stroke-linejoin="miter" fo:margin="1.000000000000000pt" style:wrap="biggest" style:wrap-dynamic-threshold="0.000000000000000pt" svg:fill-rule="nonzero" svg:stroke-color="#05b9e2" svg:stroke-opacity="1" svg:stroke-width="0.033226800000000pt"/>
    </style:style>
    <style:style style:name="gr108" style:family="graphic">
      <style:graphic-properties draw:fill="none" draw:stroke="solid" draw:stroke-linejoin="miter" fo:margin="1.000000000000000pt" style:wrap="biggest" style:wrap-dynamic-threshold="0.000000000000000pt" svg:fill-rule="nonzero" svg:stroke-color="#09c5c6" svg:stroke-opacity="1" svg:stroke-width="0.033226800000000pt"/>
    </style:style>
    <style:style style:name="gr109" style:family="graphic">
      <style:graphic-properties draw:fill="none" draw:stroke="solid" draw:stroke-linejoin="miter" fo:margin="1.000000000000000pt" style:wrap="biggest" style:wrap-dynamic-threshold="0.000000000000000pt" svg:fill-rule="nonzero" svg:stroke-color="#11ccab" svg:stroke-opacity="1" svg:stroke-width="0.033226800000000pt"/>
    </style:style>
    <style:style style:name="gr110" style:family="graphic">
      <style:graphic-properties draw:fill="none" draw:stroke="solid" draw:stroke-linejoin="miter" fo:margin="1.000000000000000pt" style:wrap="biggest" style:wrap-dynamic-threshold="0.000000000000000pt" svg:fill-rule="nonzero" svg:stroke-color="#16d38f" svg:stroke-opacity="1" svg:stroke-width="0.033226800000000pt"/>
    </style:style>
    <style:style style:name="gr111" style:family="graphic">
      <style:graphic-properties draw:fill="none" draw:stroke="solid" draw:stroke-linejoin="miter" fo:margin="1.000000000000000pt" style:wrap="biggest" style:wrap-dynamic-threshold="0.000000000000000pt" svg:fill-rule="nonzero" svg:stroke-color="#1cde6f" svg:stroke-opacity="1" svg:stroke-width="0.033226800000000pt"/>
    </style:style>
    <style:style style:name="gr112" style:family="graphic">
      <style:graphic-properties draw:fill="none" draw:stroke="solid" draw:stroke-linejoin="miter" fo:margin="1.000000000000000pt" style:wrap="biggest" style:wrap-dynamic-threshold="0.000000000000000pt" svg:fill-rule="nonzero" svg:stroke-color="#20e653" svg:stroke-opacity="1" svg:stroke-width="0.033226800000000pt"/>
    </style:style>
    <style:style style:name="gr113" style:family="graphic">
      <style:graphic-properties draw:fill="none" draw:stroke="solid" draw:stroke-linejoin="miter" fo:margin="1.000000000000000pt" style:wrap="biggest" style:wrap-dynamic-threshold="0.000000000000000pt" svg:fill-rule="nonzero" svg:stroke-color="#28ed38" svg:stroke-opacity="1" svg:stroke-width="0.033226800000000pt"/>
    </style:style>
    <style:style style:name="gr114" style:family="graphic">
      <style:graphic-properties draw:fill="none" draw:stroke="solid" draw:stroke-linejoin="miter" fo:margin="1.000000000000000pt" style:wrap="biggest" style:wrap-dynamic-threshold="0.000000000000000pt" svg:fill-rule="nonzero" svg:stroke-color="#2df81c" svg:stroke-opacity="1" svg:stroke-width="0.033226800000000pt"/>
    </style:style>
    <style:style style:name="gr115" style:family="graphic">
      <style:graphic-properties draw:fill="none" draw:stroke="solid" draw:stroke-linejoin="miter" fo:margin="1.000000000000000pt" style:wrap="biggest" style:wrap-dynamic-threshold="0.000000000000000pt" svg:fill-rule="nonzero" svg:stroke-color="#ff0000" svg:stroke-opacity="1" svg:stroke-width="0.033226800000000pt"/>
    </style:style>
    <style:style style:name="gr116" style:family="graphic">
      <style:graphic-properties draw:fill="none" draw:stroke="solid" draw:stroke-linejoin="miter" fo:margin="1.000000000000000pt" style:wrap="biggest" style:wrap-dynamic-threshold="0.000000000000000pt" svg:fill-rule="nonzero" svg:stroke-color="#1800ff" svg:stroke-opacity="1" svg:stroke-width="0.033226800000000pt"/>
    </style:style>
    <style:style style:name="gr117" style:family="graphic">
      <style:graphic-properties draw:fill="none" draw:stroke="solid" draw:stroke-linejoin="miter" fo:margin="1.000000000000000pt" style:wrap="biggest" style:wrap-dynamic-threshold="0.000000000000000pt" svg:fill-rule="nonzero" svg:stroke-color="#00b3ff" svg:stroke-opacity="1" svg:stroke-width="0.033226800000000pt"/>
    </style:style>
    <style:style style:name="gr118" style:family="graphic">
      <style:graphic-properties draw:fill="none" draw:stroke="solid" draw:stroke-linejoin="miter" fo:margin="1.000000000000000pt" style:wrap="biggest" style:wrap-dynamic-threshold="0.000000000000000pt" svg:fill-rule="nonzero" svg:stroke-color="#0066ff" svg:stroke-opacity="1" svg:stroke-width="0.033226800000000pt"/>
    </style:style>
    <style:style style:name="gr119" style:family="graphic">
      <style:graphic-properties draw:fill="none" draw:stroke="solid" draw:stroke-linejoin="miter" fo:margin="1.000000000000000pt" style:wrap="biggest" style:wrap-dynamic-threshold="0.000000000000000pt" svg:fill-rule="nonzero" svg:stroke-color="#ffff00" svg:stroke-opacity="1" svg:stroke-width="0.033226800000000pt"/>
    </style:style>
    <style:style style:name="gr120" style:family="graphic">
      <style:graphic-properties draw:fill="none" draw:stroke="solid" draw:stroke-linejoin="miter" fo:margin="1.000000000000000pt" style:wrap="biggest" style:wrap-dynamic-threshold="0.000000000000000pt" svg:fill-rule="nonzero" svg:stroke-color="#ff4b00" svg:stroke-opacity="1" svg:stroke-width="0.033226800000000pt"/>
    </style:style>
    <style:style style:name="gr121" style:family="graphic">
      <style:graphic-properties draw:fill="none" draw:stroke="solid" draw:stroke-linejoin="miter" fo:margin="1.000000000000000pt" style:wrap="biggest" style:wrap-dynamic-threshold="0.000000000000000pt" svg:fill-rule="nonzero" svg:stroke-color="#33ff00" svg:stroke-opacity="1" svg:stroke-width="0.033226800000000pt"/>
    </style:style>
    <style:style style:name="gr122" style:family="graphic">
      <style:graphic-properties draw:fill="solid" draw:fill-color="#00ccb3" draw:stroke="none" fo:margin="1.000000000000000pt" style:wrap="biggest" style:wrap-dynamic-threshold="0.000000000000000pt" svg:fill-rule="nonzero"/>
    </style:style>
    <style:style style:name="gr123" style:family="graphic">
      <style:graphic-properties draw:fill="none" draw:stroke="solid" draw:stroke-linejoin="miter" fo:margin="1.000000000000000pt" style:wrap="biggest" style:wrap-dynamic-threshold="0.000000000000000pt" svg:fill-rule="nonzero" svg:stroke-color="#00ccb3" svg:stroke-opacity="1" svg:stroke-width="0.049797120000000pt"/>
    </style:style>
    <style:style style:name="gr124" style:family="graphic">
      <style:graphic-properties draw:fill="none" draw:stroke="solid" draw:stroke-linejoin="miter" fo:margin="1.000000000000000pt" style:wrap="biggest" style:wrap-dynamic-threshold="0.000000000000000pt" svg:fill-rule="nonzero" svg:stroke-color="#ffffff" svg:stroke-opacity="1" svg:stroke-width="0.091395200000000pt"/>
    </style:style>
    <style:style style:name="gr125" style:family="graphic">
      <style:graphic-properties draw:fill="none" draw:stroke="solid" draw:stroke-linejoin="miter" fo:margin="1.000000000000000pt" style:wrap="biggest" style:wrap-dynamic-threshold="0.000000000000000pt" svg:fill-rule="nonzero" svg:stroke-color="#ffffff" svg:stroke-opacity="1" svg:stroke-width="0.066453520000000pt"/>
    </style:style>
    <style:style style:name="gr126" style:family="graphic">
      <style:graphic-properties draw:fill="none" draw:stroke="solid" draw:stroke-linejoin="miter" fo:margin="1.000000000000000pt" style:wrap="biggest" style:wrap-dynamic-threshold="0.000000000000000pt" svg:fill-rule="nonzero" svg:stroke-color="#ffffff" svg:stroke-opacity="1" svg:stroke-width="0.120000800000000pt"/>
    </style:style>
    <style:style style:name="gr127" style:family="graphic">
      <style:graphic-properties draw:fill="none" draw:stroke="solid" draw:stroke-linejoin="miter" fo:margin="1.000000000000000pt" style:wrap="biggest" style:wrap-dynamic-threshold="0.000000000000000pt" svg:fill-rule="nonzero" svg:stroke-color="#000000" svg:stroke-opacity="1" svg:stroke-width="0.058168400000000pt"/>
    </style:style>
    <style:style style:name="gr128" style:family="graphic">
      <style:graphic-properties draw:fill="none" draw:stroke="solid" draw:stroke-linejoin="miter" fo:margin="1.000000000000000pt" style:wrap="biggest" style:wrap-dynamic-threshold="0.000000000000000pt" svg:fill-rule="nonzero" svg:stroke-color="#000000" svg:stroke-opacity="1" svg:stroke-width="0.120000800000000pt"/>
    </style:style>
    <style:style style:name="gr129" style:family="graphic">
      <style:graphic-properties draw:fill="none" draw:stroke="solid" draw:stroke-linejoin="miter" fo:margin="1.000000000000000pt" style:wrap="biggest" style:wrap-dynamic-threshold="0.000000000000000pt" svg:fill-rule="nonzero" svg:stroke-color="#fff3f3" svg:stroke-opacity="1" svg:stroke-width="0.033226800000000pt"/>
    </style:style>
    <style:style style:name="gr130" style:family="graphic">
      <style:graphic-properties draw:fill="none" draw:stroke="solid" draw:stroke-linejoin="miter" fo:margin="1.000000000000000pt" style:wrap="biggest" style:wrap-dynamic-threshold="0.000000000000000pt" svg:fill-rule="nonzero" svg:stroke-color="#fff3ef" svg:stroke-opacity="1" svg:stroke-width="0.033226800000000pt"/>
    </style:style>
    <style:style style:name="gr131" style:family="graphic">
      <style:graphic-properties draw:fill="none" draw:stroke="solid" draw:stroke-linejoin="miter" fo:margin="1.000000000000000pt" style:wrap="biggest" style:wrap-dynamic-threshold="0.000000000000000pt" svg:fill-rule="nonzero" svg:stroke-color="#ffefef" svg:stroke-opacity="1" svg:stroke-width="0.033226800000000pt"/>
    </style:style>
    <style:style style:name="gr132" style:family="graphic">
      <style:graphic-properties draw:fill="none" draw:stroke="solid" draw:stroke-linejoin="miter" fo:margin="1.000000000000000pt" style:wrap="biggest" style:wrap-dynamic-threshold="0.000000000000000pt" svg:fill-rule="nonzero" svg:stroke-color="#ffefed" svg:stroke-opacity="1" svg:stroke-width="0.033226800000000pt"/>
    </style:style>
    <style:style style:name="gr133" style:family="graphic">
      <style:graphic-properties draw:fill="none" draw:stroke="solid" draw:stroke-linejoin="miter" fo:margin="1.000000000000000pt" style:wrap="biggest" style:wrap-dynamic-threshold="0.000000000000000pt" svg:fill-rule="nonzero" svg:stroke-color="#ffedeb" svg:stroke-opacity="1" svg:stroke-width="0.033226800000000pt"/>
    </style:style>
    <style:style style:name="gr134" style:family="graphic">
      <style:graphic-properties draw:fill="none" draw:stroke="solid" draw:stroke-linejoin="miter" fo:margin="1.000000000000000pt" style:wrap="biggest" style:wrap-dynamic-threshold="0.000000000000000pt" svg:fill-rule="nonzero" svg:stroke-color="#ffebe8" svg:stroke-opacity="1" svg:stroke-width="0.033226800000000pt"/>
    </style:style>
    <style:style style:name="gr135" style:family="graphic">
      <style:graphic-properties draw:fill="none" draw:stroke="solid" draw:stroke-linejoin="miter" fo:margin="1.000000000000000pt" style:wrap="biggest" style:wrap-dynamic-threshold="0.000000000000000pt" svg:fill-rule="nonzero" svg:stroke-color="#ffebe6" svg:stroke-opacity="1" svg:stroke-width="0.033226800000000pt"/>
    </style:style>
    <style:style style:name="gr136" style:family="graphic">
      <style:graphic-properties draw:fill="none" draw:stroke="solid" draw:stroke-linejoin="miter" fo:margin="1.000000000000000pt" style:wrap="biggest" style:wrap-dynamic-threshold="0.000000000000000pt" svg:fill-rule="nonzero" svg:stroke-color="#ffe8e6" svg:stroke-opacity="1" svg:stroke-width="0.033226800000000pt"/>
    </style:style>
    <style:style style:name="gr137" style:family="graphic">
      <style:graphic-properties draw:fill="none" draw:stroke="solid" draw:stroke-linejoin="miter" fo:margin="1.000000000000000pt" style:wrap="biggest" style:wrap-dynamic-threshold="0.000000000000000pt" svg:fill-rule="nonzero" svg:stroke-color="#ffe8e2" svg:stroke-opacity="1" svg:stroke-width="0.033226800000000pt"/>
    </style:style>
    <style:style style:name="gr138" style:family="graphic">
      <style:graphic-properties draw:fill="none" draw:stroke="solid" draw:stroke-linejoin="miter" fo:margin="1.000000000000000pt" style:wrap="biggest" style:wrap-dynamic-threshold="0.000000000000000pt" svg:fill-rule="nonzero" svg:stroke-color="#ffe6e0" svg:stroke-opacity="1" svg:stroke-width="0.033226800000000pt"/>
    </style:style>
    <style:style style:name="gr139" style:family="graphic">
      <style:graphic-properties draw:fill="none" draw:stroke="solid" draw:stroke-linejoin="miter" fo:margin="1.000000000000000pt" style:wrap="biggest" style:wrap-dynamic-threshold="0.000000000000000pt" svg:fill-rule="nonzero" svg:stroke-color="#ffe6de" svg:stroke-opacity="1" svg:stroke-width="0.033226800000000pt"/>
    </style:style>
    <style:style style:name="gr140" style:family="graphic">
      <style:graphic-properties draw:fill="none" draw:stroke="solid" draw:stroke-linejoin="miter" fo:margin="1.000000000000000pt" style:wrap="biggest" style:wrap-dynamic-threshold="0.000000000000000pt" svg:fill-rule="nonzero" svg:stroke-color="#ffe2de" svg:stroke-opacity="1" svg:stroke-width="0.033226800000000pt"/>
    </style:style>
    <style:style style:name="gr141" style:family="graphic">
      <style:graphic-properties draw:fill="none" draw:stroke="solid" draw:stroke-linejoin="miter" fo:margin="1.000000000000000pt" style:wrap="biggest" style:wrap-dynamic-threshold="0.000000000000000pt" svg:fill-rule="nonzero" svg:stroke-color="#ffe2dc" svg:stroke-opacity="1" svg:stroke-width="0.033226800000000pt"/>
    </style:style>
    <style:style style:name="gr142" style:family="graphic">
      <style:graphic-properties draw:fill="none" draw:stroke="solid" draw:stroke-linejoin="miter" fo:margin="1.000000000000000pt" style:wrap="biggest" style:wrap-dynamic-threshold="0.000000000000000pt" svg:fill-rule="nonzero" svg:stroke-color="#ffe0d9" svg:stroke-opacity="1" svg:stroke-width="0.033226800000000pt"/>
    </style:style>
    <style:style style:name="gr143" style:family="graphic">
      <style:graphic-properties draw:fill="none" draw:stroke="solid" draw:stroke-linejoin="miter" fo:margin="1.000000000000000pt" style:wrap="biggest" style:wrap-dynamic-threshold="0.000000000000000pt" svg:fill-rule="nonzero" svg:stroke-color="#ffded6" svg:stroke-opacity="1" svg:stroke-width="0.033226800000000pt"/>
    </style:style>
    <style:style style:name="gr144" style:family="graphic">
      <style:graphic-properties draw:fill="none" draw:stroke="solid" draw:stroke-linejoin="miter" fo:margin="1.000000000000000pt" style:wrap="biggest" style:wrap-dynamic-threshold="0.000000000000000pt" svg:fill-rule="nonzero" svg:stroke-color="#ffded3" svg:stroke-opacity="1" svg:stroke-width="0.033226800000000pt"/>
    </style:style>
    <style:style style:name="gr145" style:family="graphic">
      <style:graphic-properties draw:fill="none" draw:stroke="solid" draw:stroke-linejoin="miter" fo:margin="1.000000000000000pt" style:wrap="biggest" style:wrap-dynamic-threshold="0.000000000000000pt" svg:fill-rule="nonzero" svg:stroke-color="#ffdcd3" svg:stroke-opacity="1" svg:stroke-width="0.033226800000000pt"/>
    </style:style>
    <style:style style:name="gr146" style:family="graphic">
      <style:graphic-properties draw:fill="none" draw:stroke="solid" draw:stroke-linejoin="miter" fo:margin="1.000000000000000pt" style:wrap="biggest" style:wrap-dynamic-threshold="0.000000000000000pt" svg:fill-rule="nonzero" svg:stroke-color="#ffdcd1" svg:stroke-opacity="1" svg:stroke-width="0.033226800000000pt"/>
    </style:style>
    <style:style style:name="gr147" style:family="graphic">
      <style:graphic-properties draw:fill="none" draw:stroke="solid" draw:stroke-linejoin="miter" fo:margin="1.000000000000000pt" style:wrap="biggest" style:wrap-dynamic-threshold="0.000000000000000pt" svg:fill-rule="nonzero" svg:stroke-color="#ffd9cf" svg:stroke-opacity="1" svg:stroke-width="0.033226800000000pt"/>
    </style:style>
    <style:style style:name="gr148" style:family="graphic">
      <style:graphic-properties draw:fill="none" draw:stroke="solid" draw:stroke-linejoin="miter" fo:margin="1.000000000000000pt" style:wrap="biggest" style:wrap-dynamic-threshold="0.000000000000000pt" svg:fill-rule="nonzero" svg:stroke-color="#ffd6cc" svg:stroke-opacity="1" svg:stroke-width="0.033226800000000pt"/>
    </style:style>
    <style:style style:name="gr149" style:family="graphic">
      <style:graphic-properties draw:fill="none" draw:stroke="solid" draw:stroke-linejoin="miter" fo:margin="1.000000000000000pt" style:wrap="biggest" style:wrap-dynamic-threshold="0.000000000000000pt" svg:fill-rule="nonzero" svg:stroke-color="#ffd6c9" svg:stroke-opacity="1" svg:stroke-width="0.033226800000000pt"/>
    </style:style>
    <style:style style:name="gr150" style:family="graphic">
      <style:graphic-properties draw:fill="none" draw:stroke="solid" draw:stroke-linejoin="miter" fo:margin="1.000000000000000pt" style:wrap="biggest" style:wrap-dynamic-threshold="0.000000000000000pt" svg:fill-rule="nonzero" svg:stroke-color="#ffd3c9" svg:stroke-opacity="1" svg:stroke-width="0.033226800000000pt"/>
    </style:style>
    <style:style style:name="gr151" style:family="graphic">
      <style:graphic-properties draw:fill="none" draw:stroke="solid" draw:stroke-linejoin="miter" fo:margin="1.000000000000000pt" style:wrap="biggest" style:wrap-dynamic-threshold="0.000000000000000pt" svg:fill-rule="nonzero" svg:stroke-color="#ffd3c6" svg:stroke-opacity="1" svg:stroke-width="0.033226800000000pt"/>
    </style:style>
    <style:style style:name="gr152" style:family="graphic">
      <style:graphic-properties draw:fill="none" draw:stroke="solid" draw:stroke-linejoin="miter" fo:margin="1.000000000000000pt" style:wrap="biggest" style:wrap-dynamic-threshold="0.000000000000000pt" svg:fill-rule="nonzero" svg:stroke-color="#ffd1c5" svg:stroke-opacity="1" svg:stroke-width="0.033226800000000pt"/>
    </style:style>
    <style:style style:name="gr153" style:family="graphic">
      <style:graphic-properties draw:fill="none" draw:stroke="solid" draw:stroke-linejoin="miter" fo:margin="1.000000000000000pt" style:wrap="biggest" style:wrap-dynamic-threshold="0.000000000000000pt" svg:fill-rule="nonzero" svg:stroke-color="#ffd1c2" svg:stroke-opacity="1" svg:stroke-width="0.033226800000000pt"/>
    </style:style>
    <style:style style:name="gr154" style:family="graphic">
      <style:graphic-properties draw:fill="none" draw:stroke="solid" draw:stroke-linejoin="miter" fo:margin="1.000000000000000pt" style:wrap="biggest" style:wrap-dynamic-threshold="0.000000000000000pt" svg:fill-rule="nonzero" svg:stroke-color="#ffcfc2" svg:stroke-opacity="1" svg:stroke-width="0.033226800000000pt"/>
    </style:style>
    <style:style style:name="gr155" style:family="graphic">
      <style:graphic-properties draw:fill="none" draw:stroke="solid" draw:stroke-linejoin="miter" fo:margin="1.000000000000000pt" style:wrap="biggest" style:wrap-dynamic-threshold="0.000000000000000pt" svg:fill-rule="nonzero" svg:stroke-color="#ffcfbe" svg:stroke-opacity="1" svg:stroke-width="0.033226800000000pt"/>
    </style:style>
    <style:style style:name="gr156" style:family="graphic">
      <style:graphic-properties draw:fill="none" draw:stroke="solid" draw:stroke-linejoin="miter" fo:margin="1.000000000000000pt" style:wrap="biggest" style:wrap-dynamic-threshold="0.000000000000000pt" svg:fill-rule="nonzero" svg:stroke-color="#ffccbc" svg:stroke-opacity="1" svg:stroke-width="0.033226800000000pt"/>
    </style:style>
    <style:style style:name="gr157" style:family="graphic">
      <style:graphic-properties draw:fill="none" draw:stroke="solid" draw:stroke-linejoin="miter" fo:margin="1.000000000000000pt" style:wrap="biggest" style:wrap-dynamic-threshold="0.000000000000000pt" svg:fill-rule="nonzero" svg:stroke-color="#ffc9b9" svg:stroke-opacity="1" svg:stroke-width="0.033226800000000pt"/>
    </style:style>
    <style:style style:name="gr158" style:family="graphic">
      <style:graphic-properties draw:fill="none" draw:stroke="solid" draw:stroke-linejoin="miter" fo:margin="1.000000000000000pt" style:wrap="biggest" style:wrap-dynamic-threshold="0.000000000000000pt" svg:fill-rule="nonzero" svg:stroke-color="#ffc9b8" svg:stroke-opacity="1" svg:stroke-width="0.033226800000000pt"/>
    </style:style>
    <style:style style:name="gr159" style:family="graphic">
      <style:graphic-properties draw:fill="none" draw:stroke="solid" draw:stroke-linejoin="miter" fo:margin="1.000000000000000pt" style:wrap="biggest" style:wrap-dynamic-threshold="0.000000000000000pt" svg:fill-rule="nonzero" svg:stroke-color="#ffc6b8" svg:stroke-opacity="1" svg:stroke-width="0.033226800000000pt"/>
    </style:style>
    <style:style style:name="gr160" style:family="graphic">
      <style:graphic-properties draw:fill="none" draw:stroke="solid" draw:stroke-linejoin="miter" fo:margin="1.000000000000000pt" style:wrap="biggest" style:wrap-dynamic-threshold="0.000000000000000pt" svg:fill-rule="nonzero" svg:stroke-color="#ffc6b5" svg:stroke-opacity="1" svg:stroke-width="0.033226800000000pt"/>
    </style:style>
    <style:style style:name="gr161" style:family="graphic">
      <style:graphic-properties draw:fill="none" draw:stroke="solid" draw:stroke-linejoin="miter" fo:margin="1.000000000000000pt" style:wrap="biggest" style:wrap-dynamic-threshold="0.000000000000000pt" svg:fill-rule="nonzero" svg:stroke-color="#ffc5b3" svg:stroke-opacity="1" svg:stroke-width="0.033226800000000pt"/>
    </style:style>
    <style:style style:name="gr162" style:family="graphic">
      <style:graphic-properties draw:fill="none" draw:stroke="solid" draw:stroke-linejoin="miter" fo:margin="1.000000000000000pt" style:wrap="biggest" style:wrap-dynamic-threshold="0.000000000000000pt" svg:fill-rule="nonzero" svg:stroke-color="#ffc2af" svg:stroke-opacity="1" svg:stroke-width="0.033226800000000pt"/>
    </style:style>
    <style:style style:name="gr163" style:family="graphic">
      <style:graphic-properties draw:fill="none" draw:stroke="solid" draw:stroke-linejoin="miter" fo:margin="1.000000000000000pt" style:wrap="biggest" style:wrap-dynamic-threshold="0.000000000000000pt" svg:fill-rule="nonzero" svg:stroke-color="#ffc2ad" svg:stroke-opacity="1" svg:stroke-width="0.033226800000000pt"/>
    </style:style>
    <style:style style:name="gr164" style:family="graphic">
      <style:graphic-properties draw:fill="none" draw:stroke="solid" draw:stroke-linejoin="miter" fo:margin="1.000000000000000pt" style:wrap="biggest" style:wrap-dynamic-threshold="0.000000000000000pt" svg:fill-rule="nonzero" svg:stroke-color="#ffbead" svg:stroke-opacity="1" svg:stroke-width="0.033226800000000pt"/>
    </style:style>
    <style:style style:name="gr165" style:family="graphic">
      <style:graphic-properties draw:fill="none" draw:stroke="solid" draw:stroke-linejoin="miter" fo:margin="1.000000000000000pt" style:wrap="biggest" style:wrap-dynamic-threshold="0.000000000000000pt" svg:fill-rule="nonzero" svg:stroke-color="#ffbeab" svg:stroke-opacity="1" svg:stroke-width="0.033226800000000pt"/>
    </style:style>
    <style:style style:name="gr166" style:family="graphic">
      <style:graphic-properties draw:fill="none" draw:stroke="solid" draw:stroke-linejoin="miter" fo:margin="1.000000000000000pt" style:wrap="biggest" style:wrap-dynamic-threshold="0.000000000000000pt" svg:fill-rule="nonzero" svg:stroke-color="#ffbca8" svg:stroke-opacity="1" svg:stroke-width="0.033226800000000pt"/>
    </style:style>
    <style:style style:name="gr167" style:family="graphic">
      <style:graphic-properties draw:fill="none" draw:stroke="solid" draw:stroke-linejoin="miter" fo:margin="1.000000000000000pt" style:wrap="biggest" style:wrap-dynamic-threshold="0.000000000000000pt" svg:fill-rule="nonzero" svg:stroke-color="#ffbca6" svg:stroke-opacity="1" svg:stroke-width="0.033226800000000pt"/>
    </style:style>
    <style:style style:name="gr168" style:family="graphic">
      <style:graphic-properties draw:fill="none" draw:stroke="solid" draw:stroke-linejoin="miter" fo:margin="1.000000000000000pt" style:wrap="biggest" style:wrap-dynamic-threshold="0.000000000000000pt" svg:fill-rule="nonzero" svg:stroke-color="#ffb9a6" svg:stroke-opacity="1" svg:stroke-width="0.033226800000000pt"/>
    </style:style>
    <style:style style:name="gr169" style:family="graphic">
      <style:graphic-properties draw:fill="none" draw:stroke="solid" draw:stroke-linejoin="miter" fo:margin="1.000000000000000pt" style:wrap="biggest" style:wrap-dynamic-threshold="0.000000000000000pt" svg:fill-rule="nonzero" svg:stroke-color="#ffb9a2" svg:stroke-opacity="1" svg:stroke-width="0.033226800000000pt"/>
    </style:style>
    <style:style style:name="gr170" style:family="graphic">
      <style:graphic-properties draw:fill="none" draw:stroke="solid" draw:stroke-linejoin="miter" fo:margin="1.000000000000000pt" style:wrap="biggest" style:wrap-dynamic-threshold="0.000000000000000pt" svg:fill-rule="nonzero" svg:stroke-color="#ffb8a0" svg:stroke-opacity="1" svg:stroke-width="0.033226800000000pt"/>
    </style:style>
    <style:style style:name="gr171" style:family="graphic">
      <style:graphic-properties draw:fill="none" draw:stroke="solid" draw:stroke-linejoin="miter" fo:margin="1.000000000000000pt" style:wrap="biggest" style:wrap-dynamic-threshold="0.000000000000000pt" svg:fill-rule="nonzero" svg:stroke-color="#ffb59e" svg:stroke-opacity="1" svg:stroke-width="0.033226800000000pt"/>
    </style:style>
    <style:style style:name="gr172" style:family="graphic">
      <style:graphic-properties draw:fill="none" draw:stroke="solid" draw:stroke-linejoin="miter" fo:margin="1.000000000000000pt" style:wrap="biggest" style:wrap-dynamic-threshold="0.000000000000000pt" svg:fill-rule="nonzero" svg:stroke-color="#ffb59c" svg:stroke-opacity="1" svg:stroke-width="0.033226800000000pt"/>
    </style:style>
    <style:style style:name="gr173" style:family="graphic">
      <style:graphic-properties draw:fill="none" draw:stroke="solid" draw:stroke-linejoin="miter" fo:margin="1.000000000000000pt" style:wrap="biggest" style:wrap-dynamic-threshold="0.000000000000000pt" svg:fill-rule="nonzero" svg:stroke-color="#ffb39c" svg:stroke-opacity="1" svg:stroke-width="0.033226800000000pt"/>
    </style:style>
    <style:style style:name="gr174" style:family="graphic">
      <style:graphic-properties draw:fill="none" draw:stroke="solid" draw:stroke-linejoin="miter" fo:margin="1.000000000000000pt" style:wrap="biggest" style:wrap-dynamic-threshold="0.000000000000000pt" svg:fill-rule="nonzero" svg:stroke-color="#ffb399" svg:stroke-opacity="1" svg:stroke-width="0.033226800000000pt"/>
    </style:style>
    <style:style style:name="gr175" style:family="graphic">
      <style:graphic-properties draw:fill="none" draw:stroke="solid" draw:stroke-linejoin="miter" fo:margin="1.000000000000000pt" style:wrap="biggest" style:wrap-dynamic-threshold="0.000000000000000pt" svg:fill-rule="nonzero" svg:stroke-color="#00b300" svg:stroke-opacity="1" svg:stroke-width="0.024855440000000pt"/>
    </style:style>
    <style:style style:name="gr176" style:family="graphic">
      <style:graphic-properties draw:fill="solid" draw:fill-color="#000000" draw:stroke="none" fo:margin="1.000000000000000pt" style:wrap="biggest" style:wrap-dynamic-threshold="0.000000000000000pt" svg:fill-rule="nonzero"/>
    </style:style>
    <style:style style:name="gr177" style:family="graphic">
      <style:graphic-properties draw:fill="solid" draw:fill-color="#000033" draw:stroke="none" fo:margin="1.000000000000000pt" style:wrap="biggest" style:wrap-dynamic-threshold="0.000000000000000pt" svg:fill-rule="nonzero"/>
    </style:style>
    <style:style style:name="gr178" style:family="graphic">
      <style:graphic-properties draw:fill="solid" draw:fill-color="#00004b" draw:stroke="none" fo:margin="1.000000000000000pt" style:wrap="biggest" style:wrap-dynamic-threshold="0.000000000000000pt" svg:fill-rule="nonzero"/>
    </style:style>
    <style:style style:name="gr179" style:family="graphic">
      <style:graphic-properties draw:fill="solid" draw:fill-color="#ffd1c5" draw:stroke="none" fo:margin="1.000000000000000pt" style:wrap="biggest" style:wrap-dynamic-threshold="0.000000000000000pt" svg:fill-rule="nonzero"/>
    </style:style>
    <style:style style:name="gr180" style:family="graphic">
      <style:graphic-properties draw:fill="solid" draw:fill-color="#ffe6d9" draw:stroke="none" fo:margin="1.000000000000000pt" style:wrap="biggest" style:wrap-dynamic-threshold="0.000000000000000pt" svg:fill-rule="nonzero"/>
    </style:style>
    <style:style style:name="gr181" style:family="graphic">
      <style:graphic-properties draw:fill="solid" draw:fill-color="#0066ff"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5465"/>
        </draw:layer-set>
        <draw:g draw:style-name="gr1" draw:id="shape1" svg:y="-0.06235020026pt">
          <draw:path draw:style-name="gr2" draw:id="shape2" draw:name="path4578" draw:layer="g5465" svg:width="140.19502420272pt" svg:height="79.96329474070pt" draw:transform="matrix(1.25438760000 0.00000000000 0.00000000000 1.25438760000 0.15052660441pt 0.15052644160pt)" svg:viewBox="0 0 140 80" svg:d="M0 0L140.195 0L140.195 79.9633L0.057418 79.9053L0 0" koffice:nodeTypes="ccccc"/>
          <draw:path draw:style-name="gr3" draw:id="shape3" draw:name="path16" draw:layer="g5465" svg:width="11.55072581818pt" svg:height="16.43045199059pt" draw:transform="matrix(1.25438760000 0.00000000000 0.00000000000 1.25438760000 85.06864340000pt 42.59498878528pt)" svg:viewBox="0 0 12 16" svg:d="M0 16.4305C0 16.4305 0.554009 16.3903 0.650087 16.3903C0.733295 16.3903 0.925452 16.0246 1.00874 15.9633C1.09195 15.9051 2.56182 15.2201 3.51293 15.0753C4.44797 14.9346 5.92128 14.3935 6.2287 14.2495C7.80432 13.5244 9.56194 12.1756 9.95625 11.6227C10.3596 11.0422 10.7949 9.70208 10.9867 8.97458C11.0703 8.63953 11.5507 7.27844 11.5507 6.34756C11.5507 5.26614 11.413 4.38748 11.2433 3.68091C11.0736 2.9774 9.81853 0.913109 9.04957 0C9.04957 0 10.776 2.56551 11.0736 3.55798C11.3712 4.56877 11.4548 5.79458 11.4351 6.50116C11.4163 7.08182 10.9228 9.19873 10.1899 10.7528C9.60702 12.0002 9.09466 12.1418 8.18798 12.8362C7.76251 13.1618 6.94273 13.684 6.25084 14.0222C5.5591 14.3478 4.08932 14.7655 3.705 14.8174C3.31118 14.8882 1.35133 15.4411 1.09515 15.5614C0.842162 15.6841 0.169695 16.2433 0 16.4273" koffice:nodeTypes="cccccccccccccccccc"/>
          <draw:path draw:style-name="gr4" draw:id="shape4" draw:name="path18" draw:layer="g5465" svg:width="11.55072581818pt" svg:height="16.43045199059pt" draw:transform="matrix(1.25438760000 0.00000000000 0.00000000000 1.25438760000 85.06864340000pt 42.59498878528pt)" svg:viewBox="0 0 12 16" svg:d="M0 16.4305C0 16.4305 0.554009 16.3903 0.650087 16.3903C0.733295 16.3903 0.925452 16.0246 1.00874 15.9633C1.09195 15.9051 2.56182 15.2201 3.51293 15.0753C4.44797 14.9346 5.92128 14.3935 6.2287 14.2495C7.80432 13.5244 9.56194 12.1756 9.95625 11.6227C10.3596 11.0422 10.7949 9.70208 10.9867 8.97458C11.0703 8.63953 11.5507 7.27844 11.5507 6.34756C11.5507 5.26614 11.413 4.38748 11.2433 3.68091C11.0736 2.9774 9.81853 0.913109 9.04957 0C9.04957 0 10.776 2.56551 11.0736 3.55798C11.3712 4.56877 11.4548 5.79458 11.4351 6.50116C11.4163 7.08182 10.9228 9.19873 10.1899 10.7528C9.60702 12.0002 9.09466 12.1418 8.18798 12.8362C7.76251 13.1618 6.94273 13.684 6.25084 14.0222C5.5591 14.3478 4.08932 14.7655 3.705 14.8174C3.31118 14.8882 1.35133 15.4411 1.09515 15.5614C0.842162 15.6841 0.169695 16.2433 0 16.4273L0 16.4273Z" koffice:nodeTypes="cccccccccccccccccccc"/>
          <draw:path draw:style-name="gr3" draw:id="shape5" draw:name="path20" draw:layer="g5465" svg:width="0.52243378661pt" svg:height="3.11700512000pt" draw:transform="matrix(1.25438760000 0.00000000000 0.00000000000 1.25438760000 96.47955651968pt 54.30795843904pt)" svg:viewBox="0 0 1 3" svg:d="M0.363711 3.11701C0.334221 2.87132 0.320921 2.69255 0.266567 2.62563C0.230716 2.53575 0.0722796 2.22415 0.0427895 2.01741C0.0138777 1.81068 0.0427895 1.64289 0.0427895 1.53703C0.0427895 1.43616 0 1.07362 0 1.07362C0 1.07362 0.0745925 0.63219 0.133573 0.542305C0.191975 0.480384 0.350411 0.101869 0.372963 0C0.372963 0 0.366024 0.206735 0.401874 0.308604C0.453916 0.409475 0.467793 0.683124 0.467793 0.838925C0.467793 0.991729 0.438303 1.35826 0.467793 1.53703C0.496705 1.74377 0.542386 1.91155 0.512896 2.14625C0.492658 2.337 0.363711 3.11701 0.363711 3.11701" koffice:nodeTypes="cccccccccccc"/>
          <draw:path draw:style-name="gr4" draw:id="shape6" draw:name="path22" draw:layer="g5465" svg:width="0.52243378661pt" svg:height="3.11700512000pt" draw:transform="matrix(1.25438760000 0.00000000000 0.00000000000 1.25438760000 96.47955651968pt 54.30795843904pt)" svg:viewBox="0 0 1 3" svg:d="M0.363711 3.11701C0.334221 2.87132 0.320921 2.69255 0.266567 2.62563C0.230716 2.53575 0.0722796 2.22415 0.0427895 2.01741C0.0138777 1.81068 0.0427895 1.64289 0.0427895 1.53703C0.0427895 1.43616 0 1.07362 0 1.07362C0 1.07362 0.0745925 0.63219 0.133573 0.542305C0.191975 0.480384 0.350411 0.101869 0.372963 0C0.372963 0 0.366024 0.206735 0.401874 0.308604C0.453916 0.409475 0.467793 0.683124 0.467793 0.838925C0.467793 0.991729 0.438303 1.35826 0.467793 1.53703C0.496705 1.74377 0.542386 1.91155 0.512896 2.14625C0.492658 2.337 0.363711 3.11701 0.363711 3.11701L0.363711 3.11701" koffice:nodeTypes="ccccccccccccc"/>
          <draw:path draw:style-name="gr3" draw:id="shape7" draw:name="path24" draw:layer="g5465" svg:width="0.55262425337pt" svg:height="2.79174533333pt" draw:transform="matrix(1.25438760000 0.00000000000 0.00000000000 1.25438760000 97.17699602528pt 53.55181359376pt)" svg:viewBox="0 0 1 3" svg:d="M0 2.79175C0 2.79175 0.362773 2.2006 0.362773 1.95056C0.362773 1.71209 0.393103 1.57086 0.422839 1.5099C0.453169 1.45279 0.662507 1.13946 0.476362 0.759771C0.393103 0.600023 0.376451 0.611599 0.330064 0.440274C0.269998 0.22033 0.146893 0.22033 0.130241 0C0.130241 0 0.0862329 0.258917 0.0701757 0.479632C0.0559027 0.699576 0.0838541 0.777521 0.0999112 0.897912C0.114184 1.02756 0.0559027 1.16647 0.0559027 1.34783C0.0559027 1.52533 0.0701757 1.59787 0.0701757 1.70592C0.0701757 1.7638 0.130241 2.53785 0.00237884 2.78866" koffice:nodeTypes="ccccccccccc"/>
          <draw:path draw:style-name="gr4" draw:id="shape8" draw:name="path26" draw:layer="g5465" svg:width="0.55262425337pt" svg:height="2.79174533333pt" draw:transform="matrix(1.25438760000 0.00000000000 0.00000000000 1.25438760000 97.17699602528pt 53.55181359376pt)" svg:viewBox="0 0 1 3" svg:d="M0 2.79175C0 2.79175 0.362773 2.2006 0.362773 1.95056C0.362773 1.71209 0.393103 1.57086 0.422839 1.5099C0.453169 1.45279 0.662507 1.13946 0.476362 0.759771C0.393103 0.600023 0.376451 0.611599 0.330064 0.440274C0.269998 0.22033 0.146893 0.22033 0.130241 0C0.130241 0 0.0862329 0.258917 0.0701757 0.479632C0.0559027 0.699576 0.0838541 0.777521 0.0999112 0.897912C0.114184 1.02756 0.0559027 1.16647 0.0559027 1.34783C0.0559027 1.52533 0.0701757 1.59787 0.0701757 1.70592C0.0701757 1.7638 0.130241 2.53785 0.00237884 2.78866L0.00237884 2.78866Z" koffice:nodeTypes="ccccccccccccc"/>
          <draw:path draw:style-name="gr3" draw:id="shape9" draw:name="path28" draw:layer="g5465" svg:width="2.13739442594pt" svg:height="1.61440388022pt" draw:transform="matrix(1.25438760000 0.00000000000 0.00000000000 1.25438760000 90.41153176794pt 59.70760297975pt)" svg:viewBox="0 0 2 2" svg:d="M0.00322539 1.6144C0.00322539 1.6144 0.419962 1.56256 0.58148 1.52292C0.688083 1.51174 0.94661 1.43144 1.09514 1.36842C1.21151 1.31658 1.46036 1.15801 1.67373 0.879497C2.0707 0.351947 2.02521 0.0734326 2.10295 0.0500536C2.25182 0.0266747 1.88048 -0.0251655 1.70598 0.014477C1.52486 0.0378559 1.29909 0.185245 1.13716 0.36821C0.978864 0.55016 0.730095 0.76057 0.642927 0.839855C0.558902 0.916091 0.494311 0.955733 0.397384 1.10211C0.303683 1.25763 0.303683 1.35215 0 1.6144" koffice:nodeTypes="cccccccccc"/>
          <draw:path draw:style-name="gr4" draw:id="shape10" draw:name="path30" draw:layer="g5465" svg:width="2.13739442594pt" svg:height="1.61440388022pt" draw:transform="matrix(1.25438760000 0.00000000000 0.00000000000 1.25438760000 90.41153176794pt 59.70760297975pt)" svg:viewBox="0 0 2 2" svg:d="M0.00322539 1.6144C0.00322539 1.6144 0.419962 1.56256 0.58148 1.52292C0.688083 1.51174 0.94661 1.43144 1.09514 1.36842C1.21151 1.31658 1.46036 1.15801 1.67373 0.879497C2.0707 0.351947 2.02521 0.0734326 2.10295 0.0500536C2.25182 0.0266747 1.88048 -0.0251655 1.70598 0.014477C1.52486 0.0378559 1.29909 0.185245 1.13716 0.36821C0.978864 0.55016 0.730095 0.76057 0.642927 0.839855C0.558902 0.916091 0.494311 0.955733 0.397384 1.10211C0.303683 1.25763 0.303683 1.35215 0 1.6144L0 1.6144Z" koffice:nodeTypes="cccccccccccc"/>
          <draw:path draw:style-name="gr3" draw:id="shape11" draw:name="path32" draw:layer="g5465" svg:width="2.22031470981pt" svg:height="2.37072819611pt" draw:transform="matrix(1.25438760000 0.00000000000 0.00000000000 1.25438760000 89.72553227725pt 58.93829556440pt)" svg:viewBox="0 0 2 2" svg:d="M0 2.37073C0 2.37073 0.876467 1.87426 0.957059 1.78194C1.05389 1.70442 1.19636 1.52412 1.28776 1.39783C1.38452 1.27502 1.75252 1.03723 1.81446 0.876969C1.85782 0.778546 2.08081 0.380502 2.21501 0.0643307C2.28521 -0.1029 1.63483 0.108751 1.63483 0.108751C1.09959 0.377018 1.34963 0.18627 1.05389 0.469343C0.876467 0.635703 0.758159 0.785514 0.715145 0.908325C0.64522 1.0982 0.564559 1.44922 0.483967 1.61906C0.414042 1.79936 0.27963 2.02407 0.00268412 2.36376" koffice:nodeTypes="cccccccccc"/>
          <draw:path draw:style-name="gr4" draw:id="shape12" draw:name="path34" draw:layer="g5465" svg:width="2.22031470981pt" svg:height="2.37072819611pt" draw:transform="matrix(1.25438760000 0.00000000000 0.00000000000 1.25438760000 89.72553227725pt 58.93829556440pt)" svg:viewBox="0 0 2 2" svg:d="M0 2.37073C0 2.37073 0.876467 1.87426 0.957059 1.78194C1.05389 1.70442 1.19636 1.52412 1.28776 1.39783C1.38452 1.27502 1.75252 1.03723 1.81446 0.876969C1.85782 0.778546 2.08081 0.380502 2.21501 0.0643307C2.28521 -0.1029 1.63483 0.108751 1.63483 0.108751C1.09959 0.377018 1.34963 0.18627 1.05389 0.469343C0.876467 0.635703 0.758159 0.785514 0.715145 0.908325C0.64522 1.0982 0.564559 1.44922 0.483967 1.61906C0.414042 1.79936 0.27963 2.02407 0.00268412 2.36376L0.00268412 2.36376Z" koffice:nodeTypes="cccccccccccc"/>
          <draw:path draw:style-name="gr3" draw:id="shape13" draw:name="path36" draw:layer="g5465" svg:width="2.82820301120pt" svg:height="2.36719709575pt" draw:transform="matrix(1.25438760000 0.00000000000 0.00000000000 1.25438760000 89.03561909725pt 58.48446427697pt)" svg:viewBox="0 0 3 2" svg:d="M0 2.3672C0 2.3672 0.984815 2.17533 1.44564 1.71199C1.76519 1.39789 1.77632 1.49241 1.91379 1.39007C2.07361 1.25363 2.3337 1.10369 2.55669 0.837201C2.53443 0.862073 2.8282 0.0988511 2.8282 0.015707C2.81679 -0.03688 2.4452 0.0519494 2.13678 0.143621C1.88039 0.226765 1.7317 0.382395 1.50881 0.484726C1.23749 0.61264 1.21523 0.937399 1.08889 1.0845C0.917936 1.30338 0.89187 1.41495 0.89187 1.5258C0.89187 1.68925 0.769244 1.74539 0.694945 1.88397C0.609516 2.04741 0.349328 2.0197 0.00371018 2.36435" koffice:nodeTypes="ccccccccccc"/>
          <draw:path draw:style-name="gr4" draw:id="shape14" draw:name="path38" draw:layer="g5465" svg:width="2.82820301120pt" svg:height="2.36719709575pt" draw:transform="matrix(1.25438760000 0.00000000000 0.00000000000 1.25438760000 89.03561909725pt 58.48446427697pt)" svg:viewBox="0 0 3 2" svg:d="M0 2.3672C0 2.3672 0.984815 2.17533 1.44564 1.71199C1.76519 1.39789 1.77632 1.49241 1.91379 1.39007C2.07361 1.25363 2.3337 1.10369 2.55669 0.837201C2.53443 0.862073 2.8282 0.0988511 2.8282 0.015707C2.81679 -0.03688 2.4452 0.0519494 2.13678 0.143621C1.88039 0.226765 1.7317 0.382395 1.50881 0.484726C1.23749 0.61264 1.21523 0.937399 1.08889 1.0845C0.917936 1.30338 0.89187 1.41495 0.89187 1.5258C0.89187 1.68925 0.769244 1.74539 0.694945 1.88397C0.609516 2.04741 0.349328 2.0197 0.00371018 2.36435L0.00371018 2.36435Z" koffice:nodeTypes="ccccccccccccc"/>
          <draw:path draw:style-name="gr3" draw:id="shape15" draw:name="path40" draw:layer="g5465" svg:width="3.00001192971pt" svg:height="0.43181397102pt" draw:transform="matrix(1.25438760000 0.00000000000 0.00000000000 1.25438760000 90.70947391069pt 60.80038777309pt)" svg:viewBox="0 0 3 0" svg:d="M0.00764242 0.359201C0.00764242 0.359201 0.884072 0.147343 1.01037 0.133149C1.13666 0.121058 1.18644 0.0795279 1.36672 0.0532429C1.51565 0.0343177 1.64596 -0.0271893 2.01339 0.0138154C2.16232 0.0327406 2.80114 0.108441 2.96575 0.0674368C3.11566 0.028535 2.73648 0.299271 2.54542 0.361303C2.36905 0.414399 2.06336 0.44121 1.80665 0.428593C1.5421 0.416502 1.18262 0.428593 1.05632 0.428593C0.930024 0.428593 0.842038 0.44121 0.662147 0.416502C0.486078 0.389691 0.436304 0.342378 0 0.36288" koffice:nodeTypes="cccccccccc"/>
          <draw:path draw:style-name="gr4" draw:id="shape16" draw:name="path42" draw:layer="g5465" svg:width="3.00001192971pt" svg:height="0.43181397102pt" draw:transform="matrix(1.25438760000 0.00000000000 0.00000000000 1.25438760000 90.70947391069pt 60.80038777309pt)" svg:viewBox="0 0 3 0" svg:d="M0.00764242 0.359201C0.00764242 0.359201 0.884072 0.147343 1.01037 0.133149C1.13666 0.121058 1.18644 0.0795279 1.36672 0.0532429C1.51565 0.0343177 1.64596 -0.0271893 2.01339 0.0138154C2.16232 0.0327406 2.80114 0.108441 2.96575 0.0674368C3.11566 0.028535 2.73648 0.299271 2.54542 0.361303C2.36905 0.414399 2.06336 0.44121 1.80665 0.428593C1.5421 0.416502 1.18262 0.428593 1.05632 0.428593C0.930024 0.428593 0.842038 0.44121 0.662147 0.416502C0.486078 0.389691 0.436304 0.342378 0 0.36288L0 0.36288Z" koffice:nodeTypes="cccccccccccc"/>
          <draw:path draw:style-name="gr3" draw:id="shape17" draw:name="path44" draw:layer="g5465" svg:width="3.75230096022pt" svg:height="0.73088936078pt" draw:transform="matrix(1.25438760000 0.00000000000 0.00000000000 1.25438760000 90.10184855725pt 61.22716044064pt)" svg:viewBox="0 0 4 1" svg:d="M0.00348934 0.176456C0.00348934 0.176456 0.898191 0 1.0485 0C1.19881 0 1.62863 0.0239378 1.78976 0.0506113C1.96065 0.0670258 2.49568 0.0266735 2.65941 0.0854921C2.82046 0.147046 3.52996 0.216124 3.71516 0.181243C3.90036 0.157305 3.34475 0.571771 3.11034 0.616911C2.39011 0.7749 2.6111 0.748227 2.14585 0.659999C1.85597 0.608704 1.4504 0.590237 1.31065 0.571771C1.17081 0.555356 1.19532 0.494486 1.01003 0.430196C0.814357 0.368642 0.49978 0.208601 0 0.17372" koffice:nodeTypes="cccccccccc"/>
          <draw:path draw:style-name="gr4" draw:id="shape18" draw:name="path46" draw:layer="g5465" svg:width="3.75230096022pt" svg:height="0.73088936078pt" draw:transform="matrix(1.25438760000 0.00000000000 0.00000000000 1.25438760000 90.10184855725pt 61.22716044064pt)" svg:viewBox="0 0 4 1" svg:d="M0.00348934 0.176456C0.00348934 0.176456 0.898191 0 1.0485 0C1.19881 0 1.62863 0.0239378 1.78976 0.0506113C1.96065 0.0670258 2.49568 0.0266735 2.65941 0.0854921C2.82046 0.147046 3.52996 0.216124 3.71516 0.181243C3.90036 0.157305 3.34475 0.571771 3.11034 0.616911C2.39011 0.7749 2.6111 0.748227 2.14585 0.659999C1.85597 0.608704 1.4504 0.590237 1.31065 0.571771C1.17081 0.555356 1.19532 0.494486 1.01003 0.430196C0.814357 0.368642 0.49978 0.208601 0 0.17372L0 0.17372Z" koffice:nodeTypes="cccccccccccc"/>
          <draw:path draw:style-name="gr3" draw:id="shape19" draw:name="path48" draw:layer="g5465" svg:width="3.57869691716pt" svg:height="1.10553395484pt" draw:transform="matrix(1.25438760000 0.00000000000 0.00000000000 1.25438760000 89.28258292794pt 61.63964322392pt)" svg:viewBox="0 0 4 1" svg:d="M0 0.222872C0 0.222872 0.756698 -0.125366 1.34495 0.0487533C1.75577 0.176609 1.74691 0.157262 1.90355 0.190067C2.08682 0.219508 2.24648 0.114363 2.55976 0.255677C2.71639 0.317923 3.37548 0.613168 3.5533 0.603915C3.71826 0.593821 3.03269 1.09347 2.84655 1.06066C2.2374 0.96477 1.65823 1.18852 1.38332 1.06992C1.12914 0.962247 0.981361 0.886543 0.854236 0.843644C0.727187 0.790651 0.659159 0.659431 0.582355 0.603915C0.505474 0.528211 0.455229 0.364186 0.00295112 0.222872" koffice:nodeTypes="cccccccccc"/>
          <draw:path draw:style-name="gr4" draw:id="shape20" draw:name="path50" draw:layer="g5465" svg:width="3.57869691716pt" svg:height="1.10553395484pt" draw:transform="matrix(1.25438760000 0.00000000000 0.00000000000 1.25438760000 89.28258292794pt 61.63964322392pt)" svg:viewBox="0 0 4 1" svg:d="M0 0.222872C0 0.222872 0.756698 -0.125366 1.34495 0.0487533C1.75577 0.176609 1.74691 0.157262 1.90355 0.190067C2.08682 0.219508 2.24648 0.114363 2.55976 0.255677C2.71639 0.317923 3.37548 0.613168 3.5533 0.603915C3.71826 0.593821 3.03269 1.09347 2.84655 1.06066C2.2374 0.96477 1.65823 1.18852 1.38332 1.06992C1.12914 0.962247 0.981361 0.886543 0.854236 0.843644C0.727187 0.790651 0.659159 0.659431 0.582355 0.603915C0.505474 0.528211 0.455229 0.364186 0.00295112 0.222872L0.00295112 0.222872Z" koffice:nodeTypes="cccccccccccc"/>
          <draw:path draw:style-name="gr3" draw:id="shape21" draw:name="path52" draw:layer="g5465" svg:width="2.03389504186pt" svg:height="2.12170570303pt" draw:transform="matrix(1.25438760000 0.00000000000 0.00000000000 1.25438760000 94.64514009344pt 57.76529498714pt)" svg:viewBox="0 0 2 2" svg:d="M0 2.12171C0 2.12171 0.469529 1.37941 0.554238 1.28852C0.646207 1.18364 0.86645 0.956414 0.983429 0.806093C1.06491 0.687234 1.16898 0.414557 1.46506 0.309682C1.60059 0.268897 1.91603 0.178005 1.99832 0.0230219C2.08948 -0.140118 1.98864 0.610325 1.88457 0.810754C1.79018 1.0205 1.58204 1.23375 1.38358 1.33863C1.18512 1.4435 0.922923 1.65326 0.828533 1.71619C0.73737 1.77562 0.692999 1.84903 0.535682 1.88049C0.381593 1.92128 0.31786 1.86651 0.003227 2.12171" koffice:nodeTypes="cccccccccc"/>
          <draw:path draw:style-name="gr4" draw:id="shape22" draw:name="path54" draw:layer="g5465" svg:width="2.03389504186pt" svg:height="2.12170570303pt" draw:transform="matrix(1.25438760000 0.00000000000 0.00000000000 1.25438760000 94.64514009344pt 57.76529498714pt)" svg:viewBox="0 0 2 2" svg:d="M0 2.12171C0 2.12171 0.469529 1.37941 0.554238 1.28852C0.646207 1.18364 0.86645 0.956414 0.983429 0.806093C1.06491 0.687234 1.16898 0.414557 1.46506 0.309682C1.60059 0.268897 1.91603 0.178005 1.99832 0.0230219C2.08948 -0.140118 1.98864 0.610325 1.88457 0.810754C1.79018 1.0205 1.58204 1.23375 1.38358 1.33863C1.18512 1.4435 0.922923 1.65326 0.828533 1.71619C0.73737 1.77562 0.692999 1.84903 0.535682 1.88049C0.381593 1.92128 0.31786 1.86651 0.003227 2.12171L0.003227 2.12171Z" koffice:nodeTypes="cccccccccccc"/>
          <draw:path draw:style-name="gr3" draw:id="shape23" draw:name="path56" draw:layer="g5465" svg:width="2.50137272793pt" svg:height="1.54320930849pt" draw:transform="matrix(1.25438760000 0.00000000000 0.00000000000 1.25438760000 94.10023412000pt 58.30110128086pt)" svg:viewBox="0 0 3 2" svg:d="M1.0381e-14 1.53923C1.0381e-14 1.53923 0.718809 0.855494 0.824731 0.789903C0.935767 0.716361 1.13885 0.622943 1.2696 0.560334C1.40986 0.510643 1.77219 0.160823 1.91463 0.160823C2.05489 0.160823 2.33102 0.137965 2.45374 0.0206955C2.56551 -0.118438 2.46251 0.482817 2.33102 0.665677C1.86642 1.22022 2.19149 1.04929 1.80068 1.15463C1.57495 1.21625 1.26157 1.39911 1.15565 1.43787C1.03292 1.48855 1.02416 1.38718 0.861987 1.40308C0.693242 1.41501 0.387894 1.3683 0 1.54321" koffice:nodeTypes="cccccccccc"/>
          <draw:path draw:style-name="gr4" draw:id="shape24" draw:name="path58" draw:layer="g5465" svg:width="2.50137272793pt" svg:height="1.54320930849pt" draw:transform="matrix(1.25438760000 0.00000000000 0.00000000000 1.25438760000 94.10023412000pt 58.30110128086pt)" svg:viewBox="0 0 3 2" svg:d="M1.0381e-14 1.53923C1.0381e-14 1.53923 0.718809 0.855494 0.824731 0.789903C0.935767 0.716361 1.13885 0.622943 1.2696 0.560334C1.40986 0.510643 1.77219 0.160823 1.91463 0.160823C2.05489 0.160823 2.33102 0.137965 2.45374 0.0206955C2.56551 -0.118438 2.46251 0.482817 2.33102 0.665677C1.86642 1.22022 2.19149 1.04929 1.80068 1.15463C1.57495 1.21625 1.26157 1.39911 1.15565 1.43787C1.03292 1.48855 1.02416 1.38718 0.861987 1.40308C0.693242 1.41501 0.387894 1.3683 0 1.54321L0 1.54321Z" koffice:nodeTypes="cccccccccccc"/>
          <draw:path draw:style-name="gr3" draw:id="shape25" draw:name="path60" draw:layer="g5465" svg:width="3.41663573383pt" svg:height="0.93965003135pt" draw:transform="matrix(1.25438760000 0.00000000000 0.00000000000 1.25438760000 93.86139872096pt 59.37935134619pt)" svg:viewBox="0 0 3 1" svg:d="M0 0.509761C0 0.509761 0.343206 0.309687 1.02023 0.210425C1.48381 0.131325 1.47357 0.110387 1.6409 0.0708372C1.85092 0.0134514 1.89361 0.0134514 2.27096 0.00104367C2.45793 -0.0167924 3.20155 0.201119 3.37827 0.110387C3.53109 0.0312876 3.1913 0.309687 2.99153 0.37948C2.69442 0.479518 2.72772 0.649349 2.40415 0.752488C2.06436 0.852525 1.70749 0.973504 1.49747 0.930849C1.35404 0.913013 1.22 0.843219 1.00998 0.822281C0.79996 0.80367 0.423458 0.522169 0.00341498 0.509761" koffice:nodeTypes="cccccccccc"/>
          <draw:path draw:style-name="gr4" draw:id="shape26" draw:name="path62" draw:layer="g5465" svg:width="3.41663573383pt" svg:height="0.93965003135pt" draw:transform="matrix(1.25438760000 0.00000000000 0.00000000000 1.25438760000 93.86139872096pt 59.37935134619pt)" svg:viewBox="0 0 3 1" svg:d="M0 0.509761C0 0.509761 0.343206 0.309687 1.02023 0.210425C1.48381 0.131325 1.47357 0.110387 1.6409 0.0708372C1.85092 0.0134514 1.89361 0.0134514 2.27096 0.00104367C2.45793 -0.0167924 3.20155 0.201119 3.37827 0.110387C3.53109 0.0312876 3.1913 0.309687 2.99153 0.37948C2.69442 0.479518 2.72772 0.649349 2.40415 0.752488C2.06436 0.852525 1.70749 0.973504 1.49747 0.930849C1.35404 0.913013 1.22 0.843219 1.00998 0.822281C0.79996 0.80367 0.423458 0.522169 0.00341498 0.509761L0.00341498 0.509761Z" koffice:nodeTypes="cccccccccccc"/>
          <draw:path draw:style-name="gr3" draw:id="shape27" draw:name="path64" draw:layer="g5465" svg:width="1.17062896974pt" svg:height="2.38218705632pt" draw:transform="matrix(1.25438760000 0.00000000000 0.00000000000 1.25438760000 93.68988379815pt 56.49962445376pt)" svg:viewBox="0 0 1 2" svg:d="M0.080424 2.37532C0.080424 2.37532 -0.0857646 1.69024 0.0596504 1.53412C0.114181 1.46212 0.215452 1.3502 0.238823 1.17483C0.259596 1.01087 0.394624 0.732129 0.485509 0.637316C0.573796 0.546067 0.766818 0.11121 0.708825 0C0.708825 0 1.19267 0.387095 1.16844 0.637316C1.14853 0.876844 1.14853 0.821239 1.16844 0.933162C1.18921 1.04152 1.05765 1.42291 0.96936 1.53412C0.871551 1.64319 0.925216 1.98823 0.823945 2.05239C0.735657 2.13294 0.194679 2.43093 0.0830207 2.37532" koffice:nodeTypes="cccccccccc"/>
          <draw:path draw:style-name="gr4" draw:id="shape28" draw:name="path66" draw:layer="g5465" svg:width="1.17062896974pt" svg:height="2.38218705632pt" draw:transform="matrix(1.25438760000 0.00000000000 0.00000000000 1.25438760000 93.68988379815pt 56.49962445376pt)" svg:viewBox="0 0 1 2" svg:d="M0.080424 2.37532C0.080424 2.37532 -0.0857646 1.69024 0.0596504 1.53412C0.114181 1.46212 0.215452 1.3502 0.238823 1.17483C0.259596 1.01087 0.394624 0.732129 0.485509 0.637316C0.573796 0.546067 0.766818 0.11121 0.708825 0C0.708825 0 1.19267 0.387095 1.16844 0.637316C1.14853 0.876844 1.14853 0.821239 1.16844 0.933162C1.18921 1.04152 1.05765 1.42291 0.96936 1.53412C0.871551 1.64319 0.925216 1.98823 0.823945 2.05239C0.735657 2.13294 0.194679 2.43093 0.0830207 2.37532L0.0830207 2.37532Z" koffice:nodeTypes="cccccccccccc"/>
          <draw:path draw:style-name="gr3" draw:id="shape29" draw:name="path68" draw:layer="g5465" svg:width="1.67405343264pt" svg:height="2.85772800000pt" draw:transform="matrix(1.25438760000 0.00000000000 0.00000000000 1.25438760000 93.85679328492pt 56.37418569376pt)" svg:viewBox="0 0 2 3" svg:d="M0.00335899 2.85148C-0.0339686 2.87881 0.249282 2.61958 0.383222 2.55868C0.523749 2.5009 1.05805 2.33615 1.09537 2.19561C1.1327 2.04648 1.57844 1.55848 1.5982 1.4273C1.60698 1.33907 1.68456 1.14387 1.67285 1.04315C1.65602 0.942426 1.61869 0.698035 1.5616 0.558272C1.50671 0.408358 1.36399 0.0609024 1.22931 0C1.22931 0 1.11806 0.384154 1.07781 0.527821C1.04121 0.676954 1.00388 0.841702 0.946794 0.921344C0.892634 1.0002 0.700872 1.38748 0.672328 1.54052C0.663545 1.68028 0.569128 2.15969 0.540583 2.25105C0.5318 2.35177 0.171699 2.77887 0.00921433 2.85773" koffice:nodeTypes="cccccccccccc"/>
          <draw:path draw:style-name="gr4" draw:id="shape30" draw:name="path70" draw:layer="g5465" svg:width="1.67405343264pt" svg:height="2.85772800000pt" draw:transform="matrix(1.25438760000 0.00000000000 0.00000000000 1.25438760000 93.85679328492pt 56.37418569376pt)" svg:viewBox="0 0 2 3" svg:d="M0.00335899 2.85148C-0.0339686 2.87881 0.249282 2.61958 0.383222 2.55868C0.523749 2.5009 1.05805 2.33615 1.09537 2.19561C1.1327 2.04648 1.57844 1.55848 1.5982 1.4273C1.60698 1.33907 1.68456 1.14387 1.67285 1.04315C1.65602 0.942426 1.61869 0.698035 1.5616 0.558272C1.50671 0.408358 1.36399 0.0609024 1.22931 0C1.22931 0 1.11806 0.384154 1.07781 0.527821C1.04121 0.676954 1.00388 0.841702 0.946794 0.921344C0.892634 1.0002 0.700872 1.38748 0.672328 1.54052C0.663545 1.68028 0.569128 2.15969 0.540583 2.25105C0.5318 2.35177 0.171699 2.77887 0.00921433 2.85773L0.00921433 2.85773Z" koffice:nodeTypes="cccccccccccccc"/>
          <draw:path draw:style-name="gr3" draw:id="shape31" draw:name="path72" draw:layer="g5465" svg:width="2.21055168000pt" svg:height="1.77605403413pt" draw:transform="matrix(1.25438760000 0.00000000000 0.00000000000 1.25438760000 97.10675031968pt 55.11678756352pt)" svg:viewBox="0 0 2 2" svg:d="M0.00274688 1.74524C-0.0212883 1.85153 0.268508 1.64874 0.413405 1.64874C0.56311 1.64874 0.99231 1.70453 1.10013 1.5922C1.20451 1.47761 1.3652 1.25069 1.41945 1.21224C1.48057 1.17455 1.67628 0.820977 1.73053 0.626476C1.7841 0.423681 2.16729 0.070111 2.21055 0.0286475C2.21055 0.0286475 1.69276 -0.0859425 1.36245 0.143237C1.04381 0.376187 1.02459 0.317384 0.952481 0.358848C0.882435 0.396542 0.319325 0.915212 0.284302 1.11273C0.249279 1.30648 0.00824064 1.651 0 1.74825" koffice:nodeTypes="cccccccccc"/>
          <draw:path draw:style-name="gr4" draw:id="shape32" draw:name="path74" draw:layer="g5465" svg:width="2.21055168000pt" svg:height="1.77605403413pt" draw:transform="matrix(1.25438760000 0.00000000000 0.00000000000 1.25438760000 97.10675031968pt 55.11678756352pt)" svg:viewBox="0 0 2 2" svg:d="M0.00274688 1.74524C-0.0212883 1.85153 0.268508 1.64874 0.413405 1.64874C0.56311 1.64874 0.99231 1.70453 1.10013 1.5922C1.20451 1.47761 1.3652 1.25069 1.41945 1.21224C1.48057 1.17455 1.67628 0.820977 1.73053 0.626476C1.7841 0.423681 2.16729 0.070111 2.21055 0.0286475C2.21055 0.0286475 1.69276 -0.0859425 1.36245 0.143237C1.04381 0.376187 1.02459 0.317384 0.952481 0.358848C0.882435 0.396542 0.319325 0.915212 0.284302 1.11273C0.249279 1.30648 0.00824064 1.651 0 1.74825L0 1.74825Z" koffice:nodeTypes="cccccccccccc"/>
          <draw:path draw:style-name="gr3" draw:id="shape33" draw:name="path76" draw:layer="g5465" svg:width="2.45532800000pt" svg:height="3.02383232000pt" draw:transform="matrix(1.25438760000 0.00000000000 0.00000000000 1.25438760000 97.11076436000pt 54.35512341280pt)" svg:viewBox="0 0 2 3" svg:d="M1.25965e-14 3.02383C1.25965e-14 3.02383 0.599206 2.55167 0.733939 2.57823C0.882854 2.60183 1.53702 2.0677 1.57159 1.73718C1.59286 1.56012 1.90399 1.30239 1.97401 1.1873C2.13268 0.880394 2.22664 0.180997 2.45533 0C2.45533 0 1.82155 0.177062 1.662 0.203622C1.36417 0.253789 1.11155 0.303957 0.983018 0.600045C0.882854 0.880394 0.779146 1.11057 0.685187 1.13418C0.595661 1.15681 0.457382 1.51388 0.412176 1.8867C0.36697 2.24377 0 3.02383 0 3.02383" koffice:nodeTypes="cccccccccc"/>
          <draw:path draw:style-name="gr4" draw:id="shape34" draw:name="path78" draw:layer="g5465" svg:width="2.46242432000pt" svg:height="3.02383232000pt" draw:transform="matrix(1.25438760000 0.00000000000 0.00000000000 1.25438760000 97.10675031968pt 54.35512341280pt)" svg:viewBox="0 0 2 3" svg:d="M0.00355072 3.02383C0.00355072 3.02383 0.603622 2.55167 0.73855 2.57823C0.88768 2.60183 1.54279 2.0677 1.57741 1.73718C1.59871 1.56012 1.91029 1.30239 1.98041 1.1873C2.13931 0.884328 2.2334 0.180997 2.46242 0C2.46242 0 1.82773 0.177062 1.66795 0.203622C1.36969 0.253789 1.1167 0.303957 0.987988 0.600045C0.88768 0.880394 0.783821 1.11057 0.689727 1.13418C0.600072 1.15681 0.461594 1.51388 0.412771 1.8867C0.3675 2.24377 0 3.02383 0 3.02383L0 3.02383Z" koffice:nodeTypes="cccccccccccc"/>
          <draw:path draw:style-name="gr3" draw:id="shape35" draw:name="path80" draw:layer="g5465" svg:width="0.75411823115pt" svg:height="2.26673604754pt" draw:transform="matrix(1.25438760000 0.00000000000 0.00000000000 1.25438760000 97.77085863889pt 50.58824762550pt)" svg:viewBox="0 0 1 2" svg:d="M0.438518 2.25425C0.360014 2.37942 0.367656 1.52395 0.321805 1.44245C0.286374 1.35282 0.196755 1.16263 0.12381 1.09204C0.0529477 1.02139 0.0529477 0.768756 0.0182118 0.695392C-0.0172189 0.62481 0.00153853 0.127674 0.0529477 0C0.0529477 0 0.196755 0.105978 0.278732 0.198326C0.348899 0.287962 0.476727 0.323288 0.512158 0.431908C0.546894 0.537886 0.620534 0.537886 0.671943 0.657424C0.726131 0.763332 0.777541 0.945316 0.742805 1.08933C0.707374 1.23328 0.726131 1.28759 0.726131 1.4234C0.726131 1.54836 0.546894 2.09153 0.438518 2.25425" koffice:nodeTypes="ccccccccccc"/>
          <draw:path draw:style-name="gr4" draw:id="shape36" draw:name="path82" draw:layer="g5465" svg:width="0.75411823115pt" svg:height="2.26673604754pt" draw:transform="matrix(1.25438760000 0.00000000000 0.00000000000 1.25438760000 97.77085863889pt 50.58824762550pt)" svg:viewBox="0 0 1 2" svg:d="M0.438518 2.25425C0.360014 2.37942 0.367656 1.52395 0.321805 1.44245C0.286374 1.35282 0.196755 1.16263 0.12381 1.09204C0.0529477 1.02139 0.0529477 0.768756 0.0182118 0.695392C-0.0172189 0.62481 0.00153853 0.127674 0.0529477 0C0.0529477 0 0.196755 0.105978 0.278732 0.198326C0.348899 0.287962 0.476727 0.323288 0.512158 0.431908C0.546894 0.537886 0.620534 0.537886 0.671943 0.657424C0.726131 0.763332 0.777541 0.945316 0.742805 1.08933C0.707374 1.23328 0.726131 1.28759 0.726131 1.4234C0.726131 1.54836 0.546894 2.09153 0.438518 2.25425L0.438518 2.25425" koffice:nodeTypes="cccccccccccc"/>
          <draw:path draw:style-name="gr3" draw:id="shape37" draw:name="path84" draw:layer="g5465" svg:width="0.64489367004pt" svg:height="1.62605364480pt" draw:transform="matrix(1.25438760000 0.00000000000 0.00000000000 1.25438760000 97.59521946091pt 51.69762801894pt)" svg:viewBox="0 0 1 2" svg:d="M0.500616 1.62605C0.500616 1.62605 0.533381 1.37503 0.452433 1.27923C0.370201 1.18625 0.287326 1.18625 0.254561 1.12991C0.221797 1.07639 0.232076 1.00029 0.196741 0.924258C0.163977 0.85097 0.0888112 0.718531 0.0811019 0.653754C0.0489794 0.448027 -0.051884 0.222607 0.0335608 0C0.0335608 0 0.224366 0.0648488 0.266768 0.109933C0.314951 0.146505 0.475561 0.295895 0.490337 0.445214C0.505756 0.611483 0.523102 0.639616 0.573212 0.73541C0.620753 0.828391 0.688852 1.11022 0.605977 1.27923C0.523102 1.45654 0.507683 1.62605 0.507683 1.62605" koffice:nodeTypes="ccccccccccc"/>
          <draw:path draw:style-name="gr4" draw:id="shape38" draw:name="path86" draw:layer="g5465" svg:width="0.64489367004pt" svg:height="1.62605364480pt" draw:transform="matrix(1.25438760000 0.00000000000 0.00000000000 1.25438760000 97.59521946091pt 51.69762801894pt)" svg:viewBox="0 0 1 2" svg:d="M0.500616 1.62605C0.500616 1.62605 0.533381 1.37503 0.452433 1.27923C0.370201 1.18625 0.287326 1.18625 0.254561 1.12991C0.221797 1.07639 0.232076 1.00029 0.196741 0.924258C0.163977 0.85097 0.0888112 0.718531 0.0811019 0.653754C0.0489794 0.448027 -0.051884 0.222607 0.0335608 0C0.0335608 0 0.224366 0.0648488 0.266768 0.109933C0.314951 0.146505 0.475561 0.295895 0.490337 0.445214C0.505756 0.611483 0.523102 0.639616 0.573212 0.73541C0.620753 0.828391 0.688852 1.11022 0.605977 1.27923C0.523102 1.45654 0.507683 1.62605 0.507683 1.62605L0.507683 1.62605Z" koffice:nodeTypes="ccccccccccccc"/>
          <draw:path draw:style-name="gr3" draw:id="shape39" draw:name="path88" draw:layer="g5465" svg:width="0.55511523862pt" svg:height="1.18198387520pt" draw:transform="matrix(1.25438760000 0.00000000000 0.00000000000 1.25438760000 98.20517125281pt 47.98544353101pt)" svg:viewBox="0 0 1 1" svg:d="M0.551596 1.18198C0.551596 1.18198 0.581398 0.711072 0.467553 0.566976C0.337018 0.425217 0.30662 0.151353 0.0181325 0C0.0181325 0 0.0389942 0.117713 0.0181325 0.199386C0.0109799 0.269066 -0.0188225 0.502093 0.0181325 0.581367C0.0717768 0.660642 0.225557 0.804799 0.225557 0.876878C0.225557 0.939302 0.33225 1.10031 0.40914 1.13149C0.486031 1.16273 0.546827 1.17719 0.546827 1.17719" koffice:nodeTypes="cccccccc"/>
          <draw:path draw:style-name="gr4" draw:id="shape40" draw:name="path90" draw:layer="g5465" svg:width="0.55511523862pt" svg:height="1.18198387520pt" draw:transform="matrix(1.25438760000 0.00000000000 0.00000000000 1.25438760000 98.20517125281pt 47.98544353101pt)" svg:viewBox="0 0 1 1" svg:d="M0.551596 1.18198C0.551596 1.18198 0.581398 0.711072 0.467553 0.566976C0.337018 0.425217 0.30662 0.151353 0.0181325 0C0.0181325 0 0.0389942 0.117713 0.0181325 0.199386C0.0109799 0.269066 -0.0188225 0.502093 0.0181325 0.581367C0.0717768 0.660642 0.225557 0.804799 0.225557 0.876878C0.225557 0.939302 0.33225 1.10031 0.40914 1.13149C0.486031 1.16273 0.546827 1.17719 0.546827 1.17719L0.546827 1.17719Z" koffice:nodeTypes="cccccccccc"/>
          <draw:path draw:style-name="gr3" draw:id="shape41" draw:name="path92" draw:layer="g5465" svg:width="1.16370427500pt" svg:height="1.25503493120pt" draw:transform="matrix(1.25438760000 0.00000000000 0.00000000000 1.25438760000 97.78468094325pt 48.34219136445pt)" svg:viewBox="0 0 1 1" svg:d="M1.16025 1.25503C1.16025 1.25503 1.16025 0.910984 1.03857 0.811932C0.893588 0.715416 0.829726 0.655972 0.762412 0.599063C0.695097 0.534676 0.62692 0.361415 0.472443 0.294557C0.306747 0.23017 0.0374894 0.0569088 0.0133253 0C0.0133253 0 -0.0505369 0.410909 0.101352 0.633728C0.256692 0.846597 0.256692 0.96295 0.448279 1.01244C0.62692 1.05947 0.647632 1.09413 0.718398 1.12632C0.782261 1.16593 0.89704 1.20801 0.985066 1.20801C1.07223 1.20801 1.1637 1.25503 1.1637 1.25503" koffice:nodeTypes="cccccccccc"/>
          <draw:path draw:style-name="gr4" draw:id="shape42" draw:name="path94" draw:layer="g5465" svg:width="1.16370427500pt" svg:height="1.25503493120pt" draw:transform="matrix(1.25438760000 0.00000000000 0.00000000000 1.25438760000 97.78468094325pt 48.34219136445pt)" svg:viewBox="0 0 1 1" svg:d="M1.16025 1.25503C1.16025 1.25503 1.16025 0.910984 1.03857 0.811932C0.893588 0.715416 0.829726 0.655972 0.762412 0.599063C0.695097 0.534676 0.62692 0.361415 0.472443 0.294557C0.306747 0.23017 0.0374894 0.0569088 0.0133253 0C0.0133253 0 -0.0505369 0.410909 0.101352 0.633728C0.256692 0.846597 0.256692 0.96295 0.448279 1.01244C0.62692 1.05947 0.647632 1.09413 0.718398 1.12632C0.782261 1.16593 0.89704 1.20801 0.985066 1.20801C1.07223 1.20801 1.1637 1.25503 1.1637 1.25503L1.1637 1.25503Z" koffice:nodeTypes="cccccccccccc"/>
          <draw:path draw:style-name="gr3" draw:id="shape43" draw:name="path96" draw:layer="g5465" svg:width="1.93136250964pt" svg:height="2.09166113914pt" draw:transform="matrix(1.25438760000 0.00000000000 0.00000000000 1.25438760000 98.51006072634pt 51.39577218688pt)" svg:viewBox="0 0 2 2" svg:d="M0.0185517 2.06741C0.000470194 2.19258 -0.0828619 1.79252 0.344018 1.79252C0.783477 1.79252 1.13017 1.61392 1.27168 1.46371C1.42184 1.31669 1.50517 1.21124 1.56649 1.13458C1.62466 1.08336 1.7874 0.818127 1.80862 0.690335C1.82749 0.565653 1.95013 0.0863124 1.9289 0C1.9289 0 1.70485 0.0415608 1.60344 0.124683C1.50202 0.217376 1.30863 0.217376 1.20722 0.281272C1.1058 0.341977 1.02247 0.51452 0.964293 0.578498C0.906117 0.639203 0.722158 0.639203 0.638825 0.766994C0.558638 0.894867 0.405338 1.17925 0.384112 1.30712C0.374678 1.43172 0.221379 1.5596 0.119965 1.62349C0.0185517 1.6842 0.0397778 1.93978 0.0185517 2.05841" koffice:nodeTypes="ccccccccccccc"/>
          <draw:path draw:style-name="gr4" draw:id="shape44" draw:name="path98" draw:layer="g5465" svg:width="1.93136250964pt" svg:height="2.09166113914pt" draw:transform="matrix(1.25438760000 0.00000000000 0.00000000000 1.25438760000 98.51006072634pt 51.39577218688pt)" svg:viewBox="0 0 2 2" svg:d="M0.0185517 2.06741C0.000470194 2.19258 -0.0828619 1.79252 0.344018 1.79252C0.783477 1.79252 1.13017 1.61392 1.27168 1.46371C1.42184 1.31669 1.50517 1.21124 1.56649 1.13458C1.62466 1.08336 1.7874 0.818127 1.80862 0.690335C1.82749 0.565653 1.95013 0.0863124 1.9289 0C1.9289 0 1.70485 0.0415608 1.60344 0.124683C1.50202 0.217376 1.30863 0.217376 1.20722 0.281272C1.1058 0.341977 1.02247 0.51452 0.961148 0.578498C0.902973 0.639203 0.719013 0.639203 0.635681 0.766994C0.556279 0.894867 0.402194 1.17925 0.380967 1.30712C0.371534 1.43172 0.218234 1.5596 0.11682 1.62349C0.0154071 1.6842 0.0366332 1.93978 0.0154071 2.05841L0.0154071 2.05841Z" koffice:nodeTypes="ccccccccccccccc"/>
          <draw:path draw:style-name="gr3" draw:id="shape45" draw:name="path100" draw:layer="g5465" svg:width="2.05009245387pt" svg:height="2.22045150720pt" draw:transform="matrix(1.25438760000 0.00000000000 0.00000000000 1.25438760000 98.58283065388pt 50.48639135238pt)" svg:viewBox="0 0 2 2" svg:d="M0.00238562 2.22045C0.00238562 2.22045 0.418184 1.90881 0.624365 1.90881C0.843146 1.90881 1.38036 1.57817 1.41129 1.44369C1.43879 1.29316 1.61748 1.02433 1.73775 0.97051C1.86833 0.919441 2.07795 0.793077 2.04702 0.569945C2.00693 0.357549 2.00693 0 2.00693 0C2.00693 0 1.89009 0.212396 1.7114 0.266149C1.53729 0.317217 1.20625 0.389828 1.14784 0.462439C1.08942 0.532297 0.852309 0.532297 0.744637 0.75543C0.673619 0.967826 0.673619 0.95172 0.596874 1.02165C0.538456 1.09151 0.391838 1.18022 0.33342 1.32544C0.275003 1.47596 -0.0514506 1.85237 0.00696742 2.2177" koffice:nodeTypes="cccccccccccc"/>
          <draw:path draw:style-name="gr4" draw:id="shape46" draw:name="path102" draw:layer="g5465" svg:width="2.05009245387pt" svg:height="2.22045150720pt" draw:transform="matrix(1.25438760000 0.00000000000 0.00000000000 1.25438760000 98.58283065388pt 50.48639135238pt)" svg:viewBox="0 0 2 2" svg:d="M0.00238562 2.22045C0.00238562 2.22045 0.418184 1.90881 0.624365 1.90881C0.843146 1.90881 1.38036 1.57817 1.41129 1.44369C1.43879 1.29316 1.61748 1.02433 1.73775 0.97051C1.86833 0.919441 2.07795 0.793077 2.04702 0.569945C2.00693 0.357549 2.00693 0 2.00693 0C2.00693 0 1.89009 0.212396 1.7114 0.266149C1.53729 0.317217 1.20625 0.389828 1.14784 0.462439C1.08942 0.532297 0.852309 0.532297 0.744637 0.75543C0.673619 0.967826 0.673619 0.95172 0.596874 1.02165C0.538456 1.09151 0.391838 1.18022 0.33342 1.32544C0.275003 1.47596 -0.0514506 1.85237 0.00696742 2.2177L0.00696742 2.2177Z" koffice:nodeTypes="cccccccccccccc"/>
          <draw:path draw:style-name="gr3" draw:id="shape47" draw:name="path104" draw:layer="g5465" svg:width="1.77039164828pt" svg:height="2.86808239333pt" draw:transform="matrix(1.25438760000 0.00000000000 0.00000000000 1.25438760000 99.07904587635pt 47.82468121619pt)" svg:viewBox="0 0 2 3" svg:d="M0.0581222 2.84041C0.0698311 2.97511 -0.162219 2.58222 0.36149 2.43249C0.897972 2.28658 1.27159 1.9872 1.39613 1.77385C1.51748 1.57555 1.57496 1.42581 1.62925 1.33978C1.68353 1.25365 1.79211 0.916913 1.76656 0.782121C1.75379 0.636216 1.7293 0.0861252 1.67076 0C1.67076 0 1.40891 0.123488 1.31311 0.246975C1.21731 0.381768 0.996966 0.44538 0.885199 0.542618C0.789398 0.639952 0.747885 0.853301 0.693598 0.950539C0.640376 1.03666 0.41897 1.09654 0.365748 1.26113C0.311461 1.42207 0.228434 1.77012 0.257174 1.91976C0.269947 2.05455 0.149664 2.24165 0.0368332 2.35393C-0.0589672 2.45117 0.06238 2.71318 0.06238 2.83667" koffice:nodeTypes="ccccccccccccc"/>
          <draw:path draw:style-name="gr4" draw:id="shape48" draw:name="path106" draw:layer="g5465" svg:width="1.77039164828pt" svg:height="2.86808239333pt" draw:transform="matrix(1.25438760000 0.00000000000 0.00000000000 1.25438760000 99.07904587635pt 47.82468121619pt)" svg:viewBox="0 0 2 3" svg:d="M0.0581222 2.84041C0.0698311 2.97511 -0.162219 2.58222 0.36149 2.43249C0.897972 2.28658 1.27159 1.9872 1.39613 1.77385C1.51748 1.57555 1.57496 1.42581 1.62925 1.33978C1.68353 1.25365 1.79211 0.916913 1.76656 0.782121C1.75379 0.636216 1.7293 0.0861252 1.67076 0C1.67076 0 1.40891 0.123488 1.31311 0.246975C1.21731 0.381768 0.996966 0.44538 0.885199 0.542618C0.789398 0.639952 0.747885 0.853301 0.693598 0.950539C0.640376 1.03666 0.41897 1.09654 0.365748 1.26113C0.311461 1.42207 0.228434 1.77012 0.257174 1.91976C0.269947 2.05455 0.149664 2.24165 0.0368332 2.35393C-0.0589672 2.45117 0.06238 2.71318 0.06238 2.83667L0.06238 2.83667Z" koffice:nodeTypes="ccccccccccccccc"/>
          <draw:path draw:style-name="gr3" draw:id="shape49" draw:name="path108" draw:layer="g5465" svg:width="0.94999951666pt" svg:height="2.31321395413pt" draw:transform="matrix(1.25438760000 0.00000000000 0.00000000000 1.25438760000 99.01072690552pt 47.28770297238pt)" svg:viewBox="0 0 1 2" svg:d="M0.0956613 2.31321C0.0956613 2.31321 0.257068 1.95923 0.388065 1.92088C0.519062 1.88519 0.731932 1.58333 0.741289 1.44614C0.749866 1.29243 0.781056 1.01804 0.841875 0.954959C0.89022 0.883586 1.00329 0.65584 0.920629 0.463711C0.832519 0.263432 0.698403 0 0.698403 0C0.698403 0 0.567406 0.172882 0.519062 0.271651C0.409118 0.460971 0.308532 0.472 0.287478 0.543302C0.278122 0.622894 0.137768 0.669539 0.0956613 0.823243C0.0371806 1.03174 0.104239 1.02352 0.0863044 1.10585C0.0769474 1.17722 0.00677062 1.28695 0.0161275 1.43237C0.0254844 1.57785 -0.0626265 1.97848 0.0956613 2.30773" koffice:nodeTypes="cccccccccccc"/>
          <draw:path draw:style-name="gr4" draw:id="shape50" draw:name="path110" draw:layer="g5465" svg:width="0.94999951666pt" svg:height="2.31321395413pt" draw:transform="matrix(1.25438760000 0.00000000000 0.00000000000 1.25438760000 99.01072690552pt 47.28770297238pt)" svg:viewBox="0 0 1 2" svg:d="M0.0956613 2.31321C0.0956613 2.31321 0.257068 1.95923 0.388065 1.92088C0.519062 1.88519 0.731932 1.58333 0.741289 1.44614C0.749866 1.29243 0.781056 1.01804 0.841875 0.954959C0.89022 0.883586 1.00329 0.65584 0.920629 0.463711C0.832519 0.263432 0.698403 0 0.698403 0C0.698403 0 0.567406 0.172882 0.519062 0.271651C0.409118 0.460971 0.308532 0.472 0.287478 0.543302C0.278122 0.622894 0.137768 0.669539 0.0956613 0.823243C0.0371806 1.03174 0.104239 1.02352 0.0863044 1.10585C0.0769474 1.17722 0.00677062 1.28695 0.0161275 1.43237C0.0254844 1.57785 -0.0626265 1.97848 0.0956613 2.30773L0.0956613 2.30773Z" koffice:nodeTypes="cccccccccccccc"/>
          <draw:path draw:style-name="gr3" draw:id="shape51" draw:name="path112" draw:layer="g5465" svg:width="1.67547136000pt" svg:height="1.14355589120pt" draw:transform="matrix(1.25438760000 0.00000000000 0.00000000000 1.25438760000 97.09470819872pt 45.51219258784pt)" svg:viewBox="0 0 2 1" svg:d="M1.67547 1.14356C1.65062 1.09867 1.48908 1.05136 1.29854 1.0112C1.11318 0.980467 0.805635 0.730027 0.680337 0.666207C0.546755 0.597669 0.481517 0.503179 0.319976 0.446437C0.162577 0.391993 0.0403853 0.195997 0 0C0 0 0.4577 0.0610977 0.591282 0.0780357C0.724864 0.0919491 0.990993 0.193577 1.11318 0.264354C1.21777 0.342389 1.32754 0.474808 1.43212 0.505538C1.53775 0.536269 1.67133 0.725309 1.67133 0.857606C1.67133 0.97339 1.67133 1.13884 1.67133 1.13884" koffice:nodeTypes="cccccccccc"/>
          <draw:path draw:style-name="gr4" draw:id="shape52" draw:name="path114" draw:layer="g5465" svg:width="1.68376576000pt" svg:height="1.14355589120pt" draw:transform="matrix(1.25438760000 0.00000000000 0.00000000000 1.25438760000 97.09069415840pt 45.51219258784pt)" svg:viewBox="0 0 2 1" svg:d="M1.68377 1.14356C1.65885 1.09867 1.49691 1.05136 1.3059 1.0112C1.12009 0.980467 0.811779 0.730027 0.686171 0.666207C0.552259 0.597669 0.48686 0.503179 0.324919 0.446437C0.167131 0.391993 0.0446374 0.195997 0 0C0 0 0.458831 0.0610977 0.592744 0.0780357C0.726656 0.0919491 0.993443 0.193577 1.11594 0.264354C1.22078 0.342389 1.33082 0.474808 1.43566 0.505538C1.54155 0.536269 1.67546 0.725309 1.67546 0.857606C1.67546 0.97339 1.67546 1.13884 1.67546 1.13884L1.67546 1.13884Z" koffice:nodeTypes="cccccccccccc"/>
          <draw:path draw:style-name="gr3" draw:id="shape53" draw:name="path116" draw:layer="g5465" svg:width="0.80913802587pt" svg:height="1.37647232000pt" draw:transform="matrix(1.25438760000 0.00000000000 0.00000000000 1.25438760000 97.65881628123pt 45.09272537440pt)" svg:viewBox="0 0 1 1" svg:d="M0.776369 1.37647C0.776369 1.37647 0.792921 1.17166 0.792921 1.07576C0.792921 0.974614 0.866321 0.689564 0.70081 0.463912C0.590708 0.311266 0.169013 0.0152646 0.0567526 0C0.0567526 0 -0.0166483 0.274764 0.00350097 0.360378C0.0200521 0.445993 0.124397 0.798341 0.208592 0.834644C0.301422 0.868359 0.515148 1.28316 0.779248 1.37647" koffice:nodeTypes="ccccccc"/>
          <draw:path draw:style-name="gr4" draw:id="shape54" draw:name="path118" draw:layer="g5465" svg:width="0.80913802587pt" svg:height="1.37647232000pt" draw:transform="matrix(1.25438760000 0.00000000000 0.00000000000 1.25438760000 97.65881628123pt 45.09272537440pt)" svg:viewBox="0 0 1 1" svg:d="M0.776369 1.37647C0.776369 1.37647 0.792921 1.17166 0.792921 1.07576C0.792921 0.974614 0.866321 0.689564 0.70081 0.463912C0.590708 0.311266 0.169013 0.0152646 0.0567526 0C0.0567526 0 -0.0166483 0.274764 0.00350097 0.360378C0.0200521 0.445993 0.124397 0.798341 0.208592 0.834644C0.301422 0.868359 0.515148 1.28316 0.779248 1.37647L0.779248 1.37647Z" koffice:nodeTypes="ccccccccc"/>
          <draw:path draw:style-name="gr3" draw:id="shape55" draw:name="path120" draw:layer="g5465" svg:width="0.42586602275pt" svg:height="1.84113664225pt" draw:transform="matrix(1.25438760000 0.00000000000 0.00000000000 1.25438760000 98.41660162503pt 45.01846562848pt)" svg:viewBox="0 0 0 2" svg:d="M0.238444 1.82866C0.270812 1.91562 0.250451 1.52278 0.331894 1.42983C0.419601 1.32191 0.425866 1.18098 0.425866 1.0221C0.425866 0.854305 0.399241 0.743008 0.393498 0.635548C0.375225 0.536531 0.171097 0.116671 0.183105 0C0.183105 0 0.069294 0.386088 0.0343157 0.497385C-0.00431735 0.635548 0.0609411 0.785224 0.0468453 0.904965C0.0343157 1.0221 -0.033031 1.244 0.0202198 1.3639C0.0609411 1.47182 0.181016 1.69073 0.236356 1.83165" koffice:nodeTypes="ccccccccc"/>
          <draw:path draw:style-name="gr4" draw:id="shape56" draw:name="path122" draw:layer="g5465" svg:width="0.42586602275pt" svg:height="1.84113664225pt" draw:transform="matrix(1.25438760000 0.00000000000 0.00000000000 1.25438760000 98.41660162503pt 45.01846562848pt)" svg:viewBox="0 0 0 2" svg:d="M0.238444 1.82866C0.270812 1.91562 0.250451 1.52278 0.331894 1.42983C0.419601 1.32191 0.425866 1.18098 0.425866 1.0221C0.425866 0.854305 0.399241 0.743008 0.393498 0.635548C0.375225 0.536531 0.171097 0.116671 0.183105 0C0.183105 0 0.069294 0.386088 0.0343157 0.497385C-0.00431735 0.635548 0.0609411 0.785224 0.0468453 0.904965C0.0343157 1.0221 -0.033031 1.244 0.0202198 1.3639C0.0609411 1.47182 0.181016 1.69073 0.236356 1.83165L0.236356 1.83165Z" koffice:nodeTypes="ccccccccccc"/>
          <draw:path draw:style-name="gr3" draw:id="shape57" draw:name="path124" draw:layer="g5465" svg:width="1.21056800000pt" svg:height="0.93096218173pt" draw:transform="matrix(1.25438760000 0.00000000000 0.00000000000 1.25438760000 95.53123949408pt 43.47097326850pt)" svg:viewBox="0 0 1 1" svg:d="M1.20559 0.930962C1.20559 0.930962 1.19127 0.869983 1.04501 0.869983C0.901858 0.869983 0.682773 0.861492 0.617421 0.771181C0.553936 0.692448 0.440037 0.592874 0.376552 0.55042C0.31369 0.511825 0.191699 0.330431 0.184853 0.24012C0.162446 0.162159 0.0485472 0.00237707 0 0.00237707C0 0.00237707 0.184853 -0.0161483 0.379042 0.0502343C0.571363 0.0980919 0.848331 0.22777 0.911816 0.390639C0.982147 0.55042 1.21057 0.930962 1.21057 0.930962" koffice:nodeTypes="ccccccccc"/>
          <draw:path draw:style-name="gr4" draw:id="shape58" draw:name="path126" draw:layer="g5465" svg:width="1.21056800000pt" svg:height="0.93096218173pt" draw:transform="matrix(1.25438760000 0.00000000000 0.00000000000 1.25438760000 95.52722545376pt 43.47097326850pt)" svg:viewBox="0 0 1 1" svg:d="M1.20808 0.930962C1.20808 0.930962 1.19376 0.869983 1.0475 0.869983C0.904347 0.869983 0.685262 0.861492 0.61991 0.771181C0.556426 0.692448 0.442526 0.592874 0.379042 0.55042C0.316179 0.511825 0.194189 0.330431 0.184853 0.24012C0.163069 0.162159 0.0485472 0.00237707 0 0.00237707C0 0.00237707 0.184853 -0.0161483 0.379042 0.0502343C0.571363 0.0980919 0.848331 0.22777 0.911816 0.390639C0.982147 0.55042 1.21057 0.930962 1.21057 0.930962L1.21057 0.930962Z" koffice:nodeTypes="ccccccccccc"/>
          <draw:path draw:style-name="gr3" draw:id="shape59" draw:name="path128" draw:layer="g5465" svg:width="1.16480848627pt" svg:height="1.14004607236pt" draw:transform="matrix(1.25438760000 0.00000000000 0.00000000000 1.25438760000 96.11058782778pt 42.78557598871pt)" svg:viewBox="0 0 1 1" svg:d="M1.10661 1.1102C1.05308 1.21892 0.671456 1.00148 0.580797 0.923561C0.492729 0.845645 0.358037 0.72062 0.358037 0.72062C0.358037 0.72062 0.135277 0.541232 0.0912437 0.46392C-0.0399948 0.291176 -0.0063218 -0.0223 0.0480731 0.00125598C0.111965 0.0320599 0.361491 0.133532 0.428837 0.14984C0.492729 0.163732 0.627422 0.194536 0.674909 0.272452C0.718943 0.350368 0.762977 0.459088 0.840684 0.51526C0.904577 0.562976 1.30951 0.718204 1.11007 1.1102" koffice:nodeTypes="ccccccccc"/>
          <draw:path draw:style-name="gr4" draw:id="shape60" draw:name="path130" draw:layer="g5465" svg:width="1.16480848627pt" svg:height="1.14004607236pt" draw:transform="matrix(1.25438760000 0.00000000000 0.00000000000 1.25438760000 96.11058782778pt 42.78557598871pt)" svg:viewBox="0 0 1 1" svg:d="M1.10661 1.1102C1.05308 1.21892 0.671456 1.00148 0.580797 0.923561C0.492729 0.845645 0.358037 0.72062 0.358037 0.72062C0.358037 0.72062 0.135277 0.541232 0.0912437 0.46392C-0.0399948 0.291176 -0.0063218 -0.0223 0.0480731 0.00125598C0.111965 0.0320599 0.361491 0.133532 0.428837 0.14984C0.492729 0.163732 0.627422 0.194536 0.674909 0.272452C0.718943 0.350368 0.762977 0.459088 0.840684 0.51526C0.904577 0.562976 1.30951 0.718204 1.11007 1.1102L1.11007 1.1102Z" koffice:nodeTypes="ccccccccccc"/>
          <draw:path draw:style-name="gr3" draw:id="shape61" draw:name="path132" draw:layer="g5465" svg:width="0.54316185706pt" svg:height="1.22054688000pt" draw:transform="matrix(1.25438760000 0.00000000000 0.00000000000 1.25438760000 96.67486274847pt 42.67025204128pt)" svg:viewBox="0 0 1 1" svg:d="M0.516119 1.22055C0.516119 1.22055 0.295021 1.05931 0.226038 0.978687C0.126986 0.883693 0.182408 0.751827 0.126986 0.688081C0.0904307 0.62496 -0.0251304 0.47122 0.00493899 0.373101C0.0350084 0.278107 0.0951475 0 0.0951475 0C0.0951475 0 0.20776 0.104993 0.286177 0.192488C0.362234 0.273108 0.375795 0.336853 0.408223 0.436847C0.438292 0.54184 0.497842 0.604961 0.530269 0.688081C0.560339 0.768701 0.530269 0.92994 0.516119 1.02743C0.502558 1.12305 0.516119 1.22055 0.516119 1.22055" koffice:nodeTypes="cccccccccc"/>
          <draw:path draw:style-name="gr4" draw:id="shape62" draw:name="path134" draw:layer="g5465" svg:width="0.54316185706pt" svg:height="1.22054688000pt" draw:transform="matrix(1.25438760000 0.00000000000 0.00000000000 1.25438760000 96.67486274847pt 42.67025204128pt)" svg:viewBox="0 0 1 1" svg:d="M0.516119 1.22055C0.516119 1.22055 0.295021 1.05931 0.226038 0.978687C0.126986 0.883693 0.182408 0.751827 0.126986 0.688081C0.0904307 0.62496 -0.0251304 0.47122 0.00493899 0.373101C0.0350084 0.278107 0.0951475 0 0.0951475 0C0.0951475 0 0.20776 0.104993 0.286177 0.192488C0.362234 0.273108 0.375795 0.336853 0.408223 0.436847C0.438292 0.54184 0.497842 0.604961 0.530269 0.688081C0.560339 0.768701 0.530269 0.92994 0.516119 1.02743C0.502558 1.12305 0.516119 1.22055 0.516119 1.22055L0.516119 1.22055" koffice:nodeTypes="ccccccccccc"/>
          <draw:path draw:style-name="gr5" draw:id="shape63" draw:name="path136" draw:layer="g5465" svg:width="0.24320000000pt" svg:height="0.24400000000pt" draw:transform="matrix(1.25438760000 0.00000000000 0.00000000000 1.25438760000 93.28136989472pt 59.19605603872pt)" svg:viewBox="0 0 0 0" svg:d="M0.1216 0.244C0.0496 0.244 0 0.1944 0 0.1224C0 0.0504 0.0496 0 0.1216 0C0.1936 0 0.2432 0.0504 0.2432 0.1224C0.2432 0.1944 0.1936 0.244 0.1216 0.244" koffice:nodeTypes="ccccc"/>
          <draw:path draw:style-name="gr6" draw:id="shape64" draw:name="path138" draw:layer="g5465" svg:width="0.24320000000pt" svg:height="0.24400000000pt" draw:transform="matrix(1.25438760000 0.00000000000 0.00000000000 1.25438760000 93.28136989472pt 59.19605603872pt)" svg:viewBox="0 0 0 0" svg:d="M0.1216 0.244C0.0496 0.244 0 0.1944 0 0.1224C0 0.0504 0.0496 0 0.1216 0C0.1936 0 0.2432 0.0504 0.2432 0.1224C0.2432 0.1944 0.1936 0.244 0.1216 0.244L0.1216 0.244" koffice:nodeTypes="cccccc"/>
          <draw:path draw:style-name="gr5" draw:id="shape65" draw:name="path140" draw:layer="g5465" svg:width="0.24720000000pt" svg:height="0.24400000000pt" draw:transform="matrix(1.25438760000 0.00000000000 0.00000000000 1.25438760000 94.17850790624pt 60.30593818720pt)" svg:viewBox="0 0 0 0" svg:d="M0.1216 0.244C0.0504 0.244 0 0.1936 0 0.1216C0 0.0624 0.0504 0 0.1216 0C0.1848 0 0.2472 0.0592 0.2472 0.1216C0.2472 0.1936 0.188 0.244 0.1216 0.244" koffice:nodeTypes="ccccc"/>
          <draw:path draw:style-name="gr6" draw:id="shape66" draw:name="path142" draw:layer="g5465" svg:width="0.24720000000pt" svg:height="0.24400000000pt" draw:transform="matrix(1.25438760000 0.00000000000 0.00000000000 1.25438760000 94.17850790624pt 60.30593818720pt)" svg:viewBox="0 0 0 0" svg:d="M0.1216 0.244C0.0504 0.244 0 0.1936 0 0.1216C0 0.0624 0.0504 0 0.1216 0C0.1848 0 0.2472 0.0592 0.2472 0.1216C0.2472 0.1936 0.188 0.244 0.1216 0.244L0.1216 0.244" koffice:nodeTypes="cccccc"/>
          <draw:path draw:style-name="gr5" draw:id="shape67" draw:name="path144" draw:layer="g5465" svg:width="0.25600000000pt" svg:height="0.24400000000pt" draw:transform="matrix(1.25438760000 0.00000000000 0.00000000000 1.25438760000 96.25276324160pt 56.82476171968pt)" svg:viewBox="0 0 0 0" svg:d="M0.1344 0.244C0.0624 0.244 0 0.1848 0 0.1216C0 0.0504 0.0592 0 0.1344 0C0.1936 0 0.256 0.0504 0.256 0.1216C0.256 0.1816 0.1968 0.244 0.1344 0.244" koffice:nodeTypes="ccccc"/>
          <draw:path draw:style-name="gr6" draw:id="shape68" draw:name="path146" draw:layer="g5465" svg:width="0.25600000000pt" svg:height="0.24400000000pt" draw:transform="matrix(1.25438760000 0.00000000000 0.00000000000 1.25438760000 96.25276324160pt 56.82476171968pt)" svg:viewBox="0 0 0 0" svg:d="M0.1344 0.244C0.0624 0.244 0 0.1848 0 0.1216C0 0.0504 0.0592 0 0.1344 0C0.1936 0 0.256 0.0504 0.256 0.1216C0.256 0.1816 0.1968 0.244 0.1344 0.244L0.1344 0.244" koffice:nodeTypes="cccccc"/>
          <draw:path draw:style-name="gr5" draw:id="shape69" draw:name="path148" draw:layer="g5465" svg:width="0.27840000000pt" svg:height="0.27760000000pt" draw:transform="matrix(1.25438760000 0.00000000000 0.00000000000 1.25438760000 97.53023157344pt 57.43288882816pt)" svg:viewBox="0 0 0 0" svg:d="M0.144 0.2776C0.0624 0.2776 0 0.2184 0 0.1344C0 0.0624 0.0592 0 0.144 0C0.2152 0 0.2784 0.0592 0.2784 0.1344C0.2784 0.2152 0.2184 0.2776 0.144 0.2776" koffice:nodeTypes="ccccc"/>
          <draw:path draw:style-name="gr6" draw:id="shape70" draw:name="path150" draw:layer="g5465" svg:width="0.27840000000pt" svg:height="0.27760000000pt" draw:transform="matrix(1.25438760000 0.00000000000 0.00000000000 1.25438760000 97.53023157344pt 57.43288882816pt)" svg:viewBox="0 0 0 0" svg:d="M0.144 0.2776C0.0624 0.2776 0 0.2184 0 0.1344C0 0.0624 0.0592 0 0.144 0C0.2152 0 0.2784 0.0592 0.2784 0.1344C0.2784 0.2152 0.2184 0.2776 0.144 0.2776L0.144 0.2776" koffice:nodeTypes="cccccc"/>
          <draw:path draw:style-name="gr5" draw:id="shape71" draw:name="path152" draw:layer="g5465" svg:width="0.27840000000pt" svg:height="0.27816000000pt" draw:transform="matrix(1.25438760000 0.00000000000 0.00000000000 1.25438760000 97.76505293216pt 53.51649003894pt)" svg:viewBox="0 0 0 0" svg:d="M0.144 0.27816C0.072 0.27816 0 0.21896 0 0.14376C0 0.07176 0.072 0 0.144 0C0.216 0 0.2784 0.07176 0.2784 0.14376C0.2784 0.21576 0.2192 0.27816 0.144 0.27816" koffice:nodeTypes="ccccc"/>
          <draw:path draw:style-name="gr6" draw:id="shape72" draw:name="path154" draw:layer="g5465" svg:width="0.27840000000pt" svg:height="0.27816000000pt" draw:transform="matrix(1.25438760000 0.00000000000 0.00000000000 1.25438760000 97.76505293216pt 53.51649003894pt)" svg:viewBox="0 0 0 0" svg:d="M0.144 0.27816C0.072 0.27816 0 0.21896 0 0.14376C0 0.07176 0.072 0 0.144 0C0.216 0 0.2784 0.07176 0.2784 0.14376C0.2784 0.21576 0.2192 0.27816 0.144 0.27816L0.144 0.27816" koffice:nodeTypes="cccccc"/>
          <draw:path draw:style-name="gr5" draw:id="shape73" draw:name="path156" draw:layer="g5465" svg:width="0.26880000000pt" svg:height="0.27840000000pt" draw:transform="matrix(1.25438760000 0.00000000000 0.00000000000 1.25438760000 98.85887891936pt 53.84534029216pt)" svg:viewBox="0 0 0 0" svg:d="M0.1344 0.2784C0.0536 0.2784 0 0.2192 0 0.1344C0 0.0632 0.0504 0 0.1344 0C0.2064 0 0.2688 0.06 0.2688 0.1344C0.2688 0.216 0.2096 0.2784 0.1344 0.2784" koffice:nodeTypes="ccccc"/>
          <draw:path draw:style-name="gr6" draw:id="shape74" draw:name="path158" draw:layer="g5465" svg:width="0.26880000000pt" svg:height="0.27840000000pt" draw:transform="matrix(1.25438760000 0.00000000000 0.00000000000 1.25438760000 98.85887891936pt 53.84534029216pt)" svg:viewBox="0 0 0 0" svg:d="M0.1344 0.2784C0.0536 0.2784 0 0.2192 0 0.1344C0 0.0632 0.0504 0 0.1344 0C0.2064 0 0.2688 0.06 0.2688 0.1344C0.2688 0.216 0.2096 0.2784 0.1344 0.2784L0.1344 0.2784" koffice:nodeTypes="cccccc"/>
          <draw:path draw:style-name="gr5" draw:id="shape75" draw:name="path160" draw:layer="g5465" svg:width="0.27760000000pt" svg:height="0.27808000000pt" draw:transform="matrix(1.25438760000 0.00000000000 0.00000000000 1.25438760000 98.29892029472pt 50.36095259238pt)" svg:viewBox="0 0 0 0" svg:d="M0.1432 0.27808C0.0624 0.27808 0 0.20624 0 0.1344C0 0.06248 0.0592 0 0.1432 0C0.2152 0 0.2776 0.05936 0.2776 0.1344C0.2776 0.20624 0.2184 0.27808 0.1432 0.27808" koffice:nodeTypes="ccccc"/>
          <draw:path draw:style-name="gr6" draw:id="shape76" draw:name="path162" draw:layer="g5465" svg:width="0.27760000000pt" svg:height="0.27808000000pt" draw:transform="matrix(1.25438760000 0.00000000000 0.00000000000 1.25438760000 98.29892029472pt 50.36095259238pt)" svg:viewBox="0 0 0 0" svg:d="M0.1432 0.27808C0.0624 0.27808 0 0.20624 0 0.1344C0 0.06248 0.0592 0 0.1432 0C0.2152 0 0.2776 0.05936 0.2776 0.1344C0.2776 0.20624 0.2184 0.27808 0.1432 0.27808L0.1432 0.27808" koffice:nodeTypes="cccccc"/>
          <draw:path draw:style-name="gr5" draw:id="shape77" draw:name="path164" draw:layer="g5465" svg:width="0.27840000000pt" svg:height="0.26560000000pt" draw:transform="matrix(1.25438760000 0.00000000000 0.00000000000 1.25438760000 99.27834613280pt 47.16617790170pt)" svg:viewBox="0 0 0 0" svg:d="M0.1344 0.2656C0.0624 0.2656 0 0.2156 0 0.14376C0 0.06248 0.0592 0 0.1344 0C0.216 0 0.2784 0.05936 0.2784 0.14376C0.2784 0.2156 0.216 0.2656 0.1344 0.2656" koffice:nodeTypes="ccccc"/>
          <draw:path draw:style-name="gr6" draw:id="shape78" draw:name="path166" draw:layer="g5465" svg:width="0.27840000000pt" svg:height="0.26560000000pt" draw:transform="matrix(1.25438760000 0.00000000000 0.00000000000 1.25438760000 99.27834613280pt 47.16617790170pt)" svg:viewBox="0 0 0 0" svg:d="M0.1344 0.2656C0.0624 0.2656 0 0.2156 0 0.14376C0 0.06248 0.0592 0 0.1344 0C0.216 0 0.2784 0.05936 0.2784 0.14376C0.2784 0.2156 0.216 0.2656 0.1344 0.2656L0.1344 0.2656" koffice:nodeTypes="cccccc"/>
          <draw:path draw:style-name="gr5" draw:id="shape79" draw:name="path168" draw:layer="g5465" svg:width="0.27760000000pt" svg:height="0.27808000000pt" draw:transform="matrix(1.25438760000 0.00000000000 0.00000000000 1.25438760000 98.04001469408pt 47.47586111238pt)" svg:viewBox="0 0 0 0" svg:d="M0.1344 0.27808C0.0624 0.27808 0 0.21872 0 0.1344C0 0.06248 0.0592 0 0.1344 0C0.2152 0 0.2776 0.05936 0.2776 0.1344C0.2776 0.2156 0.2184 0.27808 0.1344 0.27808" koffice:nodeTypes="ccccc"/>
          <draw:path draw:style-name="gr6" draw:id="shape80" draw:name="path170" draw:layer="g5465" svg:width="0.27760000000pt" svg:height="0.27808000000pt" draw:transform="matrix(1.25438760000 0.00000000000 0.00000000000 1.25438760000 98.04001469408pt 47.47586111238pt)" svg:viewBox="0 0 0 0" svg:d="M0.1344 0.27808C0.0624 0.27808 0 0.21872 0 0.1344C0 0.06248 0.0592 0 0.1344 0C0.2152 0 0.2776 0.05936 0.2776 0.1344C0.2776 0.2156 0.2184 0.27808 0.1344 0.27808L0.1344 0.27808" koffice:nodeTypes="cccccc"/>
          <draw:path draw:style-name="gr5" draw:id="shape81" draw:name="path172" draw:layer="g5465" svg:width="0.27840000000pt" svg:height="0.26880000000pt" draw:transform="matrix(1.25438760000 0.00000000000 0.00000000000 1.25438760000 96.81272186624pt 44.81374957216pt)" svg:viewBox="0 0 0 0" svg:d="M0.144 0.2688C0.072 0.2688 0 0.2064 0 0.1344C0 0.0632 0.072 0 0.144 0C0.216 0 0.2784 0.06 0.2784 0.1344C0.2784 0.2064 0.2192 0.2688 0.144 0.2688" koffice:nodeTypes="ccccc"/>
          <draw:path draw:style-name="gr6" draw:id="shape82" draw:name="path174" draw:layer="g5465" svg:width="0.27840000000pt" svg:height="0.26880000000pt" draw:transform="matrix(1.25438760000 0.00000000000 0.00000000000 1.25438760000 96.81272186624pt 44.81374957216pt)" svg:viewBox="0 0 0 0" svg:d="M0.144 0.2688C0.072 0.2688 0 0.2064 0 0.1344C0 0.0632 0.072 0 0.144 0C0.216 0 0.2784 0.06 0.2784 0.1344C0.2784 0.2064 0.2192 0.2688 0.144 0.2688L0.144 0.2688" koffice:nodeTypes="cccccc"/>
          <draw:path draw:style-name="gr5" draw:id="shape83" draw:name="path176" draw:layer="g5465" svg:width="0.26880000000pt" svg:height="0.27840000000pt" draw:transform="matrix(1.25438760000 0.00000000000 0.00000000000 1.25438760000 97.75000028096pt 44.07315913312pt)" svg:viewBox="0 0 0 0" svg:d="M0.1344 0.2784C0.0528 0.2784 0 0.2192 0 0.1344C0 0.0624 0.0496 0 0.1344 0C0.2064 0 0.2688 0.0624 0.2688 0.1344C0.2688 0.216 0.2088 0.2784 0.1344 0.2784" koffice:nodeTypes="ccccc"/>
          <draw:path draw:style-name="gr6" draw:id="shape84" draw:name="path178" draw:layer="g5465" svg:width="0.26880000000pt" svg:height="0.27840000000pt" draw:transform="matrix(1.25438760000 0.00000000000 0.00000000000 1.25438760000 97.75000028096pt 44.07315913312pt)" svg:viewBox="0 0 0 0" svg:d="M0.1344 0.2784C0.0528 0.2784 0 0.2192 0 0.1344C0 0.0624 0.0496 0 0.1344 0C0.2064 0 0.2688 0.0624 0.2688 0.1344C0.2688 0.216 0.2088 0.2784 0.1344 0.2784L0.1344 0.2784" koffice:nodeTypes="cccccc"/>
          <draw:path draw:style-name="gr5" draw:id="shape85" draw:name="path180" draw:layer="g5465" svg:width="0.27840000000pt" svg:height="0.27840000000pt" draw:transform="matrix(1.25438760000 0.00000000000 0.00000000000 1.25438760000 95.89952769344pt 42.27386555968pt)" svg:viewBox="0 0 0 0" svg:d="M0.1344 0.2784C0.0624 0.2784 0 0.216 0 0.144C0 0.0624 0.0592 0 0.1344 0C0.2064 0 0.2784 0.0592 0.2784 0.144C0.2784 0.216 0.2064 0.2784 0.1344 0.2784" koffice:nodeTypes="ccccc"/>
          <draw:path draw:style-name="gr6" draw:id="shape86" draw:name="path182" draw:layer="g5465" svg:width="0.27840000000pt" svg:height="0.27840000000pt" draw:transform="matrix(1.25438760000 0.00000000000 0.00000000000 1.25438760000 95.89952769344pt 42.27386555968pt)" svg:viewBox="0 0 0 0" svg:d="M0.1344 0.2784C0.0624 0.2784 0 0.216 0 0.144C0 0.0624 0.0592 0 0.1344 0C0.2064 0 0.2784 0.0592 0.2784 0.144C0.2784 0.216 0.2064 0.2784 0.1344 0.2784L0.1344 0.2784" koffice:nodeTypes="cccccc"/>
          <draw:path draw:style-name="gr5" draw:id="shape87" draw:name="path184" draw:layer="g5465" svg:width="0.26880000000pt" svg:height="0.25632000000pt" draw:transform="matrix(1.25438760000 0.00000000000 0.00000000000 1.25438760000 99.67071857408pt 50.40008948550pt)" svg:viewBox="0 0 0 0" svg:d="M0.1344 0.25632C0.0624 0.25632 0 0.20632 0 0.1344C0 0.06256 0.0592 0 0.1344 0C0.2064 0 0.2688 0.05944 0.2688 0.1344C0.2688 0.20632 0.2096 0.25632 0.1344 0.25632" koffice:nodeTypes="ccccc"/>
          <draw:path draw:style-name="gr6" draw:id="shape88" draw:name="path186" draw:layer="g5465" svg:width="0.26880000000pt" svg:height="0.25632000000pt" draw:transform="matrix(1.25438760000 0.00000000000 0.00000000000 1.25438760000 99.67071857408pt 50.40008948550pt)" svg:viewBox="0 0 0 0" svg:d="M0.1344 0.25632C0.0624 0.25632 0 0.20632 0 0.1344C0 0.06256 0.0592 0 0.1344 0C0.2064 0 0.2688 0.05944 0.2688 0.1344C0.2688 0.20632 0.2096 0.25632 0.1344 0.25632L0.1344 0.25632" koffice:nodeTypes="cccccc"/>
          <draw:path draw:style-name="gr4" draw:id="shape89" draw:name="path188" draw:layer="g5465" svg:width="5.67240307200pt" svg:height="14.87568096000pt" draw:transform="matrix(1.25438760000 0.00000000000 0.00000000000 1.25438760000 93.24925757216pt 42.47757810592pt)" svg:viewBox="0 0 6 15" svg:d="M0.0238587 14.5277C0.0238587 14.5277 0.133779 14.0799 0.10992 13.9711C0.10992 13.9711 0.0664635 13.9711 0 13.8869M0.200243 14.7083C0.200243 14.7083 0.629699 14.7182 0.762626 14.7602C0.762626 14.7602 0.762626 14.7891 0.806083 14.8757M2.80254 12.6401C2.80254 12.6401 2.82299 12.0958 2.71648 12.0513C2.71648 12.0513 2.60656 12.0092 2.5401 11.9218M3.23541 12.4694C3.23541 12.4694 3.54557 12.4281 3.63163 12.4694C3.63163 12.4694 3.65123 12.5535 3.71855 12.5758M3.83102 9.2838L3.94094 9.33575C4.06109 9.38688 4.28434 9.90228 4.28434 9.90228C4.28434 9.90228 4.63711 9.64746 4.79304 9.6252C4.79304 9.6252 4.86973 9.6252 4.94642 9.6252M5.6724 6.72304C5.6724 6.72304 5.58549 6.80674 5.49602 6.76485C5.49602 6.76485 5.0427 7.04193 5.03333 7.14823C5.03333 7.14823 4.55701 6.70045 4.4701 6.74234C4.4701 6.74234 4.42749 6.80353 4.34058 6.72304M5.18245 4.05261C5.18245 4.05261 5.12962 4.11702 5.0393 4.15891C5.0393 4.15891 4.84331 4.4359 4.84331 4.65171C4.84331 4.65171 4.46754 4.33282 4.35762 4.3522C4.35762 4.3522 4.22725 4.39401 4.13778 4.3522M4.07728 1.5528C4.07728 1.5528 3.99122 1.65918 3.92475 1.57259C3.92475 1.57259 3.65805 1.8909 3.81483 2.13912C3.81483 2.13912 3.43821 2.05583 3.32914 2.12015C3.32914 2.12015 3.28568 2.26776 3.14253 2.18117M2.51368 0C2.51368 0 2.58015 0.148435 2.31685 0.094009" koffice:nodeTypes="cccccccccccccccccccccccccccccccccc"/>
          <draw:path draw:style-name="gr6" draw:id="shape90" draw:name="path190" draw:layer="g5465" svg:width="9.42342645760pt" svg:height="15.42538799256pt" draw:transform="matrix(1.25438760000 0.00000000000 0.00000000000 1.25438760000 89.35704337587pt 42.81475749280pt)" svg:viewBox="0 0 9 15" svg:d="M1.93141 14.4399C1.93141 14.4399 3.34448 14.4305 3.48201 14.2592M1.10962 14.6151C1.10962 14.6151 2.03374 14.857 2.52261 14.7957C3.02195 14.7376 3.25526 14.8358 3.36086 14.8358C3.47628 14.8358 4.01001 14.6237 4.01001 14.6237M0.163148 14.9434C0.163148 14.9434 0.872958 15.0628 1.02325 15.106C1.17036 15.1453 1.90587 15.4092 2.11691 15.4092C2.28603 15.4092 2.7117 15.4006 2.82713 15.4092C3.03751 15.4493 3.60071 15.4092 3.72841 15.3511M2.85578 13.308C2.85578 13.308 2.3155 13.6112 2.22873 13.7157C2.14605 13.8264 1.66602 14.1948 1.57966 14.1948M2.85578 12.6631C2.85578 12.6631 1.93141 13.4274 1.77154 13.5287C1.62444 13.6387 0.71947 14.4768 0.613952 14.6119M2.10086 12.3379C2.10086 12.3379 1.36862 12.8995 1.28226 13.1234C1.19917 13.3473 0.984943 13.6112 0.984943 13.6112C0.984943 13.6112 0.677967 14.1917 0.572449 14.2742C0.466931 14.3543 0.255813 14.5813 0 14.7313M6.28327 11.8163C6.28327 11.8163 5.50641 12.4392 5.29521 12.5586M6.60334 12.2154C6.60334 12.2154 5.82976 12.7244 5.48758 12.8563C5.13559 12.9671 4.86054 13.081 4.10578 13.1815M3.80208 13.4706C3.80208 13.4706 4.66243 13.4305 4.81224 13.4706C4.95959 13.5099 5.63084 13.3693 5.80029 13.3292C5.96974 13.2891 6.66064 13.1666 6.74741 13.1478M5.12249 10.6844C5.12249 10.6844 5.16424 11.1322 5.09384 11.3254C5.03326 11.5068 4.73283 12.0371 4.75494 12.1722C4.77376 12.2923 4.58548 12.8532 4.41603 12.9577M4.22694 10.7638C4.22694 10.7638 4.38411 11.2123 4.31043 11.3654C4.25968 11.5068 4.14098 11.7731 4.14098 11.9451C4.14098 12.1077 4.03538 12.3536 3.99363 12.4549C3.9527 12.5563 4.01328 12.9121 3.91096 13.004C3.80536 13.1148 3.67765 13.2986 3.67765 13.2986M8.83813 9.71432L8.83813 9.71432C8.83813 9.71432 8.16032 9.95704 8.06455 10.1228C7.98105 10.2854 7.86317 10.3341 7.7895 10.4173M6.30291 9.09142C6.30291 9.09142 6.13346 9.75438 6.17767 9.91698C6.21942 10.0796 6.21942 10.4173 6.21942 10.5399C6.21942 10.6601 6.40851 11.1628 6.37659 11.2429M6.58124 8.53921C6.58124 8.53921 6.64181 8.92567 6.66392 9.08906C6.68274 9.25166 6.66392 9.52737 6.70567 9.6287C6.74741 9.73003 6.81127 10.2791 6.70567 10.5367M8.47712 9.09142C8.47712 9.09142 7.91392 9.54858 7.78622 9.6719C7.66179 9.7913 7.08632 10.3836 7.05439 10.5367C7.04457 10.6781 6.62872 11.129 6.50101 11.2398M9.42343 6.78133C9.42343 6.78133 8.87005 7.31209 8.8193 7.4318C8.77755 7.56377 8.54425 7.757 8.43865 7.82762M6.79489 7.00834C6.79489 7.00834 7.00609 7.31209 7.00609 7.41649C7.00609 7.51774 7.08959 7.79384 7.18537 7.89509C7.23612 7.96571 7.41867 8.26027 7.39657 8.44416M6.96434 6.14004C6.96434 6.14004 7.04784 6.42534 7.08959 6.62792C7.14034 6.83042 7.23612 7.04518 7.29097 7.16788C7.3319 7.28759 7.50135 7.89203 7.4375 8.26027M8.92162 6.11852C8.92162 6.11852 8.87005 6.40389 8.71042 6.54505C8.56308 6.6862 8.32977 6.90096 8.30767 7.01447C8.28802 7.14643 8.09647 7.757 7.87299 7.97184C7.66179 8.17434 7.63887 8.3891 7.63887 8.3891M9.1451 4.01361C9.1451 4.01361 9.07143 4.36033 9.0395 4.46158C8.99857 4.56283 8.81602 5.02314 8.64657 5.16429M7.29424 4.10567C7.29424 4.10567 7.39984 4.39104 7.41867 4.52301C7.4375 4.64264 7.56602 4.78686 7.58812 4.84821C7.60695 4.90649 7.69372 5.12132 7.69372 5.12132M6.90049 4.39104C6.92014 4.52301 7.15344 4.89117 7.18537 4.95252C7.19519 5.02314 7.3319 5.30851 7.46042 5.3913C7.58812 5.47111 7.96877 5.73802 7.94912 5.84854M8.58272 3.59635C8.58272 3.59635 8.60155 4.04432 8.52214 4.20692C8.43865 4.37879 8.33305 4.62426 8.28802 4.74695C8.24709 4.86666 8.24709 5.07223 8.22745 5.21645C8.20862 5.36679 8.14477 5.63371 8.058 5.73496M6.36676 2.18763C6.36676 2.18763 6.67374 2.52225 6.81127 2.66678C6.9578 2.79859 7.50135 3.36926 7.52099 3.47051M6.87839 1.88128C6.87839 1.88128 7.18537 2.51283 7.24922 2.61416C7.30979 2.72491 7.37365 2.88751 7.37365 2.88751M7.65524 1.85929C7.65524 1.85929 7.63642 2.35965 7.65524 2.48219C7.67407 2.59295 7.67407 2.80778 7.65524 2.86913C7.63642 2.92741 7.7191 3.37845 7.73874 3.49203M5.16424 0.574203C5.16424 0.574203 5.84204 0.970097 5.95091 1.07378M5.56044 0.0612693L6.03687 0.712452L6.14247 0.905685M6.10154 0C6.10154 0 6.25789 0.347192 6.27999 0.487798C6.29964 0.638614 6.51329 1.08949 6.59679 1.25209" koffice:nodeTypes="ccccccccccccccccccccccccccccccccccccccccccccccccccccccccccccccccccccccccccccccccccccccccccccccccccccccccccc"/>
          <draw:path draw:style-name="gr5" draw:id="shape91" draw:name="path192" draw:layer="g5465" svg:width="0.24376000000pt" svg:height="0.24400000000pt" draw:transform="matrix(1.25438760000 0.00000000000 0.00000000000 1.25438760000 82.77542216518pt 59.19605603872pt)" svg:viewBox="0 0 0 0" svg:d="M0.12192 0.244C0.19376 0.244 0.24376 0.1944 0.24376 0.1224C0.24376 0.0504 0.19376 0 0.12192 0C0.06256 0 0 0.0504 0 0.1224C0 0.1944 0.05944 0.244 0.12192 0.244" koffice:nodeTypes="ccccc"/>
          <draw:path draw:style-name="gr6" draw:id="shape92" draw:name="path194" draw:layer="g5465" svg:width="0.24376000000pt" svg:height="0.24400000000pt" draw:transform="matrix(1.25438760000 0.00000000000 0.00000000000 1.25438760000 82.77542216518pt 59.19605603872pt)" svg:viewBox="0 0 0 0" svg:d="M0.12192 0.244C0.19376 0.244 0.24376 0.1944 0.24376 0.1224C0.24376 0.0504 0.19376 0 0.12192 0C0.06256 0 0 0.0504 0 0.1224C0 0.1944 0.05944 0.244 0.12192 0.244L0.12192 0.244" koffice:nodeTypes="cccccc"/>
          <draw:path draw:style-name="gr5" draw:id="shape93" draw:name="path196" draw:layer="g5465" svg:width="0.25624000000pt" svg:height="0.24400000000pt" draw:transform="matrix(1.25438760000 0.00000000000 0.00000000000 1.25438760000 81.87778239862pt 60.30593818720pt)" svg:viewBox="0 0 0 0" svg:d="M0.12192 0.244C0.19376 0.244 0.25624 0.1936 0.25624 0.1216C0.25624 0.0624 0.19688 0 0.12192 0C0.06248 0 0 0.0592 0 0.1216C0 0.1936 0.05936 0.244 0.12192 0.244" koffice:nodeTypes="ccccc"/>
          <draw:path draw:style-name="gr6" draw:id="shape94" draw:name="path198" draw:layer="g5465" svg:width="0.25624000000pt" svg:height="0.24400000000pt" draw:transform="matrix(1.25438760000 0.00000000000 0.00000000000 1.25438760000 81.87778239862pt 60.30593818720pt)" svg:viewBox="0 0 0 0" svg:d="M0.12192 0.244C0.19376 0.244 0.25624 0.1936 0.25624 0.1216C0.25624 0.0624 0.19688 0 0.12192 0C0.06248 0 0 0.0592 0 0.1216C0 0.1936 0.05936 0.244 0.12192 0.244L0.12192 0.244" koffice:nodeTypes="cccccc"/>
          <draw:path draw:style-name="gr5" draw:id="shape95" draw:name="path200" draw:layer="g5465" svg:width="0.25624000000pt" svg:height="0.24400000000pt" draw:transform="matrix(1.25438760000 0.00000000000 0.00000000000 1.25438760000 79.78456072275pt 56.82476171968pt)" svg:viewBox="0 0 0 0" svg:d="M0.13432 0.244C0.19688 0.244 0.25624 0.1848 0.25624 0.1216C0.25624 0.0504 0.19688 0 0.13432 0C0.06248 0 0 0.0504 0 0.1216C0 0.1816 0.05936 0.244 0.13432 0.244" koffice:nodeTypes="ccccc"/>
          <draw:path draw:style-name="gr6" draw:id="shape96" draw:name="path202" draw:layer="g5465" svg:width="0.25624000000pt" svg:height="0.24400000000pt" draw:transform="matrix(1.25438760000 0.00000000000 0.00000000000 1.25438760000 79.78456072275pt 56.82476171968pt)" svg:viewBox="0 0 0 0" svg:d="M0.13432 0.244C0.19688 0.244 0.25624 0.1848 0.25624 0.1216C0.25624 0.0504 0.19688 0 0.13432 0C0.06248 0 0 0.0504 0 0.1216C0 0.1816 0.05936 0.244 0.13432 0.244L0.13432 0.244" koffice:nodeTypes="cccccc"/>
          <draw:path draw:style-name="gr5" draw:id="shape97" draw:name="path204" draw:layer="g5465" svg:width="0.27816000000pt" svg:height="0.27760000000pt" draw:transform="matrix(1.25438760000 0.00000000000 0.00000000000 1.25438760000 78.48310850000pt 57.43288882816pt)" svg:viewBox="0 0 0 0" svg:d="M0.14376 0.2776C0.2156 0.2776 0.27816 0.2184 0.27816 0.1344C0.27816 0.0624 0.2156 0 0.14376 0C0.06248 0 0 0.0592 0 0.1344C0 0.2152 0.06248 0.2776 0.14376 0.2776" koffice:nodeTypes="ccccc"/>
          <draw:path draw:style-name="gr6" draw:id="shape98" draw:name="path206" draw:layer="g5465" svg:width="0.27816000000pt" svg:height="0.27760000000pt" draw:transform="matrix(1.25438760000 0.00000000000 0.00000000000 1.25438760000 78.48310850000pt 57.43288882816pt)" svg:viewBox="0 0 0 0" svg:d="M0.14376 0.2776C0.2156 0.2776 0.27816 0.2184 0.27816 0.1344C0.27816 0.0624 0.2156 0 0.14376 0C0.06248 0 0 0.0592 0 0.1344C0 0.2152 0.06248 0.2776 0.14376 0.2776L0.14376 0.2776" koffice:nodeTypes="cccccc"/>
          <draw:path draw:style-name="gr5" draw:id="shape99" draw:name="path208" draw:layer="g5465" svg:width="0.27816000000pt" svg:height="0.27816000000pt" draw:transform="matrix(1.25438760000 0.00000000000 0.00000000000 1.25438760000 78.24788573725pt 53.51649003894pt)" svg:viewBox="0 0 0 0" svg:d="M0.14376 0.27816C0.21568 0.27816 0.27816 0.21896 0.27816 0.14376C0.27816 0.07176 0.2188 0 0.14376 0C0.06248 0 0 0.07176 0 0.14376C0 0.21576 0.05936 0.27816 0.14376 0.27816" koffice:nodeTypes="ccccc"/>
          <draw:path draw:style-name="gr6" draw:id="shape100" draw:name="path210" draw:layer="g5465" svg:width="0.27816000000pt" svg:height="0.27816000000pt" draw:transform="matrix(1.25438760000 0.00000000000 0.00000000000 1.25438760000 78.24788573725pt 53.51649003894pt)" svg:viewBox="0 0 0 0" svg:d="M0.14376 0.27816C0.21568 0.27816 0.27816 0.21896 0.27816 0.14376C0.27816 0.07176 0.2188 0 0.14376 0C0.06248 0 0 0.07176 0 0.14376C0 0.21576 0.05936 0.27816 0.14376 0.27816L0.14376 0.27816" koffice:nodeTypes="cccccc"/>
          <draw:path draw:style-name="gr5" draw:id="shape101" draw:name="path212" draw:layer="g5465" svg:width="0.27816000000pt" svg:height="0.27840000000pt" draw:transform="matrix(1.25438760000 0.00000000000 0.00000000000 1.25438760000 77.16600152000pt 53.84534029216pt)" svg:viewBox="0 0 0 0" svg:d="M0.1344 0.2784C0.2156 0.2784 0.27816 0.2192 0.27816 0.1344C0.27816 0.0632 0.21872 0 0.1344 0C0.06248 0 0 0.06 0 0.1344C0 0.216 0.05936 0.2784 0.1344 0.2784" koffice:nodeTypes="ccccc"/>
          <draw:path draw:style-name="gr6" draw:id="shape102" draw:name="path214" draw:layer="g5465" svg:width="0.27816000000pt" svg:height="0.27840000000pt" draw:transform="matrix(1.25438760000 0.00000000000 0.00000000000 1.25438760000 77.16600152000pt 53.84534029216pt)" svg:viewBox="0 0 0 0" svg:d="M0.1344 0.2784C0.2156 0.2784 0.27816 0.2192 0.27816 0.1344C0.27816 0.0632 0.21872 0 0.1344 0C0.06248 0 0 0.06 0 0.1344C0 0.216 0.05936 0.2784 0.1344 0.2784L0.1344 0.2784" koffice:nodeTypes="cccccc"/>
          <draw:path draw:style-name="gr5" draw:id="shape103" draw:name="path216" draw:layer="g5465" svg:width="0.27808000000pt" svg:height="0.27808000000pt" draw:transform="matrix(1.25438760000 0.00000000000 0.00000000000 1.25438760000 77.71482118275pt 50.36095259238pt)" svg:viewBox="0 0 0 0" svg:d="M0.14376 0.27808C0.2156 0.27808 0.27808 0.20624 0.27808 0.1344C0.27808 0.06248 0.21872 0 0.14376 0C0.06248 0 0 0.05936 0 0.1344C0 0.20624 0.05936 0.27808 0.14376 0.27808" koffice:nodeTypes="ccccc"/>
          <draw:path draw:style-name="gr6" draw:id="shape104" draw:name="path218" draw:layer="g5465" svg:width="0.27808000000pt" svg:height="0.27808000000pt" draw:transform="matrix(1.25438760000 0.00000000000 0.00000000000 1.25438760000 77.71482118275pt 50.36095259238pt)" svg:viewBox="0 0 0 0" svg:d="M0.14376 0.27808C0.2156 0.27808 0.27808 0.20624 0.27808 0.1344C0.27808 0.06248 0.21872 0 0.14376 0C0.06248 0 0 0.05936 0 0.1344C0 0.20624 0.05936 0.27808 0.14376 0.27808L0.14376 0.27808" koffice:nodeTypes="cccccc"/>
          <draw:path draw:style-name="gr5" draw:id="shape105" draw:name="path220" draw:layer="g5465" svg:width="0.27816000000pt" svg:height="0.26560000000pt" draw:transform="matrix(1.25438760000 0.00000000000 0.00000000000 1.25438760000 76.74653430656pt 47.16617790170pt)" svg:viewBox="0 0 0 0" svg:d="M0.1344 0.2656C0.20624 0.2656 0.27816 0.2156 0.27816 0.14376C0.27816 0.06248 0.20624 0 0.1344 0C0.06256 0 0 0.05936 0 0.14376C0 0.2156 0.05936 0.2656 0.1344 0.2656" koffice:nodeTypes="ccccc"/>
          <draw:path draw:style-name="gr6" draw:id="shape106" draw:name="path222" draw:layer="g5465" svg:width="0.27816000000pt" svg:height="0.26560000000pt" draw:transform="matrix(1.25438760000 0.00000000000 0.00000000000 1.25438760000 76.74653430656pt 47.16617790170pt)" svg:viewBox="0 0 0 0" svg:d="M0.1344 0.2656C0.20624 0.2656 0.27816 0.2156 0.27816 0.14376C0.27816 0.06248 0.20624 0 0.1344 0C0.06256 0 0 0.05936 0 0.14376C0 0.2156 0.05936 0.2656 0.1344 0.2656L0.1344 0.2656" koffice:nodeTypes="cccccc"/>
          <draw:path draw:style-name="gr5" draw:id="shape107" draw:name="path224" draw:layer="g5465" svg:width="0.27816000000pt" svg:height="0.27808000000pt" draw:transform="matrix(1.25438760000 0.00000000000 0.00000000000 1.25438760000 77.98526714931pt 47.47586111238pt)" svg:viewBox="0 0 0 0" svg:d="M0.1344 0.27808C0.2156 0.27808 0.27816 0.21872 0.27816 0.1344C0.27816 0.06248 0.21872 0 0.1344 0C0.06248 0 0 0.05936 0 0.1344C0 0.2156 0.05936 0.27808 0.1344 0.27808" koffice:nodeTypes="ccccc"/>
          <draw:path draw:style-name="gr6" draw:id="shape108" draw:name="path226" draw:layer="g5465" svg:width="0.27816000000pt" svg:height="0.27808000000pt" draw:transform="matrix(1.25438760000 0.00000000000 0.00000000000 1.25438760000 77.98526714931pt 47.47586111238pt)" svg:viewBox="0 0 0 0" svg:d="M0.1344 0.27808C0.2156 0.27808 0.27816 0.21872 0.27816 0.1344C0.27816 0.06248 0.21872 0 0.1344 0C0.06248 0 0 0.05936 0 0.1344C0 0.2156 0.05936 0.27808 0.1344 0.27808L0.1344 0.27808" koffice:nodeTypes="cccccc"/>
          <draw:path draw:style-name="gr5" draw:id="shape109" draw:name="path228" draw:layer="g5465" svg:width="0.27816000000pt" svg:height="0.26880000000pt" draw:transform="matrix(1.25438760000 0.00000000000 0.00000000000 1.25438760000 79.20041750518pt 44.81374957216pt)" svg:viewBox="0 0 0 0" svg:d="M0.1344 0.2688C0.20632 0.2688 0.27816 0.2064 0.27816 0.1344C0.27816 0.0632 0.20632 0 0.1344 0C0.06256 0 0 0.06 0 0.1344C0 0.2064 0.06256 0.2688 0.1344 0.2688" koffice:nodeTypes="ccccc"/>
          <draw:path draw:style-name="gr6" draw:id="shape110" draw:name="path230" draw:layer="g5465" svg:width="0.27816000000pt" svg:height="0.26880000000pt" draw:transform="matrix(1.25438760000 0.00000000000 0.00000000000 1.25438760000 79.20041750518pt 44.81374957216pt)" svg:viewBox="0 0 0 0" svg:d="M0.1344 0.2688C0.20632 0.2688 0.27816 0.2064 0.27816 0.1344C0.27816 0.0632 0.20632 0 0.1344 0C0.06256 0 0 0.06 0 0.1344C0 0.2064 0.06256 0.2688 0.1344 0.2688L0.1344 0.2688" koffice:nodeTypes="cccccc"/>
          <draw:path draw:style-name="gr5" draw:id="shape111" draw:name="path232" draw:layer="g5465" svg:width="0.27808000000pt" svg:height="0.27840000000pt" draw:transform="matrix(1.25438760000 0.00000000000 0.00000000000 1.25438760000 78.27146822413pt 44.07315913312pt)" svg:viewBox="0 0 0 0" svg:d="M0.13432 0.2784C0.2156 0.2784 0.27808 0.2192 0.27808 0.1344C0.27808 0.0624 0.21872 0 0.13432 0C0.06248 0 0 0.0624 0 0.1344C0 0.216 0.05936 0.2784 0.13432 0.2784" koffice:nodeTypes="ccccc"/>
          <draw:path draw:style-name="gr6" draw:id="shape112" draw:name="path234" draw:layer="g5465" svg:width="0.27808000000pt" svg:height="0.27840000000pt" draw:transform="matrix(1.25438760000 0.00000000000 0.00000000000 1.25438760000 78.27146822413pt 44.07315913312pt)" svg:viewBox="0 0 0 0" svg:d="M0.13432 0.2784C0.2156 0.2784 0.27808 0.2192 0.27808 0.1344C0.27808 0.0624 0.21872 0 0.13432 0C0.06248 0 0 0.0624 0 0.1344C0 0.216 0.05936 0.2784 0.13432 0.2784L0.13432 0.2784" koffice:nodeTypes="cccccc"/>
          <draw:path draw:style-name="gr5" draw:id="shape113" draw:name="path236" draw:layer="g5465" svg:width="0.26880000000pt" svg:height="0.27840000000pt" draw:transform="matrix(1.25438760000 0.00000000000 0.00000000000 1.25438760000 80.12555344794pt 42.27386555968pt)" svg:viewBox="0 0 0 0" svg:d="M0.1344 0.2784C0.21568 0.2784 0.2688 0.216 0.2688 0.144C0.2688 0.0624 0.2188 0 0.1344 0C0.05312 0 0 0.0592 0 0.144C0 0.216 0.05 0.2784 0.1344 0.2784" koffice:nodeTypes="ccccc"/>
          <draw:path draw:style-name="gr6" draw:id="shape114" draw:name="path238" draw:layer="g5465" svg:width="0.26880000000pt" svg:height="0.27840000000pt" draw:transform="matrix(1.25438760000 0.00000000000 0.00000000000 1.25438760000 80.12555344794pt 42.27386555968pt)" svg:viewBox="0 0 0 0" svg:d="M0.1344 0.2784C0.21568 0.2784 0.2688 0.216 0.2688 0.144C0.2688 0.0624 0.2188 0 0.1344 0C0.05312 0 0 0.0592 0 0.144C0 0.216 0.05 0.2784 0.1344 0.2784L0.1344 0.2784" koffice:nodeTypes="cccccc"/>
          <draw:path draw:style-name="gr5" draw:id="shape115" draw:name="path240" draw:layer="g5465" svg:width="0.26872000000pt" svg:height="0.25632000000pt" draw:transform="matrix(1.25438760000 0.00000000000 0.00000000000 1.25438760000 76.35456326931pt 50.40008948550pt)" svg:viewBox="0 0 0 0" svg:d="M0.1344 0.25632C0.20624 0.25632 0.26872 0.20632 0.26872 0.1344C0.26872 0.06256 0.20936 0 0.1344 0C0.06248 0 0 0.05944 0 0.1344C0 0.20632 0.05936 0.25632 0.1344 0.25632" koffice:nodeTypes="ccccc"/>
          <draw:path draw:style-name="gr6" draw:id="shape116" draw:name="path242" draw:layer="g5465" svg:width="0.26872000000pt" svg:height="0.25632000000pt" draw:transform="matrix(1.25438760000 0.00000000000 0.00000000000 1.25438760000 76.35456326931pt 50.40008948550pt)" svg:viewBox="0 0 0 0" svg:d="M0.1344 0.25632C0.20624 0.25632 0.26872 0.20632 0.26872 0.1344C0.26872 0.06256 0.20936 0 0.1344 0C0.06248 0 0 0.05944 0 0.1344C0 0.20632 0.05936 0.25632 0.1344 0.25632L0.1344 0.25632" koffice:nodeTypes="cccccc"/>
          <draw:path draw:style-name="gr4" draw:id="shape117" draw:name="path244" draw:layer="g5465" svg:width="5.67121020032pt" svg:height="14.87568096000pt" draw:transform="matrix(1.25438760000 0.00000000000 0.00000000000 1.25438760000 76.43293740656pt 42.47757810592pt)" svg:viewBox="0 0 6 15" svg:d="M5.64787 14.5277C5.64787 14.5277 5.53804 14.0799 5.56139 13.9711C5.56139 13.9711 5.60467 13.9711 5.67121 13.8869M5.4715 14.7083C5.4715 14.7083 5.05214 14.7182 4.90901 14.7602C4.90901 14.7602 4.90901 14.7891 4.86581 14.8757M2.86888 12.6401C2.86888 12.6401 2.84894 12.0958 2.95544 12.0513C2.95544 12.0513 3.06526 12.0092 3.13181 11.9218M2.44952 12.4694C2.44952 12.4694 2.13002 12.4281 2.04021 12.4694C2.04021 12.4694 2.02019 12.5535 1.95365 12.5758M1.83718 9.2838L1.72736 9.33575C1.61753 9.38688 1.39448 9.90228 1.39448 9.90228C1.39448 9.90228 1.03178 9.64746 0.875351 9.6252C0.875351 9.6252 0.80881 9.6252 0.722246 9.6252M0 6.72304C0 6.72304 0.0865639 6.80674 0.176451 6.76485C0.176451 6.76485 0.619068 7.04193 0.652381 7.14823C0.652381 7.14823 1.11494 6.70045 1.20482 6.74234C1.20482 6.74234 1.25807 6.80353 1.34796 6.72304M0.499276 4.05261C0.499276 4.05261 0.542472 4.11702 0.619068 4.15891C0.619068 4.15891 0.828747 4.4359 0.828747 4.65171C0.828747 4.65171 1.2015 4.33282 1.31465 4.3522C1.31465 4.3522 1.45778 4.39401 1.54426 4.3522M1.59419 1.5528C1.59419 1.5528 1.68075 1.65918 1.74729 1.57259C1.74729 1.57259 2.01355 1.8909 1.85712 2.13912C1.85712 2.13912 2.23319 2.05583 2.35639 2.12015C2.35639 2.12015 2.39959 2.26776 2.53276 2.18117M3.15515 0C3.15515 0 3.09185 0.148435 3.36483 0.094009" koffice:nodeTypes="cccccccccccccccccccccccccccccccccc"/>
          <draw:path draw:style-name="gr3" draw:id="shape118" draw:name="path246" draw:layer="g5465" svg:width="11.53761303273pt" svg:height="16.43045199059pt" draw:transform="matrix(1.25438760000 0.00000000000 0.00000000000 1.25438760000 77.16208783069pt 42.59498878528pt)" svg:viewBox="0 0 12 16" svg:d="M11.5376 16.4305C11.5376 16.4305 10.984 16.3903 10.9008 16.3903C10.8175 16.3903 10.6127 16.0246 10.5295 15.9633C10.4463 15.9051 8.98684 15.2201 8.02676 15.0753C7.07938 14.9346 5.62002 14.3935 5.32236 14.2495C3.74772 13.5244 1.98111 12.1756 1.58423 11.6227C1.18096 11.0422 0.74566 9.70208 0.553694 8.97458C0.470451 8.63953 0 7.27844 0 6.34756C0 5.26614 0.124782 4.38748 0.297658 3.68091C0.467256 2.9774 1.72188 0.913109 2.49957 0C2.49957 0 0.764914 2.56551 0.467256 3.55798C0.169598 4.56877 0.0864379 5.79458 0.10561 6.50116C0.115196 7.08182 0.627269 9.19873 1.35056 10.7528C1.93629 12.0002 2.44517 12.1418 3.36051 12.8362C3.78614 13.1618 4.60546 13.684 5.28713 14.0222C5.97847 14.3478 7.44742 14.7655 7.83152 14.8174C8.21234 14.8882 10.1839 15.4411 10.4399 15.5614C10.7055 15.6841 11.3648 16.2433 11.5344 16.4273" koffice:nodeTypes="cccccccccccccccccc"/>
          <draw:path draw:style-name="gr4" draw:id="shape119" draw:name="path248" draw:layer="g5465" svg:width="11.53761303273pt" svg:height="16.43045199059pt" draw:transform="matrix(1.25438760000 0.00000000000 0.00000000000 1.25438760000 77.16208783069pt 42.59498878528pt)" svg:viewBox="0 0 12 16" svg:d="M11.5376 16.4305C11.5376 16.4305 10.984 16.3903 10.9008 16.3903C10.8175 16.3903 10.6127 16.0246 10.5295 15.9633C10.4463 15.9051 8.98684 15.2201 8.02676 15.0753C7.07938 14.9346 5.62002 14.3935 5.32236 14.2495C3.74772 13.5244 1.98111 12.1756 1.58423 11.6227C1.18096 11.0422 0.74566 9.70208 0.553694 8.97458C0.470451 8.63953 0 7.27844 0 6.34756C0 5.26614 0.124782 4.38748 0.297658 3.68091C0.467256 2.9774 1.72188 0.913109 2.49957 0C2.49957 0 0.764914 2.56551 0.467256 3.55798C0.169598 4.56877 0.0864379 5.79458 0.10561 6.50116C0.115196 7.08182 0.627269 9.19873 1.35056 10.7528C1.93629 12.0002 2.44517 12.1418 3.36051 12.8362C3.78614 13.1618 4.60546 13.684 5.28713 14.0222C5.97847 14.3478 7.44742 14.7655 7.83152 14.8174C8.21234 14.8882 10.1839 15.4411 10.4399 15.5614C10.7055 15.6841 11.3648 16.2433 11.5344 16.4273L11.5344 16.4273Z" koffice:nodeTypes="cccccccccccccccccccc"/>
          <draw:path draw:style-name="gr3" draw:id="shape120" draw:name="path250" draw:layer="g5465" svg:width="0.52005600590pt" svg:height="3.11700512000pt" draw:transform="matrix(1.25438760000 0.00000000000 0.00000000000 1.25438760000 78.97398904824pt 54.30795843904pt)" svg:viewBox="0 0 1 3" svg:d="M0.166231 3.11701C0.195539 2.87132 0.202289 2.69255 0.254154 2.62563C0.296961 2.53575 0.447941 2.22415 0.477249 2.01741C0.506556 1.81068 0.477249 1.64289 0.477249 1.53703C0.477249 1.43616 0.520056 1.07362 0.520056 1.07362C0.520056 1.07362 0.445691 0.63219 0.387134 0.542305C0.328519 0.480384 0.170789 0.101869 0.141482 0C0.141482 0 0.161731 0.206735 0.112174 0.308604C0.0671167 0.409475 0.0535591 0.683124 0.0535591 0.838925C0.0535591 0.991729 0.0828666 1.35826 0.0535591 1.53703C0.0243093 1.74377 -0.0208058 1.91155 0.0107517 2.14625C0.0400592 2.337 0.166231 3.11701 0.166231 3.11701" koffice:nodeTypes="cccccccccccc"/>
          <draw:path draw:style-name="gr4" draw:id="shape121" draw:name="path252" draw:layer="g5465" svg:width="0.52005600590pt" svg:height="3.11700512000pt" draw:transform="matrix(1.25438760000 0.00000000000 0.00000000000 1.25438760000 78.97398904824pt 54.30795843904pt)" svg:viewBox="0 0 1 3" svg:d="M0.166231 3.11701C0.195539 2.87132 0.202289 2.69255 0.254154 2.62563C0.296961 2.53575 0.447941 2.22415 0.477249 2.01741C0.506556 1.81068 0.477249 1.64289 0.477249 1.53703C0.477249 1.43616 0.520056 1.07362 0.520056 1.07362C0.520056 1.07362 0.445691 0.63219 0.387134 0.542305C0.328519 0.480384 0.170789 0.101869 0.141482 0C0.141482 0 0.161731 0.206735 0.112174 0.308604C0.0671167 0.409475 0.0535591 0.683124 0.0535591 0.838925C0.0535591 0.991729 0.0828666 1.35826 0.0535591 1.53703C0.0243093 1.74377 -0.0208058 1.91155 0.0107517 2.14625C0.0400592 2.337 0.166231 3.11701 0.166231 3.11701L0.166231 3.11701" koffice:nodeTypes="ccccccccccccc"/>
          <draw:path draw:style-name="gr3" draw:id="shape122" draw:name="path254" draw:layer="g5465" svg:width="0.52755660321pt" svg:height="2.79174533333pt" draw:transform="matrix(1.25438760000 0.00000000000 0.00000000000 1.25438760000 78.26192125652pt 53.55181359376pt)" svg:viewBox="0 0 1 3" svg:d="M0.527557 2.79175C0.527557 2.79175 0.180254 2.2006 0.180254 1.95056C0.180254 1.71209 0.150794 1.57086 0.121276 1.5099C0.0917581 1.45279 -0.105688 1.13946 0.075895 0.759771C0.150794 0.600023 0.164391 0.611599 0.209772 0.440274C0.268808 0.22033 0.391355 0.22033 0.414075 0C0.414075 0 0.450391 0.258917 0.466254 0.479632C0.479909 0.699576 0.452657 0.777521 0.445859 0.897912C0.425405 1.02756 0.482175 1.16647 0.482175 1.34783C0.482175 1.52533 0.46852 1.59787 0.46852 1.70592C0.46852 1.7638 0.416341 2.53785 0.527557 2.78866" koffice:nodeTypes="ccccccccccc"/>
          <draw:path draw:style-name="gr4" draw:id="shape123" draw:name="path256" draw:layer="g5465" svg:width="0.52755660321pt" svg:height="2.79174533333pt" draw:transform="matrix(1.25438760000 0.00000000000 0.00000000000 1.25438760000 78.26192125652pt 53.55181359376pt)" svg:viewBox="0 0 1 3" svg:d="M0.527557 2.79175C0.527557 2.79175 0.180254 2.2006 0.180254 1.95056C0.180254 1.71209 0.150794 1.57086 0.121276 1.5099C0.0917581 1.45279 -0.105688 1.13946 0.075895 0.759771C0.150794 0.600023 0.164391 0.611599 0.209772 0.440274C0.268808 0.22033 0.391355 0.22033 0.414075 0C0.414075 0 0.450391 0.258917 0.466254 0.479632C0.479909 0.699576 0.452657 0.777521 0.445859 0.897912C0.425405 1.02756 0.482175 1.16647 0.482175 1.34783C0.482175 1.52533 0.46852 1.59787 0.46852 1.70592C0.46852 1.7638 0.416341 2.53785 0.527557 2.78866L0.527557 2.78866Z" koffice:nodeTypes="ccccccccccccc"/>
          <draw:path draw:style-name="gr3" draw:id="shape124" draw:name="path258" draw:layer="g5465" svg:width="2.13095800328pt" svg:height="1.61440388022pt" draw:transform="matrix(1.25438760000 0.00000000000 0.00000000000 1.25438760000 83.35319097515pt 59.70760297975pt)" svg:viewBox="0 0 2 2" svg:d="M2.13096 1.6144C2.13096 1.6144 1.71485 1.56256 1.55357 1.52292C1.44713 1.51174 1.18908 1.43144 1.05035 1.36842C0.924583 1.31658 0.676189 1.15801 0.460083 0.879497C0.0665181 0.351947 0.108468 0.0734326 0.0310097 0.0500536C-0.107638 0.0266747 0.253639 -0.0251655 0.424575 0.014477C0.595511 0.0378559 0.831022 0.185245 0.992297 0.36821C1.15035 0.55016 1.39874 0.76057 1.49552 0.839855C1.57934 0.916091 1.64383 0.955733 1.73095 1.10211C1.82451 1.25763 1.81485 1.35215 2.12774 1.6144" koffice:nodeTypes="cccccccccc"/>
          <draw:path draw:style-name="gr4" draw:id="shape125" draw:name="path260" draw:layer="g5465" svg:width="2.13095800328pt" svg:height="1.61440388022pt" draw:transform="matrix(1.25438760000 0.00000000000 0.00000000000 1.25438760000 83.35319097515pt 59.70760297975pt)" svg:viewBox="0 0 2 2" svg:d="M2.13096 1.6144C2.13096 1.6144 1.71485 1.56256 1.55357 1.52292C1.44713 1.51174 1.18908 1.43144 1.05035 1.36842C0.924583 1.31658 0.676189 1.15801 0.460083 0.879497C0.0665181 0.351947 0.108468 0.0734326 0.0310097 0.0500536C-0.107638 0.0266747 0.253639 -0.0251655 0.424575 0.014477C0.595511 0.0378559 0.831022 0.185245 0.992297 0.36821C1.15035 0.55016 1.39874 0.76057 1.49552 0.839855C1.57934 0.916091 1.64383 0.955733 1.73095 1.10211C1.82451 1.25763 1.81485 1.35215 2.12774 1.6144L2.12774 1.6144Z" koffice:nodeTypes="cccccccccccc"/>
          <draw:path draw:style-name="gr3" draw:id="shape126" draw:name="path262" draw:layer="g5465" svg:width="2.24228863819pt" svg:height="2.37072819611pt" draw:transform="matrix(1.25438760000 0.00000000000 0.00000000000 1.25438760000 83.39496361593pt 58.93829556440pt)" svg:viewBox="0 0 2 2" svg:d="M2.24229 2.37073C2.24229 2.37073 1.36156 1.87426 1.27241 1.78194C1.1751 1.70442 1.03193 1.52412 0.931992 1.39783C0.85363 1.27502 0.475376 1.03723 0.41057 0.876969C0.375435 0.778546 0.143116 0.380502 0.00527409 0.0643307C-0.0649265 -0.1029 0.588873 0.108751 0.588873 0.108751C1.11839 0.377018 0.886067 0.18627 1.1724 0.469343C1.35077 0.635703 1.47776 0.785514 1.52092 0.908325C1.58309 1.0982 1.66415 1.44922 1.74521 1.61906C1.81541 1.79936 1.96135 2.02407 2.23959 2.36376" koffice:nodeTypes="cccccccccc"/>
          <draw:path draw:style-name="gr4" draw:id="shape127" draw:name="path264" draw:layer="g5465" svg:width="2.24228863819pt" svg:height="2.37072819611pt" draw:transform="matrix(1.25438760000 0.00000000000 0.00000000000 1.25438760000 83.39496361593pt 58.93829556440pt)" svg:viewBox="0 0 2 2" svg:d="M2.24229 2.37073C2.24229 2.37073 1.36156 1.87426 1.27241 1.78194C1.1751 1.70442 1.03193 1.52412 0.931992 1.39783C0.85363 1.27502 0.475376 1.03723 0.41057 0.876969C0.375435 0.778546 0.143116 0.380502 0.00527409 0.0643307C-0.0649265 -0.1029 0.588873 0.108751 0.588873 0.108751C1.11839 0.377018 0.886067 0.18627 1.1724 0.469343C1.35077 0.635703 1.47776 0.785514 1.52092 0.908325C1.58309 1.0982 1.66415 1.44922 1.74521 1.61906C1.81541 1.79936 1.96135 2.02407 2.23959 2.36376L2.23959 2.36376Z" koffice:nodeTypes="cccccccccccc"/>
          <draw:path draw:style-name="gr3" draw:id="shape128" draw:name="path266" draw:layer="g5465" svg:width="2.82998291525pt" svg:height="2.36719709575pt" draw:transform="matrix(1.25438760000 0.00000000000 0.00000000000 1.25438760000 84.35401058151pt 58.48446427697pt)" svg:viewBox="0 0 3 2" svg:d="M2.82998 2.3672C2.82998 2.3672 1.83001 2.17533 1.37285 1.71199C1.0531 1.39789 1.0531 1.49241 0.915592 1.39007C0.744585 1.25363 0.48441 1.10369 0.272483 0.837201C0.283617 0.862073 -0.0211897 0.0988511 0.00117352 0.015707C0.00117352 -0.03688 0.369168 0.0519494 0.681397 0.143621C0.93786 0.226765 1.0866 0.382395 1.30966 0.484726C1.57726 0.61264 1.61447 0.937399 1.74085 1.0845C1.91185 1.30338 1.92299 1.41495 1.92299 1.5258C1.92299 1.68925 2.04565 1.74539 2.11997 1.88397C2.20553 2.04741 2.47683 2.0197 2.82256 2.36435" koffice:nodeTypes="ccccccccccc"/>
          <draw:path draw:style-name="gr4" draw:id="shape129" draw:name="path268" draw:layer="g5465" svg:width="2.83076708131pt" svg:height="2.36719709575pt" draw:transform="matrix(1.25438760000 0.00000000000 0.00000000000 1.25438760000 84.35359766793pt 58.48446427697pt)" svg:viewBox="0 0 3 2" svg:d="M2.83077 2.3672C2.83077 2.3672 1.83066 2.17533 1.37343 1.71199C1.05364 1.39789 1.05364 1.49241 0.91611 1.39007C0.745079 1.25363 0.484869 1.10369 0.272912 0.837201C0.284048 0.862073 -0.0245129 0.0988511 0.0015653 0.015707C0.0015653 -0.03688 0.369611 0.0519494 0.681882 0.143621C0.938381 0.226765 1.08714 0.382395 1.31024 0.484726C1.57787 0.61264 1.61509 0.937399 1.74148 1.0845C1.91251 1.30338 1.92365 1.41495 1.92365 1.5258C1.92365 1.68925 2.04633 1.74539 2.12066 1.88397C2.20622 2.04741 2.47757 2.0197 2.82334 2.36435L2.82334 2.36435Z" koffice:nodeTypes="ccccccccccccc"/>
          <draw:path draw:style-name="gr3" draw:id="shape130" draw:name="path270" draw:layer="g5465" svg:width="2.97331014026pt" svg:height="0.43181397102pt" draw:transform="matrix(1.25438760000 0.00000000000 0.00000000000 1.25438760000 82.58594860317pt 60.80038777309pt)" svg:viewBox="0 0 3 0" svg:d="M2.97331 0.359201C2.97331 0.359201 2.10079 0.147343 1.98647 0.133149C1.84933 0.121058 1.79977 0.0795279 1.62068 0.0532429C1.47213 0.0343177 1.3463 -0.0271893 0.976705 0.0138154C0.828148 0.0327406 0.191877 0.108441 0.0394178 0.0674368C-0.124455 0.028535 0.264253 0.299271 0.443342 0.361303C0.618626 0.414399 0.923447 0.44121 1.19013 0.428593C1.4416 0.416502 1.79597 0.428593 1.92551 0.428593C2.05124 0.428593 2.12742 0.44121 2.31412 0.416502C2.4894 0.389691 2.54276 0.342378 2.97331 0.36288" koffice:nodeTypes="cccccccccc"/>
          <draw:path draw:style-name="gr4" draw:id="shape131" draw:name="path272" draw:layer="g5465" svg:width="2.97331014026pt" svg:height="0.43181397102pt" draw:transform="matrix(1.25438760000 0.00000000000 0.00000000000 1.25438760000 82.58594860317pt 60.80038777309pt)" svg:viewBox="0 0 3 0" svg:d="M2.97331 0.359201C2.97331 0.359201 2.10079 0.147343 1.98647 0.133149C1.84933 0.121058 1.79977 0.0795279 1.62068 0.0532429C1.47213 0.0343177 1.3463 -0.0271893 0.976705 0.0138154C0.828148 0.0327406 0.191877 0.108441 0.0394178 0.0674368C-0.124455 0.028535 0.264253 0.299271 0.443342 0.361303C0.618626 0.414399 0.923447 0.44121 1.19013 0.428593C1.4416 0.416502 1.79597 0.428593 1.92551 0.428593C2.05124 0.428593 2.12742 0.44121 2.31412 0.416502C2.4894 0.389691 2.54276 0.342378 2.97331 0.36288L2.97331 0.36288Z" koffice:nodeTypes="cccccccccccc"/>
          <draw:path draw:style-name="gr3" draw:id="shape132" draw:name="path274" draw:layer="g5465" svg:width="3.75126740687pt" svg:height="0.73088936078pt" draw:transform="matrix(1.25438760000 0.00000000000 0.00000000000 1.25438760000 82.04834467363pt 61.22716044064pt)" svg:viewBox="0 0 4 1" svg:d="M3.75127 0.176456C3.75127 0.176456 2.85669 0 2.7064 0C2.5562 0 2.13682 0.0239378 1.95164 0.0506113C1.79089 0.0670258 1.2562 0.0266735 1.09195 0.0854921C0.931197 0.147046 0.221886 0.216124 0.0366189 0.181243C-0.148559 0.157305 0.41753 0.571771 0.641174 0.616911C1.36104 0.7749 1.14089 0.748227 1.61618 0.659999C1.89573 0.608704 2.30107 0.590237 2.44089 0.571771C2.59109 0.555356 2.5562 0.494486 2.75184 0.430196C2.93702 0.368642 3.25156 0.208601 3.75127 0.17372" koffice:nodeTypes="cccccccccc"/>
          <draw:path draw:style-name="gr4" draw:id="shape133" draw:name="path276" draw:layer="g5465" svg:width="3.75126740687pt" svg:height="0.73088936078pt" draw:transform="matrix(1.25438760000 0.00000000000 0.00000000000 1.25438760000 82.04834467363pt 61.22716044064pt)" svg:viewBox="0 0 4 1" svg:d="M3.75127 0.176456C3.75127 0.176456 2.85669 0 2.7064 0C2.5562 0 2.13682 0.0239378 1.95164 0.0506113C1.79089 0.0670258 1.2562 0.0266735 1.09195 0.0854921C0.931197 0.147046 0.221886 0.216124 0.0366189 0.181243C-0.148559 0.157305 0.41753 0.571771 0.641174 0.616911C1.36104 0.7749 1.14089 0.748227 1.61618 0.659999C1.89573 0.608704 2.30107 0.590237 2.44089 0.571771C2.59109 0.555356 2.5562 0.494486 2.75184 0.430196C2.93702 0.368642 3.25156 0.208601 3.75127 0.17372L3.75127 0.17372Z" koffice:nodeTypes="cccccccccccc"/>
          <draw:path draw:style-name="gr3" draw:id="shape134" draw:name="path278" draw:layer="g5465" svg:width="3.57771823846pt" svg:height="1.10553395484pt" draw:transform="matrix(1.25438760000 0.00000000000 0.00000000000 1.25438760000 82.33426296361pt 61.63964322392pt)" svg:viewBox="0 0 4 1" svg:d="M3.57772 0.222872C3.57772 0.222872 2.82112 -0.125366 2.23302 0.0487533C1.82219 0.176609 1.8399 0.157262 1.67443 0.190067C1.48823 0.219508 1.33162 0.114363 1.01831 0.255677C0.873501 0.317923 0.21148 0.613168 0.0252824 0.603915C-0.14026 0.593821 0.554293 1.09347 0.740491 1.06066C1.34932 0.96477 1.91972 1.18852 2.19459 1.06992C2.44873 0.962247 2.59649 0.886543 2.7236 0.843644C2.85071 0.790651 2.91865 0.659431 2.99847 0.603915C3.07526 0.528211 3.1255 0.364186 3.57772 0.222872" koffice:nodeTypes="cccccccccc"/>
          <draw:path draw:style-name="gr4" draw:id="shape135" draw:name="path280" draw:layer="g5465" svg:width="3.57771823846pt" svg:height="1.10553395484pt" draw:transform="matrix(1.25438760000 0.00000000000 0.00000000000 1.25438760000 82.33426296361pt 61.63964322392pt)" svg:viewBox="0 0 4 1" svg:d="M3.57772 0.222872C3.57772 0.222872 2.82112 -0.125366 2.23302 0.0487533C1.82219 0.176609 1.8399 0.157262 1.67443 0.190067C1.48823 0.219508 1.33162 0.114363 1.01831 0.255677C0.873501 0.317923 0.21148 0.613168 0.0252824 0.603915C-0.14026 0.593821 0.554293 1.09347 0.740491 1.06066C1.34932 0.96477 1.91972 1.18852 2.19459 1.06992C2.44873 0.962247 2.59649 0.886543 2.7236 0.843644C2.85071 0.790651 2.91865 0.659431 2.99847 0.603915C3.07526 0.528211 3.1255 0.364186 3.57772 0.222872L3.57772 0.222872" koffice:nodeTypes="ccccccccccc"/>
          <draw:path draw:style-name="gr3" draw:id="shape136" draw:name="path282" draw:layer="g5465" svg:width="2.02248405926pt" svg:height="2.12170570303pt" draw:transform="matrix(1.25438760000 0.00000000000 0.00000000000 1.25438760000 79.19428201893pt 57.76529498714pt)" svg:viewBox="0 0 2 2" svg:d="M2.02248 2.12171C2.02248 2.12171 1.56361 1.37941 1.4694 1.28852C1.38767 1.18364 1.16772 0.956414 1.05139 0.806093C0.947694 0.687234 0.853408 0.414557 0.551727 0.309682C0.426066 0.268897 0.114972 0.178005 0.030099 0.0230219C-0.0516366 -0.140118 0.0489239 0.610325 0.143209 0.810754C0.234357 1.0205 0.444891 1.23375 0.642875 1.33863C0.840858 1.4435 1.10167 1.65326 1.19596 1.71619C1.2871 1.77562 1.34052 1.84903 1.48823 1.88049C1.6422 1.92128 1.70503 1.86651 2.01927 2.12171" koffice:nodeTypes="cccccccccc"/>
          <draw:path draw:style-name="gr4" draw:id="shape137" draw:name="path284" draw:layer="g5465" svg:width="2.02248405926pt" svg:height="2.12170570303pt" draw:transform="matrix(1.25438760000 0.00000000000 0.00000000000 1.25438760000 79.19428201893pt 57.76529498714pt)" svg:viewBox="0 0 2 2" svg:d="M2.02248 2.12171C2.02248 2.12171 1.56361 1.37941 1.4694 1.28852C1.38767 1.18364 1.16772 0.956414 1.05139 0.806093C0.947694 0.687234 0.853408 0.414557 0.551727 0.309682C0.426066 0.268897 0.114972 0.178005 0.030099 0.0230219C-0.0516366 -0.140118 0.0489239 0.610325 0.143209 0.810754C0.234357 1.0205 0.444891 1.23375 0.642875 1.33863C0.840858 1.4435 1.10167 1.65326 1.19596 1.71619C1.2871 1.77562 1.34052 1.84903 1.48823 1.88049C1.6422 1.92128 1.70503 1.86651 2.01927 2.12171L2.01927 2.12171Z" koffice:nodeTypes="cccccccccccc"/>
          <draw:path draw:style-name="gr3" draw:id="shape138" draw:name="path286" draw:layer="g5465" svg:width="2.50522076258pt" svg:height="1.54320930849pt" draw:transform="matrix(1.25438760000 0.00000000000 0.00000000000 1.25438760000 78.82305801430pt 58.30110128086pt)" svg:viewBox="0 0 3 2" svg:d="M2.50522 1.53923C2.50522 1.53923 1.79419 0.855494 1.67993 0.789903C1.56859 0.716361 1.36864 0.622943 1.23442 0.560334C1.0945 0.510643 0.731819 0.160823 0.589044 0.160823C0.449119 0.160823 0.180674 0.137965 0.0579288 0.0206955C-0.0734425 -0.118438 0.0407489 0.482817 0.180674 0.665677C0.634735 1.22022 0.320599 1.04929 0.703308 1.15463C0.928911 1.21625 1.24305 1.39911 1.35724 1.43787C1.46865 1.48855 1.48006 1.38718 1.65142 1.40308C1.8113 1.41501 2.12544 1.3683 2.50522 1.54321" koffice:nodeTypes="cccccccccc"/>
          <draw:path draw:style-name="gr4" draw:id="shape139" draw:name="path288" draw:layer="g5465" svg:width="2.50522076258pt" svg:height="1.54320930849pt" draw:transform="matrix(1.25438760000 0.00000000000 0.00000000000 1.25438760000 78.82305801430pt 58.30110128086pt)" svg:viewBox="0 0 3 2" svg:d="M2.50522 1.53923C2.50522 1.53923 1.79419 0.855494 1.67993 0.789903C1.56859 0.716361 1.36864 0.622943 1.23442 0.560334C1.0945 0.510643 0.731819 0.160823 0.589044 0.160823C0.449119 0.160823 0.180674 0.137965 0.0579288 0.0206955C-0.0734425 -0.118438 0.0407489 0.482817 0.180674 0.665677C0.634735 1.22022 0.320599 1.04929 0.703308 1.15463C0.928911 1.21625 1.24305 1.39911 1.35724 1.43787C1.46865 1.48855 1.48006 1.38718 1.65142 1.40308C1.8113 1.41501 2.12544 1.3683 2.50522 1.54321L2.50522 1.54321Z" koffice:nodeTypes="cccccccccccc"/>
          <draw:path draw:style-name="gr3" draw:id="shape140" draw:name="path290" draw:layer="g5465" svg:width="3.40595292184pt" svg:height="0.93965003135pt" draw:transform="matrix(1.25438760000 0.00000000000 0.00000000000 1.25438760000 78.48745229107pt 59.37935134619pt)" svg:viewBox="0 0 3 1" svg:d="M3.40595 0.509761C3.40595 0.509761 3.06303 0.309687 2.38707 0.210425C1.92421 0.131325 1.94424 0.110387 1.76771 0.0708372C1.55793 0.0134514 1.51471 0.0134514 1.13837 0.00104367C0.951947 -0.0167924 0.209413 0.201119 0.0429371 0.110387C-0.120214 0.0312876 0.219386 0.309687 0.429164 0.37948C0.715488 0.479518 0.682244 0.649349 1.00522 0.752488C1.34815 0.852525 1.71111 0.973504 1.91091 0.930849C2.06409 0.913013 2.17729 0.843219 2.39704 0.822281C2.60682 0.80367 2.98307 0.522169 3.40263 0.509761" koffice:nodeTypes="cccccccccc"/>
          <draw:path draw:style-name="gr4" draw:id="shape141" draw:name="path292" draw:layer="g5465" svg:width="3.40595292184pt" svg:height="0.93965003135pt" draw:transform="matrix(1.25438760000 0.00000000000 0.00000000000 1.25438760000 78.48745229107pt 59.37935134619pt)" svg:viewBox="0 0 3 1" svg:d="M3.40595 0.509761C3.40595 0.509761 3.06303 0.309687 2.38707 0.210425C1.92421 0.131325 1.94424 0.110387 1.76771 0.0708372C1.55793 0.0134514 1.51471 0.0134514 1.13837 0.00104367C0.951947 -0.0167924 0.209413 0.201119 0.0429371 0.110387C-0.120214 0.0312876 0.219386 0.309687 0.429164 0.37948C0.715488 0.479518 0.682244 0.649349 1.00522 0.752488C1.34815 0.852525 1.71111 0.973504 1.91091 0.930849C2.06409 0.913013 2.17729 0.843219 2.39704 0.822281C2.60682 0.80367 2.98307 0.522169 3.40263 0.509761L3.40263 0.509761Z" koffice:nodeTypes="cccccccccccc"/>
          <draw:path draw:style-name="gr3" draw:id="shape142" draw:name="path294" draw:layer="g5465" svg:width="1.17396365085pt" svg:height="2.38218705632pt" draw:transform="matrix(1.25438760000 0.00000000000 0.00000000000 1.25438760000 81.32410809116pt 56.49962445376pt)" svg:viewBox="0 0 1 2" svg:d="M1.08431 2.37532C1.08431 2.37532 1.26382 1.69024 1.11482 1.53412C1.03689 1.46212 0.948915 1.3502 0.925165 1.17483C0.915023 1.01087 0.769401 0.732129 0.678041 0.637316C0.589974 0.546067 0.410548 0.11121 0.454581 0C0.454581 0 -0.0296118 0.387095 0.00419328 0.637316C0.0144214 0.876844 0.0144214 0.821239 0.00419328 0.933162C-0.0262313 1.04152 0.115923 1.42291 0.20399 1.53412C0.292056 1.64319 0.248023 1.98823 0.33947 2.05239C0.42745 2.13294 0.969198 2.43093 1.08093 2.37532" koffice:nodeTypes="cccccccccc"/>
          <draw:path draw:style-name="gr4" draw:id="shape143" draw:name="path296" draw:layer="g5465" svg:width="1.17396365085pt" svg:height="2.38218705632pt" draw:transform="matrix(1.25438760000 0.00000000000 0.00000000000 1.25438760000 81.32410809116pt 56.49962445376pt)" svg:viewBox="0 0 1 2" svg:d="M1.08431 2.37532C1.08431 2.37532 1.26382 1.69024 1.11482 1.53412C1.03689 1.46212 0.948915 1.3502 0.925165 1.17483C0.915023 1.01087 0.769401 0.732129 0.678041 0.637316C0.589974 0.546067 0.407167 0.11121 0.454581 0C0.454581 0 -0.0296118 0.387095 0.00419328 0.637316C0.0144214 0.876844 0.0144214 0.821239 0.00419328 0.933162C-0.0262313 1.04152 0.115923 1.42291 0.20399 1.53412C0.292056 1.64319 0.248023 1.98823 0.33947 2.05239C0.42745 2.13294 0.969198 2.43093 1.08093 2.37532L1.08093 2.37532Z" koffice:nodeTypes="cccccccccccc"/>
          <draw:path draw:style-name="gr3" draw:id="shape144" draw:name="path298" draw:layer="g5465" svg:width="1.66932975047pt" svg:height="2.85772800000pt" draw:transform="matrix(1.25438760000 0.00000000000 0.00000000000 1.25438760000 80.21173669670pt 56.37418569376pt)" svg:viewBox="0 0 2 3" svg:d="M1.66452 2.85148C1.7102 2.87881 1.41901 2.61958 1.28482 2.55868C1.15349 2.5009 0.61103 2.33615 0.573901 2.19561C0.536773 2.04648 0.0914469 1.55848 0.0799716 1.4273C0.062869 1.33907 -0.0227902 1.14387 0.00578727 1.04315C0.0143385 0.942426 0.0514673 0.698035 0.117101 0.558272C0.171332 0.408358 0.305522 0.0609024 0.436861 0C0.436861 0 0.548247 0.384154 0.588154 0.527821C0.625282 0.676954 0.662411 0.841702 0.719493 0.921344C0.773797 1.0002 0.976466 1.38748 0.985017 1.54052C1.01074 1.68028 1.10781 2.15969 1.12491 2.25105C1.14208 2.35177 1.50467 2.77887 1.65597 2.85773" koffice:nodeTypes="cccccccccccc"/>
          <draw:path draw:style-name="gr4" draw:id="shape145" draw:name="path300" draw:layer="g5465" svg:width="1.66932975047pt" svg:height="2.85772800000pt" draw:transform="matrix(1.25438760000 0.00000000000 0.00000000000 1.25438760000 80.21173669670pt 56.37418569376pt)" svg:viewBox="0 0 2 3" svg:d="M1.66452 2.85148C1.7102 2.87881 1.41901 2.61958 1.28482 2.55868C1.15349 2.5009 0.61103 2.33615 0.573901 2.19561C0.536773 2.04648 0.0914469 1.55848 0.0799716 1.4273C0.062869 1.33907 -0.0227902 1.14387 0.00578727 1.04315C0.0143385 0.942426 0.0514673 0.698035 0.117101 0.558272C0.171332 0.408358 0.305522 0.0609024 0.436861 0C0.436861 0 0.548247 0.384154 0.588154 0.527821C0.625282 0.676954 0.662411 0.841702 0.719493 0.921344C0.773797 1.0002 0.976466 1.38748 0.985017 1.54052C1.01074 1.68028 1.10781 2.15969 1.12491 2.25105C1.14208 2.35177 1.50467 2.77887 1.65597 2.85773L1.65597 2.85773Z" koffice:nodeTypes="cccccccccccccc"/>
          <draw:path draw:style-name="gr3" draw:id="shape146" draw:name="path302" draw:layer="g5465" svg:width="2.22657694775pt" svg:height="1.77605403413pt" draw:transform="matrix(1.25438760000 0.00000000000 0.00000000000 1.25438760000 76.02139792275pt 55.11678756352pt)" svg:viewBox="0 0 2 2" svg:d="M2.22641 1.74524C2.23454 1.85153 1.94914 1.64874 1.80647 1.64874C1.66374 1.64874 1.22492 1.70453 1.11727 1.5922C1.01223 1.47761 0.850754 1.25069 0.786107 1.21224C0.743032 1.17455 0.535719 0.820977 0.481892 0.626476C0.430753 0.423681 0.0538269 0.070111 0 0.0286475C0 0.0286475 0.516904 -0.0859425 0.850754 0.143237C1.1711 0.376187 1.18991 0.317384 1.26262 0.358848C1.34071 0.396542 1.898 0.915212 1.93301 1.11273C1.96796 1.30648 2.19953 1.651 2.22641 1.74825" koffice:nodeTypes="cccccccccc"/>
          <draw:path draw:style-name="gr4" draw:id="shape147" draw:name="path304" draw:layer="g5465" svg:width="2.22657694775pt" svg:height="1.77605403413pt" draw:transform="matrix(1.25438760000 0.00000000000 0.00000000000 1.25438760000 76.02139792275pt 55.11678756352pt)" svg:viewBox="0 0 2 2" svg:d="M2.22641 1.74524C2.23454 1.85153 1.94914 1.64874 1.80647 1.64874C1.66374 1.64874 1.22492 1.70453 1.11727 1.5922C1.01223 1.47761 0.850754 1.25069 0.786107 1.21224C0.743032 1.17455 0.535719 0.820977 0.481892 0.626476C0.430753 0.423681 0.0538269 0.070111 0 0.0286475C0 0.0286475 0.516904 -0.0859425 0.850754 0.143237C1.1711 0.376187 1.18991 0.317384 1.26262 0.358848C1.34071 0.396542 1.898 0.915212 1.93301 1.11273C1.96796 1.30648 2.19953 1.651 2.22641 1.74825L2.22641 1.74825Z" koffice:nodeTypes="cccccccccccc"/>
          <draw:path draw:style-name="gr3" draw:id="shape148" draw:name="path306" draw:layer="g5465" svg:width="2.48912672000pt" svg:height="3.02383232000pt" draw:transform="matrix(1.25438760000 0.00000000000 0.00000000000 1.25438760000 76.46434727206pt 54.35512341280pt)" svg:viewBox="0 0 2 3" svg:d="M2.48913 3.02383C2.48913 3.02383 1.87555 2.55167 1.73614 2.57823C1.60022 2.60183 0.937818 2.0677 0.89248 1.73718C0.871507 1.56012 0.547358 1.30239 0.498539 1.1873C0.327719 0.880394 0.233562 0.180997 0 0C0 0 0.637945 0.177062 0.798323 0.203622C1.09811 0.253789 1.35264 0.303957 1.47116 0.600045C1.59665 0.880394 1.6908 1.11057 1.78496 1.13418C1.87555 1.15681 2.01504 1.51388 2.06038 1.8867C2.10572 2.24377 2.48565 3.02383 2.48565 3.02383" koffice:nodeTypes="cccccccccc"/>
          <draw:path draw:style-name="gr4" draw:id="shape149" draw:name="path308" draw:layer="g5465" svg:width="2.48912672000pt" svg:height="3.02383232000pt" draw:transform="matrix(1.25438760000 0.00000000000 0.00000000000 1.25438760000 76.46434727206pt 54.35512341280pt)" svg:viewBox="0 0 2 3" svg:d="M2.48913 3.02383C2.48913 3.02383 1.87555 2.55167 1.73614 2.57823C1.60022 2.60183 0.937818 2.0677 0.89248 1.73718C0.871507 1.56012 0.547358 1.30239 0.498539 1.1873C0.327719 0.884328 0.233562 0.180997 0 0C0 0 0.637945 0.177062 0.798323 0.203622C1.09811 0.253789 1.35264 0.303957 1.47116 0.600045C1.59665 0.880394 1.6908 1.11057 1.78496 1.13418C1.87555 1.15681 2.01504 1.51388 2.06038 1.8867C2.10572 2.24377 2.48565 3.02383 2.48565 3.02383L2.48565 3.02383Z" koffice:nodeTypes="cccccccccccc"/>
          <draw:path draw:style-name="gr3" draw:id="shape150" draw:name="path310" draw:layer="g5465" svg:width="0.74816077822pt" svg:height="2.26673604754pt" draw:transform="matrix(1.25438760000 0.00000000000 0.00000000000 1.25438760000 77.50646465160pt 50.58824762550pt)" svg:viewBox="0 0 1 2" svg:d="M0.322062 2.25425C0.392297 2.37942 0.392297 1.52395 0.419353 1.44245C0.454505 1.35282 0.551796 1.16263 0.624799 1.09204C0.695103 1.02139 0.695103 0.768756 0.730186 0.695392C0.765338 0.62481 0.746447 0.127674 0.695103 0C0.695103 0 0.551796 0.105978 0.481561 0.198326C0.403161 0.287962 0.284211 0.323288 0.240963 0.431908C0.205811 0.537886 0.135576 0.537886 0.0814641 0.657424C0.0301199 0.763332 -0.023923 0.945316 0.0112291 1.08933C0.046312 1.23328 0.0274212 1.28759 0.0274212 1.4234C0.0274212 1.54836 0.205811 2.09153 0.322062 2.25425" koffice:nodeTypes="ccccccccccc"/>
          <draw:path draw:style-name="gr4" draw:id="shape151" draw:name="path312" draw:layer="g5465" svg:width="0.74816077822pt" svg:height="2.26673604754pt" draw:transform="matrix(1.25438760000 0.00000000000 0.00000000000 1.25438760000 77.50646465160pt 50.58824762550pt)" svg:viewBox="0 0 1 2" svg:d="M0.322062 2.25425C0.392297 2.37942 0.392297 1.52395 0.419353 1.44245C0.454505 1.35282 0.551796 1.16263 0.624799 1.09204C0.695103 1.02139 0.695103 0.768756 0.730186 0.695392C0.765338 0.62481 0.746447 0.127674 0.695103 0C0.695103 0 0.551796 0.105978 0.481561 0.198326C0.403161 0.287962 0.284211 0.323288 0.240963 0.431908C0.205811 0.537886 0.135576 0.537886 0.0814641 0.657424C0.0301199 0.763332 -0.023923 0.945316 0.0112291 1.08933C0.046312 1.23328 0.0274212 1.28759 0.0274212 1.4234C0.0274212 1.54836 0.205811 2.09153 0.322062 2.25425L0.322062 2.25425" koffice:nodeTypes="cccccccccccc"/>
          <draw:path draw:style-name="gr3" draw:id="shape152" draw:name="path314" draw:layer="g5465" svg:width="0.64457247537pt" svg:height="1.62605364480pt" draw:transform="matrix(1.25438760000 0.00000000000 0.00000000000 1.25438760000 77.76366057225pt 51.69762801894pt)" svg:viewBox="0 0 1 2" svg:d="M0.141836 1.62605C0.141836 1.62605 0.109208 1.37503 0.199513 1.27923C0.282367 1.18625 0.365158 1.18625 0.397721 1.12991C0.430349 1.07639 0.412815 1.00029 0.447948 0.924258C0.480576 0.85097 0.555787 0.718531 0.563366 0.653754C0.59593 0.448027 0.696318 0.222607 0.611023 0C0.611023 0 0.427844 0.0648488 0.377682 0.109933C0.320005 0.146505 0.169454 0.295895 0.161939 0.445214C0.139331 0.611483 0.129312 0.639616 0.0715704 0.73541C0.0239131 0.828391 -0.0438477 1.11022 0.0389425 1.27923C0.129312 1.45654 0.136826 1.62605 0.136826 1.62605" koffice:nodeTypes="ccccccccccc"/>
          <draw:path draw:style-name="gr4" draw:id="shape153" draw:name="path316" draw:layer="g5465" svg:width="0.64457247537pt" svg:height="1.62605364480pt" draw:transform="matrix(1.25438760000 0.00000000000 0.00000000000 1.25438760000 77.76366057225pt 51.69762801894pt)" svg:viewBox="0 0 1 2" svg:d="M0.141836 1.62605C0.141836 1.62605 0.109208 1.37503 0.199513 1.27923C0.282367 1.18625 0.365158 1.18625 0.397721 1.12991C0.430349 1.07639 0.412815 1.00029 0.447948 0.924258C0.480576 0.85097 0.555787 0.718531 0.563366 0.653754C0.59593 0.448027 0.696318 0.222607 0.611023 0C0.611023 0 0.427844 0.0648488 0.377682 0.109933C0.320005 0.146505 0.169454 0.295895 0.161939 0.445214C0.139331 0.611483 0.129312 0.639616 0.0715704 0.73541C0.0239131 0.828391 -0.0438477 1.11022 0.0389425 1.27923C0.129312 1.45654 0.136826 1.62605 0.136826 1.62605L0.136826 1.62605Z" koffice:nodeTypes="ccccccccccccc"/>
          <draw:path draw:style-name="gr3" draw:id="shape154" draw:name="path318" draw:layer="g5465" svg:width="0.57588066473pt" svg:height="1.18198387520pt" draw:transform="matrix(1.25438760000 0.00000000000 0.00000000000 1.25438760000 77.21185372590pt 47.98544353101pt)" svg:viewBox="0 0 1 1" svg:d="M0.00310114 1.18198C0.00310114 1.18198 -0.0277393 0.711072 0.105093 0.566976C0.230762 0.425217 0.261602 0.151353 0.546147 0C0.546147 0 0.531941 0.117713 0.546147 0.199386C0.567517 0.269066 0.600725 0.502093 0.546147 0.581367C0.501101 0.660642 0.342224 0.804799 0.342224 0.876878C0.342224 0.939302 0.233129 1.10031 0.154875 1.13149C0.0766206 1.16273 0.00546881 1.17719 0.00546881 1.17719" koffice:nodeTypes="cccccccc"/>
          <draw:path draw:style-name="gr4" draw:id="shape155" draw:name="path320" draw:layer="g5465" svg:width="0.57588066473pt" svg:height="1.18198387520pt" draw:transform="matrix(1.25438760000 0.00000000000 0.00000000000 1.25438760000 77.21185372590pt 47.98544353101pt)" svg:viewBox="0 0 1 1" svg:d="M0.00310114 1.18198C0.00310114 1.18198 -0.0277393 0.711072 0.105093 0.566976C0.230762 0.425217 0.261602 0.151353 0.546147 0C0.546147 0 0.531941 0.117713 0.546147 0.199386C0.567517 0.269066 0.600725 0.502093 0.546147 0.581367C0.501101 0.660642 0.342224 0.804799 0.342224 0.876878C0.342224 0.939302 0.233129 1.10031 0.154875 1.13149C0.0766206 1.16273 0.00546881 1.17719 0.00546881 1.17719L0.00546881 1.17719Z" koffice:nodeTypes="cccccccccc"/>
          <draw:path draw:style-name="gr3" draw:id="shape156" draw:name="path322" draw:layer="g5465" svg:width="1.18250951800pt" svg:height="1.25503493120pt" draw:transform="matrix(1.25438760000 0.00000000000 0.00000000000 1.25438760000 77.21697983206pt 48.34219136445pt)" svg:viewBox="0 0 1 1" svg:d="M0 1.25503C0 1.25503 0 0.910984 0.146151 0.811932C0.278644 0.715416 0.346586 0.655972 0.414529 0.599063C0.479166 0.534676 0.547109 0.361415 0.706831 0.294557C0.86316 0.23017 1.1452 0.0569088 1.16895 0C1.16895 0 1.23358 0.410909 1.08065 0.633728C0.914139 0.846597 0.914139 0.96295 0.740759 1.01244C0.550502 1.05947 0.526665 1.09413 0.458723 1.12632C0.394173 1.16593 0.278644 1.20801 0.190257 1.20801C0.101958 1.20801 0 1.25503 0 1.25503" koffice:nodeTypes="cccccccccc"/>
          <draw:path draw:style-name="gr4" draw:id="shape157" draw:name="path324" draw:layer="g5465" svg:width="1.18930483142pt" svg:height="1.25503493120pt" draw:transform="matrix(1.25438760000 0.00000000000 0.00000000000 1.25438760000 77.21306614275pt 48.34219136445pt)" svg:viewBox="0 0 1 1" svg:d="M0.00340252 1.25503C0.00340252 1.25503 0.00340252 0.910984 0.149973 0.811932C0.282846 0.715416 0.350983 0.655972 0.419121 0.599063C0.483944 0.534676 0.552081 0.361415 0.712262 0.294557C0.86904 0.23017 1.15189 0.0569088 1.1757 0C1.1757 0 1.24053 0.410909 1.08715 0.633728C0.920165 0.846597 0.920165 0.96295 0.746287 1.01244C0.555484 1.05947 0.531579 1.09413 0.463441 1.12632C0.398706 1.16593 0.282846 1.20801 0.190803 1.20801C0.10225 1.20801 0 1.25503 0 1.25503L0 1.25503Z" koffice:nodeTypes="cccccccccccc"/>
          <draw:path draw:style-name="gr3" draw:id="shape158" draw:name="path326" draw:layer="g5465" svg:width="1.94143129340pt" svg:height="2.09166113914pt" draw:transform="matrix(1.25438760000 0.00000000000 0.00000000000 1.25438760000 75.38315442200pt 51.39577218688pt)" svg:viewBox="0 0 2 2" svg:d="M1.92069 2.06741C1.93914 2.19258 2.03151 1.79252 1.5943 1.79252C1.15401 1.79252 0.8061 1.61392 0.661387 1.46371C0.519747 1.31669 0.42737 1.21124 0.378108 1.13458C0.307328 1.08336 0.144092 0.818127 0.122574 0.690335C0.10413 0.565653 -0.0190657 0.0863124 0.00253095 0C0.00253095 0 0.236469 0.0415608 0.328845 0.124683C0.430444 0.217376 0.62442 0.217376 0.726019 0.281272C0.827618 0.341977 0.907699 0.51452 0.972331 0.578498C1.03082 0.639203 1.21557 0.639203 1.29873 0.766994C1.38803 0.894867 1.53274 1.17925 1.55426 1.30712C1.57278 1.43172 1.71434 1.5596 1.81902 1.62349C1.92069 1.6842 1.8991 1.93978 1.92069 2.05841" koffice:nodeTypes="ccccccccccccc"/>
          <draw:path draw:style-name="gr4" draw:id="shape159" draw:name="path328" draw:layer="g5465" svg:width="1.94143129340pt" svg:height="2.09166113914pt" draw:transform="matrix(1.25438760000 0.00000000000 0.00000000000 1.25438760000 75.38315442200pt 51.39577218688pt)" svg:viewBox="0 0 2 2" svg:d="M1.92069 2.06741C1.93914 2.19258 2.03151 1.79252 1.5943 1.79252C1.15401 1.79252 0.8061 1.61392 0.661387 1.46371C0.519747 1.31669 0.42737 1.21124 0.378108 1.13458C0.307328 1.08336 0.144092 0.818127 0.122574 0.690335C0.10413 0.565653 -0.0190657 0.0863124 0.00253095 0C0.00253095 0 0.236469 0.0415608 0.328845 0.124683C0.430444 0.217376 0.62442 0.217376 0.726019 0.281272C0.827618 0.341977 0.907699 0.51452 0.972331 0.578498C1.03082 0.639203 1.21557 0.639203 1.29873 0.766994C1.38803 0.894867 1.53274 1.17925 1.55426 1.30712C1.57278 1.43172 1.71434 1.5596 1.81902 1.62349C1.92069 1.6842 1.8991 1.93978 1.92069 2.05841L1.92069 2.05841Z" koffice:nodeTypes="ccccccccccccccc"/>
          <draw:path draw:style-name="gr3" draw:id="shape160" draw:name="path330" draw:layer="g5465" svg:width="2.05555126410pt" svg:height="2.22045150720pt" draw:transform="matrix(1.25438760000 0.00000000000 0.00000000000 1.25438760000 75.98122350104pt 50.48639135238pt)" svg:viewBox="0 0 2 2" svg:d="M2.05313 2.22045C2.05313 2.22045 1.63643 1.90881 1.41242 1.90881C1.20631 1.90881 0.66861 1.57817 0.637298 1.44369C0.610458 1.29316 0.431186 1.02433 0.310181 0.97051C0.193763 0.919441 -0.0168217 0.793077 0.00107116 0.569945C0.0459178 0.357549 0.0459178 0 0.0459178 0C0.0459178 0 0.162336 0.212396 0.341608 0.266149C0.516292 0.317217 0.847882 0.389828 0.906148 0.462439C0.964415 0.532297 1.20184 0.532297 1.30931 0.75543C1.39453 0.967826 1.39453 0.95172 1.45716 1.02165C1.51543 1.09151 1.66327 1.18022 1.72154 1.32544C1.7798 1.47596 2.10681 1.85237 2.04865 2.2177" koffice:nodeTypes="cccccccccccc"/>
          <draw:path draw:style-name="gr4" draw:id="shape161" draw:name="path332" draw:layer="g5465" svg:width="2.05555126410pt" svg:height="2.22045150720pt" draw:transform="matrix(1.25438760000 0.00000000000 0.00000000000 1.25438760000 75.98122350104pt 50.48639135238pt)" svg:viewBox="0 0 2 2" svg:d="M2.05313 2.22045C2.05313 2.22045 1.63643 1.90881 1.41242 1.90881C1.20631 1.90881 0.66861 1.57817 0.637298 1.44369C0.610458 1.29316 0.431186 1.02433 0.310181 0.97051C0.193763 0.919441 -0.0168217 0.793077 0.00107116 0.569945C0.0459178 0.357549 0.0459178 0 0.0459178 0C0.0459178 0 0.162336 0.212396 0.341608 0.266149C0.516292 0.317217 0.847882 0.389828 0.906148 0.462439C0.964415 0.532297 1.20184 0.532297 1.30931 0.75543C1.39453 0.967826 1.39453 0.95172 1.45716 1.02165C1.51543 1.09151 1.66327 1.18022 1.72154 1.32544C1.7798 1.47596 2.10681 1.85237 2.04865 2.2177L2.04865 2.2177Z" koffice:nodeTypes="cccccccccccccc"/>
          <draw:path draw:style-name="gr3" draw:id="shape162" draw:name="path334" draw:layer="g5465" svg:width="1.77476020264pt" svg:height="2.86808239333pt" draw:transform="matrix(1.25438760000 0.00000000000 0.00000000000 1.25438760000 75.61412731023pt 47.82468121619pt)" svg:viewBox="0 0 2 3" svg:d="M1.71475 2.84041C1.70228 2.97511 1.93537 2.58222 1.4108 2.43249C0.873759 2.28658 0.499145 1.9872 0.374238 1.77385C0.265956 1.57555 0.19519 1.42581 0.141049 1.33978C0.0870151 1.25365 -0.021266 0.916913 0.00367268 0.782121C0.0162487 0.636216 0.0411875 0.0861252 0.0994845 0C0.0994845 0 0.361768 0.123488 0.457473 0.246975C0.553285 0.381768 0.773897 0.44538 0.886335 0.542618C0.98204 0.639952 1.02371 0.853301 1.07775 0.950539C1.13189 1.03666 1.35261 1.09654 1.40664 1.26113C1.47325 1.42207 1.54402 1.77012 1.51492 1.91976C1.50245 2.05455 1.62321 2.24165 1.73554 2.35393C1.83135 2.45117 1.72307 2.71318 1.7106 2.83667" koffice:nodeTypes="ccccccccccccc"/>
          <draw:path draw:style-name="gr4" draw:id="shape163" draw:name="path336" draw:layer="g5465" svg:width="1.77476020264pt" svg:height="2.86808239333pt" draw:transform="matrix(1.25438760000 0.00000000000 0.00000000000 1.25438760000 75.61412731023pt 47.82468121619pt)" svg:viewBox="0 0 2 3" svg:d="M1.71475 2.84041C1.70228 2.97511 1.93537 2.58222 1.4108 2.43249C0.873759 2.28658 0.499145 1.9872 0.374238 1.77385C0.265956 1.57555 0.19519 1.42581 0.141049 1.33978C0.0870151 1.25365 -0.021266 0.916913 0.00367268 0.782121C0.0162487 0.636216 0.0411875 0.0861252 0.0994845 0C0.0994845 0 0.361768 0.123488 0.457473 0.246975C0.553285 0.381768 0.773897 0.44538 0.886335 0.542618C0.98204 0.639952 1.02371 0.853301 1.07775 0.950539C1.13189 1.03666 1.35261 1.09654 1.40664 1.26113C1.47325 1.42207 1.54402 1.77012 1.51492 1.91976C1.50245 2.05455 1.62321 2.24165 1.73554 2.35393C1.83135 2.45117 1.72307 2.71318 1.7106 2.83667L1.7106 2.83667Z" koffice:nodeTypes="ccccccccccccccc"/>
          <draw:path draw:style-name="gr3" draw:id="shape164" draw:name="path338" draw:layer="g5465" svg:width="0.95275091519pt" svg:height="2.31321395413pt" draw:transform="matrix(1.25438760000 0.00000000000 0.00000000000 1.25438760000 76.12903436521pt 47.28770297238pt)" svg:viewBox="0 0 1 2" svg:d="M0.864847 2.31321C0.864847 2.31321 0.69407 1.95923 0.559838 1.92088C0.440833 1.88519 0.227343 1.58333 0.218207 1.44614C0.199934 1.29243 0.169402 1.01804 0.117552 0.954959C0.0596118 0.883586 -0.0533023 0.65584 0.0290797 0.463711C0.117552 0.263432 0.260921 0 0.260921 0C0.260921 0 0.370711 0.172882 0.440833 0.271651C0.541566 0.460971 0.651357 0.472 0.663538 0.543302C0.681811 0.622894 0.803861 0.669539 0.855711 0.823243C0.916697 1.03174 0.846575 1.02352 0.864847 1.10585C0.873983 1.17722 0.944184 1.28695 0.935047 1.43237C0.925833 1.57785 1.0143 1.97848 0.864847 2.30773" koffice:nodeTypes="cccccccccccc"/>
          <draw:path draw:style-name="gr4" draw:id="shape165" draw:name="path340" draw:layer="g5465" svg:width="0.95275091519pt" svg:height="2.31321395413pt" draw:transform="matrix(1.25438760000 0.00000000000 0.00000000000 1.25438760000 76.12903436521pt 47.28770297238pt)" svg:viewBox="0 0 1 2" svg:d="M0.864847 2.31321C0.864847 2.31321 0.69407 1.95923 0.559838 1.92088C0.440833 1.88519 0.227343 1.58333 0.218207 1.44614C0.199934 1.29243 0.169402 1.01804 0.117552 0.954959C0.0596118 0.883586 -0.0533023 0.65584 0.0290797 0.463711C0.117552 0.263432 0.260921 0 0.260921 0C0.260921 0 0.370711 0.172882 0.440833 0.271651C0.541566 0.460971 0.651357 0.472 0.663538 0.543302C0.681811 0.622894 0.803861 0.669539 0.855711 0.823243C0.916697 1.03174 0.846575 1.02352 0.864847 1.10585C0.873983 1.17722 0.944184 1.28695 0.935047 1.43237C0.925833 1.57785 1.0143 1.97848 0.864847 2.30773L0.864847 2.30773Z" koffice:nodeTypes="cccccccccccccc"/>
          <draw:path draw:style-name="gr3" draw:id="shape166" draw:name="path342" draw:layer="g5465" svg:width="1.68189773440pt" svg:height="1.14355589120pt" draw:transform="matrix(1.25438760000 0.00000000000 0.00000000000 1.25438760000 77.64427442413pt 45.51219258784pt)" svg:viewBox="0 0 2 1" svg:d="M0 1.14356C0.0242776 1.09867 0.186336 1.05136 0.389064 1.0112C0.5754 0.980467 0.871296 0.730027 1.00908 0.666207C1.13067 0.597669 1.19552 0.503179 1.37386 0.446437C1.53187 0.391993 1.62919 0.195997 1.6819 0C1.6819 0 1.22384 0.0610977 1.09011 0.0780357C0.956371 0.0919491 0.688903 0.193577 0.57955 0.264354C0.462001 0.342389 0.352544 0.474808 0.243087 0.505538C0.137781 0.536269 0.00404627 0.725309 0.00404627 0.857606C0.00404627 0.97339 0.00404627 1.13884 0.00404627 1.13884" koffice:nodeTypes="cccccccccc"/>
          <draw:path draw:style-name="gr4" draw:id="shape167" draw:name="path344" draw:layer="g5465" svg:width="1.68189773440pt" svg:height="1.14355589120pt" draw:transform="matrix(1.25438760000 0.00000000000 0.00000000000 1.25438760000 77.64427442413pt 45.51219258784pt)" svg:viewBox="0 0 2 1" svg:d="M0 1.14356C0.0242776 1.09867 0.186336 1.05136 0.389064 1.0112C0.5754 0.980467 0.871296 0.730027 1.00908 0.666207C1.13067 0.597669 1.19552 0.503179 1.37386 0.446437C1.53187 0.391993 1.62919 0.195997 1.6819 0C1.6819 0 1.22384 0.0610977 1.09011 0.0780357C0.956371 0.0919491 0.688903 0.193577 0.57955 0.264354C0.462001 0.342389 0.352544 0.474808 0.243087 0.505538C0.137781 0.536269 0.00404627 0.725309 0.00404627 0.857606C0.00404627 0.97339 0.00404627 1.13884 0.00404627 1.13884L0.00404627 1.13884Z" koffice:nodeTypes="cccccccccccc"/>
          <draw:path draw:style-name="gr3" draw:id="shape168" draw:name="path346" draw:layer="g5465" svg:width="0.81335942557pt" svg:height="1.37647232000pt" draw:transform="matrix(1.25438760000 0.00000000000 0.00000000000 1.25438760000 77.57482856885pt 45.09272537440pt)" svg:viewBox="0 0 1 1" svg:d="M0.0329743 1.37647C0.0329743 1.37647 0.0160914 1.17166 0.0160914 1.07576C0.0160914 0.974614 -0.0572121 0.689564 0.109091 0.463912C0.218975 0.311266 0.641769 0.0152646 0.754466 0C0.754466 0 0.827769 0.274764 0.810814 0.360378C0.793931 0.445993 0.689676 0.798341 0.605117 0.834644C0.523372 0.868359 0.297906 1.28316 0.0329743 1.37647" koffice:nodeTypes="ccccccc"/>
          <draw:path draw:style-name="gr4" draw:id="shape169" draw:name="path348" draw:layer="g5465" svg:width="0.81335942557pt" svg:height="1.37647232000pt" draw:transform="matrix(1.25438760000 0.00000000000 0.00000000000 1.25438760000 77.57482856885pt 45.09272537440pt)" svg:viewBox="0 0 1 1" svg:d="M0.0329743 1.37647C0.0329743 1.37647 0.0160914 1.17166 0.0160914 1.07576C0.0160914 0.974614 -0.0572121 0.689564 0.109091 0.463912C0.218975 0.311266 0.641769 0.0152646 0.754466 0C0.754466 0 0.827769 0.274764 0.810814 0.360378C0.793931 0.445993 0.689676 0.798341 0.605117 0.834644C0.523372 0.868359 0.297906 1.28316 0.0329743 1.37647L0.0329743 1.37647" koffice:nodeTypes="cccccccc"/>
          <draw:path draw:style-name="gr3" draw:id="shape170" draw:name="path350" draw:layer="g5465" svg:width="0.42678745477pt" svg:height="1.84113664225pt" draw:transform="matrix(1.25438760000 0.00000000000 0.00000000000 1.25438760000 77.12676427587pt 45.01846562848pt)" svg:viewBox="0 0 0 2" svg:d="M0.187834 1.82866C0.155169 1.91562 0.175604 1.52278 0.0939169 1.42983C0.0143201 1.32191 0 1.18098 0 1.0221C0 0.854305 0.0183966 0.743008 0.0388315 0.635548C0.0449463 0.536531 0.255201 0.116671 0.240933 0C0.240933 0 0.361348 0.386088 0.389936 0.497385C0.43692 0.635548 0.363386 0.785224 0.377706 0.904965C0.389936 1.0221 0.457303 1.244 0.41037 1.3639C0.363386 1.47182 0.240933 1.69073 0.185796 1.83165" koffice:nodeTypes="ccccccccc"/>
          <draw:path draw:style-name="gr4" draw:id="shape171" draw:name="path352" draw:layer="g5465" svg:width="0.42678745477pt" svg:height="1.84113664225pt" draw:transform="matrix(1.25438760000 0.00000000000 0.00000000000 1.25438760000 77.12676427587pt 45.01846562848pt)" svg:viewBox="0 0 0 2" svg:d="M0.187834 1.82866C0.155169 1.91562 0.175604 1.52278 0.0939169 1.42983C0.0143201 1.32191 0 1.18098 0 1.0221C0 0.854305 0.0183966 0.743008 0.0388315 0.635548C0.0449463 0.536531 0.255201 0.116671 0.240933 0C0.240933 0 0.361348 0.386088 0.389936 0.497385C0.43692 0.635548 0.363386 0.785224 0.377706 0.904965C0.389936 1.0221 0.457303 1.244 0.41037 1.3639C0.363386 1.47182 0.240933 1.69073 0.185796 1.83165L0.185796 1.83165Z" koffice:nodeTypes="ccccccccccc"/>
          <draw:path draw:style-name="gr3" draw:id="shape172" draw:name="path354" draw:layer="g5465" svg:width="1.21094146880pt" svg:height="0.93096218173pt" draw:transform="matrix(1.25438760000 0.00000000000 0.00000000000 1.25438760000 78.88290691587pt 43.47097326850pt)" svg:viewBox="0 0 1 1" svg:d="M0.00242773 0.930962C0.00242773 0.930962 0.0170564 0.869983 0.170253 0.869983C0.313676 0.869983 0.525262 0.861492 0.590935 0.771181C0.654119 0.692448 0.768409 0.592874 0.831655 0.55042C0.894838 0.511825 1.00913 0.330431 1.03347 0.24012C1.04803 0.162159 1.16232 0.00237707 1.21094 0.00237707C1.21094 0.00237707 1.03347 -0.0161483 0.831655 0.0502343C0.639552 0.0980919 0.362355 0.22777 0.299109 0.390639C0.235864 0.55042 0 0.930962 0 0.930962" koffice:nodeTypes="ccccccccc"/>
          <draw:path draw:style-name="gr4" draw:id="shape173" draw:name="path356" draw:layer="g5465" svg:width="1.21094146880pt" svg:height="0.93096218173pt" draw:transform="matrix(1.25438760000 0.00000000000 0.00000000000 1.25438760000 78.88290691587pt 43.47097326850pt)" svg:viewBox="0 0 1 1" svg:d="M0.00242773 0.930962C0.00242773 0.930962 0.0170564 0.869983 0.170253 0.869983C0.313676 0.869983 0.525262 0.861492 0.590935 0.771181C0.654119 0.692448 0.768409 0.592874 0.831655 0.55042C0.894838 0.511825 1.00913 0.330431 1.03347 0.24012C1.04803 0.162159 1.16232 0.00237707 1.21094 0.00237707C1.21094 0.00237707 1.03347 -0.0161483 0.831655 0.0502343C0.639552 0.0980919 0.362355 0.22777 0.299109 0.390639C0.235864 0.55042 0 0.930962 0 0.930962L0 0.930962Z" koffice:nodeTypes="ccccccccccc"/>
          <draw:path draw:style-name="gr3" draw:id="shape174" draw:name="path358" draw:layer="g5465" svg:width="1.17167286561pt" svg:height="1.14004607236pt" draw:transform="matrix(1.25438760000 0.00000000000 0.00000000000 1.25438760000 78.90716481979pt 42.78557598871pt)" svg:viewBox="0 0 1 1" svg:d="M0.0602936 1.1102C0.104284 1.21892 0.486515 1.00148 0.577786 0.923561C0.665767 0.845645 0.801115 0.72062 0.801115 0.72062C0.801115 0.72062 1.01414 0.541232 1.06835 0.46392C1.21374 0.291176 1.17997 -0.0223 1.12238 0.00125598C1.04462 0.0320599 0.797651 0.133532 0.730021 0.14984C0.665767 0.163732 0.530505 0.194536 0.483138 0.272452C0.439148 0.350368 0.395157 0.459088 0.317395 0.51526C0.263273 0.562976 -0.152817 0.718204 0.0602936 1.1102" koffice:nodeTypes="ccccccccc"/>
          <draw:path draw:style-name="gr4" draw:id="shape175" draw:name="path360" draw:layer="g5465" svg:width="1.17167286561pt" svg:height="1.14004607236pt" draw:transform="matrix(1.25438760000 0.00000000000 0.00000000000 1.25438760000 78.90716481979pt 42.78557598871pt)" svg:viewBox="0 0 1 1" svg:d="M0.0602936 1.1102C0.104284 1.21892 0.486515 1.00148 0.577786 0.923561C0.665767 0.845645 0.801115 0.72062 0.801115 0.72062C0.801115 0.72062 1.01414 0.541232 1.06835 0.46392C1.21374 0.291176 1.17997 -0.0223 1.12238 0.00125598C1.04462 0.0320599 0.797651 0.133532 0.730021 0.14984C0.665767 0.163732 0.530505 0.194536 0.483138 0.272452C0.439148 0.350368 0.395157 0.459088 0.317395 0.51526C0.263273 0.562976 -0.152817 0.718204 0.0602936 1.1102L0.0602936 1.1102" koffice:nodeTypes="cccccccccc"/>
          <draw:path draw:style-name="gr3" draw:id="shape176" draw:name="path362" draw:layer="g5465" svg:width="0.53797745822pt" svg:height="1.22054688000pt" draw:transform="matrix(1.25438760000 0.00000000000 0.00000000000 1.25438760000 78.76309153951pt 42.67025204128pt)" svg:viewBox="0 0 1 1" svg:d="M0.0265201 1.22055C0.0265201 1.22055 0.239696 1.05931 0.322196 0.978687C0.411621 0.883693 0.365735 0.751827 0.411621 0.688081C0.448294 0.62496 0.562892 0.47122 0.533083 0.373101C0.503275 0.278107 0.443718 0 0.443718 0C0.443718 0 0.33135 0.104993 0.262639 0.192488C0.180079 0.273108 0.16406 0.336853 0.134252 0.436847C0.104444 0.54184 0.0448861 0.604961 0.0127895 0.688081C-0.0170187 0.768701 0.0127895 0.92994 0.0265201 1.02743C0.0403093 1.12305 0.0265201 1.22055 0.0265201 1.22055" koffice:nodeTypes="cccccccccc"/>
          <draw:path draw:style-name="gr4" draw:id="shape177" draw:name="path364" draw:layer="g5465" svg:width="0.54256404209pt" svg:height="1.22054688000pt" draw:transform="matrix(1.25438760000 0.00000000000 0.00000000000 1.25438760000 78.75917785013pt 42.67025204128pt)" svg:viewBox="0 0 1 1" svg:d="M0.028931 1.22055C0.028931 1.22055 0.243013 1.05931 0.325865 0.978687C0.41567 0.883693 0.369589 0.751827 0.41567 0.688081C0.452499 0.62496 0.567584 0.47122 0.537649 0.373101C0.507714 0.278107 0.447903 0 0.447903 0C0.447903 0 0.335058 0.104993 0.263756 0.192488C0.180845 0.273108 0.164758 0.336853 0.134823 0.436847C0.104888 0.54184 0.0450771 0.604961 0.0128439 0.688081C-0.0170911 0.768701 0.0128439 0.92994 0.0266329 1.02743C0.0404218 1.12305 0.0266329 1.22055 0.0266329 1.22055L0.0266329 1.22055Z" koffice:nodeTypes="cccccccccccc"/>
          <draw:path draw:style-name="gr6" draw:id="shape178" draw:name="path366" draw:layer="g5465" svg:width="9.44275538204pt" svg:height="15.42538799256pt" draw:transform="matrix(1.25438760000 0.00000000000 0.00000000000 1.25438760000 75.45300981344pt 42.81475749280pt)" svg:viewBox="0 0 9 15" svg:d="M7.49978 14.4399C7.49978 14.4399 6.08501 14.4305 5.95693 14.2592M8.32241 14.6151C8.32241 14.6151 7.39735 14.857 6.90765 14.7957C6.40828 14.7376 6.17458 14.8358 6.06895 14.8358C5.96332 14.8358 5.41913 14.6237 5.41913 14.6237M9.26994 14.9434C9.26994 14.9434 8.55932 15.0628 8.40887 15.106C8.26161 15.1453 7.53821 15.4092 7.31417 15.4092C7.14447 15.4092 6.71877 15.4006 6.60355 15.4092C6.3923 15.4493 5.82885 15.4092 5.70086 15.3511M6.57471 13.308C6.57471 13.308 7.1157 13.6112 7.20207 13.7157C7.28533 13.8264 7.76544 14.1948 7.85189 14.1948M6.57471 12.6631C6.57471 12.6631 7.49978 13.4274 7.65023 13.5287C7.80707 13.6387 8.71296 14.4768 8.82178 14.6119M7.33015 12.3379C7.33015 12.3379 8.06314 12.8995 8.14959 13.1234C8.23277 13.3473 8.4441 13.6112 8.4441 13.6112C8.4441 13.6112 8.75139 14.1917 8.85702 14.2742C8.96264 14.3543 9.17709 14.5813 9.44276 14.7313M3.15608 11.8163C3.15608 11.8163 3.92111 12.4392 4.13556 12.5586M2.82322 12.2154C2.82322 12.2154 3.60104 12.7244 3.94037 12.8563C4.2924 12.9671 4.56773 13.081 5.32318 13.1815M5.62399 13.4706C5.62399 13.4706 4.76301 13.4305 4.61256 13.4706C4.4653 13.5099 3.79311 13.3693 3.62341 13.3292C3.45378 13.2891 2.76242 13.1666 2.67597 13.1478M4.31485 10.6844C4.31485 10.6844 4.27322 11.1322 4.33403 11.3254C4.39483 11.5068 4.69253 12.0371 4.67336 12.1722C4.65418 12.2923 4.84298 12.8532 5.02228 12.9577M5.19829 10.7638C5.19829 10.7638 5.05104 11.2123 5.11512 11.3654C5.17592 11.5068 5.28155 11.7731 5.28155 11.9451C5.28155 12.1077 5.38717 12.3536 5.4288 12.4549C5.47043 12.5563 5.40954 12.9121 5.51198 13.004C5.6176 13.1148 5.75527 13.2986 5.75527 13.2986M0.585737 9.71432L0.585737 9.71432C0.585737 9.71432 1.27718 9.95704 1.36355 10.1228C1.43722 10.2854 1.5748 10.3341 1.63888 10.4173M3.12093 9.09142C3.12093 9.09142 3.30014 9.75438 3.25851 9.91698C3.21696 10.0796 3.21696 10.4173 3.21696 10.5399C3.21696 10.6601 3.02808 11.1628 3.03767 11.2429M2.84559 8.53921C2.84559 8.53921 2.7816 8.92567 2.76242 9.08906C2.74316 9.25166 2.76242 9.52737 2.72079 9.6287C2.67916 9.73003 2.61517 10.2791 2.72079 10.5367M0.947439 9.09142C0.947439 9.09142 1.5108 9.54858 1.63888 9.6719C1.76368 9.7913 2.3495 10.3836 2.37187 10.5367C2.39105 10.6781 2.79757 11.129 2.92565 11.2398M0 6.78133C0 6.78133 0.563366 7.31209 0.604912 7.4318C0.64654 7.56377 0.880244 7.757 0.998654 7.82762M2.63115 7.00834C2.63115 7.00834 2.41989 7.31209 2.41989 7.41649C2.41989 7.51774 2.33664 7.79384 2.25027 7.89509C2.18619 7.96571 2.01656 8.26027 2.02935 8.44416M2.46152 6.14004C2.46152 6.14004 2.37827 6.42534 2.33664 6.62792C2.29509 6.83042 2.1798 7.04518 2.14784 7.16788C2.10621 7.28759 1.92692 7.89203 1.991 8.26027M0.502482 6.11852C0.502482 6.11852 0.563366 6.40389 0.713816 6.54505C0.861069 6.6862 1.09469 6.90096 1.11706 7.01447C1.13632 7.14643 1.33798 7.757 1.55243 7.97184C1.76368 8.17434 1.78614 8.3891 1.78614 8.3891M0.278446 4.01361C0.278446 4.01361 0.342445 4.36033 0.384072 4.46158C0.4257 4.56283 0.604912 5.02314 0.777814 5.16429M2.14137 4.10567C2.14137 4.10567 2.02615 4.39104 2.01656 4.52301C1.9878 4.64264 1.85972 4.78686 1.83735 4.84821C1.8181 4.90649 1.73164 5.12132 1.73164 5.12132M2.52552 4.39104C2.50634 4.52301 2.25986 4.89117 2.25027 4.95252C2.22142 5.02314 2.10302 5.30851 1.96535 5.3913C1.84055 5.47111 1.45639 5.73802 1.47565 5.84854M0.841813 3.59635C0.841813 3.59635 0.822638 4.04432 0.902615 4.20692C0.998654 4.37879 1.09469 4.62426 1.13632 4.74695C1.18754 4.86666 1.18754 5.07223 1.19712 5.21645C1.22597 5.36679 1.28038 5.63371 1.37642 5.73496M3.06971 2.18763C3.06971 2.18763 2.75275 2.52225 2.61197 2.66678C2.4743 2.79859 1.92053 3.36926 1.90135 3.47051M2.54789 1.88128C2.54789 1.88128 2.25027 2.51283 2.1766 2.61416C2.1158 2.72491 2.06139 2.88751 2.06139 2.88751M1.77008 1.85929C1.77008 1.85929 1.78933 2.35965 1.77008 2.48219C1.7509 2.59295 1.7509 2.80778 1.77008 2.86913C1.78933 2.92741 1.70927 3.37845 1.6869 3.49203M4.27322 0.574203C4.27322 0.574203 3.58186 0.970097 3.47624 1.07378M3.85711 0.0612693L3.38978 0.712452L3.28416 0.905685M3.32579 0C3.32579 0 3.16895 0.347192 3.15608 0.487798C3.12732 0.638614 2.92246 1.08949 2.82642 1.25209" koffice:nodeTypes="ccccccccccccccccccccccccccccccccccccccccccccccccccccccccccccccccccccccccccccccccccccccccccccccccccccccccccc"/>
          <draw:path draw:style-name="gr7" draw:id="shape179" draw:name="path368" draw:layer="g5465" svg:width="0.83281336294pt" svg:height="3.32011200000pt" draw:transform="matrix(1.25438760000 0.00000000000 0.00000000000 1.25438760000 87.20879651921pt 38.15445668128pt)" svg:viewBox="0 0 1 3" svg:d="M0.0485735 3.32011C0.00294416 3.17872 -0.00559764 2.22856 0.00294416 2.0838C0.011486 1.83385 0.399371 0.574813 0.476394 0.433424C0.559038 0.292035 0.530565 0.259213 0.5705 0.174211L0.673147 0C0.755864 0.150646 0.821424 0.403968 0.832813 0.601744C0.832813 0.601744 0.767253 1.20265 0.701693 1.47617C0.655991 1.73538 0.504866 2.11073 0.476394 2.18564C0.402219 2.36995 0.410761 2.53406 0.459237 2.55426L0.0514208 3.31675" koffice:nodeTypes="cccccccccc"/>
          <draw:path draw:style-name="gr8" draw:id="shape180" draw:name="path370" draw:layer="g5465" svg:width="0.33006776654pt" svg:height="1.72236800000pt" draw:transform="matrix(1.25438760000 0.00000000000 0.00000000000 1.25438760000 87.78971683907pt 38.86795234816pt)" svg:viewBox="0 0 0 2" svg:d="M0.175684 1.29029L0.216957 1.35711C0.322898 1.16557 0.330068 0.77952 0.330068 0.77952L0.260023 0C0.260023 0 0.21875 0.530074 0.177476 0.771354C0.148751 1.00001 0.0535652 1.33112 0.0356403 1.3972C-0.0344046 1.6756 0.019462 1.70529 0.0248394 1.72237L0.179269 1.29029" koffice:nodeTypes="cccccccc"/>
          <draw:path draw:style-name="gr7" draw:id="shape181" draw:name="path372" draw:layer="g5465" svg:width="0.27901816592pt" svg:height="1.00640000000pt" draw:transform="matrix(1.25438760000 0.00000000000 0.00000000000 1.25438760000 88.26733178000pt 39.92163793216pt)" svg:viewBox="0 0 0 1" svg:d="M0 0.6224C0.1844 0.416 0.19688 0 0.19688 0C0.19688 0 0.33128 0.6848 0.25624 0.832C0.1844 0.9752 0.1844 0.9344 0.19688 1.0064L0 0.6224" koffice:nodeTypes="ccccc"/>
          <draw:path draw:style-name="gr4" draw:id="shape182" draw:name="path374" draw:layer="g5465" svg:width="1.24412142763pt" svg:height="3.32011200000pt" draw:transform="matrix(1.25438760000 0.00000000000 0.00000000000 1.25438760000 87.21662389908pt 38.15044264096pt)" svg:viewBox="0 0 1 3" svg:d="M1.15389 2.54416C1.14345 2.46841 1.14345 2.5147 1.2201 2.36069C1.30032 2.2092 1.15389 1.48542 1.15389 1.48542L1.0179 0.601744C1.00746 0.407334 0.927328 0.154013 0.822748 0L0.697288 0.174211C0.651958 0.259213 0.686848 0.292035 0.582268 0.433424C0.491608 0.574813 0.0140386 1.83132 0.00359848 2.0838C-0.00684167 2.22519 0.00359848 3.17536 0.0593685 3.32011" koffice:nodeTypes="ccccccccc"/>
          <draw:path draw:style-name="gr9" draw:id="shape183" draw:name="path376" draw:layer="g5465" svg:width="0.42578100064pt" svg:height="0.55292688423pt" draw:transform="matrix(1.25438760000 0.00000000000 0.00000000000 1.25438760000 88.14879122125pt 38.05401630777pt)" svg:viewBox="0 0 0 1" svg:d="M0.0195407 0.186471C0.0195407 0.186471 0.0101007 0.0520712 0.000740742 0.00167125C-0.00861926 -0.0167288 0.0726607 0.123271 0.135141 0.104871C0.256981 0.145671 0.394501 0.311271 0.425781 0.352071C0.375781 0.423271 0.250741 0.580071 0.156981 0.548871C0.0851407 0.529671 0.0976207 0.414471 0.0757807 0.342471C0.0663407 0.301671 0.0257807 0.252071 0.0257807 0.188871" koffice:nodeTypes="ccccccc"/>
          <draw:path draw:style-name="gr6" draw:id="shape184" draw:name="path378" draw:layer="g5465" svg:width="0.42578100064pt" svg:height="0.55292688423pt" draw:transform="matrix(1.25438760000 0.00000000000 0.00000000000 1.25438760000 88.14879122125pt 38.05401630777pt)" svg:viewBox="0 0 0 1" svg:d="M0.0195407 0.186471C0.0195407 0.186471 0.0101007 0.0520712 0.000740742 0.00167125C-0.00861926 -0.0167288 0.0726607 0.123271 0.135141 0.104871C0.256981 0.145671 0.394501 0.311271 0.425781 0.352071C0.375781 0.423271 0.250741 0.580071 0.156981 0.548871C0.0851407 0.529671 0.0976207 0.414471 0.0757807 0.342471C0.0663407 0.301671 0.0257807 0.252071 0.0257807 0.188871L0.0257807 0.188871Z" koffice:nodeTypes="ccccccccc"/>
          <draw:path draw:style-name="gr6" draw:id="shape185" draw:name="path380" draw:layer="g5465" svg:width="0.35624000000pt" svg:height="0.34080000000pt" draw:transform="matrix(1.25438760000 0.00000000000 0.00000000000 1.25438760000 88.18895764275pt 38.14642860064pt)" svg:viewBox="0 0 0 0" svg:d="M0 0C0.00936 0.0096 0.04064 0.0496 0.05 0.0624C0.07808 0.072 0.1 0.0624 0.14064 0.0808C0.2312 0.1408 0.26248 0.1936 0.35624 0.2872M0.0812 0.0936C0.19376 0.144 0.25624 0.2376 0.34064 0.3408L0.34064 0.3216" koffice:nodeTypes="ccccccc"/>
          <draw:path draw:style-name="gr9" draw:id="shape186" draw:name="path382" draw:layer="g5465" svg:width="0.43933632134pt" svg:height="0.52533399915pt" draw:transform="matrix(1.25438760000 0.00000000000 0.00000000000 1.25438760000 87.67191914038pt 38.05544294452pt)" svg:viewBox="0 0 0 1" svg:d="M0.274664 0.0909339C0.274664 0.0909339 0.396504 0.0317339 0.437144 0.000533925C0.455944 -0.00906607 0.346504 0.113334 0.387144 0.162934C0.396504 0.285334 0.296504 0.475734 0.252824 0.525334C0.171544 0.497334 0.077784 0.497334 0.005944 0.359734C-0.022216 0.310134 0.055944 0.256534 0.109064 0.206934C0.137144 0.187734 0.212184 0.103734 0.274664 0.0941339" koffice:nodeTypes="ccccccc"/>
          <draw:path draw:style-name="gr6" draw:id="shape187" draw:name="path384" draw:layer="g5465" svg:width="0.43933632134pt" svg:height="0.52533399915pt" draw:transform="matrix(1.25438760000 0.00000000000 0.00000000000 1.25438760000 87.67191914038pt 38.05544294452pt)" svg:viewBox="0 0 0 1" svg:d="M0.274664 0.0909339C0.274664 0.0909339 0.396504 0.0317339 0.437144 0.000533925C0.455944 -0.00906607 0.346504 0.113334 0.387144 0.162934C0.396504 0.285334 0.296504 0.475734 0.252824 0.525334C0.171544 0.497334 0.077784 0.497334 0.005944 0.359734C-0.022216 0.310134 0.055944 0.256534 0.109064 0.206934C0.137144 0.187734 0.212184 0.103734 0.274664 0.0941339L0.274664 0.0941339Z" koffice:nodeTypes="ccccccccc"/>
          <draw:path draw:style-name="gr6" draw:id="shape188" draw:name="path386" draw:layer="g5465" svg:width="0.20624000000pt" svg:height="0.44000000000pt" draw:transform="matrix(1.25438760000 0.00000000000 0.00000000000 1.25438760000 87.90275656794pt 38.11933382848pt)" svg:viewBox="0 0 0 0" svg:d="M0.20624 0C0.19688 0.0088 0.1656 0.0496 0.1656 0.0712C0.1656 0.1 0.1844 0.1216 0.17504 0.1624C0.15624 0.2656 0.11568 0.3152 0.06248 0.44M0.14376 0.1152C0.1344 0.2368 0.07192 0.3312 0 0.4368L0.0188 0.4368" koffice:nodeTypes="ccccccc"/>
          <draw:path draw:style-name="gr9" draw:id="shape189" draw:name="path388" draw:layer="g5465" svg:width="0.52550444163pt" svg:height="0.35495911558pt" draw:transform="matrix(1.25438760000 0.00000000000 0.00000000000 1.25438760000 88.15754777725pt 37.82129133472pt)" svg:viewBox="0 0 1 0" svg:d="M0.07504 0.1872C0.15624 0.0968 0.31256 0.0032 0.3844 0.0656C0.3844 0.0656 0.44376 0.1064 0.46568 0.1376C0.50624 0.1776 0.49376 0.1968 0.47504 0.2496C0.42504 0.3528 0.28128 0.3 0.1844 0.2496C0.16568 0.24 0.11256 0.1904 0.08128 0.2088C0.04064 0.2184 0.05312 0.2184 0.04064 0.2184C0.05 0.2376 0.0688 0.228 0.08128 0.2376C0.16248 0.256 0.22504 0.3088 0.32816 0.3496C0.4 0.3776 0.5344 0.2904 0.52504 0.2152C0.52504 0.1432 0.40312 0 0.34064 0C0.20624 0 0.10312 0.0904 0 0.1968C0.02816 0.1776 0.05 0.2152 0.07192 0.1872" koffice:nodeTypes="ccccccccccccc"/>
          <draw:path draw:style-name="gr6" draw:id="shape190" draw:name="path390" draw:layer="g5465" svg:width="0.52550444163pt" svg:height="0.35495911558pt" draw:transform="matrix(1.25438760000 0.00000000000 0.00000000000 1.25438760000 88.15754777725pt 37.82129133472pt)" svg:viewBox="0 0 1 0" svg:d="M0.07504 0.1872C0.15624 0.0968 0.31256 0.0032 0.3844 0.0656C0.3844 0.0656 0.44376 0.1064 0.46568 0.1376C0.50624 0.1776 0.49376 0.1968 0.47504 0.2496C0.42504 0.3528 0.28128 0.3 0.1844 0.2496C0.16568 0.24 0.11256 0.1904 0.08128 0.2088C0.04064 0.2184 0.05312 0.2184 0.04064 0.2184C0.05 0.2376 0.0688 0.228 0.08128 0.2376C0.16248 0.256 0.22504 0.3088 0.32816 0.3496C0.4 0.3776 0.5344 0.2904 0.52504 0.2152C0.52504 0.1432 0.40312 0 0.34064 0C0.20624 0 0.10312 0.0904 0 0.1968C0.02816 0.1776 0.05 0.2152 0.07192 0.1872L0.07192 0.1872Z" koffice:nodeTypes="ccccccccccccccc"/>
          <draw:path draw:style-name="gr9" draw:id="shape191" draw:name="path392" draw:layer="g5465" svg:width="0.53752000000pt" svg:height="0.35495911558pt" draw:transform="matrix(1.25438760000 0.00000000000 0.00000000000 1.25438760000 87.58524597862pt 37.82129133472pt)" svg:viewBox="0 0 1 0" svg:d="M0.45936 0.1872C0.37816 0.0968 0.22192 0.0032 0.15 0.0656C0.15 0.0656 0.08752 0.1064 0.0688 0.1376C0.04064 0.1776 0.04064 0.1968 0.05936 0.2496C0.10936 0.3528 0.25624 0.3 0.35 0.2496C0.3688 0.24 0.42192 0.1904 0.45312 0.2088C0.50312 0.2184 0.48128 0.2184 0.50312 0.2184C0.4844 0.2376 0.46248 0.228 0.44376 0.2376C0.37192 0.256 0.30936 0.3088 0.20624 0.3496C0.1344 0.3776 0 0.2904 0 0.2152C0.00936 0.1344 0.1344 0 0.19688 0C0.33128 0 0.44688 0.0904 0.53752 0.1968C0.51872 0.1776 0.48752 0.2152 0.4656 0.1872" koffice:nodeTypes="ccccccccccccc"/>
          <draw:path draw:style-name="gr6" draw:id="shape192" draw:name="path394" draw:layer="g5465" svg:width="0.53752000000pt" svg:height="0.35495911558pt" draw:transform="matrix(1.25438760000 0.00000000000 0.00000000000 1.25438760000 87.58524597862pt 37.82129133472pt)" svg:viewBox="0 0 1 0" svg:d="M0.45936 0.1872C0.37816 0.0968 0.22192 0.0032 0.15 0.0656C0.15 0.0656 0.08752 0.1064 0.0688 0.1376C0.04064 0.1776 0.04064 0.1968 0.05936 0.2496C0.10936 0.3528 0.25624 0.3 0.35 0.2496C0.3688 0.24 0.42192 0.1904 0.45312 0.2088C0.50312 0.2184 0.48128 0.2184 0.50312 0.2184C0.4844 0.2376 0.46248 0.228 0.44376 0.2376C0.37192 0.256 0.30936 0.3088 0.20624 0.3496C0.1344 0.3776 0 0.2904 0 0.2152C0.00936 0.1344 0.1344 0 0.19688 0C0.33128 0 0.44688 0.0904 0.53752 0.1968C0.51872 0.1776 0.48752 0.2152 0.4656 0.1872L0.4656 0.1872Z" koffice:nodeTypes="ccccccccccccccc"/>
          <draw:path draw:style-name="gr9" draw:id="shape193" draw:name="path396" draw:layer="g5465" svg:width="0.17860014755pt" svg:height="0.13573481046pt" draw:transform="matrix(1.25438760000 0.00000000000 0.00000000000 1.25438760000 88.08005505979pt 37.98324161423pt)" svg:viewBox="0 0 0 0" svg:d="M0.0961773 0.00529296C0.0555373 -0.0139071 0.0148973 0.0236929 0.00241733 0.0452929C-0.00694267 0.0740929 0.0117773 0.126893 0.0430573 0.126893C0.0930573 0.145293 0.164897 0.136493 0.177457 0.0860929C0.186817 0.0364929 0.136817 0.0268929 0.0961773 0.00529296" koffice:nodeTypes="ccccc"/>
          <draw:path draw:style-name="gr6" draw:id="shape194" draw:name="path398" draw:layer="g5465" svg:width="0.17860014755pt" svg:height="0.13573481046pt" draw:transform="matrix(1.25438760000 0.00000000000 0.00000000000 1.25438760000 88.08005505979pt 37.98324161423pt)" svg:viewBox="0 0 0 0" svg:d="M0.0961773 0.00529296C0.0555373 -0.0139071 0.0148973 0.0236929 0.00241733 0.0452929C-0.00694267 0.0740929 0.0117773 0.126893 0.0430573 0.126893C0.0930573 0.145293 0.164897 0.136493 0.177457 0.0860929C0.186817 0.0364929 0.136817 0.0268929 0.0961773 0.00529296L0.0961773 0.00529296" koffice:nodeTypes="cccccc"/>
          <draw:path draw:style-name="gr9" draw:id="shape195" draw:name="path400" draw:layer="g5465" svg:width="0.44376000000pt" svg:height="0.84960000000pt" draw:transform="matrix(1.25438760000 0.00000000000 0.00000000000 1.25438760000 87.90275656794pt 36.93117789376pt)" svg:viewBox="0 0 0 1" svg:d="M0.22816 0C0.22816 0 0.27816 0.3216 0.44376 0.5592C0.44376 0.5592 0.24688 0.7656 0.21568 0.8496C0.21568 0.8496 0.11248 0.6128 0 0.5496C0 0.5496 0.17504 0.272 0.22816 0" koffice:nodeTypes="ccccc"/>
          <draw:path draw:style-name="gr6" draw:id="shape196" draw:name="path402" draw:layer="g5465" svg:width="0.44376000000pt" svg:height="0.84960000000pt" draw:transform="matrix(1.25438760000 0.00000000000 0.00000000000 1.25438760000 87.90275656794pt 36.93117789376pt)" svg:viewBox="0 0 0 1" svg:d="M0.22816 0C0.22816 0 0.27816 0.3216 0.44376 0.5592C0.44376 0.5592 0.24688 0.7656 0.21568 0.8496C0.21568 0.8496 0.11248 0.6128 0 0.5496C0 0.5496 0.17504 0.272 0.22816 0L0.22816 0M0.21568 0.344C0.21568 0.344 0.25624 0.4872 0.30624 0.5816C0.30624 0.5816 0.2344 0.6408 0.21568 0.672C0.21568 0.672 0.17504 0.5816 0.1344 0.5592C0.1344 0.5592 0.21568 0.4376 0.21568 0.344L0.21568 0.344" koffice:nodeTypes="cccccccccccc"/>
          <draw:path draw:style-name="gr8" draw:id="shape197" draw:name="path404" draw:layer="g5465" svg:width="1.64984872861pt" svg:height="4.23454084000pt" draw:transform="matrix(1.25438760000 0.00000000000 0.00000000000 1.25438760000 91.93646568550pt 43.53628124032pt)" svg:viewBox="0 0 2 4" svg:d="M1.11615 4.23454C1.38023 3.71046 1.66179 2.62048 1.64946 2.37289C1.59705 1.3565 1.61349 1.04783 1.49327 0L0.184141 1.20916C0.208803 1.60426 0.221133 1.73267 0.184141 1.98701C0.172838 2.08002 0.0926869 2.54328 0 2.72337L1.12026 4.23133" koffice:nodeTypes="ccccccc"/>
          <draw:path draw:style-name="gr7" draw:id="shape198" draw:name="path406" draw:layer="g5465" svg:width="0.42549842359pt" svg:height="2.16560656000pt" draw:transform="matrix(1.25438760000 0.00000000000 0.00000000000 1.25438760000 91.31709926413pt 45.01445158816pt)" svg:viewBox="0 0 0 2" svg:d="M0.319993 2.16561C0.367064 1.90814 0.407767 1.25027 0.414029 1.11253C0.432294 0.74875 0.426032 0.565094 0.414029 0L0 1.0207L0.317958 2.16561" koffice:nodeTypes="ccccc"/>
          <draw:path draw:style-name="gr7" draw:id="shape199" draw:name="path408" draw:layer="g5465" svg:width="1.62272114173pt" svg:height="5.96931932160pt" draw:transform="matrix(1.25438760000 0.00000000000 0.00000000000 1.25438760000 93.02647833440pt 41.76408243904pt)" svg:viewBox="0 0 2 6" svg:d="M1.56515 5.00619C1.58173 4.7787 1.59037 4.52934 1.59037 4.41706C1.59037 3.7033 1.66316 3.30751 1.59037 2.55025C1.54498 1.96057 1.40446 1.17219 1.43256 0.539416C1.44121 0.355887 1.41599 0.177943 1.41599 0L0.264462 1.40918C0.34589 2.42498 0.337243 2.72421 0.373994 3.70952C0.382641 3.94643 0.188078 5.00619 0 5.51425L0.242123 5.96932L1.56227 5.00619" koffice:nodeTypes="cccccccccc"/>
          <draw:path draw:style-name="gr9" draw:id="shape200" draw:name="path410" draw:layer="g5465" svg:width="3.06854714880pt" svg:height="3.84608341333pt" draw:transform="matrix(1.25438760000 0.00000000000 0.00000000000 1.25438760000 91.19948788275pt 41.61957698752pt)" svg:viewBox="0 0 3 4" svg:d="M0 3.74373L3.01838 0L3.06855 0.0815232L0.0948251 3.84608L0.00315544 3.74373" koffice:nodeTypes="ccccc"/>
          <draw:path draw:style-name="gr6" draw:id="shape201" draw:name="path412" draw:layer="g5465" svg:width="3.06854714880pt" svg:height="3.84608341333pt" draw:transform="matrix(1.25438760000 0.00000000000 0.00000000000 1.25438760000 91.19948788275pt 41.61957698752pt)" svg:viewBox="0 0 3 4" svg:d="M0 3.74373L3.01838 0L3.06855 0.0815232L0.0948251 3.84608L0.00315544 3.74373L0.00315544 3.74373Z" koffice:nodeTypes="ccccccc"/>
          <draw:path draw:style-name="gr10" draw:id="shape202" draw:name="path414" draw:layer="g5465" svg:width="1.10334016000pt" svg:height="2.01749991057pt" draw:transform="matrix(1.25438760000 0.00000000000 0.00000000000 1.25438760000 93.59045099936pt 42.77562059968pt)" svg:viewBox="0 0 1 2" svg:d="M1.10334 0C1.10334 0 0.853765 2.09712 0 2.01516" koffice:nodeTypes="cc"/>
          <draw:path draw:style-name="gr11" draw:id="shape203" draw:name="path416" draw:layer="g5465" svg:width="1.09662784000pt" svg:height="2.00744682092pt" draw:transform="matrix(1.25438760000 0.00000000000 0.00000000000 1.25438760000 93.59045099936pt 42.76759251904pt)" svg:viewBox="0 0 1 2" svg:d="M0 2.00693C0.422231 2.02616 0.693665 1.5092 0.857866 1.03071C1.03128 0.532188 1.09663 0 1.09663 0" koffice:nodeTypes="ccc"/>
          <draw:path draw:style-name="gr12" draw:id="shape204" draw:name="path418" draw:layer="g5465" svg:width="1.09662784000pt" svg:height="2.01282048000pt" draw:transform="matrix(1.25438760000 0.00000000000 0.00000000000 1.25438760000 93.59045099936pt 42.76357847872pt)" svg:viewBox="0 0 1 2" svg:d="M0 2.01282C0.422231 1.99436 0.693665 1.47029 0.847813 1.02246C1.02123 0.542531 1.09663 0 1.09663 0" koffice:nodeTypes="ccc"/>
          <draw:path draw:style-name="gr13" draw:id="shape205" draw:name="path420" draw:layer="g5465" svg:width="1.09662784000pt" svg:height="2.00640512000pt" draw:transform="matrix(1.25438760000 0.00000000000 0.00000000000 1.25438760000 93.59045099936pt 42.75655390816pt)" svg:viewBox="0 0 1 2" svg:d="M0 2.00641C0.422231 1.97756 0.693665 1.43349 0.847813 1.00721C1.00783 0.550479 1.09663 0.00881408 1.09663 0" koffice:nodeTypes="ccc"/>
          <draw:path draw:style-name="gr14" draw:id="shape206" draw:name="path422" draw:layer="g5465" svg:width="1.10334016000pt" svg:height="2.00640512000pt" draw:transform="matrix(1.25438760000 0.00000000000 0.00000000000 1.25438760000 93.59045099936pt 42.74451178720pt)" svg:viewBox="0 0 1 2" svg:d="M0 2.00641C0.423521 1.94711 0.695785 1.40224 0.84032 1.00801C1.00166 0.560095 1.10334 0.0184294 1.10334 0" koffice:nodeTypes="ccc"/>
          <draw:path draw:style-name="gr15" draw:id="shape207" draw:name="path424" draw:layer="g5465" svg:width="1.12190464000pt" svg:height="2.00640512000pt" draw:transform="matrix(1.25438760000 0.00000000000 0.00000000000 1.25438760000 93.57539834816pt 42.72845562592pt)" svg:viewBox="0 0 1 2" svg:d="M0 2.00641C0.426222 1.92548 0.714324 1.36218 0.84736 1.00801C1.00921 0.572915 1.1219 0.0192307 1.1219 0" koffice:nodeTypes="ccc"/>
          <draw:path draw:style-name="gr16" draw:id="shape208" draw:name="path426" draw:layer="g5465" svg:width="1.12190464000pt" svg:height="2.00640512000pt" draw:transform="matrix(1.25438760000 0.00000000000 0.00000000000 1.25438760000 93.57539834816pt 42.72845562592pt)" svg:viewBox="0 0 1 2" svg:d="M0 2.00641C0.426222 1.89423 0.714324 1.32131 0.84736 0.998395C1.00921 0.572915 1.1219 0.0224358 1.1219 0" koffice:nodeTypes="ccc"/>
          <draw:path draw:style-name="gr17" draw:id="shape209" draw:name="path428" draw:layer="g5465" svg:width="1.12190464000pt" svg:height="2.01282048000pt" draw:transform="matrix(1.25438760000 0.00000000000 0.00000000000 1.25438760000 93.57539834816pt 42.71340297472pt)" svg:viewBox="0 0 1 2" svg:d="M0 2.01282C0.426222 1.87799 0.714324 1.29453 0.823634 0.990359C0.999037 0.585869 1.10835 0.0216691 1.1219 0" koffice:nodeTypes="ccc"/>
          <draw:path draw:style-name="gr18" draw:id="shape210" draw:name="path430" draw:layer="g5465" svg:width="1.12190464000pt" svg:height="2.03212800000pt" draw:transform="matrix(1.25438760000 0.00000000000 0.00000000000 1.25438760000 93.57539834816pt 42.70136085376pt)" svg:viewBox="0 0 1 2" svg:d="M0 2.03213C0.426222 1.85553 0.714324 1.26927 0.823634 0.995098C0.986327 0.598349 1.10835 0.0314496 1.1219 0" koffice:nodeTypes="ccc"/>
          <draw:path draw:style-name="gr19" draw:id="shape211" draw:name="path432" draw:layer="g5465" svg:width="1.14233344000pt" svg:height="2.01282048000pt" draw:transform="matrix(1.25438760000 0.00000000000 0.00000000000 1.25438760000 93.56335622720pt 42.68530469248pt)" svg:viewBox="0 0 1 2" svg:d="M0 2.01282C0.443766 1.82823 0.731059 1.23273 0.831099 0.991162C0.995267 0.60513 1.12865 0.0441408 1.14233 0" koffice:nodeTypes="ccc"/>
          <draw:path draw:style-name="gr20" draw:id="shape212" draw:name="path434" draw:layer="g5465" svg:width="1.14233344000pt" svg:height="2.00640512000pt" draw:transform="matrix(1.25438760000 0.00000000000 0.00000000000 1.25438760000 93.56335622720pt 42.68931873280pt)" svg:viewBox="0 0 1 2" svg:d="M0 2.00641C0.443766 1.79086 0.731059 1.17388 0.831099 0.97676C0.985006 0.604165 1.12865 0.0408653 1.14233 0" koffice:nodeTypes="ccc"/>
          <draw:path draw:style-name="gr21" draw:id="shape213" draw:name="path436" draw:layer="g5465" svg:width="1.13550336000pt" svg:height="2.00480288000pt" draw:transform="matrix(1.25438760000 0.00000000000 0.00000000000 1.25438760000 93.56335622720pt 42.67828012192pt)" svg:viewBox="0 0 1 2" svg:d="M0 2.0048C0.42965 1.76772 0.72887 1.14137 0.805594 0.975569C0.978647 0.612734 1.12527 0.040048 1.1355 0" koffice:nodeTypes="ccc"/>
          <draw:path draw:style-name="gr22" draw:id="shape214" draw:name="path438" draw:layer="g5465" svg:width="1.16294656000pt" svg:height="2.03051552000pt" draw:transform="matrix(1.25438760000 0.00000000000 0.00000000000 1.25438760000 93.55131410624pt 42.66222396064pt)" svg:viewBox="0 0 1 2" svg:d="M0 2.03052C0.448614 1.75967 0.747978 1.12126 0.829074 0.972939C0.984364 0.639221 1.14224 0.0532013 1.16295 0" koffice:nodeTypes="ccc"/>
          <draw:path draw:style-name="gr23" draw:id="shape215" draw:name="path440" draw:layer="g5465" svg:width="1.13550336000pt" svg:height="1.98722048000pt" draw:transform="matrix(1.25438760000 0.00000000000 0.00000000000 1.25438760000 93.55532814656pt 42.65820992032pt)" svg:viewBox="0 0 1 2" svg:d="M1.1355 0C1.12527 0.0502387 0.97268 0.63237 0.805594 0.952941C0.7391 1.06538 0.44329 1.69775 0 1.98722" koffice:nodeTypes="ccc"/>
          <draw:path draw:style-name="gr10" draw:id="shape216" draw:name="path442" draw:layer="g5465" svg:width="1.21705024000pt" svg:height="2.21778513152pt" draw:transform="matrix(1.25438760000 0.00000000000 0.00000000000 1.25438760000 93.48508244096pt 42.17652508192pt)" svg:viewBox="0 0 1 2" svg:d="M1.21705 0C1.21705 0 0.47217 2.47568 0 2.19571" koffice:nodeTypes="cc"/>
          <draw:path draw:style-name="gr24" draw:id="shape217" draw:name="path444" draw:layer="g5465" svg:width="1.21000000000pt" svg:height="2.21340562321pt" draw:transform="matrix(1.25438760000 0.00000000000 0.00000000000 1.25438760000 93.48508244096pt 42.17953561216pt)" svg:viewBox="0 0 1 2" svg:d="M0 2.19473C0.19184 2.31613 0.5016 1.82815 0.7524 1.23781C1.01376 0.604622 1.21 0 1.21 0" koffice:nodeTypes="ccc"/>
          <draw:path draw:style-name="gr13" draw:id="shape218" draw:name="path446" draw:layer="g5465" svg:width="1.21000000000pt" svg:height="2.20481798215pt" draw:transform="matrix(1.25438760000 0.00000000000 0.00000000000 1.25438760000 93.48508244096pt 42.16849700128pt)" svg:viewBox="0 0 1 2" svg:d="M0 2.18928C0.16808 2.29619 0.49104 1.83767 0.74184 1.23422C1.01728 0.589194 1.21 0 1.21 0" koffice:nodeTypes="ccc"/>
          <draw:path draw:style-name="gr25" draw:id="shape219" draw:name="path448" draw:layer="g5465" svg:width="1.20297024000pt" svg:height="2.18927095037pt" draw:transform="matrix(1.25438760000 0.00000000000 0.00000000000 1.25438760000 93.48508244096pt 42.17251104160pt)" svg:viewBox="0 0 1 2" svg:d="M0 2.17681C0.133371 2.27033 0.47645 1.82644 0.72652 1.21092C1.01081 0.522009 1.20297 0 1.20297 0" koffice:nodeTypes="ccc"/>
          <draw:path draw:style-name="gr26" draw:id="shape220" draw:name="path450" draw:layer="g5465" svg:width="1.23121216000pt" svg:height="2.20453338890pt" draw:transform="matrix(1.25438760000 0.00000000000 0.00000000000 1.25438760000 93.47304032000pt 42.16046892064pt)" svg:viewBox="0 0 1 2" svg:d="M0 2.19864C0.125163 2.25922 0.48201 1.84705 0.749202 1.21513C1.04746 0.491755 1.23121 0 1.23121 0" koffice:nodeTypes="ccc"/>
          <draw:path draw:style-name="gr27" draw:id="shape221" draw:name="path452" draw:layer="g5465" svg:width="1.20297024000pt" svg:height="2.20722940535pt" draw:transform="matrix(1.25438760000 0.00000000000 0.00000000000 1.25438760000 93.47304032000pt 42.14441275936pt)" svg:viewBox="0 0 1 2" svg:d="M0 2.20118C0.0991507 2.26179 0.465921 1.86244 0.72652 1.21706C1.03187 0.459965 1.20297 0 1.20297 0" koffice:nodeTypes="ccc"/>
          <draw:path draw:style-name="gr28" draw:id="shape222" draw:name="path454" draw:layer="g5465" svg:width="1.20297024000pt" svg:height="2.23706015448pt" draw:transform="matrix(1.25438760000 0.00000000000 0.00000000000 1.25438760000 93.47304032000pt 42.12936010816pt)" svg:viewBox="0 0 1 2" svg:d="M0 2.23395C0.0649306 2.27583 0.456269 1.89293 0.72652 1.20971C1.03187 0.434346 1.20297 0 1.20297 0" koffice:nodeTypes="ccc"/>
          <draw:path draw:style-name="gr20" draw:id="shape223" draw:name="path456" draw:layer="g5465" svg:width="1.18200384000pt" svg:height="2.23371208473pt" draw:transform="matrix(1.25438760000 0.00000000000 0.00000000000 1.25438760000 93.47304032000pt 42.12936010816pt)" svg:viewBox="0 0 1 2" svg:d="M0 2.23228C0.0443578 2.25978 0.438359 1.89152 0.709724 1.19565C1.03588 0.373042 1.182 0 1.182 0" koffice:nodeTypes="ccc"/>
          <draw:path draw:style-name="gr29" draw:id="shape224" draw:name="path458" draw:layer="g5465" svg:width="1.18897216000pt" svg:height="1.12980512000pt" draw:transform="matrix(1.25438760000 0.00000000000 0.00000000000 1.25438760000 93.47304032000pt 42.11731798720pt)" svg:viewBox="0 0 1 1" svg:d="M0 1.12981C0.0200634 1.12981 0.429181 0.95844 0.702218 0.608495C1.03893 0.171365 1.18897 0 1.18897 0" koffice:nodeTypes="ccc"/>
          <draw:path draw:style-name="gr23" draw:id="shape225" draw:name="path460" draw:layer="g5465" svg:width="2.51467709653pt" svg:height="3.37419285333pt" draw:transform="matrix(1.25438760000 0.00000000000 0.00000000000 1.25438760000 91.39547340138pt 42.11330394688pt)" svg:viewBox="0 0 3 3" svg:d="M2.51468 0C2.51468 0 2.39163 0.208713 2.09719 0.834852C1.86793 1.35239 1.50758 1.58401 1.50758 1.58401M0.523912 2.80066L0 3.129M0.486558 3.37419L0.00285651 3.27747" koffice:nodeTypes="ccccccc"/>
          <draw:path draw:style-name="gr29" draw:id="shape226" draw:name="path462" draw:layer="g5465" svg:width="0.58112000000pt" svg:height="0.27840000000pt" draw:transform="matrix(1.25438760000 0.00000000000 0.00000000000 1.25438760000 91.39938709069pt 45.46502761408pt)" svg:viewBox="0 0 1 0" svg:d="M0.58112 0L0 0.2784" koffice:nodeTypes="cc"/>
          <draw:path draw:style-name="gr30" draw:id="shape227" draw:name="path464" draw:layer="g5465" svg:width="0.58160000000pt" svg:height="0.26880000000pt" draw:transform="matrix(1.25438760000 0.00000000000 0.00000000000 1.25438760000 91.38373233344pt 45.49212238624pt)" svg:viewBox="0 0 1 0" svg:d="M0.5816 0L0 0.2688" koffice:nodeTypes="cc"/>
          <draw:path draw:style-name="gr19" draw:id="shape228" draw:name="path466" draw:layer="g5465" svg:width="0.58160000000pt" svg:height="0.23760000000pt" draw:transform="matrix(1.25438760000 0.00000000000 0.00000000000 1.25438760000 91.38373233344pt 45.53125927936pt)" svg:viewBox="0 0 1 0" svg:d="M0.5816 0L0 0.2376" koffice:nodeTypes="cc"/>
          <draw:path draw:style-name="gr18" draw:id="shape229" draw:name="path468" draw:layer="g5465" svg:width="0.59104000000pt" svg:height="0.22800000000pt" draw:transform="matrix(1.25438760000 0.00000000000 0.00000000000 1.25438760000 91.37189091450pt 45.55534352128pt)" svg:viewBox="0 0 1 0" svg:d="M0.59104 0L0 0.228" koffice:nodeTypes="cc"/>
          <draw:path draw:style-name="gr31" draw:id="shape230" draw:name="path470" draw:layer="g5465" svg:width="0.59104000000pt" svg:height="0.20640000000pt" draw:transform="matrix(1.25438760000 0.00000000000 0.00000000000 1.25438760000 91.37189091450pt 45.58243829344pt)" svg:viewBox="0 0 1 0" svg:d="M0.59104 0L0 0.2064" koffice:nodeTypes="cc"/>
          <draw:path draw:style-name="gr15" draw:id="shape231" draw:name="path472" draw:layer="g5465" svg:width="0.59104000000pt" svg:height="0.17520000000pt" draw:transform="matrix(1.25438760000 0.00000000000 0.00000000000 1.25438760000 91.37189091450pt 45.62157518656pt)" svg:viewBox="0 0 1 0" svg:d="M0.59104 0L0 0.1752" koffice:nodeTypes="cc"/>
          <draw:path draw:style-name="gr14" draw:id="shape232" draw:name="path474" draw:layer="g5465" svg:width="0.60352000000pt" svg:height="0.16560000000pt" draw:transform="matrix(1.25438760000 0.00000000000 0.00000000000 1.25438760000 91.35623615725pt 45.64866995872pt)" svg:viewBox="0 0 1 0" svg:d="M0.60352 0L0 0.1656" koffice:nodeTypes="cc"/>
          <draw:path draw:style-name="gr32" draw:id="shape233" draw:name="path476" draw:layer="g5465" svg:width="0.61288000000pt" svg:height="0.13360000000pt" draw:transform="matrix(1.25438760000 0.00000000000 0.00000000000 1.25438760000 91.34449508931pt 45.68881036192pt)" svg:viewBox="0 0 1 0" svg:d="M0.61288 0L0 0.1336" koffice:nodeTypes="cc"/>
          <draw:path draw:style-name="gr24" draw:id="shape234" draw:name="path478" draw:layer="g5465" svg:width="0.61288000000pt" svg:height="0.12160000000pt" draw:transform="matrix(1.25438760000 0.00000000000 0.00000000000 1.25438760000 91.34449508931pt 45.71189109376pt)" svg:viewBox="0 0 1 0" svg:d="M0.61288 0L0 0.1216" koffice:nodeTypes="cc"/>
          <draw:path draw:style-name="gr29" draw:id="shape235" draw:name="path480" draw:layer="g5465" svg:width="0.54960000000pt" svg:height="0.08080000000pt" draw:transform="matrix(1.25438760000 0.00000000000 0.00000000000 1.25438760000 91.38373233344pt 45.97481073472pt)" svg:viewBox="0 0 1 0" svg:d="M0.5496 0.0808L0 0" koffice:nodeTypes="cc"/>
          <draw:path draw:style-name="gr30" draw:id="shape236" draw:name="path482" draw:layer="g5465" svg:width="0.54960000000pt" svg:height="0.05920000000pt" draw:transform="matrix(1.25438760000 0.00000000000 0.00000000000 1.25438760000 91.38373233344pt 45.96276861376pt)" svg:viewBox="0 0 1 0" svg:d="M0.5496 0.0592L0 0" koffice:nodeTypes="cc"/>
          <draw:path draw:style-name="gr19" draw:id="shape237" draw:name="path484" draw:layer="g5465" svg:width="0.55904000000pt" svg:height="0.04080000000pt" draw:transform="matrix(1.25438760000 0.00000000000 0.00000000000 1.25438760000 91.37189091450pt 45.94671245248pt)" svg:viewBox="0 0 1 0" svg:d="M0.55904 0.0408L0 0" koffice:nodeTypes="cc"/>
          <draw:path draw:style-name="gr18" draw:id="shape238" draw:name="path486" draw:layer="g5465" svg:width="0.55904000000pt" svg:height="0.01920000000pt" draw:transform="matrix(1.25438760000 0.00000000000 0.00000000000 1.25438760000 91.37189091450pt 45.95072649280pt)" svg:viewBox="0 0 1 0" svg:d="M0.55904 0.0192L0 0" koffice:nodeTypes="cc"/>
          <draw:path draw:style-name="gr31" draw:id="shape239" draw:name="path488" draw:layer="g5465" svg:width="0.57152000000pt" svg:height="0.00000000000pt" draw:transform="matrix(1.25438760000 0.00000000000 0.00000000000 1.25438760000 91.35623615725pt 45.93567384160pt)" svg:viewBox="0 0 1 0" svg:d="M0.57152 0L0 0" koffice:nodeTypes="cc"/>
          <draw:path draw:style-name="gr15" draw:id="shape240" draw:name="path490" draw:layer="g5465" svg:width="0.59056000000pt" svg:height="0.01840000000pt" draw:transform="matrix(1.25438760000 0.00000000000 0.00000000000 1.25438760000 91.34840877862pt 45.89653694848pt)" svg:viewBox="0 0 1 0" svg:d="M0.59056 0L0 0.0184" koffice:nodeTypes="cc"/>
          <draw:path draw:style-name="gr14" draw:id="shape241" draw:name="path492" draw:layer="g5465" svg:width="0.59056000000pt" svg:height="0.04080000000pt" draw:transform="matrix(1.25438760000 0.00000000000 0.00000000000 1.25438760000 91.34840877862pt 45.85639654528pt)" svg:viewBox="0 0 1 0" svg:d="M0.59056 0L0 0.0408" koffice:nodeTypes="cc"/>
          <draw:path draw:style-name="gr32" draw:id="shape242" draw:name="path494" draw:layer="g5465" svg:width="0.61264000000pt" svg:height="0.05040000000pt" draw:transform="matrix(1.25438760000 0.00000000000 0.00000000000 1.25438760000 91.33275402138pt 45.82930177312pt)" svg:viewBox="0 0 1 0" svg:d="M0.61264 0L0 0.0504" koffice:nodeTypes="cc"/>
          <draw:path draw:style-name="gr24" draw:id="shape243" draw:name="path496" draw:layer="g5465" svg:width="0.61264000000pt" svg:height="0.08160000000pt" draw:transform="matrix(1.25438760000 0.00000000000 0.00000000000 1.25438760000 91.33275402138pt 45.79016488000pt)" svg:viewBox="0 0 1 0" svg:d="M0.61264 0L0 0.0816" koffice:nodeTypes="cc"/>
          <draw:path draw:style-name="gr10" draw:id="shape244" draw:name="path498" draw:layer="g5465" svg:width="0.62200000000pt" svg:height="0.10320000000pt" draw:transform="matrix(1.25438760000 0.00000000000 0.00000000000 1.25438760000 91.32101295344pt 45.75102798688pt)" svg:viewBox="0 0 1 0" svg:d="M0.622 0L0 0.1032" koffice:nodeTypes="cc"/>
          <draw:path draw:style-name="gr33" draw:id="shape245" draw:name="path500" draw:layer="g5465" svg:width="3.32596519642pt" svg:height="5.03815250432pt" draw:transform="matrix(1.25438760000 0.00000000000 0.00000000000 1.25438760000 91.32101295344pt 41.76408243904pt)" svg:viewBox="0 0 3 5" svg:d="M3.26113 5.03815C3.2805 4.87192 3.2805 4.69622 3.2805 4.58957C3.2805 3.87125 3.37568 3.32863 3.29061 2.56654C3.23754 1.97309 3.07328 1.17968 3.10613 0.542859C3.11624 0.358159 3.08676 0.179079 3.08676 0L0 3.29731" koffice:nodeTypes="cccccc"/>
          <draw:path draw:style-name="gr10" draw:id="shape246" draw:name="path502" draw:layer="g5465" svg:width="1.30142464000pt" svg:height="1.24567328000pt" draw:transform="matrix(1.25438760000 0.00000000000 0.00000000000 1.25438760000 93.77509685408pt 45.94671245248pt)" svg:viewBox="0 0 1 1" svg:d="M1.30142 0C1.30142 0 1.25488 0.343018 1.1481 0.491009C0.994778 0.703082 0.531156 1.01384 0 1.24567" koffice:nodeTypes="ccc"/>
          <draw:path draw:style-name="gr11" draw:id="shape247" draw:name="path504" draw:layer="g5465" svg:width="1.30142464000pt" svg:height="1.25947494720pt" draw:transform="matrix(1.25438760000 0.00000000000 0.00000000000 1.25438760000 93.75904069280pt 45.93968788192pt)" svg:viewBox="0 0 1 1" svg:d="M0 1.25947C0.34224 1.10324 0.663489 0.914752 0.877047 0.748613C0.980175 0.659353 1.08787 0.567618 1.13715 0.493213C1.25488 0.346881 1.30142 0 1.30142 0" koffice:nodeTypes="cccc"/>
          <draw:path draw:style-name="gr12" draw:id="shape248" draw:name="path506" draw:layer="g5465" svg:width="1.31423296000pt" svg:height="1.26965299520pt" draw:transform="matrix(1.25438760000 0.00000000000 0.00000000000 1.25438760000 93.74398804160pt 45.93165980128pt)" svg:viewBox="0 0 1 1" svg:d="M0 1.26965C0.34392 1.11279 0.654824 0.906139 0.866678 0.741815C0.984987 0.659654 1.06753 0.56997 1.13906 0.49533C1.25737 0.338464 1.31423 0 1.31423 0" koffice:nodeTypes="cccc"/>
          <draw:path draw:style-name="gr13" draw:id="shape249" draw:name="path508" draw:layer="g5465" svg:width="1.34374464000pt" svg:height="1.30559872320pt" draw:transform="matrix(1.25438760000 0.00000000000 0.00000000000 1.25438760000 93.73194592064pt 45.90356151904pt)" svg:viewBox="0 0 1 1" svg:d="M0 1.3056C0.336632 1.14653 0.663062 0.929413 0.865227 0.770341C0.970946 0.679462 1.07945 0.585997 1.14065 0.50268C1.27141 0.343609 1.34374 0 1.34374 0" koffice:nodeTypes="cccc"/>
          <draw:path draw:style-name="gr14" draw:id="shape250" draw:name="path510" draw:layer="g5465" svg:width="1.37358400000pt" svg:height="1.30469396480pt" draw:transform="matrix(1.25438760000 0.00000000000 0.00000000000 1.25438760000 93.71990379968pt 45.89252290816pt)" svg:viewBox="0 0 1 1" svg:d="M0 1.30469C0.340349 1.14568 0.655382 0.918494 0.864467 0.769622C0.985418 0.686334 1.0698 0.595422 1.14293 0.502054C1.28545 0.335478 1.37358 0 1.37358 0" koffice:nodeTypes="cccc"/>
          <draw:path draw:style-name="gr15" draw:id="shape251" draw:name="path512" draw:layer="g5465" svg:width="1.40375104000pt" svg:height="1.32545249280pt" draw:transform="matrix(1.25438760000 0.00000000000 0.00000000000 1.25438760000 93.70384763840pt 45.87646674688pt)" svg:viewBox="0 0 1 1" svg:d="M0 1.32545C0.345014 1.16518 0.663488 0.928572 0.873908 0.775916C0.970588 0.691968 1.07011 0.6004 1.14499 0.506293C1.30328 0.330712 1.40375 0 1.40375 0" koffice:nodeTypes="cccc"/>
          <draw:path draw:style-name="gr16" draw:id="shape252" draw:name="path514" draw:layer="g5465" svg:width="1.42468096000pt" svg:height="1.34112890880pt" draw:transform="matrix(1.25438760000 0.00000000000 0.00000000000 1.25438760000 93.69280902752pt 45.86442462592pt)" svg:viewBox="0 0 1 1" svg:d="M0 1.34113C0.346621 1.17991 0.667461 0.924024 0.868941 0.773023C0.976842 0.698799 1.0666 0.604137 1.15254 0.509474C1.29768 0.322639 1.42468 0 1.42468 0" koffice:nodeTypes="cccc"/>
          <draw:path draw:style-name="gr17" draw:id="shape253" draw:name="path516" draw:layer="g5465" svg:width="1.44769024000pt" svg:height="1.36085402880pt" draw:transform="matrix(1.25438760000 0.00000000000 0.00000000000 1.25438760000 93.68076690656pt 45.84937197472pt)" svg:viewBox="0 0 1 1" svg:d="M0 1.36085C0.349409 1.19073 0.672829 0.925185 0.861491 0.778291C0.95871 0.703524 1.06074 0.608168 1.14641 0.512745C1.30812 0.316886 1.44769 0 1.44769 0" koffice:nodeTypes="cccc"/>
          <draw:path draw:style-name="gr18" draw:id="shape254" draw:name="path518" draw:layer="g5465" svg:width="1.47088384000pt" svg:height="1.37673780480pt" draw:transform="matrix(1.25438760000 0.00000000000 0.00000000000 1.25438760000 93.66471074528pt 45.83732985376pt)" svg:viewBox="0 0 1 1" svg:d="M0 1.37674C0.353167 1.20562 0.679168 0.92818 0.868365 0.783019C0.967329 0.715582 1.05368 0.611839 1.14488 0.515928C1.31953 0.311097 1.47088 0 1.47088 0" koffice:nodeTypes="cccc"/>
          <draw:path draw:style-name="gr19" draw:id="shape255" draw:name="path520" draw:layer="g5465" svg:width="1.46894400000pt" svg:height="1.40743930880pt" draw:transform="matrix(1.25438760000 0.00000000000 0.00000000000 1.25438760000 93.65367213440pt 45.81424912192pt)" svg:viewBox="0 0 1 1" svg:d="M0 1.40744C0.336451 1.22658 0.666115 0.938203 0.855187 0.799218C0.942451 0.731101 1.04135 0.634059 1.13249 0.521381C1.30605 0.314077 1.46894 0 1.46894 0" koffice:nodeTypes="cccc"/>
          <draw:path draw:style-name="gr20" draw:id="shape256" draw:name="path522" draw:layer="g5465" svg:width="1.49230656000pt" svg:height="1.42899655680pt" draw:transform="matrix(1.25438760000 0.00000000000 0.00000000000 1.25438760000 93.64163001344pt 45.79819296064pt)" svg:viewBox="0 0 1 1" svg:d="M0 1.429C0.340093 1.24675 0.671391 0.937652 0.847302 0.805586C0.935257 0.736949 1.03494 0.631255 1.12583 0.525561C1.31346 0.306329 1.49231 0 1.49231 0" koffice:nodeTypes="cccc"/>
          <draw:path draw:style-name="gr21" draw:id="shape257" draw:name="path524" draw:layer="g5465" svg:width="1.51585344000pt" svg:height="1.44527201280pt" draw:transform="matrix(1.25438760000 0.00000000000 0.00000000000 1.25438760000 93.62557385216pt 45.78615083968pt)" svg:viewBox="0 0 2 1" svg:d="M0 1.44527C0.342766 1.26199 0.677652 0.943181 0.854945 0.810364C0.927832 0.749295 1.03125 0.643001 1.1199 0.52875C1.32379 0.300588 1.51585 0 1.51585 0" koffice:nodeTypes="cccc"/>
          <draw:path draw:style-name="gr22" draw:id="shape258" draw:name="path526" draw:layer="g5465" svg:width="1.53760000000pt" svg:height="1.44445605120pt" draw:transform="matrix(1.25438760000 0.00000000000 0.00000000000 1.25438760000 93.61453524128pt 45.77109818848pt)" svg:viewBox="0 0 2 1" svg:d="M0 1.44446C0.348192 1.26116 0.681504 0.942507 0.84816 0.809728C0.921568 0.748607 1.02672 0.642411 1.12691 0.528193C1.33226 0.291665 1.5376 0 1.5376 0" koffice:nodeTypes="cccc"/>
          <draw:path draw:style-name="gr23" draw:id="shape259" draw:name="path528" draw:layer="g5465" svg:width="1.57753600000pt" svg:height="1.46643087680pt" draw:transform="matrix(1.25438760000 0.00000000000 0.00000000000 1.25438760000 93.60249312032pt 45.75102798688pt)" svg:viewBox="0 0 2 1" svg:d="M1.57754 0C1.57754 0 1.08317 0.631524 0.848051 0.818809C0.679245 0.941908 0.352685 1.28175 0 1.46643" koffice:nodeTypes="ccc"/>
          <draw:path draw:style-name="gr34" draw:id="shape260" draw:name="path530" draw:layer="g5465" svg:width="1.45044512000pt" svg:height="0.87310336000pt" draw:transform="matrix(1.25438760000 0.00000000000 0.00000000000 1.25438760000 93.03049237472pt 48.05990397894pt)" svg:viewBox="0 0 1 1" svg:d="M1.45045 0C1.088 0.271574 0.9899 0.338701 0.22891 0.873103L0 0.475946C0 0.475946 0.0878851 0.254082 0.121949 0.137245" koffice:nodeTypes="cccc"/>
          <draw:path draw:style-name="gr35" draw:id="shape261" draw:name="path532" draw:layer="g5465" svg:width="1.40851328000pt" svg:height="0.83261975040pt" draw:transform="matrix(1.25438760000 0.00000000000 0.00000000000 1.25438760000 93.04955906624pt 48.05990397894pt)" svg:viewBox="0 0 1 1" svg:d="M1.40851 0C1.07015 0.253815 0.946618 0.330756 0.214835 0.83262L0.20745 0.824079L0 0.45624L0 0.45624C0 0.45624 0.0161126 0.410616 0.0342394 0.353604C0.0684787 0.287979 0.0946618 0.202498 0.110103 0.136872" koffice:nodeTypes="ccccccc"/>
          <draw:path draw:style-name="gr36" draw:id="shape262" draw:name="path534" draw:layer="g5465" svg:width="1.37647232000pt" svg:height="0.81562573440pt" draw:transform="matrix(1.25438760000 0.00000000000 0.00000000000 1.25438760000 93.07364330816pt 48.05990397894pt)" svg:viewBox="0 0 1 1" svg:d="M1.37647 0C1.04994 0.242759 0.893977 0.347159 0.196449 0.815626L0.189149 0.798719C0.189149 0.790266 0 0.434654 0 0.434654L0 0.434654C0 0.434654 0.00730048 0.397951 0.033184 0.341524C0.0570765 0.276571 0.0749958 0.191895 0.0929152 0.135468" koffice:nodeTypes="ccccccc"/>
          <draw:path draw:style-name="gr37" draw:id="shape263" draw:name="path536" draw:layer="g5465" svg:width="1.35663392000pt" svg:height="0.77665443840pt" draw:transform="matrix(1.25438760000 0.00000000000 0.00000000000 1.25438760000 93.08869595936pt 48.05990397894pt)" svg:viewBox="0 0 1 1" svg:d="M1.35663 0C1.03971 0.21757 0.87038 0.338764 0.185145 0.776654L0.177898 0.760086C0.177898 0.751838 0 0.413144 0 0.413144L0 0.413144C0 0.413144 0.00790656 0.377329 0.0230608 0.322196C0.0467805 0.258885 0.0724768 0.187254 0.0902666 0.132192" koffice:nodeTypes="ccccccc"/>
          <draw:path draw:style-name="gr38" draw:id="shape264" draw:name="path538" draw:layer="g5465" svg:width="1.32519200000pt" svg:height="0.76010498560pt" draw:transform="matrix(1.25438760000 0.00000000000 0.00000000000 1.25438760000 93.11278020128pt 48.04816291101pt)" svg:viewBox="0 0 1 1" svg:d="M1.32519 0C1.02238 0.21524 0.818558 0.351456 0.167358 0.760105L0.160195 0.751945C0.160195 0.735624 0 0.400488 0 0.400488L0 0.400488C0 0.400488 0 0.376007 0.0149776 0.321465C0.0377696 0.258832 0.0631664 0.196129 0.0735856 0.141657" koffice:nodeTypes="ccccccc"/>
          <draw:path draw:style-name="gr39" draw:id="shape265" draw:name="path540" draw:layer="g5465" svg:width="1.30572800000pt" svg:height="0.74387175040pt" draw:transform="matrix(1.25438760000 0.00000000000 0.00000000000 1.25438760000 93.12783285248pt 48.04816291101pt)" svg:viewBox="0 0 1 1" svg:d="M1.30573 0C1.01291 0.204856 0.785376 0.358447 0.156429 0.743872L0.149318 0.727726C0.149318 0.703439 0 0.380043 0 0.380043L0 0.380043C0 0.380043 0 0.355756 0.0155136 0.309941C0.0381376 0.256053 0.0555904 0.194024 0.0633472 0.140136" koffice:nodeTypes="ccccccc"/>
          <draw:path draw:style-name="gr40" draw:id="shape266" draw:name="path542" draw:layer="g5465" svg:width="1.27888281953pt" svg:height="0.70667560960pt" draw:transform="matrix(1.25438760000 0.00000000000 0.00000000000 1.25438760000 93.14877708817pt 48.04816291101pt)" svg:viewBox="0 0 1 1" svg:d="M1.27888 0C1.00636 0.191733 0.749196 0.357238 0.141461 0.706676L0.134424 0.690872C0.134424 0.667266 0.0020017 0.359861 0.0020017 0.359861L0.0020017 0.359861C0.0020017 0.359861 -0.00567496 0.336256 0.00903863 0.291601C0.0243919 0.241701 0.0416644 0.186488 0.0493411 0.136587" koffice:nodeTypes="ccccccc"/>
          <draw:path draw:style-name="gr41" draw:id="shape267" draw:name="path544" draw:layer="g5465" svg:width="1.25912843009pt" svg:height="0.67030243840pt" draw:transform="matrix(1.25438760000 0.00000000000 0.00000000000 1.25438760000 93.16433138151pt 48.04816291101pt)" svg:viewBox="0 0 1 1" svg:d="M1.25913 0C0.996337 0.176516 0.708793 0.347923 0.130525 0.670302L0.123543 0.654976C0.123543 0.631921 0.00166887 0.332597 0.00166887 0.332597L0.00166887 0.332597C0.00166887 0.332597 -0.0053135 0.31727 0.009286 0.27378C0.0315026 0.225115 0.0315026 0.181625 0.0416588 0.130471" koffice:nodeTypes="ccccccc"/>
          <draw:path draw:style-name="gr10" draw:id="shape268" draw:name="path546" draw:layer="g5465" svg:width="1.22387968104pt" svg:height="0.65506360960pt" draw:transform="matrix(1.25438760000 0.00000000000 0.00000000000 1.25438760000 93.17633582333pt 48.04816291101pt)" svg:viewBox="0 0 1 1" svg:d="M1.22388 0C0.98169 0.166922 0.671289 0.351586 0.119321 0.655064L0.111812 0.639912C0.111812 0.60702 -0.000834407 0.321219 0.00667535 0.321219L0.00667535 0.321219C0.00667535 0.321219 -0.00834419 0.306068 0.00667535 0.26301C0.021069 0.214966 0.0285788 0.179548 0.0285788 0.12898" koffice:nodeTypes="ccccccc"/>
          <draw:path draw:style-name="gr11" draw:id="shape269" draw:name="path548" draw:layer="g5465" svg:width="1.20462964293pt" svg:height="0.64000000000pt" draw:transform="matrix(1.25438760000 0.00000000000 0.00000000000 1.25438760000 93.19183450618pt 48.03642184307pt)" svg:viewBox="0 0 1 1" svg:d="M1.20463 0C0.971803 0.164992 0.642119 0.364992 0.108791 0.64C0.10134 0.64 0.10134 0.62496 0.10134 0.62496C0.10134 0.592512 0.00634668 0.310016 0.00634668 0.310016L0.00634668 0.310016C0.00634668 0.310016 -0.00793334 0.302464 0.00634668 0.262464C0.0212476 0.222464 0.0212476 0.187456 0.0212476 0.139968" koffice:nodeTypes="ccccccc"/>
          <draw:path draw:style-name="gr24" draw:id="shape270" draw:name="path550" draw:layer="g5465" svg:width="1.18681901111pt" svg:height="0.60540848640pt" draw:transform="matrix(1.25438760000 0.00000000000 0.00000000000 1.25438760000 93.20627835616pt 48.03642184307pt)" svg:viewBox="0 0 1 1" svg:d="M1.18682 0C0.963115 0.153188 0.604451 0.362274 0.0991132 0.605408C0.091718 0.605408 0.091718 0.598126 0.0843228 0.590843C0.091718 0.551939 0.00482467 0.291749 0.00482467 0.291749L0.0122198 0.291749C0.0122198 0.291749 -0.00934944 0.277183 0.00482467 0.245562C0.019615 0.206658 0.0122198 0.18232 0.0122198 0.133705" koffice:nodeTypes="ccccccc"/>
          <draw:path draw:style-name="gr42" draw:id="shape271" draw:name="path552" draw:layer="g5465" svg:width="1.16769762000pt" svg:height="0.59093043840pt" draw:transform="matrix(1.25438760000 0.00000000000 0.00000000000 1.25438760000 93.22191192248pt 48.03642184307pt)" svg:viewBox="0 0 1 1" svg:d="M1.1677 0C0.954972 0.14169 0.573533 0.36751 0.0887884 0.59093C0.0814531 0.583735 0.0814531 0.57654 0.0741177 0.569345C0.0741177 0.538104 0.0123784 0.283442 0.0123784 0.283442L0.0123784 0.283442C0.0123784 0.283442 -0.00962766 0.269052 0.00504306 0.235413C0.0191025 0.196977 0.0123784 0.180126 0.00504306 0.132097" koffice:nodeTypes="ccccccc"/>
          <draw:path draw:style-name="gr12" draw:id="shape272" draw:name="path554" draw:layer="g5465" svg:width="1.16068192592pt" svg:height="0.55782973440pt" draw:transform="matrix(1.25438760000 0.00000000000 0.00000000000 1.25438760000 93.22767643203pt 48.03642184307pt)" svg:viewBox="0 0 1 1" svg:d="M1.16068 0C0.963223 0.123683 0.551244 0.357068 0.0850209 0.55783C0.0777076 0.550779 0.070394 0.543788 0.070394 0.543788C0.070394 0.499454 0.0155442 0.256747 0.0155442 0.256747L0.0155442 0.256747C0.0155442 0.256747 -0.00578625 0.249697 0.00152705 0.219403C0.0155442 0.182059 0.0155442 0.172679 0.00884034 0.128344" koffice:nodeTypes="ccccccc"/>
          <draw:path draw:style-name="gr13" draw:id="shape273" draw:name="path556" draw:layer="g5465" svg:width="1.13944608000pt" svg:height="0.53010048640pt" draw:transform="matrix(1.25438760000 0.00000000000 0.00000000000 1.25438760000 93.24524353184pt 48.03642184307pt)" svg:viewBox="0 0 1 1" svg:d="M1.13945 0C0.953463 0.111484 0.521718 0.354954 0.0664224 0.5301L0.0591763 0.516471C0.0591763 0.47098 0.0144922 0.245683 0.0217382 0.236597L0.0217382 0.236597C0.0217382 0.236597 -0.0090576 0.229782 0.00724608 0.207008C0.0144922 0.170604 0.00724608 0.170604 0 0.125113" koffice:nodeTypes="ccccccc"/>
          <draw:path draw:style-name="gr43" draw:id="shape274" draw:name="path558" draw:layer="g5465" svg:width="1.13944608000pt" svg:height="0.51208336000pt" draw:transform="matrix(1.25438760000 0.00000000000 0.00000000000 1.25438760000 93.24524353184pt 48.03642184307pt)" svg:viewBox="0 0 1 1" svg:d="M1.13945 0C0.960106 0.102875 0.50481 0.355567 0.0664224 0.512083C0.0664224 0.505385 0.0591763 0.491989 0.0591763 0.491989C0.0591763 0.449454 0.0217382 0.225843 0.0283805 0.225843L0.0283805 0.225843C0.0283805 0.225843 -0.00181152 0.219145 0.00724608 0.196761C0.0217382 0.167679 0.00724608 0.167679 0 0.122969" koffice:nodeTypes="ccccccc"/>
          <draw:path draw:style-name="gr14" draw:id="shape275" draw:name="path560" draw:layer="g5465" svg:width="1.12500000000pt" svg:height="0.49877493760pt" draw:transform="matrix(1.25438760000 0.00000000000 0.00000000000 1.25438760000 93.24524353184pt 48.02076708582pt)" svg:viewBox="0 0 1 0" svg:d="M1.125 0C0.9636 0.108139 0.4782 0.366341 0.066 0.498775L0.0588 0.478887C0.0588 0.436965 0.0378 0.222889 0.045 0.216279L0.045 0.216279C0.045 0.216279 0.0072 0.216279 0.0144 0.196391C0.0216 0.16769 0.0072 0.16769 0 0.132378" koffice:nodeTypes="ccccccc"/>
          <draw:path draw:style-name="gr44" draw:id="shape276" draw:name="path562" draw:layer="g5465" svg:width="1.12500000000pt" svg:height="0.46829386240pt" draw:transform="matrix(1.25438760000 0.00000000000 0.00000000000 1.25438760000 93.24524353184pt 48.02076708582pt)" svg:viewBox="0 0 1 0" svg:d="M1.125 0C0.9708 0.0919179 0.4644 0.361376 0.066 0.468294L0.0588 0.455483C0.0588 0.406267 0.045 0.200971 0.0516 0.192431L0.0516 0.192431C0.0516 0.192431 0.0144 0.198836 0.0216 0.17962C0.0354 0.15181 0.0144 0.16035 0 0.123999" koffice:nodeTypes="ccccccc"/>
          <draw:path draw:style-name="gr15" draw:id="shape277" draw:name="path564" draw:layer="g5465" svg:width="2.22129216000pt" svg:height="0.46840336000pt" draw:transform="matrix(1.25438760000 0.00000000000 0.00000000000 1.25438760000 93.25728565280pt 48.00892566688pt)" svg:viewBox="0 0 2 0" svg:d="M2.22129 0C1.92798 0.0919834 0.876355 0.370014 0.116847 0.468403C0.116847 0.461997 0.10254 0.449131 0.10254 0.449131C0.10254 0.393557 0.10254 0.201049 0.116847 0.194643L0.116847 0.194643C0.116847 0.194643 0.0286157 0.201049 0.0417312 0.181831C0.056039 0.154017 0.0143078 0.168965 0 0.132609" koffice:nodeTypes="ccccccc"/>
          <draw:path draw:style-name="gr26" draw:id="shape278" draw:name="path566" draw:layer="g5465" svg:width="2.23084096000pt" svg:height="0.43898575360pt" draw:transform="matrix(1.25438760000 0.00000000000 0.00000000000 1.25438760000 93.25327161248pt 48.00892566688pt)" svg:viewBox="0 0 2 0" svg:d="M2.23084 0C1.97036 0.0807793 0.835221 0.364408 0.121878 0.438986C0.121878 0.432731 0.107539 0.420328 0.107539 0.420328C0.107539 0.366475 0.121878 0.180163 0.136216 0.173962L0.136216 0.173962C0.136216 0.173962 0.0286771 0.186365 0.0609389 0.167707C0.0752774 0.149103 0.0191181 0.161506 0 0.128378" koffice:nodeTypes="ccccccc"/>
          <draw:path draw:style-name="gr31" draw:id="shape279" draw:name="path568" draw:layer="g5465" svg:width="2.20463104000pt" svg:height="0.41442693760pt" draw:transform="matrix(1.25438760000 0.00000000000 0.00000000000 1.25438760000 93.25327161248pt 48.00892566688pt)" svg:viewBox="0 0 2 0" svg:d="M2.20463 0C1.97181 0.0724616 0.80298 0.360094 0.12116 0.414427C0.12116 0.414427 0.106906 0.402376 0.106906 0.39635C0.106906 0.344025 0.135414 0.169026 0.14848 0.162949L0.162734 0.162949C0.162734 0.162949 0.0558285 0.169026 0.0748339 0.156923C0.0879002 0.138846 0.0332595 0.156923 0 0.124735" koffice:nodeTypes="ccccccc"/>
          <draw:path draw:style-name="gr17" draw:id="shape280" draw:name="path570" draw:layer="g5465" svg:width="2.20463104000pt" svg:height="0.40246336000pt" draw:transform="matrix(1.25438760000 0.00000000000 0.00000000000 1.25438760000 93.25327161248pt 48.00892566688pt)" svg:viewBox="0 0 2 0" svg:d="M2.20463 0C1.99082 0.0654193 0.770908 0.362826 0.12116 0.402463C0.106906 0.396525 0.106906 0.390587 0.106906 0.384599C0.106906 0.327147 0.167485 0.154641 0.18174 0.154641L0.18174 0.154641C0.18174 0.154641 0.0748339 0.160579 0.0748339 0.148703C0.102154 0.130839 0.0332595 0.154641 0 0.122921" koffice:nodeTypes="ccccccc"/>
          <draw:path draw:style-name="gr27" draw:id="shape281" draw:name="path572" draw:layer="g5465" svg:width="2.20463104000pt" svg:height="0.37522975360pt" draw:transform="matrix(1.25438760000 0.00000000000 0.00000000000 1.25438760000 93.25327161248pt 48.00892566688pt)" svg:viewBox="0 0 2 0" svg:d="M2.20463 0C2.00507 0.0555224 0.737649 0.356069 0.12116 0.37523C0.106906 0.369447 0.106906 0.363714 0.0926515 0.35798C0.106906 0.302458 0.186491 0.141673 0.199557 0.135939L0.199557 0.135939C0.199557 0.135939 0.0795853 0.147406 0.106906 0.135939C0.12116 0.11869 0.0332595 0.147406 0 0.11869" koffice:nodeTypes="ccccccc"/>
          <draw:path draw:style-name="gr18" draw:id="shape282" draw:name="path574" draw:layer="g5465" svg:width="2.19513856000pt" svg:height="0.36375373440pt" draw:transform="matrix(1.25438760000 0.00000000000 0.00000000000 1.25438760000 93.25728565280pt 48.00892566688pt)" svg:viewBox="0 0 2 0" svg:d="M2.19514 0C2.00905 0.0433764 0.704056 0.350582 0.116157 0.363754C0.101934 0.352463 0.101934 0.346818 0.0877107 0.339291C0.0877107 0.284624 0.208609 0.126317 0.227574 0.120624L0.227574 0.120624C0.227574 0.120624 0.106675 0.131963 0.106675 0.126317C0.120899 0.109334 0.0462259 0.143253 0 0.114979" koffice:nodeTypes="ccccccc"/>
          <draw:path draw:style-name="gr28" draw:id="shape283" draw:name="path576" draw:layer="g5465" svg:width="2.19513856000pt" svg:height="0.34911128161pt" draw:transform="matrix(1.25438760000 0.00000000000 0.00000000000 1.25438760000 93.25728565280pt 47.99718459894pt)" svg:viewBox="0 0 2 0" svg:d="M2.19514 0C2.02801 0.0424944 0.65783 0.356357 0.116157 0.348983C0.101934 0.343453 0.0877107 0.332345 0.0877107 0.324971C0.0877107 0.264042 0.227574 0.116328 0.240612 0.116328L0.240612 0.116328C0.240612 0.116328 0.120899 0.127389 0.120899 0.116328C0.133937 0.110797 0.0462259 0.145871 0 0.116328" koffice:nodeTypes="ccccccc"/>
          <draw:path draw:style-name="gr19" draw:id="shape284" draw:name="path578" draw:layer="g5465" svg:width="2.19513856000pt" svg:height="0.32957941059pt" draw:transform="matrix(1.25438760000 0.00000000000 0.00000000000 1.25438760000 93.25728565280pt 47.99718459894pt)" svg:viewBox="0 0 2 0" svg:d="M2.19514 0C2.06002 0.0412886 0.624643 0.351619 0.116157 0.328334C0.101934 0.322914 0.0877107 0.317541 0.0877107 0.312167C0.0877107 0.247594 0.240612 0.109445 0.269059 0.104071L0.269059 0.104071C0.269059 0.104071 0.116157 0.120191 0.133937 0.114818C0.14816 0.104071 0.0604493 0.143523 0 0.114818" koffice:nodeTypes="ccccccc"/>
          <draw:path draw:style-name="gr45" draw:id="shape285" draw:name="path580" draw:layer="g5465" svg:width="2.19513856000pt" svg:height="0.30940921372pt" draw:transform="matrix(1.25438760000 0.00000000000 0.00000000000 1.25438760000 93.25728565280pt 47.99718459894pt)" svg:viewBox="0 0 2 0" svg:d="M2.19514 0C2.07424 0.0278123 0.59264 0.34594 0.116157 0.305935C0.101934 0.305935 0.0877107 0.295522 0.0877107 0.290316C0.0877107 0.227705 0.269059 0.100836 0.286838 0.0938498L0.286838 0.0886433C0.286838 0.0886433 0.133937 0.111249 0.152901 0.104307C0.167124 0.0938498 0.0651904 0.137326 0 0.109514" koffice:nodeTypes="ccccccc"/>
          <draw:path draw:style-name="gr30" draw:id="shape286" draw:name="path582" draw:layer="g5465" svg:width="2.12926464000pt" svg:height="0.30076685366pt" draw:transform="matrix(1.25438760000 0.00000000000 0.00000000000 1.25438760000 93.27334181408pt 47.99718459894pt)" svg:viewBox="0 0 2 0" svg:d="M2.12926 0C2.04288 0.0222879 0.524145 0.341075 0.100393 0.296499C0.0863846 0.291366 0.0723763 0.281055 0.0595354 0.274211C0.0723763 0.212525 0.268493 0.0873966 0.301179 0.0805522L0.301179 0.0805522C0.301179 0.0805522 0.150589 0.10284 0.150589 0.0959958C0.150589 0.0856855 0.045527 0.135394 0 0.106262" koffice:nodeTypes="ccccccc"/>
          <draw:path draw:style-name="gr21" draw:id="shape287" draw:name="path584" draw:layer="g5465" svg:width="2.12926464000pt" svg:height="0.28455483272pt" draw:transform="matrix(1.25438760000 0.00000000000 0.00000000000 1.25438760000 93.27334181408pt 47.99718459894pt)" svg:viewBox="0 0 2 0" svg:d="M2.12926 0C2.05572 0.0150216 0.492626 0.338412 0.100393 0.276747C0.0863846 0.271711 0.0723763 0.261725 0.0595354 0.255068C0.0595354 0.195024 0.301179 0.0783512 0.31402 0.0667009L0.31402 0.0667009C0.31402 0.0667009 0.150589 0.0933728 0.16343 0.0816798C0.16343 0.0816798 0.0595354 0.130031 0 0.103359" koffice:nodeTypes="ccccccc"/>
          <draw:path draw:style-name="gr46" draw:id="shape288" draw:name="path586" draw:layer="g5465" svg:width="2.13861376000pt" svg:height="0.27908210818pt" draw:transform="matrix(1.25438760000 0.00000000000 0.00000000000 1.25438760000 93.26932777376pt 47.99718459894pt)" svg:viewBox="0 0 2 0" svg:d="M2.13861 0C2.07895 0.00993171 0.465628 0.340087 0.0865741 0.269086C0.0865741 0.259196 0.072535 0.254252 0.0596659 0.247616C0.0596659 0.183251 0.314708 0.0677046 0.328748 0.0610694L0.328748 0.0610694C0.328748 0.0610694 0.164959 0.0825388 0.177828 0.0825388C0.177828 0.0775941 0.0596659 0.125478 0 0.104008" koffice:nodeTypes="ccccccc"/>
          <draw:path draw:style-name="gr29" draw:id="shape289" draw:name="path588" draw:layer="g5465" svg:width="2.13861376000pt" svg:height="0.27466519042pt" draw:transform="matrix(1.25438760000 0.00000000000 0.00000000000 1.25438760000 93.26932777376pt 47.98152984170pt)" svg:viewBox="0 0 2 0" svg:d="M2.13861 0C2.09767 0.00981087 0.420001 0.347196 0.0865741 0.260407C0.0865741 0.255502 0.0596659 0.250555 0.0596659 0.239109C0.0596659 0.175254 0.328748 0.0654897 0.360335 0.0605842L0.360335 0.0605842L0.196547 0.0818831C0.196547 0.0818831 0.0643456 0.129386 0 0.108087" koffice:nodeTypes="ccccccc"/>
          <draw:path draw:style-name="gr47" draw:id="shape290" draw:name="path590" draw:layer="g5465" svg:width="2.13861376000pt" svg:height="0.26468487737pt" draw:transform="matrix(1.25438760000 0.00000000000 0.00000000000 1.25438760000 93.26932777376pt 47.98152984170pt)" svg:viewBox="0 0 2 0" svg:d="M2.13861 0C2.12457 0.00481549 0.393093 0.34725 0.0865741 0.24596C0.0865741 0.241145 0.0596659 0.236329 0.0596659 0.225093C0.0596659 0.155948 0.360335 0.0546579 0.374374 0.0498424L0.374374 0.0498424L0.210586 0.0707506C0.210586 0.0707506 0.072535 0.128619 0 0.107711" koffice:nodeTypes="ccccccc"/>
          <draw:path draw:style-name="gr23" draw:id="shape291" draw:name="path592" draw:layer="g5465" svg:width="2.12926464000pt" svg:height="0.26362657331pt" draw:transform="matrix(1.25438760000 0.00000000000 0.00000000000 1.25438760000 93.27334181408pt 47.96978877376pt)" svg:viewBox="0 0 2 0" svg:d="M2.12926 0C2.12926 0 0.14592 0.394696 0.0548659 0.218194C0.0548659 0.149187 0.387564 0.0481407 0.387564 0.0481407L0.208957 0.068966C0.208957 0.068966 0.0723763 0.131565 0 0.110699" koffice:nodeTypes="ccccc"/>
          <draw:path draw:style-name="gr9" draw:id="shape292" draw:name="path594" draw:layer="g5465" svg:width="0.46300100648pt" svg:height="0.36955702787pt" draw:transform="matrix(1.25438760000 0.00000000000 0.00000000000 1.25438760000 94.40956421383pt 41.20317454938pt)" svg:viewBox="0 0 0 0" svg:d="M0.406201 0.328757C0.397401 0.194357 0.325401 0.0383567 0.231801 0.0383567C0.231801 0.0383567 0.159801 0.0383567 0.119001 0.0471567C0.0694015 0.0663567 0.0598015 0.0879567 0.0470015 0.138357C0.0286015 0.250357 0.181401 0.291157 0.284601 0.303957C0.303001 0.303957 0.378201 0.294357 0.397401 0.322357C0.415801 0.363157 0.406201 0.350357 0.415801 0.363157C0.397401 0.363157 0.387801 0.353557 0.375001 0.343957C0.294201 0.325557 0.222201 0.325557 0.106201 0.303957C0.0254015 0.294357 -0.0281985 0.138357 0.0158015 0.0759567C0.0662015 0.0255567 0.243801 -0.0272433 0.297401 0.0159567C0.409401 0.0975567 0.450201 0.222357 0.463001 0.369557C0.453401 0.341557 0.412601 0.359957 0.412601 0.328757" koffice:nodeTypes="ccccccccccccc"/>
          <draw:path draw:style-name="gr6" draw:id="shape293" draw:name="path596" draw:layer="g5465" svg:width="0.46300100648pt" svg:height="0.36955702787pt" draw:transform="matrix(1.25438760000 0.00000000000 0.00000000000 1.25438760000 94.40956421383pt 41.20317454938pt)" svg:viewBox="0 0 0 0" svg:d="M0.406201 0.328757C0.397401 0.194357 0.325401 0.0383567 0.231801 0.0383567C0.231801 0.0383567 0.159801 0.0383567 0.119001 0.0471567C0.0694015 0.0663567 0.0598015 0.0879567 0.0470015 0.138357C0.0286015 0.250357 0.181401 0.291157 0.284601 0.303957C0.303001 0.303957 0.378201 0.294357 0.397401 0.322357C0.415801 0.363157 0.406201 0.350357 0.415801 0.363157C0.397401 0.363157 0.387801 0.353557 0.375001 0.343957C0.294201 0.325557 0.222201 0.325557 0.106201 0.303957C0.0254015 0.294357 -0.0281985 0.138357 0.0158015 0.0759567C0.0662015 0.0255567 0.243801 -0.0272433 0.297401 0.0159567C0.409401 0.0975567 0.450201 0.222357 0.463001 0.369557C0.453401 0.341557 0.412601 0.359957 0.412601 0.328757L0.412601 0.328757Z" koffice:nodeTypes="ccccccccccccccc"/>
          <draw:path draw:style-name="gr9" draw:id="shape294" draw:name="path598" draw:layer="g5465" svg:width="0.44106774068pt" svg:height="0.39742030951pt" draw:transform="matrix(1.25438760000 0.00000000000 0.00000000000 1.25438760000 94.92712642592pt 41.58175025451pt)" svg:viewBox="0 0 0 0" svg:d="M0.0568 0.0677556C0.1784 0.0269556 0.3568 0.0485556 0.388 0.126956C0.388 0.136556 0.416 0.207756 0.4064 0.239756C0.416 0.289356 0.3968 0.310956 0.3568 0.342156C0.2536 0.392556 0.1592 0.270956 0.1192 0.176556C0.1096 0.148556 0.0904 0.0957556 0.0592 0.0741556C0.0096 0.0645556 0.0312 0.0741556 0.0096 0.0645556C0.0192 0.0829556 0.0376 0.0925556 0.0504 0.105356C0.1 0.176556 0.1224 0.239756 0.1848 0.342156C0.2128 0.414156 0.3784 0.414156 0.4224 0.351756C0.4624 0.279756 0.4312 0.105356 0.3936 0.0613556C0.2816 -0.0202444 0.1344 -0.0106444 0 0.0333556C0.028 0.0237556 0.028 0.0741556 0.0624 0.0613556" koffice:nodeTypes="ccccccccccccc"/>
          <draw:path draw:style-name="gr6" draw:id="shape295" draw:name="path600" draw:layer="g5465" svg:width="0.44106774068pt" svg:height="0.39742030951pt" draw:transform="matrix(1.25438760000 0.00000000000 0.00000000000 1.25438760000 94.92712642592pt 41.58175025451pt)" svg:viewBox="0 0 0 0" svg:d="M0.0568 0.0677556C0.1784 0.0269556 0.3568 0.0485556 0.388 0.126956C0.388 0.126956 0.416 0.207756 0.4064 0.239756C0.416 0.289356 0.3968 0.310956 0.3568 0.342156C0.2536 0.392556 0.1592 0.270956 0.1192 0.176556C0.1096 0.148556 0.0904 0.0957556 0.0592 0.0741556C0.0096 0.0645556 0.0312 0.0741556 0.0096 0.0645556C0.0192 0.0829556 0.0376 0.0925556 0.0504 0.105356C0.1 0.176556 0.1224 0.239756 0.1848 0.342156C0.2128 0.414156 0.3784 0.414156 0.4224 0.351756C0.4624 0.279756 0.4312 0.105356 0.3936 0.0613556C0.2816 -0.0202444 0.1344 -0.0106444 0 0.0333556C0.028 0.0237556 0.028 0.0741556 0.0624 0.0613556L0.0624 0.0613556Z" koffice:nodeTypes="ccccccccccccccc"/>
          <draw:path draw:style-name="gr9" draw:id="shape296" draw:name="path602" draw:layer="g5465" svg:width="0.16107455759pt" svg:height="0.14660636156pt" draw:transform="matrix(1.25438760000 0.00000000000 0.00000000000 1.25438760000 94.86284823566pt 41.57565333314pt)" svg:viewBox="0 0 0 0" svg:d="M0.116843 0.012616C0.157643 0.012616 0.167243 0.072616 0.157643 0.103816C0.157643 0.131816 0.108043 0.153416 0.0760427 0.144616C0.0264427 0.125416 -0.0143573 0.084616 0.00484269 0.031816C0.0136427 -0.018584 0.0760427 0.00381602 0.116843 0.012616" koffice:nodeTypes="ccccc"/>
          <draw:path draw:style-name="gr6" draw:id="shape297" draw:name="path604" draw:layer="g5465" svg:width="0.16107455759pt" svg:height="0.14660636156pt" draw:transform="matrix(1.25438760000 0.00000000000 0.00000000000 1.25438760000 94.86284823566pt 41.57565333314pt)" svg:viewBox="0 0 0 0" svg:d="M0.116843 0.012616C0.157643 0.012616 0.167243 0.072616 0.157643 0.103816C0.157643 0.131816 0.108043 0.153416 0.0760427 0.144616C0.0264427 0.125416 -0.0143573 0.084616 0.00484269 0.031816C0.0136427 -0.018584 0.0760427 0.00381602 0.116843 0.012616L0.116843 0.012616" koffice:nodeTypes="cccccc"/>
          <draw:path draw:style-name="gr9" draw:id="shape298" draw:name="path606" draw:layer="g5465" svg:width="0.33825856000pt" svg:height="0.37552384000pt" draw:transform="matrix(1.25438760000 0.00000000000 0.00000000000 1.25438760000 95.01342829280pt 40.84687422592pt)" svg:viewBox="0 0 0 0" svg:d="M0.338259 0C0.338259 0 0.163779 0.132365 0 0.178447C0 0.178447 0.0237293 0.329441 0 0.375524C0 0.375524 0.138188 0.312283 0.210772 0.331402C0.210772 0.331402 0.245203 0.109324 0.336397 0" koffice:nodeTypes="ccccc"/>
          <draw:path draw:style-name="gr6" draw:id="shape299" draw:name="path608" draw:layer="g5465" svg:width="0.33825856000pt" svg:height="0.37552384000pt" draw:transform="matrix(1.25438760000 0.00000000000 0.00000000000 1.25438760000 95.01342829280pt 40.84687422592pt)" svg:viewBox="0 0 0 0" svg:d="M0.338259 0C0.338259 0 0.163779 0.132365 0 0.178447C0 0.178447 0.0237293 0.329441 0 0.375524C0 0.375524 0.138188 0.312283 0.210772 0.331402C0.210772 0.331402 0.245203 0.109324 0.336397 0L0.336397 0Z" koffice:nodeTypes="ccccccc"/>
          <draw:path draw:style-name="gr6" draw:id="shape300" draw:name="path610" draw:layer="g5465" svg:width="0.23760000000pt" svg:height="0.23440000000pt" draw:transform="matrix(1.25438760000 0.00000000000 0.00000000000 1.25438760000 95.15893725440pt 41.14491671968pt)" svg:viewBox="0 0 0 0" svg:d="M0.2376 0C0.2376 0 0.1152 0.0816 0 0.1128C0 0.1128 0.0184 0.2032 0 0.2344C0 0.2344 0.0904 0.2064 0.1432 0.216C0.1432 0.216 0.172 0.072 0.2344 1.13687e-14L0.2344 1.13687e-14Z" koffice:nodeTypes="ccccccc"/>
          <draw:path draw:style-name="gr9" draw:id="shape301" draw:name="path612" draw:layer="g5465" svg:width="0.33843947880pt" svg:height="0.56176293890pt" draw:transform="matrix(1.25438760000 0.00000000000 0.00000000000 1.25438760000 94.86906100959pt 41.75814873997pt)" svg:viewBox="0 0 0 1" svg:d="M0.15589 0.13593C0.15589 0.13593 0.0742899 0.0455303 0.0430899 0.00153036C0.0246899 -0.0168697 0.0838899 0.13593 0.0246899 0.17673C-0.0257101 0.28953 0.0150899 0.49913 0.0246899 0.54873C0.11509 0.55833 0.19989 0.58953 0.32469 0.49913C0.36549 0.45833 0.30549 0.37673 0.27429 0.31433C0.25589 0.28633 0.22469 0.17993 0.16229 0.13913" koffice:nodeTypes="ccccccc"/>
          <draw:path draw:style-name="gr6" draw:id="shape302" draw:name="path614" draw:layer="g5465" svg:width="0.33843947880pt" svg:height="0.56176293890pt" draw:transform="matrix(1.25438760000 0.00000000000 0.00000000000 1.25438760000 94.86906100959pt 41.75814873997pt)" svg:viewBox="0 0 0 1" svg:d="M0.15589 0.13593C0.15589 0.13593 0.0742899 0.0455303 0.0430899 0.00153036C0.0246899 -0.0168697 0.0838899 0.13593 0.0246899 0.17673C-0.0257101 0.28953 0.0150899 0.49913 0.0246899 0.54873C0.11509 0.55833 0.19989 0.58953 0.32469 0.49913C0.36549 0.45833 0.30549 0.37673 0.27429 0.31433C0.25589 0.28633 0.22469 0.17993 0.16229 0.13913L0.16229 0.13913Z" koffice:nodeTypes="ccccccccc"/>
          <draw:path draw:style-name="gr6" draw:id="shape303" draw:name="path616" draw:layer="g5465" svg:width="0.13026098331pt" svg:height="0.47840000000pt" draw:transform="matrix(1.25438760000 0.00000000000 0.00000000000 1.25438760000 94.90923754065pt 41.85038430592pt)" svg:viewBox="0 0 0 0" svg:d="M0.0390611 0C0.0390611 0.0096 0.0486611 0.06 0.0486611 0.072C0.0390611 0.1 0.00786105 0.1128 0.00786105 0.1536C-0.0105389 0.2568 0.00786105 0.328 0.0174611 0.4624M0.0486611 0.116C0.0206611 0.2504 0.0486611 0.3536 0.0678611 0.4688L0.0486611 0.4688M0.0710611 0.3344C0.0798611 0.3752 0.0894611 0.4064 0.0894611 0.4688C0.0990611 0.46 0.117461 0.4784 0.130261 0.4784" koffice:nodeTypes="cccccccccc"/>
          <draw:path draw:style-name="gr8" draw:id="shape304" draw:name="path618" draw:layer="g5465" svg:width="0.37257073369pt" svg:height="1.62000000000pt" draw:transform="matrix(1.25438760000 0.00000000000 0.00000000000 1.25438760000 87.79894185724pt 55.37870369440pt)" svg:viewBox="0 0 0 2" svg:d="M0.182164 1.62C0.176402 1.62 0.164976 1.60272 0.157358 1.5948C0.121126 1.56888 0.0638958 1.56888 0.0448031 1.5408C-0.042946 1.39176 0.019997 1.11096 0.0505163 0.93384C0.124934 0.60696 0.138265 0.30888 0.182164 0L0.187877 0C0.237441 0.30672 0.243203 0.60696 0.313763 0.93384C0.357613 1.11096 0.414843 1.39176 0.32519 1.5408C0.30805 1.56672 0.25082 1.56672 0.218397 1.5948C0.206921 1.60272 0.193591 1.62 0.182164 1.62" koffice:nodeTypes="cccccccccc"/>
          <draw:path draw:style-name="gr7" draw:id="shape305" draw:name="path620" draw:layer="g5465" svg:width="0.71164097657pt" svg:height="1.43414048000pt" draw:transform="matrix(1.25438760000 0.00000000000 0.00000000000 1.25438760000 88.17330288550pt 55.35461945248pt)" svg:viewBox="0 0 1 1" svg:d="M0 0C0.0684994 0.288589 0.0869908 0.58734 0.181878 0.897608C0.231953 1.04529 0.311048 1.29188 0.216161 1.43414L0.216161 1.42669C0.266236 1.42669 0.303152 1.41856 0.345331 1.40298C0.361123 1.39485 0.369019 1.39485 0.379547 1.37859C0.395407 1.35488 0.413831 1.33659 0.432322 1.3183C0.466605 1.30204 0.500821 1.31017 0.535105 1.29391C0.543001 1.28646 0.543001 1.27833 0.550964 1.27833C0.611568 1.24378 0.672171 1.20923 0.698558 1.14894C0.71435 1.09813 0.71435 1.05342 0.706454 1.00058C0.698558 0.966029 0.690662 0.939609 0.672171 0.90506C0.656379 0.863059 0.637955 0.81767 0.611568 0.775669C0.595776 0.725538 0.569388 0.688279 0.543001 0.635439C0.535105 0.611728 0.527209 0.59276 0.508785 0.574469C0.500821 0.550759 0.485029 0.53179 0.474501 0.5135C0.466605 0.489789 0.440218 0.47895 0.424426 0.45253C0.408567 0.436949 0.398039 0.436949 0.390143 0.41798C0.382247 0.41798 0.355859 0.410529 0.366387 0.402399C0.358491 0.402399 0.342699 0.39427 0.332104 0.386818C0.297888 0.299428 0.253076 0.25675 0.218793 0.16665C0.195038 0.132778 0.195038 0.0718086 0.195038 0.0264202L0.002632 0.0264202" koffice:nodeTypes="ccccccccccccccccccccccc"/>
          <draw:path draw:style-name="gr48" draw:id="shape306" draw:name="path622" draw:layer="g5465" svg:width="0.47490625917pt" svg:height="1.53440000000pt" draw:transform="matrix(1.25438760000 0.00000000000 0.00000000000 1.25438760000 88.31831009206pt 55.36666157344pt)" svg:viewBox="0 0 0 2" svg:d="M0 0C0 0 0.13432 0.572 0.2156 0.716C0.29688 0.8592 0.61872 1.1184 0.4 1.5344" koffice:nodeTypes="ccc"/>
          <draw:path draw:style-name="gr34" draw:id="shape307" draw:name="path624" draw:layer="g5465" svg:width="0.48746625917pt" svg:height="1.55600000000pt" draw:transform="matrix(1.25438760000 0.00000000000 0.00000000000 1.25438760000 88.29081391587pt 55.36666157344pt)" svg:viewBox="0 0 0 2" svg:d="M0 0C0 0 0.1344 0.572 0.22816 0.716C0.30944 0.8688 0.63128 1.1408 0.41256 1.556" koffice:nodeTypes="ccc"/>
          <draw:path draw:style-name="gr10" draw:id="shape308" draw:name="path626" draw:layer="g5465" svg:width="0.47099007307pt" svg:height="1.57840000000pt" draw:transform="matrix(1.25438760000 0.00000000000 0.00000000000 1.25438760000 88.27907284794pt 55.36666157344pt)" svg:viewBox="0 0 0 2" svg:d="M0 0C0 0 0.1344 0.5816 0.21568 0.7376C0.29688 0.8816 0.6188 1.1624 0.39064 1.5784" koffice:nodeTypes="ccc"/>
          <draw:path draw:style-name="gr25" draw:id="shape309" draw:name="path628" draw:layer="g5465" svg:width="0.47947380667pt" svg:height="1.60000000000pt" draw:transform="matrix(1.25438760000 0.00000000000 0.00000000000 1.25438760000 88.25167702275pt 55.36666157344pt)" svg:viewBox="0 0 0 2" svg:d="M0 0C0 0 0.14376 0.5904 0.22808 0.7376C0.30936 0.8816 0.62184 1.172 0.40312 1.6" koffice:nodeTypes="ccc"/>
          <draw:path draw:style-name="gr28" draw:id="shape310" draw:name="path630" draw:layer="g5465" svg:width="0.46511435645pt" svg:height="1.61840000000pt" draw:transform="matrix(1.25438760000 0.00000000000 0.00000000000 1.25438760000 88.23993595482pt 55.36666157344pt)" svg:viewBox="0 0 0 2" svg:d="M0 0C0 0 0.13432 0.6032 0.22808 0.7472C0.3 0.8904 0.61248 1.1936 0.3812 1.6184" koffice:nodeTypes="ccc"/>
          <draw:path draw:style-name="gr23" draw:id="shape311" draw:name="path632" draw:layer="g5465" svg:width="0.45411228454pt" svg:height="1.63760000000pt" draw:transform="matrix(1.25438760000 0.00000000000 0.00000000000 1.25438760000 88.22809453587pt 55.36666157344pt)" svg:viewBox="0 0 0 2" svg:d="M0 0C0 0 0.1344 0.6128 0.21568 0.756C0.29688 0.9 0.6 1.2128 0.3688 1.6376" koffice:nodeTypes="ccc"/>
          <draw:path draw:style-name="gr34" draw:id="shape312" draw:name="path634" draw:layer="g5465" svg:width="0.48742101931pt" svg:height="1.52480000000pt" draw:transform="matrix(1.25438760000 0.00000000000 0.00000000000 1.25438760000 88.33005116000pt 55.36666157344pt)" svg:viewBox="0 0 0 2" svg:d="M0 0C0 0 0.1344 0.5504 0.22816 0.7064C0.30936 0.8592 0.63128 1.1216 0.41248 1.5248" koffice:nodeTypes="ccc"/>
          <draw:path draw:style-name="gr10" draw:id="shape313" draw:name="path636" draw:layer="g5465" svg:width="0.48560606366pt" svg:height="1.51200000000pt" draw:transform="matrix(1.25438760000 0.00000000000 0.00000000000 1.25438760000 88.35744698518pt 55.38271773472pt)" svg:viewBox="0 0 0 2" svg:d="M0 0C0 0 0.12192 0.5184 0.21568 0.6936C0.29688 0.8376 0.63128 1.1088 0.41256 1.512" koffice:nodeTypes="ccc"/>
          <draw:path draw:style-name="gr25" draw:id="shape314" draw:name="path638" draw:layer="g5465" svg:width="0.49284537954pt" svg:height="1.51200000000pt" draw:transform="matrix(1.25438760000 0.00000000000 0.00000000000 1.25438760000 88.36928840413pt 55.38271773472pt)" svg:viewBox="0 0 0 2" svg:d="M0 0C0 0 0.12184 0.5088 0.22808 0.6936C0.30936 0.8376 0.6312 1.0968 0.42496 1.512" koffice:nodeTypes="ccc"/>
          <draw:path draw:style-name="gr28" draw:id="shape315" draw:name="path640" draw:layer="g5465" svg:width="0.49804978538pt" svg:height="1.50320000000pt" draw:transform="matrix(1.25438760000 0.00000000000 0.00000000000 1.25438760000 88.38494316138pt 55.38271773472pt)" svg:viewBox="0 0 0 2" svg:d="M0 0C0 0 0.12184 0.4872 0.22808 0.684C0.30936 0.8376 0.64376 1.1 0.42496 1.5032" koffice:nodeTypes="ccc"/>
          <draw:path draw:style-name="gr23" draw:id="shape316" draw:name="path642" draw:layer="g5465" svg:width="0.49808606366pt" svg:height="1.50320000000pt" draw:transform="matrix(1.25438760000 0.00000000000 0.00000000000 1.25438760000 88.40842529725pt 55.38271773472pt)" svg:viewBox="0 0 0 2" svg:d="M0 0C0 0 0.11256 0.4776 0.22816 0.684C0.30936 0.828 0.64376 1.1 0.42504 1.5032" koffice:nodeTypes="ccc"/>
          <draw:path draw:style-name="gr7" draw:id="shape317" draw:name="path644" draw:layer="g5465" svg:width="0.68710342512pt" svg:height="1.43414048000pt" draw:transform="matrix(1.25438760000 0.00000000000 0.00000000000 1.25438760000 87.13351963047pt 55.35461945248pt)" svg:viewBox="0 0 1 1" svg:d="M0.687103 0C0.627488 0.288589 0.61197 0.58734 0.508323 0.897608C0.466877 1.04529 0.389157 1.29188 0.485047 1.43414L0.477222 1.42669C0.485047 1.42669 0.485047 1.42669 0.485047 1.42669C0.443601 1.42669 0.399569 1.41856 0.358123 1.40298C0.350298 1.39485 0.334781 1.39485 0.324436 1.37859C0.308852 1.35488 0.290748 1.33659 0.26482 1.3183C0.241544 1.30204 0.205271 1.31017 0.179342 1.29391C0.171583 1.28646 0.163825 1.27833 0.156066 1.27833C0.0964503 1.24378 0.0369009 1.20923 0.0109724 1.14894C0.00321374 1.09813 -0.00454492 1.05342 0.00321374 1.00058C0.0109724 0.966029 0.026556 0.939609 0.0369009 0.90506C0.0524182 0.863059 0.0705881 0.81767 0.0964503 0.775669C0.112034 0.725538 0.137896 0.688279 0.163825 0.635439C0.171583 0.611728 0.179342 0.59276 0.197512 0.574469C0.205271 0.550759 0.213029 0.53179 0.231133 0.5135C0.238958 0.489789 0.26482 0.47895 0.280404 0.45253C0.295921 0.436949 0.30368 0.436949 0.321849 0.41798C0.321849 0.41798 0.345125 0.410529 0.345125 0.402399C0.352884 0.402399 0.360709 0.39427 0.360709 0.386818C0.409914 0.299428 0.446187 0.25675 0.479808 0.16665C0.50315 0.132778 0.50315 0.0718086 0.50315 0.0264202L0.681865 0.0264202" koffice:nodeTypes="cccccccccccccccccccccccc"/>
          <draw:path draw:style-name="gr48" draw:id="shape318" draw:name="path646" draw:layer="g5465" svg:width="0.48035510058pt" svg:height="1.53440000000pt" draw:transform="matrix(1.25438760000 0.00000000000 0.00000000000 1.25438760000 87.44129836524pt 55.36666157344pt)" svg:viewBox="0 0 0 2" svg:d="M0.480355 0C0.480355 0 0.346035 0.572 0.264755 0.716C0.183555 0.8592 -0.138365 1.1184 0.0678753 1.5344" koffice:nodeTypes="ccc"/>
          <draw:path draw:style-name="gr34" draw:id="shape319" draw:name="path648" draw:layer="g5465" svg:width="0.47755775122pt" svg:height="1.55600000000pt" draw:transform="matrix(1.25438760000 0.00000000000 0.00000000000 1.25438760000 87.47230426274pt 55.36666157344pt)" svg:viewBox="0 0 0 2" svg:d="M0.477558 0C0.477558 0 0.343158 0.572 0.261958 0.716C0.171318 0.8688 -0.144362 1.1408 0.0775574 1.556" koffice:nodeTypes="ccc"/>
          <draw:path draw:style-name="gr10" draw:id="shape320" draw:name="path650" draw:layer="g5465" svg:width="0.47095490104pt" svg:height="1.57840000000pt" draw:transform="matrix(1.25438760000 0.00000000000 0.00000000000 1.25438760000 87.49232751758pt 55.36666157344pt)" svg:viewBox="0 0 0 2" svg:d="M0.470955 0C0.470955 0 0.336555 0.5816 0.255355 0.7376C0.174075 0.8816 -0.147765 1.1624 0.0803148 1.5784" koffice:nodeTypes="ccc"/>
          <draw:path draw:style-name="gr25" draw:id="shape321" draw:name="path652" draw:layer="g5465" svg:width="0.47540890525pt" svg:height="1.60000000000pt" draw:transform="matrix(1.25438760000 0.00000000000 0.00000000000 1.25438760000 87.51413634021pt 55.36666157344pt)" svg:viewBox="0 0 0 2" svg:d="M0.475409 0C0.475409 0 0.341089 0.5904 0.256689 0.7376C0.166049 0.8816 -0.146431 1.172 0.0817287 1.6" koffice:nodeTypes="ccc"/>
          <draw:path draw:style-name="gr28" draw:id="shape322" draw:name="path654" draw:layer="g5465" svg:width="0.46315818765pt" svg:height="1.61840000000pt" draw:transform="matrix(1.25438760000 0.00000000000 0.00000000000 1.25438760000 87.54134424630pt 55.36666157344pt)" svg:viewBox="0 0 0 2" svg:d="M0.463158 0C0.463158 0 0.328758 0.6032 0.247478 0.7472C0.166278 0.8904 -0.146282 1.1936 0.0818786 1.6184" koffice:nodeTypes="ccc"/>
          <draw:path draw:style-name="gr23" draw:id="shape323" draw:name="path656" draw:layer="g5465" svg:width="0.45407914324pt" svg:height="1.63760000000pt" draw:transform="matrix(1.25438760000 0.00000000000 0.00000000000 1.25438760000 87.56447411610pt 55.36666157344pt)" svg:viewBox="0 0 0 2" svg:d="M0.454079 0C0.454079 0 0.332159 0.6128 0.238479 0.756C0.157199 0.9 -0.145921 1.2128 0.0853593 1.6376" koffice:nodeTypes="ccc"/>
          <draw:path draw:style-name="gr34" draw:id="shape324" draw:name="path658" draw:layer="g5465" svg:width="0.48553675686pt" svg:height="1.52480000000pt" draw:transform="matrix(1.25438760000 0.00000000000 0.00000000000 1.25438760000 87.42305831089pt 55.36666157344pt)" svg:viewBox="0 0 0 2" svg:d="M0.485537 0C0.485537 0 0.351217 0.5504 0.269937 0.7064C0.188657 0.8592 -0.145663 1.1216 0.0730563 1.5248" koffice:nodeTypes="ccc"/>
          <draw:path draw:style-name="gr10" draw:id="shape325" draw:name="path660" draw:layer="g5465" svg:width="0.49808601968pt" svg:height="1.51200000000pt" draw:transform="matrix(1.25438760000 0.00000000000 0.00000000000 1.25438760000 87.39166125332pt 55.38271773472pt)" svg:viewBox="0 0 0 2" svg:d="M0.498086 0C0.498086 0 0.363686 0.5184 0.269926 0.6936C0.188726 0.8376 -0.145674 1.1088 0.0730461 1.512" koffice:nodeTypes="ccc"/>
          <draw:path draw:style-name="gr25" draw:id="shape326" draw:name="path662" draw:layer="g5465" svg:width="0.48619195448pt" svg:height="1.51200000000pt" draw:transform="matrix(1.25438760000 0.00000000000 0.00000000000 1.25438760000 87.37918538767pt 55.38271773472pt)" svg:viewBox="0 0 0 2" svg:d="M0.486192 0C0.486192 0 0.364272 0.5088 0.258032 0.6936C0.186192 0.8376 -0.145088 1.0968 0.0736319 1.512" koffice:nodeTypes="ccc"/>
          <draw:path draw:style-name="gr28" draw:id="shape327" draw:name="path664" draw:layer="g5465" svg:width="0.49548273248pt" svg:height="1.50320000000pt" draw:transform="matrix(1.25438760000 0.00000000000 0.00000000000 1.25438760000 87.35569017439pt 55.38271773472pt)" svg:viewBox="0 0 0 2" svg:d="M0.495483 0C0.495483 0 0.383003 0.4872 0.258043 0.684C0.186123 0.8376 -0.145077 1.1 0.0736423 1.5032" koffice:nodeTypes="ccc"/>
          <draw:path draw:style-name="gr23" draw:id="shape328" draw:name="path666" draw:layer="g5465" svg:width="0.48742101931pt" svg:height="1.50320000000pt" draw:transform="matrix(1.25438760000 0.00000000000 0.00000000000 1.25438760000 87.34231997318pt 55.38271773472pt)" svg:viewBox="0 0 0 2" svg:d="M0.487421 0C0.487421 0 0.374941 0.4776 0.259261 0.684C0.178061 0.828 -0.143859 1.1 0.074941 1.5032" koffice:nodeTypes="ccc"/>
          <draw:path draw:style-name="gr33" draw:id="shape329" draw:name="path668" draw:layer="g5465" svg:width="1.39342593570pt" svg:height="1.63430656000pt" draw:transform="matrix(1.25438760000 0.00000000000 0.00000000000 1.25438760000 87.12569225185pt 55.99385537344pt)" svg:viewBox="0 0 1 2" svg:d="M0.282357 0C0.266665 0.0357952 0.240623 0.0521587 0.232743 0.0920448C0.217118 0.115567 0.209305 0.144204 0.198888 0.18409C0.183196 0.207612 0.175383 0.235226 0.164966 0.276134C0.141461 0.351816 0.115419 0.407043 0.0971223 0.487837C0.0736842 0.551246 0.0553877 0.618746 0.037158 0.683177C0.0293453 0.735336 0.0136531 0.775222 0.00323614 0.82738C-0.00457659 0.907153 0.00323614 0.970561 0.0110488 1.05033C0.0345538 1.14238 0.0971223 1.19454 0.157153 1.2467C0.164966 1.2467 0.172779 1.25795 0.180592 1.27022C0.204097 1.29476 0.240623 1.28249 0.266665 1.30601C0.29017 1.33056 0.3084 1.35817 0.326696 1.39806C0.334509 1.4226 0.350134 1.4226 0.360551 1.43385C0.402286 1.4584 0.446692 1.47067 0.488359 1.47067L0.480547 1.47067L0.488359 1.48192L0.488359 1.47067C0.488359 1.49419 0.496239 1.50647 0.504052 1.52181C0.52749 1.5576 0.605751 1.5576 0.657969 1.59851C0.665782 1.60976 0.681407 1.63431 0.691824 1.63431L0.691824 1.63431C0.707516 1.63431 0.725746 1.60976 0.741438 1.59851C0.783173 1.56169 0.861369 1.56169 0.887479 1.52181C0.895291 1.51056 0.903104 1.49828 0.903104 1.47067L0.903104 1.48192L0.903104 1.47067L0.903104 1.47067C0.952718 1.47067 0.989178 1.4584 1.03098 1.43385C1.0466 1.4226 1.05442 1.4226 1.06483 1.39806C1.08053 1.36226 1.09876 1.33465 1.11705 1.30601C1.15091 1.28249 1.18483 1.29476 1.21875 1.27022C1.22656 1.25795 1.23438 1.2467 1.23438 1.2467C1.29441 1.19454 1.35437 1.14238 1.38048 1.05033C1.39611 0.974652 1.39611 0.907153 1.38829 0.82738C1.38048 0.775222 1.37267 0.735336 1.35437 0.683177C1.33875 0.618746 1.32045 0.551246 1.29441 0.487837C1.27872 0.411133 1.25267 0.355907 1.22656 0.276134C1.21875 0.239316 1.21094 0.211703 1.19264 0.18409C1.18483 0.148294 1.1692 0.119658 1.15879 0.0920448C1.15091 0.0562496 1.12487 0.0398861 1.10917 0" koffice:nodeTypes="cccccccccccccccccccccccccccccccccccccccc"/>
          <draw:path draw:style-name="gr7" draw:id="shape330" draw:name="path670" draw:layer="g5465" svg:width="0.50971183404pt" svg:height="1.70647194240pt" draw:transform="matrix(1.25438760000 0.00000000000 0.00000000000 1.25438760000 93.45297011840pt 48.83601867482pt)" svg:viewBox="0 0 1 2" svg:d="M0.359255 1.70647C0.417513 1.5309 0.468916 1.00022 0.484338 0.906273C0.513466 0.62463 0.513466 0.473619 0.504328 0L0 0.5961L0.355257 1.70647" koffice:nodeTypes="ccccc"/>
          <draw:path draw:style-name="gr9" draw:id="shape331" draw:name="path672" draw:layer="g5465" svg:width="3.84608341333pt" svg:height="2.63066746880pt" draw:transform="matrix(1.25438760000 0.00000000000 0.00000000000 1.25438760000 93.36767176160pt 46.53898410170pt)" svg:viewBox="0 0 4 3" svg:d="M0 2.50167L3.77815 0L3.84608 0.0932184L0.0806174 2.63067L1.28724e-14 2.50167" koffice:nodeTypes="ccccc"/>
          <draw:path draw:style-name="gr6" draw:id="shape332" draw:name="path674" draw:layer="g5465" svg:width="3.84608341333pt" svg:height="2.63066746880pt" draw:transform="matrix(1.25438760000 0.00000000000 0.00000000000 1.25438760000 93.36767176160pt 46.53898410170pt)" svg:viewBox="0 0 4 3" svg:d="M0 2.50167L3.77815 0L3.84608 0.0932184L0.0806174 2.63067L1.28724e-14 2.50167L1.28724e-14 2.50167" koffice:nodeTypes="cccccc"/>
          <draw:path draw:style-name="gr7" draw:id="shape333" draw:name="path676" draw:layer="g5465" svg:width="1.92318668109pt" svg:height="6.77981400000pt" draw:transform="matrix(1.25438760000 0.00000000000 0.00000000000 1.25438760000 95.27233389344pt 46.69181868688pt)" svg:viewBox="0 0 2 7" svg:d="M1.03866 6.77641C1.11868 6.72369 1.25047 6.58082 1.29283 6.44816C1.36344 6.19559 1.35167 6.20494 1.41286 5.91921C1.44032 5.75687 1.44032 5.57743 1.47091 5.41135C1.51092 5.24858 1.72509 4.70713 1.7345 4.49453C1.75254 3.79032 1.96749 3.31197 1.91493 2.5512C1.87571 1.9566 1.75254 1.1494 1.81373 0.528183C1.83256 0.365417 1.8051 0.176118 1.8051 0L0.398519 0.993267C0.456571 2.00975 0.425976 2.29548 0.425976 3.27872C0.425976 3.52125 0.232993 4.48127 0 4.9131L1.02925 6.77981" koffice:nodeTypes="cccccccccccc"/>
          <draw:path draw:style-name="gr34" draw:id="shape334" draw:name="path678" draw:layer="g5465" svg:width="1.56432672000pt" svg:height="2.31056205120pt" draw:transform="matrix(1.25438760000 0.00000000000 0.00000000000 1.25438760000 95.29541462528pt 51.98774278307pt)" svg:viewBox="0 0 2 2" svg:d="M0 0.423229L0.928974 2.31056C0.992651 2.25725 1.1193 2.11279 1.14972 1.97865C1.22189 1.72327 1.2134 1.72327 1.25797 1.44467C1.29405 1.27975 1.30184 1.09831 1.32165 0.930382C1.35702 0.765802 1.55088 0.218322 1.55937 0.0033535M1.56433 0C1.55654 0.211614 1.36268 0.745681 1.3266 0.913614C1.31033 1.07819 1.30184 1.25954 1.26363 1.42747C1.21906 1.70607 1.22755 1.69317 1.15538 1.96145C1.1193 2.0827 1.00043 2.24005 0.934634 2.28391L0.00566016 0.419875" koffice:nodeTypes="cccccccccccc"/>
          <draw:path draw:style-name="gr35" draw:id="shape335" draw:name="path680" draw:layer="g5465" svg:width="1.55302688000pt" svg:height="2.23720473920pt" draw:transform="matrix(1.25438760000 0.00000000000 0.00000000000 1.25438760000 95.30344270592pt 51.98774278307pt)" svg:viewBox="0 0 2 2" svg:d="M1.55303 0C1.54527 0.208228 1.35211 0.723764 1.31616 0.889094C1.29995 1.05104 1.29149 1.22949 1.25342 1.39448C1.20901 1.65593 1.21747 1.65593 1.14556 1.91991C1.10961 2.03921 0.991174 2.18136 0.925612 2.2372C0.925612 2.2372 0.0112794 0.423056 0 0.413156M1.55303 0C1.54527 0.208228 1.36339 0.723764 1.31616 0.889094C1.29995 1.04106 1.29149 1.21629 1.25342 1.38179C1.20901 1.64239 1.21747 1.63308 1.14556 1.89707C1.10961 2.01637 0.991174 2.15852 0.925612 2.20421C0.917153 2.21436 0.0112794 0.423056 0 0.413156" koffice:nodeTypes="cccccccccccc"/>
          <draw:path draw:style-name="gr49" draw:id="shape336" draw:name="path682" draw:layer="g5465" svg:width="1.55302688000pt" svg:height="2.15339353920pt" draw:transform="matrix(1.25438760000 0.00000000000 0.00000000000 1.25438760000 95.30344270592pt 51.98774278307pt)" svg:viewBox="0 0 2 2" svg:d="M1.55303 0C1.54527 0.191258 1.36339 0.700365 1.31616 0.862486C1.29995 1.02137 1.29149 1.18357 1.25342 1.33573C1.20901 1.59224 1.21747 1.59224 1.14556 1.8421C1.10961 1.95832 0.991174 2.09778 0.925612 2.15339C0.917153 2.15339 0.0197389 0.418293 0 0.405344M1.55303 0C1.54527 0.191258 1.36339 0.687416 1.32462 0.849537C1.29995 0.998708 1.28867 1.17054 1.25342 1.32328C1.20901 1.57896 1.21747 1.57896 1.14556 1.81886C1.10961 1.9359 0.991174 2.07536 0.925612 2.13015C0.917153 2.13015 0.0197389 0.415056 0 0.405344" koffice:nodeTypes="cccccccccccc"/>
          <draw:path draw:style-name="gr36" draw:id="shape337" draw:name="path684" draw:layer="g5465" svg:width="1.55302688000pt" svg:height="2.06963979832pt" draw:transform="matrix(1.25438760000 0.00000000000 0.00000000000 1.25438760000 95.30344270592pt 51.98774278307pt)" svg:viewBox="0 0 2 2" svg:d="M1.55303 0C1.54527 0.187502 1.36339 0.664393 1.32462 0.82333C1.29995 0.969572 1.28867 1.13803 1.25342 1.28753C1.20901 1.52923 1.21747 1.52923 1.14556 1.77418C1.10961 1.88812 0.991174 2.01507 0.925612 2.0696C0.908693 2.07936 0.0197389 0.410078 0 0.400557M1.55303 1.15649e-14C1.54527 0.187502 1.36339 0.664393 1.32462 0.813809C1.29995 0.969572 1.28867 1.12851 1.25342 1.27792C1.20901 1.51946 1.20901 1.51946 1.14556 1.7514C1.10961 1.86614 0.991174 2.00286 0.925612 2.04681C0.900939 2.05658 0.0274934 0.410078 0 0.397383" koffice:nodeTypes="cccccccccccc"/>
          <draw:path draw:style-name="gr37" draw:id="shape338" draw:name="path686" draw:layer="g5465" svg:width="1.55302688000pt" svg:height="1.98109095743pt" draw:transform="matrix(1.25438760000 0.00000000000 0.00000000000 1.25438760000 95.30344270592pt 51.98774278307pt)" svg:viewBox="0 0 2 2" svg:d="M1.55303 0C1.54527 0.183447 1.36339 0.64071 1.32462 0.796209C1.29995 0.939288 1.28867 1.09479 1.25342 1.24097C1.20901 1.46829 1.20901 1.46829 1.13499 1.70397C1.09903 1.80668 0.989059 1.93168 0.925612 1.98105C0.900939 1.9906 0.0274934 0.398105 0 0.388789M1.55303 1.13148e-14C1.54527 0.174131 1.36339 0.631314 1.32462 0.774393C1.29995 0.926788 1.28867 1.08229 1.25342 1.22847C1.20055 1.45555 1.20901 1.45555 1.13499 1.68247C1.09903 1.78518 0.989059 1.91894 0.925612 1.95955C0.900939 1.96831 0.0274934 0.398105 0 0.388789M1.55303 1.13148e-14C1.54527 0.174131 1.36339 0.631314 1.32462 0.774393C1.29995 0.917472 1.28867 1.06366 1.25342 1.20673C1.20055 1.44281 1.20901 1.44281 1.13499 1.66097C1.09903 1.77244 0.989059 1.89745 0.925612 1.93726C0.88966 1.94681 0.0274934 0.398105 0 0.385604" koffice:nodeTypes="cccccccccccccccccc"/>
          <draw:path draw:style-name="gr38" draw:id="shape339" draw:name="path688" draw:layer="g5465" svg:width="1.55302688000pt" svg:height="1.85883255314pt" draw:transform="matrix(1.25438760000 0.00000000000 0.00000000000 1.25438760000 95.30344270592pt 51.98774278307pt)" svg:viewBox="0 0 2 2" svg:d="M1.55303 0C1.54527 0.168672 1.37185 0.599493 1.32462 0.741094C1.29995 0.879688 1.28867 1.03031 1.25342 1.15988C1.20055 1.37984 1.20901 1.37984 1.12653 1.59039C1.09057 1.69914 0.991174 1.81946 0.925612 1.85879C0.88966 1.86804 0.0387728 0.385625 0 0.376601M1.55303 0C1.54527 0.168672 1.37185 0.590469 1.32462 0.729063C1.29995 0.867656 1.28091 1.01828 1.25342 1.13875C1.20055 1.3675 1.20901 1.3675 1.12653 1.57883C1.09057 1.67832 0.991174 1.79863 0.917153 1.83797C0.892479 1.8557 0.0472323 0.394649 0.00281984 0.376601" koffice:nodeTypes="cccccccccccc"/>
          <draw:path draw:style-name="gr39" draw:id="shape340" draw:name="path690" draw:layer="g5465" svg:width="1.54739232000pt" svg:height="1.79916425173pt" draw:transform="matrix(1.25438760000 0.00000000000 0.00000000000 1.25438760000 95.30745674624pt 51.98774278307pt)" svg:viewBox="0 0 2 2" svg:d="M1.54739 0C1.53965 0.165943 1.36655 0.580915 1.3194 0.717266C1.29477 0.844739 1.27577 0.981014 1.24833 1.11145C1.19555 1.32792 1.204 1.32792 1.12167 1.53507C1.08578 1.63295 0.976004 1.75132 0.912673 1.79912C0.876785 1.80823 0.0443318 0.391222 0 0.370508M1.53965 0C1.53965 0.157065 1.36655 0.572037 1.32221 0.708388C1.29759 0.835786 1.27859 0.975096 1.25044 1.10257C1.19837 1.31882 1.19837 1.31882 1.12448 1.52672C1.08859 1.62384 0.978819 1.73083 0.915488 1.78091C0.8796 1.79002 0.0471466 0.391222 0.00281472 0.373467" koffice:nodeTypes="cccccccccccc"/>
          <draw:path draw:style-name="gr50" draw:id="shape341" draw:name="path692" draw:layer="g5465" svg:width="1.52635392000pt" svg:height="1.72260437825pt" draw:transform="matrix(1.25438760000 0.00000000000 0.00000000000 1.25438760000 95.31147078656pt 51.98774278307pt)" svg:viewBox="0 0 2 2" svg:d="M1.52635 1.05509e-14C1.52635 0.153687 1.35443 0.548152 1.3104 0.684466C1.28594 0.809123 1.26707 0.942541 1.23911 1.07017C1.1874 1.28154 1.1874 1.28154 1.11401 1.4731C1.07837 1.56887 0.969347 1.6847 0.906447 1.72256C0.862418 1.73147 0.0545126 0.382808 0 0.362539M1.52635 0C1.52635 0.142105 1.35443 0.539391 1.3104 0.672809C1.28594 0.806227 1.26707 0.930959 1.23911 1.05859C1.1874 1.25853 1.1874 1.25853 1.11401 1.45305C1.07837 1.54883 0.969347 1.66465 0.906447 1.70251C0.862418 1.71959 0.0545126 0.382808 0 0.362539" koffice:nodeTypes="cccccccccccc"/>
          <draw:path draw:style-name="gr40" draw:id="shape342" draw:name="path694" draw:layer="g5465" svg:width="1.52635392000pt" svg:height="1.66500717186pt" draw:transform="matrix(1.25438760000 0.00000000000 0.00000000000 1.25438760000 95.31147078656pt 51.97600171514pt)" svg:viewBox="0 0 2 2" svg:d="M1.52635 0C1.52635 0.151096 1.35443 0.538837 1.3104 0.672852C1.28594 0.784094 1.26707 0.91811 1.23143 1.04067C1.17971 1.23709 1.17971 1.23709 1.11401 1.41957C1.07837 1.51374 0.969347 1.61666 0.906447 1.66483C0.862418 1.68235 0.0545126 0.384894 0 0.367813M1.52635 0C1.52635 0.151096 1.35443 0.530296 1.3104 0.652925C1.28594 0.775554 1.26707 0.90665 1.23143 1.02074C1.17971 1.21738 1.17971 1.21738 1.11401 1.40862C1.06999 1.50279 0.969347 1.60498 0.906447 1.64512C0.85473 1.66191 0.0545126 0.384894 0 0.364967M1.52635 0C1.52635 0.151096 1.36491 0.521756 1.3104 0.652925C1.28594 0.775554 1.26707 0.89811 1.23143 1.0122C1.17971 1.20862 1.17971 1.20862 1.10563 1.39987C1.06999 1.48235 0.972142 1.58819 0.906447 1.62541C0.85473 1.6422 0.0628992 0.384894 0 0.364967" koffice:nodeTypes="cccccccccccccccccc"/>
          <draw:path draw:style-name="gr41" draw:id="shape343" draw:name="path696" draw:layer="g5465" svg:width="1.53195008000pt" svg:height="1.55309993190pt" draw:transform="matrix(1.25438760000 0.00000000000 0.00000000000 1.25438760000 95.30745674624pt 51.97600171514pt)" svg:viewBox="0 0 2 2" svg:d="M1.53195 0C1.53195 0.14593 1.37021 0.49292 1.324 0.622353C1.28829 0.740719 1.27219 0.859155 1.23368 0.969343C1.18187 1.15955 1.18187 1.15955 1.10765 1.33579C1.07194 1.41545 0.973923 1.51697 0.908108 1.55292C0.845093 1.56984 0.0630144 0.371734 0 0.355238M1.53195 1.00183e-14C1.53195 0.134933 1.37021 0.49292 1.324 0.611285C1.28829 0.729721 1.27219 0.848157 1.23368 0.958275C1.18187 1.13981 1.18187 1.13981 1.10765 1.31323C1.07194 1.3936 0.973923 1.49511 0.908108 1.54235C0.845093 1.5501 0.0630144 0.371734 0 0.352488" koffice:nodeTypes="cccccccccccc"/>
          <draw:path draw:style-name="gr10" draw:id="shape344" draw:name="path698" draw:layer="g5465" svg:width="1.53195008000pt" svg:height="1.47830671606pt" draw:transform="matrix(1.25438760000 0.00000000000 0.00000000000 1.25438760000 95.30745674624pt 51.97600171514pt)" svg:viewBox="0 0 2 1" svg:d="M1.53195 0C1.53195 0.131643 1.37021 0.472857 1.324 0.596385C1.28829 0.701204 1.27219 0.819436 1.23368 0.926869C1.18187 1.10446 1.18187 1.10446 1.10765 1.2654C1.07194 1.35413 0.973923 1.44285 0.908108 1.47793C0.845093 1.502 0.0714163 0.37072 0 0.343896M1.53195 0C1.53195 0.131643 1.37021 0.472857 1.324 0.588337C1.28829 0.693157 1.27219 0.81132 1.23368 0.918822C1.18187 1.08809 1.18187 1.08809 1.10765 1.25715C1.07194 1.33762 0.973923 1.42634 0.908108 1.46142C0.836691 1.48549 0.0819187 0.37072 0 0.343896" koffice:nodeTypes="cccccccccccc"/>
          <draw:path draw:style-name="gr51" draw:id="shape345" draw:name="path700" draw:layer="g5465" svg:width="1.53195008000pt" svg:height="1.42341416190pt" draw:transform="matrix(1.25438760000 0.00000000000 0.00000000000 1.25438760000 95.30745674624pt 51.97600171514pt)" svg:viewBox="0 0 2 1" svg:d="M1.53195 0C1.53195 0.129176 1.37021 0.456031 1.324 0.569415C1.28829 0.672202 1.27219 0.788218 1.23368 0.883177C1.18187 1.05717 1.17067 1.05717 1.10765 1.21536C1.07194 1.29163 0.973923 1.38949 0.908108 1.42323C0.836691 1.43943 0.0819187 0.363772 0 0.337451M1.53195 0C1.53195 0.129176 1.37021 0.445503 1.324 0.558886C1.28829 0.664306 1.27219 0.777689 1.23368 0.875213C1.18187 1.03867 1.17067 1.0492 1.10765 1.20726C1.06424 1.2761 0.973923 1.37329 0.908108 1.40771C0.828989 1.42323 0.0819187 0.363772 0 0.337451" koffice:nodeTypes="cccccccccccc"/>
          <draw:path draw:style-name="gr11" draw:id="shape346" draw:name="path702" draw:layer="g5465" svg:width="1.53195008000pt" svg:height="1.35713750043pt" draw:transform="matrix(1.25438760000 0.00000000000 0.00000000000 1.25438760000 95.30745674624pt 51.97600171514pt)" svg:viewBox="0 0 2 1" svg:d="M1.53195 9.365e-15C1.53195 0.118357 1.37862 0.427297 1.324 0.54572C1.28829 0.638376 1.27219 0.741378 1.23368 0.844314C1.18187 1.00649 1.17067 1.00649 1.09925 1.16103C1.06424 1.2355 0.965521 1.32314 0.910908 1.35675C0.83179 1.37982 0.0847194 0.355202 0.00280064 0.329501M1.53195 9.365e-15C1.53195 0.118357 1.37862 0.427297 1.324 0.530233C1.28829 0.630665 1.27219 0.733601 1.23368 0.836603C1.18187 0.988503 1.17067 0.998784 1.09925 1.14258C1.06424 1.2177 0.965521 1.30535 0.899706 1.3383C0.828989 1.36203 0.0903206 0.355202 0 0.329501M1.53195 0C1.53195 0.118357 1.37862 0.419587 1.324 0.530233C1.28829 0.630665 1.27219 0.725891 1.23368 0.821117C1.18187 0.983297 1.17067 0.983297 1.09925 1.12742C1.05584 1.20189 0.965521 1.28954 0.899706 1.32314C0.820588 1.3383 0.0903206 0.365483 9.94989e-15 0.329501" koffice:nodeTypes="cccccccccccccccccc"/>
          <draw:path draw:style-name="gr24" draw:id="shape347" draw:name="path704" draw:layer="g5465" svg:width="1.53195008000pt" svg:height="1.26017667659pt" draw:transform="matrix(1.25438760000 0.00000000000 0.00000000000 1.25438760000 95.30745674624pt 51.97600171514pt)" svg:viewBox="0 0 2 1" svg:d="M1.53195 0C1.53195 0.106621 1.37862 0.39435 1.324 0.503511C1.28829 0.592859 1.27219 0.69948 1.23368 0.783811C1.18187 0.930184 1.17067 0.940091 1.09925 1.07878C1.05584 1.14355 0.965521 1.22547 0.899706 1.25976C0.820588 1.28262 0.0903206 0.352185 0 0.319989M1.53195 0C1.53195 0.106621 1.38702 0.386921 1.324 0.493605C1.28829 0.582889 1.27219 0.682144 1.23368 0.773905C1.18187 0.920278 1.17067 0.930184 1.09925 1.06163C1.05584 1.13339 0.965521 1.21785 0.899706 1.24262C0.820588 1.26484 0.0987226 0.352185 9.94989e-15 0.319989" koffice:nodeTypes="cccccccccccc"/>
          <draw:path draw:style-name="gr42" draw:id="shape348" draw:name="path706" draw:layer="g5465" svg:width="1.53195008000pt" svg:height="1.18757576962pt" draw:transform="matrix(1.25438760000 0.00000000000 0.00000000000 1.25438760000 95.30745674624pt 51.97600171514pt)" svg:viewBox="0 0 2 1" svg:d="M1.53195 8.76045e-15C1.53195 0.103504 1.38702 0.37561 1.324 0.479175C1.28829 0.56585 1.27219 0.65499 1.23368 0.741664C1.18187 0.876484 1.16227 0.883759 1.09925 1.02074C1.05584 1.08362 0.965521 1.16314 0.899706 1.18718C0.809385 1.20876 0.0987226 0.339485 0 0.305765M1.53195 0C1.53195 0.103504 1.38702 0.368397 1.324 0.471963C1.28829 0.551424 1.27219 0.647716 1.23368 0.734452C1.18187 0.869272 1.16227 0.876484 1.09925 1.00656C1.05584 1.06882 0.957119 1.14156 0.899706 1.18225C0.801683 1.19704 0.109225 0.341889 9.94989e-15 0.310635" koffice:nodeTypes="cccccccccccc"/>
          <draw:path draw:style-name="gr12" draw:id="shape349" draw:name="path708" draw:layer="g5465" svg:width="1.53195008000pt" svg:height="1.13122932662pt" draw:transform="matrix(1.25438760000 0.00000000000 0.00000000000 1.25438760000 95.30745674624pt 51.97600171514pt)" svg:viewBox="0 0 2 1" svg:d="M1.53195 0C1.53195 0.101019 1.38702 0.359551 1.324 0.453591C1.28829 0.538184 1.27219 0.625124 1.23368 0.702677C1.17067 0.83432 1.16227 0.84136 1.09925 0.967949C1.05584 1.02932 0.957119 1.10693 0.899706 1.1304C0.801683 1.16108 0.109225 0.33368 0 0.303176M1.53195 0C1.53195 0.0916326 1.38702 0.350165 1.324 0.444145C1.28829 0.528798 1.27219 0.615738 1.22528 0.693292C1.17347 0.824874 1.16227 0.831974 1.09155 0.958924C1.05584 1.01969 0.957119 1.09069 0.902506 1.11415C0.804484 1.14423 0.112026 0.33368 0.00280064 0.300829" koffice:nodeTypes="cccccccccccc"/>
          <draw:path draw:style-name="gr32" draw:id="shape350" draw:name="path710" draw:layer="g5465" svg:width="1.53195008000pt" svg:height="2.16792337109pt" draw:transform="matrix(1.25438760000 0.00000000000 0.00000000000 1.25438760000 95.30745674624pt 51.97600171514pt)" svg:viewBox="0 0 2 2" svg:d="M1.53195 0C1.53195 0.179396 1.38702 0.671762 1.324 0.855751C1.28829 1.02137 1.27219 1.19169 1.22528 1.34352C1.17347 1.60113 1.16227 1.61491 1.09155 1.84967C1.04744 1.96923 0.957119 2.10704 0.892004 2.16712C0.793281 2.20834 0.120428 0.653269 0 0.593549M1.53195 0C1.53195 0.179396 1.38702 0.65798 1.324 0.84197C1.28829 1.00758 1.27219 1.17791 1.22528 1.32974C1.17347 1.57357 1.16227 1.58735 1.09155 1.83118C1.04744 1.93743 0.957119 2.07524 0.892004 2.13531C0.793281 2.17654 0.120428 0.653269 0 0.588955M1.53195 1.67391e-14C1.53195 0.179396 1.38702 0.65798 1.324 0.84197C1.28829 0.993802 1.27219 1.15942 1.22528 1.31584C1.17347 1.55979 1.16227 1.57357 1.08035 1.80362C1.04464 1.90916 0.954318 2.04697 0.892004 2.10704C0.793281 2.16712 0.120428 0.653269 0 0.593549" koffice:nodeTypes="cccccccccccccccccc"/>
          <draw:path draw:style-name="gr13" draw:id="shape351" draw:name="path712" draw:layer="g5465" svg:width="1.53195008000pt" svg:height="1.98817359828pt" draw:transform="matrix(1.25438760000 0.00000000000 0.00000000000 1.25438760000 95.30745674624pt 51.97600171514pt)" svg:viewBox="0 0 2 2" svg:d="M1.53195 0C1.53195 0.171798 1.39752 0.612403 1.324 0.788712C1.28829 0.934114 1.27219 1.09271 1.22528 1.24251C1.17347 1.45842 1.15456 1.47613 1.08035 1.69643C1.04464 1.81138 0.954318 1.92982 0.892004 1.98735C0.784879 2.02683 0.128829 0.638911 0 0.56841M1.53195 0C1.53195 0.1586 1.39752 0.599205 1.324 0.775514C1.28829 0.920916 1.27219 1.07952 1.22528 1.21172C1.17347 1.44522 1.15456 1.45842 1.08035 1.67872C1.04464 1.78013 0.954318 1.91177 0.892004 1.95576C0.784879 2.01329 0.128829 0.638911 0 0.56401" koffice:nodeTypes="cccccccccccc"/>
          <draw:path draw:style-name="gr43" draw:id="shape352" draw:name="path714" draw:layer="g5465" svg:width="1.53195008000pt" svg:height="1.87666132361pt" draw:transform="matrix(1.25438760000 0.00000000000 0.00000000000 1.25438760000 95.30745674624pt 51.97600171514pt)" svg:viewBox="0 0 2 2" svg:d="M1.53195 1.55741e-14C1.53195 0.154088 1.39752 0.569336 1.324 0.753452C1.28829 0.877511 1.27219 1.02316 1.22528 1.16443C1.17347 1.37419 1.15456 1.40411 1.08035 1.60532C1.04464 1.70373 0.954318 1.83218 0.892004 1.87492C0.784879 1.93081 0.128829 0.625009 0 0.552239M1.53195 0C1.53195 0.154088 1.39752 0.569336 1.324 0.723424C1.28829 0.864689 1.27219 1.01878 1.22528 1.14722C1.17347 1.35698 1.15456 1.37419 1.08035 1.57113C1.04464 1.66954 0.954318 1.7982 0.892004 1.84094C0.774377 1.89684 0.136531 0.616461 0 0.547965" koffice:nodeTypes="cccccccccccc"/>
          <draw:path draw:style-name="gr14" draw:id="shape353" draw:name="path716" draw:layer="g5465" svg:width="1.53195008000pt" svg:height="1.74971606826pt" draw:transform="matrix(1.25438760000 0.00000000000 0.00000000000 1.25438760000 95.30745674624pt 51.97600171514pt)" svg:viewBox="0 0 2 2" svg:d="M1.53195 0C1.53195 0.148785 1.39752 0.533234 1.324 0.698528C1.28829 0.818423 1.27219 0.971335 1.22528 1.09536C1.17347 1.28552 1.14616 1.31441 1.08035 1.50457C1.03694 1.5997 0.954318 1.70669 0.892004 1.74796C0.774377 1.80193 0.136531 0.595246 0 0.524874M1.53195 1.50382e-14C1.53195 0.136404 1.39752 0.533234 1.324 0.686146C1.28829 0.82255 1.26099 0.946573 1.22528 1.08298C1.17347 1.27314 1.14616 1.28552 1.08035 1.47981C1.03694 1.57484 0.954318 1.68235 0.892004 1.74055C0.765975 1.79346 0.147734 0.599373 0 0.533234" koffice:nodeTypes="cccccccccccc"/>
          <draw:path draw:style-name="gr25" draw:id="shape354" draw:name="path718" draw:layer="g5465" svg:width="1.53195008000pt" svg:height="1.67654277799pt" draw:transform="matrix(1.25438760000 0.00000000000 0.00000000000 1.25438760000 95.30745674624pt 51.97600171514pt)" svg:viewBox="0 0 2 2" svg:d="M1.53195 1.47203e-14C1.53195 0.133521 1.39752 0.509742 1.324 0.659526C1.28829 0.776888 1.26099 0.914449 1.22528 1.04797C1.17347 1.23411 1.14616 1.24623 1.08035 1.43641C1.03694 1.51327 0.954318 1.62256 0.892004 1.67476C0.765975 1.72759 0.147734 0.586706 0 0.517926M1.53195 1.47203e-14C1.53195 0.133521 1.39752 0.497623 1.324 0.643263C1.28829 0.776888 1.26099 0.898186 1.22528 1.01959C1.17347 1.20573 1.14616 1.23411 1.07194 1.40803C1.03694 1.485 0.946616 1.60629 0.892004 1.63468C0.765975 1.69962 0.147734 0.586706 0 0.517926M1.53195 0C1.53195 0.117258 1.40592 0.481464 1.324 0.643263C1.28829 0.760625 1.26099 0.882027 1.22528 1.00343C1.17347 1.18957 1.14616 1.20169 1.07194 1.37975C1.03694 1.47277 0.946616 1.5659 0.892004 1.61852C0.757573 1.67062 0.156136 0.582666 0 0.517926" koffice:nodeTypes="cccccccccccccccccc"/>
          <draw:path draw:style-name="gr44" draw:id="shape355" draw:name="path720" draw:layer="g5465" svg:width="1.53195008000pt" svg:height="1.51356026564pt" draw:transform="matrix(1.25438760000 0.00000000000 0.00000000000 1.25438760000 95.30745674624pt 51.97600171514pt)" svg:viewBox="0 0 2 2" svg:d="M1.53195 0C1.53195 0.111413 1.40592 0.457463 1.324 0.599682C1.28829 0.699678 1.26099 0.826544 1.22528 0.941893C1.17347 1.10724 1.14616 1.13027 1.07194 1.28401C1.03694 1.37249 0.946616 1.46087 0.892004 1.51087C0.757573 1.57258 0.156136 0.553621 0 0.48817M1.53195 1.39866e-14C1.53195 0.111413 1.40592 0.445948 1.324 0.588167C1.28829 0.699678 1.26099 0.815028 1.22528 0.918863C1.17347 1.09563 1.14616 1.10724 1.07194 1.27633C1.02854 1.34936 0.946616 1.45319 0.892004 1.49168C0.757573 1.54167 0.156136 0.572813 0 0.495946" koffice:nodeTypes="cccccccccccc"/>
          <draw:path draw:style-name="gr15" draw:id="shape356" draw:name="path722" draw:layer="g5465" svg:width="1.53195008000pt" svg:height="1.43041013305pt" draw:transform="matrix(1.25438760000 0.00000000000 0.00000000000 1.25438760000 95.30745674624pt 51.97600171514pt)" svg:viewBox="0 0 2 1" svg:d="M1.53195 1.35969e-14C1.53195 0.10831 1.40592 0.422331 1.324 0.571783C1.28829 0.668993 1.26099 0.78113 1.22528 0.881976C1.16227 1.05391 1.13496 1.06511 1.07194 1.22958C1.02854 1.30058 0.946616 1.39032 0.892004 1.42764C0.747071 1.48744 0.166638 0.560588 0 0.485862M1.53195 0C1.53195 0.10831 1.41432 0.407309 1.3317 0.545662C1.28829 0.654067 1.26099 0.766108 1.22528 0.86705C1.16227 1.02779 1.13496 1.05018 1.07194 1.19973C1.02854 1.27072 0.946616 1.36038 0.892004 1.39779C0.738669 1.45759 0.166638 0.553125 0 0.478399" koffice:nodeTypes="cccccccccccc"/>
          <draw:path draw:style-name="gr26" draw:id="shape357" draw:name="path724" draw:layer="g5465" svg:width="1.53195008000pt" svg:height="1.35722438402pt" draw:transform="matrix(1.25438760000 0.00000000000 0.00000000000 1.25438760000 95.30745674624pt 51.96024660688pt)" svg:viewBox="0 0 2 1" svg:d="M1.53195 0C1.53195 0.10923 1.41432 0.411385 1.3317 0.546152C1.2967 0.64075 1.26099 0.74998 1.22528 0.848306C1.16227 1.00488 1.13496 1.01579 1.07194 1.16136C1.02854 1.23052 0.946616 1.31794 0.883602 1.35438C0.738669 1.41263 0.17504 0.557056 0.00280064 0.484267M1.53195 0C1.53195 0.10923 1.41432 0.40048 1.3317 0.531519C1.2967 0.626211 1.26099 0.735441 1.21408 0.833767C1.16227 0.975711 1.13496 1.00125 1.06144 1.13592C1.01733 1.21961 0.943816 1.2924 0.880801 1.32885C0.735868 1.3871 0.172239 0.557056 0 0.484267" koffice:nodeTypes="cccccccccccc"/>
          <draw:path draw:style-name="gr16" draw:id="shape358" draw:name="path726" draw:layer="g5465" svg:width="1.53195008000pt" svg:height="1.25977743346pt" draw:transform="matrix(1.25438760000 0.00000000000 0.00000000000 1.25438760000 95.30745674624pt 51.96024660688pt)" svg:viewBox="0 0 2 1" svg:d="M1.53195 0C1.53195 0.105236 1.41432 0.385836 1.3317 0.501577C1.2967 0.592806 1.26099 0.698042 1.21408 0.792682C1.16227 0.929525 1.13496 0.954038 1.06144 1.08388C1.01733 1.1505 0.943816 1.22063 0.880801 1.25574C0.727466 1.32236 0.172239 0.54369 0 0.463057M1.53195 0C1.53195 0.105236 1.41432 0.361322 1.3317 0.48757C1.2967 0.578798 1.26099 0.683944 1.21408 0.764667C1.16227 0.90142 1.13496 0.926023 1.06144 1.05577C1.01733 1.1224 0.943816 1.20662 0.880801 1.24164C0.727466 1.29776 0.180641 0.54369 0 0.463057M1.53195 1.27602e-14C1.53195 0.105236 1.41432 0.361322 1.3317 0.48757C1.2967 0.568203 1.26099 0.673439 1.21408 0.754162C1.16227 0.894417 1.13496 0.915518 1.06144 1.04527C1.01733 1.10139 0.943816 1.18202 0.880801 1.21713C0.727466 1.27325 0.180641 0.540188 0 0.459465" koffice:nodeTypes="cccccccccccccccccc"/>
          <draw:path draw:style-name="gr31" draw:id="shape359" draw:name="path728" draw:layer="g5465" svg:width="1.53195008000pt" svg:height="1.11738056600pt" draw:transform="matrix(1.25438760000 0.00000000000 0.00000000000 1.25438760000 95.30745674624pt 51.96024660688pt)" svg:viewBox="0 0 2 1" svg:d="M1.53195 1.20174e-14C1.53195 0.085918 1.41432 0.327013 1.3317 0.449294C1.2967 0.525233 1.26099 0.611151 1.21408 0.700367C1.16227 0.819266 1.12446 0.842352 1.05304 0.96125C1.01733 1.02408 0.946616 1.09013 0.880801 1.11321C0.719064 1.17605 0.180641 0.508743 0 0.432719M1.53195 0C1.53195 0.085918 1.42483 0.327013 1.3317 0.4394C1.2967 0.525233 1.26099 0.601257 1.21408 0.690388C1.16227 0.809371 1.12446 0.832458 1.05304 0.941462C1.01733 1.00421 0.946616 1.07034 0.880801 1.10332C0.719064 1.16607 0.189043 0.512041 0 0.432719" koffice:nodeTypes="cccccccccccc"/>
          <draw:path draw:style-name="gr17" draw:id="shape360" draw:name="path730" draw:layer="g5465" svg:width="1.53195008000pt" svg:height="1.05917745453pt" draw:transform="matrix(1.25438760000 0.00000000000 0.00000000000 1.25438760000 95.30745674624pt 51.96024660688pt)" svg:viewBox="0 0 2 1" svg:d="M1.53195 0C1.53195 0.0740174 1.42483 0.308749 1.3317 0.427803C1.2967 0.501738 1.26099 0.575755 1.21408 0.662534C1.16227 0.778295 1.12446 0.800854 1.05304 0.897348C1.01733 0.958439 0.935414 1.02274 0.880801 1.05493C0.719064 1.11602 0.189043 0.498527 0 0.424592M1.53195 0C1.53195 0.0740174 1.42483 0.299116 1.3317 0.405243C1.2967 0.479261 1.26099 0.575755 1.21408 0.64969C1.16227 0.755818 1.12446 0.775084 1.05304 0.884504C1.00963 0.93588 0.935414 1.00026 0.880801 1.03237C0.708562 1.08383 0.189043 0.498527 0 0.424592" koffice:nodeTypes="cccccccccccc"/>
          <draw:path draw:style-name="gr27" draw:id="shape361" draw:name="path732" draw:layer="g5465" svg:width="1.53195008000pt" svg:height="0.97161334756pt" draw:transform="matrix(1.25438760000 0.00000000000 0.00000000000 1.25438760000 95.30745674624pt 51.96024660688pt)" svg:viewBox="0 0 2 1" svg:d="M1.53195 1.12062e-14C1.53195 0.0708919 1.42483 0.274184 1.3317 0.388131C1.2967 0.459023 1.26099 0.529836 1.20638 0.600649C1.16227 0.7116 1.11606 0.733128 1.05304 0.834773C1.00963 0.884059 0.935414 0.945724 0.880801 0.967252C0.708562 1.02576 0.189043 0.477475 0 0.403508M1.53195 0C1.53195 0.0708919 1.42483 0.274184 1.3317 0.378905C1.2967 0.449718 1.26099 0.52061 1.20638 0.591423C1.16227 0.693069 1.11606 0.7116 1.05304 0.816321C1.00963 0.865606 0.935414 0.917967 0.880801 0.9488C0.70016 1.00731 0.199546 0.477475 9.94989e-15 0.406662" koffice:nodeTypes="cccccccccccc"/>
          <draw:path draw:style-name="gr18" draw:id="shape362" draw:name="path734" draw:layer="g5465" svg:width="1.53195008000pt" svg:height="0.88786344432pt" draw:transform="matrix(1.25438760000 0.00000000000 0.00000000000 1.25438760000 95.30745674624pt 51.96024660688pt)" svg:viewBox="0 0 2 1" svg:d="M1.53195 1.07123e-14C1.53195 0.0677677 1.42483 0.253281 1.3317 0.350447C1.2967 0.41814 1.26099 0.485907 1.20638 0.5536C1.16227 0.650766 1.11606 0.668405 1.05304 0.756752C1.00963 0.803865 0.935414 0.853918 0.880801 0.883392C0.70016 0.939325 0.207948 0.453493 0 0.373966M1.53195 1.07123e-14C1.53195 0.0560082 1.42483 0.253281 1.3317 0.341628C1.2967 0.40932 1.26099 0.477012 1.20638 0.53596C1.16227 0.633127 1.11606 0.662525 1.05304 0.739113C1.00963 0.795046 0.935414 0.845099 0.880801 0.874573C0.70016 0.921686 0.207948 0.453493 9.94989e-15 0.376906M1.53195 0C1.53195 0.0560082 1.42483 0.232626 1.3317 0.332733C1.2967 0.4005 1.26099 0.468193 1.20638 0.527141C1.16227 0.624307 1.11606 0.641946 1.04464 0.730293C1.00963 0.777406 0.927012 0.827459 0.883602 0.845099C0.694559 0.912866 0.210748 0.465253 0.00280064 0.376906" koffice:nodeTypes="cccccccccccccccccc"/>
          <draw:path draw:style-name="gr52" draw:id="shape363" draw:name="path736" draw:layer="g5465" svg:width="1.53195008000pt" svg:height="0.80278010259pt" draw:transform="matrix(1.25438760000 0.00000000000 0.00000000000 1.25438760000 95.30745674624pt 51.96024660688pt)" svg:viewBox="0 0 2 1" svg:d="M1.53195 0C1.53195 0.053257 1.43323 0.2212 1.3317 0.316388C1.2967 0.369645 1.26099 0.436808 1.20638 0.492789C1.15456 0.574001 1.11606 0.602027 1.04464 0.677576C1.00123 0.722375 0.927012 0.770041 0.883602 0.797996C0.694559 0.851181 0.210748 0.445195 0.00280064 0.361187M1.53195 1.01861e-14C1.53195 0.053257 1.43323 0.212813 1.3317 0.308002C1.2967 0.361187 1.26099 0.428422 1.20638 0.481607C1.15456 0.562819 1.11606 0.582387 1.04464 0.666394C1.00123 0.702807 0.927012 0.747606 0.872399 0.775632C0.691758 0.828817 0.21915 0.442399 0 0.358392" koffice:nodeTypes="cccccccccccc"/>
          <draw:path draw:style-name="gr28" draw:id="shape364" draw:name="path738" draw:layer="g5465" svg:width="1.53195008000pt" svg:height="0.72708883574pt" draw:transform="matrix(1.25438760000 0.00000000000 0.00000000000 1.25438760000 95.30745674624pt 51.96024660688pt)" svg:viewBox="0 0 2 1" svg:d="M1.53195 0C1.53195 0.0506842 1.43323 0.202532 1.3317 0.282481C1.2967 0.335757 1.26099 0.397083 1.20638 0.450359C1.15456 0.519598 1.10765 0.546271 1.04464 0.618238C1.00123 0.660873 0.927012 0.695526 0.872399 0.72213C0.684056 0.772746 0.21915 0.421027 0 0.341078M1.53195 0C1.53195 0.0426348 1.43323 0.194551 1.3317 0.2745C1.2967 0.325116 1.26099 0.389034 1.20638 0.431668C1.15456 0.508957 1.10765 0.535629 1.04464 0.599547C1.00123 0.642182 0.927012 0.676835 0.872399 0.703508C0.672854 0.764765 0.21915 0.421027 9.94989e-15 0.341078" koffice:nodeTypes="cccccccccccc"/>
          <draw:path draw:style-name="gr19" draw:id="shape365" draw:name="path740" draw:layer="g5465" svg:width="1.53195008000pt" svg:height="0.65539638748pt" draw:transform="matrix(1.25438760000 0.00000000000 0.00000000000 1.25438760000 95.30745674624pt 51.96024660688pt)" svg:viewBox="0 0 2 1" svg:d="M1.53195 0C1.53195 0.0404783 1.43323 0.174607 1.3317 0.260615C1.2967 0.308671 1.26099 0.351675 1.20638 0.402257C1.15456 0.468058 1.10765 0.493317 1.04464 0.551541C0.992827 0.592019 0.927012 0.635023 0.872399 0.650178C0.672854 0.698299 0.226852 0.399731 0 0.323826M1.53195 0C1.53195 0.0404783 1.43323 0.166965 1.3317 0.250447C1.2967 0.29099 1.26099 0.341572 1.20638 0.392154C1.15456 0.457955 1.10765 0.483213 1.04464 0.541437C0.992827 0.574273 0.927012 0.614816 0.872399 0.632497C0.672854 0.690657 0.235254 0.397205 9.94989e-15 0.3213" koffice:nodeTypes="cccccccccccc"/>
          <draw:path draw:style-name="gr45" draw:id="shape366" draw:name="path742" draw:layer="g5465" svg:width="1.53195008000pt" svg:height="0.59665203622pt" draw:transform="matrix(1.25438760000 0.00000000000 0.00000000000 1.25438760000 95.30745674624pt 51.96024660688pt)" svg:viewBox="0 0 2 1" svg:d="M1.53195 0C1.53195 0.0386216 1.43323 0.159306 1.3317 0.23173C1.2967 0.270351 1.26099 0.328315 1.20638 0.366936C1.15456 0.429658 1.10765 0.44659 1.03414 0.502081C0.990026 0.540703 0.927012 0.572094 0.872399 0.589026C0.664452 0.644518 0.235254 0.381396 0 0.308973M1.53195 0C1.53195 0.0386216 1.43323 0.152077 1.3317 0.2245C1.2967 0.270351 1.26099 0.318675 1.20638 0.359706C1.15456 0.415198 1.10765 0.43936 1.03414 0.494851C0.990026 0.526243 0.927012 0.557635 0.872399 0.574504C0.664452 0.630058 0.235254 0.383806 9.94989e-15 0.311383M1.53195 0C1.53195 0.0313917 1.44163 0.152077 1.3317 0.21486C1.2967 0.263121 1.26099 0.301743 1.20638 0.350005C1.14336 0.405558 1.10765 0.420018 1.03414 0.477981C0.990026 0.509373 0.927012 0.540703 0.872399 0.557635C0.664452 0.613126 0.235254 0.381396 1.98998e-14 0.308973" koffice:nodeTypes="cccccccccccccccccc"/>
          <draw:path draw:style-name="gr20" draw:id="shape367" draw:name="path744" draw:layer="g5465" svg:width="1.53755648000pt" svg:height="0.51996889266pt" draw:transform="matrix(1.25438760000 0.00000000000 0.00000000000 1.25438760000 95.30344270592pt 51.96024660688pt)" svg:viewBox="0 0 2 1" svg:d="M1.53756 0C1.53756 0.029305 1.44707 0.126219 1.33694 0.200578C1.30187 0.236632 1.25768 0.274937 1.21139 0.310991C1.14826 0.362794 1.10407 0.38535 1.03883 0.430403C0.994642 0.459708 0.931512 0.489014 0.866278 0.511511C0.657951 0.563372 0.246907 0.362794 0 0.288435M1.53756 0C1.53756 0.0203059 1.44707 0.126219 1.33694 0.193829C1.30187 0.229883 1.25768 0.268187 1.21139 0.304242C1.14826 0.356045 1.10407 0.3786 1.03883 0.414655C0.994642 0.450709 0.931512 0.480014 0.866278 0.489014C0.657951 0.547624 0.246907 0.362794 9.96808e-15 0.288435" koffice:nodeTypes="cccccccccccc"/>
          <draw:path draw:style-name="gr30" draw:id="shape368" draw:name="path746" draw:layer="g5465" svg:width="1.53755648000pt" svg:height="0.46527616829pt" draw:transform="matrix(1.25438760000 0.00000000000 0.00000000000 1.25438760000 95.30344270592pt 51.96024660688pt)" svg:viewBox="0 0 2 0" svg:d="M1.53756 0C1.53756 0.0192083 1.45759 0.113012 1.33694 0.176967C1.30187 0.211018 1.25768 0.247306 1.21139 0.281412C1.14826 0.330415 1.10407 0.343184 1.03883 0.385857C0.986225 0.413523 0.931512 0.43486 0.866278 0.456196C0.657951 0.505199 0.246907 0.343184 0 0.272845M1.53756 0C1.53756 0.0192083 1.45759 0.113012 1.33694 0.1684C1.30187 0.202505 1.25768 0.238739 1.20297 0.272845C1.15106 0.315518 1.10407 0.334671 1.04164 0.37729C0.98903 0.396498 0.923796 0.426347 0.868383 0.439116C0.652339 0.488174 0.260234 0.341056 0.00280576 0.270716" koffice:nodeTypes="cccccccccccc"/>
          <draw:path draw:style-name="gr21" draw:id="shape369" draw:name="path748" draw:layer="g5465" svg:width="1.53195008000pt" svg:height="0.41440327471pt" draw:transform="matrix(1.25438760000 0.00000000000 0.00000000000 1.25438760000 95.30745674624pt 51.96024660688pt)" svg:viewBox="0 0 2 0" svg:d="M1.53195 7.31851e-15C1.53195 0.0181278 1.45213 0.0985697 1.3317 0.158927C1.2967 0.185089 1.25259 0.219284 1.19797 0.251471C1.14616 0.289684 1.09925 0.303795 1.03694 0.344016C0.984425 0.362143 0.91931 0.390262 0.863997 0.402364C0.648348 0.454636 0.256959 0.323879 0 0.255488M1.53195 0C1.53195 0.0181278 1.45213 0.0925443 1.3317 0.152902C1.2967 0.179063 1.25259 0.21125 1.19797 0.245446C1.14616 0.277633 1.09925 0.297769 1.02573 0.331965C0.981624 0.358075 0.91931 0.378211 0.863997 0.390262C0.637146 0.43656 0.256959 0.323879 9.94989e-15 0.257497" koffice:nodeTypes="cccccccccccc"/>
          <draw:path draw:style-name="gr46" draw:id="shape370" draw:name="path750" draw:layer="g5465" svg:width="1.53195008000pt" svg:height="0.37151788828pt" draw:transform="matrix(1.25438760000 0.00000000000 0.00000000000 1.25438760000 95.30745674624pt 51.96024660688pt)" svg:viewBox="0 0 2 0" svg:d="M1.53195 0C1.53195 0.011459 1.45213 0.0819198 1.34291 0.139069C1.2995 0.16384 1.25259 0.194316 1.19797 0.220989C1.14616 0.25717 1.09925 0.276187 1.02573 0.30286C0.981624 0.327631 0.91931 0.346696 0.863997 0.358107C0.637146 0.407649 0.265361 0.308565 0 0.245711M1.53195 0C1.53195 0.011459 1.45213 0.0819198 1.34291 0.131462C1.2995 0.161938 1.25259 0.18666 1.19797 0.213333C1.14616 0.243809 1.09155 0.262875 1.02573 0.295253C0.981624 0.312417 0.91931 0.331434 0.863997 0.344795C0.637146 0.394288 0.265361 0.308565 1.98998e-14 0.243809M1.53195 6.92948e-15C1.53195 0.011459 1.45213 0.074313 1.34291 0.125708C1.2995 0.150479 1.25259 0.17525 1.19797 0.207628C1.14616 0.238104 1.09155 0.25717 1.01733 0.281941C0.973923 0.299056 0.91931 0.318122 0.863997 0.337139C0.629444 0.380976 0.273763 0.306663 3.97995e-14 0.243809" koffice:nodeTypes="cccccccccccccccccc"/>
          <draw:path draw:style-name="gr29" draw:id="shape371" draw:name="path752" draw:layer="g5465" svg:width="1.54880000000pt" svg:height="0.30776306049pt" draw:transform="matrix(1.25438760000 0.00000000000 0.00000000000 1.25438760000 95.29541462528pt 51.96024660688pt)" svg:viewBox="0 0 2 0" svg:d="M1.5488 0C1.5488 0.0104296 1.46854 0.0624442 1.35872 0.114415C1.31507 0.130037 1.2679 0.154313 1.21299 0.176859C1.1609 0.20979 1.10598 0.221906 1.03136 0.251375C0.987712 0.266997 0.9328 0.279113 0.877184 0.291273C0.641344 0.33632 0.283712 0.280844 0 0.223636M1.5488 0C1.5488 0.0104296 1.47699 0.0572073 1.35872 0.109222C1.31507 0.131768 1.2679 0.154313 1.21299 0.171622C1.1609 0.199404 1.09472 0.216713 1.03136 0.239259C0.987712 0.254881 0.9328 0.272189 0.877184 0.279113C0.641344 0.329397 0.283712 0.279113 2.00089e-14 0.221906" koffice:nodeTypes="cccccccccccc"/>
          <draw:path draw:style-name="gr22" draw:id="shape372" draw:name="path754" draw:layer="g5465" svg:width="1.54880000000pt" svg:height="0.27843104199pt" draw:transform="matrix(1.25438760000 0.00000000000 0.00000000000 1.25438760000 95.29541462528pt 51.96024660688pt)" svg:viewBox="0 0 2 0" svg:d="M1.5488 0C1.5488 0 1.47699 0.0544129 1.35872 0.0973015C1.31507 0.112161 1.2679 0.14019 1.21299 0.156653C1.1609 0.183037 1.09472 0.199542 1.03136 0.216005C0.987712 0.230864 0.9328 0.242431 0.877184 0.258894C0.632896 0.301783 0.294272 0.268772 0 0.211066M1.5488 1.19977e-14C1.5488 0.00493895 1.47699 0.0494739 1.35872 0.0923626C1.31507 0.113807 1.2679 0.13027 1.21299 0.151714C1.1609 0.173159 1.09472 0.189664 1.03136 0.211066C0.987712 0.220986 0.9328 0.23745 0.877184 0.249016C0.624448 0.291862 0.294272 0.27046 2.00089e-14 0.211066" koffice:nodeTypes="cccccccccccc"/>
          <draw:path draw:style-name="gr47" draw:id="shape373" draw:name="path756" draw:layer="g5465" svg:width="1.54880000000pt" svg:height="0.25216879494pt" draw:transform="matrix(1.25438760000 0.00000000000 0.00000000000 1.25438760000 95.29541462528pt 51.96024660688pt)" svg:viewBox="0 0 2 0" svg:d="M1.5488 0C1.5488 0.00470026 1.47699 0.0470829 1.35872 0.0878988C1.31507 0.102 1.2679 0.117707 1.21299 0.139682C1.1609 0.16009 1.09472 0.175757 1.03136 0.191465C0.987712 0.205566 0.9328 0.216573 0.877184 0.227541C0.624448 0.268357 0.294272 0.257389 0 0.202432M1.5488 0C1.5488 0 1.47699 0.0361156 1.35872 0.0831986C1.31507 0.0972993 1.2679 0.113007 1.21299 0.134982C1.1609 0.149082 1.09472 0.16479 1.03136 0.180498C0.987712 0.194599 0.9328 0.205566 0.877184 0.216573C0.624448 0.262089 0.30272 0.257389 2.00089e-14 0.202432" koffice:nodeTypes="cccccccccccc"/>
          <draw:path draw:style-name="gr23" draw:id="shape374" draw:name="path758" draw:layer="g5465" svg:width="1.76560000000pt" svg:height="0.47872361420pt" draw:transform="matrix(1.25438760000 0.00000000000 0.00000000000 1.25438760000 95.28839005472pt 51.96024660688pt)" svg:viewBox="0 0 2 0" svg:d="M1.7656 0C1.7656 0 1.684 0.07192 1.5496 0.15312C1.5 0.18128 1.4464 0.21256 1.384 0.24376C1.3248 0.2844 1.2496 0.31568 1.1776 0.34688C1.1152 0.36568 1.0656 0.38752 1.0024 0.40624C0.7032 0.48752 0.3496 0.50936 0.0056 0.39688M1.7656 0C1.7656 0 0.8712 0.70624 0 0.40312" koffice:nodeTypes="cccccccc"/>
          <draw:path draw:style-name="gr10" draw:id="shape375" draw:name="path760" draw:layer="g5465" svg:width="1.46894400000pt" svg:height="2.49609293120pt" draw:transform="matrix(1.25438760000 0.00000000000 0.00000000000 1.25438760000 96.03299453408pt 48.46371643514pt)" svg:viewBox="0 0 1 2" svg:d="M1.46894 0C1.46894 0 1.25757 1.26722 1.17031 1.45231C1.10922 1.61282 0.666115 2.332 0 2.49609" koffice:nodeTypes="ccc"/>
          <draw:path draw:style-name="gr24" draw:id="shape376" draw:name="path762" draw:layer="g5465" svg:width="1.47671104000pt" svg:height="2.49609293120pt" draw:transform="matrix(1.25438760000 0.00000000000 0.00000000000 1.25438760000 96.02898049376pt 48.46371643514pt)" svg:viewBox="0 0 1 2" svg:d="M1.47671 0C1.47671 0 1.25311 1.25327 1.16173 1.42782C1.08979 1.58842 0.683428 2.28669 0 2.49609" koffice:nodeTypes="ccc"/>
          <draw:path draw:style-name="gr12" draw:id="shape377" draw:name="path764" draw:layer="g5465" svg:width="1.44769024000pt" svg:height="2.51722946880pt" draw:transform="matrix(1.25438760000 0.00000000000 0.00000000000 1.25438760000 96.03299453408pt 48.45187501619pt)" svg:viewBox="0 0 1 3" svg:d="M1.44769 0C1.44769 0 1.22534 1.24816 1.13486 1.44444C1.04919 1.60572 0.68823 2.26135 0 2.51723" koffice:nodeTypes="ccc"/>
          <draw:path draw:style-name="gr43" draw:id="shape378" draw:name="path766" draw:layer="g5465" svg:width="1.44769024000pt" svg:height="2.49627168000pt" draw:transform="matrix(1.25438760000 0.00000000000 0.00000000000 1.25438760000 96.03299453408pt 48.45187501619pt)" svg:viewBox="0 0 1 2" svg:d="M1.44769 0C1.44769 0 1.2109 1.24295 1.12427 1.42796C1.03764 1.58857 0.702669 2.20303 0 2.49627" koffice:nodeTypes="ccc"/>
          <draw:path draw:style-name="gr25" draw:id="shape379" draw:name="path768" draw:layer="g5465" svg:width="1.45540096000pt" svg:height="2.48930521920pt" draw:transform="matrix(1.25438760000 0.00000000000 0.00000000000 1.25438760000 96.02898049376pt 48.45187501619pt)" svg:viewBox="0 0 1 2" svg:d="M1.4554 0C1.4554 0 1.19482 1.2272 1.1041 1.4016C1.0182 1.57243 0.704538 2.15461 0 2.48931" koffice:nodeTypes="ccc"/>
          <draw:path draw:style-name="gr26" draw:id="shape380" draw:name="path770" draw:layer="g5465" svg:width="1.44769024000pt" svg:height="2.48930521920pt" draw:transform="matrix(1.25438760000 0.00000000000 0.00000000000 1.25438760000 96.03299453408pt 48.45187501619pt)" svg:viewBox="0 0 1 2" svg:d="M1.44769 0C1.44769 0 1.17336 1.21676 1.08673 1.4016C1.0001 1.5619 0.71422 2.09535 0 2.48931" koffice:nodeTypes="ccc"/>
          <draw:path draw:style-name="gr31" draw:id="shape381" draw:name="path772" draw:layer="g5465" svg:width="1.42468096000pt" svg:height="2.46846424320pt" draw:transform="matrix(1.25438760000 0.00000000000 0.00000000000 1.25438760000 96.03299453408pt 48.45187501619pt)" svg:viewBox="0 0 1 2" svg:d="M1.42468 0C1.42468 0 1.15254 1.20126 1.0666 1.38523C0.980662 1.54495 0.71998 2.04141 0 2.46846" koffice:nodeTypes="ccc"/>
          <draw:path draw:style-name="gr27" draw:id="shape382" draw:name="path774" draw:layer="g5465" svg:width="1.44769024000pt" svg:height="2.47540150080pt" draw:transform="matrix(1.25438760000 0.00000000000 0.00000000000 1.25438760000 96.02095241312pt 48.45187501619pt)" svg:viewBox="0 0 1 2" svg:d="M1.44769 0C1.44769 0 1.14641 1.18906 1.06074 1.37677C0.974111 1.54711 0.747909 1.99906 0 2.4754" koffice:nodeTypes="ccc"/>
          <draw:path draw:style-name="gr28" draw:id="shape383" draw:name="path776" draw:layer="g5465" svg:width="1.44769024000pt" svg:height="2.46846424320pt" draw:transform="matrix(1.25438760000 0.00000000000 0.00000000000 1.25438760000 96.02095241312pt 48.45187501619pt)" svg:viewBox="0 0 1 2" svg:d="M1.44769 0C1.44769 0 1.13582 1.177 1.04919 1.36097C0.96256 1.53108 0.751759 1.94765 0 2.46846" koffice:nodeTypes="ccc"/>
          <draw:path draw:style-name="gr45" draw:id="shape384" draw:name="path778" draw:layer="g5465" svg:width="1.44769024000pt" svg:height="2.48930521920pt" draw:transform="matrix(1.25438760000 0.00000000000 0.00000000000 1.25438760000 96.02095241312pt 48.44013394826pt)" svg:viewBox="0 0 1 2" svg:d="M1.44769 0C1.44769 0 1.12427 1.1924 1.0232 1.3667C0.936571 1.53753 0.76331 1.91051 0 2.48931" koffice:nodeTypes="ccc"/>
          <draw:path draw:style-name="gr21" draw:id="shape385" draw:name="path780" draw:layer="g5465" svg:width="1.44769024000pt" svg:height="2.46846424320pt" draw:transform="matrix(1.25438760000 0.00000000000 0.00000000000 1.25438760000 96.02095241312pt 48.44013394826pt)" svg:viewBox="0 0 1 2" svg:d="M1.44769 0C1.44769 0 1.11272 1.16651 1.01165 1.35048C0.92502 1.52068 0.774861 1.85744 0 2.46846" koffice:nodeTypes="ccc"/>
          <draw:path draw:style-name="gr22" draw:id="shape386" draw:name="path782" draw:layer="g5465" svg:width="1.42468096000pt" svg:height="2.44753387520pt" draw:transform="matrix(1.25438760000 0.00000000000 0.00000000000 1.25438760000 96.01693837280pt 48.44013394826pt)" svg:viewBox="0 0 1 2" svg:d="M1.42468 0C1.42468 0 1.08952 1.16155 0.99212 1.33439C0.895677 1.50378 0.783002 1.80459 0 2.44753" koffice:nodeTypes="ccc"/>
          <draw:path draw:style-name="gr23" draw:id="shape387" draw:name="path784" draw:layer="g5465" svg:width="1.42468096000pt" svg:height="2.46828649280pt" draw:transform="matrix(1.25438760000 0.00000000000 0.00000000000 1.25438760000 96.01693837280pt 48.42447919101pt)" svg:viewBox="0 0 1 2" svg:d="M1.42468 0C1.42468 0 1.07806 1.16647 0.966339 1.33657C0.868941 1.50667 0.783002 1.77401 0 2.46829" koffice:nodeTypes="ccc"/>
          <draw:path draw:style-name="gr10" draw:id="shape388" draw:name="path786" draw:layer="g5465" svg:width="1.65894400000pt" svg:height="2.07558087680pt" draw:transform="matrix(1.25438760000 0.00000000000 0.00000000000 1.25438760000 95.84834867936pt 47.58955880445pt)" svg:viewBox="0 0 2 2" svg:d="M1.65894 0C1.65894 0 1.47347 1.62995 0 2.07558" koffice:nodeTypes="cc"/>
          <draw:path draw:style-name="gr24" draw:id="shape389" draw:name="path788" draw:layer="g5465" svg:width="1.63430656000pt" svg:height="2.06922893120pt" draw:transform="matrix(1.25438760000 0.00000000000 0.00000000000 1.25438760000 95.84834867936pt 47.58955880445pt)" svg:viewBox="0 0 2 2" svg:d="M1.63431 0C1.63431 0 1.56988 0.518101 1.26306 1.02351C1.03908 1.41442 0.651473 1.85628 0 2.06923" koffice:nodeTypes="ccc"/>
          <draw:path draw:style-name="gr12" draw:id="shape390" draw:name="path790" draw:layer="g5465" svg:width="1.62613504000pt" svg:height="2.06922893120pt" draw:transform="matrix(1.25438760000 0.00000000000 0.00000000000 1.25438760000 95.85236271968pt 47.58955880445pt)" svg:viewBox="0 0 2 2" svg:d="M1.62614 0C1.62614 0 1.53432 0.527621 1.24358 1.02351C1.0324 1.36999 0.649842 1.83724 0 2.06923" koffice:nodeTypes="ccc"/>
          <draw:path draw:style-name="gr43" draw:id="shape391" draw:name="path792" draw:layer="g5465" svg:width="1.62613504000pt" svg:height="2.05023150080pt" draw:transform="matrix(1.25438760000 0.00000000000 0.00000000000 1.25438760000 95.85236271968pt 47.58955880445pt)" svg:viewBox="0 0 2 2" svg:d="M1.62614 0C1.62614 0.00947681 1.51086 0.547306 1.23133 0.999763C1.02016 1.33518 0.6376 1.80975 0 2.05023" koffice:nodeTypes="ccc"/>
          <draw:path draw:style-name="gr25" draw:id="shape392" draw:name="path794" draw:layer="g5465" svg:width="1.62613504000pt" svg:height="2.03132168000pt" draw:transform="matrix(1.25438760000 0.00000000000 0.00000000000 1.25438760000 95.85236271968pt 47.58955880445pt)" svg:viewBox="0 0 2 2" svg:d="M1.62614 0C1.62614 0.00943301 1.48229 0.55429 1.20379 0.995142C1.02016 1.29748 0.633519 1.7888 0 2.03132" koffice:nodeTypes="ccc"/>
          <draw:path draw:style-name="gr26" draw:id="shape393" draw:name="path796" draw:layer="g5465" svg:width="1.62613504000pt" svg:height="2.02503787520pt" draw:transform="matrix(1.25438760000 0.00000000000 0.00000000000 1.25438760000 95.85236271968pt 47.58955880445pt)" svg:viewBox="0 0 2 2" svg:d="M1.62614 0C1.61389 0.0188368 1.47005 0.575408 1.19155 0.981044C1.02016 1.25152 0.6376 1.76406 0 2.02504" koffice:nodeTypes="ccc"/>
          <draw:path draw:style-name="gr31" draw:id="shape394" draw:name="path798" draw:layer="g5465" svg:width="1.60174336000pt" svg:height="2.03132168000pt" draw:transform="matrix(1.25438760000 0.00000000000 0.00000000000 1.25438760000 95.84834867936pt 47.58955880445pt)" svg:viewBox="0 0 2 2" svg:d="M1.60174 0C1.60174 0.018866 1.43165 0.585733 1.17043 0.973132C1.01653 1.22508 0.6328 1.74785 0 2.03132" koffice:nodeTypes="ccc"/>
          <draw:path draw:style-name="gr27" draw:id="shape395" draw:name="path800" draw:layer="g5465" svg:width="1.60174336000pt" svg:height="2.03148293120pt" draw:transform="matrix(1.25438760000 0.00000000000 0.00000000000 1.25438760000 95.84834867936pt 47.57771738550pt)" svg:viewBox="0 0 2 2" svg:d="M1.60174 0C1.60174 0.0283808 1.40836 0.607848 1.15524 0.973251C1.01248 1.19054 0.62875 1.73542 0 2.03148" koffice:nodeTypes="ccc"/>
          <draw:path draw:style-name="gr28" draw:id="shape396" draw:name="path802" draw:layer="g5465" svg:width="1.60174336000pt" svg:height="2.03148293120pt" draw:transform="matrix(1.25438760000 0.00000000000 0.00000000000 1.25438760000 95.84834867936pt 47.57771738550pt)" svg:viewBox="0 0 2 2" svg:d="M1.60174 0C1.59061 0.0283808 1.38001 0.626796 1.14309 0.963818C1.00033 1.17167 0.6328 1.72599 0 2.03148" koffice:nodeTypes="ccc"/>
          <draw:path draw:style-name="gr45" draw:id="shape397" draw:name="path804" draw:layer="g5465" svg:width="1.60174336000pt" svg:height="2.03148293120pt" draw:transform="matrix(1.25438760000 0.00000000000 0.00000000000 1.25438760000 95.84834867936pt 47.57771738550pt)" svg:viewBox="0 0 2 2" svg:d="M1.60174 0C1.59061 0.0409586 1.36887 0.639374 1.11575 0.963818C1.00033 1.13072 0.6328 1.70704 0 2.03148" koffice:nodeTypes="ccc"/>
          <draw:path draw:style-name="gr21" draw:id="shape398" draw:name="path806" draw:layer="g5465" svg:width="1.60174336000pt" svg:height="2.01265997120pt" draw:transform="matrix(1.25438760000 0.00000000000 0.00000000000 1.25438760000 95.84834867936pt 47.57771738550pt)" svg:viewBox="0 0 2 2" svg:d="M1.60174 0C1.57846 0.0407684 1.34052 0.645794 1.1036 0.949872C1.00033 1.09409 0.6328 1.6772 0 2.01266" koffice:nodeTypes="ccc"/>
          <draw:path draw:style-name="gr22" draw:id="shape399" draw:name="path808" draw:layer="g5465" svg:width="1.57954624000pt" svg:height="2.00624486720pt" draw:transform="matrix(1.25438760000 0.00000000000 0.00000000000 1.25438760000 95.84834867936pt 47.57771738550pt)" svg:viewBox="0 0 2 2" svg:d="M1.57955 0C1.56748 0.0407034 1.30808 0.663594 1.08386 0.935858C0.993375 1.04851 0.6284 1.65257 0 2.00624" koffice:nodeTypes="ccc"/>
          <draw:path draw:style-name="gr23" draw:id="shape400" draw:name="path810" draw:layer="g5465" svg:width="1.57954624000pt" svg:height="2.01265997120pt" draw:transform="matrix(1.25438760000 0.00000000000 0.00000000000 1.25438760000 95.84834867936pt 47.57771738550pt)" svg:viewBox="0 0 2 2" svg:d="M1.57955 0C1.56748 0.0407684 1.28093 0.677173 1.05672 0.927963C0.982315 1.01889 0.6284 1.64582 0 2.01266" koffice:nodeTypes="ccc"/>
          <draw:path draw:style-name="gr10" draw:id="shape401" draw:name="path812" draw:layer="g5465" svg:width="1.57753600000pt" svg:height="1.28000000000pt" draw:transform="matrix(1.25438760000 0.00000000000 0.00000000000 1.25438760000 95.87644696160pt 47.02899807376pt)" svg:viewBox="0 0 2 1" svg:d="M1.57754 0C1.57754 0 1.16155 1.02995 0 1.28" koffice:nodeTypes="cc"/>
          <draw:path draw:style-name="gr11" draw:id="shape402" draw:name="path814" draw:layer="g5465" svg:width="1.57151296000pt" svg:height="1.28000000000pt" draw:transform="matrix(1.25438760000 0.00000000000 0.00000000000 1.25438760000 95.87945749184pt 47.02899807376pt)" svg:viewBox="0 0 2 1" svg:d="M1.57151 0C1.57151 0 1.41807 0.364992 1.02695 0.715008C0.780241 0.955008 0.415192 1.18746 0 1.28" koffice:nodeTypes="ccc"/>
          <draw:path draw:style-name="gr42" draw:id="shape403" draw:name="path816" draw:layer="g5465" svg:width="1.57753600000pt" svg:height="1.27501286720pt" draw:transform="matrix(1.25438760000 0.00000000000 0.00000000000 1.25438760000 95.87644696160pt 47.02899807376pt)" svg:viewBox="0 0 2 1" svg:d="M1.57754 0C1.57754 0 1.40873 0.356807 1.01585 0.703585C0.756614 0.943117 0.391872 1.19268 0 1.27501" koffice:nodeTypes="ccc"/>
          <draw:path draw:style-name="gr32" draw:id="shape404" draw:name="path818" draw:layer="g5465" svg:width="1.57753600000pt" svg:height="1.29000346880pt" draw:transform="matrix(1.25438760000 0.00000000000 0.00000000000 1.25438760000 95.86039080032pt 47.01725700582pt)" svg:viewBox="0 0 2 1" svg:d="M1.57754 0C1.57754 0 1.40873 0.358834 1.03193 0.707709C0.761638 0.956163 0.368762 1.20719 0 1.29" koffice:nodeTypes="ccc"/>
          <draw:path draw:style-name="gr14" draw:id="shape405" draw:name="path820" draw:layer="g5465" svg:width="1.57753600000pt" svg:height="1.31025672000pt" draw:transform="matrix(1.25438760000 0.00000000000 0.00000000000 1.25438760000 95.86039080032pt 47.00541558688pt)" svg:viewBox="0 0 2 1" svg:d="M1.57754 0C1.57754 0 1.40873 0.351603 1.01686 0.723409C0.729485 0.966229 0.337613 1.23689 0 1.31026" koffice:nodeTypes="ccc"/>
          <draw:path draw:style-name="gr44" draw:id="shape406" draw:name="path822" draw:layer="g5465" svg:width="1.57753600000pt" svg:height="1.29514855680pt" draw:transform="matrix(1.25438760000 0.00000000000 0.00000000000 1.25438760000 95.86039080032pt 47.00541558688pt)" svg:viewBox="0 0 2 1" svg:d="M1.57754 0C1.57754 0 1.39768 0.342038 0.992742 0.701651C0.706374 0.958132 0.302445 1.22723 0 1.29515" koffice:nodeTypes="ccc"/>
          <draw:path draw:style-name="gr26" draw:id="shape407" draw:name="path824" draw:layer="g5465" svg:width="1.57753600000pt" svg:height="1.29514855680pt" draw:transform="matrix(1.25438760000 0.00000000000 0.00000000000 1.25438760000 95.86039080032pt 47.00541558688pt)" svg:viewBox="0 0 2 1" svg:d="M1.57754 0C1.57754 0 1.39768 0.342038 0.97767 0.694119C0.679245 0.960643 0.259238 1.23727 0 1.29515" koffice:nodeTypes="ccc"/>
          <draw:path draw:style-name="gr31" draw:id="shape408" draw:name="path826" draw:layer="g5465" svg:width="1.57753600000pt" svg:height="1.31012721920pt" draw:transform="matrix(1.25438760000 0.00000000000 0.00000000000 1.25438760000 95.86039080032pt 46.98976082963pt)" svg:viewBox="0 0 2 1" svg:d="M1.57754 0C1.57754 0 1.38562 0.34401 0.97767 0.698057C0.667187 0.966182 0.235123 1.25956 0 1.31013" koffice:nodeTypes="ccc"/>
          <draw:path draw:style-name="gr27" draw:id="shape409" draw:name="path828" draw:layer="g5465" svg:width="1.57753600000pt" svg:height="1.29000346880pt" draw:transform="matrix(1.25438760000 0.00000000000 0.00000000000 1.25438760000 95.86039080032pt 46.98976082963pt)" svg:viewBox="0 0 2 1" svg:d="M1.57754 0C1.57754 0 1.38562 0.323754 0.953555 0.682652C0.644077 0.956227 0.195936 1.24985 0 1.29" koffice:nodeTypes="ccc"/>
          <draw:path draw:style-name="gr52" draw:id="shape410" draw:name="path830" draw:layer="g5465" svg:width="1.57753600000pt" svg:height="1.29501980480pt" draw:transform="matrix(1.25438760000 0.00000000000 0.00000000000 1.25438760000 95.86039080032pt 46.98976082963pt)" svg:viewBox="0 0 2 1" svg:d="M1.57754 0C1.57754 0 1.36954 0.316851 0.937478 0.676446C0.611923 0.950552 0.156749 1.25981 0 1.29502" koffice:nodeTypes="ccc"/>
          <draw:path draw:style-name="gr19" draw:id="shape411" draw:name="path832" draw:layer="g5465" svg:width="1.57753600000pt" svg:height="1.31012721920pt" draw:transform="matrix(1.25438760000 0.00000000000 0.00000000000 1.25438760000 95.86039080032pt 46.97801976170pt)" svg:viewBox="0 0 2 1" svg:d="M1.57754 0C1.57754 0 1.35748 0.318694 0.926426 0.68038C0.588813 0.956016 0.129619 1.28488 0 1.31013" koffice:nodeTypes="ccc"/>
          <draw:path draw:style-name="gr30" draw:id="shape412" draw:name="path834" draw:layer="g5465" svg:width="1.57954624000pt" svg:height="1.31012721920pt" draw:transform="matrix(1.25438760000 0.00000000000 0.00000000000 1.25438760000 95.84834867936pt 46.97801976170pt)" svg:viewBox="0 0 2 1" svg:d="M1.57955 0C1.57955 0 1.37041 0.311118 0.939081 0.68038C0.589188 0.956016 0.117636 1.28488 0 1.31013" koffice:nodeTypes="ccc"/>
          <draw:path draw:style-name="gr46" draw:id="shape413" draw:name="path836" draw:layer="g5465" svg:width="1.57954624000pt" svg:height="1.31012721920pt" draw:transform="matrix(1.25438760000 0.00000000000 0.00000000000 1.25438760000 95.84834867936pt 46.97801976170pt)" svg:viewBox="0 0 2 1" svg:d="M1.57955 0C1.57955 0 1.35935 0.300952 0.91495 0.662639C0.577123 0.956016 0.0824461 1.29245 0 1.31013" koffice:nodeTypes="ccc"/>
          <draw:path draw:style-name="gr22" draw:id="shape414" draw:name="path838" draw:layer="g5465" svg:width="1.57954624000pt" svg:height="1.32532224320pt" draw:transform="matrix(1.25438760000 0.00000000000 0.00000000000 1.25438760000 95.84834867936pt 46.96627869376pt)" svg:viewBox="0 0 2 1" svg:d="M1.57955 0C1.57955 0 1.35935 0.302693 0.899869 0.666471C0.549976 0.961544 0.0392122 1.3177 0 1.32532" koffice:nodeTypes="ccc"/>
          <draw:path draw:style-name="gr23" draw:id="shape415" draw:name="path840" draw:layer="g5465" svg:width="3.20498688000pt" svg:height="2.64500000000pt" draw:transform="matrix(1.25438760000 0.00000000000 0.00000000000 1.25438760000 93.53525794496pt 46.95052358550pt)" svg:viewBox="0 0 3 3" svg:d="M3.20499 0C3.20499 0 3.0239 0.416944 2.63609 0.94162C2.33594 1.36924 1.90596 1.87238 1.90596 1.87238M0.655716 2.09521L0 2.22456M0.591219 2.645L0 2.37194" koffice:nodeTypes="ccccccc"/>
          <draw:path draw:style-name="gr29" draw:id="shape416" draw:name="path842" draw:layer="g5465" svg:width="0.63440000000pt" svg:height="0.10312000000pt" draw:transform="matrix(1.25438760000 0.00000000000 0.00000000000 1.25438760000 93.54730006592pt 49.24765850963pt)" svg:viewBox="0 0 1 0" svg:d="M0.6344 0L0 0.10312" koffice:nodeTypes="cc"/>
          <draw:path draw:style-name="gr30" draw:id="shape417" draw:name="path844" draw:layer="g5465" svg:width="0.63440000000pt" svg:height="0.07184000000pt" draw:transform="matrix(1.25438760000 0.00000000000 0.00000000000 1.25438760000 93.53525794496pt 49.28689575376pt)" svg:viewBox="0 0 1 0" svg:d="M0.6344 0L0 0.07184" koffice:nodeTypes="cc"/>
          <draw:path draw:style-name="gr19" draw:id="shape418" draw:name="path846" draw:layer="g5465" svg:width="0.63440000000pt" svg:height="0.05000000000pt" draw:transform="matrix(1.25438760000 0.00000000000 0.00000000000 1.25438760000 93.53525794496pt 49.31429157894pt)" svg:viewBox="0 0 1 0" svg:d="M0.6344 0L0 0.05" koffice:nodeTypes="cc"/>
          <draw:path draw:style-name="gr18" draw:id="shape419" draw:name="path848" draw:layer="g5465" svg:width="0.64320000000pt" svg:height="0.04064000000pt" draw:transform="matrix(1.25438760000 0.00000000000 0.00000000000 1.25438760000 93.52421933408pt 49.33777371482pt)" svg:viewBox="0 0 1 0" svg:d="M0.6432 0L0 0.04064" koffice:nodeTypes="cc"/>
          <draw:path draw:style-name="gr31" draw:id="shape420" draw:name="path850" draw:layer="g5465" svg:width="0.64320000000pt" svg:height="0.00936000000pt" draw:transform="matrix(1.25438760000 0.00000000000 0.00000000000 1.25438760000 93.52421933408pt 49.37701095894pt)" svg:viewBox="0 0 1 0" svg:d="M0.6432 0L0 0.00936" koffice:nodeTypes="cc"/>
          <draw:path draw:style-name="gr15" draw:id="shape421" draw:name="path852" draw:layer="g5465" svg:width="0.65280000000pt" svg:height="0.00944000000pt" draw:transform="matrix(1.25438760000 0.00000000000 0.00000000000 1.25438760000 93.51217721312pt 49.39266571619pt)" svg:viewBox="0 0 1 0" svg:d="M0.6528 0.00944L0 0" koffice:nodeTypes="cc"/>
          <draw:path draw:style-name="gr14" draw:id="shape422" draw:name="path854" draw:layer="g5465" svg:width="0.66240000000pt" svg:height="0.02816000000pt" draw:transform="matrix(1.25438760000 0.00000000000 0.00000000000 1.25438760000 93.50013509216pt 49.39657940550pt)" svg:viewBox="0 0 1 0" svg:d="M0.6624 0.02816L0 0" koffice:nodeTypes="cc"/>
          <draw:path draw:style-name="gr32" draw:id="shape423" draw:name="path856" draw:layer="g5465" svg:width="0.65360000000pt" svg:height="0.04056000000pt" draw:transform="matrix(1.25438760000 0.00000000000 0.00000000000 1.25438760000 93.50013509216pt 49.40450713514pt)" svg:viewBox="0 0 1 0" svg:d="M0.6536 0.04056L0 0" koffice:nodeTypes="cc"/>
          <draw:path draw:style-name="gr24" draw:id="shape424" draw:name="path858" draw:layer="g5465" svg:width="0.66240000000pt" svg:height="0.05936000000pt" draw:transform="matrix(1.25438760000 0.00000000000 0.00000000000 1.25438760000 93.48909648128pt 49.40842082445pt)" svg:viewBox="0 0 1 0" svg:d="M0.6624 0.05936L0 0" koffice:nodeTypes="cc"/>
          <draw:path draw:style-name="gr29" draw:id="shape425" draw:name="path860" draw:layer="g5465" svg:width="0.58160000000pt" svg:height="0.21560000000pt" draw:transform="matrix(1.25438760000 0.00000000000 0.00000000000 1.25438760000 93.53927198528pt 49.52603220582pt)" svg:viewBox="0 0 1 0" svg:d="M0.5816 0.2156L0 0" koffice:nodeTypes="cc"/>
          <draw:path draw:style-name="gr30" draw:id="shape426" draw:name="path862" draw:layer="g5465" svg:width="0.59040000000pt" svg:height="0.20624000000pt" draw:transform="matrix(1.25438760000 0.00000000000 0.00000000000 1.25438760000 93.52823337440pt 49.51027709757pt)" svg:viewBox="0 0 1 0" svg:d="M0.5904 0.20624L0 0" koffice:nodeTypes="cc"/>
          <draw:path draw:style-name="gr19" draw:id="shape427" draw:name="path864" draw:layer="g5465" svg:width="0.59040000000pt" svg:height="0.19688000000pt" draw:transform="matrix(1.25438760000 0.00000000000 0.00000000000 1.25438760000 93.52823337440pt 49.49853602963pt)" svg:viewBox="0 0 1 0" svg:d="M0.5904 0.19688L0 0" koffice:nodeTypes="cc"/>
          <draw:path draw:style-name="gr18" draw:id="shape428" draw:name="path866" draw:layer="g5465" svg:width="0.61280000000pt" svg:height="0.17496000000pt" draw:transform="matrix(1.25438760000 0.00000000000 0.00000000000 1.25438760000 93.51217721312pt 49.48679496170pt)" svg:viewBox="0 0 1 0" svg:d="M0.6128 0.17496L0 0" koffice:nodeTypes="cc"/>
          <draw:path draw:style-name="gr31" draw:id="shape429" draw:name="path868" draw:layer="g5465" svg:width="0.62240000000pt" svg:height="0.16560000000pt" draw:transform="matrix(1.25438760000 0.00000000000 0.00000000000 1.25438760000 93.50013509216pt 49.47114020445pt)" svg:viewBox="0 0 1 0" svg:d="M0.6224 0.1656L0 0" koffice:nodeTypes="cc"/>
          <draw:path draw:style-name="gr15" draw:id="shape430" draw:name="path870" draw:layer="g5465" svg:width="0.62240000000pt" svg:height="0.15320000000pt" draw:transform="matrix(1.25438760000 0.00000000000 0.00000000000 1.25438760000 93.50013509216pt 49.45929878550pt)" svg:viewBox="0 0 1 0" svg:d="M0.6224 0.1532L0 0" koffice:nodeTypes="cc"/>
          <draw:path draw:style-name="gr14" draw:id="shape431" draw:name="path872" draw:layer="g5465" svg:width="0.64320000000pt" svg:height="0.12192000000pt" draw:transform="matrix(1.25438760000 0.00000000000 0.00000000000 1.25438760000 93.48508244096pt 49.45929878550pt)" svg:viewBox="0 0 1 0" svg:d="M0.6432 0.12192L0 0" koffice:nodeTypes="cc"/>
          <draw:path draw:style-name="gr32" draw:id="shape432" draw:name="path874" draw:layer="g5465" svg:width="0.65280000000pt" svg:height="0.11248000000pt" draw:transform="matrix(1.25438760000 0.00000000000 0.00000000000 1.25438760000 93.48508244096pt 49.43190296032pt)" svg:viewBox="0 0 1 0" svg:d="M0.6528 0.11248L0 0" koffice:nodeTypes="cc"/>
          <draw:path draw:style-name="gr24" draw:id="shape433" draw:name="path876" draw:layer="g5465" svg:width="0.66240000000pt" svg:height="0.09376000000pt" draw:transform="matrix(1.25438760000 0.00000000000 0.00000000000 1.25438760000 93.47304032000pt 49.43190296032pt)" svg:viewBox="0 0 1 0" svg:d="M0.6624 0.09376L0 0" koffice:nodeTypes="cc"/>
          <draw:path draw:style-name="gr10" draw:id="shape434" draw:name="path878" draw:layer="g5465" svg:width="0.67520000000pt" svg:height="0.08120000000pt" draw:transform="matrix(1.25438760000 0.00000000000 0.00000000000 1.25438760000 93.45698415872pt 49.42016189238pt)" svg:viewBox="0 0 1 0" svg:d="M0.6752 0.0812L0 0" koffice:nodeTypes="cc"/>
          <draw:path draw:style-name="gr33" draw:id="shape435" draw:name="path880" draw:layer="g5465" svg:width="3.88517141225pt" svg:height="6.77301250667pt" draw:transform="matrix(1.25438760000 0.00000000000 0.00000000000 1.25438760000 93.44995958816pt 46.69181868688pt)" svg:viewBox="0 0 4 7" svg:d="M2.85867 6.77301C2.95153 6.72031 3.10448 6.57752 3.15364 6.44492C3.23558 6.19248 3.22192 6.20183 3.29293 5.91624C3.3248 5.75398 3.3248 5.57464 3.3603 5.40864C3.40673 5.24595 3.65527 4.70477 3.6662 4.49228C3.68714 3.78842 3.93659 3.31031 3.87559 2.54992C3.83007 1.95562 3.68714 1.14882 3.75815 0.527918C3.78 0.365234 3.74814 0.176029 3.74814 0L0 2.31754" koffice:nodeTypes="ccccccccc"/>
          <draw:path draw:style-name="gr9" draw:id="shape436" draw:name="path882" draw:layer="g5465" svg:width="0.40463841272pt" svg:height="0.41846002254pt" draw:transform="matrix(1.25438760000 0.00000000000 0.00000000000 1.25438760000 97.17410129042pt 46.03755525796pt)" svg:viewBox="0 0 0 0" svg:d="M0.355908 0.35598C0.383908 0.23414 0.346308 0.0651799 0.252708 0.0467799C0.252708 0.0467799 0.180708 0.0275799 0.139908 0.0371799C0.0903077 0.0371799 0.0807077 0.0555799 0.0591077 0.0995799C0.00870769 0.21222 0.139908 0.28414 0.243108 0.31534C0.262308 0.3247 0.324708 0.33414 0.333508 0.36534C0.352708 0.41534 0.343108 0.3935 0.352708 0.41534C0.333508 0.40598 0.333508 0.38726 0.311908 0.3747C0.239908 0.33414 0.167908 0.3247 0.0623077 0.27158C-0.00969231 0.2435 -0.0192923 0.0747799 0.0335077 0.0339799C0.0935077 -0.0156201 0.283908 -0.00682005 0.324708 0.0339799C0.405508 0.13718 0.415108 0.28102 0.396708 0.41846C0.396708 0.39038 0.355908 0.39974 0.355908 0.3591" koffice:nodeTypes="ccccccccccccc"/>
          <draw:path draw:style-name="gr6" draw:id="shape437" draw:name="path884" draw:layer="g5465" svg:width="0.40463841272pt" svg:height="0.41846002254pt" draw:transform="matrix(1.25438760000 0.00000000000 0.00000000000 1.25438760000 97.17410129042pt 46.03755525796pt)" svg:viewBox="0 0 0 0" svg:d="M0.355908 0.35598C0.383908 0.23414 0.346308 0.0651799 0.252708 0.0467799C0.252708 0.0467799 0.180708 0.0275799 0.139908 0.0371799C0.0903077 0.0371799 0.0807077 0.0555799 0.0591077 0.0995799C0.00870769 0.21222 0.139908 0.28414 0.243108 0.31534C0.262308 0.3247 0.324708 0.33414 0.333508 0.36534C0.352708 0.41534 0.343108 0.3935 0.352708 0.41534C0.333508 0.40598 0.333508 0.38726 0.311908 0.3747C0.239908 0.33414 0.167908 0.3247 0.0623077 0.27158C-0.00969231 0.2435 -0.0192923 0.0747799 0.0335077 0.0339799C0.0935077 -0.0156201 0.283908 -0.00682005 0.324708 0.0339799C0.405508 0.13718 0.415108 0.28102 0.396708 0.41846C0.396708 0.39038 0.355908 0.39974 0.355908 0.3591L0.355908 0.3591Z" koffice:nodeTypes="ccccccccccccccc"/>
          <draw:path draw:style-name="gr9" draw:id="shape438" draw:name="path886" draw:layer="g5465" svg:width="0.38848728793pt" svg:height="0.43659498449pt" draw:transform="matrix(1.25438760000 0.00000000000 0.00000000000 1.25438760000 97.62456152096pt 46.49974685757pt)" svg:viewBox="0 0 0 0" svg:d="M0.0496 0.05C0.184 0.05 0.34 0.1 0.3496 0.1844C0.3496 0.20312 0.3592 0.27504 0.3496 0.30624C0.34 0.35624 0.3312 0.37816 0.2776 0.38752C0.156 0.41568 0.1032 0.27504 0.0808 0.17192C0.0808 0.15312 0.072 0.09064 0.0528 0.0688C0.0032 0.05 0.012 0.05936 0.0032 0.05C0.012 0.05936 0.0216 0.0688 0.0312 0.09064C0.0592 0.16248 0.072 0.24376 0.1032 0.35C0.1216 0.43128 0.2776 0.46248 0.3312 0.41256C0.3904 0.36248 0.4032 0.17504 0.372 0.1344C0.2808 0.03128 0.1432 0 0 0C0.028 0.00936 0.0184 0.05936 0.0496 0.05" koffice:nodeTypes="ccccccccccccc"/>
          <draw:path draw:style-name="gr6" draw:id="shape439" draw:name="path888" draw:layer="g5465" svg:width="0.38848728793pt" svg:height="0.43659498449pt" draw:transform="matrix(1.25438760000 0.00000000000 0.00000000000 1.25438760000 97.62456152096pt 46.49974685757pt)" svg:viewBox="0 0 0 0" svg:d="M0.0496 0.05C0.184 0.05 0.34 0.1 0.3496 0.1844C0.3496 0.20312 0.3592 0.27504 0.3496 0.30624C0.34 0.35624 0.3312 0.37816 0.2776 0.38752C0.156 0.41568 0.1032 0.27504 0.0808 0.17192C0.0808 0.15312 0.072 0.09064 0.0528 0.0688C0.0032 0.05 0.012 0.05936 0.0032 0.05C0.012 0.05936 0.0216 0.0688 0.0312 0.09064C0.0592 0.16248 0.072 0.24376 0.1032 0.35C0.1216 0.43128 0.2776 0.46248 0.3312 0.41256C0.3904 0.36248 0.4032 0.17504 0.372 0.1344C0.2808 0.03128 0.1432 0 0 0C0.028 0.00936 0.0184 0.05936 0.0496 0.05L0.0496 0.05" koffice:nodeTypes="cccccccccccccc"/>
          <draw:path draw:style-name="gr9" draw:id="shape440" draw:name="path890" draw:layer="g5465" svg:width="0.15902357756pt" svg:height="0.15288807849pt" draw:transform="matrix(1.25438760000 0.00000000000 0.00000000000 1.25438760000 97.55371146162pt 46.45525264961pt)" svg:viewBox="0 0 0 0" svg:d="M0.134082 0.0323509C0.162882 0.0511509 0.162882 0.0917109 0.153282 0.122991C0.134082 0.151151 0.0812817 0.163631 0.0628817 0.141711C0.0124817 0.122991 -0.0187183 0.0605109 0.0124817 0.0198709C0.0404817 -0.0207691 0.0940817 0.0105109 0.134082 0.0292309" koffice:nodeTypes="ccccc"/>
          <draw:path draw:style-name="gr6" draw:id="shape441" draw:name="path892" draw:layer="g5465" svg:width="0.15902357756pt" svg:height="0.15288807849pt" draw:transform="matrix(1.25438760000 0.00000000000 0.00000000000 1.25438760000 97.55371146162pt 46.45525264961pt)" svg:viewBox="0 0 0 0" svg:d="M0.134082 0.0323509C0.162882 0.0511509 0.162882 0.0917109 0.153282 0.122991C0.134082 0.151151 0.0812817 0.163631 0.0628817 0.141711C0.0124817 0.122991 -0.0187183 0.0605109 0.0124817 0.0198709C0.0404817 -0.0207691 0.0940817 0.0105109 0.134082 0.0292309L0.134082 0.0292309Z" koffice:nodeTypes="ccccccc"/>
          <draw:path draw:style-name="gr9" draw:id="shape442" draw:name="path894" draw:layer="g5465" svg:width="0.70560000000pt" svg:height="0.47800000000pt" draw:transform="matrix(1.25438760000 0.00000000000 0.00000000000 1.25438760000 97.71086338784pt 45.92764576096pt)" svg:viewBox="0 0 1 0" svg:d="M0.7056 0.0064C0.7056 0.0064 0.3656 0.1496 0.0712 0.1496C0.0712 0.1496 0.0528 0.39672 0 0.46864C0 0.46864 0.2592 0.428 0.372 0.478C0.372 0.478 0.5152 0.1376 0.7032 0" koffice:nodeTypes="ccccc"/>
          <draw:path draw:style-name="gr6" draw:id="shape443" draw:name="path896" draw:layer="g5465" svg:width="0.70560000000pt" svg:height="0.47800000000pt" draw:transform="matrix(1.25438760000 0.00000000000 0.00000000000 1.25438760000 97.71086338784pt 45.92764576096pt)" svg:viewBox="0 0 1 0" svg:d="M0.7056 0.0064C0.7056 0.0064 0.3656 0.1496 0.0712 0.1496C0.0712 0.1496 0.0528 0.39672 0 0.46864C0 0.46864 0.2592 0.428 0.372 0.478C0.372 0.478 0.5152 0.1376 0.7032 0L0.7032 0Z" koffice:nodeTypes="ccccccc"/>
          <draw:path draw:style-name="gr6" draw:id="shape444" draw:name="path898" draw:layer="g5465" svg:width="0.27840000000pt" svg:height="0.19416000000pt" draw:transform="matrix(1.25438760000 0.00000000000 0.00000000000 1.25438760000 97.89851977280pt 46.15042499872pt)" svg:viewBox="0 0 0 0" svg:d="M0.2784 0.0032C0.2784 0.0032 0.144 0.0632 0.028 0.0632C0.028 0.0632 0.0192 0.15352 0 0.18472C0 0.18472 0.1032 0.17536 0.144 0.19416C0.144 0.19416 0.1936 0.0504 0.2784 0L0.2784 0Z" koffice:nodeTypes="ccccccc"/>
          <draw:path draw:style-name="gr9" draw:id="shape445" draw:name="path900" draw:layer="g5465" svg:width="0.32615227795pt" svg:height="0.57199127805pt" draw:transform="matrix(1.25438760000 0.00000000000 0.00000000000 1.25438760000 97.40880685376pt 46.63893873313pt)" svg:viewBox="0 0 0 1" svg:d="M0.2216 0.154716C0.2216 0.154716 0.1624 0.042156 0.1408 0.001596C0.1312 -0.017204 0.1496 0.135916 0.0904 0.154716C0.0096 0.257836 0 0.464076 0 0.526556C0.0808 0.554716 0.1656 0.607836 0.3 0.535916C0.3496 0.507836 0.3184 0.423436 0.2904 0.351516C0.2904 0.310956 0.2808 0.207836 0.2312 0.154716" koffice:nodeTypes="ccccccc"/>
          <draw:path draw:style-name="gr6" draw:id="shape446" draw:name="path902" draw:layer="g5465" svg:width="0.32615227795pt" svg:height="0.57199127805pt" draw:transform="matrix(1.25438760000 0.00000000000 0.00000000000 1.25438760000 97.40880685376pt 46.63893873313pt)" svg:viewBox="0 0 0 1" svg:d="M0.2216 0.154716C0.2216 0.154716 0.1624 0.042156 0.1408 0.001596C0.1312 -0.017204 0.1496 0.135916 0.0904 0.154716C0.0096 0.257836 0 0.464076 0 0.526556C0.0808 0.554716 0.1656 0.607836 0.3 0.535916C0.3496 0.507836 0.3184 0.423436 0.2904 0.351516C0.2904 0.310956 0.2808 0.207836 0.2312 0.154716L0.2312 0.154716Z" koffice:nodeTypes="ccccccccc"/>
          <draw:path draw:style-name="gr6" draw:id="shape447" draw:name="path904" draw:layer="g5465" svg:width="0.13120000000pt" svg:height="0.49376000000pt" draw:transform="matrix(1.25438760000 0.00000000000 0.00000000000 1.25438760000 97.44392970656pt 46.71931486307pt)" svg:viewBox="0 0 0 0" svg:d="M0.1312 0C0.1312 0.01872 0.1216 0.09064 0.1216 0.0812C0.1216 0.05312 0.0936 0.10936 0.0816 0.12184C0.0312 0.2156 0.0216 0.27496 0 0.45312M0.1 0.15312C0.072 0.28744 0.0504 0.28744 0.0504 0.47496L0.0408 0.4656M0.1096 0.27808C0.0816 0.36872 0.0816 0.42184 0.0816 0.47496L0.1216 0.49376" koffice:nodeTypes="cccccccccc"/>
          <draw:path draw:style-name="gr7" draw:id="shape448" draw:name="path906" draw:layer="g5465" svg:width="5.71028917580pt" svg:height="1.32525400438pt" draw:transform="matrix(1.25438760000 0.00000000000 0.00000000000 1.25438760000 88.47887807009pt 55.35060541216pt)" svg:viewBox="0 0 6 1" svg:d="M4.00267 0.00368383C3.74044 0.277208 3.26515 0.420878 3.1832 0.493633C3.01228 0.633619 2.75942 0.849123 2.33228 0.87491C2.00917 0.907143 1.86588 0.805838 1.5427 0.756106C1.17074 0.709137 1.58235 0.777288 1.23177 0.687034C1.05188 0.629935 1.05188 0.594018 0.807992 0.533234C0.628099 0.475214 0.44524 0.428245 0.332388 0.248659C0.28361 0.180508 0.243963 0.118804 0.243963 0.0110515L0.00311684 0.0110515C-0.0151456 0.0939377 0.0518948 0.248659 0.073279 0.309442C0.0824103 0.331545 0.122057 0.381276 0.131188 0.418115C0.170835 0.50008 0.15866 0.475214 0.231788 0.547049C0.240919 0.5581 0.320213 0.640986 0.341519 0.651117C0.390297 0.698086 0.429944 0.745055 0.481765 0.756106C0.722611 0.802154 0.835464 0.860174 1.05796 0.946744C1.2775 1.0149 1.15856 1.00384 1.32933 1.05081C1.39941 1.07199 1.57017 1.14475 1.65243 1.15488C1.80181 1.18711 1.82319 1.2129 1.97561 1.24882C2.36888 1.35289 2.7563 1.3317 3.14028 1.29579C3.30183 1.28474 3.6983 1.1908 3.82941 1.08305C4.06979 0.881356 4.60986 0.799391 4.84165 0.605069C4.88067 0.582966 5.02115 0.50008 5.05159 0.464163C5.27402 0.237607 5.46601 0.180508 5.71029 0L3.99721 0" koffice:nodeTypes="cccccccccccccccccccccccc"/>
          <draw:path draw:style-name="gr8" draw:id="shape449" draw:name="path908" draw:layer="g5465" svg:width="3.48780449280pt" svg:height="0.58225081670pt" draw:transform="matrix(1.25438760000 0.00000000000 0.00000000000 1.25438760000 89.56095662413pt 55.34659137184pt)" svg:viewBox="0 0 3 1" svg:d="M1.4219 0.00488354C1.23316 0.074474 1.14224 0.186185 0.616581 0.305221C0.417753 0.305221 0.192013 0.367487 0 0.360161C0.235833 0.398619 0.235833 0.422426 0.424568 0.453559C0.815408 0.515214 0.360477 0.467599 0.768224 0.498732C1.12534 0.529864 1.28371 0.601286 1.64091 0.577479C2.10938 0.562828 2.38886 0.419985 2.58122 0.324756C2.66834 0.279583 3.19797 0.183743 3.4878 0L1.41517 0" koffice:nodeTypes="ccccccccc"/>
          <draw:path draw:style-name="gr7" draw:id="shape450" draw:name="path910" draw:layer="g5465" svg:width="1.94376000000pt" svg:height="0.46304444444pt" draw:transform="matrix(1.25438760000 0.00000000000 0.00000000000 1.25438760000 88.77691419862pt 55.35461945248pt)" svg:viewBox="0 0 2 0" svg:d="M1.94376 1.13687e-14L0 1.13687e-14C0 0.0912 0.04064 0.144 0.09064 0.2064C0.20312 0.36 0.39064 0.4032 0.57816 0.4536C0.77504 0.4936 0.98128 0.3936 1.19064 0.3936C1.7 0.2408 1.76248 0.072 1.93752 0" koffice:nodeTypes="cccccc"/>
          <draw:path draw:style-name="gr24" draw:id="shape451" draw:name="path912" draw:layer="g5465" svg:width="1.75280000000pt" svg:height="0.01920000000pt" draw:transform="matrix(1.25438760000 0.00000000000 0.00000000000 1.25438760000 93.57539834816pt 55.35461945248pt)" svg:viewBox="0 0 2 0" svg:d="M0 0C0 0 0.34 0.0192 0.3624 0.0192C0.3808 0.0192 1.7528 0 1.7528 0" koffice:nodeTypes="ccc"/>
          <draw:path draw:style-name="gr12" draw:id="shape452" draw:name="path914" draw:layer="g5465" svg:width="1.75280000000pt" svg:height="0.03000452112pt" draw:transform="matrix(1.25438760000 0.00000000000 0.00000000000 1.25438760000 93.57539834816pt 55.36666157344pt)" svg:viewBox="0 0 2 0" svg:d="M0 0C0 0 0.3312 0.0184 0.3712 0.028C0.4 0.0376 1.7528 0.0096 1.7528 0.0096" koffice:nodeTypes="ccc"/>
          <draw:path draw:style-name="gr43" draw:id="shape453" draw:name="path916" draw:layer="g5465" svg:width="1.73440000000pt" svg:height="0.04000000000pt" draw:transform="matrix(1.25438760000 0.00000000000 0.00000000000 1.25438760000 93.57539834816pt 55.38271773472pt)" svg:viewBox="0 0 2 0" svg:d="M0 0C0 0 0.3312 0.028 0.3712 0.04C0.4312 0.04 1.7344 0 1.7344 0" koffice:nodeTypes="ccc"/>
          <draw:path draw:style-name="gr25" draw:id="shape454" draw:name="path918" draw:layer="g5465" svg:width="1.72480000000pt" svg:height="0.05338977408pt" draw:transform="matrix(1.25438760000 0.00000000000 0.00000000000 1.25438760000 93.57539834816pt 55.38271773472pt)" svg:viewBox="0 0 2 0" svg:d="M0 0C0 0 0.312 0.04 0.384 0.0496C0.456 0.0688 1.7248 0.0088 1.7248 0.0088" koffice:nodeTypes="ccc"/>
          <draw:path draw:style-name="gr26" draw:id="shape455" draw:name="path920" draw:layer="g5465" svg:width="1.72160000000pt" svg:height="0.06279715602pt" draw:transform="matrix(1.25438760000 0.00000000000 0.00000000000 1.25438760000 93.56335622720pt 55.39375634560pt)" svg:viewBox="0 0 2 0" svg:d="M0 0C0 0 0.3096 0.0408 0.3936 0.06C0.484 0.0784 1.7216 0 1.7216 0" koffice:nodeTypes="ccc"/>
          <draw:path draw:style-name="gr31" draw:id="shape456" draw:name="path922" draw:layer="g5465" svg:width="1.72160000000pt" svg:height="0.08407090208pt" draw:transform="matrix(1.25438760000 0.00000000000 0.00000000000 1.25438760000 93.56335622720pt 55.39375634560pt)" svg:viewBox="0 0 2 0" svg:d="M0 0C0 0 0.3 0.06 0.4032 0.0816C0.5152 0.1 1.7216 0.0096 1.7216 0.0096" koffice:nodeTypes="ccc"/>
          <draw:path draw:style-name="gr27" draw:id="shape457" draw:name="path924" draw:layer="g5465" svg:width="1.71280000000pt" svg:height="0.10780630882pt" draw:transform="matrix(1.25438760000 0.00000000000 0.00000000000 1.25438760000 93.55131410624pt 55.39375634560pt)" svg:viewBox="0 0 2 0" svg:d="M0 0C0 0 0.3 0.072 0.4248 0.1032C0.5472 0.1312 1.7128 0.0224 1.7128 0.0224" koffice:nodeTypes="ccc"/>
          <draw:path draw:style-name="gr28" draw:id="shape458" draw:name="path926" draw:layer="g5465" svg:width="1.70320000000pt" svg:height="0.11469577009pt" draw:transform="matrix(1.25438760000 0.00000000000 0.00000000000 1.25438760000 93.55131410624pt 55.40579846656pt)" svg:viewBox="0 0 2 0" svg:d="M0 0C0 0 0.2904 0.0816 0.4248 0.1128C0.5688 0.1312 1.7032 0.0096 1.7032 0.0096" koffice:nodeTypes="ccc"/>
          <draw:path draw:style-name="gr45" draw:id="shape459" draw:name="path928" draw:layer="g5465" svg:width="1.70320000000pt" svg:height="0.12528393993pt" draw:transform="matrix(1.25438760000 0.00000000000 0.00000000000 1.25438760000 93.55131410624pt 55.42185462784pt)" svg:viewBox="0 0 2 0" svg:d="M0 0C0 0 0.2784 0.0904 0.4344 0.1216C0.6 0.1496 1.7032 0.0088 1.7032 0.0088" koffice:nodeTypes="ccc"/>
          <draw:path draw:style-name="gr21" draw:id="shape460" draw:name="path930" draw:layer="g5465" svg:width="1.68480000000pt" svg:height="0.14686481289pt" draw:transform="matrix(1.25438760000 0.00000000000 0.00000000000 1.25438760000 93.55131410624pt 55.42185462784pt)" svg:viewBox="0 0 2 0" svg:d="M0 0C0 0 0.2688 0.1032 0.4472 0.1432C0.6128 0.172 1.6848 0.0216 1.6848 0.0216" koffice:nodeTypes="ccc"/>
          <draw:path draw:style-name="gr22" draw:id="shape461" draw:name="path932" draw:layer="g5465" svg:width="1.67200000000pt" svg:height="0.15016092439pt" draw:transform="matrix(1.25438760000 0.00000000000 0.00000000000 1.25438760000 93.55131410624pt 55.43289323872pt)" svg:viewBox="0 0 2 0" svg:d="M0 0C0 0 0.2592 0.1128 0.456 0.144C0.6408 0.1848 1.672 0.0096 1.672 0.0096" koffice:nodeTypes="ccc"/>
          <draw:path draw:style-name="gr10" draw:id="shape462" draw:name="path934" draw:layer="g5465" svg:width="1.76800000000pt" svg:height="0.00000000000pt" draw:transform="matrix(1.25438760000 0.00000000000 0.00000000000 1.25438760000 93.57539834816pt 55.35461945248pt)" svg:viewBox="0 0 2 0" svg:d="M1.768 0L0 0" koffice:nodeTypes="cc"/>
          <draw:path draw:style-name="gr23" draw:id="shape463" draw:name="path936" draw:layer="g5465" svg:width="1.67200000000pt" svg:height="0.17150482114pt" draw:transform="matrix(1.25438760000 0.00000000000 0.00000000000 1.25438760000 93.53927198528pt 55.43289323872pt)" svg:viewBox="0 0 2 0" svg:d="M1.672 0.0224C1.672 0.0224 0.6752 0.2064 0.4656 0.1656C0.26 0.1256 0 0 0 0" koffice:nodeTypes="ccc"/>
          <draw:path draw:style-name="gr24" draw:id="shape464" draw:name="path938" draw:layer="g5465" svg:width="1.35936000000pt" svg:height="0.10000000000pt" draw:transform="matrix(1.25438760000 0.00000000000 0.00000000000 1.25438760000 91.56014940550pt 56.31899263936pt)" svg:viewBox="0 0 1 0" svg:d="M1.35936 0.0096C1.35936 0.0096 0.71536 0.1 0.69376 0.1C0.68416 0.1 0.33136 0.072 0.31248 0.072L0 0" koffice:nodeTypes="cccc"/>
          <draw:path draw:style-name="gr13" draw:id="shape465" draw:name="path940" draw:layer="g5465" svg:width="1.35616000000pt" svg:height="0.09217089723pt" draw:transform="matrix(1.25438760000 0.00000000000 0.00000000000 1.25438760000 91.59928629862pt 56.31899263936pt)" svg:viewBox="0 0 1 0" svg:d="M1.35616 0C1.35616 0 0.70336 0.1032 0.66256 0.0912C0.63456 0.0816 0.31216 0.0624 0.29064 0.0624C0.27192 0.0624 0 0.0032 0 0.0032" koffice:nodeTypes="cccc"/>
          <draw:path draw:style-name="gr25" draw:id="shape466" draw:name="path942" draw:layer="g5465" svg:width="1.36888000000pt" svg:height="0.09316597524pt" draw:transform="matrix(1.25438760000 0.00000000000 0.00000000000 1.25438760000 91.63852354275pt 56.29591190752pt)" svg:viewBox="0 0 1 0" svg:d="M1.36888 0C1.36888 0 0.69368 0.112 0.63128 0.0904C0.59048 0.0904 0.29048 0.072 0.26888 0.072C0.24064 0.072 0 0.0096 0 0.0096" koffice:nodeTypes="cccc"/>
          <draw:path draw:style-name="gr26" draw:id="shape467" draw:name="path944" draw:layer="g5465" svg:width="1.36888000000pt" svg:height="0.10524376860pt" draw:transform="matrix(1.25438760000 0.00000000000 0.00000000000 1.25438760000 91.67766043587pt 56.26781362528pt)" svg:viewBox="0 0 1 0" svg:d="M1.36888 0C1.36888 0 0.68408 0.1224 0.59048 0.1032C0.54088 0.1032 0.28088 0.0848 0.23768 0.0848C0.20944 0.0752 0 0.0344 0 0.0344" koffice:nodeTypes="cccc"/>
          <draw:path draw:style-name="gr27" draw:id="shape468" draw:name="path946" draw:layer="g5465" svg:width="1.37528000000pt" svg:height="0.10509577009pt" draw:transform="matrix(1.25438760000 0.00000000000 0.00000000000 1.25438760000 91.72081136931pt 56.25677501440pt)" svg:viewBox="0 0 1 0" svg:d="M1.37528 0C1.37528 0 0.66888 0.1216 0.55608 0.1032C0.49688 0.0936 0.25608 0.084 0.21528 0.0744C0.17504 0.0744 0 0.0464 0 0.0464" koffice:nodeTypes="cccc"/>
          <draw:path draw:style-name="gr28" draw:id="shape469" draw:name="path948" draw:layer="g5465" svg:width="1.37832000000pt" svg:height="0.11722539431pt" draw:transform="matrix(1.25438760000 0.00000000000 0.00000000000 1.25438760000 91.75613492413pt 56.22867673216pt)" svg:viewBox="0 0 1 0" svg:d="M1.37832 0C1.37832 0 0.66232 0.144 0.51592 0.1128C0.44392 0.1032 0.24712 0.0944 0.18472 0.0848C0.13432 0.0848 0 0.0568 0 0.0568" koffice:nodeTypes="cccc"/>
          <draw:path draw:style-name="gr20" draw:id="shape470" draw:name="path950" draw:layer="g5465" svg:width="1.39960000000pt" svg:height="0.11644693387pt" draw:transform="matrix(1.25438760000 0.00000000000 0.00000000000 1.25438760000 91.77961706000pt 56.21763812128pt)" svg:viewBox="0 0 1 0" svg:d="M1.3996 0C1.3996 0 0.6628 0.1432 0.4972 0.112C0.4156 0.1032 0.2372 0.084 0.1748 0.084C0.1156 0.0744 0 0.0656 0 0.0656" koffice:nodeTypes="cccc"/>
          <draw:path draw:style-name="gr29" draw:id="shape471" draw:name="path952" draw:layer="g5465" svg:width="1.40032000000pt" svg:height="0.11947652606pt" draw:transform="matrix(1.25438760000 0.00000000000 0.00000000000 1.25438760000 91.81885430413pt 56.20158196000pt)" svg:viewBox="0 0 1 0" svg:d="M1.40032 0C1.40032 0 0.65312 0.1528 0.46592 0.1128C0.36272 0.0936 0.22832 0.0848 0.14352 0.0848C0.08432 0.0752 0 0.0752 0 0.0752" koffice:nodeTypes="cccc"/>
          <draw:path draw:style-name="gr10" draw:id="shape472" draw:name="path954" draw:layer="g5465" svg:width="1.33416000000pt" svg:height="0.10000000000pt" draw:transform="matrix(1.25438760000 0.00000000000 0.00000000000 1.25438760000 91.53656691862pt 56.33504880064pt)" svg:viewBox="0 0 1 0" svg:d="M1.33416 0.0184L0.71256 0.1L0.33128 0.0808L0 0" koffice:nodeTypes="cccc"/>
          <draw:path draw:style-name="gr23" draw:id="shape473" draw:name="path956" draw:layer="g5465" svg:width="4.13178798240pt" svg:height="0.61252117220pt" draw:transform="matrix(1.25438760000 0.00000000000 0.00000000000 1.25438760000 88.52603667862pt 55.35863349280pt)" svg:viewBox="0 0 4 1" svg:d="M4.13179 0.511532C4.13179 0.511532 3.35043 0.641136 3.12846 0.6067C2.91868 0.574769 2.69647 0.574769 2.69647 0.574769M1.03545 0.584787C1.03545 0.584787 0.635253 0.472087 0.422391 0.415737C0.044475 0.303663 0 0.0100178 0 0.0100178M1.07984 0.487113C1.07984 0.487113 0.838521 0.415737 0.638424 0.357509C0.0889501 0.195972 0.152451 0 0.152451 0" koffice:nodeTypes="ccccccccc"/>
          <draw:path draw:style-name="gr30" draw:id="shape474" draw:name="path958" draw:layer="g5465" svg:width="0.93841843840pt" svg:height="0.40653376000pt" draw:transform="matrix(1.25438760000 0.00000000000 0.00000000000 1.25438760000 88.69462637206pt 55.36264753312pt)" svg:viewBox="0 0 1 0" svg:d="M0.938418 0.406534C0.938418 0.406534 0.626646 0.334612 0.475293 0.294826C0.387488 0.276973 0.275504 0.243308 0.236135 0.223415C0.166465 0.197401 0.0756377 0.137722 0.0575032 0.111708C0.00906722 0.0658003 0 0 0 0" koffice:nodeTypes="ccccc"/>
          <draw:path draw:style-name="gr18" draw:id="shape475" draw:name="path960" draw:layer="g5465" svg:width="1.02511575040pt" svg:height="0.45158400000pt" draw:transform="matrix(1.25438760000 0.00000000000 0.00000000000 1.25438760000 88.67897161482pt 55.35863349280pt)" svg:viewBox="0 0 1 0" svg:d="M1.02512 0.451584C1.02512 0.451584 0.626442 0.354816 0.509399 0.319334C0.436581 0.30697 0.300585 0.264499 0.259438 0.249984C0.208814 0.222566 0.0822134 0.159667 0.0601008 0.138701C0.0315894 0.0989184 0 0 0 0" koffice:nodeTypes="ccccc"/>
          <draw:path draw:style-name="gr15" draw:id="shape476" draw:name="path962" draw:layer="g5465" svg:width="1.13567386240pt" svg:height="0.47665216000pt" draw:transform="matrix(1.25438760000 0.00000000000 0.00000000000 1.25438760000 88.66321650656pt 55.36264753312pt)" svg:viewBox="0 0 1 0" svg:d="M1.13567 0.476652C1.13567 0.476652 0.626108 0.362322 0.54955 0.340781C0.506241 0.328078 0.319704 0.278369 0.286455 0.269532C0.256445 0.256829 0.0899434 0.164039 0.0666689 0.149126C0.0466342 0.129243 0 0 0 0" koffice:nodeTypes="ccccc"/>
          <draw:path draw:style-name="gr32" draw:id="shape477" draw:name="path964" draw:layer="g5465" svg:width="1.24456336000pt" svg:height="0.50239744000pt" draw:transform="matrix(1.25438760000 0.00000000000 0.00000000000 1.25438760000 88.63973437069pt 55.37870369440pt)" svg:viewBox="0 0 1 1" svg:d="M1.24456 0.502397C1.24456 0.502397 0.630983 0.362906 0.596177 0.349864C0.564761 0.343059 0.341641 0.292026 0.331199 0.285788C0.310226 0.278984 0.090676 0.168411 0.090676 0.161606C0.0801447 0.147997 0 0 0 0" koffice:nodeTypes="ccccc"/>
          <draw:path draw:style-name="gr30" draw:id="shape478" draw:name="path966" draw:layer="g5465" svg:width="1.09595773440pt" svg:height="0.53465344000pt" draw:transform="matrix(1.25438760000 0.00000000000 0.00000000000 1.25438760000 88.54560512518pt 55.37870369440pt)" svg:viewBox="0 0 1 1" svg:d="M1.09596 0.534653C1.09596 0.534653 0.595465 0.406547 0.422102 0.36092C0.304265 0.331087 0.173447 0.255628 0.117837 0.202981C0.0327464 0.121087 0 0 0 0" koffice:nodeTypes="cccc"/>
          <draw:path draw:style-name="gr18" draw:id="shape479" draw:name="path968" draw:layer="g5465" svg:width="1.18252575360pt" svg:height="0.53934336000pt" draw:transform="matrix(1.25438760000 0.00000000000 0.00000000000 1.25438760000 88.55744654413pt 55.37468965408pt)" svg:viewBox="0 0 1 1" svg:d="M1.18253 0.539343C1.18253 0.539343 0.550506 0.387763 0.414532 0.348987C0.326232 0.327836 0.156243 0.236183 0.122315 0.197407C0.054372 0.13748 0 0 0 0" koffice:nodeTypes="cccc"/>
          <draw:path draw:style-name="gr15" draw:id="shape480" draw:name="path970" draw:layer="g5465" svg:width="1.23067960960pt" svg:height="0.55353600000pt" draw:transform="matrix(1.25438760000 0.00000000000 0.00000000000 1.25438760000 88.58484236931pt 55.37468965408pt)" svg:viewBox="0 0 1 1" svg:d="M1.23068 0.553536C1.23068 0.553536 0.481906 0.360096 0.402121 0.346406C0.336269 0.332122 0.138714 0.2232 0.114397 0.199987C0.0589292 0.155942 0 0 0 0" koffice:nodeTypes="cccc"/>
          <draw:path draw:style-name="gr32" draw:id="shape481" draw:name="path972" draw:layer="g5465" svg:width="1.29395175040pt" svg:height="0.55353600000pt" draw:transform="matrix(1.25438760000 0.00000000000 0.00000000000 1.25438760000 88.60049712656pt 55.37468965408pt)" svg:viewBox="0 0 1 1" svg:d="M1.29395 0.553536C1.29395 0.553536 0.433714 0.336883 0.383936 0.330336C0.351903 0.323194 0.113752 0.206534 0.103105 0.192845C0.0818104 0.172013 0 0 0 0" koffice:nodeTypes="cccc"/>
          <draw:path draw:style-name="gr10" draw:id="shape482" draw:name="path974" draw:layer="g5465" svg:width="1.34411560960pt" svg:height="0.55353600000pt" draw:transform="matrix(1.25438760000 0.00000000000 0.00000000000 1.25438760000 88.62407961344pt 55.37468965408pt)" svg:viewBox="0 0 1 1" svg:d="M1.34412 0.553536L0.35866 0.31367L0.09414 0.183322L0 0" koffice:nodeTypes="cccc"/>
          <draw:path draw:style-name="gr24" draw:id="shape483" draw:name="path976" draw:layer="g5465" svg:width="1.82816000000pt" svg:height="0.01920000000pt" draw:transform="matrix(1.25438760000 0.00000000000 0.00000000000 1.25438760000 88.83963357862pt 55.35461945248pt)" svg:viewBox="0 0 2 0" svg:d="M0 0C0 0 0.36248 0.0192 0.3844 0.0192C0.40312 0.0192 1.82816 0 1.82816 0" koffice:nodeTypes="ccc"/>
          <draw:path draw:style-name="gr12" draw:id="shape484" draw:name="path978" draw:layer="g5465" svg:width="1.81872000000pt" svg:height="0.03000452112pt" draw:transform="matrix(1.25438760000 0.00000000000 0.00000000000 1.25438760000 88.83963357862pt 55.36666157344pt)" svg:viewBox="0 0 2 0" svg:d="M0 0C0 0 0.35312 0.0184 0.3844 0.028C0.42504 0.0376 1.81872 0.0096 1.81872 0.0096" koffice:nodeTypes="ccc"/>
          <draw:path draw:style-name="gr43" draw:id="shape485" draw:name="path980" draw:layer="g5465" svg:width="1.81560000000pt" svg:height="0.04000000000pt" draw:transform="matrix(1.25438760000 0.00000000000 0.00000000000 1.25438760000 88.82789251069pt 55.38271773472pt)" svg:viewBox="0 0 2 0" svg:d="M0 0C0 0 0.35 0.028 0.40312 0.04C0.45312 0.04 1.8156 0 1.8156 0" koffice:nodeTypes="ccc"/>
          <draw:path draw:style-name="gr25" draw:id="shape486" draw:name="path982" draw:layer="g5465" svg:width="1.80624000000pt" svg:height="0.05338977408pt" draw:transform="matrix(1.25438760000 0.00000000000 0.00000000000 1.25438760000 88.82789251069pt 55.38271773472pt)" svg:viewBox="0 0 2 0" svg:d="M0 0C0 0 0.34064 0.04 0.4156 0.0496C0.48752 0.0688 1.80624 0.0088 1.80624 0.0088" koffice:nodeTypes="ccc"/>
          <draw:path draw:style-name="gr26" draw:id="shape487" draw:name="path984" draw:layer="g5465" svg:width="1.79688000000pt" svg:height="0.06279715602pt" draw:transform="matrix(1.25438760000 0.00000000000 0.00000000000 1.25438760000 88.82789251069pt 55.39375634560pt)" svg:viewBox="0 0 2 0" svg:d="M0 0C0 0 0.31872 0.0408 0.4156 0.06C0.50624 0.0784 1.79688 0 1.79688 0" koffice:nodeTypes="ccc"/>
          <draw:path draw:style-name="gr31" draw:id="shape488" draw:name="path986" draw:layer="g5465" svg:width="1.78752000000pt" svg:height="0.08407090208pt" draw:transform="matrix(1.25438760000 0.00000000000 0.00000000000 1.25438760000 88.82789251069pt 55.39375634560pt)" svg:viewBox="0 0 2 0" svg:d="M0 0C0 0 0.30936 0.06 0.42496 0.0816C0.52808 0.1 1.78752 0.0096 1.78752 0.0096" koffice:nodeTypes="ccc"/>
          <draw:path draw:style-name="gr27" draw:id="shape489" draw:name="path988" draw:layer="g5465" svg:width="1.78432000000pt" svg:height="0.10780630882pt" draw:transform="matrix(1.25438760000 0.00000000000 0.00000000000 1.25438760000 88.81223775344pt 55.39375634560pt)" svg:viewBox="0 0 2 0" svg:d="M0 0C0 0 0.30936 0.072 0.43432 0.1032C0.56872 0.1312 1.78432 0.0224 1.78432 0.0224" koffice:nodeTypes="ccc"/>
          <draw:path draw:style-name="gr28" draw:id="shape490" draw:name="path990" draw:layer="g5465" svg:width="1.77496000000pt" svg:height="0.11469577009pt" draw:transform="matrix(1.25438760000 0.00000000000 0.00000000000 1.25438760000 88.81223775344pt 55.40579846656pt)" svg:viewBox="0 0 2 0" svg:d="M0 0C0 0 0.3 0.0816 0.44688 0.1128C0.59064 0.1312 1.77496 0.0096 1.77496 0.0096" koffice:nodeTypes="ccc"/>
          <draw:path draw:style-name="gr45" draw:id="shape491" draw:name="path992" draw:layer="g5465" svg:width="1.76560000000pt" svg:height="0.12528393993pt" draw:transform="matrix(1.25438760000 0.00000000000 0.00000000000 1.25438760000 88.81223775344pt 55.42185462784pt)" svg:viewBox="0 0 2 0" svg:d="M0 0C0 0 0.28744 0.0904 0.44688 0.1216C0.61248 0.1496 1.7656 0.0088 1.7656 0.0088" koffice:nodeTypes="ccc"/>
          <draw:path draw:style-name="gr21" draw:id="shape492" draw:name="path994" draw:layer="g5465" svg:width="1.75624000000pt" svg:height="0.14686481289pt" draw:transform="matrix(1.25438760000 0.00000000000 0.00000000000 1.25438760000 88.81223775344pt 55.42185462784pt)" svg:viewBox="0 0 2 0" svg:d="M0 0C0 0 0.27808 0.1032 0.45624 0.1432C0.64056 0.172 1.75624 0.0216 1.75624 0.0216" koffice:nodeTypes="ccc"/>
          <draw:path draw:style-name="gr22" draw:id="shape493" draw:name="path996" draw:layer="g5465" svg:width="1.74376000000pt" svg:height="0.15016092439pt" draw:transform="matrix(1.25438760000 0.00000000000 0.00000000000 1.25438760000 88.81223775344pt 55.43289323872pt)" svg:viewBox="0 0 2 0" svg:d="M0 0C0 0 0.25624 0.1128 0.4656 0.144C0.66248 0.1848 1.74376 0.0096 1.74376 0.0096" koffice:nodeTypes="ccc"/>
          <draw:path draw:style-name="gr10" draw:id="shape494" draw:name="path998" draw:layer="g5465" svg:width="1.82816000000pt" svg:height="0.00000000000pt" draw:transform="matrix(1.25438760000 0.00000000000 0.00000000000 1.25438760000 88.85528833587pt 55.35461945248pt)" svg:viewBox="0 0 2 0" svg:d="M1.82816 0L0 0" koffice:nodeTypes="cc"/>
          <draw:path draw:style-name="gr23" draw:id="shape495" draw:name="path1000" draw:layer="g5465" svg:width="1.73432000000pt" svg:height="0.17150482114pt" draw:transform="matrix(1.25438760000 0.00000000000 0.00000000000 1.25438760000 88.80441037482pt 55.43289323872pt)" svg:viewBox="0 0 2 0" svg:d="M1.73432 0.0224C1.73432 0.0224 0.70624 0.2064 0.48744 0.1656C0.27184 0.1256 0 0 0 0" koffice:nodeTypes="ccc"/>
          <draw:path draw:style-name="gr33" draw:id="shape496" draw:name="path1002" draw:layer="g5465" svg:width="5.70935267781pt" svg:height="1.32341272955pt" draw:transform="matrix(1.25438760000 0.00000000000 0.00000000000 1.25438760000 88.45539593421pt 55.34358084160pt)" svg:viewBox="0 0 6 1" svg:d="M0.00311658 0.0101235C-0.0151444 0.0929521 0.0518905 0.247565 0.073273 0.309227C0.0824035 0.330394 0.121969 0.381011 0.131178 0.416904C0.170821 0.499732 0.158569 0.473963 0.231769 0.545748C0.240899 0.556792 0.320186 0.639621 0.341491 0.650664C0.390265 0.69668 0.429908 0.743616 0.481726 0.75466C0.722552 0.801596 0.835317 0.858656 1.05788 0.945166C1.27732 1.01327 1.15847 1.00223 1.32914 1.04916C1.3993 1.07125 1.56997 1.14303 1.6523 1.15316C1.80166 1.18629 1.82297 1.21114 1.97537 1.24703C2.36869 1.35103 2.7556 1.32986 3.13955 1.29397C3.30109 1.28292 3.69752 1.18997 3.82863 1.08137C4.06977 0.880744 4.60901 0.797915 4.84079 0.603728C4.88059 0.581641 5.02105 0.499732 5.05149 0.46292C5.2739 0.236522 5.46587 0.179462 5.70935 0" koffice:nodeTypes="ccccccccccccccc"/>
          <draw:path draw:style-name="gr9" draw:id="shape497" draw:name="path1004" draw:layer="g5465" svg:width="1.92011076198pt" svg:height="1.68251168000pt" draw:transform="matrix(1.25438760000 0.00000000000 0.00000000000 1.25438760000 80.68450704001pt 62.67321846592pt)" svg:viewBox="0 0 2 2" svg:d="M0.608038 0L1.06709 0.151888L1.14934 0.817409L1.16231 0.817409L1.53467 0.312582L1.92011 0.444659L0.958782 1.68251L0.443419 1.51375C0.0537662 1.38167 -0.115176 1.18135 0.0840295 0.914265C0.209627 0.762377 0.46947 0.64791 0.759576 0.716884L0.603715 0.00293504" koffice:nodeTypes="ccccccccccc"/>
          <draw:path draw:style-name="gr9" draw:id="shape498" draw:name="path1006" draw:layer="g5465" svg:width="1.16287350080pt" svg:height="1.48746752000pt" draw:transform="matrix(1.25438760000 0.00000000000 0.00000000000 1.25438760000 78.99660460794pt 61.90553325472pt)" svg:viewBox="0 0 1 1" svg:d="M0.440859 1.13699L0.581406 0.905175L0.264503 0.665083L0.374123 0.487773L0.68151 0.719587L0.855486 0.425681L0.531385 0.185588L0.641005 0L1.16287 0.393254L0.514732 1.48747L0 1.09421L0.10962 0.916214L0.433721 1.14803" koffice:nodeTypes="ccccccccccccc"/>
          <draw:path draw:style-name="gr9" draw:id="shape499" draw:name="path1008" draw:layer="g5465" svg:width="1.19048267714pt" svg:height="1.82358016000pt" draw:transform="matrix(1.25438760000 0.00000000000 0.00000000000 1.25438760000 77.71964374904pt 61.34055707968pt)" svg:viewBox="0 0 1 2" svg:d="M1.01445 0L1.19048 0.265759L0.42859 1.82358L0.189914 1.46059C-0.0101875 1.16891 -0.0728965 0.856694 0.103133 0.493706C0.262251 0.172851 0.447847 0.160968 0.63832 0.455895L0.725162 0.577971L1.01205 0.00432128" koffice:nodeTypes="cccccccc"/>
          <draw:path draw:style-name="gr9" draw:id="shape500" draw:name="path1010" draw:layer="g5465" svg:width="1.47915032799pt" svg:height="1.43931168321pt" draw:transform="matrix(1.25438760000 0.00000000000 0.00000000000 1.25438760000 76.03705268000pt 59.67090282638pt)" svg:viewBox="0 0 1 1" svg:d="M0.674573 1.43931L0.497209 1.24589L1.04272 0.760653C1.1583 0.654782 1.31956 0.487831 1.16635 0.328346C1.01588 0.161395 0.835768 0.304593 0.712206 0.405713L0.177363 0.890954L0 0.696859L0.580525 0.177683C0.81162 -0.0320233 1.0884 -0.0849584 1.33029 0.177683C1.58024 0.440325 1.48888 0.705003 1.25235 0.917422L0.682622 1.4366" koffice:nodeTypes="ccccccccccc"/>
          <draw:path draw:style-name="gr9" draw:id="shape501" draw:name="path1012" draw:layer="g5465" svg:width="1.24658500938pt" svg:height="1.14226844210pt" draw:transform="matrix(1.25438760000 0.00000000000 0.00000000000 1.25438760000 75.13829017461pt 58.19823221613pt)" svg:viewBox="0 0 1 1" svg:d="M0.264648 1.13985L0.0944345 0.905875C-0.0363045 0.71966 -0.0436941 0.561258 0.151214 0.436109C0.22271 0.381696 0.314038 0.358117 0.405303 0.388951C0.341134 0.256547 0.420082 0.131397 0.526189 0.0606604C0.721098 -0.0644891 0.911084 0.015921 1.03443 0.193065L1.24659 0.490522L0.262185 1.14227" koffice:nodeTypes="cccccccc"/>
          <draw:path draw:style-name="gr9" draw:id="shape502" draw:name="path1014" draw:layer="g5465" svg:width="2.23107994240pt" svg:height="1.89778176000pt" draw:transform="matrix(1.25438760000 0.00000000000 0.00000000000 1.25438760000 74.32014728413pt 56.75451601408pt)" svg:viewBox="0 0 2 2" svg:d="M1.67567 0.697617L1.36761 0.167516L1.68965 0L2.23108 0.899297L0.228712 1.89778L0 1.52858L1.67567 0.697617" koffice:nodeTypes="ccccccc"/>
          <draw:path draw:style-name="gr9" draw:id="shape503" draw:name="path1016" draw:layer="g5465" svg:width="1.14391887680pt" svg:height="0.81577024000pt" draw:transform="matrix(1.25438760000 0.00000000000 0.00000000000 1.25438760000 73.68502575450pt 56.03299226656pt)" svg:viewBox="0 0 1 1" svg:d="M1.05879 0L1.14392 0.262289L0.0922057 0.81577L0 0.553481L1.06121 0" koffice:nodeTypes="ccccc"/>
          <draw:path draw:style-name="gr9" draw:id="shape504" draw:name="path1018" draw:layer="g5465" svg:width="1.28074162170pt" svg:height="1.78154280111pt" draw:transform="matrix(1.25438760000 0.00000000000 0.00000000000 1.25438760000 73.02908998890pt 54.30093386848pt)" svg:viewBox="0 0 1 2" svg:d="M0.28094 0.442067C0.223451 0.578745 0.215897 0.770948 0.240928 0.954609C0.323448 1.31339 0.556028 1.42551 0.763576 1.31339C0.953645 1.21729 1.1037 0.884135 1.02867 0.525355C1.00614 0.345966 0.913633 0.221034 0.821127 0.136678L1.08616 0C1.1587 0.120661 1.21868 0.245593 1.2512 0.412169C1.35875 0.979169 1.16119 1.54724 0.843597 1.7309C0.511023 1.8932 0.145925 1.66363 0.0283867 1.0678C-0.00413469 0.917236 -0.00413469 0.75066 0.00585222 0.583016L0.278443 0.445271" koffice:nodeTypes="ccccccccccc"/>
          <draw:path draw:style-name="gr9" draw:id="shape505" draw:name="path1020" draw:layer="g5465" svg:width="1.41335121920pt" svg:height="2.04879144960pt" draw:transform="matrix(1.25438760000 0.00000000000 0.00000000000 1.25438760000 72.59531415862pt 52.16024616582pt)" svg:viewBox="0 0 1 2" svg:d="M1.08496 1.48495L1.36345 1.58789L1.41335 2.04879L0.0341636 1.5745L0 1.23452L1.19532 0L1.24522 0.460669L0.993031 0.7111L1.07972 1.48495" koffice:nodeTypes="ccccccccc"/>
          <draw:path draw:style-name="gr9" draw:id="shape506" draw:name="path1022" draw:layer="g5465" svg:width="1.19988224554pt" svg:height="1.58152686549pt" draw:transform="matrix(1.25438760000 0.00000000000 0.00000000000 1.25438760000 72.41106970794pt 48.59529487480pt)" svg:viewBox="0 0 1 2" svg:d="M0.00241662 1.42428L0.0242282 0.878078C0.0557063 0.304317 0.321907 -0.0494163 0.660791 0.00561566C0.99001 0.0409286 1.22238 0.473236 1.19815 1.03523L1.16667 1.58153L0 1.4282" koffice:nodeTypes="cccccc"/>
          <draw:path draw:style-name="gr9" draw:id="shape507" draw:name="path1024" draw:layer="g5465" svg:width="1.36125000000pt" svg:height="1.23067960960pt" draw:transform="matrix(1.25438760000 0.00000000000 0.00000000000 1.25438760000 72.65020616000pt 46.84083993376pt)" svg:viewBox="0 0 1 1" svg:d="M0.257796 0.61707L0.52338 0.682922L0.608454 0.15247L0.81213 0.207938L0.737352 0.73839L1.06993 0.838942L1.155 0.287724L1.36125 0.332808L1.22463 1.23068L0 0.887488L0.126324 0L0.340296 0.055468L0.255222 0.606687" koffice:nodeTypes="ccccccccccccc"/>
          <draw:path draw:style-name="gr9" draw:id="shape508" draw:name="path1026" draw:layer="g5465" svg:width="1.48788150080pt" svg:height="1.70459136000pt" draw:transform="matrix(1.25438760000 0.00000000000 0.00000000000 1.25438760000 73.30870947450pt 44.30898400192pt)" svg:viewBox="0 0 1 2" svg:d="M0.318097 0.741581L0.587618 0.901386L0.738593 0.304988L0.94339 0.424059L0.792483 1.01941L1.12404 1.20742L1.28302 0.599532L1.48788 0.717558L1.22913 1.70459L0 0.987034L0.269589 0L0.474455 0.105492L0.315406 0.730092" koffice:nodeTypes="ccccccccccccc"/>
          <draw:path draw:style-name="gr9" draw:id="shape509" draw:name="path1028" draw:layer="g5465" svg:width="1.44500000000pt" svg:height="0.92621376000pt" draw:transform="matrix(1.25438760000 0.00000000000 0.00000000000 1.25438760000 73.99872300550pt 43.32454061344pt)" svg:viewBox="0 0 1 1" svg:d="M1.07576 0.550493L1.24311 0.180161L1.445 0.28872L1.15546 0.926214L0 0.258693L0.122128 0L1.07576 0.550493" koffice:nodeTypes="ccccccc"/>
          <draw:path draw:style-name="gr9" draw:id="shape510" draw:name="path1030" draw:layer="g5465" svg:width="2.15377237268pt" svg:height="2.07885503615pt" draw:transform="matrix(1.25438760000 0.00000000000 0.00000000000 1.25438760000 75.40824762397pt 40.75354778848pt)" svg:viewBox="0 0 2 2" svg:d="M0.831945 0.346038C0.699042 0.346038 0.561442 0.386409 0.483484 0.508675C0.396251 0.626328 0.396251 0.792426 0.497221 0.882396C0.799893 1.09002 1.22643 0.269909 1.83635 0.720912C2.18493 0.986207 2.26288 1.39684 1.98768 1.76595C1.79044 2.01855 1.51536 2.09468 1.21258 2.07623L1.17137 1.67598C1.35018 1.73365 1.56573 1.68866 1.67128 1.54448C1.79044 1.41414 1.73092 1.21575 1.5979 1.12578C1.41898 0.995435 1.23559 1.12578 1.06582 1.22959C0.809051 1.39222 0.547588 1.48219 0.272505 1.26996C-0.0301667 1.06234 -0.089809 0.657472 0.139485 0.355265C0.258769 0.193781 0.501799 0.0265296 0.717357 0L0.836524 0.341424" koffice:nodeTypes="cccccccccccccc"/>
          <draw:path draw:style-name="gr9" draw:id="shape511" draw:name="path1032" draw:layer="g5465" svg:width="1.45030886720pt" svg:height="1.45044512000pt" draw:transform="matrix(1.25438760000 0.00000000000 0.00000000000 1.25438760000 76.76228941482pt 39.36970738816pt)" svg:viewBox="0 0 1 1" svg:d="M0.662582 0.98445L0.785002 1.2481L0.59071 1.45045L0 0.148519L0.141018 0L1.45031 0.555924L1.25602 0.758265L0.992578 0.64381L0.665239 0.978999" koffice:nodeTypes="ccccccccc"/>
          <draw:path draw:style-name="gr9" draw:id="shape512" draw:name="path1034" draw:layer="g5465" svg:width="1.18198387520pt" svg:height="1.90660864000pt" draw:transform="matrix(1.25438760000 0.00000000000 0.00000000000 1.25438760000 77.98135346000pt 38.23674450784pt)" svg:viewBox="0 0 1 2" svg:d="M0.802401 1.36313L1.06427 0.991967L1.18198 1.25929L0.735119 1.90661L0 0.271741L0.189791 0L0.795205 1.36313" koffice:nodeTypes="ccccccc"/>
          <draw:path draw:style-name="gr9" draw:id="shape513" draw:name="path1036" draw:layer="g5465" svg:width="1.12968486720pt" svg:height="1.51937312000pt" draw:transform="matrix(1.25438760000 0.00000000000 0.00000000000 1.25438760000 79.04366923069pt 36.70037057536pt)" svg:viewBox="0 0 1 2" svg:d="M0.866639 1.07521L0.873673 1.06754L0.678749 0.152007L0.897182 0L1.12968 1.44058L1.01461 1.51937L0 0.650562L0.211399 0.497858L0.866639 1.07521" koffice:nodeTypes="ccccccccc"/>
          <draw:path draw:style-name="gr9" draw:id="shape514" draw:name="path1038" draw:layer="g5465" svg:width="1.98629560960pt" svg:height="1.57566752000pt" draw:transform="matrix(1.25438760000 0.00000000000 0.00000000000 1.25438760000 81.61907750000pt 35.99389947904pt)" svg:viewBox="0 0 2 2" svg:d="M0.506468 1.15388L0.519659 1.45637L0.114553 1.57567L0 0.0916003L0.303858 0L1.9863 1.05163L1.5503 1.15956L1.21554 0.948667L0.515262 1.15104" koffice:nodeTypes="ccccccccc"/>
          <draw:path draw:style-name="gr9" draw:id="shape515" draw:name="path1040" draw:layer="g5465" svg:width="1.96689968402pt" svg:height="1.30778193345pt" draw:transform="matrix(1.25438760000 0.00000000000 0.00000000000 1.25438760000 83.19097568931pt 35.33400254221pt)" svg:viewBox="0 0 2 1" svg:d="M0 0.122647L0.582863 0.0314325C1.2096 -0.0772481 1.74433 0.104533 1.92407 0.443513C2.08181 0.779259 1.79695 1.1053 1.18334 1.2088L0.600478 1.30778L0.00437568 0.122647" koffice:nodeTypes="cccccc"/>
          <draw:path draw:style-name="gr9" draw:id="shape516" draw:name="path1042" draw:layer="g5465" svg:width="1.21682931691pt" svg:height="1.28323232491pt" draw:transform="matrix(1.25438760000 0.00000000000 0.00000000000 1.25438760000 85.36043629026pt 34.77397781860pt)" svg:viewBox="0 0 1 1" svg:d="M0.0062574 0.729019C-0.040044 0.38875 0.174427 0.055529 0.522998 0.00554595C0.886169 -0.0418739 1.16897 0.220858 1.2104 0.561768C1.25671 0.902034 1.04953 1.22756 0.693602 1.27755C0.33773 1.32497 0.0549924 1.06993 0.0062574 0.729019" koffice:nodeTypes="ccccc"/>
          <draw:path draw:style-name="gr9" draw:id="shape517" draw:name="path1044" draw:layer="g5465" svg:width="1.13550336000pt" svg:height="1.18087712000pt" draw:transform="matrix(1.25438760000 0.00000000000 0.00000000000 1.25438760000 87.88318812138pt 34.68933637504pt)" svg:viewBox="0 0 1 1" svg:d="M1.1355 1.18088L0.739271 1.17412L0.342953 0.70324L0.332979 0.70324L0.332979 1.17412L0 1.17412L0.019948 0L0.462897 0C0.795875 0.00676192 1.02562 0.110035 1.01564 0.357767C1.01564 0.508988 0.895786 0.652833 0.672692 0.676807L1.1355 1.17903" koffice:nodeTypes="ccccccccccc"/>
          <draw:path draw:style-name="gr9" draw:id="shape518" draw:name="path1046" draw:layer="g5465" svg:width="1.35117376000pt" svg:height="1.41388928000pt" draw:transform="matrix(1.25438760000 0.00000000000 0.00000000000 1.25438760000 91.21514264000pt 35.03755437280pt)" svg:viewBox="0 0 1 1" svg:d="M0.68656 0.281164L0.59208 0.552237L1.14752 0.646407L1.07871 0.864342L0.52308 0.762101L0.41772 1.09304L0.984785 1.20604L0.915041 1.41389L0 1.24035L0.421347 0L1.35117 0.165469L1.27864 0.384077L0.70116 0.281164" koffice:nodeTypes="ccccccccccccc"/>
          <draw:path draw:style-name="gr9" draw:id="shape519" draw:name="path1048" draw:layer="g5465" svg:width="1.68251168000pt" svg:height="1.96971552000pt" draw:transform="matrix(1.25438760000 0.00000000000 0.00000000000 1.25438760000 92.68127086688pt 35.45702158624pt)" svg:viewBox="0 0 2 2" svg:d="M0.530508 0L0.719085 0.0809798L1.06322 1.3711L1.07202 1.3711L1.42423 0.434274L1.68251 0.546217L1.15787 1.96972L0.968563 1.88874L0.616358 0.598616L0.266355 1.55688L0 1.44573L0.533444 0.00317568" koffice:nodeTypes="cccccccccccc"/>
          <draw:path draw:style-name="gr9" draw:id="shape520" draw:name="path1050" draw:layer="g5465" svg:width="1.14233344000pt" svg:height="1.41792800000pt" draw:transform="matrix(1.25438760000 0.00000000000 0.00000000000 1.25438760000 95.45296570784pt 36.94322001472pt)" svg:viewBox="0 0 1 1" svg:d="M0.433505 1.04408L0.821693 1.23673L0.678047 1.41793L0 1.0946L0.864445 0L1.14233 0.139435L0.433505 1.03936" koffice:nodeTypes="ccccccc"/>
          <draw:path draw:style-name="gr9" draw:id="shape521" draw:name="path1052" draw:layer="g5465" svg:width="1.36191008000pt" svg:height="1.52076800000pt" draw:transform="matrix(1.25438760000 0.00000000000 0.00000000000 1.25438760000 96.43640558624pt 38.13438647968pt)" svg:viewBox="0 0 1 2" svg:d="M0.451549 0.752013L0.203989 0.896416L0 0.724806L1.20941 0L1.36191 0.133939L0.933466 1.52077L0.719574 1.34079L0.804735 1.06314L0.45419 0.754803" koffice:nodeTypes="ccccccccc"/>
          <draw:path draw:style-name="gr9" draw:id="shape522" draw:name="path1054" draw:layer="g5465" svg:width="1.55867168000pt" svg:height="1.28000000000pt" draw:transform="matrix(1.25438760000 0.00000000000 0.00000000000 1.25438760000 99.10172835872pt 41.12183598784pt)" svg:viewBox="0 0 2 1" svg:d="M0.464 0.48256L0.163141 0.5472L0 0.33984L1.44002 0L1.55867 0.15744L0.750733 1.28L0.587592 1.07264L0.750733 0.83968L0.468943 0.48256" koffice:nodeTypes="ccccccccc"/>
          <draw:path draw:style-name="gr9" draw:id="shape523" draw:name="path1056" draw:layer="g5465" svg:width="2.13335168000pt" svg:height="1.98722048000pt" draw:transform="matrix(1.25438760000 0.00000000000 0.00000000000 1.25438760000 100.29791237408pt 42.74852582752pt)" svg:viewBox="0 0 2 2" svg:d="M1.46823 1.17463L0.40651 1.2767L0.364372 1.18659L1.08072 0.451351L1.08072 0.442579L0.147897 0.741619L0 0.46411L1.5649 0L1.67148 0.19617L0.932825 0.99361L2.02677 0.881171L2.13335 1.07734L0.790712 1.98722L0.651903 1.70971L1.46492 1.1834" koffice:nodeTypes="ccccccccccccccc"/>
          <draw:path draw:style-name="gr9" draw:id="shape524" draw:name="path1058" draw:layer="g5465" svg:width="1.44908288000pt" svg:height="1.60113592960pt" draw:transform="matrix(1.25438760000 0.00000000000 0.00000000000 1.25438760000 101.39575240160pt 45.01445158816pt)" svg:viewBox="0 0 1 2" svg:d="M1.09566 0.481849L0.829409 0.624582L0.960154 1.20159L0.749737 1.30454L0.619674 0.726823L0.292132 0.881703L0.430367 1.49829L0.220631 1.60114L0 0.616483L1.22096 0L1.44908 0.983944L1.23935 1.0872L1.09839 0.470714" koffice:nodeTypes="ccccccccccccc"/>
          <draw:path draw:style-name="gr9" draw:id="shape525" draw:name="path1060" draw:layer="g5465" svg:width="1.26897987193pt" svg:height="1.84785960960pt" draw:transform="matrix(1.25438760000 0.00000000000 0.00000000000 1.25438760000 101.86940915936pt 46.71148748445pt)" svg:viewBox="0 0 1 2" svg:d="M0.169506 1.84362L0.112154 1.35077L0.525085 0.658365L0.518075 0.658365L0.0471557 0.841063L0 0.420532L1.18526 0L1.24963 0.547985C1.30698 0.968517 1.24198 1.29563 0.985809 1.38057C0.839244 1.43581 0.66464 1.35512 0.60474 1.08749L0.174603 1.84786" koffice:nodeTypes="ccccccccccc"/>
          <draw:path draw:style-name="gr9" draw:id="shape526" draw:name="path1062" draw:layer="g5465" svg:width="1.54640000000pt" svg:height="0.47504000000pt" draw:transform="matrix(1.25438760000 0.00000000000 0.00000000000 1.25438760000 102.17949377408pt 48.58514115482pt)" svg:viewBox="0 0 2 0" svg:d="M0.028 0.47504L0 0.17504L1.5064 0L1.5464 0.3L0.0312 0.47504" koffice:nodeTypes="ccccc"/>
          <draw:path draw:style-name="gr9" draw:id="shape527" draw:name="path1064" draw:layer="g5465" svg:width="1.27513821213pt" svg:height="1.32250000000pt" draw:transform="matrix(1.25438760000 0.00000000000 0.00000000000 1.25438760000 102.24151448090pt 49.61614741101pt)" svg:viewBox="0 0 1 1" svg:d="M0.928279 1.30097C1.01068 1.2075 1.05093 1.05294 1.05093 0.894792C1.04326 0.549792 0.836294 0.370116 0.629326 0.370116C0.421722 0.370116 0.222422 0.582176 0.222422 0.92C0.222422 1.06012 0.279912 1.21826 0.35465 1.31174L0.0729466 1.3225C0.0327033 1.18238 0.000125348 1.04935 0.000125348 0.905648C-0.00690127 0.391736 0.282467 0.010764 0.621661 0C0.968522 0 1.26811 0.355764 1.27514 0.884028C1.27514 1.02424 1.26045 1.16794 1.21062 1.29012L0.928279 1.30097" koffice:nodeTypes="ccccccccccc"/>
          <draw:path draw:style-name="gr9" draw:id="shape528" draw:name="path1066" draw:layer="g5465" svg:width="1.36191008000pt" svg:height="2.07544360960pt" draw:transform="matrix(1.25438760000 0.00000000000 0.00000000000 1.25438760000 102.06910766528pt 51.38794480826pt)" svg:viewBox="0 0 1 2" svg:d="M0.369029 0.702341L0.121469 0.463771L0.144575 0L1.36191 1.15251L1.3388 1.49469L0 2.07544L0.0336682 1.59819L0.306974 1.49469L0.366389 0.702341" koffice:nodeTypes="ccccccccc"/>
          <draw:path draw:style-name="gr9" draw:id="shape529" draw:name="path1068" draw:layer="g5465" svg:width="1.27029019189pt" svg:height="1.90548301388pt" draw:transform="matrix(1.25438760000 0.00000000000 0.00000000000 1.25438760000 101.11247208991pt 55.30896646510pt)" svg:viewBox="0 0 1 2" svg:d="M0.790132 1.71554C0.897242 1.65922 0.971837 1.51676 1.01137 1.35775C1.10126 0.973447 0.953985 0.611232 0.764629 0.482027C0.575909 0.357239 0.334271 0.455523 0.244374 0.810009C0.211858 0.995534 0.222059 1.19321 0.266688 1.35333L0.00273482 1.18548C-0.004916 0.999951 0.00273482 0.844242 0.0352508 0.671969C0.167228 0.0977246 0.540843 -0.143016 0.846874 0.0855772C1.16821 0.296502 1.36012 0.900563 1.22814 1.49136C1.18861 1.64707 1.13123 1.78953 1.05663 1.90548L0.792045 1.71996" koffice:nodeTypes="ccccccccccc"/>
          <draw:path draw:style-name="gr9" draw:id="shape530" draw:name="path1070" draw:layer="g5465" svg:width="1.48884768000pt" svg:height="2.07590464000pt" draw:transform="matrix(1.25438760000 0.00000000000 0.00000000000 1.25438760000 100.35611595872pt 56.81673363904pt)" svg:viewBox="0 0 1 2" svg:d="M1.1596 1.24255L0.909046 1.02239L0.704045 1.63444L0.51768 1.47307L0.712328 0.84719L0.399649 0.563641L0.186365 1.22065L0 1.04544L0.332005 0L1.48885 1.04544L1.15684 2.0759L0.960124 1.9007L1.16513 1.25638" koffice:nodeTypes="ccccccccccccc"/>
          <draw:path draw:style-name="gr9" draw:id="shape531" draw:name="path1072" draw:layer="g5465" svg:width="2.16652928000pt" svg:height="1.99520288000pt" draw:transform="matrix(1.25438760000 0.00000000000 0.00000000000 1.25438760000 99.06660550592pt 58.14939502528pt)" svg:viewBox="0 0 2 2" svg:d="M2.16653 0.921293L2.03914 1.09628L0.634472 1.13623L0.62448 1.14582L1.48959 1.7483L1.29809 1.9952L0 1.0835L0.127394 0.908508L1.53206 0.858968L1.54205 0.858968L0.666945 0.246903L0.858452 0L2.16653 0.924489" koffice:nodeTypes="ccccccccccccc"/>
          <draw:path draw:style-name="gr9" draw:id="shape532" draw:name="path1074" draw:layer="g5465" svg:width="1.17719168000pt" svg:height="1.12980512000pt" draw:transform="matrix(1.25438760000 0.00000000000 0.00000000000 1.25438760000 98.26279393184pt 60.10623968128pt)" svg:viewBox="0 0 1 1" svg:d="M0.00491008 0.171365L0.170625 0L0.870312 0.662009L1.03603 0.483429L1.17719 0.615109L0.676364 1.12981L0.535199 0.998125L0.7003 0.82676L0 0.171365" koffice:nodeTypes="ccccccccc"/>
          <draw:path draw:style-name="gr9" draw:id="shape533" draw:name="path1076" draw:layer="g5465" svg:width="1.58704928000pt" svg:height="1.26916835800pt" draw:transform="matrix(1.25438760000 0.00000000000 0.00000000000 1.25438760000 96.67925502560pt 60.95621271904pt)" svg:viewBox="0 0 2 1" svg:d="M0 0.542968L0.247999 0.353694L0.865858 0.535321L0.865858 0.527673L0.515239 0.147213L0.726893 0L1.58705 0.925977L1.31126 1.14011C1.0996 1.29688 0.868708 1.32938 0.693399 1.1331C0.573675 1.01074 0.545882 0.836757 0.668456 0.712486L0.00285056 0.548066" koffice:nodeTypes="ccccccccccc"/>
          <draw:path draw:style-name="gr9" draw:id="shape534" draw:name="path1078" draw:layer="g5465" svg:width="1.18210688000pt" svg:height="1.57424768000pt" draw:transform="matrix(1.25438760000 0.00000000000 0.00000000000 1.25438760000 94.97429139968pt 61.94868418816pt)" svg:viewBox="0 0 1 2" svg:d="M0.783561 0.448568L0.737433 0.14692L0.951467 0L1.18211 1.46636L1.03081 1.57425L0 0.682079L0.214034 0.526642L0.420687 0.70976L0.778641 0.451407" koffice:nodeTypes="ccccccccc"/>
          <draw:path draw:style-name="gr9" draw:id="shape535" draw:name="path1080" draw:layer="g5465" svg:width="1.76570944000pt" svg:height="1.12980512000pt" draw:transform="matrix(1.25438760000 0.00000000000 0.00000000000 1.25438760000 93.78613546496pt 63.04953474592pt)" svg:viewBox="0 0 2 1" svg:d="M0.672904 0.282L0.137132 0.413681L0 0.242316L0.897206 0L1.76571 1.03841L1.39152 1.12981L0.672904 0.279595" koffice:nodeTypes="ccccccc"/>
          <draw:path draw:style-name="gr8" draw:id="shape536" draw:name="path1082" draw:layer="g5465" svg:width="1.65042865506pt" svg:height="4.23454084000pt" draw:transform="matrix(1.25438760000 0.00000000000 0.00000000000 1.25438760000 82.81429538389pt 43.53628124032pt)" svg:viewBox="0 0 2 4" svg:d="M0.53429 4.23454C0.269335 3.71046 -0.0116519 2.62048 0.000372819 2.37289C0.0646073 1.3565 0.0365497 1.04783 0.156899 0L1.47777 1.20916C1.44159 1.60426 1.44159 1.73267 1.47777 1.98701C1.48979 2.08002 1.55803 2.54328 1.65043 2.72337L0.530282 4.23133" koffice:nodeTypes="ccccccc"/>
          <draw:path draw:style-name="gr7" draw:id="shape537" draw:name="path1084" draw:layer="g5465" svg:width="0.41342328040pt" svg:height="2.16560656000pt" draw:transform="matrix(1.25438760000 0.00000000000 0.00000000000 1.25438760000 84.23470143577pt 45.01445158816pt)" svg:viewBox="0 0 0 2" svg:d="M0.0999577 2.16561C0.0537145 1.90814 0.0215655 1.25027 0.0135412 1.11253C-0.00451372 0.74875 -0.00451372 0.565094 0.0135412 0L0.413423 1.0207L0.0999577 2.16561" koffice:nodeTypes="ccccc"/>
          <draw:path draw:style-name="gr7" draw:id="shape538" draw:name="path1086" draw:layer="g5465" svg:width="1.62310152306pt" svg:height="5.96931932160pt" draw:transform="matrix(1.25438760000 0.00000000000 0.00000000000 1.25438760000 81.07592204392pt 41.76408243904pt)" svg:viewBox="0 0 2 6" svg:d="M0.0579114 5.00619C0.0494073 4.7787 0.0325431 4.52934 0.0325431 4.41706C0.0325431 3.7033 -0.0406789 3.30751 0.0325431 2.55025C0.0860183 1.96057 0.218337 1.17219 0.19023 0.539416C0.181726 0.355887 0.207094 0.177943 0.215526 0L1.35846 1.40918C1.27688 2.42498 1.29375 2.72421 1.2487 3.70952C1.24027 3.94643 1.4345 5.00619 1.6231 5.51425L1.38102 5.96932L0.0607221 5.00619" koffice:nodeTypes="cccccccccc"/>
          <draw:path draw:style-name="gr9" draw:id="shape539" draw:name="path1088" draw:layer="g5465" svg:width="3.08799598080pt" svg:height="3.84608341333pt" draw:transform="matrix(1.25438760000 0.00000000000 0.00000000000 1.25438760000 81.34080415482pt 41.61957698752pt)" svg:viewBox="0 0 3 4" svg:d="M3.088 3.74373L0.0602243 0L0 0.0815232L2.99612 3.84608L3.088 3.74373" koffice:nodeTypes="ccccc"/>
          <draw:path draw:style-name="gr6" draw:id="shape540" draw:name="path1090" draw:layer="g5465" svg:width="3.08799598080pt" svg:height="3.84608341333pt" draw:transform="matrix(1.25438760000 0.00000000000 0.00000000000 1.25438760000 81.34080415482pt 41.61957698752pt)" svg:viewBox="0 0 3 4" svg:d="M3.088 3.74373L0.0602243 0L0 0.0815232L2.99612 3.84608L3.088 3.74373L3.088 3.74373" koffice:nodeTypes="cccccc"/>
          <draw:path draw:style-name="gr10" draw:id="shape541" draw:name="path1092" draw:layer="g5465" svg:width="1.10250000000pt" svg:height="2.01749991057pt" draw:transform="matrix(1.25438760000 0.00000000000 0.00000000000 1.25438760000 81.45440149587pt 42.77562059968pt)" svg:viewBox="0 0 1 2" svg:d="M0 0C0 0 0.249396 2.09712 1.1025 2.01516" koffice:nodeTypes="cc"/>
          <draw:path draw:style-name="gr11" draw:id="shape542" draw:name="path1094" draw:layer="g5465" svg:width="1.09595773440pt" svg:height="2.00744682092pt" draw:transform="matrix(1.25438760000 0.00000000000 0.00000000000 1.25438760000 81.45831518518pt 42.76759251904pt)" svg:viewBox="0 0 1 2" svg:d="M1.09596 2.00693C0.673939 2.02616 0.389356 1.5092 0.238856 1.03071C0.0785579 0.532188 0 0 0 0" koffice:nodeTypes="ccc"/>
          <draw:path draw:style-name="gr12" draw:id="shape543" draw:name="path1096" draw:layer="g5465" svg:width="1.09595773440pt" svg:height="2.01282048000pt" draw:transform="matrix(1.25438760000 0.00000000000 0.00000000000 1.25438760000 81.45831518518pt 42.76357847872pt)" svg:viewBox="0 0 1 2" svg:d="M1.09596 2.01282C0.673939 1.99436 0.389356 1.47029 0.248655 1.02246C0.0752916 0.542531 0 0 0 0" koffice:nodeTypes="ccc"/>
          <draw:path draw:style-name="gr13" draw:id="shape544" draw:name="path1098" draw:layer="g5465" svg:width="1.11581194240pt" svg:height="2.00640512000pt" draw:transform="matrix(1.25438760000 0.00000000000 0.00000000000 1.25438760000 81.46222887450pt 42.75655390816pt)" svg:viewBox="0 0 1 2" svg:d="M1.11581 2.00641C0.676721 1.97756 0.392867 1.43349 0.250897 1.00721C0.0891534 0.550479 0.00997166 0.00881408 0 0" koffice:nodeTypes="ccc"/>
          <draw:path draw:style-name="gr14" draw:id="shape545" draw:name="path1100" draw:layer="g5465" svg:width="1.12241311360pt" svg:height="2.00640512000pt" draw:transform="matrix(1.25438760000 0.00000000000 0.00000000000 1.25438760000 81.45831518518pt 42.74451178720pt)" svg:viewBox="0 0 1 2" svg:d="M1.12241 2.00641C0.682025 1.94711 0.397332 1.40224 0.26486 1.00801C0.102639 0.560095 0.0133066 0.0184294 0 0" koffice:nodeTypes="ccc"/>
          <draw:path draw:style-name="gr15" draw:id="shape546" draw:name="path1102" draw:layer="g5465" svg:width="1.12241311360pt" svg:height="2.00640512000pt" draw:transform="matrix(1.25438760000 0.00000000000 0.00000000000 1.25438760000 81.45831518518pt 42.72845562592pt)" svg:viewBox="0 0 1 2" svg:d="M1.12241 2.00641C0.682025 1.92548 0.397332 1.36218 0.274861 1.00801C0.11264 0.572915 0.0133066 0.0192307 0 0" koffice:nodeTypes="ccc"/>
          <draw:path draw:style-name="gr16" draw:id="shape547" draw:name="path1104" draw:layer="g5465" svg:width="1.09595773440pt" svg:height="2.00640512000pt" draw:transform="matrix(1.25438760000 0.00000000000 0.00000000000 1.25438760000 81.47407029344pt 42.72845562592pt)" svg:viewBox="0 0 1 2" svg:d="M1.09596 2.00641C0.673939 1.89423 0.379473 1.32131 0.268253 0.998395C0.107954 0.572915 0 0.0224358 0 0" koffice:nodeTypes="ccc"/>
          <draw:path draw:style-name="gr17" draw:id="shape548" draw:name="path1106" draw:layer="g5465" svg:width="1.11564293760pt" svg:height="2.01282048000pt" draw:transform="matrix(1.25438760000 0.00000000000 0.00000000000 1.25438760000 81.47407029344pt 42.71340297472pt)" svg:viewBox="0 0 1 2" svg:d="M1.11564 2.01282C0.67667 1.87799 0.382866 1.29453 0.270651 0.990359C0.118806 0.585869 0 0.0216691 0 0" koffice:nodeTypes="ccc"/>
          <draw:path draw:style-name="gr18" draw:id="shape549" draw:name="path1108" draw:layer="g5465" svg:width="1.11564293760pt" svg:height="2.03212800000pt" draw:transform="matrix(1.25438760000 0.00000000000 0.00000000000 1.25438760000 81.47407029344pt 42.70136085376pt)" svg:viewBox="0 0 1 2" svg:d="M1.11564 2.03213C0.67667 1.85553 0.382866 1.26927 0.293719 0.995098C0.118806 0.598349 0 0.0314496 0 0" koffice:nodeTypes="ccc"/>
          <draw:path draw:style-name="gr19" draw:id="shape550" draw:name="path1110" draw:layer="g5465" svg:width="1.11564293760pt" svg:height="2.01282048000pt" draw:transform="matrix(1.25438760000 0.00000000000 0.00000000000 1.25438760000 81.47407029344pt 42.68530469248pt)" svg:viewBox="0 0 1 2" svg:d="M1.11564 2.01282C0.689851 1.82823 0.382866 1.23273 0.293719 0.991162C0.131988 0.60513 0 0.0441408 0 0" koffice:nodeTypes="ccc"/>
          <draw:path draw:style-name="gr20" draw:id="shape551" draw:name="path1112" draw:layer="g5465" svg:width="1.11564293760pt" svg:height="2.00640512000pt" draw:transform="matrix(1.25438760000 0.00000000000 0.00000000000 1.25438760000 81.47407029344pt 42.68931873280pt)" svg:viewBox="0 0 1 2" svg:d="M1.11564 2.00641C0.689851 1.79086 0.382866 1.17388 0.303606 0.97676C0.141874 0.604165 0 0.0408653 0 0" koffice:nodeTypes="ccc"/>
          <draw:path draw:style-name="gr21" draw:id="shape552" draw:name="path1114" draw:layer="g5465" svg:width="1.11564293760pt" svg:height="2.00480288000pt" draw:transform="matrix(1.25438760000 0.00000000000 0.00000000000 1.25438760000 81.47407029344pt 42.67828012192pt)" svg:viewBox="0 0 1 2" svg:d="M1.11564 2.0048C0.689851 1.76772 0.382866 1.14137 0.316872 0.975569C0.155141 0.612734 0 0.040048 0 0" koffice:nodeTypes="ccc"/>
          <draw:path draw:style-name="gr22" draw:id="shape553" draw:name="path1116" draw:layer="g5465" svg:width="1.14216243840pt" svg:height="2.03051552000pt" draw:transform="matrix(1.25438760000 0.00000000000 0.00000000000 1.25438760000 81.47015660413pt 42.66222396064pt)" svg:viewBox="0 0 1 2" svg:d="M1.14216 2.03052C0.698002 1.75967 0.38739 1.12126 0.320616 0.972939C0.166977 0.639221 0.0100032 0.0532013 0 0" koffice:nodeTypes="ccc"/>
          <draw:path draw:style-name="gr23" draw:id="shape554" draw:name="path1118" draw:layer="g5465" svg:width="1.13550336000pt" svg:height="1.98722048000pt" draw:transform="matrix(1.25438760000 0.00000000000 0.00000000000 1.25438760000 81.47015660413pt 42.65820992032pt)" svg:viewBox="0 0 1 2" svg:d="M0 0C0.00997402 0.0502387 0.163165 0.63237 0.329654 0.952941C0.382934 1.06538 0.69264 1.69775 1.1355 1.98722" koffice:nodeTypes="ccc"/>
          <draw:path draw:style-name="gr10" draw:id="shape555" draw:name="path1120" draw:layer="g5465" svg:width="1.23761175040pt" svg:height="2.21778513152pt" draw:transform="matrix(1.25438760000 0.00000000000 0.00000000000 1.25438760000 81.49363874000pt 42.17652508192pt)" svg:viewBox="0 0 1 2" svg:d="M0 0C0 0 0.75088 2.47568 1.23761 2.19571" koffice:nodeTypes="cc"/>
          <draw:path draw:style-name="gr24" draw:id="shape556" draw:name="path1122" draw:layer="g5465" svg:width="1.23067960960pt" svg:height="2.21340562321pt" draw:transform="matrix(1.25438760000 0.00000000000 0.00000000000 1.25438760000 81.49755242931pt 42.17953561216pt)" svg:viewBox="0 0 1 2" svg:d="M1.23068 2.19473C1.0262 2.31613 0.714162 1.82815 0.46105 1.23781C0.197644 0.604622 0 0 0 0" koffice:nodeTypes="ccc"/>
          <draw:path draw:style-name="gr13" draw:id="shape557" draw:name="path1124" draw:layer="g5465" svg:width="1.23067960960pt" svg:height="2.20481798215pt" draw:transform="matrix(1.25438760000 0.00000000000 0.00000000000 1.25438760000 81.49755242931pt 42.16849700128pt)" svg:viewBox="0 0 1 2" svg:d="M1.23068 2.18928C1.04697 2.29619 0.724545 1.83767 0.471522 1.23422C0.197644 0.589194 0 0 0 0" koffice:nodeTypes="ccc"/>
          <draw:path draw:style-name="gr25" draw:id="shape558" draw:name="path1126" draw:layer="g5465" svg:width="1.21000000000pt" svg:height="2.18927095037pt" draw:transform="matrix(1.25438760000 0.00000000000 0.00000000000 1.25438760000 81.50929349725pt 42.17251104160pt)" svg:viewBox="0 0 1 2" svg:d="M1.21 2.17681C1.05186 2.27033 0.718432 1.82644 0.457248 1.21092C0.171864 0.522009 0 0 0 0" koffice:nodeTypes="ccc"/>
          <draw:path draw:style-name="gr26" draw:id="shape559" draw:name="path1128" draw:layer="g5465" svg:width="1.20314573440pt" svg:height="2.20453338890pt" draw:transform="matrix(1.25438760000 0.00000000000 0.00000000000 1.25438760000 81.51320718656pt 42.16046892064pt)" svg:viewBox="0 0 1 2" svg:d="M1.20315 2.19864C1.07977 2.25922 0.726749 1.84705 0.476485 1.21513C0.167954 0.491755 0 0 0 0" koffice:nodeTypes="ccc"/>
          <draw:path draw:style-name="gr27" draw:id="shape560" draw:name="path1130" draw:layer="g5465" svg:width="1.20314573440pt" svg:height="2.20722940535pt" draw:transform="matrix(1.25438760000 0.00000000000 0.00000000000 1.25438760000 81.51320718656pt 42.14441275936pt)" svg:viewBox="0 0 1 2" svg:d="M1.20315 2.20118C1.10372 2.26179 0.737016 1.86244 0.476485 1.21706C0.167954 0.459965 0 0 0 0" koffice:nodeTypes="ccc"/>
          <draw:path draw:style-name="gr28" draw:id="shape561" draw:name="path1132" draw:layer="g5465" svg:width="1.21000000000pt" svg:height="2.23706015448pt" draw:transform="matrix(1.25438760000 0.00000000000 0.00000000000 1.25438760000 81.50929349725pt 42.12936010816pt)" svg:viewBox="0 0 1 2" svg:d="M1.21 2.23395C1.13098 2.27583 0.75284 1.89293 0.491568 1.20971C0.171864 0.434346 0 0 0 0" koffice:nodeTypes="ccc"/>
          <draw:path draw:style-name="gr20" draw:id="shape562" draw:name="path1134" draw:layer="g5465" svg:width="1.18252575360pt" svg:height="2.23371208473pt" draw:transform="matrix(1.25438760000 0.00000000000 0.00000000000 1.25438760000 81.52504860550pt 42.12936010816pt)" svg:viewBox="0 0 1 2" svg:d="M1.18253 2.23228C1.13833 2.25978 0.744157 1.89152 0.472297 1.19565C0.156243 0.373042 0 0 0 0" koffice:nodeTypes="ccc"/>
          <draw:path draw:style-name="gr29" draw:id="shape563" draw:name="path1136" draw:layer="g5465" svg:width="1.18949560960pt" svg:height="1.12980512000pt" draw:transform="matrix(1.25438760000 0.00000000000 0.00000000000 1.25438760000 81.52103456518pt 42.11731798720pt)" svg:viewBox="0 0 1 1" svg:d="M1.1895 1.12981C1.16908 1.12981 0.760045 0.95844 0.487385 0.608495C0.160193 0.171365 0 0 0 0" koffice:nodeTypes="ccc"/>
          <draw:path draw:style-name="gr23" draw:id="shape564" draw:name="path1138" draw:layer="g5465" svg:width="2.50940631253pt" svg:height="3.37419285333pt" draw:transform="matrix(1.25438760000 0.00000000000 0.00000000000 1.25438760000 81.52103456518pt 42.11330394688pt)" svg:viewBox="0 0 3 3" svg:d="M0 0C0 0 0.131481 0.208713 0.40871 0.834852C0.645991 1.35239 0.997485 1.58401 0.997485 1.58401M1.99782 2.80066L2.50941 3.129M2.02643 3.37419L2.50941 3.27747" koffice:nodeTypes="ccccccc"/>
          <draw:path draw:style-name="gr29" draw:id="shape565" draw:name="path1140" draw:layer="g5465" svg:width="0.58120000000pt" svg:height="0.27840000000pt" draw:transform="matrix(1.25438760000 0.00000000000 0.00000000000 1.25438760000 84.23372301344pt 45.46502761408pt)" svg:viewBox="0 0 1 0" svg:d="M0 0L0.5812 0.2784" koffice:nodeTypes="cc"/>
          <draw:path draw:style-name="gr30" draw:id="shape566" draw:name="path1142" draw:layer="g5465" svg:width="0.59056000000pt" svg:height="0.26880000000pt" draw:transform="matrix(1.25438760000 0.00000000000 0.00000000000 1.25438760000 84.23372301344pt 45.49212238624pt)" svg:viewBox="0 0 1 0" svg:d="M0 0L0.59056 0.2688" koffice:nodeTypes="cc"/>
          <draw:path draw:style-name="gr19" draw:id="shape567" draw:name="path1144" draw:layer="g5465" svg:width="0.59056000000pt" svg:height="0.23760000000pt" draw:transform="matrix(1.25438760000 0.00000000000 0.00000000000 1.25438760000 84.23372301344pt 45.53125927936pt)" svg:viewBox="0 0 1 0" svg:d="M0 0L0.59056 0.2376" koffice:nodeTypes="cc"/>
          <draw:path draw:style-name="gr18" draw:id="shape568" draw:name="path1146" draw:layer="g5465" svg:width="0.59064000000pt" svg:height="0.22800000000pt" draw:transform="matrix(1.25438760000 0.00000000000 0.00000000000 1.25438760000 84.24546408138pt 45.55534352128pt)" svg:viewBox="0 0 1 0" svg:d="M0 0L0.59064 0.228" koffice:nodeTypes="cc"/>
          <draw:path draw:style-name="gr31" draw:id="shape569" draw:name="path1148" draw:layer="g5465" svg:width="0.59064000000pt" svg:height="0.20640000000pt" draw:transform="matrix(1.25438760000 0.00000000000 0.00000000000 1.25438760000 84.24546408138pt 45.58243829344pt)" svg:viewBox="0 0 1 0" svg:d="M0 0L0.59064 0.2064" koffice:nodeTypes="cc"/>
          <draw:path draw:style-name="gr15" draw:id="shape570" draw:name="path1150" draw:layer="g5465" svg:width="0.60312000000pt" svg:height="0.17520000000pt" draw:transform="matrix(1.25438760000 0.00000000000 0.00000000000 1.25438760000 84.24546408138pt 45.62157518656pt)" svg:viewBox="0 0 1 0" svg:d="M0 0L0.60312 0.1752" koffice:nodeTypes="cc"/>
          <draw:path draw:style-name="gr14" draw:id="shape571" draw:name="path1152" draw:layer="g5465" svg:width="0.60312000000pt" svg:height="0.16560000000pt" draw:transform="matrix(1.25438760000 0.00000000000 0.00000000000 1.25438760000 84.24546408138pt 45.64866995872pt)" svg:viewBox="0 0 1 0" svg:d="M0 0L0.60312 0.1656" koffice:nodeTypes="cc"/>
          <draw:path draw:style-name="gr32" draw:id="shape572" draw:name="path1154" draw:layer="g5465" svg:width="0.61248000000pt" svg:height="0.13360000000pt" draw:transform="matrix(1.25438760000 0.00000000000 0.00000000000 1.25438760000 84.24546408138pt 45.68881036192pt)" svg:viewBox="0 0 1 0" svg:d="M0 0L0.61248 0.1336" koffice:nodeTypes="cc"/>
          <draw:path draw:style-name="gr24" draw:id="shape573" draw:name="path1156" draw:layer="g5465" svg:width="0.61248000000pt" svg:height="0.12160000000pt" draw:transform="matrix(1.25438760000 0.00000000000 0.00000000000 1.25438760000 84.24546408138pt 45.71189109376pt)" svg:viewBox="0 0 1 0" svg:d="M0 0L0.61248 0.1216" koffice:nodeTypes="cc"/>
          <draw:path draw:style-name="gr29" draw:id="shape574" draw:name="path1158" draw:layer="g5465" svg:width="0.52808000000pt" svg:height="0.08080000000pt" draw:transform="matrix(1.25438760000 0.00000000000 0.00000000000 1.25438760000 84.30035608275pt 45.97481073472pt)" svg:viewBox="0 0 1 0" svg:d="M0 0.0808L0.52808 0" koffice:nodeTypes="cc"/>
          <draw:path draw:style-name="gr30" draw:id="shape575" draw:name="path1160" draw:layer="g5465" svg:width="0.54064000000pt" svg:height="0.05920000000pt" draw:transform="matrix(1.25438760000 0.00000000000 0.00000000000 1.25438760000 84.30035608275pt 45.96276861376pt)" svg:viewBox="0 0 1 0" svg:d="M0 0.0592L0.54064 0" koffice:nodeTypes="cc"/>
          <draw:path draw:style-name="gr19" draw:id="shape576" draw:name="path1162" draw:layer="g5465" svg:width="0.55936000000pt" svg:height="0.04080000000pt" draw:transform="matrix(1.25438760000 0.00000000000 0.00000000000 1.25438760000 84.28470132550pt 45.94671245248pt)" svg:viewBox="0 0 1 0" svg:d="M0 0.0408L0.55936 0" koffice:nodeTypes="cc"/>
          <draw:path draw:style-name="gr18" draw:id="shape577" draw:name="path1164" draw:layer="g5465" svg:width="0.55936000000pt" svg:height="0.01920000000pt" draw:transform="matrix(1.25438760000 0.00000000000 0.00000000000 1.25438760000 84.28470132550pt 45.95072649280pt)" svg:viewBox="0 0 1 0" svg:d="M0 0.0192L0.55936 0" koffice:nodeTypes="cc"/>
          <draw:path draw:style-name="gr31" draw:id="shape578" draw:name="path1166" draw:layer="g5465" svg:width="0.58128000000pt" svg:height="0.00000000000pt" draw:transform="matrix(1.25438760000 0.00000000000 0.00000000000 1.25438760000 84.27285990656pt 45.93567384160pt)" svg:viewBox="0 0 1 0" svg:d="M0 0L0.58128 0" koffice:nodeTypes="cc"/>
          <draw:path draw:style-name="gr15" draw:id="shape579" draw:name="path1168" draw:layer="g5465" svg:width="0.58128000000pt" svg:height="0.01840000000pt" draw:transform="matrix(1.25438760000 0.00000000000 0.00000000000 1.25438760000 84.27285990656pt 45.89653694848pt)" svg:viewBox="0 0 1 0" svg:d="M0 0L0.58128 0.0184" koffice:nodeTypes="cc"/>
          <draw:path draw:style-name="gr14" draw:id="shape580" draw:name="path1170" draw:layer="g5465" svg:width="0.59064000000pt" svg:height="0.04080000000pt" draw:transform="matrix(1.25438760000 0.00000000000 0.00000000000 1.25438760000 84.27285990656pt 45.85639654528pt)" svg:viewBox="0 0 1 0" svg:d="M0 0L0.59064 0.0408" koffice:nodeTypes="cc"/>
          <draw:path draw:style-name="gr32" draw:id="shape581" draw:name="path1172" draw:layer="g5465" svg:width="0.60312000000pt" svg:height="0.05040000000pt" draw:transform="matrix(1.25438760000 0.00000000000 0.00000000000 1.25438760000 84.27285990656pt 45.82930177312pt)" svg:viewBox="0 0 1 0" svg:d="M0 0L0.60312 0.0504" koffice:nodeTypes="cc"/>
          <draw:path draw:style-name="gr24" draw:id="shape582" draw:name="path1174" draw:layer="g5465" svg:width="0.61256000000pt" svg:height="0.08160000000pt" draw:transform="matrix(1.25438760000 0.00000000000 0.00000000000 1.25438760000 84.27285990656pt 45.79016488000pt)" svg:viewBox="0 0 1 0" svg:d="M0 0L0.61256 0.0816" koffice:nodeTypes="cc"/>
          <draw:path draw:style-name="gr10" draw:id="shape583" draw:name="path1176" draw:layer="g5465" svg:width="0.62192000000pt" svg:height="0.10320000000pt" draw:transform="matrix(1.25438760000 0.00000000000 0.00000000000 1.25438760000 84.26111883862pt 45.75102798688pt)" svg:viewBox="0 0 1 0" svg:d="M0 0L0.62192 0.1032" koffice:nodeTypes="cc"/>
          <draw:path draw:style-name="gr33" draw:id="shape584" draw:name="path1178" draw:layer="g5465" svg:width="3.32244540453pt" svg:height="5.03815250432pt" draw:transform="matrix(1.25438760000 0.00000000000 0.00000000000 1.25438760000 81.08101085553pt 41.76408243904pt)" svg:viewBox="0 0 3 5" svg:d="M0.0633818 5.03815C0.0534474 4.87192 0.0435972 4.69622 0.0435972 4.58957C0.0534474 3.87125 -0.0517895 3.32863 0.033747 2.56654C0.0962157 1.97309 0.250788 1.17968 0.217954 0.542859C0.20802 0.358159 0.237654 0.179079 0.247505 0L3.32245 3.29731" koffice:nodeTypes="cccccc"/>
          <draw:path draw:style-name="gr10" draw:id="shape585" draw:name="path1180" draw:layer="g5465" svg:width="1.30087711360pt" svg:height="1.24567328000pt" draw:transform="matrix(1.25438760000 0.00000000000 0.00000000000 1.25438760000 81.15655970413pt 45.94671245248pt)" svg:viewBox="0 0 1 1" svg:d="M0 0C0 0 0.0320269 0.343018 0.1532 0.491009C0.306491 0.703082 0.769832 1.01384 1.30088 1.24567" koffice:nodeTypes="ccc"/>
          <draw:path draw:style-name="gr11" draw:id="shape586" draw:name="path1182" draw:layer="g5465" svg:width="1.29395175040pt" svg:height="1.25947494720pt" draw:transform="matrix(1.25438760000 0.00000000000 0.00000000000 1.25438760000 81.17612815069pt 45.93968788192pt)" svg:viewBox="0 0 1 1" svg:d="M1.29395 1.25947C0.952696 1.10324 0.64693 0.914752 0.433714 0.748613C0.316413 0.659353 0.223955 0.567618 0.152883 0.493213C0.0497779 0.346881 0 0 0 0" koffice:nodeTypes="cccc"/>
          <draw:path draw:style-name="gr12" draw:id="shape587" draw:name="path1184" draw:layer="g5465" svg:width="1.31533373440pt" svg:height="1.26965299520pt" draw:transform="matrix(1.25438760000 0.00000000000 0.00000000000 1.25438760000 81.18004184000pt 45.93165980128pt)" svg:viewBox="0 0 1 1" svg:d="M1.31533 1.26965C0.97127 1.11279 0.659502 0.906139 0.448017 0.741815C0.344064 0.659654 0.236533 0.56997 0.186345 0.49533C0.057344 0.338464 0 0 0 0" koffice:nodeTypes="cccc"/>
          <draw:path draw:style-name="gr13" draw:id="shape588" draw:name="path1186" draw:layer="g5465" svg:width="1.34411560960pt" svg:height="1.30559872320pt" draw:transform="matrix(1.25438760000 0.00000000000 0.00000000000 1.25438760000 81.17612815069pt 45.90356151904pt)" svg:viewBox="0 0 1 1" svg:d="M1.34412 1.3056C0.996308 1.14653 0.681147 0.929413 0.478213 0.770341C0.373128 0.679462 0.275371 0.585997 0.202842 0.50268C0.0724368 0.343609 0 0 0 0" koffice:nodeTypes="cccc"/>
          <draw:path draw:style-name="gr14" draw:id="shape589" draw:name="path1188" draw:layer="g5465" svg:width="1.36590643840pt" svg:height="1.30469396480pt" draw:transform="matrix(1.25438760000 0.00000000000 0.00000000000 1.25438760000 81.17612815069pt 45.89252290816pt)" svg:viewBox="0 0 1 1" svg:d="M1.36591 1.30469C1.01529 1.14568 0.697586 0.918494 0.493013 0.769622C0.398113 0.686334 0.299473 0.595422 0.226451 0.502054C0.0949936 0.335478 0 0 0 0" koffice:nodeTypes="cccc"/>
          <draw:path draw:style-name="gr15" draw:id="shape590" draw:name="path1190" draw:layer="g5465" svg:width="1.37339648640pt" svg:height="1.32545249280pt" draw:transform="matrix(1.25438760000 0.00000000000 0.00000000000 1.25438760000 81.18786921862pt 45.87646674688pt)" svg:viewBox="0 0 1 1" svg:d="M1.3734 1.32545C1.03279 1.16518 0.717778 0.928572 0.509082 0.775916C0.413828 0.691968 0.315012 0.6004 0.241697 0.506293C0.09891 0.330712 0 0 0 0" koffice:nodeTypes="cccc"/>
          <draw:path draw:style-name="gr16" draw:id="shape591" draw:name="path1192" draw:layer="g5465" svg:width="1.39542243840pt" svg:height="1.34112890880pt" draw:transform="matrix(1.25438760000 0.00000000000 0.00000000000 1.25438760000 81.18786921862pt 45.86442462592pt)" svg:viewBox="0 0 1 1" svg:d="M1.39542 1.34113C1.0521 1.17991 0.734662 0.924024 0.538947 0.773023C0.443027 0.698799 0.343327 0.604137 0.269521 0.509474C0.110757 0.322639 0 0 0 0" koffice:nodeTypes="cccc"/>
          <draw:path draw:style-name="gr17" draw:id="shape592" draw:name="path1194" draw:layer="g5465" svg:width="1.41762360960pt" svg:height="1.36085402880pt" draw:transform="matrix(1.25438760000 0.00000000000 0.00000000000 1.25438760000 81.18786921862pt 45.84937197472pt)" svg:viewBox="0 0 1 1" svg:d="M1.41762 1.36085C1.08644 1.19073 0.751627 0.925185 0.565602 0.778291C0.468826 0.703524 0.368336 0.608168 0.282801 0.512745C0.122779 0.316886 0 0 0 0" koffice:nodeTypes="cccc"/>
          <draw:path draw:style-name="gr18" draw:id="shape593" draw:name="path1196" draw:layer="g5465" svg:width="1.44749773440pt" svg:height="1.37673780480pt" draw:transform="matrix(1.25438760000 0.00000000000 0.00000000000 1.25438760000 81.18786921862pt 45.83732985376pt)" svg:viewBox="0 0 1 1" svg:d="M1.4475 1.37674C1.10918 1.20562 0.774521 0.92818 0.586545 0.783019C0.500017 0.715582 0.402323 0.611839 0.312041 0.515928C0.139081 0.311097 0 0 0 0" koffice:nodeTypes="cccc"/>
          <draw:path draw:style-name="gr19" draw:id="shape594" draw:name="path1198" draw:layer="g5465" svg:width="1.47010775040pt" svg:height="1.40743930880pt" draw:transform="matrix(1.25438760000 0.00000000000 0.00000000000 1.25438760000 81.18786921862pt 45.81424912192pt)" svg:viewBox="0 0 1 1" svg:d="M1.47011 1.40744C1.13294 1.22658 0.803244 0.938203 0.613806 0.799218C0.526701 0.731101 0.428151 0.634059 0.337263 0.521381C0.151608 0.314077 0 0 0 0" koffice:nodeTypes="cccc"/>
          <draw:path draw:style-name="gr20" draw:id="shape595" draw:name="path1200" draw:layer="g5465" svg:width="1.49308848640pt" svg:height="1.42899655680pt" draw:transform="matrix(1.25438760000 0.00000000000 0.00000000000 1.25438760000 81.18786921862pt 45.79819296064pt)" svg:viewBox="0 0 1 1" svg:d="M1.49309 1.429C1.1532 1.24675 0.821032 0.937652 0.645369 0.805586C0.557489 0.736949 0.458269 0.631255 0.366576 0.525561C0.179476 0.306329 0 0 0 0" koffice:nodeTypes="cccc"/>
          <draw:path draw:style-name="gr21" draw:id="shape596" draw:name="path1202" draw:layer="g5465" svg:width="1.51605043840pt" svg:height="1.44527201280pt" draw:transform="matrix(1.25438760000 0.00000000000 0.00000000000 1.25438760000 81.19178290794pt 45.78615083968pt)" svg:viewBox="0 0 2 1" svg:d="M1.51605 1.44527C1.16972 1.26199 0.850371 0.943181 0.673362 0.810364C0.584907 0.749295 0.484829 0.643001 0.380909 0.52875C0.192375 0.300588 0 0 0 0" koffice:nodeTypes="cccc"/>
          <draw:path draw:style-name="gr22" draw:id="shape597" draw:name="path1204" draw:layer="g5465" svg:width="1.53918760960pt" svg:height="1.44445605120pt" draw:transform="matrix(1.25438760000 0.00000000000 0.00000000000 1.25438760000 81.19178290794pt 45.77109818848pt)" svg:viewBox="0 0 2 1" svg:d="M1.53919 1.44446C1.19409 1.26116 0.868448 0.942507 0.690094 0.809728C0.616449 0.748607 0.511739 0.642411 0.422612 0.528193C0.205549 0.291665 0 0 0 0" koffice:nodeTypes="cccc"/>
          <draw:path draw:style-name="gr23" draw:id="shape598" draw:name="path1206" draw:layer="g5465" svg:width="1.57813893760pt" svg:height="1.46643087680pt" draw:transform="matrix(1.25438760000 0.00000000000 0.00000000000 1.25438760000 81.18395552931pt 45.75102798688pt)" svg:viewBox="0 0 2 1" svg:d="M0 0C0 0 0.494657 0.631524 0.730227 0.818809C0.898965 0.941908 1.23664 1.28175 1.57814 1.46643" koffice:nodeTypes="ccc"/>
          <draw:path draw:style-name="gr34" draw:id="shape599" draw:name="path1208" draw:layer="g5465" svg:width="1.45030886720pt" svg:height="0.87310336000pt" draw:transform="matrix(1.25438760000 0.00000000000 0.00000000000 1.25438760000 81.19569659725pt 48.05990397894pt)" svg:viewBox="0 0 1 1" svg:d="M0 0C0.369918 0.271574 0.460387 0.338701 1.22148 0.873103L1.45031 0.475946C1.45031 0.475946 1.3625 0.254082 1.32789 0.137245" koffice:nodeTypes="cccc"/>
          <draw:path draw:style-name="gr35" draw:id="shape600" draw:name="path1210" draw:layer="g5465" svg:width="1.39765824320pt" svg:height="0.83261975040pt" draw:transform="matrix(1.25438760000 0.00000000000 0.00000000000 1.25438760000 81.20743766518pt 48.05990397894pt)" svg:viewBox="0 0 1 1" svg:d="M0 0C0.347492 0.253815 0.459778 0.330756 1.19128 0.83262L1.1991 0.824079L1.39766 0.45624L1.39766 0.45624C1.39766 0.45624 1.38983 0.410616 1.36368 0.353604C1.34014 0.287979 1.31406 0.202498 1.29574 0.136872" koffice:nodeTypes="ccccccc"/>
          <draw:path draw:style-name="gr36" draw:id="shape601" draw:name="path1212" draw:layer="g5465" svg:width="1.38205287680pt" svg:height="0.81562573440pt" draw:transform="matrix(1.25438760000 0.00000000000 0.00000000000 1.25438760000 81.20743766518pt 48.05990397894pt)" svg:viewBox="0 0 1 1" svg:d="M0 0C0.327325 0.242759 0.475426 0.347159 1.18461 0.815626L1.19239 0.798719C1.19239 0.790266 1.38205 0.434654 1.38205 0.434654L1.38205 0.434654C1.38205 0.434654 1.37427 0.397951 1.35864 0.341524C1.3353 0.276571 1.3093 0.191895 1.29114 0.135468" koffice:nodeTypes="ccccccc"/>
          <draw:path draw:style-name="gr37" draw:id="shape602" draw:name="path1214" draw:layer="g5465" svg:width="1.34584980480pt" svg:height="0.77665443840pt" draw:transform="matrix(1.25438760000 0.00000000000 0.00000000000 1.25438760000 81.20743766518pt 48.05990397894pt)" svg:viewBox="0 0 1 1" svg:d="M0 0C0.315331 0.21757 0.494751 0.338764 1.16899 0.776654L1.17667 0.760086C1.17667 0.751838 1.34585 0.413144 1.34585 0.413144L1.34585 0.413144C1.34585 0.413144 1.34585 0.377329 1.32282 0.322196C1.30739 0.258885 1.2818 0.187254 1.27412 0.132192" koffice:nodeTypes="ccccccc"/>
          <draw:path draw:style-name="gr38" draw:id="shape603" draw:name="path1216" draw:layer="g5465" svg:width="1.33053721920pt" svg:height="0.76010498560pt" draw:transform="matrix(1.25438760000 0.00000000000 0.00000000000 1.25438760000 81.20743766518pt 48.04816291101pt)" svg:viewBox="0 0 1 1" svg:d="M0 0C0.305898 0.21524 0.507263 0.351456 1.16232 0.760105L1.16995 0.751945C1.16995 0.735624 1.33054 0.400488 1.33054 0.400488L1.33054 0.400488C1.33054 0.400488 1.33054 0.376007 1.31527 0.321465C1.2923 0.258832 1.27449 0.196129 1.26685 0.141657" koffice:nodeTypes="ccccccc"/>
          <draw:path draw:style-name="gr39" draw:id="shape604" draw:name="path1218" draw:layer="g5465" svg:width="1.31025672000pt" svg:height="0.74387175040pt" draw:transform="matrix(1.25438760000 0.00000000000 0.00000000000 1.25438760000 81.20743766518pt 48.04816291101pt)" svg:viewBox="0 0 1 1" svg:d="M0 0C0.293456 0.204856 0.521059 0.358447 1.15343 0.743872L1.161 0.727726C1.161 0.703439 1.31026 0.380043 1.31026 0.380043L1.31026 0.380043C1.31026 0.380043 1.31026 0.355756 1.29504 0.309941C1.27231 0.256053 1.26221 0.194024 1.25457 0.140136" koffice:nodeTypes="ccccccc"/>
          <draw:path draw:style-name="gr40" draw:id="shape605" draw:name="path1220" draw:layer="g5465" svg:width="1.27880033222pt" svg:height="0.70667560960pt" draw:transform="matrix(1.25438760000 0.00000000000 0.00000000000 1.25438760000 81.20743766518pt 48.04816291101pt)" svg:viewBox="0 0 1 1" svg:d="M0 0C0.282428 0.191733 0.539779 0.357238 1.1395 0.706676L1.15447 0.690872C1.15447 0.667266 1.27691 0.359861 1.27691 0.359861L1.27691 0.359861C1.27691 0.359861 1.28445 0.336256 1.26942 0.291601C1.25445 0.241701 1.23692 0.186488 1.23692 0.136587" koffice:nodeTypes="ccccccc"/>
          <draw:path draw:style-name="gr41" draw:id="shape606" draw:name="path1222" draw:layer="g5465" svg:width="1.26382740980pt" svg:height="0.67030243840pt" draw:transform="matrix(1.25438760000 0.00000000000 0.00000000000 1.25438760000 81.20743766518pt 48.04816291101pt)" svg:viewBox="0 0 1 1" svg:d="M0 0C0.273265 0.176516 0.551491 0.347923 1.13281 0.670302L1.14769 0.654976C1.14769 0.631921 1.26197 0.332597 1.26197 0.332597L1.26197 0.332597C1.26197 0.332597 1.26941 0.31727 1.25453 0.27378C1.23965 0.225115 1.23214 0.181625 1.22222 0.130471" koffice:nodeTypes="ccccccc"/>
          <draw:path draw:style-name="gr10" draw:id="shape607" draw:name="path1224" draw:layer="g5465" svg:width="1.23873800000pt" svg:height="0.65506360960pt" draw:transform="matrix(1.25438760000 0.00000000000 0.00000000000 1.25438760000 81.20743766518pt 48.04816291101pt)" svg:viewBox="0 0 1 1" svg:d="M0 0C0.253351 0.166922 0.56324 0.351586 1.12151 0.655064L1.13624 0.639912C1.13624 0.60702 1.24201 0.321219 1.23219 0.321219L1.23219 0.321219C1.23219 0.321219 1.24692 0.306068 1.23219 0.26301C1.21739 0.214966 1.21739 0.179548 1.21003 0.12898" koffice:nodeTypes="ccccccc"/>
          <draw:path draw:style-name="gr11" draw:id="shape608" draw:name="path1226" draw:layer="g5465" svg:width="1.20447616320pt" svg:height="0.64000000000pt" draw:transform="matrix(1.25438760000 0.00000000000 0.00000000000 1.25438760000 81.22319277344pt 48.03642184307pt)" svg:viewBox="0 0 1 1" svg:d="M0 0C0.232812 0.164992 0.572283 0.364992 1.09614 0.64L1.11067 0.62496C1.11067 0.592512 1.19802 0.310016 1.19802 0.310016L1.19802 0.310016C1.19802 0.310016 1.21255 0.302464 1.19802 0.262464C1.18343 0.222464 1.18343 0.187456 1.18343 0.139968" koffice:nodeTypes="ccccccc"/>
          <draw:path draw:style-name="gr24" draw:id="shape609" draw:name="path1228" draw:layer="g5465" svg:width="1.19563396392pt" svg:height="0.60540848640pt" draw:transform="matrix(1.25438760000 0.00000000000 0.00000000000 1.25438760000 81.22319277344pt 48.03642184307pt)" svg:viewBox="0 0 1 1" svg:d="M0 0C0.222245 0.153188 0.577477 0.362274 1.09211 0.605408C1.09935 0.605408 1.10658 0.590843 1.10658 0.590843C1.10658 0.551939 1.18632 0.291749 1.18632 0.291749L1.18632 0.291749C1.18632 0.291749 1.20085 0.277183 1.19361 0.245562C1.17184 0.206658 1.17908 0.18232 1.17908 0.133705" koffice:nodeTypes="ccccccc"/>
          <draw:path draw:style-name="gr42" draw:id="shape610" draw:name="path1230" draw:layer="g5465" svg:width="1.17525213016pt" svg:height="0.59093043840pt" draw:transform="matrix(1.25438760000 0.00000000000 0.00000000000 1.25438760000 81.22319277344pt 48.03642184307pt)" svg:viewBox="0 0 1 1" svg:d="M0 0C0.213167 0.14169 0.596451 0.36751 1.08276 0.59093C1.08994 0.583735 1.09711 0.57654 1.09711 0.569345C1.09711 0.538104 1.15942 0.283442 1.15942 0.283442L1.15942 0.283442C1.15942 0.283442 1.181 0.269052 1.17377 0.235413C1.15942 0.196977 1.15942 0.180126 1.15942 0.132097" koffice:nodeTypes="ccccccc"/>
          <draw:path draw:style-name="gr12" draw:id="shape611" draw:name="path1232" draw:layer="g5465" svg:width="1.14668884511pt" svg:height="0.55782973440pt" draw:transform="matrix(1.25438760000 0.00000000000 0.00000000000 1.25438760000 81.23493384138pt 48.03642184307pt)" svg:viewBox="0 0 1 1" svg:d="M0 0C0.196386 0.123683 0.596306 0.357068 1.06244 0.55783C1.06952 0.550779 1.07661 0.543788 1.07661 0.543788C1.07661 0.499454 1.13107 0.256747 1.13107 0.256747L1.13107 0.256747C1.13107 0.256747 1.15233 0.249697 1.14524 0.219403C1.13107 0.182059 1.13816 0.172679 1.13816 0.128344" koffice:nodeTypes="ccccccc"/>
          <draw:path draw:style-name="gr13" draw:id="shape612" draw:name="path1234" draw:layer="g5465" svg:width="1.13329735327pt" svg:height="0.53010048640pt" draw:transform="matrix(1.25438760000 0.00000000000 0.00000000000 1.25438760000 81.23493384138pt 48.03642184307pt)" svg:viewBox="0 0 1 1" svg:d="M0 0C0.185842 0.111484 0.609254 0.354954 1.05621 0.5301L1.07031 0.516471C1.07031 0.47098 1.11499 0.245683 1.10794 0.236597L1.10794 0.236597C1.10794 0.236597 1.14558 0.229782 1.12914 0.207008C1.11499 0.170604 1.12914 0.170604 1.12914 0.125113" koffice:nodeTypes="ccccccc"/>
          <draw:path draw:style-name="gr43" draw:id="shape613" draw:name="path1236" draw:layer="g5465" svg:width="1.12500000000pt" svg:height="0.51208336000pt" draw:transform="matrix(1.25438760000 0.00000000000 0.00000000000 1.25438760000 81.23493384138pt 48.03642184307pt)" svg:viewBox="0 0 1 1" svg:d="M0 0C0.17106 0.102875 0.63048 0.355567 1.05936 0.512083L1.06638 0.491989C1.06638 0.449454 1.10388 0.225843 1.09686 0.225843L1.09686 0.225843C1.09686 0.225843 1.12734 0.219145 1.11798 0.196761C1.10388 0.167679 1.11798 0.167679 1.125 0.122969" koffice:nodeTypes="ccccccc"/>
          <draw:path draw:style-name="gr14" draw:id="shape614" draw:name="path1238" draw:layer="g5465" svg:width="2.24064973440pt" svg:height="0.49877493760pt" draw:transform="matrix(1.25438760000 0.00000000000 0.00000000000 1.25438760000 81.23493384138pt 48.02076708582pt)" svg:viewBox="0 0 2 0" svg:d="M0 0C0.322727 0.108139 1.29103 0.366341 2.11431 0.498775C2.12832 0.498775 2.12832 0.478887 2.12832 0.478887C2.12832 0.436965 2.17048 0.222889 2.17048 0.216279L2.17048 0.216279C2.17048 0.216279 2.23131 0.216279 2.21251 0.196391C2.18449 0.16769 2.22664 0.16769 2.24065 0.132378" koffice:nodeTypes="ccccccc"/>
          <draw:path draw:style-name="gr44" draw:id="shape615" draw:name="path1240" draw:layer="g5465" svg:width="1.12500000000pt" svg:height="0.46829386240pt" draw:transform="matrix(1.25438760000 0.00000000000 0.00000000000 1.25438760000 81.23493384138pt 48.02076708582pt)" svg:viewBox="0 0 1 0" svg:d="M0 0C0.15468 0.0919179 0.6609 0.361376 1.05936 0.468294C1.06638 0.468294 1.06638 0.455483 1.06638 0.455483C1.06638 0.406267 1.08048 0.200971 1.07346 0.192431L1.07346 0.192431C1.07346 0.192431 1.11798 0.198836 1.10388 0.17962C1.09686 0.15181 1.11798 0.16035 1.125 0.123999" koffice:nodeTypes="ccccccc"/>
          <draw:path draw:style-name="gr15" draw:id="shape616" draw:name="path1242" draw:layer="g5465" svg:width="1.12968486720pt" svg:height="0.46840336000pt" draw:transform="matrix(1.25438760000 0.00000000000 0.00000000000 1.25438760000 81.23493384138pt 48.00892566688pt)" svg:viewBox="0 0 1 0" svg:d="M0 0C0.147967 0.0919834 0.685783 0.370014 1.06156 0.468403C1.0686 0.461997 1.0686 0.449131 1.07569 0.449131C1.07569 0.393557 1.0686 0.201049 1.0686 0.194643L1.0686 0.194643C1.0686 0.194643 1.10618 0.201049 1.09914 0.181831C1.09211 0.154017 1.11321 0.168965 1.12968 0.132609" koffice:nodeTypes="ccccccc"/>
          <draw:path draw:style-name="gr26" draw:id="shape617" draw:name="path1244" draw:layer="g5465" svg:width="1.12968486720pt" svg:height="0.43898575360pt" draw:transform="matrix(1.25438760000 0.00000000000 0.00000000000 1.25438760000 81.23493384138pt 48.00892566688pt)" svg:viewBox="0 0 1 0" svg:d="M0 0C0.138588 0.0807793 0.702258 0.364408 1.06156 0.438986C1.0686 0.432731 1.0686 0.42653 1.07569 0.420328C1.07569 0.366475 1.06156 0.180163 1.05453 0.173962L1.05453 0.173962C1.05453 0.173962 1.09914 0.186365 1.09914 0.167707C1.08507 0.149103 1.10618 0.161506 1.12968 0.128378" koffice:nodeTypes="ccccccc"/>
          <draw:path draw:style-name="gr31" draw:id="shape618" draw:name="path1246" draw:layer="g5465" svg:width="1.12500000000pt" svg:height="0.41442693760pt" draw:transform="matrix(1.25438760000 0.00000000000 0.00000000000 1.25438760000 81.23493384138pt 48.00892566688pt)" svg:viewBox="0 0 1 0" svg:d="M0 0C0.13122 0.0724616 0.71484 0.360094 1.05936 0.414427C1.06638 0.414427 1.07346 0.402376 1.07346 0.39635C1.07346 0.344025 1.05234 0.169026 1.04298 0.162949L1.04298 0.162949C1.04298 0.162949 1.09686 0.169026 1.0875 0.156923C1.07346 0.138846 1.10154 0.156923 1.125 0.124735" koffice:nodeTypes="ccccccc"/>
          <draw:path draw:style-name="gr17" draw:id="shape619" draw:name="path1248" draw:layer="g5465" svg:width="2.19419043840pt" svg:height="0.40246336000pt" draw:transform="matrix(1.25438760000 0.00000000000 0.00000000000 1.25438760000 81.24667490931pt 48.00892566688pt)" svg:viewBox="0 0 2 0" svg:d="M0 0C0.212949 0.0654193 1.43032 0.362826 2.07841 0.402463C2.09228 0.396525 2.10626 0.390587 2.10626 0.384599C2.10626 0.327147 2.03208 0.154641 2.03208 0.154641L2.03208 0.154641C2.03208 0.154641 2.13861 0.160579 2.10626 0.148703C2.10626 0.130839 2.16634 0.154641 2.19419 0.122921" koffice:nodeTypes="ccccccc"/>
          <draw:path draw:style-name="gr27" draw:id="shape620" draw:name="path1250" draw:layer="g5465" svg:width="2.19419043840pt" svg:height="0.37522975360pt" draw:transform="matrix(1.25438760000 0.00000000000 0.00000000000 1.25438760000 81.24667490931pt 48.00892566688pt)" svg:viewBox="0 0 2 0" svg:d="M0 0C0.199084 0.0555224 1.46279 0.356069 2.07841 0.37523C2.09228 0.369447 2.10626 0.363714 2.10626 0.35798C2.10626 0.302458 2.01821 0.141673 1.99973 0.135939L1.99973 0.135939C1.99973 0.135939 2.10626 0.147406 2.10626 0.135939C2.09228 0.11869 2.16634 0.147406 2.19419 0.11869" koffice:nodeTypes="ccccccc"/>
          <draw:path draw:style-name="gr18" draw:id="shape621" draw:name="path1252" draw:layer="g5465" svg:width="2.20344336000pt" svg:height="0.36375373440pt" draw:transform="matrix(1.25438760000 0.00000000000 0.00000000000 1.25438760000 81.24667490931pt 48.00892566688pt)" svg:viewBox="0 0 2 0" svg:d="M0 0C0.180978 0.0433764 1.51219 0.350582 2.09669 0.363754C2.09669 0.352463 2.1107 0.346818 2.1107 0.339291C2.1107 0.284624 2.00394 0.126317 1.99005 0.120624L1.99005 0.120624C1.99005 0.120624 2.1107 0.131963 2.09669 0.126317C2.08279 0.109334 2.15701 0.143253 2.20344 0.114979" koffice:nodeTypes="ccccccc"/>
          <draw:path draw:style-name="gr28" draw:id="shape622" draw:name="path1254" draw:layer="g5465" svg:width="2.19419043840pt" svg:height="0.34911128161pt" draw:transform="matrix(1.25438760000 0.00000000000 0.00000000000 1.25438760000 81.24667490931pt 47.99718459894pt)" svg:viewBox="0 0 2 0" svg:d="M0 0C0.166614 0.0424944 1.53686 0.356357 2.09228 0.348983C2.09228 0.343453 2.10626 0.332345 2.10626 0.324971C2.10626 0.264042 1.972 0.116328 1.95339 0.116328L1.95339 0.116328C1.95339 0.116328 2.08766 0.127389 2.07379 0.116328C2.05993 0.110797 2.14786 0.145871 2.19419 0.116328" koffice:nodeTypes="ccccccc"/>
          <draw:path draw:style-name="gr19" draw:id="shape623" draw:name="path1256" draw:layer="g5465" svg:width="2.19419043840pt" svg:height="0.32957941059pt" draw:transform="matrix(1.25438760000 0.00000000000 0.00000000000 1.25438760000 81.24667490931pt 47.99718459894pt)" svg:viewBox="0 0 2 0" svg:d="M0 0C0.15275 0.0412886 1.56921 0.351619 2.09228 0.328334C2.09228 0.322914 2.10626 0.317541 2.10626 0.312167C2.10626 0.247594 1.95339 0.109445 1.93953 0.104071L1.93953 0.104071C1.93953 0.104071 2.05993 0.120191 2.05993 0.114818C2.04606 0.104071 2.14786 0.143523 2.19419 0.114818" koffice:nodeTypes="ccccccc"/>
          <draw:path draw:style-name="gr45" draw:id="shape624" draw:name="path1258" draw:layer="g5465" svg:width="2.20344336000pt" svg:height="0.30940921372pt" draw:transform="matrix(1.25438760000 0.00000000000 0.00000000000 1.25438760000 81.24667490931pt 47.99718459894pt)" svg:viewBox="0 0 2 0" svg:d="M0 0C0.134546 0.0278123 1.61895 0.34594 2.09669 0.305935C2.09669 0.305935 2.1107 0.295522 2.1107 0.290316C2.1107 0.227705 1.94361 0.100836 1.92972 0.0938498L1.92972 0.0886433C1.92972 0.0886433 2.06427 0.111249 2.05037 0.104307C2.05037 0.0938498 2.13849 0.137326 2.20344 0.109514" koffice:nodeTypes="ccccccc"/>
          <draw:path draw:style-name="gr30" draw:id="shape625" draw:name="path1260" draw:layer="g5465" svg:width="2.19419043840pt" svg:height="0.30076685366pt" draw:transform="matrix(1.25438760000 0.00000000000 0.00000000000 1.25438760000 81.24667490931pt 47.99718459894pt)" svg:viewBox="0 0 2 0" svg:d="M0 0C0.106415 0.0222879 1.64789 0.341075 2.09228 0.296499C2.10626 0.291366 2.10626 0.281055 2.10626 0.274211C2.10626 0.212525 1.90718 0.0873966 1.89331 0.0805522L1.89331 0.0805522C1.89331 0.0805522 2.04606 0.10284 2.02746 0.0959958C2.02746 0.0856855 2.13399 0.135394 2.19419 0.106262" koffice:nodeTypes="ccccccc"/>
          <draw:path draw:style-name="gr21" draw:id="shape626" draw:name="path1262" draw:layer="g5465" svg:width="2.16654848640pt" svg:height="0.28455483272pt" draw:transform="matrix(1.25438760000 0.00000000000 0.00000000000 1.25438760000 81.25841597725pt 47.99718459894pt)" svg:viewBox="0 0 2 0" svg:d="M0 0C0.073596 0.0150216 1.65138 0.338412 2.06528 0.276747C2.07918 0.271711 2.07918 0.261725 2.09295 0.255068C2.07918 0.195024 1.86757 0.0783512 1.84908 0.0667009L1.84908 0.0667009C1.84908 0.0667009 2.00087 0.0933728 2.00087 0.0816798C1.98709 0.0816798 2.10673 0.130031 2.16655 0.103359" koffice:nodeTypes="ccccccc"/>
          <draw:path draw:style-name="gr46" draw:id="shape627" draw:name="path1264" draw:layer="g5465" svg:width="2.17574300160pt" svg:height="0.27908210818pt" draw:transform="matrix(1.25438760000 0.00000000000 0.00000000000 1.25438760000 81.25841597725pt 47.99718459894pt)" svg:viewBox="0 0 2 0" svg:d="M0 0C0.0599456 0.00993171 1.68709 0.340087 2.06966 0.269086C2.08358 0.259196 2.08358 0.254252 2.09739 0.247616C2.09739 0.183251 1.8392 0.0677046 1.82539 0.0610694L1.82539 0.0610694C1.82539 0.0610694 1.9913 0.0825388 1.9775 0.0825388C1.9775 0.0775941 2.09739 0.125478 2.17574 0.104008" koffice:nodeTypes="ccccccc"/>
          <draw:path draw:style-name="gr29" draw:id="shape628" draw:name="path1266" draw:layer="g5465" svg:width="2.12973160960pt" svg:height="0.27466519042pt" draw:transform="matrix(1.25438760000 0.00000000000 0.00000000000 1.25438760000 81.25841597725pt 47.98152984170pt)" svg:viewBox="0 0 2 0" svg:d="M0 0C0.0410956 0.00981087 1.69648 0.347196 2.04766 0.260407C2.06143 0.255502 2.06143 0.250555 2.07509 0.239109C2.07509 0.175254 1.80599 0.0654897 1.78777 0.0605842L1.78777 0.0605842L1.95192 0.0818831C1.93826 0.0769776 2.07054 0.129386 2.12973 0.108087" koffice:nodeTypes="ccccccc"/>
          <draw:path draw:style-name="gr47" draw:id="shape629" draw:name="path1268" draw:layer="g5465" svg:width="2.13884775040pt" svg:height="0.26468487737pt" draw:transform="matrix(1.25438760000 0.00000000000 0.00000000000 1.25438760000 81.25841597725pt 47.98152984170pt)" svg:viewBox="0 0 2 0" svg:d="M0 0C0.0274946 0.00481549 1.74585 0.34725 2.05203 0.24596C2.06584 0.241145 2.07953 0.236329 2.07953 0.225093C2.07953 0.155948 1.7916 0.0546579 1.7641 0.0498424L1.7641 0.0498424L1.94241 0.0707506C1.94241 0.0707506 2.06116 0.128619 2.13885 0.107711" koffice:nodeTypes="ccccccc"/>
          <draw:path draw:style-name="gr23" draw:id="shape630" draw:name="path1270" draw:layer="g5465" svg:width="2.10226800640pt" svg:height="0.26362657331pt" draw:transform="matrix(1.25438760000 0.00000000000 0.00000000000 1.25438760000 81.27417108550pt 47.96978877376pt)" svg:viewBox="0 0 2 0" svg:d="M0 0C0 0 1.95728 0.394696 2.04798 0.218194C2.04798 0.149187 1.71717 0.0481407 1.71717 0.0481407L1.89394 0.068966C1.89394 0.068966 2.02525 0.131565 2.10227 0.110699" koffice:nodeTypes="ccccc"/>
          <draw:path draw:style-name="gr9" draw:id="shape631" draw:name="path1272" draw:layer="g5465" svg:width="0.46144026209pt" svg:height="0.36955702787pt" draw:transform="matrix(1.25438760000 0.00000000000 0.00000000000 1.25438760000 81.37211366931pt 41.20317454938pt)" svg:viewBox="0 0 0 0" svg:d="M0.0656 0.328757C0.0656 0.194357 0.13752 0.0383567 0.23128 0.0383567C0.23128 0.0383567 0.30312 0.0383567 0.34376 0.0471567C0.39376 0.0663567 0.40312 0.0879567 0.4156 0.138357C0.4344 0.250357 0.29376 0.291157 0.18752 0.303957C0.15936 0.303957 0.0844 0.294357 0.07504 0.322357C0.04688 0.363157 0.0656 0.350357 0.04688 0.363157C0.0656 0.363157 0.07504 0.353557 0.08752 0.343957C0.17816 0.325557 0.25312 0.325557 0.3656 0.303957C0.43752 0.294357 0.48752 0.138357 0.44688 0.0759567C0.40624 0.0255567 0.21872 -0.0272433 0.1656 0.0159567C0.05312 0.0975567 0.01248 0.222357 0 0.369557C0.00936 0.341557 0.05 0.359957 0.05936 0.328757" koffice:nodeTypes="ccccccccccccc"/>
          <draw:path draw:style-name="gr6" draw:id="shape632" draw:name="path1274" draw:layer="g5465" svg:width="0.46144026209pt" svg:height="0.36955702787pt" draw:transform="matrix(1.25438760000 0.00000000000 0.00000000000 1.25438760000 81.37211366931pt 41.20317454938pt)" svg:viewBox="0 0 0 0" svg:d="M0.0656 0.328757C0.0656 0.194357 0.13752 0.0383567 0.23128 0.0383567C0.23128 0.0383567 0.30312 0.0383567 0.34376 0.0471567C0.39376 0.0663567 0.40312 0.0879567 0.4156 0.138357C0.4344 0.250357 0.29376 0.291157 0.18752 0.303957C0.15936 0.303957 0.0844 0.294357 0.07504 0.322357C0.04688 0.363157 0.0656 0.350357 0.04688 0.363157C0.0656 0.363157 0.07504 0.353557 0.08752 0.343957C0.17816 0.325557 0.25312 0.325557 0.3656 0.303957C0.43752 0.294357 0.48752 0.138357 0.44688 0.0759567C0.40624 0.0255567 0.21872 -0.0272433 0.1656 0.0159567C0.05312 0.0975567 0.01248 0.222357 0 0.369557C0.00936 0.341557 0.05 0.359957 0.05936 0.328757L0.05936 0.328757Z" koffice:nodeTypes="ccccccccccccccc"/>
          <draw:path draw:style-name="gr9" draw:id="shape633" draw:name="path1276" draw:layer="g5465" svg:width="0.44050701235pt" svg:height="0.39742030951pt" draw:transform="matrix(1.25438760000 0.00000000000 0.00000000000 1.25438760000 80.88618081106pt 41.58175025451pt)" svg:viewBox="0 0 0 0" svg:d="M0.381147 0.0677556C0.259227 0.0269556 0.0936265 0.0485556 0.0624265 0.126956C0.0624265 0.136556 0.0342665 0.207756 0.0342665 0.239756C0.0342665 0.289356 0.0436265 0.310956 0.0967465 0.342156C0.187387 0.392556 0.281147 0.270956 0.321787 0.176556C0.331147 0.148556 0.349867 0.0957556 0.381147 0.0741556C0.431147 0.0645556 0.421787 0.0741556 0.431147 0.0645556C0.421787 0.0829556 0.402987 0.0925556 0.390507 0.105356C0.349867 0.176556 0.318667 0.239756 0.256107 0.342156C0.215547 0.414156 0.0624265 0.414156 0.0186665 0.351756C-0.0219735 0.279756 0.00930653 0.105356 0.0592265 0.0613556C0.162427 -0.0202444 0.306107 -0.0106444 0.440507 0.0333556C0.421787 0.0237556 0.412427 0.0741556 0.381147 0.0613556" koffice:nodeTypes="ccccccccccccc"/>
          <draw:path draw:style-name="gr6" draw:id="shape634" draw:name="path1278" draw:layer="g5465" svg:width="0.44050701235pt" svg:height="0.39742030951pt" draw:transform="matrix(1.25438760000 0.00000000000 0.00000000000 1.25438760000 80.88618081106pt 41.58175025451pt)" svg:viewBox="0 0 0 0" svg:d="M0.381147 0.0677556C0.259227 0.0269556 0.0936265 0.0485556 0.0624265 0.126956C0.0624265 0.126956 0.0342665 0.207756 0.0342665 0.239756C0.0342665 0.289356 0.0436265 0.310956 0.0967465 0.342156C0.187387 0.392556 0.281147 0.270956 0.321787 0.176556C0.331147 0.148556 0.349867 0.0957556 0.381147 0.0741556C0.431147 0.0645556 0.421787 0.0741556 0.431147 0.0645556C0.421787 0.0829556 0.402987 0.0925556 0.390507 0.105356C0.349867 0.176556 0.318667 0.239756 0.256107 0.342156C0.215547 0.414156 0.0624265 0.414156 0.0186665 0.351756C-0.0219735 0.279756 0.00930653 0.105356 0.0592265 0.0613556C0.162427 -0.0202444 0.306107 -0.0106444 0.440507 0.0333556C0.421787 0.0237556 0.412427 0.0741556 0.381147 0.0613556L0.381147 0.0613556Z" koffice:nodeTypes="ccccccccccccccc"/>
          <draw:path draw:style-name="gr9" draw:id="shape635" draw:name="path1280" draw:layer="g5465" svg:width="0.16716666015pt" svg:height="0.14660636156pt" draw:transform="matrix(1.25438760000 0.00000000000 0.00000000000 1.25438760000 81.29738357747pt 41.57565333314pt)" svg:viewBox="0 0 0 0" svg:d="M0.043975 0.012616C0.00333497 0.012616 -0.00602503 0.072616 0.00333497 0.103816C0.00333497 0.131816 0.053335 0.153416 0.084615 0.144616C0.134615 0.125416 0.175175 0.084616 0.165815 0.031816C0.147095 -0.018584 0.084615 0.00381602 0.043975 0.012616" koffice:nodeTypes="ccccc"/>
          <draw:path draw:style-name="gr6" draw:id="shape636" draw:name="path1282" draw:layer="g5465" svg:width="0.16716666015pt" svg:height="0.14660636156pt" draw:transform="matrix(1.25438760000 0.00000000000 0.00000000000 1.25438760000 81.29738357747pt 41.57565333314pt)" svg:viewBox="0 0 0 0" svg:d="M0.043975 0.012616C0.00333497 0.012616 -0.00602503 0.072616 0.00333497 0.103816C0.00333497 0.131816 0.053335 0.153416 0.084615 0.144616C0.134615 0.125416 0.175175 0.084616 0.165815 0.031816C0.147095 -0.018584 0.084615 0.00381602 0.043975 0.012616L0.043975 0.012616" koffice:nodeTypes="cccccc"/>
          <draw:path draw:style-name="gr9" draw:id="shape637" draw:name="path1284" draw:layer="g5465" svg:width="0.32709248640pt" svg:height="0.37552384000pt" draw:transform="matrix(1.25438760000 0.00000000000 0.00000000000 1.25438760000 80.63122217725pt 40.84687422592pt)" svg:viewBox="0 0 0 0" svg:d="M0 0C0 0 0.171576 0.132365 0.327092 0.178447C0.327092 0.178447 0.30385 0.329441 0.327092 0.375524C0.327092 0.375524 0.19125 0.312283 0.119737 0.331402C0.119737 0.331402 0.085788 0.109324 0.00178439 0" koffice:nodeTypes="ccccc"/>
          <draw:path draw:style-name="gr6" draw:id="shape638" draw:name="path1286" draw:layer="g5465" svg:width="0.32709248640pt" svg:height="0.37552384000pt" draw:transform="matrix(1.25438760000 0.00000000000 0.00000000000 1.25438760000 80.63122217725pt 40.84687422592pt)" svg:viewBox="0 0 0 0" svg:d="M0 0C0 0 0.171576 0.132365 0.327092 0.178447C0.327092 0.178447 0.30385 0.329441 0.327092 0.375524C0.327092 0.375524 0.19125 0.312283 0.119737 0.331402C0.119737 0.331402 0.085788 0.109324 0.00178439 0L0.00178439 0Z" koffice:nodeTypes="ccccccc"/>
          <draw:path draw:style-name="gr6" draw:id="shape639" draw:name="path1288" draw:layer="g5465" svg:width="0.22808000000pt" svg:height="0.23440000000pt" draw:transform="matrix(1.25438760000 0.00000000000 0.00000000000 1.25438760000 80.92133694138pt 41.14491671968pt)" svg:viewBox="0 0 0 0" svg:d="M0 0C0 0 0.11248 0.0816 0.22808 0.1128C0.22808 0.1128 0.20936 0.2032 0.22808 0.2344C0.22808 0.2344 0.13752 0.2064 0.0844 0.216C0.0844 0.216 0.0656 0.072 0.00312 1.13687e-14L0.00312 1.13687e-14Z" koffice:nodeTypes="ccccccc"/>
          <draw:path draw:style-name="gr9" draw:id="shape640" draw:name="path1290" draw:layer="g5465" svg:width="0.33031688214pt" svg:height="0.56176293890pt" draw:transform="matrix(1.25438760000 0.00000000000 0.00000000000 1.25438760000 81.07862541629pt 41.75814873997pt)" svg:viewBox="0 0 0 1" svg:d="M0.174609 0.13593C0.174609 0.13593 0.265249 0.0455303 0.296449 0.00153036C0.305809 -0.0168697 0.246449 0.13593 0.305809 0.17673C0.355889 0.28953 0.315249 0.49913 0.305809 0.54873C0.212129 0.55833 0.130849 0.58953 0.0152493 0.49913C-0.0253907 0.45833 0.0246093 0.37673 0.0558893 0.31433C0.0746093 0.28633 0.118369 0.17993 0.168369 0.13913" koffice:nodeTypes="ccccccc"/>
          <draw:path draw:style-name="gr6" draw:id="shape641" draw:name="path1292" draw:layer="g5465" svg:width="0.33031688214pt" svg:height="0.56176293890pt" draw:transform="matrix(1.25438760000 0.00000000000 0.00000000000 1.25438760000 81.07862541629pt 41.75814873997pt)" svg:viewBox="0 0 0 1" svg:d="M0.174609 0.13593C0.174609 0.13593 0.265249 0.0455303 0.296449 0.00153036C0.305809 -0.0168697 0.246449 0.13593 0.305809 0.17673C0.355889 0.28953 0.315249 0.49913 0.305809 0.54873C0.212129 0.55833 0.130849 0.58953 0.0152493 0.49913C-0.0253907 0.45833 0.0246093 0.37673 0.0558893 0.31433C0.0746093 0.28633 0.118369 0.17993 0.168369 0.13913L0.168369 0.13913Z" koffice:nodeTypes="ccccccccc"/>
          <draw:path draw:style-name="gr6" draw:id="shape642" draw:name="path1294" draw:layer="g5465" svg:width="0.13378102491pt" svg:height="0.47840000000pt" draw:transform="matrix(1.25438760000 0.00000000000 0.00000000000 1.25438760000 81.28982584275pt 41.85038430592pt)" svg:viewBox="0 0 0 0" svg:d="M0.09064 0C0.09064 0.0096 0.0812 0.06 0.0812 0.072C0.09064 0.1 0.12184 0.1128 0.1312 0.1536C0.14064 0.2568 0.12184 0.328 0.11248 0.4624M0.0812 0.116C0.10936 0.2504 0.0812 0.3536 0.07184 0.4688L0.0812 0.4688M0.05936 0.3344C0.04064 0.3752 0.04064 0.4064 0.04064 0.4688C0.0312 0.46 0.01248 0.4784 0 0.4784" koffice:nodeTypes="cccccccccc"/>
          <draw:path draw:style-name="gr8" draw:id="shape643" draw:name="path1296" draw:layer="g5465" svg:width="0.36986878613pt" svg:height="1.62000000000pt" draw:transform="matrix(1.25438760000 0.00000000000 0.00000000000 1.25438760000 87.79894185719pt 55.37870369440pt)" svg:viewBox="0 0 0 2" svg:d="M0.181502 1.62C0.192887 1.62 0.20617 1.60272 0.217603 1.5948C0.248012 1.56888 0.305034 1.56888 0.324008 1.5408C0.411439 1.39176 0.354417 1.11096 0.312624 0.93384C0.244217 0.60696 0.238476 0.30888 0.187195 0L0.181502 0C0.137763 0.30672 0.126378 0.60696 0.0503328 0.93384C0.0199244 1.11096 -0.04279 1.39176 0.0446403 1.5408C0.0617662 1.56672 0.118739 1.56672 0.156786 1.5948C0.162479 1.60272 0.173864 1.62 0.181502 1.62" koffice:nodeTypes="cccccccccc"/>
          <draw:path draw:style-name="gr7" draw:id="shape644" draw:name="path1298" draw:layer="g5465" svg:width="0.68710342512pt" svg:height="1.43414048000pt" draw:transform="matrix(1.25438760000 0.00000000000 0.00000000000 1.25438760000 87.13351963047pt 55.35461945248pt)" svg:viewBox="0 0 1 1" svg:d="M0.687103 0C0.627488 0.288589 0.61197 0.58734 0.508323 0.897608C0.466877 1.04529 0.389157 1.29188 0.485047 1.43414L0.477222 1.42669C0.485047 1.42669 0.485047 1.42669 0.485047 1.42669C0.443601 1.42669 0.399569 1.41856 0.358123 1.40298C0.350298 1.39485 0.334781 1.39485 0.324436 1.37859C0.308852 1.35488 0.290748 1.33659 0.26482 1.3183C0.241544 1.30204 0.205271 1.31017 0.179342 1.29391C0.171583 1.28646 0.163825 1.27833 0.156066 1.27833C0.0964503 1.24378 0.0369009 1.20923 0.0109724 1.14894C0.00321374 1.09813 -0.00454492 1.05342 0.00321374 1.00058C0.0109724 0.966029 0.026556 0.939609 0.0369009 0.90506C0.0524182 0.863059 0.0705881 0.81767 0.0964503 0.775669C0.112034 0.725538 0.137896 0.688279 0.163825 0.635439C0.171583 0.611728 0.179342 0.59276 0.197512 0.574469C0.205271 0.550759 0.213029 0.53179 0.231133 0.5135C0.238958 0.489789 0.26482 0.47895 0.280404 0.45253C0.295921 0.436949 0.30368 0.436949 0.321849 0.41798C0.321849 0.41798 0.345125 0.410529 0.345125 0.402399C0.352884 0.402399 0.360709 0.39427 0.360709 0.386818C0.409914 0.299428 0.446187 0.25675 0.479808 0.16665C0.50315 0.132778 0.50315 0.0718086 0.50315 0.0264202L0.681865 0.0264202" koffice:nodeTypes="cccccccccccccccccccccccc"/>
          <draw:path draw:style-name="gr48" draw:id="shape645" draw:name="path1300" draw:layer="g5465" svg:width="0.48035510058pt" svg:height="1.53440000000pt" draw:transform="matrix(1.25438760000 0.00000000000 0.00000000000 1.25438760000 87.44129836524pt 55.36666157344pt)" svg:viewBox="0 0 0 2" svg:d="M0.480355 0C0.480355 0 0.346035 0.572 0.264755 0.716C0.183555 0.8592 -0.138365 1.1184 0.0678753 1.5344" koffice:nodeTypes="ccc"/>
          <draw:path draw:style-name="gr34" draw:id="shape646" draw:name="path1302" draw:layer="g5465" svg:width="0.47755775122pt" svg:height="1.55600000000pt" draw:transform="matrix(1.25438760000 0.00000000000 0.00000000000 1.25438760000 87.47230426274pt 55.36666157344pt)" svg:viewBox="0 0 0 2" svg:d="M0.477558 0C0.477558 0 0.343158 0.572 0.261958 0.716C0.171318 0.8688 -0.144362 1.1408 0.0775574 1.556" koffice:nodeTypes="ccc"/>
          <draw:path draw:style-name="gr10" draw:id="shape647" draw:name="path1304" draw:layer="g5465" svg:width="0.47095490104pt" svg:height="1.57840000000pt" draw:transform="matrix(1.25438760000 0.00000000000 0.00000000000 1.25438760000 87.49232751758pt 55.36666157344pt)" svg:viewBox="0 0 0 2" svg:d="M0.470955 0C0.470955 0 0.336555 0.5816 0.255355 0.7376C0.174075 0.8816 -0.147765 1.1624 0.0803148 1.5784" koffice:nodeTypes="ccc"/>
          <draw:path draw:style-name="gr25" draw:id="shape648" draw:name="path1306" draw:layer="g5465" svg:width="0.47540890525pt" svg:height="1.60000000000pt" draw:transform="matrix(1.25438760000 0.00000000000 0.00000000000 1.25438760000 87.51413634021pt 55.36666157344pt)" svg:viewBox="0 0 0 2" svg:d="M0.475409 0C0.475409 0 0.341089 0.5904 0.256689 0.7376C0.166049 0.8816 -0.146431 1.172 0.0817287 1.6" koffice:nodeTypes="ccc"/>
          <draw:path draw:style-name="gr28" draw:id="shape649" draw:name="path1308" draw:layer="g5465" svg:width="0.46315818765pt" svg:height="1.61840000000pt" draw:transform="matrix(1.25438760000 0.00000000000 0.00000000000 1.25438760000 87.54134424630pt 55.36666157344pt)" svg:viewBox="0 0 0 2" svg:d="M0.463158 0C0.463158 0 0.328758 0.6032 0.247478 0.7472C0.166278 0.8904 -0.146282 1.1936 0.0818786 1.6184" koffice:nodeTypes="ccc"/>
          <draw:path draw:style-name="gr23" draw:id="shape650" draw:name="path1310" draw:layer="g5465" svg:width="0.45407914324pt" svg:height="1.63760000000pt" draw:transform="matrix(1.25438760000 0.00000000000 0.00000000000 1.25438760000 87.56447411610pt 55.36666157344pt)" svg:viewBox="0 0 0 2" svg:d="M0.454079 0C0.454079 0 0.332159 0.6128 0.238479 0.756C0.157199 0.9 -0.145921 1.2128 0.0853593 1.6376" koffice:nodeTypes="ccc"/>
          <draw:path draw:style-name="gr34" draw:id="shape651" draw:name="path1312" draw:layer="g5465" svg:width="0.48553675686pt" svg:height="1.52480000000pt" draw:transform="matrix(1.25438760000 0.00000000000 0.00000000000 1.25438760000 87.42305831089pt 55.36666157344pt)" svg:viewBox="0 0 0 2" svg:d="M0.485537 0C0.485537 0 0.351217 0.5504 0.269937 0.7064C0.188657 0.8592 -0.145663 1.1216 0.0730563 1.5248" koffice:nodeTypes="ccc"/>
          <draw:path draw:style-name="gr10" draw:id="shape652" draw:name="path1314" draw:layer="g5465" svg:width="0.49808601968pt" svg:height="1.51200000000pt" draw:transform="matrix(1.25438760000 0.00000000000 0.00000000000 1.25438760000 87.39166125332pt 55.38271773472pt)" svg:viewBox="0 0 0 2" svg:d="M0.498086 0C0.498086 0 0.363686 0.5184 0.269926 0.6936C0.188726 0.8376 -0.145674 1.1088 0.0730461 1.512" koffice:nodeTypes="ccc"/>
          <draw:path draw:style-name="gr25" draw:id="shape653" draw:name="path1316" draw:layer="g5465" svg:width="0.48619195448pt" svg:height="1.51200000000pt" draw:transform="matrix(1.25438760000 0.00000000000 0.00000000000 1.25438760000 87.37918538767pt 55.38271773472pt)" svg:viewBox="0 0 0 2" svg:d="M0.486192 0C0.486192 0 0.364272 0.5088 0.258032 0.6936C0.186192 0.8376 -0.145088 1.0968 0.0736319 1.512" koffice:nodeTypes="ccc"/>
          <draw:path draw:style-name="gr28" draw:id="shape654" draw:name="path1318" draw:layer="g5465" svg:width="0.49548273248pt" svg:height="1.50320000000pt" draw:transform="matrix(1.25438760000 0.00000000000 0.00000000000 1.25438760000 87.35569017439pt 55.38271773472pt)" svg:viewBox="0 0 0 2" svg:d="M0.495483 0C0.495483 0 0.383003 0.4872 0.258043 0.684C0.186123 0.8376 -0.145077 1.1 0.0736423 1.5032" koffice:nodeTypes="ccc"/>
          <draw:path draw:style-name="gr23" draw:id="shape655" draw:name="path1320" draw:layer="g5465" svg:width="0.48742101931pt" svg:height="1.50320000000pt" draw:transform="matrix(1.25438760000 0.00000000000 0.00000000000 1.25438760000 87.34231997318pt 55.38271773472pt)" svg:viewBox="0 0 0 2" svg:d="M0.487421 0C0.487421 0 0.374941 0.4776 0.259261 0.684C0.178061 0.828 -0.143859 1.1 0.074941 1.5032" koffice:nodeTypes="ccc"/>
          <draw:path draw:style-name="gr7" draw:id="shape656" draw:name="path1322" draw:layer="g5465" svg:width="0.71164097657pt" svg:height="1.43414048000pt" draw:transform="matrix(1.25438760000 0.00000000000 0.00000000000 1.25438760000 88.17330288550pt 55.35461945248pt)" svg:viewBox="0 0 1 1" svg:d="M0 0C0.0684994 0.288589 0.0869908 0.58734 0.181878 0.897608C0.231953 1.04529 0.311048 1.29188 0.216161 1.43414L0.216161 1.42669C0.266236 1.42669 0.303152 1.41856 0.345331 1.40298C0.361123 1.39485 0.369019 1.39485 0.379547 1.37859C0.395407 1.35488 0.413831 1.33659 0.432322 1.3183C0.466605 1.30204 0.500821 1.31017 0.535105 1.29391C0.543001 1.28646 0.543001 1.27833 0.550964 1.27833C0.611568 1.24378 0.672171 1.20923 0.698558 1.14894C0.71435 1.09813 0.71435 1.05342 0.706454 1.00058C0.698558 0.966029 0.690662 0.939609 0.672171 0.90506C0.656379 0.863059 0.637955 0.81767 0.611568 0.775669C0.595776 0.725538 0.569388 0.688279 0.543001 0.635439C0.535105 0.611728 0.527209 0.59276 0.508785 0.574469C0.500821 0.550759 0.485029 0.53179 0.474501 0.5135C0.466605 0.489789 0.440218 0.47895 0.424426 0.45253C0.408567 0.436949 0.398039 0.436949 0.390143 0.41798C0.382247 0.41798 0.355859 0.410529 0.366387 0.402399C0.358491 0.402399 0.342699 0.39427 0.332104 0.386818C0.297888 0.299428 0.253076 0.25675 0.218793 0.16665C0.195038 0.132778 0.195038 0.0718086 0.195038 0.0264202L0.002632 0.0264202" koffice:nodeTypes="ccccccccccccccccccccccc"/>
          <draw:path draw:style-name="gr48" draw:id="shape657" draw:name="path1324" draw:layer="g5465" svg:width="0.47490625917pt" svg:height="1.53440000000pt" draw:transform="matrix(1.25438760000 0.00000000000 0.00000000000 1.25438760000 88.31831009206pt 55.36666157344pt)" svg:viewBox="0 0 0 2" svg:d="M0 0C0 0 0.13432 0.572 0.2156 0.716C0.29688 0.8592 0.61872 1.1184 0.4 1.5344" koffice:nodeTypes="ccc"/>
          <draw:path draw:style-name="gr34" draw:id="shape658" draw:name="path1326" draw:layer="g5465" svg:width="0.48746625917pt" svg:height="1.55600000000pt" draw:transform="matrix(1.25438760000 0.00000000000 0.00000000000 1.25438760000 88.29081391587pt 55.36666157344pt)" svg:viewBox="0 0 0 2" svg:d="M0 0C0 0 0.1344 0.572 0.22816 0.716C0.30944 0.8688 0.63128 1.1408 0.41256 1.556" koffice:nodeTypes="ccc"/>
          <draw:path draw:style-name="gr10" draw:id="shape659" draw:name="path1328" draw:layer="g5465" svg:width="0.47099007307pt" svg:height="1.57840000000pt" draw:transform="matrix(1.25438760000 0.00000000000 0.00000000000 1.25438760000 88.27907284794pt 55.36666157344pt)" svg:viewBox="0 0 0 2" svg:d="M0 0C0 0 0.1344 0.5816 0.21568 0.7376C0.29688 0.8816 0.6188 1.1624 0.39064 1.5784" koffice:nodeTypes="ccc"/>
          <draw:path draw:style-name="gr25" draw:id="shape660" draw:name="path1330" draw:layer="g5465" svg:width="0.47947380667pt" svg:height="1.60000000000pt" draw:transform="matrix(1.25438760000 0.00000000000 0.00000000000 1.25438760000 88.25167702275pt 55.36666157344pt)" svg:viewBox="0 0 0 2" svg:d="M0 0C0 0 0.14376 0.5904 0.22808 0.7376C0.30936 0.8816 0.62184 1.172 0.40312 1.6" koffice:nodeTypes="ccc"/>
          <draw:path draw:style-name="gr28" draw:id="shape661" draw:name="path1332" draw:layer="g5465" svg:width="0.46511435645pt" svg:height="1.61840000000pt" draw:transform="matrix(1.25438760000 0.00000000000 0.00000000000 1.25438760000 88.23993595482pt 55.36666157344pt)" svg:viewBox="0 0 0 2" svg:d="M0 0C0 0 0.13432 0.6032 0.22808 0.7472C0.3 0.8904 0.61248 1.1936 0.3812 1.6184" koffice:nodeTypes="ccc"/>
          <draw:path draw:style-name="gr23" draw:id="shape662" draw:name="path1334" draw:layer="g5465" svg:width="0.45411228454pt" svg:height="1.63760000000pt" draw:transform="matrix(1.25438760000 0.00000000000 0.00000000000 1.25438760000 88.22809453587pt 55.36666157344pt)" svg:viewBox="0 0 0 2" svg:d="M0 0C0 0 0.1344 0.6128 0.21568 0.756C0.29688 0.9 0.6 1.2128 0.3688 1.6376" koffice:nodeTypes="ccc"/>
          <draw:path draw:style-name="gr34" draw:id="shape663" draw:name="path1336" draw:layer="g5465" svg:width="0.48742101931pt" svg:height="1.52480000000pt" draw:transform="matrix(1.25438760000 0.00000000000 0.00000000000 1.25438760000 88.33005116000pt 55.36666157344pt)" svg:viewBox="0 0 0 2" svg:d="M0 0C0 0 0.1344 0.5504 0.22816 0.7064C0.30936 0.8592 0.63128 1.1216 0.41248 1.5248" koffice:nodeTypes="ccc"/>
          <draw:path draw:style-name="gr10" draw:id="shape664" draw:name="path1338" draw:layer="g5465" svg:width="0.48560606366pt" svg:height="1.51200000000pt" draw:transform="matrix(1.25438760000 0.00000000000 0.00000000000 1.25438760000 88.35744698518pt 55.38271773472pt)" svg:viewBox="0 0 0 2" svg:d="M0 0C0 0 0.12192 0.5184 0.21568 0.6936C0.29688 0.8376 0.63128 1.1088 0.41256 1.512" koffice:nodeTypes="ccc"/>
          <draw:path draw:style-name="gr25" draw:id="shape665" draw:name="path1340" draw:layer="g5465" svg:width="0.49284537954pt" svg:height="1.51200000000pt" draw:transform="matrix(1.25438760000 0.00000000000 0.00000000000 1.25438760000 88.36928840413pt 55.38271773472pt)" svg:viewBox="0 0 0 2" svg:d="M0 0C0 0 0.12184 0.5088 0.22808 0.6936C0.30936 0.8376 0.6312 1.0968 0.42496 1.512" koffice:nodeTypes="ccc"/>
          <draw:path draw:style-name="gr28" draw:id="shape666" draw:name="path1342" draw:layer="g5465" svg:width="0.49804978538pt" svg:height="1.50320000000pt" draw:transform="matrix(1.25438760000 0.00000000000 0.00000000000 1.25438760000 88.38494316138pt 55.38271773472pt)" svg:viewBox="0 0 0 2" svg:d="M0 0C0 0 0.12184 0.4872 0.22808 0.684C0.30936 0.8376 0.64376 1.1 0.42496 1.5032" koffice:nodeTypes="ccc"/>
          <draw:path draw:style-name="gr23" draw:id="shape667" draw:name="path1344" draw:layer="g5465" svg:width="0.49808606366pt" svg:height="1.50320000000pt" draw:transform="matrix(1.25438760000 0.00000000000 0.00000000000 1.25438760000 88.40842529725pt 55.38271773472pt)" svg:viewBox="0 0 0 2" svg:d="M0 0C0 0 0.11256 0.4776 0.22816 0.684C0.30936 0.828 0.64376 1.1 0.42504 1.5032" koffice:nodeTypes="ccc"/>
          <draw:path draw:style-name="gr33" draw:id="shape668" draw:name="path1346" draw:layer="g5465" svg:width="1.39352316978pt" svg:height="1.63430656000pt" draw:transform="matrix(1.25438760000 0.00000000000 0.00000000000 1.25438760000 87.14526069841pt 55.99385537344pt)" svg:viewBox="0 0 1 2" svg:d="M1.10928 0C1.1249 0.0357952 1.15101 0.0521587 1.15883 0.0920448C1.16664 0.115567 1.18227 0.144204 1.19275 0.18409C1.20838 0.207612 1.21619 0.235226 1.22661 0.276134C1.25011 0.351816 1.27622 0.407043 1.29445 0.487837C1.31796 0.551246 1.33619 0.618746 1.35449 0.683177C1.37011 0.735336 1.37793 0.775222 1.38834 0.82738C1.39622 0.907153 1.39622 0.970561 1.38053 1.05033C1.35709 1.14238 1.29445 1.19454 1.23449 1.2467C1.23449 1.2467 1.22661 1.25795 1.21879 1.27022C1.18494 1.29476 1.15101 1.28249 1.11709 1.30601C1.10147 1.33056 1.08317 1.35817 1.06494 1.39806C1.05706 1.4226 1.04925 1.4226 1.03101 1.43385C0.989279 1.4584 0.955356 1.47067 0.903202 1.47067L0.903202 1.47067L0.903202 1.48192L0.903202 1.47067C0.903202 1.49419 0.895389 1.50647 0.88751 1.52181C0.864071 1.5576 0.785805 1.5576 0.741464 1.59851C0.725771 1.60976 0.707541 1.63431 0.691915 1.63431L0.691915 1.63431C0.684102 1.63431 0.668409 1.60976 0.657992 1.59851C0.608443 1.56169 0.530179 1.56169 0.504069 1.52181C0.496256 1.51056 0.488443 1.49828 0.488443 1.47067L0.488443 1.48192L0.48063 1.47067L0.488443 1.47067C0.446707 1.47067 0.402367 1.4584 0.360631 1.43385C0.352818 1.4226 0.337125 1.4226 0.326708 1.39806C0.311082 1.36226 0.292784 1.33465 0.266741 1.30601C0.243235 1.28249 0.206708 1.29476 0.180598 1.27022C0.172785 1.25795 0.164972 1.2467 0.157159 1.2467C0.0971257 1.19454 0.0371593 1.14238 0.0110492 1.05033C0.00323625 0.974652 -0.00457675 0.907153 0.00323625 0.82738C0.0110492 0.775222 0.026742 0.735336 0.0371593 0.683177C0.0527853 0.618746 0.0710824 0.551246 0.0971257 0.487837C0.112818 0.411133 0.138862 0.355907 0.164972 0.276134C0.172785 0.239316 0.180598 0.211703 0.198895 0.18409C0.206708 0.148294 0.214521 0.119658 0.232818 0.0920448C0.240631 0.0562496 0.266741 0.0398861 0.282367 0" koffice:nodeTypes="cccccccccccccccccccccccccccccccccccccccc"/>
          <draw:path draw:style-name="gr7" draw:id="shape669" draw:name="path1348" draw:layer="g5465" svg:width="0.50927216310pt" svg:height="1.70647194240pt" draw:transform="matrix(1.25438760000 0.00000000000 0.00000000000 1.25438760000 82.01361608659pt 48.83601867482pt)" svg:viewBox="0 0 1 2" svg:d="M0.150229 1.70647C0.092225 1.5309 0.0409005 1.00022 0.0253148 0.906273C-0.00368724 0.62463 -0.00368724 0.473619 0.0052189 0L0.509272 0.5961L0.154682 1.70647" koffice:nodeTypes="ccccc"/>
          <draw:path draw:style-name="gr9" draw:id="shape670" draw:name="path1350" draw:layer="g5465" svg:width="3.85333333333pt" svg:height="2.63066746880pt" draw:transform="matrix(1.25438760000 0.00000000000 0.00000000000 1.25438760000 78.73398602000pt 46.53898410170pt)" svg:viewBox="0 0 4 3" svg:d="M3.8498 2.50167L0.0672747 0L0 0.0932184L3.77191 2.63067L3.85333 2.50167" koffice:nodeTypes="ccccc"/>
          <draw:path draw:style-name="gr6" draw:id="shape671" draw:name="path1352" draw:layer="g5465" svg:width="3.85333333333pt" svg:height="2.63066746880pt" draw:transform="matrix(1.25438760000 0.00000000000 0.00000000000 1.25438760000 78.73398602000pt 46.53898410170pt)" svg:viewBox="0 0 4 3" svg:d="M3.8498 2.50167L0.0672747 0L0 0.0932184L3.77191 2.63067L3.85333 2.50167L3.85333 2.50167Z" koffice:nodeTypes="ccccccc"/>
          <draw:path draw:style-name="gr7" draw:id="shape672" draw:name="path1354" draw:layer="g5465" svg:width="1.92356507492pt" svg:height="6.77981400000pt" draw:transform="matrix(1.25438760000 0.00000000000 0.00000000000 1.25438760000 78.62554359717pt 46.69181868688pt)" svg:viewBox="0 0 2 7" svg:d="M0.887705 6.77641C0.817251 6.72369 0.685444 6.58082 0.645588 6.44816C0.556776 6.19559 0.575135 6.20494 0.51386 5.91921C0.486243 5.75687 0.486243 5.57743 0.443328 5.41135C0.424969 5.24858 0.201211 4.70713 0.188972 4.49453C0.170613 3.79032 -0.0439645 3.31197 0.00813053 2.5512C0.0479864 1.9566 0.170613 1.1494 0.109339 0.528183C0.0909021 0.365417 0.118518 0.176118 0.118518 0L1.52516 0.993267C1.47613 2.00975 1.49763 2.29548 1.49763 3.27872C1.48845 3.52125 1.69071 4.48127 1.92357 4.9131L0.893903 6.77981" koffice:nodeTypes="cccccccccccc"/>
          <draw:path draw:style-name="gr34" draw:id="shape673" draw:name="path1356" draw:layer="g5465" svg:width="1.55867168000pt" svg:height="2.31056205120pt" draw:transform="matrix(1.25438760000 0.00000000000 0.00000000000 1.25438760000 78.84768371206pt 51.98774278307pt)" svg:viewBox="0 0 2 2" svg:d="M1.55867 0.423229L0.631732 2.31056C0.560048 2.25725 0.449663 2.11279 0.402769 1.97865C0.339278 1.72327 0.350366 1.72327 0.295208 1.44467C0.270349 1.27975 0.270349 1.09831 0.242735 0.930382C0.206928 0.765802 0.0137717 0.218322 0.00550867 0.0033535M0 0C0.00826301 0.211614 0.201349 0.745681 0.237226 0.913614C0.262086 1.07819 0.262086 1.25954 0.289629 1.42747C0.342103 1.70607 0.333769 1.69317 0.408277 1.96145C0.444154 2.0827 0.562803 2.24005 0.628977 2.28391L1.55592 0.419875" koffice:nodeTypes="cccccccccccc"/>
          <draw:path draw:style-name="gr35" draw:id="shape674" draw:name="path1358" draw:layer="g5465" svg:width="1.55316787520pt" svg:height="2.23720473920pt" draw:transform="matrix(1.25438760000 0.00000000000 0.00000000000 1.25438760000 78.84768371206pt 51.98774278307pt)" svg:viewBox="0 0 2 2" svg:d="M0 0C0.00824841 0.208228 0.200993 0.723764 0.228558 0.889094C0.264372 1.05104 0.264372 1.22949 0.300186 1.39448C0.352496 1.65593 0.335929 1.65593 0.407556 1.91991C0.443369 2.03921 0.561808 2.18136 0.627866 2.2372C0.627866 2.2372 1.54217 0.423056 1.55317 0.413156M0 0C0.00824841 0.208228 0.200993 0.723764 0.228558 0.889094C0.264372 1.04106 0.264372 1.21629 0.300186 1.38179C0.352496 1.64239 0.335929 1.63308 0.407556 1.89707C0.443369 2.01637 0.561808 2.15852 0.627866 2.20421C0.636114 2.21436 1.54217 0.423056 1.55317 0.413156" koffice:nodeTypes="cccccccccccc"/>
          <draw:path draw:style-name="gr49" draw:id="shape675" draw:name="path1360" draw:layer="g5465" svg:width="1.55316787520pt" svg:height="2.15339353920pt" draw:transform="matrix(1.25438760000 0.00000000000 0.00000000000 1.25438760000 78.84768371206pt 51.98774278307pt)" svg:viewBox="0 0 2 2" svg:d="M0 0C0.00824841 0.191258 0.200993 0.700365 0.228558 0.862486C0.264372 1.02137 0.264372 1.18357 0.300186 1.33573C0.352496 1.59224 0.335929 1.59224 0.407556 1.8421C0.443369 1.95832 0.561808 2.09778 0.627866 2.15339C0.644363 2.15339 1.54217 0.418293 1.55317 0.405344M0 0C0.00824841 0.191258 0.200993 0.687416 0.228558 0.849537C0.264372 0.998708 0.264372 1.17054 0.300186 1.32328C0.352496 1.57896 0.335929 1.57896 0.418554 1.81886C0.454367 1.9359 0.564558 2.07536 0.636114 2.13015C0.644363 2.13015 1.53392 0.415056 1.55042 0.405344" koffice:nodeTypes="cccccccccccc"/>
          <draw:path draw:style-name="gr36" draw:id="shape676" draw:name="path1362" draw:layer="g5465" svg:width="1.54767380480pt" svg:height="2.06963979832pt" draw:transform="matrix(1.25438760000 0.00000000000 0.00000000000 1.25438760000 78.84768371206pt 51.98774278307pt)" svg:viewBox="0 0 2 2" svg:d="M0 0C0.0082338 0.187502 0.189659 0.664393 0.228154 0.82333C0.263904 0.969572 0.263904 1.13803 0.299654 1.28753C0.351872 1.52923 0.335334 1.52923 0.417813 1.77418C0.453563 1.88812 0.563558 2.01507 0.634988 2.0696C0.643222 2.07936 1.53121 0.410078 1.54767 0.400557M0 1.15649e-14C0.0082338 0.187502 0.189659 0.664393 0.228154 0.813809C0.263904 0.969572 0.263904 1.12851 0.299654 1.27792C0.351872 1.51946 0.343638 1.51946 0.417813 1.7514C0.453563 1.86614 0.563558 2.00286 0.634988 2.04681C0.651526 2.05658 1.52016 0.410078 1.54767 0.397383" koffice:nodeTypes="cccccccccccc"/>
          <draw:path draw:style-name="gr37" draw:id="shape677" draw:name="path1364" draw:layer="g5465" svg:width="1.54767380480pt" svg:height="1.98109095743pt" draw:transform="matrix(1.25438760000 0.00000000000 0.00000000000 1.25438760000 78.84768371206pt 51.98774278307pt)" svg:viewBox="0 0 2 2" svg:d="M0 0C0.0082338 0.183447 0.189659 0.64071 0.228154 0.796209C0.263904 0.939288 0.263904 1.09479 0.299654 1.24097C0.351872 1.46829 0.343638 1.46829 0.417813 1.70397C0.453563 1.80668 0.571792 1.93168 0.634988 1.98105C0.651526 1.9906 1.52016 0.398105 1.54767 0.388789M0 1.13148e-14C0.0082338 0.174131 0.189659 0.631314 0.228154 0.774393C0.263904 0.926788 0.263904 1.08229 0.299654 1.22847C0.351872 1.45555 0.343638 1.45555 0.417813 1.68247C0.453563 1.78518 0.571792 1.91894 0.634988 1.95955C0.651526 1.96831 1.52016 0.398105 1.54767 0.388789M0 1.13148e-14C0.0082338 0.174131 0.189659 0.631314 0.228154 0.774393C0.263904 0.917472 0.263904 1.06366 0.299654 1.20673C0.351872 1.44281 0.343638 1.44281 0.417813 1.66097C0.453563 1.77244 0.571792 1.89745 0.634988 1.93726C0.65976 1.94681 1.51192 0.398105 1.54767 0.385604" koffice:nodeTypes="cccccccccccccccccc"/>
          <draw:path draw:style-name="gr38" draw:id="shape678" draw:name="path1366" draw:layer="g5465" svg:width="1.54767380480pt" svg:height="1.85883255314pt" draw:transform="matrix(1.25438760000 0.00000000000 0.00000000000 1.25438760000 78.84768371206pt 51.98774278307pt)" svg:viewBox="0 0 2 2" svg:d="M0 0C0.0082338 0.168672 0.189659 0.599493 0.228154 0.741094C0.263904 0.879688 0.263904 1.03031 0.299654 1.15988C0.351872 1.37984 0.351872 1.37984 0.417813 1.59039C0.453563 1.69914 0.571792 1.81946 0.634988 1.85879C0.65976 1.86804 1.51192 0.385625 1.54767 0.376601M0 0C0.0082338 0.168672 0.189659 0.590469 0.228154 0.729063C0.263904 0.867656 0.263904 1.01828 0.299654 1.13875C0.351872 1.3675 0.351872 1.3675 0.426047 1.57883C0.461797 1.67832 0.571792 1.79863 0.634988 1.83797C0.670738 1.8557 1.51192 0.394649 1.54767 0.376601" koffice:nodeTypes="cccccccccccc"/>
          <draw:path draw:style-name="gr39" draw:id="shape679" draw:name="path1368" draw:layer="g5465" svg:width="1.54767380480pt" svg:height="1.79916425173pt" draw:transform="matrix(1.25438760000 0.00000000000 0.00000000000 1.25438760000 78.84768371206pt 51.98774278307pt)" svg:viewBox="0 0 2 2" svg:d="M1.00008e-14 0C0.0082338 0.165943 0.189659 0.580915 0.228154 0.717266C0.263904 0.844739 0.263904 0.981014 0.299654 1.11145C0.351872 1.32792 0.351872 1.32792 0.426047 1.53507C0.461797 1.63295 0.571792 1.75132 0.634988 1.79912C0.670738 1.80823 1.50369 0.391222 1.54767 0.370508M0 0C0.0082338 0.157065 0.181425 0.572037 0.228154 0.708388C0.263904 0.835786 0.263904 0.975096 0.299654 1.10257C0.351872 1.31882 0.351872 1.31882 0.426047 1.52672C0.461797 1.62384 0.571792 1.73083 0.634988 1.78091C0.670738 1.79002 1.50369 0.391222 1.54767 0.373467" koffice:nodeTypes="cccccccccccc"/>
          <draw:path draw:style-name="gr50" draw:id="shape680" draw:name="path1370" draw:layer="g5465" svg:width="1.54767380480pt" svg:height="1.72260437825pt" draw:transform="matrix(1.25438760000 0.00000000000 0.00000000000 1.25438760000 78.84768371206pt 51.98774278307pt)" svg:viewBox="0 0 2 2" svg:d="M1.00008e-14 1.05509e-14C0.0082338 0.153687 0.181425 0.548152 0.228154 0.684466C0.263904 0.809123 0.272138 0.942541 0.299654 1.07017C0.351872 1.28154 0.351872 1.28154 0.426047 1.4731C0.461797 1.56887 0.571792 1.6847 0.634988 1.72256C0.678972 1.73147 1.50369 0.382808 1.54767 0.362539M0 0C0.0082338 0.142105 0.181425 0.539391 0.228154 0.672809C0.263904 0.806227 0.272138 0.930959 0.299654 1.05859C0.351872 1.25853 0.351872 1.25853 0.426047 1.45305C0.461797 1.54883 0.571792 1.66465 0.634988 1.70251C0.678972 1.71959 1.50369 0.382808 1.54767 0.362539" koffice:nodeTypes="cccccccccccc"/>
          <draw:path draw:style-name="gr40" draw:id="shape681" draw:name="path1372" draw:layer="g5465" svg:width="1.54767380480pt" svg:height="1.66500717186pt" draw:transform="matrix(1.25438760000 0.00000000000 0.00000000000 1.25438760000 78.84768371206pt 51.97600171514pt)" svg:viewBox="0 0 2 2" svg:d="M2.00016e-14 0C0.0082338 0.151096 0.181425 0.538837 0.228154 0.672852C0.263904 0.784094 0.272138 0.91811 0.299654 1.04067C0.351872 1.23709 0.351872 1.23709 0.426047 1.41957C0.461797 1.51374 0.571792 1.61666 0.634988 1.66483C0.678972 1.68235 1.49271 0.384894 1.54767 0.367813M1.00008e-14 0C0.0082338 0.151096 0.170447 0.530296 0.228154 0.652925C0.263904 0.775554 0.272138 0.90665 0.299654 1.02074C0.36285 1.21738 0.36285 1.21738 0.426047 1.40862C0.461797 1.50279 0.571792 1.60498 0.634988 1.64512C0.687206 1.66191 1.48448 0.384894 1.54767 0.364967M0 0C0.0082338 0.151096 0.170447 0.521756 0.228154 0.652925C0.252926 0.775554 0.272138 0.89811 0.307888 1.0122C0.36285 1.20862 0.36285 1.20862 0.434351 1.39987C0.470101 1.48235 0.569047 1.58819 0.634988 1.62541C0.698255 1.6422 1.48448 0.384894 1.54767 0.364967" koffice:nodeTypes="cccccccccccccccccc"/>
          <draw:path draw:style-name="gr41" draw:id="shape682" draw:name="path1374" draw:layer="g5465" svg:width="1.54767380480pt" svg:height="1.55309993190pt" draw:transform="matrix(1.25438760000 0.00000000000 0.00000000000 1.25438760000 78.84768371206pt 51.97600171514pt)" svg:viewBox="0 0 2 2" svg:d="M1.00008e-14 0C0.0082338 0.14593 0.170447 0.49292 0.228154 0.622353C0.252926 0.740719 0.272138 0.859155 0.307888 0.969343C0.36285 1.15955 0.36285 1.15955 0.434351 1.33579C0.470101 1.41545 0.580026 1.51697 0.634988 1.55292C0.698255 1.56984 1.48448 0.371734 1.54767 0.355238M0 1.00183e-14C0.0082338 0.134933 0.170447 0.49292 0.228154 0.611285C0.252926 0.729721 0.272138 0.848157 0.307888 0.958275C0.36285 1.13981 0.36285 1.13981 0.434351 1.31323C0.470101 1.3936 0.580026 1.49511 0.643222 1.54235C0.69551 1.5501 1.48448 0.371734 1.54767 0.352488" koffice:nodeTypes="cccccccccccc"/>
          <draw:path draw:style-name="gr10" draw:id="shape683" draw:name="path1376" draw:layer="g5465" svg:width="1.54767380480pt" svg:height="1.47830671606pt" draw:transform="matrix(1.25438760000 0.00000000000 0.00000000000 1.25438760000 78.84768371206pt 51.97600171514pt)" svg:viewBox="0 0 2 1" svg:d="M0 0C0.0082338 0.131643 0.170447 0.472857 0.228154 0.596385C0.252926 0.701204 0.272138 0.819436 0.307888 0.926869C0.36285 1.10446 0.36285 1.10446 0.434351 1.2654C0.478335 1.35413 0.580026 1.44285 0.643222 1.47793C0.706489 1.502 1.47617 0.37072 1.54767 0.343896M0 0C0.0082338 0.131643 0.170447 0.472857 0.228154 0.588337C0.252926 0.693157 0.272138 0.81132 0.307888 0.918822C0.36285 1.08809 0.36285 1.08809 0.442585 1.25715C0.478335 1.33762 0.577281 1.42634 0.643222 1.46142C0.706489 1.48549 1.47617 0.37072 1.54767 0.343896" koffice:nodeTypes="cccccccccccc"/>
          <draw:path draw:style-name="gr51" draw:id="shape684" draw:name="path1378" draw:layer="g5465" svg:width="1.54767380480pt" svg:height="1.42341416190pt" draw:transform="matrix(1.25438760000 0.00000000000 0.00000000000 1.25438760000 78.84768371206pt 51.97600171514pt)" svg:viewBox="0 0 2 1" svg:d="M0 0C0.0082338 0.129176 0.170447 0.456031 0.228154 0.569415C0.252926 0.672202 0.272138 0.788218 0.307888 0.883177C0.36285 1.05717 0.36285 1.05717 0.442585 1.21536C0.478335 1.29163 0.577281 1.38949 0.643222 1.42323C0.706489 1.43943 1.47617 0.363772 1.54767 0.337451M0 0C0.0082338 0.129176 0.170447 0.445503 0.228154 0.558886C0.252926 0.664306 0.272138 0.777689 0.307888 0.875213C0.36285 1.03867 0.371084 1.0492 0.442585 1.20726C0.478335 1.2761 0.577281 1.37329 0.643222 1.40771C0.714722 1.42323 1.4652 0.363772 1.54767 0.337451" koffice:nodeTypes="cccccccccccc"/>
          <draw:path draw:style-name="gr11" draw:id="shape685" draw:name="path1380" draw:layer="g5465" svg:width="1.55316787520pt" svg:height="1.35713750043pt" draw:transform="matrix(1.25438760000 0.00000000000 0.00000000000 1.25438760000 78.84768371206pt 51.97600171514pt)" svg:viewBox="0 0 2 1" svg:d="M0 9.365e-15C0.00824841 0.118357 0.16243 0.427297 0.228558 0.54572C0.253374 0.638376 0.27262 0.741378 0.308434 0.844314C0.363494 1.00649 0.371742 1.00649 0.443369 1.16103C0.479183 1.2355 0.578305 1.32314 0.644363 1.35675C0.71599 1.37982 1.45954 0.355202 1.55042 0.329501M0 9.365e-15C0.00824841 0.118357 0.16243 0.427297 0.228558 0.530233C0.253374 0.630665 0.27262 0.733601 0.319432 0.836603C0.363494 0.988503 0.371742 0.998784 0.446119 1.14258C0.481933 1.2177 0.581054 1.30535 0.647183 1.3383C0.718739 1.36203 1.46229 0.355202 1.55317 0.329501M0 0C0.00824841 0.118357 0.16243 0.419587 0.228558 0.530233C0.253374 0.630665 0.27262 0.725891 0.319432 0.821117C0.363494 0.983297 0.382811 0.983297 0.446119 1.12742C0.481933 1.20189 0.581054 1.28954 0.647183 1.32314C0.726988 1.3383 1.46229 0.365483 1.55317 0.329501" koffice:nodeTypes="cccccccccccccccccc"/>
          <draw:path draw:style-name="gr24" draw:id="shape686" draw:name="path1382" draw:layer="g5465" svg:width="1.55316787520pt" svg:height="1.26017667659pt" draw:transform="matrix(1.25438760000 0.00000000000 0.00000000000 1.25438760000 78.84768371206pt 51.97600171514pt)" svg:viewBox="0 0 2 1" svg:d="M0 0C0.00824841 0.106621 0.16243 0.39435 0.228558 0.503511C0.253374 0.592859 0.27262 0.69948 0.319432 0.783811C0.363494 0.930184 0.382811 0.940091 0.446119 1.07878C0.490181 1.14355 0.581054 1.22547 0.647183 1.25976C0.726988 1.28262 1.46229 0.352185 1.55317 0.319989M0 0C0.00824841 0.106621 0.16243 0.386921 0.228558 0.493605C0.253374 0.582889 0.27262 0.682144 0.319432 0.773905C0.363494 0.920278 0.382811 0.930184 0.446119 1.06163C0.490181 1.13339 0.581054 1.21785 0.647183 1.24262C0.738056 1.26484 1.45405 0.352185 1.55317 0.319989" koffice:nodeTypes="cccccccccccc"/>
          <draw:path draw:style-name="gr42" draw:id="shape687" draw:name="path1384" draw:layer="g5465" svg:width="1.54767380480pt" svg:height="1.18757576962pt" draw:transform="matrix(1.25438760000 0.00000000000 0.00000000000 1.25438760000 78.84768371206pt 51.97600171514pt)" svg:viewBox="0 0 2 1" svg:d="M0 8.76045e-15C0.0082338 0.103504 0.162143 0.37561 0.228154 0.479175C0.252926 0.56585 0.280372 0.65499 0.318866 0.741664C0.36285 0.876484 0.382133 0.883759 0.453563 1.02074C0.489313 1.08362 0.580026 1.16314 0.643222 1.18718C0.734005 1.20876 1.44873 0.339485 1.54767 0.305765M0 0C0.0082338 0.103504 0.162143 0.368397 0.217175 0.471963C0.252926 0.551424 0.280372 0.647716 0.316122 0.734452C0.360106 0.869272 0.379318 0.876484 0.450818 1.00656C0.486569 1.06882 0.577281 1.14156 0.640477 1.18225C0.73119 1.19704 1.44598 0.341889 1.54493 0.310635" koffice:nodeTypes="cccccccccccc"/>
          <draw:path draw:style-name="gr12" draw:id="shape688" draw:name="path1386" draw:layer="g5465" svg:width="1.52579486720pt" svg:height="1.13122932662pt" draw:transform="matrix(1.25438760000 0.00000000000 0.00000000000 1.25438760000 78.85942478000pt 51.97600171514pt)" svg:viewBox="0 0 2 1" svg:d="M0 0C0 0.101019 0.144642 0.359551 0.207459 0.453591C0.242956 0.538184 0.270207 0.625124 0.305704 0.702677C0.349376 0.83432 0.368452 0.84136 0.439445 0.967949C0.474942 1.02932 0.573186 1.10693 0.627759 1.1304C0.726073 1.16108 1.41658 0.33368 1.52579 0.303176M0 0C0 0.0916326 0.144642 0.350165 0.207459 0.444145C0.242956 0.528798 0.270207 0.615738 0.305704 0.693292C0.357551 0.824874 0.368452 0.831974 0.439445 0.958924C0.474942 1.01969 0.573186 1.09069 0.627759 1.11415C0.726073 1.14423 1.41658 0.33368 1.52579 0.300829" koffice:nodeTypes="cccccccccccc"/>
          <draw:path draw:style-name="gr32" draw:id="shape689" draw:name="path1388" draw:layer="g5465" svg:width="1.53125000000pt" svg:height="2.16792337109pt" draw:transform="matrix(1.25438760000 0.00000000000 0.00000000000 1.25438760000 78.85942478000pt 51.97600171514pt)" svg:viewBox="0 0 2 2" svg:d="M0 0C0 0.179396 0.1449 0.671762 0.20783 0.855751C0.24339 1.02137 0.27069 1.19169 0.30625 1.34352C0.35819 1.60113 0.36911 1.61491 0.44023 1.84967C0.47579 1.96923 0.57421 2.10704 0.62888 2.16712C0.72737 2.20834 1.41911 0.653269 1.52852 0.593549M0 0C0 0.179396 0.1449 0.65798 0.20783 0.84197C0.24339 1.00758 0.27069 1.17791 0.30625 1.32974C0.35819 1.57357 0.37737 1.58735 0.44023 1.83118C0.48398 1.93743 0.57421 2.07524 0.62888 2.13531C0.73556 2.17654 1.41092 0.653269 1.52852 0.588955M0 1.67391e-14C0 0.179396 0.1449 0.65798 0.20783 0.84197C0.24339 0.993802 0.27069 1.15942 0.30625 1.31584C0.35819 1.55979 0.37737 1.57357 0.44023 1.80362C0.48398 1.90916 0.57421 2.04697 0.63987 2.10704C0.74648 2.16712 1.41092 0.653269 1.53125 0.593549" koffice:nodeTypes="cccccccccccccccccc"/>
          <draw:path draw:style-name="gr13" draw:id="shape690" draw:name="path1390" draw:layer="g5465" svg:width="1.53125000000pt" svg:height="1.98817359828pt" draw:transform="matrix(1.25438760000 0.00000000000 0.00000000000 1.25438760000 78.85942478000pt 51.97600171514pt)" svg:viewBox="0 0 2 2" svg:d="M9.94761e-15 0C9.94761e-15 0.171798 0.1449 0.612403 0.20783 0.788712C0.24339 0.934114 0.27069 1.09271 0.30625 1.24251C0.35819 1.45842 0.37737 1.47613 0.45115 1.69643C0.48671 1.81138 0.57694 1.92982 0.63987 1.98735C0.74648 2.02683 1.40273 0.638911 1.53125 0.56841M0 0C0 0.1586 0.1449 0.599205 0.20783 0.775514C0.24339 0.920916 0.27069 1.07952 0.30625 1.21172C0.35819 1.44522 0.37737 1.45842 0.45115 1.67872C0.4949 1.78013 0.57694 1.91177 0.63987 1.95576C0.74648 2.01329 1.40273 0.638911 1.53125 0.56401" koffice:nodeTypes="cccccccccccc"/>
          <draw:path draw:style-name="gr43" draw:id="shape691" draw:name="path1392" draw:layer="g5465" svg:width="1.53125000000pt" svg:height="1.87666132361pt" draw:transform="matrix(1.25438760000 0.00000000000 0.00000000000 1.25438760000 78.85942478000pt 51.97600171514pt)" svg:viewBox="0 0 2 2" svg:d="M9.94761e-15 1.55741e-14C9.94761e-15 0.154088 0.1449 0.569336 0.20783 0.753452C0.24339 0.877511 0.27069 1.02316 0.30625 1.16443C0.35819 1.37419 0.37737 1.40411 0.45115 1.60532C0.4949 1.70373 0.57694 1.83218 0.63987 1.87492C0.7574 1.93081 1.40273 0.625009 1.53125 0.552239M0 0C0 0.154088 0.13398 0.569336 0.20783 0.723424C0.24339 0.864689 0.27069 1.01878 0.30625 1.14722C0.35819 1.35698 0.37737 1.37419 0.45115 1.57113C0.4949 1.66954 0.57694 1.7982 0.63987 1.84094C0.7574 1.89684 1.39454 0.616461 1.53125 0.547965" koffice:nodeTypes="cccccccccccc"/>
          <draw:path draw:style-name="gr14" draw:id="shape692" draw:name="path1394" draw:layer="g5465" svg:width="1.53125000000pt" svg:height="1.74971606826pt" draw:transform="matrix(1.25438760000 0.00000000000 0.00000000000 1.25438760000 78.85942478000pt 51.97600171514pt)" svg:viewBox="0 0 2 2" svg:d="M9.94761e-15 0C9.94761e-15 0.148785 0.13398 0.533234 0.20783 0.698528C0.24339 0.818423 0.27069 0.971335 0.30625 1.09536C0.35819 1.28552 0.37737 1.31441 0.45115 1.50457C0.4949 1.5997 0.57694 1.70669 0.63987 1.74796C0.7574 1.80193 1.39454 0.595246 1.53125 0.524874M0 1.50382e-14C0 0.136404 0.13398 0.533234 0.20783 0.686146C0.24339 0.82255 0.27069 0.946573 0.30625 1.08298C0.36911 1.27314 0.38556 1.28552 0.45115 1.47981C0.4949 1.57484 0.57694 1.68235 0.63987 1.74055C0.76559 1.79346 1.39454 0.599373 1.53125 0.533234" koffice:nodeTypes="cccccccccccc"/>
          <draw:path draw:style-name="gr25" draw:id="shape693" draw:name="path1396" draw:layer="g5465" svg:width="1.53125000000pt" svg:height="1.67654277799pt" draw:transform="matrix(1.25438760000 0.00000000000 0.00000000000 1.25438760000 78.85942478000pt 51.97600171514pt)" svg:viewBox="0 0 2 2" svg:d="M1.98952e-14 1.47203e-14C1.98952e-14 0.133521 0.13398 0.509742 0.20783 0.659526C0.24339 0.776888 0.27069 0.914449 0.30625 1.04797C0.36911 1.23411 0.38556 1.24623 0.45115 1.43641C0.4949 1.51327 0.57694 1.62256 0.63987 1.67476C0.76559 1.72759 1.38362 0.586706 1.53125 0.517926M9.94761e-15 1.47203e-14C9.94761e-15 0.133521 0.12579 0.497623 0.20783 0.643263C0.24339 0.776888 0.27069 0.898186 0.31444 1.01959C0.36638 1.20573 0.38556 1.23411 0.44842 1.40803C0.49217 1.485 0.57421 1.60629 0.63714 1.63468C0.76286 1.69962 1.38089 0.586706 1.52852 0.517926M0 0C0 0.117258 0.12579 0.481464 0.20783 0.643263C0.24339 0.760625 0.27069 0.882027 0.31444 1.00343C0.36638 1.18957 0.38556 1.20169 0.45941 1.37975C0.50309 1.47277 0.58513 1.5659 0.63987 1.61852C0.77385 1.67062 1.37536 0.582666 1.53125 0.517926" koffice:nodeTypes="cccccccccccccccccc"/>
          <draw:path draw:style-name="gr44" draw:id="shape694" draw:name="path1398" draw:layer="g5465" svg:width="1.53125000000pt" svg:height="1.51356026564pt" draw:transform="matrix(1.25438760000 0.00000000000 0.00000000000 1.25438760000 78.85942478000pt 51.97600171514pt)" svg:viewBox="0 0 2 2" svg:d="M9.94761e-15 0C9.94761e-15 0.111413 0.12579 0.457463 0.20783 0.599682C0.24339 0.699678 0.27069 0.826544 0.31444 0.941893C0.36638 1.10724 0.38556 1.13027 0.45941 1.28401C0.50309 1.37249 0.58513 1.46087 0.63987 1.51087C0.77385 1.57258 1.37536 0.553621 1.53125 0.48817M0 1.39866e-14C0 0.111413 0.12579 0.445948 0.20783 0.588167C0.24339 0.699678 0.27069 0.815028 0.31444 0.918863C0.36638 1.09563 0.38556 1.10724 0.45941 1.27633C0.50309 1.34936 0.58513 1.45319 0.63987 1.49168C0.78477 1.54167 1.37536 0.572813 1.53125 0.495946" koffice:nodeTypes="cccccccccccc"/>
          <draw:path draw:style-name="gr15" draw:id="shape695" draw:name="path1400" draw:layer="g5465" svg:width="1.53125000000pt" svg:height="1.43041013305pt" draw:transform="matrix(1.25438760000 0.00000000000 0.00000000000 1.25438760000 78.85942478000pt 51.97600171514pt)" svg:viewBox="0 0 2 1" svg:d="M9.94761e-15 1.35969e-14C9.94761e-15 0.10831 0.12579 0.422331 0.20783 0.571783C0.24339 0.668993 0.27069 0.78113 0.31444 0.881976C0.36638 1.05391 0.38556 1.06511 0.4676 1.22958C0.50309 1.30058 0.58513 1.39032 0.63987 1.42764C0.78477 1.48744 1.36717 0.560588 1.53125 0.485862M0 0C0 0.10831 0.12579 0.407309 0.20783 0.545662C0.24339 0.654067 0.27069 0.766108 0.31444 0.86705C0.36638 1.02779 0.39375 1.05018 0.4676 1.19973C0.50309 1.27072 0.58513 1.36038 0.63987 1.39779C0.78477 1.45759 1.36717 0.553125 1.53125 0.478399" koffice:nodeTypes="cccccccccccc"/>
          <draw:path draw:style-name="gr26" draw:id="shape696" draw:name="path1402" draw:layer="g5465" svg:width="1.53125000000pt" svg:height="1.35722438402pt" draw:transform="matrix(1.25438760000 0.00000000000 0.00000000000 1.25438760000 78.85942478000pt 51.96024660688pt)" svg:viewBox="0 0 2 1" svg:d="M9.94761e-15 0C9.94761e-15 0.10923 0.12579 0.411385 0.20783 0.546152C0.24339 0.64075 0.27069 0.74998 0.31444 0.848306C0.36638 1.00488 0.39375 1.01579 0.4676 1.16136C0.50309 1.23052 0.58513 1.31794 0.63987 1.35438C0.79296 1.41263 1.36717 0.557056 1.53125 0.484267M0 0C0 0.10923 0.12579 0.40048 0.20783 0.531519C0.24339 0.626211 0.27069 0.735441 0.31444 0.833767C0.36638 0.975711 0.39375 1.00125 0.4676 1.13592C0.51135 1.21961 0.58513 1.2924 0.64806 1.32885C0.79296 1.3871 1.35625 0.557056 1.52852 0.484267" koffice:nodeTypes="cccccccccccc"/>
          <draw:path draw:style-name="gr16" draw:id="shape697" draw:name="path1404" draw:layer="g5465" svg:width="1.52579486720pt" svg:height="1.25977743346pt" draw:transform="matrix(1.25438760000 0.00000000000 0.00000000000 1.25438760000 78.85942478000pt 51.96024660688pt)" svg:viewBox="0 0 2 1" svg:d="M0 0C0 0.105236 0.11739 0.385836 0.207459 0.501577C0.242956 0.592806 0.270207 0.698042 0.313879 0.792682C0.365727 0.929525 0.403949 0.954038 0.466766 1.08388C0.510438 1.1505 0.592332 1.22063 0.646905 1.25574C0.791546 1.32236 1.35383 0.54369 1.52579 0.463057M0 0C0 0.105236 0.11739 0.361322 0.207459 0.48757C0.242956 0.578798 0.270207 0.683944 0.313879 0.764667C0.365727 0.90142 0.403949 0.926023 0.466766 1.05577C0.510438 1.1224 0.592332 1.20662 0.646905 1.24164C0.799722 1.29776 1.35383 0.54369 1.52579 0.463057M0 1.27602e-14C0 0.105236 0.11739 0.361322 0.207459 0.48757C0.242956 0.568203 0.270207 0.673439 0.313879 0.754162C0.365727 0.894417 0.403949 0.915518 0.466766 1.04527C0.510438 1.10139 0.592332 1.18202 0.646905 1.21713C0.807967 1.27325 1.35383 0.540188 1.52579 0.459465" koffice:nodeTypes="cccccccccccccccccc"/>
          <draw:path draw:style-name="gr31" draw:id="shape698" draw:name="path1406" draw:layer="g5465" svg:width="1.52579486720pt" svg:height="1.11738056600pt" draw:transform="matrix(1.25438760000 0.00000000000 0.00000000000 1.25438760000 78.85942478000pt 51.96024660688pt)" svg:viewBox="0 0 2 1" svg:d="M0 1.20174e-14C0 0.085918 0.11739 0.327013 0.207459 0.449294C0.242956 0.525233 0.270207 0.611151 0.313879 0.700367C0.365727 0.819266 0.403949 0.842352 0.466766 0.96125C0.510438 1.02408 0.592332 1.09013 0.646905 1.11321C0.807967 1.17605 1.34566 0.508743 1.52579 0.432719M0 0C0 0.085918 0.11739 0.327013 0.207459 0.4394C0.242956 0.525233 0.270207 0.601257 0.313879 0.690388C0.365727 0.809371 0.403949 0.832458 0.474942 0.941462C0.510438 1.00421 0.592332 1.07034 0.646905 1.10332C0.807967 1.16607 1.33476 0.512041 1.52579 0.432719" koffice:nodeTypes="cccccccccccc"/>
          <draw:path draw:style-name="gr17" draw:id="shape699" draw:name="path1408" draw:layer="g5465" svg:width="1.52579486720pt" svg:height="1.05917745453pt" draw:transform="matrix(1.25438760000 0.00000000000 0.00000000000 1.25438760000 78.85942478000pt 51.96024660688pt)" svg:viewBox="0 0 2 1" svg:d="M0 0C0 0.0740174 0.11739 0.308749 0.207459 0.427803C0.242956 0.501738 0.270207 0.575755 0.313879 0.662534C0.365727 0.778295 0.403949 0.800854 0.474942 0.897348C0.510438 0.958439 0.592332 1.02274 0.646905 1.05493C0.818867 1.11602 1.33476 0.498527 1.52579 0.424592M0 0C0 0.0740174 0.11739 0.299116 0.207459 0.405243C0.242956 0.479261 0.270207 0.575755 0.313879 0.64969C0.376697 0.755818 0.403949 0.775084 0.474942 0.884504C0.518614 0.93588 0.592332 1.00026 0.646905 1.03237C0.818867 1.08383 1.33476 0.498527 1.52579 0.424592" koffice:nodeTypes="cccccccccccc"/>
          <draw:path draw:style-name="gr27" draw:id="shape700" draw:name="path1410" draw:layer="g5465" svg:width="1.52579486720pt" svg:height="0.97161334756pt" draw:transform="matrix(1.25438760000 0.00000000000 0.00000000000 1.25438760000 78.85942478000pt 51.96024660688pt)" svg:viewBox="0 0 2 1" svg:d="M0 1.12062e-14C0 0.0708919 0.10642 0.274184 0.207459 0.388131C0.242956 0.459023 0.270207 0.529836 0.313879 0.600649C0.376697 0.7116 0.412124 0.733128 0.474942 0.834773C0.518614 0.884059 0.592332 0.945724 0.65508 0.967252C0.816142 1.02576 1.32651 0.477475 1.52579 0.403508M0 0C0 0.0708919 0.10642 0.274184 0.207459 0.378905C0.242956 0.449718 0.270207 0.52061 0.313879 0.591423C0.376697 0.693069 0.412124 0.7116 0.474942 0.816321C0.518614 0.865606 0.592332 0.917967 0.65508 0.9488C0.827043 1.00731 1.32651 0.477475 1.52579 0.406662" koffice:nodeTypes="cccccccccccc"/>
          <draw:path draw:style-name="gr18" draw:id="shape701" draw:name="path1412" draw:layer="g5465" svg:width="1.53125000000pt" svg:height="0.88786344432pt" draw:transform="matrix(1.25438760000 0.00000000000 0.00000000000 1.25438760000 78.85942478000pt 51.96024660688pt)" svg:viewBox="0 0 2 1" svg:d="M0 1.07123e-14C0 0.0677677 0.10661 0.253281 0.19964 0.350447C0.24339 0.41814 0.27888 0.485907 0.32536 0.5536C0.37737 0.650766 0.41559 0.668405 0.47852 0.756752C0.52227 0.803865 0.59612 0.853918 0.65898 0.883392C0.83125 0.939325 1.33161 0.453493 1.53125 0.373966M0 1.07123e-14C0 0.0560082 0.10661 0.253281 0.19964 0.341628C0.24339 0.40932 0.27888 0.477012 0.32536 0.53596C0.37737 0.633127 0.41559 0.662525 0.47852 0.739113C0.53046 0.795046 0.59612 0.845099 0.65898 0.874573C0.83125 0.921686 1.33161 0.453493 1.53125 0.376906M0 0C0 0.0560082 0.09842 0.232626 0.19964 0.332733C0.24339 0.4005 0.27888 0.468193 0.32536 0.527141C0.37737 0.624307 0.41559 0.641946 0.48671 0.730293C0.53046 0.777406 0.59339 0.827459 0.65625 0.845099C0.83671 0.912866 1.32069 0.465253 1.52852 0.376906" koffice:nodeTypes="cccccccccccccccccc"/>
          <draw:path draw:style-name="gr52" draw:id="shape702" draw:name="path1414" draw:layer="g5465" svg:width="1.52579486720pt" svg:height="0.80278010259pt" draw:transform="matrix(1.25438760000 0.00000000000 0.00000000000 1.25438760000 78.85942478000pt 51.96024660688pt)" svg:viewBox="0 0 2 1" svg:d="M0 0C0 0.053257 0.0982445 0.2212 0.199284 0.316388C0.242956 0.369645 0.278383 0.436808 0.32478 0.492789C0.376697 0.574001 0.414849 0.602027 0.485842 0.677576C0.529514 0.722375 0.592332 0.770041 0.65508 0.797996C0.835218 0.851181 1.30743 0.445195 1.52579 0.361187M0 1.01861e-14C0 0.053257 0.0982445 0.212813 0.199284 0.308002C0.242956 0.361187 0.278383 0.428422 0.32478 0.481607C0.376697 0.562819 0.414849 0.582387 0.485842 0.666394C0.529514 0.702807 0.603233 0.747606 0.65508 0.775632C0.843394 0.828817 1.30743 0.442399 1.52579 0.358392" koffice:nodeTypes="cccccccccccc"/>
          <draw:path draw:style-name="gr28" draw:id="shape703" draw:name="path1416" draw:layer="g5465" svg:width="1.53125000000pt" svg:height="0.72708883574pt" draw:transform="matrix(1.25438760000 0.00000000000 0.00000000000 1.25438760000 78.85942478000pt 51.96024660688pt)" svg:viewBox="0 0 2 1" svg:d="M0 0C0 0.0506842 0.09842 0.202532 0.19964 0.282481C0.24339 0.335757 0.27888 0.397083 0.32536 0.450359C0.37737 0.519598 0.42385 0.546271 0.48671 0.618238C0.53046 0.660873 0.60431 0.695526 0.65625 0.72213C0.8449 0.772746 1.30977 0.421027 1.52852 0.341078M0 0C0 0.0426348 0.09842 0.194551 0.19964 0.2745C0.24339 0.325116 0.27888 0.389034 0.32536 0.431668C0.37737 0.508957 0.42385 0.535629 0.49763 0.599547C0.53319 0.642182 0.60431 0.676835 0.65898 0.703508C0.85862 0.764765 1.30431 0.421027 1.53125 0.341078" koffice:nodeTypes="cccccccccccc"/>
          <draw:path draw:style-name="gr19" draw:id="shape704" draw:name="path1418" draw:layer="g5465" svg:width="1.53125000000pt" svg:height="0.65539638748pt" draw:transform="matrix(1.25438760000 0.00000000000 0.00000000000 1.25438760000 78.85942478000pt 51.96024660688pt)" svg:viewBox="0 0 2 1" svg:d="M0 0C0 0.0404783 0.09842 0.174607 0.19964 0.260615C0.24339 0.308671 0.27888 0.351675 0.32536 0.402257C0.37737 0.468058 0.42385 0.493317 0.49763 0.551541C0.54138 0.592019 0.60431 0.635023 0.65898 0.650178C0.85862 0.698299 1.30431 0.399731 1.53125 0.323826M0 0C0 0.0404783 0.09842 0.166965 0.19964 0.250447C0.24339 0.29099 0.27888 0.341572 0.32536 0.392154C0.37737 0.457955 0.42385 0.483213 0.49763 0.541437C0.54138 0.574273 0.60431 0.614816 0.65898 0.632497C0.85862 0.690657 1.30431 0.397205 1.53125 0.3213" koffice:nodeTypes="cccccccccccc"/>
          <draw:path draw:style-name="gr45" draw:id="shape705" draw:name="path1420" draw:layer="g5465" svg:width="1.53125000000pt" svg:height="0.59665203622pt" draw:transform="matrix(1.25438760000 0.00000000000 0.00000000000 1.25438760000 78.85942478000pt 51.96024660688pt)" svg:viewBox="0 0 2 1" svg:d="M0 0C0 0.0386216 0.09842 0.159306 0.19964 0.23173C0.24339 0.270351 0.27888 0.328315 0.32536 0.366936C0.37737 0.429658 0.43204 0.44659 0.49763 0.502081C0.54138 0.540703 0.60431 0.572094 0.65898 0.589026C0.86681 0.644518 1.30431 0.381396 1.53125 0.308973M0 0C0 0.0386216 0.09023 0.152077 0.19964 0.2245C0.24339 0.270351 0.27888 0.318675 0.32536 0.359706C0.37737 0.415198 0.43204 0.43936 0.49763 0.494851C0.54138 0.526243 0.60431 0.557635 0.65898 0.574504C0.86681 0.630058 1.29339 0.383806 1.53125 0.311383M0 0C0 0.0313917 0.09023 0.152077 0.19964 0.21486C0.23513 0.263121 0.27888 0.301743 0.32536 0.350005C0.37737 0.405558 0.43204 0.420018 0.49763 0.477981C0.54138 0.509373 0.60431 0.540703 0.65898 0.557635C0.87773 0.613126 1.29339 0.381396 1.53125 0.308973" koffice:nodeTypes="cccccccccccccccccc"/>
          <draw:path draw:style-name="gr20" draw:id="shape706" draw:name="path1422" draw:layer="g5465" svg:width="1.53125000000pt" svg:height="0.51996889266pt" draw:transform="matrix(1.25438760000 0.00000000000 0.00000000000 1.25438760000 78.85942478000pt 51.96024660688pt)" svg:viewBox="0 0 2 1" svg:d="M0 0C0 0.029305 0.09023 0.126219 0.19964 0.200578C0.23513 0.236632 0.27888 0.274937 0.32536 0.310991C0.37737 0.362794 0.43204 0.38535 0.49763 0.430403C0.54138 0.459708 0.60431 0.489014 0.65898 0.511511C0.87773 0.563372 1.29339 0.362794 1.53125 0.288435M0 0C0 0.0203059 0.09023 0.126219 0.19964 0.193829C0.23513 0.229883 0.27888 0.268187 0.32536 0.304242C0.38829 0.356045 0.43204 0.3786 0.49763 0.414655C0.54138 0.450709 0.60431 0.480014 0.65898 0.489014C0.87773 0.547624 1.28513 0.362794 1.53125 0.288435" koffice:nodeTypes="cccccccccccc"/>
          <draw:path draw:style-name="gr30" draw:id="shape707" draw:name="path1424" draw:layer="g5465" svg:width="1.53125000000pt" svg:height="0.46527616829pt" draw:transform="matrix(1.25438760000 0.00000000000 0.00000000000 1.25438760000 78.85942478000pt 51.96024660688pt)" svg:viewBox="0 0 2 0" svg:d="M0 0C0 0.0192083 0.09023 0.113012 0.19964 0.176967C0.23513 0.211018 0.27888 0.247306 0.32536 0.281412C0.38829 0.330415 0.43204 0.343184 0.50589 0.385857C0.54964 0.413523 0.60431 0.43486 0.66717 0.456196C0.88319 0.505199 1.28513 0.343184 1.53125 0.272845M0 0C0 0.0192083 0.09023 0.113012 0.18865 0.1684C0.2324 0.202505 0.27888 0.238739 0.32263 0.272845C0.38556 0.315518 0.42931 0.334671 0.50309 0.37729C0.54691 0.396498 0.60158 0.426347 0.66444 0.439116C0.88046 0.488174 1.27148 0.341056 1.52852 0.270716" koffice:nodeTypes="cccccccccccc"/>
          <draw:path draw:style-name="gr21" draw:id="shape708" draw:name="path1426" draw:layer="g5465" svg:width="1.53125000000pt" svg:height="0.41440327471pt" draw:transform="matrix(1.25438760000 0.00000000000 0.00000000000 1.25438760000 78.85942478000pt 51.96024660688pt)" svg:viewBox="0 0 2 0" svg:d="M0 7.31851e-15C0 0.0181278 0.09023 0.0985697 0.18865 0.158927C0.2324 0.185089 0.27888 0.219284 0.32263 0.251471C0.38556 0.289684 0.44023 0.303795 0.50309 0.344016C0.54691 0.362143 0.60158 0.390262 0.66444 0.402364C0.88046 0.454636 1.27148 0.323879 1.52852 0.255488M0 0C0 0.0181278 0.09023 0.0925443 0.18865 0.152902C0.2324 0.179063 0.27888 0.21125 0.33362 0.245446C0.38556 0.277633 0.44023 0.297769 0.50589 0.331965C0.54964 0.358075 0.6125 0.378211 0.66717 0.390262C0.89411 0.43656 1.27421 0.323879 1.53125 0.257497" koffice:nodeTypes="cccccccccccc"/>
          <draw:path draw:style-name="gr46" draw:id="shape709" draw:name="path1428" draw:layer="g5465" svg:width="1.53125000000pt" svg:height="0.37151788828pt" draw:transform="matrix(1.25438760000 0.00000000000 0.00000000000 1.25438760000 78.85942478000pt 51.96024660688pt)" svg:viewBox="0 0 2 0" svg:d="M1.98952e-14 0C1.98952e-14 0.011459 0.08204 0.0819198 0.18865 0.139069C0.2324 0.16384 0.27888 0.194316 0.33362 0.220989C0.38556 0.25717 0.44023 0.276187 0.50589 0.30286C0.55783 0.327631 0.6125 0.346696 0.66717 0.358107C0.89411 0.407649 1.26602 0.308565 1.53125 0.245711M9.94761e-15 0C9.94761e-15 0.011459 0.08204 0.0819198 0.18865 0.131462C0.2324 0.161938 0.27888 0.18666 0.33362 0.213333C0.38556 0.243809 0.44023 0.262875 0.50589 0.295253C0.55783 0.312417 0.6125 0.331434 0.66717 0.344795C0.89411 0.394288 1.26602 0.308565 1.53125 0.243809M0 6.92948e-15C0 0.011459 0.08204 0.074313 0.18865 0.125708C0.2324 0.150479 0.27888 0.17525 0.33362 0.207628C0.38556 0.238104 0.44023 0.25717 0.50589 0.281941C0.55783 0.299056 0.6125 0.318122 0.66717 0.337139C0.90237 0.380976 1.26602 0.306663 1.53125 0.243809" koffice:nodeTypes="cccccccccccccccccc"/>
          <draw:path draw:style-name="gr29" draw:id="shape710" draw:name="path1430" draw:layer="g5465" svg:width="1.53125000000pt" svg:height="0.30776306049pt" draw:transform="matrix(1.25438760000 0.00000000000 0.00000000000 1.25438760000 78.85942478000pt 51.96024660688pt)" svg:viewBox="0 0 2 0" svg:d="M9.94761e-15 0C9.94761e-15 0.0104296 0.08204 0.0624442 0.18865 0.114415C0.2324 0.130037 0.27888 0.154313 0.33362 0.176859C0.38556 0.20979 0.44023 0.221906 0.51408 0.251375C0.55783 0.266997 0.6125 0.279113 0.66717 0.291273C0.91056 0.33632 1.25783 0.280844 1.53125 0.223636M0 0C0 0.0104296 0.08204 0.0572073 0.18865 0.109222C0.2324 0.131768 0.27888 0.154313 0.33362 0.171622C0.38556 0.199404 0.44023 0.216713 0.51408 0.239259C0.55783 0.254881 0.6125 0.272189 0.66717 0.279113C0.91056 0.329397 1.25783 0.279113 1.53125 0.221906" koffice:nodeTypes="cccccccccccc"/>
          <draw:path draw:style-name="gr22" draw:id="shape711" draw:name="path1432" draw:layer="g5465" svg:width="1.53125000000pt" svg:height="0.27843104199pt" draw:transform="matrix(1.25438760000 0.00000000000 0.00000000000 1.25438760000 78.85942478000pt 51.96024660688pt)" svg:viewBox="0 0 2 0" svg:d="M9.94761e-15 0C9.94761e-15 0 0.08204 0.0544129 0.18865 0.0973015C0.2324 0.112161 0.27888 0.14019 0.33362 0.156653C0.38556 0.183037 0.45115 0.199542 0.51408 0.216005C0.55783 0.230864 0.62069 0.242431 0.66717 0.258894C0.91056 0.301783 1.24691 0.268772 1.53125 0.211066M0 1.19977e-14C0 0.00493895 0.08204 0.0494739 0.18865 0.0923626C0.2324 0.113807 0.27888 0.13027 0.33362 0.151714C0.38556 0.173159 0.45115 0.189664 0.51408 0.211066C0.56602 0.220986 0.62069 0.23745 0.66717 0.249016C0.92148 0.291862 1.24691 0.27046 1.53125 0.211066" koffice:nodeTypes="cccccccccccc"/>
          <draw:path draw:style-name="gr47" draw:id="shape712" draw:name="path1434" draw:layer="g5465" svg:width="1.53125000000pt" svg:height="0.25216879494pt" draw:transform="matrix(1.25438760000 0.00000000000 0.00000000000 1.25438760000 78.85942478000pt 51.96024660688pt)" svg:viewBox="0 0 2 0" svg:d="M9.94761e-15 0C9.94761e-15 0.00470026 0.07112 0.0470829 0.18865 0.0878988C0.2324 0.102 0.27888 0.117707 0.33362 0.139682C0.38556 0.16009 0.45115 0.175757 0.51408 0.191465C0.56602 0.205566 0.62069 0.216573 0.66717 0.227541C0.92148 0.268357 1.24691 0.257389 1.53125 0.202432M0 0C0 0 0.07112 0.0361156 0.18865 0.0831986C0.2324 0.0972993 0.27888 0.113007 0.34181 0.134982C0.38556 0.149082 0.44842 0.16479 0.51135 0.180498C0.56329 0.194599 0.61796 0.205566 0.66444 0.216573C0.91875 0.262089 1.23592 0.257389 1.52852 0.202432" koffice:nodeTypes="cccccccccccc"/>
          <draw:path draw:style-name="gr23" draw:id="shape713" draw:name="path1436" draw:layer="g5465" svg:width="1.75624000000pt" svg:height="0.47872361420pt" draw:transform="matrix(1.25438760000 0.00000000000 0.00000000000 1.25438760000 78.85942478000pt 51.96024660688pt)" svg:viewBox="0 0 2 0" svg:d="M1.13687e-14 0C1.13687e-14 0 0.08128 0.07192 0.2156 0.15312C0.2656 0.18128 0.31872 0.21256 0.39064 0.24376C0.44064 0.2844 0.51248 0.31568 0.5844 0.34688C0.64376 0.36568 0.70624 0.38752 0.75936 0.40624C1.05936 0.48752 1.41248 0.50936 1.74688 0.39688M0 0C0 0 0.90312 0.70624 1.75624 0.40312" koffice:nodeTypes="cccccccc"/>
          <draw:path draw:style-name="gr10" draw:id="shape714" draw:name="path1438" draw:layer="g5465" svg:width="1.44749773440pt" svg:height="2.49609293120pt" draw:transform="matrix(1.25438760000 0.00000000000 0.00000000000 1.25438760000 78.80844646794pt 48.46371643514pt)" svg:viewBox="0 0 1 2" svg:d="M0 0C0 0 0.210594 1.26722 0.297026 1.45231C0.357182 1.61282 0.797043 2.332 1.4475 2.49609" koffice:nodeTypes="ccc"/>
          <draw:path draw:style-name="gr24" draw:id="shape715" draw:name="path1440" draw:layer="g5465" svg:width="1.47768336000pt" svg:height="2.49609293120pt" draw:transform="matrix(1.25438760000 0.00000000000 0.00000000000 1.25438760000 78.80844646794pt 48.46371643514pt)" svg:viewBox="0 0 1 2" svg:d="M0 0C0 0 0.224157 1.25327 0.315278 1.42782C0.387533 1.58842 0.793933 2.28669 1.47768 2.49609" koffice:nodeTypes="ccc"/>
          <draw:path draw:style-name="gr12" draw:id="shape716" draw:name="path1442" draw:layer="g5465" svg:width="1.44749773440pt" svg:height="2.51722946880pt" draw:transform="matrix(1.25438760000 0.00000000000 0.00000000000 1.25438760000 78.82018753587pt 48.45187501619pt)" svg:viewBox="0 0 1 3" svg:d="M0 0C0 0 0.23687 1.24816 0.323399 1.44444C0.383555 1.60572 0.770767 2.26135 1.4475 2.51723" koffice:nodeTypes="ccc"/>
          <draw:path draw:style-name="gr43" draw:id="shape717" draw:name="path1444" draw:layer="g5465" svg:width="1.44749773440pt" svg:height="2.49627168000pt" draw:transform="matrix(1.25438760000 0.00000000000 0.00000000000 1.25438760000 78.82018753587pt 48.45187501619pt)" svg:viewBox="0 0 1 2" svg:d="M0 0C0 0 0.248131 1.24295 0.33466 1.42796C0.406077 1.58857 0.744491 2.20303 1.4475 2.49627" koffice:nodeTypes="ccc"/>
          <draw:path draw:style-name="gr25" draw:id="shape718" draw:name="path1446" draw:layer="g5465" svg:width="1.44749773440pt" svg:height="2.48930521920pt" draw:transform="matrix(1.25438760000 0.00000000000 0.00000000000 1.25438760000 78.82018753587pt 48.45187501619pt)" svg:viewBox="0 0 1 2" svg:d="M0 0C0 0 0.259489 1.2272 0.349675 1.4016C0.436203 1.57243 0.748244 2.15461 1.4475 2.48931" koffice:nodeTypes="ccc"/>
          <draw:path draw:style-name="gr26" draw:id="shape719" draw:name="path1448" draw:layer="g5465" svg:width="1.44749773440pt" svg:height="2.48930521920pt" draw:transform="matrix(1.25438760000 0.00000000000 0.00000000000 1.25438760000 78.82018753587pt 48.45187501619pt)" svg:viewBox="0 0 1 2" svg:d="M0 0C0 0 0.274504 1.21676 0.372293 1.4016C0.443711 1.5619 0.733229 2.09535 1.4475 2.48931" koffice:nodeTypes="ccc"/>
          <draw:path draw:style-name="gr31" draw:id="shape720" draw:name="path1450" draw:layer="g5465" svg:width="1.44749773440pt" svg:height="2.46846424320pt" draw:transform="matrix(1.25438760000 0.00000000000 0.00000000000 1.25438760000 78.82018753587pt 48.45187501619pt)" svg:viewBox="0 0 1 2" svg:d="M0 0C0 0 0.285765 1.20126 0.387308 1.38523C0.473741 1.54495 0.721872 2.04141 1.4475 2.46846" koffice:nodeTypes="ccc"/>
          <draw:path draw:style-name="gr27" draw:id="shape721" draw:name="path1452" draw:layer="g5465" svg:width="1.42487194240pt" svg:height="2.47540150080pt" draw:transform="matrix(1.25438760000 0.00000000000 0.00000000000 1.25438760000 78.83202895482pt 48.45187501619pt)" svg:viewBox="0 0 1 2" svg:d="M0 0C0 0 0.283427 1.18906 0.384174 1.37677C0.469928 1.54711 0.70494 1.99906 1.42487 2.4754" koffice:nodeTypes="ccc"/>
          <draw:path draw:style-name="gr28" draw:id="shape722" draw:name="path1454" draw:layer="g5465" svg:width="1.44749773440pt" svg:height="2.46846424320pt" draw:transform="matrix(1.25438760000 0.00000000000 0.00000000000 1.25438760000 78.83202895482pt 48.45187501619pt)" svg:viewBox="0 0 1 2" svg:d="M0 0C0 0 0.312041 1.177 0.398473 1.36097C0.496263 1.53108 0.699253 1.94765 1.4475 2.46846" koffice:nodeTypes="ccc"/>
          <draw:path draw:style-name="gr45" draw:id="shape723" draw:name="path1456" draw:layer="g5465" svg:width="1.41762360960pt" svg:height="2.48930521920pt" draw:transform="matrix(1.25438760000 0.00000000000 0.00000000000 1.25438760000 78.84768371206pt 48.44013394826pt)" svg:viewBox="0 0 1 2" svg:d="M0 0C0 0 0.308804 1.1924 0.40558 1.3667C0.491115 1.53753 0.662282 1.91051 1.41762 2.48931" koffice:nodeTypes="ccc"/>
          <draw:path draw:style-name="gr21" draw:id="shape724" draw:name="path1458" draw:layer="g5465" svg:width="1.41762360960pt" svg:height="2.46846424320pt" draw:transform="matrix(1.25438760000 0.00000000000 0.00000000000 1.25438760000 78.84768371206pt 48.44013394826pt)" svg:viewBox="0 0 1 2" svg:d="M0 0C0 0 0.319949 1.16651 0.416724 1.35048C0.513404 1.52068 0.651137 1.85744 1.41762 2.46846" koffice:nodeTypes="ccc"/>
          <draw:path draw:style-name="gr22" draw:id="shape725" draw:name="path1460" draw:layer="g5465" svg:width="1.44749773440pt" svg:height="2.44753387520pt" draw:transform="matrix(1.25438760000 0.00000000000 0.00000000000 1.25438760000 78.84768371206pt 48.44013394826pt)" svg:viewBox="0 0 1 2" svg:d="M0 0C0 0 0.349675 1.16155 0.436107 1.33439C0.533897 1.50378 0.657962 1.80459 1.4475 2.44753" koffice:nodeTypes="ccc"/>
          <draw:path draw:style-name="gr23" draw:id="shape726" draw:name="path1462" draw:layer="g5465" svg:width="1.44000000000pt" svg:height="2.46828649280pt" draw:transform="matrix(1.25438760000 0.00000000000 0.00000000000 1.25438760000 78.84768371206pt 48.42447919101pt)" svg:viewBox="0 0 1 2" svg:d="M0 0C0 0 0.36 1.16647 0.446208 1.33657C0.543744 1.50667 0.645024 1.77401 1.44 2.46829" koffice:nodeTypes="ccc"/>
          <draw:path draw:style-name="gr10" draw:id="shape727" draw:name="path1464" draw:layer="g5465" svg:width="1.65750175360pt" svg:height="2.07558087680pt" draw:transform="matrix(1.25438760000 0.00000000000 0.00000000000 1.25438760000 78.89866202413pt 47.58955880445pt)" svg:viewBox="0 0 2 2" svg:d="M0 0C0 0 0.184979 1.62995 1.6575 2.07558" koffice:nodeTypes="cc"/>
          <draw:path draw:style-name="gr24" draw:id="shape728" draw:name="path1466" draw:layer="g5465" svg:width="1.65750175360pt" svg:height="2.06922893120pt" draw:transform="matrix(1.25438760000 0.00000000000 0.00000000000 1.25438760000 78.89866202413pt 47.58955880445pt)" svg:viewBox="0 0 2 2" svg:d="M0 0C0.0120504 0 0.0924897 0.518101 0.386232 1.02351C0.611483 1.41442 1.00173 1.85628 1.6575 2.06923" koffice:nodeTypes="ccc"/>
          <draw:path draw:style-name="gr12" draw:id="shape729" draw:name="path1468" draw:layer="g5465" svg:width="1.62552300160pt" svg:height="2.06922893120pt" draw:transform="matrix(1.25438760000 0.00000000000 0.00000000000 1.25438760000 78.91040309206pt 47.58955880445pt)" svg:viewBox="0 0 2 2" svg:d="M0 0C0 0 0.0915931 0.527621 0.382488 1.02351C0.593621 1.36999 0.980087 1.83724 1.62552 2.06923" koffice:nodeTypes="ccc"/>
          <draw:path draw:style-name="gr43" draw:id="shape730" draw:name="path1470" draw:layer="g5465" svg:width="1.62552300160pt" svg:height="2.05023150080pt" draw:transform="matrix(1.25438760000 0.00000000000 0.00000000000 1.25438760000 78.91040309206pt 47.58955880445pt)" svg:viewBox="0 0 2 2" svg:d="M0 0C0 0.00947681 0.115562 0.547306 0.394422 0.999763C0.605555 1.33518 0.976109 1.80975 1.62552 2.05023" koffice:nodeTypes="ccc"/>
          <draw:path draw:style-name="gr25" draw:id="shape731" draw:name="path1472" draw:layer="g5465" svg:width="1.62552300160pt" svg:height="2.03132168000pt" draw:transform="matrix(1.25438760000 0.00000000000 0.00000000000 1.25438760000 78.91040309206pt 47.58955880445pt)" svg:viewBox="0 0 2 2" svg:d="M0 0C0 0.00943301 0.131474 0.55429 0.422267 0.995142C0.605555 1.29748 0.976109 1.7888 1.62552 2.03132" koffice:nodeTypes="ccc"/>
          <draw:path draw:style-name="gr26" draw:id="shape732" draw:name="path1474" draw:layer="g5465" svg:width="1.62552300160pt" svg:height="2.02503787520pt" draw:transform="matrix(1.25438760000 0.00000000000 0.00000000000 1.25438760000 78.91040309206pt 47.58955880445pt)" svg:viewBox="0 0 2 2" svg:d="M0 0C0.0119336 0.0188368 0.155341 0.575408 0.434302 0.981044C0.605555 1.25152 0.988043 1.76406 1.62552 2.02504" koffice:nodeTypes="ccc"/>
          <draw:path draw:style-name="gr31" draw:id="shape733" draw:name="path1476" draw:layer="g5465" svg:width="1.60965043840pt" svg:height="2.03132168000pt" draw:transform="matrix(1.25438760000 0.00000000000 0.00000000000 1.25438760000 78.92605784931pt 47.58955880445pt)" svg:viewBox="0 0 2 2" svg:d="M0 0C0 0.018866 0.170516 0.585733 0.436135 0.973132C0.590716 1.22508 0.97529 1.74785 1.60965 2.03132" koffice:nodeTypes="ccc"/>
          <draw:path draw:style-name="gr27" draw:id="shape734" draw:name="path1478" draw:layer="g5465" svg:width="1.60174336000pt" svg:height="2.03148293120pt" draw:transform="matrix(1.25438760000 0.00000000000 0.00000000000 1.25438760000 78.92605784931pt 47.57771738550pt)" svg:viewBox="0 0 2 2" svg:d="M0 0C0.011846 0.0283808 0.193789 0.607848 0.446909 0.973251C0.589263 1.19054 0.972892 1.73542 1.60174 2.03148" koffice:nodeTypes="ccc"/>
          <draw:path draw:style-name="gr28" draw:id="shape735" draw:name="path1480" draw:layer="g5465" svg:width="1.60965043840pt" svg:height="2.03148293120pt" draw:transform="matrix(1.25438760000 0.00000000000 0.00000000000 1.25438760000 78.92605784931pt 47.57771738550pt)" svg:viewBox="0 0 2 2" svg:d="M0 0C0.0118752 0.0283808 0.2101 0.626796 0.475821 0.963818C0.606651 1.17167 0.97529 1.72599 1.60965 2.03148" koffice:nodeTypes="ccc"/>
          <draw:path draw:style-name="gr45" draw:id="shape736" draw:name="path1482" draw:layer="g5465" svg:width="1.57030973440pt" svg:height="2.03148293120pt" draw:transform="matrix(1.25438760000 0.00000000000 0.00000000000 1.25438760000 78.93779891725pt 47.57771738550pt)" svg:viewBox="0 0 2 2" svg:d="M0 0C0 0.0409586 0.219346 0.639374 0.46606 0.963818C0.579643 1.13072 0.94375 1.70704 1.57031 2.03148" koffice:nodeTypes="ccc"/>
          <draw:path draw:style-name="gr21" draw:id="shape737" draw:name="path1484" draw:layer="g5465" svg:width="1.57030973440pt" svg:height="2.01265997120pt" draw:transform="matrix(1.25438760000 0.00000000000 0.00000000000 1.25438760000 78.93779891725pt 47.57771738550pt)" svg:viewBox="0 0 2 2" svg:d="M0 0C0.0117292 0.0407684 0.246714 0.645794 0.47779 0.949872C0.591372 1.09409 0.94375 1.6772 1.57031 2.01266" koffice:nodeTypes="ccc"/>
          <draw:path draw:style-name="gr22" draw:id="shape738" draw:name="path1486" draw:layer="g5465" svg:width="1.57030973440pt" svg:height="2.00624486720pt" draw:transform="matrix(1.25438760000 0.00000000000 0.00000000000 1.25438760000 78.93779891725pt 47.57771738550pt)" svg:viewBox="0 0 2 2" svg:d="M0 0C0.0117292 0.0407034 0.270273 0.663594 0.505158 0.935858C0.595282 1.04851 0.947659 1.65257 1.57031 2.00624" koffice:nodeTypes="ccc"/>
          <draw:path draw:style-name="gr23" draw:id="shape739" draw:name="path1488" draw:layer="g5465" svg:width="1.57813893760pt" svg:height="2.01265997120pt" draw:transform="matrix(1.25438760000 0.00000000000 0.00000000000 1.25438760000 78.93779891725pt 47.57771738550pt)" svg:viewBox="0 0 2 2" svg:d="M0 0C0.0117584 0.0407684 0.286624 0.677173 0.522194 0.927963C0.596764 1.01889 0.950019 1.64582 1.57814 2.01266" koffice:nodeTypes="ccc"/>
          <draw:path draw:style-name="gr10" draw:id="shape740" draw:name="path1490" draw:layer="g5465" svg:width="1.60965043840pt" svg:height="1.28000000000pt" draw:transform="matrix(1.25438760000 0.00000000000 0.00000000000 1.25438760000 78.91040309206pt 47.02899807376pt)" svg:viewBox="0 0 2 1" svg:d="M0 0C0 0 0.4202 1.02995 1.60965 1.28" koffice:nodeTypes="cc"/>
          <draw:path draw:style-name="gr11" draw:id="shape741" draw:name="path1492" draw:layer="g5465" svg:width="1.60174336000pt" svg:height="1.28000000000pt" draw:transform="matrix(1.25438760000 0.00000000000 0.00000000000 1.25438760000 78.91040309206pt 47.02899807376pt)" svg:viewBox="0 0 2 1" svg:d="M0 0C0 0 0.169995 0.364992 0.549675 0.715008C0.798847 0.955008 1.16668 1.18746 1.60174 1.28" koffice:nodeTypes="ccc"/>
          <draw:path draw:style-name="gr42" draw:id="shape742" draw:name="path1494" draw:layer="g5465" svg:width="1.60174336000pt" svg:height="1.27501286720pt" draw:transform="matrix(1.25438760000 0.00000000000 0.00000000000 1.25438760000 78.91040309206pt 47.02899807376pt)" svg:viewBox="0 0 2 1" svg:d="M0 0C0 0 0.169995 0.356807 0.549675 0.703585C0.82264 0.943117 1.19442 1.19268 1.60174 1.27501" koffice:nodeTypes="ccc"/>
          <draw:path draw:style-name="gr32" draw:id="shape743" draw:name="path1496" draw:layer="g5465" svg:width="1.60174336000pt" svg:height="1.29000346880pt" draw:transform="matrix(1.25438760000 0.00000000000 0.00000000000 1.25438760000 78.91040309206pt 47.01725700582pt)" svg:viewBox="0 0 2 1" svg:d="M0 0C0 0 0.181943 0.358834 0.577417 0.707709C0.850281 0.956163 1.23391 1.20719 1.60174 1.29" koffice:nodeTypes="ccc"/>
          <draw:path draw:style-name="gr14" draw:id="shape744" draw:name="path1498" draw:layer="g5465" svg:width="1.57813893760pt" svg:height="1.31025672000pt" draw:transform="matrix(1.25438760000 0.00000000000 0.00000000000 1.25438760000 78.92605784931pt 47.00541558688pt)" svg:viewBox="0 0 2 1" svg:d="M0 0C0 0 0.168839 0.351603 0.573147 0.723409C0.844093 0.966229 1.25232 1.23689 1.57814 1.31026" koffice:nodeTypes="ccc"/>
          <draw:path draw:style-name="gr44" draw:id="shape745" draw:name="path1500" draw:layer="g5465" svg:width="1.57030973440pt" svg:height="1.29514855680pt" draw:transform="matrix(1.25438760000 0.00000000000 0.00000000000 1.25438760000 78.92605784931pt 47.00541558688pt)" svg:viewBox="0 0 2 1" svg:d="M0 0C0 0 0.180149 0.342038 0.583453 0.701651C0.869365 0.958132 1.27267 1.22723 1.57031 1.29515" koffice:nodeTypes="ccc"/>
          <draw:path draw:style-name="gr26" draw:id="shape746" draw:name="path1502" draw:layer="g5465" svg:width="1.57030973440pt" svg:height="1.29514855680pt" draw:transform="matrix(1.25438760000 0.00000000000 0.00000000000 1.25438760000 78.92605784931pt 47.00541558688pt)" svg:viewBox="0 0 2 1" svg:d="M0 0C0 0 0.191878 0.342038 0.583453 0.694119C0.892823 0.960643 1.31187 1.23727 1.57031 1.29515" koffice:nodeTypes="ccc"/>
          <draw:path draw:style-name="gr31" draw:id="shape747" draw:name="path1504" draw:layer="g5465" svg:width="1.57813893760pt" svg:height="1.31012721920pt" draw:transform="matrix(1.25438760000 0.00000000000 0.00000000000 1.25438760000 78.92605784931pt 46.98976082963pt)" svg:viewBox="0 0 2 1" svg:d="M0 0C0 0 0.192355 0.34401 0.612442 0.698057C0.922583 0.966182 1.34257 1.25956 1.57814 1.31013" koffice:nodeTypes="ccc"/>
          <draw:path draw:style-name="gr27" draw:id="shape748" draw:name="path1506" draw:layer="g5465" svg:width="1.54693893760pt" svg:height="1.29000346880pt" draw:transform="matrix(1.25438760000 0.00000000000 0.00000000000 1.25438760000 78.93779891725pt 46.98976082963pt)" svg:viewBox="0 0 2 1" svg:d="M0 0C0 0 0.178803 0.323754 0.606358 0.682652C0.917298 0.956227 1.35649 1.24985 1.54694 1.29" koffice:nodeTypes="ccc"/>
          <draw:path draw:style-name="gr52" draw:id="shape749" draw:name="path1508" draw:layer="g5465" svg:width="1.54693893760pt" svg:height="1.29501980480pt" draw:transform="matrix(1.25438760000 0.00000000000 0.00000000000 1.25438760000 78.93779891725pt 46.98976082963pt)" svg:viewBox="0 0 2 1" svg:d="M0 0C0 0 0.190445 0.316851 0.617999 0.676446C0.936701 0.950552 1.37978 1.25981 1.54694 1.29502" koffice:nodeTypes="ccc"/>
          <draw:path draw:style-name="gr19" draw:id="shape750" draw:name="path1510" draw:layer="g5465" svg:width="1.55470973440pt" svg:height="1.31012721920pt" draw:transform="matrix(1.25438760000 0.00000000000 0.00000000000 1.25438760000 78.93779891725pt 46.97801976170pt)" svg:viewBox="0 0 2 1" svg:d="M0 0C0 0 0.190922 0.318694 0.635111 0.68038C0.958601 0.956016 1.42613 1.28488 1.55471 1.31013" koffice:nodeTypes="ccc"/>
          <draw:path draw:style-name="gr30" draw:id="shape751" draw:name="path1512" draw:layer="g5465" svg:width="1.54693893760pt" svg:height="1.31012721920pt" draw:transform="matrix(1.25438760000 0.00000000000 0.00000000000 1.25438760000 78.93779891725pt 46.97801976170pt)" svg:viewBox="0 0 2 1" svg:d="M0 0C0 0 0.206066 0.311118 0.645263 0.68038C0.979486 0.956016 1.45759 1.28488 1.54694 1.31013" koffice:nodeTypes="ccc"/>
          <draw:path draw:style-name="gr46" draw:id="shape752" draw:name="path1514" draw:layer="g5465" svg:width="1.54693893760pt" svg:height="1.31012721920pt" draw:transform="matrix(1.25438760000 0.00000000000 0.00000000000 1.25438760000 78.93779891725pt 46.97801976170pt)" svg:viewBox="0 0 2 1" svg:d="M0 0C0 0 0.217708 0.300952 0.656904 0.662639C1.00277 0.956016 1.49639 1.29245 1.54694 1.31013" koffice:nodeTypes="ccc"/>
          <draw:path draw:style-name="gr22" draw:id="shape753" draw:name="path1516" draw:layer="g5465" svg:width="1.57813893760pt" svg:height="1.32532224320pt" draw:transform="matrix(1.25438760000 0.00000000000 0.00000000000 1.25438760000 78.93779891725pt 46.96627869376pt)" svg:viewBox="0 0 2 1" svg:d="M0 0C0 0 0.219892 0.302693 0.679174 0.666471C1.02861 0.961544 1.53894 1.3177 1.57814 1.32532" koffice:nodeTypes="ccc"/>
          <draw:path draw:style-name="gr23" draw:id="shape754" draw:name="path1518" draw:layer="g5465" svg:width="3.20333333333pt" svg:height="2.64500000000pt" draw:transform="matrix(1.25438760000 0.00000000000 0.00000000000 1.25438760000 78.93779891725pt 46.95052358550pt)" svg:viewBox="0 0 3 3" svg:d="M0 0C0 0 0.190547 0.416944 0.568333 0.94162C0.868661 1.36924 1.29811 1.87238 1.29811 1.87238M2.54787 2.09521L3.20333 2.22456M2.61243 2.645L3.20333 2.37194" koffice:nodeTypes="ccccccc"/>
          <draw:path draw:style-name="gr29" draw:id="shape755" draw:name="path1520" draw:layer="g5465" svg:width="0.63440000000pt" svg:height="0.10312000000pt" draw:transform="matrix(1.25438760000 0.00000000000 0.00000000000 1.25438760000 82.01887591587pt 49.24765850963pt)" svg:viewBox="0 0 1 0" svg:d="M0 0L0.6344 0.10312" koffice:nodeTypes="cc"/>
          <draw:path draw:style-name="gr30" draw:id="shape756" draw:name="path1522" draw:layer="g5465" svg:width="0.64376000000pt" svg:height="0.07184000000pt" draw:transform="matrix(1.25438760000 0.00000000000 0.00000000000 1.25438760000 82.01887591587pt 49.28689575376pt)" svg:viewBox="0 0 1 0" svg:d="M0 0L0.64376 0.07184" koffice:nodeTypes="cc"/>
          <draw:path draw:style-name="gr19" draw:id="shape757" draw:name="path1524" draw:layer="g5465" svg:width="0.64368000000pt" svg:height="0.05000000000pt" draw:transform="matrix(1.25438760000 0.00000000000 0.00000000000 1.25438760000 82.03071733482pt 49.31429157894pt)" svg:viewBox="0 0 1 0" svg:d="M0 0L0.64368 0.05" koffice:nodeTypes="cc"/>
          <draw:path draw:style-name="gr18" draw:id="shape758" draw:name="path1526" draw:layer="g5465" svg:width="0.64368000000pt" svg:height="0.04064000000pt" draw:transform="matrix(1.25438760000 0.00000000000 0.00000000000 1.25438760000 82.03071733482pt 49.33777371482pt)" svg:viewBox="0 0 1 0" svg:d="M0 0L0.64368 0.04064" koffice:nodeTypes="cc"/>
          <draw:path draw:style-name="gr31" draw:id="shape759" draw:name="path1528" draw:layer="g5465" svg:width="0.65312000000pt" svg:height="0.00936000000pt" draw:transform="matrix(1.25438760000 0.00000000000 0.00000000000 1.25438760000 82.03071733482pt 49.37701095894pt)" svg:viewBox="0 0 1 0" svg:d="M0 0L0.65312 0.00936" koffice:nodeTypes="cc"/>
          <draw:path draw:style-name="gr15" draw:id="shape760" draw:name="path1530" draw:layer="g5465" svg:width="0.65312000000pt" svg:height="0.00944000000pt" draw:transform="matrix(1.25438760000 0.00000000000 0.00000000000 1.25438760000 82.03071733482pt 49.39266571619pt)" svg:viewBox="0 0 1 0" svg:d="M0 0.00944L0.65312 0" koffice:nodeTypes="cc"/>
          <draw:path draw:style-name="gr14" draw:id="shape761" draw:name="path1532" draw:layer="g5465" svg:width="0.66248000000pt" svg:height="0.02816000000pt" draw:transform="matrix(1.25438760000 0.00000000000 0.00000000000 1.25438760000 82.03071733482pt 49.39657940550pt)" svg:viewBox="0 0 1 0" svg:d="M0 0.02816L0.66248 0" koffice:nodeTypes="cc"/>
          <draw:path draw:style-name="gr32" draw:id="shape762" draw:name="path1534" draw:layer="g5465" svg:width="0.67496000000pt" svg:height="0.04056000000pt" draw:transform="matrix(1.25438760000 0.00000000000 0.00000000000 1.25438760000 82.03071733482pt 49.40450713514pt)" svg:viewBox="0 0 1 0" svg:d="M0 0.04056L0.67496 0" koffice:nodeTypes="cc"/>
          <draw:path draw:style-name="gr24" draw:id="shape763" draw:name="path1536" draw:layer="g5465" svg:width="0.66248000000pt" svg:height="0.05936000000pt" draw:transform="matrix(1.25438760000 0.00000000000 0.00000000000 1.25438760000 82.04245840275pt 49.40842082445pt)" svg:viewBox="0 0 1 0" svg:d="M0 0.05936L0.66248 0" koffice:nodeTypes="cc"/>
          <draw:path draw:style-name="gr29" draw:id="shape764" draw:name="path1538" draw:layer="g5465" svg:width="0.58120000000pt" svg:height="0.21560000000pt" draw:transform="matrix(1.25438760000 0.00000000000 0.00000000000 1.25438760000 82.10909147206pt 49.52603220582pt)" svg:viewBox="0 0 1 0" svg:d="M0 0.2156L0.5812 0" koffice:nodeTypes="cc"/>
          <draw:path draw:style-name="gr30" draw:id="shape765" draw:name="path1540" draw:layer="g5465" svg:width="0.59056000000pt" svg:height="0.20624000000pt" draw:transform="matrix(1.25438760000 0.00000000000 0.00000000000 1.25438760000 82.09343671482pt 49.51027709757pt)" svg:viewBox="0 0 1 0" svg:d="M0 0.20624L0.59056 0" koffice:nodeTypes="cc"/>
          <draw:path draw:style-name="gr19" draw:id="shape766" draw:name="path1542" draw:layer="g5465" svg:width="0.60312000000pt" svg:height="0.19688000000pt" draw:transform="matrix(1.25438760000 0.00000000000 0.00000000000 1.25438760000 82.09343671482pt 49.49853602963pt)" svg:viewBox="0 0 1 0" svg:d="M0 0.19688L0.60312 0" koffice:nodeTypes="cc"/>
          <draw:path draw:style-name="gr18" draw:id="shape767" draw:name="path1544" draw:layer="g5465" svg:width="0.61256000000pt" svg:height="0.17496000000pt" draw:transform="matrix(1.25438760000 0.00000000000 0.00000000000 1.25438760000 82.08159529587pt 49.48679496170pt)" svg:viewBox="0 0 1 0" svg:d="M0 0.17496L0.61256 0" koffice:nodeTypes="cc"/>
          <draw:path draw:style-name="gr31" draw:id="shape768" draw:name="path1546" draw:layer="g5465" svg:width="0.62192000000pt" svg:height="0.16560000000pt" draw:transform="matrix(1.25438760000 0.00000000000 0.00000000000 1.25438760000 82.08159529587pt 49.47114020445pt)" svg:viewBox="0 0 1 0" svg:d="M0 0.1656L0.62192 0" koffice:nodeTypes="cc"/>
          <draw:path draw:style-name="gr15" draw:id="shape769" draw:name="path1548" draw:layer="g5465" svg:width="0.63440000000pt" svg:height="0.15320000000pt" draw:transform="matrix(1.25438760000 0.00000000000 0.00000000000 1.25438760000 82.08159529587pt 49.45929878550pt)" svg:viewBox="0 0 1 0" svg:d="M0 0.1532L0.6344 0" koffice:nodeTypes="cc"/>
          <draw:path draw:style-name="gr14" draw:id="shape770" draw:name="path1550" draw:layer="g5465" svg:width="0.64376000000pt" svg:height="0.12192000000pt" draw:transform="matrix(1.25438760000 0.00000000000 0.00000000000 1.25438760000 82.06985422794pt 49.45929878550pt)" svg:viewBox="0 0 1 0" svg:d="M0 0.12192L0.64376 0" koffice:nodeTypes="cc"/>
          <draw:path draw:style-name="gr32" draw:id="shape771" draw:name="path1552" draw:layer="g5465" svg:width="0.65312000000pt" svg:height="0.11248000000pt" draw:transform="matrix(1.25438760000 0.00000000000 0.00000000000 1.25438760000 82.06985422794pt 49.43190296032pt)" svg:viewBox="0 0 1 0" svg:d="M0 0.11248L0.65312 0" koffice:nodeTypes="cc"/>
          <draw:path draw:style-name="gr24" draw:id="shape772" draw:name="path1554" draw:layer="g5465" svg:width="0.65312000000pt" svg:height="0.09376000000pt" draw:transform="matrix(1.25438760000 0.00000000000 0.00000000000 1.25438760000 82.06985422794pt 49.43190296032pt)" svg:viewBox="0 0 1 0" svg:d="M0 0.09376L0.65312 0" koffice:nodeTypes="cc"/>
          <draw:path draw:style-name="gr10" draw:id="shape773" draw:name="path1556" draw:layer="g5465" svg:width="0.67504000000pt" svg:height="0.08120000000pt" draw:transform="matrix(1.25438760000 0.00000000000 0.00000000000 1.25438760000 82.05811316000pt 49.42016189238pt)" svg:viewBox="0 0 1 0" svg:d="M0 0.0812L0.67504 0" koffice:nodeTypes="cc"/>
          <draw:path draw:style-name="gr33" draw:id="shape774" draw:name="path1558" draw:layer="g5465" svg:width="3.88652104213pt" svg:height="6.77301250667pt" draw:transform="matrix(1.25438760000 0.00000000000 0.00000000000 1.25438760000 78.62554359512pt 46.69181868688pt)" svg:viewBox="0 0 4 7" svg:d="M1.03027 6.77301C0.948499 6.72031 0.795525 6.57752 0.749268 6.44492C0.646192 6.19248 0.667499 6.20183 0.596384 5.91624C0.564333 5.75398 0.564333 5.57464 0.514525 5.40864C0.493218 5.24595 0.229974 4.70477 0.21932 4.49228C0.198013 3.78842 -0.0510251 3.31031 0.00943627 2.54992C0.0556929 1.95562 0.198013 1.14882 0.126898 0.527918C0.105501 0.365234 0.137552 0.176029 0.137552 0L3.88652 2.31754" koffice:nodeTypes="ccccccccc"/>
          <draw:path draw:style-name="gr9" draw:id="shape775" draw:name="path1560" draw:layer="g5465" svg:width="0.41192497644pt" svg:height="0.41846002254pt" draw:transform="matrix(1.25438760000 0.00000000000 0.00000000000 1.25438760000 78.67522809322pt 46.03755525796pt)" svg:viewBox="0 0 0 0" svg:d="M0.0530819 0.35598C0.0343619 0.23414 0.0624419 0.0651799 0.156202 0.0467799C0.165562 0.0467799 0.228122 0.0275799 0.268682 0.0371799C0.318682 0.0371799 0.328122 0.0555799 0.359322 0.0995799C0.399962 0.21222 0.268682 0.28414 0.175002 0.31534C0.146842 0.3247 0.0843619 0.33414 0.0718819 0.36534C0.0530819 0.41534 0.0624419 0.3935 0.0530819 0.41534C0.0718819 0.40598 0.0718819 0.38726 0.0937219 0.3747C0.165562 0.33414 0.237482 0.3247 0.340602 0.27158C0.421802 0.2435 0.431242 0.0747799 0.381242 0.0339799C0.321802 -0.0156201 0.134362 -0.00682005 0.0906019 0.0339799C-3.80774e-05 0.13718 -0.0125181 0.28102 0.00932192 0.41846C0.00932192 0.39038 0.0593219 0.39974 0.0499619 0.3591" koffice:nodeTypes="ccccccccccccc"/>
          <draw:path draw:style-name="gr6" draw:id="shape776" draw:name="path1562" draw:layer="g5465" svg:width="0.41192497644pt" svg:height="0.41846002254pt" draw:transform="matrix(1.25438760000 0.00000000000 0.00000000000 1.25438760000 78.67522809322pt 46.03755525796pt)" svg:viewBox="0 0 0 0" svg:d="M0.0530819 0.35598C0.0343619 0.23414 0.0624419 0.0651799 0.156202 0.0467799C0.156202 0.0467799 0.228122 0.0275799 0.268682 0.0371799C0.318682 0.0371799 0.328122 0.0555799 0.359322 0.0995799C0.399962 0.21222 0.268682 0.28414 0.175002 0.31534C0.146842 0.3247 0.0843619 0.33414 0.0718819 0.36534C0.0530819 0.41534 0.0624419 0.3935 0.0530819 0.41534C0.0718819 0.40598 0.0718819 0.38726 0.0937219 0.3747C0.165562 0.33414 0.237482 0.3247 0.340602 0.27158C0.421802 0.2435 0.431242 0.0747799 0.381242 0.0339799C0.321802 -0.0156201 0.134362 -0.00682005 0.0906019 0.0339799C-3.80774e-05 0.13718 -0.0125181 0.28102 0.00932192 0.41846C0.00932192 0.39038 0.0593219 0.39974 0.0499619 0.3591L0.0499619 0.3591Z" koffice:nodeTypes="ccccccccccccccc"/>
          <draw:path draw:style-name="gr9" draw:id="shape777" draw:name="path1564" draw:layer="g5465" svg:width="0.39262098535pt" svg:height="0.43659498449pt" draw:transform="matrix(1.25438760000 0.00000000000 0.00000000000 1.25438760000 78.24540108903pt 46.49974685757pt)" svg:viewBox="0 0 0 0" svg:d="M0.342621 0.05C0.220781 0.05 0.0519808 0.1 0.0426208 0.1844C0.0426208 0.20312 0.0332608 0.27504 0.0426208 0.30624C0.0519808 0.35624 0.0707808 0.37816 0.114541 0.38752C0.236381 0.41568 0.289501 0.27504 0.311341 0.17192C0.311341 0.15312 0.311341 0.09064 0.339501 0.0688C0.389501 0.05 0.380141 0.05936 0.389501 0.05C0.380141 0.05936 0.370781 0.0688 0.361341 0.09064C0.333261 0.16248 0.333261 0.24376 0.289501 0.35C0.270781 0.43128 0.114541 0.46248 0.0613408 0.41256C0.00198077 0.36248 -0.0198592 0.17504 0.0207808 0.1344C0.111341 0.03128 0.258221 0 0.392621 0C0.373901 0.00936 0.373901 0.05936 0.342621 0.05" koffice:nodeTypes="ccccccccccccc"/>
          <draw:path draw:style-name="gr6" draw:id="shape778" draw:name="path1566" draw:layer="g5465" svg:width="0.39262098535pt" svg:height="0.43659498449pt" draw:transform="matrix(1.25438760000 0.00000000000 0.00000000000 1.25438760000 78.24540108903pt 46.49974685757pt)" svg:viewBox="0 0 0 0" svg:d="M0.342621 0.05C0.220781 0.05 0.0519808 0.1 0.0426208 0.1844C0.0426208 0.20312 0.0332608 0.27504 0.0426208 0.30624C0.0519808 0.35624 0.0707808 0.37816 0.114541 0.38752C0.236381 0.41568 0.289501 0.27504 0.311341 0.17192C0.311341 0.15312 0.311341 0.09064 0.339501 0.0688C0.389501 0.05 0.380141 0.05936 0.389501 0.05C0.380141 0.05936 0.370781 0.0688 0.361341 0.09064C0.333261 0.16248 0.333261 0.24376 0.289501 0.35C0.270781 0.43128 0.114541 0.46248 0.0613408 0.41256C0.00198077 0.36248 -0.0198592 0.17504 0.0207808 0.1344C0.111341 0.03128 0.258221 0 0.392621 0C0.373901 0.00936 0.373901 0.05936 0.342621 0.05L0.342621 0.05" koffice:nodeTypes="cccccccccccccc"/>
          <draw:path draw:style-name="gr9" draw:id="shape779" draw:name="path1568" draw:layer="g5465" svg:width="0.15681720039pt" svg:height="0.15288807849pt" draw:transform="matrix(1.25438760000 0.00000000000 0.00000000000 1.25438760000 78.60783641956pt 46.45525264961pt)" svg:viewBox="0 0 0 0" svg:d="M0.0224067 0.0323509C-0.00567331 0.0511509 -0.00567331 0.0917109 0.0130467 0.122991C0.0224067 0.151151 0.0755267 0.163631 0.0943267 0.141711C0.144327 0.122991 0.175527 0.0605109 0.144327 0.0198709C0.116167 -0.0207691 0.0724067 0.0105109 0.0224067 0.0292309" koffice:nodeTypes="ccccc"/>
          <draw:path draw:style-name="gr6" draw:id="shape780" draw:name="path1570" draw:layer="g5465" svg:width="0.15681720039pt" svg:height="0.15288807849pt" draw:transform="matrix(1.25438760000 0.00000000000 0.00000000000 1.25438760000 78.60783641956pt 46.45525264961pt)" svg:viewBox="0 0 0 0" svg:d="M0.0224067 0.0323509C-0.00567331 0.0511509 -0.00567331 0.0917109 0.0130467 0.122991C0.0224067 0.151151 0.0755267 0.163631 0.0943267 0.141711C0.144327 0.122991 0.175527 0.0605109 0.144327 0.0198709C0.116167 -0.0207691 0.0724067 0.0105109 0.0224067 0.0292309L0.0224067 0.0292309Z" koffice:nodeTypes="ccccccc"/>
          <draw:path draw:style-name="gr9" draw:id="shape781" draw:name="path1572" draw:layer="g5465" svg:width="0.70624000000pt" svg:height="0.47800000000pt" draw:transform="matrix(1.25438760000 0.00000000000 0.00000000000 1.25438760000 77.76188580550pt 45.92764576096pt)" svg:viewBox="0 0 1 0" svg:d="M0 0.0064C0 0.0064 0.35312 0.1496 0.63432 0.1496C0.63432 0.1496 0.64368 0.39672 0.70624 0.46864C0.70624 0.46864 0.45936 0.428 0.33432 0.478C0.33432 0.478 0.19056 0.1376 0.00312 0" koffice:nodeTypes="ccccc"/>
          <draw:path draw:style-name="gr6" draw:id="shape782" draw:name="path1574" draw:layer="g5465" svg:width="0.70624000000pt" svg:height="0.47800000000pt" draw:transform="matrix(1.25438760000 0.00000000000 0.00000000000 1.25438760000 77.76188580550pt 45.92764576096pt)" svg:viewBox="0 0 1 0" svg:d="M0 0.0064C0 0.0064 0.35312 0.1496 0.63432 0.1496C0.63432 0.1496 0.64368 0.39672 0.70624 0.46864C0.70624 0.46864 0.45624 0.428 0.33432 0.478C0.33432 0.478 0.19056 0.1376 0.00312 0L0.00312 0Z" koffice:nodeTypes="ccccccc"/>
          <draw:path draw:style-name="gr6" draw:id="shape783" draw:name="path1576" draw:layer="g5465" svg:width="0.28752000000pt" svg:height="0.19416000000pt" draw:transform="matrix(1.25438760000 0.00000000000 0.00000000000 1.25438760000 78.11461959862pt 46.15042499872pt)" svg:viewBox="0 0 0 0" svg:d="M0 0.0032C0 0.0032 0.14376 0.0632 0.25936 0.0632C0.25936 0.0632 0.25936 0.15352 0.28752 0.18472C0.28752 0.18472 0.1844 0.17536 0.14376 0.19416C0.14376 0.19416 0.0844 0.0504 1.13687e-14 0L1.13687e-14 0Z" koffice:nodeTypes="ccccccc"/>
          <draw:path draw:style-name="gr9" draw:id="shape784" draw:name="path1578" draw:layer="g5465" svg:width="0.33697695994pt" svg:height="0.57199127805pt" draw:transform="matrix(1.25438760000 0.00000000000 0.00000000000 1.25438760000 78.54650923841pt 46.63893873313pt)" svg:viewBox="0 0 0 1" svg:d="M0.102577 0.154716C0.102577 0.154716 0.161937 0.042156 0.183857 0.001596C0.193217 -0.017204 0.174497 0.135916 0.233857 0.154716C0.315057 0.257836 0.336977 0.464076 0.336977 0.526556C0.243217 0.554716 0.161937 0.607836 0.0244169 0.535916C-0.0255031 0.507836 0.0150569 0.423436 0.0244169 0.351516C0.0432169 0.310956 0.0525769 0.207836 0.0963369 0.154716" koffice:nodeTypes="ccccccc"/>
          <draw:path draw:style-name="gr6" draw:id="shape785" draw:name="path1580" draw:layer="g5465" svg:width="0.33697695994pt" svg:height="0.57199127805pt" draw:transform="matrix(1.25438760000 0.00000000000 0.00000000000 1.25438760000 78.54650923841pt 46.63893873313pt)" svg:viewBox="0 0 0 1" svg:d="M0.102577 0.154716C0.102577 0.154716 0.161937 0.042156 0.183857 0.001596C0.193217 -0.017204 0.174497 0.135916 0.233857 0.154716C0.315057 0.257836 0.336977 0.464076 0.336977 0.526556C0.243217 0.554716 0.161937 0.607836 0.0244169 0.535916C-0.0255031 0.507836 0.0150569 0.423436 0.0244169 0.351516C0.0432169 0.310956 0.0525769 0.207836 0.0963369 0.154716L0.0963369 0.154716Z" koffice:nodeTypes="ccccccccc"/>
          <draw:path draw:style-name="gr6" draw:id="shape786" draw:name="path1582" draw:layer="g5465" svg:width="0.13128000000pt" svg:height="0.49376000000pt" draw:transform="matrix(1.25438760000 0.00000000000 0.00000000000 1.25438760000 78.75355446656pt 46.71931486307pt)" svg:viewBox="0 0 0 0" svg:d="M0 0C0 0.01872 0.00944 0.09064 0.00944 0.0812C0.00944 0.05312 0.03752 0.10936 0.05 0.12184C0.1 0.2156 0.10944 0.27496 0.13128 0.45312M0.03128 0.15312C0.05936 0.28744 0.08128 0.28744 0.08128 0.47496L0.1 0.4656M0.03128 0.27808C0.05 0.36872 0.04064 0.42184 0.05 0.47496L0.00944 0.49376" koffice:nodeTypes="cccccccccc"/>
          <draw:path draw:style-name="gr7" draw:id="shape787" draw:name="path1584" draw:layer="g5465" svg:width="5.69233798388pt" svg:height="1.32525400438pt" draw:transform="matrix(1.25438760000 0.00000000000 0.00000000000 1.25438760000 80.56850279725pt 55.35060541216pt)" svg:viewBox="0 0 6 1" svg:d="M1.69239 0.00368383C1.94501 0.277208 2.41987 0.420878 2.50207 0.493633C2.67249 0.633619 2.92511 0.849123 3.36038 0.87491C3.67394 0.907143 3.81397 0.805838 4.1396 0.756106C4.51402 0.709137 4.0909 0.777288 4.45316 0.687034C4.63269 0.629935 4.63269 0.594018 4.88843 0.533234C5.06796 0.475214 5.25061 0.428245 5.36321 0.248659C5.40279 0.180508 5.43326 0.118804 5.44238 0.0110515L5.68589 0.0110515C5.71331 0.0939377 5.6463 0.248659 5.61591 0.309442C5.60672 0.331545 5.57633 0.381276 5.55802 0.418115C5.51851 0.50008 5.53066 0.475214 5.46981 0.547049C5.4515 0.5581 5.36929 0.640986 5.34802 0.651117C5.29931 0.698086 5.25973 0.745055 5.19887 0.756106C4.96752 0.802154 4.86708 0.860174 4.63269 0.946744C4.41054 1.0149 4.53225 1.00384 4.37095 1.05081C4.28267 1.07199 4.12137 1.14475 4.03916 1.15488C3.89002 1.18711 3.86875 1.2129 3.71656 1.24882C3.32384 1.35289 2.93735 1.3317 2.55381 1.29579C2.39244 1.28474 1.99675 1.1908 1.86592 1.08305C1.62241 0.881356 1.09582 0.799391 0.855349 0.605069C0.827921 0.582966 0.675739 0.50008 0.645349 0.464163C0.426155 0.237607 0.23135 0.180508 0 0L1.71062 0" koffice:nodeTypes="cccccccccccccccccccccccc"/>
          <draw:path draw:style-name="gr8" draw:id="shape788" draw:name="path1586" draw:layer="g5465" svg:width="3.47367232853pt" svg:height="0.58225081670pt" draw:transform="matrix(1.25438760000 0.00000000000 0.00000000000 1.25438760000 82.75194002931pt 55.34659137184pt)" svg:viewBox="0 0 3 1" svg:d="M2.05457 0.00488354C2.24293 0.074474 2.33366 0.186185 2.85826 0.305221C3.05668 0.305221 3.28196 0.367487 3.47367 0.360161C3.24159 0.398619 3.24159 0.422426 3.04997 0.453559C2.64976 0.515214 3.11384 0.467599 2.70356 0.498732C2.34717 0.529864 2.18912 0.601286 1.84272 0.577479C1.36185 0.562828 1.08277 0.419985 0.894502 0.324756C0.80704 0.279583 0.279085 0.183743 0 0L2.05793 0" koffice:nodeTypes="ccccccccc"/>
          <draw:path draw:style-name="gr7" draw:id="shape789" draw:name="path1588" draw:layer="g5465" svg:width="1.94376000000pt" svg:height="0.46304444444pt" draw:transform="matrix(1.25438760000 0.00000000000 0.00000000000 1.25438760000 85.14701753725pt 55.35461945248pt)" svg:viewBox="0 0 2 0" svg:d="M0 1.13687e-14L1.94376 1.13687e-14C1.9344 0.0912 1.90312 0.144 1.86248 0.2064C1.75 0.36 1.56248 0.4032 1.37504 0.4536C1.1688 0.4936 0.95936 0.3936 0.75312 0.3936C0.24376 0.2408 0.18128 0.072 0.00624 0" koffice:nodeTypes="cccccc"/>
          <draw:path draw:style-name="gr24" draw:id="shape790" draw:name="path1590" draw:layer="g5465" svg:width="1.75312000000pt" svg:height="0.01920000000pt" draw:transform="matrix(1.25438760000 0.00000000000 0.00000000000 1.25438760000 80.58817159482pt 55.35461945248pt)" svg:viewBox="0 0 2 0" svg:d="M1.75312 0C1.75312 0 1.41248 0.0192 1.39056 0.0192C1.37184 0.0192 0 0 0 0" koffice:nodeTypes="ccc"/>
          <draw:path draw:style-name="gr12" draw:id="shape791" draw:name="path1592" draw:layer="g5465" svg:width="1.74376000000pt" svg:height="0.03000452112pt" draw:transform="matrix(1.25438760000 0.00000000000 0.00000000000 1.25438760000 80.59991266275pt 55.36666157344pt)" svg:viewBox="0 0 2 0" svg:d="M1.74376 0C1.74376 0 1.40312 0.0184 1.3812 0.028C1.34064 0.0376 0 0.0096 0 0.0096" koffice:nodeTypes="ccc"/>
          <draw:path draw:style-name="gr43" draw:id="shape792" draw:name="path1594" draw:layer="g5465" svg:width="1.74376000000pt" svg:height="0.04000000000pt" draw:transform="matrix(1.25438760000 0.00000000000 0.00000000000 1.25438760000 80.61165373069pt 55.38271773472pt)" svg:viewBox="0 0 2 0" svg:d="M1.74376 0C1.74376 0 1.41248 0.028 1.36248 0.04C1.31248 0.04 0 0 0 0" koffice:nodeTypes="ccc"/>
          <draw:path draw:style-name="gr25" draw:id="shape793" draw:name="path1596" draw:layer="g5465" svg:width="1.73440000000pt" svg:height="0.05338977408pt" draw:transform="matrix(1.25438760000 0.00000000000 0.00000000000 1.25438760000 80.62339479862pt 55.38271773472pt)" svg:viewBox="0 0 2 0" svg:d="M1.7344 0C1.7344 0 1.4156 0.04 1.34064 0.0496C1.26872 0.0688 0 0.0088 0 0.0088" koffice:nodeTypes="ccc"/>
          <draw:path draw:style-name="gr26" draw:id="shape794" draw:name="path1598" draw:layer="g5465" svg:width="1.72192000000pt" svg:height="0.06279715602pt" draw:transform="matrix(1.25438760000 0.00000000000 0.00000000000 1.25438760000 80.63904955587pt 55.39375634560pt)" svg:viewBox="0 0 2 0" svg:d="M1.72192 0C1.72192 0 1.41256 0.0408 1.32816 0.06C1.23752 0.0784 0 0 0 0" koffice:nodeTypes="ccc"/>
          <draw:path draw:style-name="gr31" draw:id="shape795" draw:name="path1600" draw:layer="g5465" svg:width="1.71248000000pt" svg:height="0.08407090208pt" draw:transform="matrix(1.25438760000 0.00000000000 0.00000000000 1.25438760000 80.65089097482pt 55.39375634560pt)" svg:viewBox="0 0 2 0" svg:d="M1.71248 0C1.71248 0 1.41248 0.06 1.30936 0.0816C1.20624 0.1 0 0.0096 0 0.0096" koffice:nodeTypes="ccc"/>
          <draw:path draw:style-name="gr27" draw:id="shape796" draw:name="path1602" draw:layer="g5465" svg:width="1.70312000000pt" svg:height="0.10780630882pt" draw:transform="matrix(1.25438760000 0.00000000000 0.00000000000 1.25438760000 80.66263204275pt 55.39375634560pt)" svg:viewBox="0 0 2 0" svg:d="M1.70312 0C1.70312 0 1.41248 0.072 1.28752 0.1032C1.1656 0.1312 0 0.0224 0 0.0224" koffice:nodeTypes="ccc"/>
          <draw:path draw:style-name="gr28" draw:id="shape797" draw:name="path1604" draw:layer="g5465" svg:width="1.70312000000pt" svg:height="0.11469577009pt" draw:transform="matrix(1.25438760000 0.00000000000 0.00000000000 1.25438760000 80.67437311069pt 55.40579846656pt)" svg:viewBox="0 0 2 0" svg:d="M1.70312 0C1.70312 0 1.41248 0.0816 1.26872 0.1128C1.1344 0.1312 0 0.0096 0 0.0096" koffice:nodeTypes="ccc"/>
          <draw:path draw:style-name="gr45" draw:id="shape798" draw:name="path1606" draw:layer="g5465" svg:width="1.69064000000pt" svg:height="0.12528393993pt" draw:transform="matrix(1.25438760000 0.00000000000 0.00000000000 1.25438760000 80.69002786794pt 55.42185462784pt)" svg:viewBox="0 0 2 0" svg:d="M1.69064 0C1.69064 0 1.41248 0.0904 1.25624 0.1216C1.10312 0.1496 0 0.0088 0 0.0088" koffice:nodeTypes="ccc"/>
          <draw:path draw:style-name="gr21" draw:id="shape799" draw:name="path1608" draw:layer="g5465" svg:width="1.68440000000pt" svg:height="0.14686481289pt" draw:transform="matrix(1.25438760000 0.00000000000 0.00000000000 1.25438760000 80.69785524656pt 55.42185462784pt)" svg:viewBox="0 0 2 0" svg:d="M1.6844 0C1.6844 0 1.41568 0.1032 1.23752 0.1432C1.06256 0.172 0 0.0216 0 0.0216" koffice:nodeTypes="ccc"/>
          <draw:path draw:style-name="gr22" draw:id="shape800" draw:name="path1610" draw:layer="g5465" svg:width="1.67184000000pt" svg:height="0.15016092439pt" draw:transform="matrix(1.25438760000 0.00000000000 0.00000000000 1.25438760000 80.71361035482pt 55.43289323872pt)" svg:viewBox="0 0 2 0" svg:d="M1.67184 0C1.67184 0 1.41248 0.1128 1.22496 0.144C1.02808 0.1848 0 0.0096 0 0.0096" koffice:nodeTypes="ccc"/>
          <draw:path draw:style-name="gr10" draw:id="shape801" draw:name="path1612" draw:layer="g5465" svg:width="1.76880000000pt" svg:height="0.00000000000pt" draw:transform="matrix(1.25438760000 0.00000000000 0.00000000000 1.25438760000 80.56850279725pt 55.35461945248pt)" svg:viewBox="0 0 2 0" svg:d="M0 0L1.7688 0" koffice:nodeTypes="cc"/>
          <draw:path draw:style-name="gr23" draw:id="shape802" draw:name="path1614" draw:layer="g5465" svg:width="1.67184000000pt" svg:height="0.17150482114pt" draw:transform="matrix(1.25438760000 0.00000000000 0.00000000000 1.25438760000 80.72535142275pt 55.43289323872pt)" svg:viewBox="0 0 2 0" svg:d="M0 0.0224C0 0.0224 0.99688 0.2064 1.20624 0.1656C1.42184 0.1256 1.67184 0 1.67184 0" koffice:nodeTypes="ccc"/>
          <draw:path draw:style-name="gr24" draw:id="shape803" draw:name="path1616" draw:layer="g5465" svg:width="1.35000000000pt" svg:height="0.10000000000pt" draw:transform="matrix(1.25438760000 0.00000000000 0.00000000000 1.25438760000 83.11260155206pt 56.31899263936pt)" svg:viewBox="0 0 1 0" svg:d="M0 0.0096C0 0.0096 0.6344 0.1 0.65312 0.1C0.66248 0.1 1.02496 0.072 1.03752 0.072L1.35 0" koffice:nodeTypes="cccc"/>
          <draw:path draw:style-name="gr13" draw:id="shape804" draw:name="path1618" draw:layer="g5465" svg:width="1.35936000000pt" svg:height="0.09217089723pt" draw:transform="matrix(1.25438760000 0.00000000000 0.00000000000 1.25438760000 83.06162324000pt 56.31899263936pt)" svg:viewBox="0 0 1 0" svg:d="M0 0C0 0 0.65312 0.1032 0.70624 0.0912C0.72496 0.0816 1.05936 0.0624 1.06872 0.0624C1.08752 0.0624 1.35936 0.0032 1.35936 0.0032" koffice:nodeTypes="cccc"/>
          <draw:path draw:style-name="gr25" draw:id="shape805" draw:name="path1620" draw:layer="g5465" svg:width="1.35944000000pt" svg:height="0.09316597524pt" draw:transform="matrix(1.25438760000 0.00000000000 0.00000000000 1.25438760000 83.02238599587pt 56.29591190752pt)" svg:viewBox="0 0 1 0" svg:d="M0 0C0 0 0.66256 0.112 0.73752 0.0904C0.76568 0.0904 1.0688 0.072 1.1 0.072C1.1188 0.072 1.35944 0.0096 1.35944 0.0096" koffice:nodeTypes="cccc"/>
          <draw:path draw:style-name="gr26" draw:id="shape806" draw:name="path1622" draw:layer="g5465" svg:width="1.36880000000pt" svg:height="0.10524376860pt" draw:transform="matrix(1.25438760000 0.00000000000 0.00000000000 1.25438760000 82.96749399450pt 56.26781362528pt)" svg:viewBox="0 0 1 0" svg:d="M0 0C0 0 0.6844 0.1224 0.77816 0.1032C0.82816 0.1032 1.1 0.0848 1.13128 0.0848C1.15944 0.0752 1.3688 0.0344 1.3688 0.0344" koffice:nodeTypes="cccc"/>
          <draw:path draw:style-name="gr27" draw:id="shape807" draw:name="path1624" draw:layer="g5465" svg:width="1.36872000000pt" svg:height="0.10509577009pt" draw:transform="matrix(1.25438760000 0.00000000000 0.00000000000 1.25438760000 82.92835710138pt 56.25677501440pt)" svg:viewBox="0 0 1 0" svg:d="M0 0C0 0 0.69376 0.1216 0.80936 0.1032C0.86872 0.0936 1.10936 0.084 1.16248 0.0744C1.20312 0.0744 1.36872 0.0464 1.36872 0.0464" koffice:nodeTypes="cccc"/>
          <draw:path draw:style-name="gr28" draw:id="shape808" draw:name="path1626" draw:layer="g5465" svg:width="1.38752000000pt" svg:height="0.11722539431pt" draw:transform="matrix(1.25438760000 0.00000000000 0.00000000000 1.25438760000 82.87737878931pt 56.22867673216pt)" svg:viewBox="0 0 1 0" svg:d="M0 0C0 0 0.7156 0.144 0.86248 0.1128C0.9344 0.1032 1.14064 0.0944 1.19376 0.0848C1.24376 0.0848 1.38752 0.0568 1.38752 0.0568" koffice:nodeTypes="cccc"/>
          <draw:path draw:style-name="gr20" draw:id="shape809" draw:name="path1628" draw:layer="g5465" svg:width="1.38752000000pt" svg:height="0.11644693387pt" draw:transform="matrix(1.25438760000 0.00000000000 0.00000000000 1.25438760000 82.83814154518pt 56.21763812128pt)" svg:viewBox="0 0 1 0" svg:d="M0 0C0 0 0.72816 0.1432 0.89376 0.112C0.9844 0.1032 1.16256 0.084 1.21256 0.084C1.27192 0.0744 1.38752 0.0656 1.38752 0.0656" koffice:nodeTypes="cccc"/>
          <draw:path draw:style-name="gr29" draw:id="shape810" draw:name="path1630" draw:layer="g5465" svg:width="1.39688000000pt" svg:height="0.11947652606pt" draw:transform="matrix(1.25438760000 0.00000000000 0.00000000000 1.25438760000 82.78726358413pt 56.20158196000pt)" svg:viewBox="0 0 1 0" svg:d="M0 0C0 0 0.74688 0.1528 0.93432 0.1128C1.03744 0.0936 1.1812 0.0848 1.25312 0.0848C1.31248 0.0752 1.39688 0.0752 1.39688 0.0752" koffice:nodeTypes="cccc"/>
          <draw:path draw:style-name="gr10" draw:id="shape811" draw:name="path1632" draw:layer="g5465" svg:width="1.33752000000pt" svg:height="0.10000000000pt" draw:transform="matrix(1.25438760000 0.00000000000 0.00000000000 1.25438760000 83.15173844518pt 56.33504880064pt)" svg:viewBox="0 0 1 0" svg:d="M0 0.0184L0.62192 0.1L1.00632 0.0808L1.33752 0" koffice:nodeTypes="cccc"/>
          <draw:path draw:style-name="gr23" draw:id="shape812" draw:name="path1634" draw:layer="g5465" svg:width="4.10694543360pt" svg:height="0.61252117220pt" draw:transform="matrix(1.25438760000 0.00000000000 0.00000000000 1.25438760000 82.74802634000pt 55.35863349280pt)" svg:viewBox="0 0 4 1" svg:d="M0 0.511532C0 0.511532 0.778929 0.641136 0.987907 0.6067C1.19697 0.574769 1.41859 0.574769 1.41859 0.574769M3.0747 0.584787C3.0747 0.584787 3.48317 0.472087 3.68583 0.415737C4.0626 0.303663 4.10695 0.0100178 4.10695 0.0100178M3.03352 0.487113C3.03352 0.487113 3.27419 0.415737 3.48633 0.357509C4.02142 0.195972 3.95811 0 3.95811 0" koffice:nodeTypes="ccccccccc"/>
          <draw:path draw:style-name="gr30" draw:id="shape813" draw:name="path1636" draw:layer="g5465" svg:width="0.90250000000pt" svg:height="0.40653376000pt" draw:transform="matrix(1.25438760000 0.00000000000 0.00000000000 1.25438760000 86.46412451725pt 55.36264753312pt)" svg:viewBox="0 0 1 0" svg:d="M0 0.406534C0 0.406534 0.293892 0.334612 0.454252 0.294826C0.531392 0.276973 0.629432 0.243308 0.688788 0.223415C0.757036 0.197401 0.834252 0.137722 0.863892 0.111708C0.9025 0.0658003 0.9025 0 0.9025 0" koffice:nodeTypes="ccccc"/>
          <draw:path draw:style-name="gr18" draw:id="shape814" draw:name="path1638" draw:layer="g5465" svg:width="1.02527775360pt" svg:height="0.45158400000pt" draw:transform="matrix(1.25438760000 0.00000000000 0.00000000000 1.25438760000 86.41314620518pt 55.35863349280pt)" svg:viewBox="0 0 1 0" svg:d="M0 0.451584C0 0.451584 0.398706 0.354816 0.525316 0.319334C0.575944 0.30697 0.724669 0.264499 0.765819 0.249984C0.816447 0.222566 0.942977 0.159667 0.965091 0.138701C1.00624 0.0989184 1.02528 0 1.02528 0" koffice:nodeTypes="ccccc"/>
          <draw:path draw:style-name="gr15" draw:id="shape815" draw:name="path1640" draw:layer="g5465" svg:width="1.10906173440pt" svg:height="0.47665216000pt" draw:transform="matrix(1.25438760000 0.00000000000 0.00000000000 1.25438760000 86.37400931206pt 55.36264753312pt)" svg:viewBox="0 0 1 0" svg:d="M0 0.476652C0 0.476652 0.493618 0.362322 0.579216 0.340781C0.622015 0.328078 0.796411 0.278369 0.819412 0.269532C0.86221 0.256829 1.03661 0.164039 1.04655 0.149126C1.06626 0.129243 1.10906 0 1.10906 0" koffice:nodeTypes="ccccc"/>
          <draw:path draw:style-name="gr32" draw:id="shape816" draw:name="path1642" draw:layer="g5465" svg:width="1.24456336000pt" svg:height="0.50239744000pt" draw:transform="matrix(1.25438760000 0.00000000000 0.00000000000 1.25438760000 86.32303100000pt 55.37870369440pt)" svg:viewBox="0 0 1 1" svg:d="M0 0.502397C0 0.502397 0.61358 0.362906 0.658918 0.349864C0.66936 0.343059 0.899441 0.292026 0.913364 0.285788C0.934337 0.278984 1.15398 0.168411 1.15398 0.161606C1.17486 0.147997 1.24456 0 1.24456 0" koffice:nodeTypes="ccccc"/>
          <draw:path draw:style-name="gr30" draw:id="shape817" draw:name="path1644" draw:layer="g5465" svg:width="1.09595773440pt" svg:height="0.53465344000pt" draw:transform="matrix(1.25438760000 0.00000000000 0.00000000000 1.25438760000 86.50336176138pt 55.37870369440pt)" svg:viewBox="0 0 1 1" svg:d="M0 0.534653C0 0.534653 0.510375 0.406547 0.673939 0.36092C0.801491 0.331087 0.922511 0.255628 0.978205 0.202981C1.06321 0.121087 1.09596 0 1.09596 0" koffice:nodeTypes="cccc"/>
          <draw:path draw:style-name="gr18" draw:id="shape818" draw:name="path1646" draw:layer="g5465" svg:width="1.16225648640pt" svg:height="0.53934336000pt" draw:transform="matrix(1.25438760000 0.00000000000 0.00000000000 1.25438760000 86.44064238138pt 55.37468965408pt)" svg:viewBox="0 0 1 1" svg:d="M0 0.539343C0 0.539343 0.626666 0.387763 0.761383 0.348987C0.84901 0.327836 1.01745 0.236183 1.05108 0.197407C1.11517 0.13748 1.16226 0 1.16226 0" koffice:nodeTypes="cccc"/>
          <draw:path draw:style-name="gr15" draw:id="shape819" draw:name="path1648" draw:layer="g5465" svg:width="1.22376693760pt" svg:height="0.55353600000pt" draw:transform="matrix(1.25438760000 0.00000000000 0.00000000000 1.25438760000 86.38575038000pt 55.37468965408pt)" svg:viewBox="0 0 1 1" svg:d="M0 0.553536C0 0.553536 0.746668 0.360096 0.836583 0.346406C0.891895 0.332122 1.08898 0.2232 1.1235 0.199987C1.16845 0.155942 1.22377 0 1.22377 0" koffice:nodeTypes="cccc"/>
          <draw:path draw:style-name="gr32" draw:id="shape820" draw:name="path1650" draw:layer="g5465" svg:width="1.30105960960pt" svg:height="0.55353600000pt" draw:transform="matrix(1.25438760000 0.00000000000 0.00000000000 1.25438760000 86.33477206794pt 55.37468965408pt)" svg:viewBox="0 0 1 1" svg:d="M0 0.553536C0 0.553536 0.862598 0.336883 0.912512 0.330336C0.944632 0.323194 1.17276 0.206534 1.19411 0.192845C1.21556 0.172013 1.30106 0 1.30106 0" koffice:nodeTypes="cccc"/>
          <draw:path draw:style-name="gr10" draw:id="shape821" draw:name="path1652" draw:layer="g5465" svg:width="1.34430111360pt" svg:height="0.55353600000pt" draw:transform="matrix(1.25438760000 0.00000000000 0.00000000000 1.25438760000 86.28379375587pt 55.37468965408pt)" svg:viewBox="0 0 1 1" svg:d="M0 0.553536L0.985524 0.31367L1.25006 0.183322L1.3443 0" koffice:nodeTypes="cccc"/>
          <draw:path draw:style-name="gr24" draw:id="shape822" draw:name="path1654" draw:layer="g5465" svg:width="1.82496000000pt" svg:height="0.01920000000pt" draw:transform="matrix(1.25438760000 0.00000000000 0.00000000000 1.25438760000 85.23331940413pt 55.35461945248pt)" svg:viewBox="0 0 2 0" svg:d="M1.82496 0C1.82496 0 1.46248 0.0192 1.45312 0.0192C1.43432 0.0192 0 0 0 0" koffice:nodeTypes="ccc"/>
          <draw:path draw:style-name="gr12" draw:id="shape823" draw:name="path1656" draw:layer="g5465" svg:width="1.81872000000pt" svg:height="0.03000452112pt" draw:transform="matrix(1.25438760000 0.00000000000 0.00000000000 1.25438760000 85.24114678275pt 55.36666157344pt)" svg:viewBox="0 0 2 0" svg:d="M1.81872 0C1.81872 0 1.4656 0.0184 1.43432 0.028C1.39376 0.0376 0 0.0096 0 0.0096" koffice:nodeTypes="ccc"/>
          <draw:path draw:style-name="gr43" draw:id="shape824" draw:name="path1658" draw:layer="g5465" svg:width="1.81560000000pt" svg:height="0.04000000000pt" draw:transform="matrix(1.25438760000 0.00000000000 0.00000000000 1.25438760000 85.25680154000pt 55.38271773472pt)" svg:viewBox="0 0 2 0" svg:d="M1.8156 0C1.8156 0 1.47496 0.028 1.41248 0.04C1.36248 0.04 0 0 0 0" koffice:nodeTypes="ccc"/>
          <draw:path draw:style-name="gr25" draw:id="shape825" draw:name="path1660" draw:layer="g5465" svg:width="1.80624000000pt" svg:height="0.05338977408pt" draw:transform="matrix(1.25438760000 0.00000000000 0.00000000000 1.25438760000 85.26854260794pt 55.38271773472pt)" svg:viewBox="0 0 2 0" svg:d="M1.80624 0C1.80624 0 1.47504 0.04 1.40312 0.0496C1.33128 0.0688 0 0.0088 0 0.0088" koffice:nodeTypes="ccc"/>
          <draw:path draw:style-name="gr26" draw:id="shape826" draw:name="path1662" draw:layer="g5465" svg:width="1.79688000000pt" svg:height="0.06279715602pt" draw:transform="matrix(1.25438760000 0.00000000000 0.00000000000 1.25438760000 85.28028367587pt 55.39375634560pt)" svg:viewBox="0 0 2 0" svg:d="M1.79688 0C1.79688 0 1.47504 0.0408 1.38128 0.06C1.29064 0.0784 0 0 0 0" koffice:nodeTypes="ccc"/>
          <draw:path draw:style-name="gr31" draw:id="shape827" draw:name="path1664" draw:layer="g5465" svg:width="1.78744000000pt" svg:height="0.08407090208pt" draw:transform="matrix(1.25438760000 0.00000000000 0.00000000000 1.25438760000 85.29212509482pt 55.39375634560pt)" svg:viewBox="0 0 2 0" svg:d="M1.78744 0C1.78744 0 1.47808 0.06 1.37184 0.0816C1.25936 0.1 0 0.0096 0 0.0096" koffice:nodeTypes="ccc"/>
          <draw:path draw:style-name="gr27" draw:id="shape828" draw:name="path1666" draw:layer="g5465" svg:width="1.77496000000pt" svg:height="0.10780630882pt" draw:transform="matrix(1.25438760000 0.00000000000 0.00000000000 1.25438760000 85.30777985206pt 55.39375634560pt)" svg:viewBox="0 0 2 0" svg:d="M1.77496 0C1.77496 0 1.47496 0.072 1.35 0.1032C1.22808 0.1312 0 0.0224 0 0.0224" koffice:nodeTypes="ccc"/>
          <draw:path draw:style-name="gr28" draw:id="shape829" draw:name="path1668" draw:layer="g5465" svg:width="1.77504000000pt" svg:height="0.11469577009pt" draw:transform="matrix(1.25438760000 0.00000000000 0.00000000000 1.25438760000 85.32343460931pt 55.40579846656pt)" svg:viewBox="0 0 2 0" svg:d="M1.77504 0C1.77504 0 1.47504 0.0816 1.32816 0.1128C1.1844 0.1312 0 0.0096 0 0.0096" koffice:nodeTypes="ccc"/>
          <draw:path draw:style-name="gr45" draw:id="shape830" draw:name="path1670" draw:layer="g5465" svg:width="1.76568000000pt" svg:height="0.12528393993pt" draw:transform="matrix(1.25438760000 0.00000000000 0.00000000000 1.25438760000 85.33517567725pt 55.42185462784pt)" svg:viewBox="0 0 2 0" svg:d="M1.76568 0C1.76568 0 1.4844 0.0904 1.30936 0.1216C1.15624 0.1496 0 0.0088 0 0.0088" koffice:nodeTypes="ccc"/>
          <draw:path draw:style-name="gr21" draw:id="shape831" draw:name="path1672" draw:layer="g5465" svg:width="1.75312000000pt" svg:height="0.14686481289pt" draw:transform="matrix(1.25438760000 0.00000000000 0.00000000000 1.25438760000 85.36267185344pt 55.42185462784pt)" svg:viewBox="0 0 2 0" svg:d="M1.75312 0C1.75312 0 1.46248 0.1032 1.28744 0.1432C1.10312 0.172 0 0.0216 0 0.0216" koffice:nodeTypes="ccc"/>
          <draw:path draw:style-name="gr22" draw:id="shape832" draw:name="path1674" draw:layer="g5465" svg:width="1.74688000000pt" svg:height="0.15016092439pt" draw:transform="matrix(1.25438760000 0.00000000000 0.00000000000 1.25438760000 85.37049923206pt 55.43289323872pt)" svg:viewBox="0 0 2 0" svg:d="M1.74688 0C1.74688 0 1.46872 0.1128 1.26872 0.144C1.07184 0.1848 0 0.0096 0 0.0096" koffice:nodeTypes="ccc"/>
          <draw:path draw:style-name="gr10" draw:id="shape833" draw:name="path1676" draw:layer="g5465" svg:width="1.84064000000pt" svg:height="0.00000000000pt" draw:transform="matrix(1.25438760000 0.00000000000 0.00000000000 1.25438760000 85.21365060656pt 55.35461945248pt)" svg:viewBox="0 0 2 0" svg:d="M0 0L1.84064 0" koffice:nodeTypes="cc"/>
          <draw:path draw:style-name="gr23" draw:id="shape834" draw:name="path1678" draw:layer="g5465" svg:width="1.74688000000pt" svg:height="0.17150482114pt" draw:transform="matrix(1.25438760000 0.00000000000 0.00000000000 1.25438760000 85.37049923206pt 55.43289323872pt)" svg:viewBox="0 0 2 0" svg:d="M0 0.0224C0 0.0224 1.05 0.2064 1.26872 0.1656C1.47496 0.1256 1.74688 0 1.74688 0" koffice:nodeTypes="ccc"/>
          <draw:path draw:style-name="gr33" draw:id="shape835" draw:name="path1680" draw:layer="g5465" svg:width="5.69233798388pt" svg:height="1.32341272955pt" draw:transform="matrix(1.25438760000 0.00000000000 0.00000000000 1.25438760000 80.57633017587pt 55.34358084160pt)" svg:viewBox="0 0 6 1" svg:d="M5.68589 0.0101235C5.71331 0.0929521 5.6463 0.247565 5.61591 0.309227C5.60679 0.330394 5.57633 0.381011 5.55802 0.416904C5.51851 0.499732 5.53066 0.473963 5.46981 0.545748C5.4515 0.556792 5.36937 0.639621 5.34802 0.650664C5.29931 0.69668 5.25973 0.743616 5.19887 0.75466C4.96752 0.801596 4.86708 0.858656 4.63277 0.945166C4.41054 1.01327 4.53225 1.00223 4.37095 1.04916C4.28267 1.07125 4.12137 1.14303 4.03916 1.15316C3.89002 1.18629 3.86875 1.21114 3.71656 1.24703C3.32392 1.35103 2.93735 1.32986 2.55381 1.29397C2.39251 1.28292 1.99675 1.18997 1.86592 1.08137C1.62241 0.880744 1.09582 0.797915 0.855349 0.603728C0.827921 0.581641 0.675739 0.499732 0.645349 0.46292C0.426155 0.236522 0.23135 0.179462 0 0" koffice:nodeTypes="ccccccccccccccc"/>
          <draw:path draw:style-name="gr9" draw:id="shape836" draw:name="path1682" draw:layer="g5465" svg:width="14.10062014629pt" svg:height="11.50442501333pt" draw:transform="matrix(1.25438760000 0.00000000000 0.00000000000 1.25438760000 79.37292088794pt 40.61606690752pt)" svg:viewBox="0 0 14 12" svg:d="M14.0974 11.5044L7.04399 0L0 11.5044L14.1006 11.5044" koffice:nodeTypes="cccc"/>
          <draw:path draw:style-name="gr53" draw:id="shape837" draw:name="path1684" draw:layer="g5465" svg:width="14.10062014629pt" svg:height="11.50442501333pt" draw:transform="matrix(1.25438760000 0.00000000000 0.00000000000 1.25438760000 79.37292088794pt 40.61606690752pt)" svg:viewBox="0 0 14 12" svg:d="M14.0974 11.5044L7.04399 0L0 11.5044L14.1006 11.5044L14.1006 11.5044Z" koffice:nodeTypes="cccccc"/>
          <draw:path draw:style-name="gr8" draw:id="shape838" draw:name="path1686" draw:layer="g5465" svg:width="12.38253153846pt" svg:height="10.22688372364pt" draw:transform="matrix(1.25438760000 0.00000000000 0.00000000000 1.25438760000 80.23533745069pt 41.56839797344pt)" svg:viewBox="0 0 12 10" svg:d="M12.3794 10.2269L6.1791 0L0 10.2269L12.3825 10.2269" koffice:nodeTypes="cccc"/>
          <draw:path draw:style-name="gr54" draw:id="shape839" draw:name="path1688" draw:layer="g5465" svg:width="12.38253153846pt" svg:height="10.22688372364pt" draw:transform="matrix(1.25438760000 0.00000000000 0.00000000000 1.25438760000 80.23533745069pt 41.56839797344pt)" svg:viewBox="0 0 12 10" svg:d="M12.3794 10.2269L6.1791 0L0 10.2269L12.3825 10.2269L12.3825 10.2269Z" koffice:nodeTypes="cccccc"/>
          <draw:path draw:style-name="gr55" draw:id="shape840" draw:name="path1690" draw:layer="g5465" svg:width="2.20936000000pt" svg:height="0.38400000000pt" draw:transform="matrix(1.25438760000 0.00000000000 0.00000000000 1.25438760000 86.79347652550pt 43.41887056096pt)" svg:viewBox="0 0 2 0" svg:d="M0 0.384C0.3 0.1152 0.66248 0 1.09056 0C1.09056 0 1.1 0 1.11872 0C1.52184 0 1.93744 0.1032 2.20936 0.384" koffice:nodeTypes="cccc"/>
          <draw:path draw:style-name="gr56" draw:id="shape841" draw:name="path1692" draw:layer="g5465" svg:width="2.21872000000pt" svg:height="0.38400000000pt" draw:transform="matrix(1.25438760000 0.00000000000 0.00000000000 1.25438760000 86.79347652550pt 43.43091268192pt)" svg:viewBox="0 0 2 0" svg:d="M0 0.384C0.29056 0.1056 0.66248 0.012 1.09056 0C1.1 0 1.11872 0 1.11872 0C1.53432 0 1.95936 0.1024 2.21872 0.384" koffice:nodeTypes="cccc"/>
          <draw:path draw:style-name="gr57" draw:id="shape842" draw:name="path1694" draw:layer="g5465" svg:width="2.24376000000pt" svg:height="0.39360000000pt" draw:transform="matrix(1.25438760000 0.00000000000 0.00000000000 1.25438760000 86.77772141725pt 43.44195129280pt)" svg:viewBox="0 0 2 0" svg:d="M0 0.3848C0.29064 0.1064 0.67504 0 1.10312 0C1.11256 0 1.12192 0 1.13128 0C1.55624 0 1.98128 0.1032 2.24376 0.3936" koffice:nodeTypes="cccc"/>
          <draw:path draw:style-name="gr58" draw:id="shape843" draw:name="path1696" draw:layer="g5465" svg:width="2.27504000000pt" svg:height="0.40320000000pt" draw:transform="matrix(1.25438760000 0.00000000000 0.00000000000 1.25438760000 86.76598034931pt 43.45800745408pt)" svg:viewBox="0 0 2 0" svg:d="M0 0.3936C0.29064 0.1032 0.6844 0 1.11248 0C1.12192 0 1.14064 0 1.15312 0C1.57816 0 2.00312 0.1032 2.27504 0.4032" koffice:nodeTypes="cccc"/>
          <draw:path draw:style-name="gr59" draw:id="shape844" draw:name="path1698" draw:layer="g5465" svg:width="2.29376000000pt" svg:height="0.42480000000pt" draw:transform="matrix(1.25438760000 0.00000000000 0.00000000000 1.25438760000 86.75423928138pt 43.45800745408pt)" svg:viewBox="0 0 2 0" svg:d="M0 0.4032C0.29064 0.112 0.69376 0.0096 1.13128 0C1.14064 0 1.15 0 1.15936 0C1.59376 0.0096 2.02184 0.112 2.29376 0.4248" koffice:nodeTypes="cccc"/>
          <draw:path draw:style-name="gr60" draw:id="shape845" draw:name="path1700" draw:layer="g5465" svg:width="2.31560000000pt" svg:height="0.43440000000pt" draw:transform="matrix(1.25438760000 0.00000000000 0.00000000000 1.25438760000 86.73858452413pt 43.47004957504pt)" svg:viewBox="0 0 2 0" svg:d="M0 0.4032C0.29056 0.1024 0.69368 0 1.14376 0C1.15312 0 1.16248 0 1.17184 0C1.61872 0.0088 2.04376 0.1216 2.3156 0.4344" koffice:nodeTypes="cccc"/>
          <draw:path draw:style-name="gr61" draw:id="shape846" draw:name="path1702" draw:layer="g5465" svg:width="2.33432000000pt" svg:height="0.44720000000pt" draw:transform="matrix(1.25438760000 0.00000000000 0.00000000000 1.25438760000 86.73858452413pt 43.48108818592pt)" svg:viewBox="0 0 2 0" svg:d="M0 0.416C0.2812 0.116 0.69368 0 1.14376 0C1.16248 0 1.17184 0 1.17184 0C1.63744 0.0096 2.05312 0.1224 2.33432 0.4472" koffice:nodeTypes="cccc"/>
          <draw:path draw:style-name="gr62" draw:id="shape847" draw:name="path1704" draw:layer="g5465" svg:width="2.14106112000pt" svg:height="0.31270464000pt" draw:transform="matrix(1.25438760000 0.00000000000 0.00000000000 1.25438760000 86.63662790000pt 43.58746025440pt)" svg:viewBox="0 0 2 0" svg:d="M0 0.254995C0.279865 0.0577094 0.630964 0 1.04546 0C1.05336 0 1.06918 0 1.06918 0C1.52591 0.00492096 1.91134 0.102893 2.14106 0.312705" koffice:nodeTypes="cccc"/>
          <draw:path draw:style-name="gr63" draw:id="shape848" draw:name="path1706" draw:layer="g5465" svg:width="2.08333333333pt" svg:height="0.30294016000pt" draw:transform="matrix(1.25438760000 0.00000000000 0.00000000000 1.25438760000 86.64836896794pt 43.57541813344pt)" svg:viewBox="0 0 2 0" svg:d="M0 0.246139C0.268267 0.0638464 0.6146 0.00704512 1.02087 0C1.02087 0 1.03647 0 1.04427 0C1.4844 0.00528384 1.8568 0.101714 2.08333 0.30294" koffice:nodeTypes="cccc"/>
          <draw:path draw:style-name="gr64" draw:id="shape849" draw:name="path1708" draw:layer="g5465" svg:width="3.07063849280pt" svg:height="0.29246464000pt" draw:transform="matrix(1.25438760000 0.00000000000 0.00000000000 1.25438760000 86.66011003587pt 43.55936197216pt)" svg:viewBox="0 0 3 0" svg:d="M0 0.241846C0.398885 0.0575411 0.898383 0 1.49076 0C1.51406 0 1.51406 0 1.52565 0C2.16839 0.00519168 2.73381 0.0947482 3.07064 0.292465" koffice:nodeTypes="cccc"/>
          <draw:path draw:style-name="gr65" draw:id="shape850" draw:name="path1710" draw:layer="g5465" svg:width="3.04748672000pt" svg:height="0.27878400000pt" draw:transform="matrix(1.25438760000 0.00000000000 0.00000000000 1.25438760000 86.66011003587pt 43.54832336128pt)" svg:viewBox="0 0 3 0" svg:d="M0 0.235699C0.397378 0.0608256 0.894989 0.006336 1.48513 0C1.49678 0 1.51989 0 1.51989 0C2.14865 0.0046464 2.70027 0.0874368 3.04749 0.278784" koffice:nodeTypes="cccc"/>
          <draw:path draw:style-name="gr66" draw:id="shape851" draw:name="path1712" draw:layer="g5465" svg:width="2.97836180480pt" svg:height="0.25887744000pt" draw:transform="matrix(1.25438760000 0.00000000000 0.00000000000 1.25438760000 86.68760621206pt 43.54832336128pt)" svg:viewBox="0 0 3 0" svg:d="M0 0.216138C0.366096 0.0525082 0.861839 0 1.44535 0L1.46819 0C2.08977 0 2.63511 0.0728602 2.97836 0.258877" koffice:nodeTypes="cccc"/>
          <draw:path draw:style-name="gr67" draw:id="shape852" draw:name="path1714" draw:layer="g5465" svg:width="2.41872000000pt" svg:height="0.48720000000pt" draw:transform="matrix(1.25438760000 0.00000000000 0.00000000000 1.25438760000 86.68760621206pt 43.53628124032pt)" svg:viewBox="0 0 2 0" svg:d="M0 0.4248C0.3 0.1032 0.7156 0 1.17496 0C1.1844 0 1.19376 0 1.20312 0C1.7 0 2.14688 0.1344 2.41872 0.4872" koffice:nodeTypes="cccc"/>
          <draw:path draw:style-name="gr68" draw:id="shape853" draw:name="path1716" draw:layer="g5465" svg:width="2.39688000000pt" svg:height="0.47840000000pt" draw:transform="matrix(1.25438760000 0.00000000000 0.00000000000 1.25438760000 86.69934728000pt 43.52423911936pt)" svg:viewBox="0 0 2 0" svg:d="M0 0.4256C0.29064 0.1032 0.70624 0 1.16248 0C1.17184 0 1.17184 0 1.19064 0C1.67816 0 2.11248 0.1224 2.39688 0.4784" koffice:nodeTypes="cccc"/>
          <draw:path draw:style-name="gr69" draw:id="shape854" draw:name="path1718" draw:layer="g5465" svg:width="2.37504000000pt" svg:height="0.46560000000pt" draw:transform="matrix(1.25438760000 0.00000000000 0.00000000000 1.25438760000 86.71500203725pt 43.50918646816pt)" svg:viewBox="0 0 2 0" svg:d="M0 0.4152C0.27816 0.1056 0.69376 0 1.15312 0L1.17192 0C1.65936 0 2.09688 0.112 2.37504 0.4656" koffice:nodeTypes="cccc"/>
          <draw:path draw:style-name="gr70" draw:id="shape855" draw:name="path1720" draw:layer="g5465" svg:width="1.38744000000pt" svg:height="0.18400000000pt" draw:transform="matrix(1.25438760000 0.00000000000 0.00000000000 1.25438760000 87.29914525482pt 42.79569080128pt)" svg:viewBox="0 0 1 0" svg:d="M0 0.184C0.20624 0.04 0.42496 0 0.69368 0C0.95312 0 1.19056 0.04 1.38744 0.1744" koffice:nodeTypes="ccc"/>
          <draw:path draw:style-name="gr71" draw:id="shape856" draw:name="path1722" draw:layer="g5465" svg:width="1.38744000000pt" svg:height="0.18480000000pt" draw:transform="matrix(1.25438760000 0.00000000000 0.00000000000 1.25438760000 87.29914525482pt 42.80672941216pt)" svg:viewBox="0 0 1 0" svg:d="M0 0.1848C0.20624 0.0408 0.42496 0 0.69368 0C0.95312 0 1.19056 0.0408 1.38744 0.1752" koffice:nodeTypes="ccc"/>
          <draw:path draw:style-name="gr72" draw:id="shape857" draw:name="path1724" draw:layer="g5465" svg:width="1.42192000000pt" svg:height="0.18480000000pt" draw:transform="matrix(1.25438760000 0.00000000000 0.00000000000 1.25438760000 87.28730383587pt 42.81877153312pt)" svg:viewBox="0 0 1 0" svg:d="M0 0.1848C0.21568 0.0408 0.4344 0 0.70632 0C0.96568 0 1.21568 0.0408 1.42192 0.1752" koffice:nodeTypes="ccc"/>
          <draw:path draw:style-name="gr73" draw:id="shape858" draw:name="path1726" draw:layer="g5465" svg:width="1.42192000000pt" svg:height="0.19680000000pt" draw:transform="matrix(1.25438760000 0.00000000000 0.00000000000 1.25438760000 87.28730383587pt 42.83081365408pt)" svg:viewBox="0 0 1 0" svg:d="M0 0.1968C0.20632 0.0528 0.4344 0 0.70632 0C0.97504 0 1.21568 0.0496 1.42192 0.1752" koffice:nodeTypes="ccc"/>
          <draw:path draw:style-name="gr74" draw:id="shape859" draw:name="path1728" draw:layer="g5465" svg:width="1.44064000000pt" svg:height="0.19680000000pt" draw:transform="matrix(1.25438760000 0.00000000000 0.00000000000 1.25438760000 87.27556276794pt 42.84285577504pt)" svg:viewBox="0 0 1 0" svg:d="M0 0.1968C0.20624 0.0528 0.44688 0 0.71568 0C0.9844 0 1.2344 0.0496 1.44064 0.184" koffice:nodeTypes="ccc"/>
          <draw:path draw:style-name="gr75" draw:id="shape860" draw:name="path1730" draw:layer="g5465" svg:width="1.45000000000pt" svg:height="0.19680000000pt" draw:transform="matrix(1.25438760000 0.00000000000 0.00000000000 1.25438760000 87.25990801069pt 42.85389438592pt)" svg:viewBox="0 0 1 0" svg:d="M0 0.1968C0.2156 0.0536 0.45624 0 0.72496 0C0.99376 0 1.24376 0.0504 1.45 0.1848" koffice:nodeTypes="ccc"/>
          <draw:path draw:style-name="gr76" draw:id="shape861" draw:name="path1732" draw:layer="g5465" svg:width="1.46248000000pt" svg:height="0.20640000000pt" draw:transform="matrix(1.25438760000 0.00000000000 0.00000000000 1.25438760000 87.25990801069pt 42.86995054720pt)" svg:viewBox="0 0 1 0" svg:d="M0 0.2064C0.20624 0.0496 0.44688 0 0.72496 0C0.99376 0 1.25312 0.0496 1.46248 0.184" koffice:nodeTypes="ccc"/>
          <draw:path draw:style-name="gr77" draw:id="shape862" draw:name="path1734" draw:layer="g5465" svg:width="1.48432000000pt" svg:height="0.20560000000pt" draw:transform="matrix(1.25438760000 0.00000000000 0.00000000000 1.25438760000 87.24816694275pt 42.88199266816pt)" svg:viewBox="0 0 1 0" svg:d="M0 0.2056C0.2156 0.0528 0.45624 0 0.73752 0C1.01872 0 1.27808 0.0496 1.48432 0.1968" koffice:nodeTypes="ccc"/>
          <draw:path draw:style-name="gr78" draw:id="shape863" draw:name="path1736" draw:layer="g5465" svg:width="1.49376000000pt" svg:height="0.20640000000pt" draw:transform="matrix(1.25438760000 0.00000000000 0.00000000000 1.25438760000 87.24816694275pt 42.89704531936pt)" svg:viewBox="0 0 1 0" svg:d="M0 0.2064C0.20624 0.0536 0.45624 0 0.73752 0C1.01872 0 1.27808 0.0504 1.49376 0.1968" koffice:nodeTypes="ccc"/>
          <draw:path draw:style-name="gr79" draw:id="shape864" draw:name="path1738" draw:layer="g5465" svg:width="1.50312000000pt" svg:height="0.20640000000pt" draw:transform="matrix(1.25438760000 0.00000000000 0.00000000000 1.25438760000 87.23642587482pt 42.90908744032pt)" svg:viewBox="0 0 2 0" svg:d="M0 0.2064C0.2156 0.0528 0.4656 0 0.74688 0C1.02808 0 1.2968 0.0592 1.50312 0.1968" koffice:nodeTypes="ccc"/>
          <draw:path draw:style-name="gr80" draw:id="shape865" draw:name="path1740" draw:layer="g5465" svg:width="1.52504000000pt" svg:height="0.20560000000pt" draw:transform="matrix(1.25438760000 0.00000000000 0.00000000000 1.25438760000 87.22067076656pt 42.92514360160pt)" svg:viewBox="0 0 2 0" svg:d="M0 0.2056C0.21568 0.0528 0.46568 0 0.75624 0C1.03752 0 1.30624 0.0624 1.52504 0.1968" koffice:nodeTypes="ccc"/>
          <draw:path draw:style-name="gr81" draw:id="shape866" draw:name="path1742" draw:layer="g5465" svg:width="1.85936000000pt" svg:height="0.27840000000pt" draw:transform="matrix(1.25438760000 0.00000000000 0.00000000000 1.25438760000 87.02468524794pt 43.18304569216pt)" svg:viewBox="0 0 2 0" svg:d="M0 0.2784C0.22816 0.0944 0.61248 0 0.92504 0C1.25624 0 1.6188 0.0912 1.85936 0.2784" koffice:nodeTypes="ccc"/>
          <draw:path draw:style-name="gr82" draw:id="shape867" draw:name="path1744" draw:layer="g5465" svg:width="1.83752000000pt" svg:height="0.27760000000pt" draw:transform="matrix(1.25438760000 0.00000000000 0.00000000000 1.25438760000 87.04034000518pt 43.17200708128pt)" svg:viewBox="0 0 2 0" svg:d="M0 0.2688C0.22816 0.084 0.6032 0 0.91256 0C1.2344 0 1.59688 0.0808 1.83752 0.2776" koffice:nodeTypes="ccc"/>
          <draw:path draw:style-name="gr83" draw:id="shape868" draw:name="path1746" draw:layer="g5465" svg:width="1.81560000000pt" svg:height="0.26880000000pt" draw:transform="matrix(1.25438760000 0.00000000000 0.00000000000 1.25438760000 87.05218142413pt 43.15595092000pt)" svg:viewBox="0 0 2 0" svg:d="M0 0.2688C0.22808 0.0848 0.59056 0 0.90312 0C1.22496 0 1.57808 0.0816 1.8156 0.2688" koffice:nodeTypes="ccc"/>
          <draw:path draw:style-name="gr84" draw:id="shape869" draw:name="path1748" draw:layer="g5465" svg:width="1.79688000000pt" svg:height="0.26000000000pt" draw:transform="matrix(1.25438760000 0.00000000000 0.00000000000 1.25438760000 87.06392249206pt 43.14390879904pt)" svg:viewBox="0 0 2 0" svg:d="M0 0.26C0.22808 0.0848 0.5812 0 0.89376 0C1.2156 0 1.56872 0.0816 1.79688 0.26" koffice:nodeTypes="ccc"/>
          <draw:path draw:style-name="gr85" draw:id="shape870" draw:name="path1750" draw:layer="g5465" svg:width="1.78752000000pt" svg:height="0.25920000000pt" draw:transform="matrix(1.25438760000 0.00000000000 0.00000000000 1.25438760000 87.06392249206pt 43.13287018816pt)" svg:viewBox="0 0 2 0" svg:d="M0 0.2592C0.22808 0.084 0.5812 0 0.89376 0C1.20312 0 1.54688 0.0808 1.78752 0.2592" koffice:nodeTypes="ccc"/>
          <draw:path draw:style-name="gr86" draw:id="shape871" draw:name="path1752" draw:layer="g5465" svg:width="1.76560000000pt" svg:height="0.26880000000pt" draw:transform="matrix(1.25438760000 0.00000000000 0.00000000000 1.25438760000 87.07957724931pt 43.10477190592pt)" svg:viewBox="0 0 2 0" svg:d="M0 0.26C0.23752 0.0848 0.57192 0 0.8844 0C1.19376 0 1.53752 0.0816 1.7656 0.2688" koffice:nodeTypes="ccc"/>
          <draw:path draw:style-name="gr87" draw:id="shape872" draw:name="path1754" draw:layer="g5465" svg:width="1.74376000000pt" svg:height="0.25920000000pt" draw:transform="matrix(1.25438760000 0.00000000000 0.00000000000 1.25438760000 87.09131831725pt 43.09373329504pt)" svg:viewBox="0 0 2 0" svg:d="M0 0.2592C0.22816 0.084 0.55936 0 0.87192 0C1.18128 0 1.51568 0.0808 1.74376 0.2592" koffice:nodeTypes="ccc"/>
          <draw:path draw:style-name="gr88" draw:id="shape873" draw:name="path1756" draw:layer="g5465" svg:width="1.72504000000pt" svg:height="0.24640000000pt" draw:transform="matrix(1.25438760000 0.00000000000 0.00000000000 1.25438760000 87.10305938518pt 43.08169117408pt)" svg:viewBox="0 0 2 0" svg:d="M0 0.2464C0.22816 0.0808 0.55 0 0.86256 0C1.17192 0 1.49688 0.0808 1.72504 0.2464" koffice:nodeTypes="ccc"/>
          <draw:path draw:style-name="gr89" draw:id="shape874" draw:name="path1758" draw:layer="g5465" svg:width="1.70312000000pt" svg:height="0.24720000000pt" draw:transform="matrix(1.25438760000 0.00000000000 0.00000000000 1.25438760000 87.11881449344pt 43.06964905312pt)" svg:viewBox="0 0 2 0" svg:d="M0 0.2472C0.22808 0.072 0.54064 0 0.85312 0C1.15312 0 1.48744 0.0816 1.70312 0.2472" koffice:nodeTypes="ccc"/>
          <draw:path draw:style-name="gr90" draw:id="shape875" draw:name="path1760" draw:layer="g5465" svg:width="1.68120000000pt" svg:height="0.23680000000pt" draw:transform="matrix(1.25438760000 0.00000000000 0.00000000000 1.25438760000 87.13055556138pt 43.05459640192pt)" svg:viewBox="0 0 2 0" svg:d="M0 0.2368C0.2156 0.0712 0.52808 0 0.84064 0C1.12808 0 1.45312 0.0712 1.6812 0.2368" koffice:nodeTypes="ccc"/>
          <draw:path draw:style-name="gr91" draw:id="shape876" draw:name="path1762" draw:layer="g5465" svg:width="1.66872000000pt" svg:height="0.23760000000pt" draw:transform="matrix(1.25438760000 0.00000000000 0.00000000000 1.25438760000 87.13055556138pt 43.04255428096pt)" svg:viewBox="0 0 2 0" svg:d="M0 0.2376C0.22808 0.072 0.54064 0 0.84064 0C1.12808 0 1.45312 0.072 1.66872 0.228" koffice:nodeTypes="ccc"/>
          <draw:path draw:style-name="gr92" draw:id="shape877" draw:name="path1764" draw:layer="g5465" svg:width="1.64064000000pt" svg:height="0.23760000000pt" draw:transform="matrix(1.25438760000 0.00000000000 0.00000000000 1.25438760000 87.15403769725pt 43.01445599872pt)" svg:viewBox="0 0 2 0" svg:d="M0 0.2376C0.21568 0.072 0.5188 0 0.82192 0C1.10936 0 1.42504 0.072 1.64064 0.2376" koffice:nodeTypes="ccc"/>
          <draw:path draw:style-name="gr93" draw:id="shape878" draw:name="path1766" draw:layer="g5465" svg:width="1.64064000000pt" svg:height="0.23760000000pt" draw:transform="matrix(1.25438760000 0.00000000000 0.00000000000 1.25438760000 87.15403769725pt 43.00341738784pt)" svg:viewBox="0 0 2 0" svg:d="M0 0.2376C0.22816 0.072 0.5188 0 0.82192 0C1.10936 0 1.41256 0.072 1.64064 0.228" koffice:nodeTypes="ccc"/>
          <draw:path draw:style-name="gr94" draw:id="shape879" draw:name="path1768" draw:layer="g5465" svg:width="1.60936000000pt" svg:height="0.22800000000pt" draw:transform="matrix(1.25438760000 0.00000000000 0.00000000000 1.25438760000 87.16979280550pt 42.98736122656pt)" svg:viewBox="0 0 2 0" svg:d="M0 0.228C0.2156 0.0752 0.50936 0 0.80936 0C1.08744 0 1.39056 0.072 1.60936 0.228" koffice:nodeTypes="ccc"/>
          <draw:path draw:style-name="gr95" draw:id="shape880" draw:name="path1770" draw:layer="g5465" svg:width="1.58744000000pt" svg:height="0.22880000000pt" draw:transform="matrix(1.25438760000 0.00000000000 0.00000000000 1.25438760000 87.18153387344pt 42.97531910560pt)" svg:viewBox="0 0 2 0" svg:d="M0 0.2288C0.22808 0.0632 0.49688 0 0.8 0C1.07808 0 1.37184 0.0632 1.58744 0.2192" koffice:nodeTypes="ccc"/>
          <draw:path draw:style-name="gr96" draw:id="shape881" draw:name="path1772" draw:layer="g5465" svg:width="1.57808000000pt" svg:height="0.21520000000pt" draw:transform="matrix(1.25438760000 0.00000000000 0.00000000000 1.25438760000 87.19327494138pt 42.96428049472pt)" svg:viewBox="0 0 2 0" svg:d="M0 0.2152C0.2156 0.0624 0.48752 0 0.79064 0C1.06872 0 1.36248 0.0592 1.57808 0.2152" koffice:nodeTypes="ccc"/>
          <draw:path draw:style-name="gr97" draw:id="shape882" draw:name="path1774" draw:layer="g5465" svg:width="1.55624000000pt" svg:height="0.21600000000pt" draw:transform="matrix(1.25438760000 0.00000000000 0.00000000000 1.25438760000 87.20892969862pt 42.95223837376pt)" svg:viewBox="0 0 2 0" svg:d="M0 0.216C0.2156 0.0496 0.47816 0 0.77816 0C1.04688 0 1.33752 0.0624 1.55624 0.2064" koffice:nodeTypes="ccc"/>
          <draw:path draw:style-name="gr98" draw:id="shape883" draw:name="path1776" draw:layer="g5465" svg:width="1.90000000000pt" svg:height="0.29040000000pt" draw:transform="matrix(1.25438760000 0.00000000000 0.00000000000 1.25438760000 86.98554835482pt 43.21114397440pt)" svg:viewBox="0 0 2 0" svg:d="M0 0.2776C0.25 0.0936 0.62184 0 0.95624 0C1.2968 0 1.66248 0.0904 1.9 0.2904" koffice:nodeTypes="ccc"/>
          <draw:path draw:style-name="gr99" draw:id="shape884" draw:name="path1778" draw:layer="g5465" svg:width="1.93128000000pt" svg:height="0.29920000000pt" draw:transform="matrix(1.25438760000 0.00000000000 0.00000000000 1.25438760000 86.97370693587pt 43.22318609536pt)" svg:viewBox="0 0 2 0" svg:d="M0 0.2904C0.25944 0.084 0.6344 0 0.96568 0C1.30624 0 1.68128 0.1024 1.93128 0.2992" koffice:nodeTypes="ccc"/>
          <draw:path draw:style-name="gr100" draw:id="shape885" draw:name="path1780" draw:layer="g5465" svg:width="1.94064000000pt" svg:height="0.30000000000pt" draw:transform="matrix(1.25438760000 0.00000000000 0.00000000000 1.25438760000 86.96196586794pt 43.23422470624pt)" svg:viewBox="0 0 2 0" svg:d="M0 0.3C0.2688 0.0848 0.6344 0 0.97504 0C1.3156 0 1.7 0.1032 1.94064 0.3" koffice:nodeTypes="ccc"/>
          <draw:path draw:style-name="gr101" draw:id="shape886" draw:name="path1782" draw:layer="g5465" svg:width="1.96248000000pt" svg:height="0.30960000000pt" draw:transform="matrix(1.25438760000 0.00000000000 0.00000000000 1.25438760000 86.95022480000pt 43.25028086752pt)" svg:viewBox="0 0 2 0" svg:d="M0 0.3096C0.29064 0.0808 0.6344 0 0.98752 0C1.32816 0 1.71248 0.1032 1.96248 0.3096" koffice:nodeTypes="ccc"/>
          <draw:path draw:style-name="gr102" draw:id="shape887" draw:name="path1784" draw:layer="g5465" svg:width="1.98432000000pt" svg:height="0.30880000000pt" draw:transform="matrix(1.25438760000 0.00000000000 0.00000000000 1.25438760000 86.93457004275pt 43.26232298848pt)" svg:viewBox="0 0 2 0" svg:d="M0 0.3088C0.3 0.0808 0.64376 0 0.98752 0C1.35 0 1.73432 0.1024 1.98432 0.3088" koffice:nodeTypes="ccc"/>
          <draw:path draw:style-name="gr103" draw:id="shape888" draw:name="path1786" draw:layer="g5465" svg:width="2.00312000000pt" svg:height="0.32240000000pt" draw:transform="matrix(1.25438760000 0.00000000000 0.00000000000 1.25438760000 86.92282897482pt 43.27336159936pt)" svg:viewBox="0 0 2 0" svg:d="M0 0.3224C0.30936 0.0752 0.63432 0 0.99688 0C1.35936 0 1.75312 0.1032 2.00312 0.3224" koffice:nodeTypes="ccc"/>
          <draw:path draw:style-name="gr104" draw:id="shape889" draw:name="path1788" draw:layer="g5465" svg:width="2.01560000000pt" svg:height="0.33120000000pt" draw:transform="matrix(1.25438760000 0.00000000000 0.00000000000 1.25438760000 86.92282897482pt 43.28941776064pt)" svg:viewBox="0 0 2 0" svg:d="M0 0.3312C0.30936 0.072 0.63432 0 0.99688 0C1.35936 0 1.7656 0.1032 2.0156 0.3184" koffice:nodeTypes="ccc"/>
          <draw:path draw:style-name="gr105" draw:id="shape890" draw:name="path1790" draw:layer="g5465" svg:width="2.03752000000pt" svg:height="0.34960000000pt" draw:transform="matrix(1.25438760000 0.00000000000 0.00000000000 1.25438760000 86.89533279862pt 43.28941776064pt)" svg:viewBox="0 0 2 0" svg:d="M0 0.3496C0.34064 0.072 0.64376 0 1.0188 0C1.39064 0 1.78752 0.1216 2.03752 0.3408" koffice:nodeTypes="ccc"/>
          <draw:path draw:style-name="gr106" draw:id="shape891" draw:name="path1792" draw:layer="g5465" svg:width="2.05624000000pt" svg:height="0.34080000000pt" draw:transform="matrix(1.25438760000 0.00000000000 0.00000000000 1.25438760000 86.88359173069pt 43.31651253280pt)" svg:viewBox="0 0 2 0" svg:d="M0 0.3408C0.35312 0.0624 0.64376 0 1.02816 0C1.4 0 1.80624 0.1128 2.05624 0.3312" koffice:nodeTypes="ccc"/>
          <draw:path draw:style-name="gr107" draw:id="shape892" draw:name="path1794" draw:layer="g5465" svg:width="2.17184000000pt" svg:height="0.36240000000pt" draw:transform="matrix(1.25438760000 0.00000000000 0.00000000000 1.25438760000 86.81695866138pt 43.40682844000pt)" svg:viewBox="0 0 2 0" svg:d="M0 0.3624C0.31248 0.0936 0.66248 0 1.09064 0C1.4844 0 1.90936 0.1032 2.17184 0.3624" koffice:nodeTypes="ccc"/>
          <draw:path draw:style-name="gr108" draw:id="shape893" draw:name="path1796" draw:layer="g5465" svg:width="2.16248000000pt" svg:height="0.38400000000pt" draw:transform="matrix(1.25438760000 0.00000000000 0.00000000000 1.25438760000 86.83261341862pt 43.37973366784pt)" svg:viewBox="0 0 2 0" svg:d="M0 0.384C0.30936 0.1064 0.65312 0 1.08128 0C1.47504 0 1.89064 0.112 2.16248 0.3624" koffice:nodeTypes="ccc"/>
          <draw:path draw:style-name="gr109" draw:id="shape894" draw:name="path1798" draw:layer="g5465" svg:width="2.15000000000pt" svg:height="0.36240000000pt" draw:transform="matrix(1.25438760000 0.00000000000 0.00000000000 1.25438760000 86.83261341862pt 43.37973366784pt)" svg:viewBox="0 0 2 0" svg:d="M0 0.3624C0.31872 0.0936 0.66248 0 1.08128 0C1.47504 0 1.89064 0.1032 2.15 0.3496" koffice:nodeTypes="ccc"/>
          <draw:path draw:style-name="gr110" draw:id="shape895" draw:name="path1800" draw:layer="g5465" svg:width="2.12816000000pt" svg:height="0.36240000000pt" draw:transform="matrix(1.25438760000 0.00000000000 0.00000000000 1.25438760000 86.84435448656pt 43.36367750656pt)" svg:viewBox="0 0 2 0" svg:d="M0 0.3624C0.32192 0.0848 0.65312 0 1.0688 0C1.45312 0 1.8688 0.1128 2.12816 0.3536" koffice:nodeTypes="ccc"/>
          <draw:path draw:style-name="gr111" draw:id="shape896" draw:name="path1802" draw:layer="g5465" svg:width="2.11880000000pt" svg:height="0.37200000000pt" draw:transform="matrix(1.25438760000 0.00000000000 0.00000000000 1.25438760000 86.84435448656pt 43.35163538560pt)" svg:viewBox="0 0 2 0" svg:d="M0 0.372C0.33128 0.0848 0.65312 0 1.05944 0C1.45312 0 1.8688 0.1128 2.1188 0.3536" koffice:nodeTypes="ccc"/>
          <draw:path draw:style-name="gr112" draw:id="shape897" draw:name="path1804" draw:layer="g5465" svg:width="2.10944000000pt" svg:height="0.36320000000pt" draw:transform="matrix(1.25438760000 0.00000000000 0.00000000000 1.25438760000 86.85609555450pt 43.35163538560pt)" svg:viewBox="0 0 2 0" svg:d="M0 0.3632C0.34064 0.072 0.64376 0 1.05008 0C1.44376 0 1.85008 0.1128 2.10944 0.3408" koffice:nodeTypes="ccc"/>
          <draw:path draw:style-name="gr113" draw:id="shape898" draw:name="path1806" draw:layer="g5465" svg:width="2.08744000000pt" svg:height="0.36240000000pt" draw:transform="matrix(1.25438760000 0.00000000000 0.00000000000 1.25438760000 86.87185066275pt 43.34059677472pt)" svg:viewBox="0 0 2 0" svg:d="M0 0.3624C0.34064 0.072 0.64376 0 1.03752 0C1.42184 0 1.83752 0.112 2.08744 0.34" koffice:nodeTypes="ccc"/>
          <draw:path draw:style-name="gr114" draw:id="shape899" draw:name="path1808" draw:layer="g5465" svg:width="2.08744000000pt" svg:height="0.36240000000pt" draw:transform="matrix(1.25438760000 0.00000000000 0.00000000000 1.25438760000 86.87185066275pt 43.32855465376pt)" svg:viewBox="0 0 2 0" svg:d="M0 0.3624C0.35 0.072 0.64376 0 1.03752 0C1.40936 0 1.83752 0.1128 2.08744 0.344" koffice:nodeTypes="ccc"/>
          <draw:path draw:style-name="gr115" draw:id="shape900" draw:name="path1810" draw:layer="g5465" svg:width="1.36872000000pt" svg:height="0.18480000000pt" draw:transform="matrix(1.25438760000 0.00000000000 0.00000000000 1.25438760000 87.31871370138pt 42.77963464000pt)" svg:viewBox="0 0 1 0" svg:d="M1.36872 0.1752C1.17184 0.0408 0.94376 0 0.6844 0C0.4156 0 0.20624 0.0408 0 0.1848" koffice:nodeTypes="ccc"/>
          <draw:path draw:style-name="gr116" draw:id="shape901" draw:name="path1812" draw:layer="g5465" svg:width="2.17812097920pt" svg:height="0.33825856000pt" draw:transform="matrix(1.25438760000 0.00000000000 0.00000000000 1.25438760000 86.62488683206pt 43.59849886528pt)" svg:viewBox="0 0 2 0" svg:d="M2.17812 0.338259C1.94915 0.109341 1.54172 0 1.07042 0C0.636402 0 0.292911 0.0600211 0 0.265675" koffice:nodeTypes="ccc"/>
          <draw:path draw:style-name="gr117" draw:id="shape902" draw:name="path1814" draw:layer="g5465" svg:width="2.19376000000pt" svg:height="0.37200000000pt" draw:transform="matrix(1.25438760000 0.00000000000 0.00000000000 1.25438760000 86.80521759344pt 43.40682844000pt)" svg:viewBox="0 0 2 0" svg:d="M2.19376 0.3624C1.92496 0.1032 1.50936 0 1.10312 0C0.67808 0 0.31248 0.1032 0 0.372" koffice:nodeTypes="ccc"/>
          <draw:path draw:style-name="gr118" draw:id="shape903" draw:name="path1816" draw:layer="g5465" svg:width="2.36880000000pt" svg:height="0.45600000000pt" draw:transform="matrix(1.25438760000 0.00000000000 0.00000000000 1.25438760000 86.71500203725pt 43.49714434720pt)" svg:viewBox="0 0 2 0" svg:d="M2.3688 0.456C2.07816 0.1152 1.64376 0 1.16256 0C0.71568 0 0.29064 0.1032 0 0.4152" koffice:nodeTypes="ccc"/>
          <draw:path draw:style-name="gr119" draw:id="shape904" draw:name="path1818" draw:layer="g5465" svg:width="1.88752000000pt" svg:height="0.29040000000pt" draw:transform="matrix(1.25438760000 0.00000000000 0.00000000000 1.25438760000 87.00903049069pt 43.19508781312pt)" svg:viewBox="0 0 2 0" svg:d="M1.88752 0.2904C1.65 0.0936 1.27496 0 0.94376 0C0.62184 0 0.23752 0.0904 0 0.2784" koffice:nodeTypes="ccc"/>
          <draw:path draw:style-name="gr120" draw:id="shape905" draw:name="path1820" draw:layer="g5465" svg:width="1.52504000000pt" svg:height="0.22800000000pt" draw:transform="matrix(1.25438760000 0.00000000000 0.00000000000 1.25438760000 87.22849814518pt 42.92514360160pt)" svg:viewBox="0 0 2 0" svg:d="M1.52504 0.2056C1.3188 0.0712 1.03752 0 0.75632 0C0.46568 0 0.21568 0.0624 0 0.228" koffice:nodeTypes="ccc"/>
          <draw:path draw:style-name="gr121" draw:id="shape906" draw:name="path1822" draw:layer="g5465" svg:width="2.06560000000pt" svg:height="0.36240000000pt" draw:transform="matrix(1.25438760000 0.00000000000 0.00000000000 1.25438760000 86.88750542000pt 43.31651253280pt)" svg:viewBox="0 0 2 0" svg:d="M2.0656 0.3408C1.81872 0.1256 1.40312 0 1.02816 0C0.6344 0 0.35312 0.072 0 0.3624" koffice:nodeTypes="ccc"/>
          <draw:path draw:style-name="gr122" draw:id="shape907" draw:name="path1824" draw:layer="g5465" svg:width="12.38235586585pt" svg:height="3.30750000000pt" draw:transform="matrix(1.25438760000 0.00000000000 0.00000000000 1.25438760000 80.23142376138pt 50.91759963376pt)" svg:viewBox="0 0 12 3" svg:d="M1.82684 0L0 3.3075L12.3824 3.3075L10.5374 0L1.82988 0" koffice:nodeTypes="ccccc"/>
          <draw:path draw:style-name="gr123" draw:id="shape908" draw:name="path1826" draw:layer="g5465" svg:width="12.38235586585pt" svg:height="3.30750000000pt" draw:transform="matrix(1.25438760000 0.00000000000 0.00000000000 1.25438760000 80.23142376138pt 50.91759963376pt)" svg:viewBox="0 0 12 3" svg:d="M1.82684 0L0 3.3075L12.3824 3.3075L10.5374 0L1.82988 0L1.82988 0Z" koffice:nodeTypes="ccccccc"/>
          <draw:path draw:style-name="gr6" draw:id="shape909" draw:name="path1828" draw:layer="g5465" svg:width="4.65968000000pt" svg:height="0.23493914206pt" draw:transform="matrix(1.25438760000 0.00000000000 0.00000000000 1.25438760000 88.60441081587pt 52.99844965291pt)" svg:viewBox="0 0 5 0" svg:d="M0 0.181703C0.16568 0.222343 0.36256 0.253623 0.55944 0.191143C0.82816 0.131783 1.08752 -0.0245373 1.40944 0.0067427C1.63752 0.0254627 1.95 0.222343 2.3344 0.222343C2.70608 0.222343 2.83408 0.0880227 3.16528 0.0254627C3.39408 -0.0245373 3.50608 0.0067427 3.75648 0.0536227C4.03728 0.103623 4.18128 0.269223 4.65968 0.228583" koffice:nodeTypes="ccccccc"/>
          <draw:path draw:style-name="gr124" draw:id="shape910" draw:name="path1830" draw:layer="g5465" svg:width="10.27510000000pt" svg:height="0.26566715352pt" draw:transform="matrix(1.25438760000 0.00000000000 0.00000000000 1.25438760000 82.47366668413pt 53.49621203842pt)" svg:viewBox="0 0 10 0" svg:d="M0 0.243926C0.20624 0.0783257 0.5812 0.0161657 0.87184 0.0783257C1.24376 0.159926 1.4 0.253526 1.80624 0.253526C2.09688 0.243926 2.35624 0.0474457 2.65936 0.0474457C3.15624 0.0474457 3.17808 0.150326 3.62496 0.231926C3.73744 0.250326 3.88432 0.250326 3.99688 0.231926C4.16248 0.203926 4.30936 0.150326 4.4312 0.0783257C4.57496 0.00680565 4.92808 0.0192857 5.10624 0.0380857C5.41872 0.0663257 5.54056 0.191126 5.6156 0.203926C5.7812 0.253526 5.96872 0.275126 6.17496 0.222326C6.44376 0.141526 6.69368 -0.0369543 7.02496 0.00680565C7.25312 0.0255257 7.5656 0.253526 7.94072 0.253526C8.32472 0.253526 8.45032 0.100726 8.76872 0.0255257C9.00632 -0.0244743 9.12152 0.00680565 9.37192 0.0536857C9.65272 0.112726 9.79672 0.300726 10.2751 0.259926" koffice:nodeTypes="ccccccccccccccc"/>
          <draw:path draw:style-name="gr125" draw:id="shape911" draw:name="path1832" draw:layer="g5465" svg:width="10.27790000000pt" svg:height="0.23526213931pt" draw:transform="matrix(1.25438760000 0.00000000000 0.00000000000 1.25438760000 81.57201287725pt 53.08080821722pt)" svg:viewBox="0 0 10 0" svg:d="M0 0.222366C0.20624 0.0786064 0.58128 0.0160464 0.87192 0.0786064C1.24376 0.150446 1.41248 0.231726 1.80624 0.231726C2.10624 0.222366 2.35624 0.0473264 2.65624 0.0473264C3.16568 0.0473264 3.17504 0.137966 3.62192 0.212926C3.7344 0.231726 3.88128 0.231726 3.99376 0.212926C4.15936 0.194206 4.30312 0.131726 4.44064 0.0786064C4.56256 0.0192464 4.92816 0.0286064 5.10312 0.0379664C5.41248 0.0661264 5.53752 0.172366 5.61248 0.191086C5.77816 0.219246 5.97504 0.241086 6.17192 0.200446C6.44064 0.128606 6.7 -0.0276336 7.02192 0.00668631C7.25 0.0254864 7.57192 0.234846 7.94688 0.222366C8.31872 0.222366 8.45632 0.0879664 8.77472 0.0254864C9.00352 -0.0245136 9.11872 0.00668631 9.36592 0.0535664C9.64352 0.112926 9.80032 0.269246 10.2779 0.228606" koffice:nodeTypes="ccccccccccccccc"/>
          <draw:path draw:style-name="gr126" draw:id="shape912" draw:name="path1834" draw:layer="g5465" svg:width="10.28140000000pt" svg:height="0.30031703030pt" draw:transform="matrix(1.25438760000 0.00000000000 0.00000000000 1.25438760000 80.75274724794pt 54.31018119157pt)" svg:viewBox="0 0 10 0" svg:d="M0 0.270228C0.20624 0.0950281 0.58128 0.0206281 0.87192 0.0950281C1.24376 0.176628 1.41248 0.292628 1.80624 0.279828C2.10624 0.279828 2.3656 0.0518281 2.65624 0.0518281C3.1656 0.0518281 3.17504 0.163828 3.62192 0.267028C3.7344 0.286228 3.88128 0.286228 4.00312 0.267028C4.15624 0.226228 4.30312 0.163828 4.43752 0.0926281C4.57192 0.0206281 4.92504 0.0326281 5.1 0.0518281C5.40936 0.0798281 5.5344 0.204628 5.60936 0.235828C5.77504 0.276628 5.97192 0.307828 6.18128 0.245428C6.45 0.155028 6.7 -0.0329719 7.02192 0.00782802C7.25 0.0262281 7.57192 0.276628 7.94688 0.276628C8.3188 0.276628 8.45624 0.111028 8.77816 0.0294281C9.00624 -0.0297719 9.11904 0.0110281 9.36864 0.0582281C9.65904 0.129428 9.80304 0.335828 10.2814 0.295028" koffice:nodeTypes="ccccccccccccccc"/>
          <draw:path draw:style-name="gr125" draw:id="shape913" draw:name="path1836" draw:layer="g5465" svg:width="2.19688000000pt" svg:height="0.17363095712pt" draw:transform="matrix(1.25438760000 0.00000000000 0.00000000000 1.25438760000 80.96047383450pt 53.69878904204pt)" svg:viewBox="0 0 2 0" svg:d="M0 0.164031C0.21568 0.020031 0.59064 -0.032769 0.88128 0.020031C1.2532 0.092031 1.42192 0.173631 1.81568 0.173631C1.95008 0.173631 2.07504 0.132831 2.19688 0.092031" koffice:nodeTypes="cccc"/>
          <draw:path draw:style-name="gr127" draw:id="shape914" draw:name="path1838" draw:layer="g5465" svg:width="10.07453838400pt" svg:height="2.15619856000pt" draw:transform="matrix(1.25438760000 0.00000000000 0.00000000000 1.25438760000 83.37522014000pt 53.00690762032pt)" svg:viewBox="0 0 10 2" svg:d="M0 0.151421C0.0595808 0.123933 0.238404 0 0.489334 0C1.00059 0 0.674339 0 1.12601 0.119352C1.23899 0.14684 1.56203 0.14684 1.65614 0.0320699M6.10703 2.13858C6.27325 2.09746 6.40815 2.01876 6.55558 1.92713C6.6904 1.8355 7.03527 1.8543 7.22076 1.88601C7.53392 1.92713 7.65678 2.08337 7.73145 2.09746C7.89526 2.1562 8.09601 2.18439 8.29354 2.11038C8.56334 2.00466 8.8235 1.77559 9.1463 1.8214C9.37515 1.86252 9.69875 2.1562 10.0745 2.1562" koffice:nodeTypes="ccccccccccc"/>
          <draw:path draw:style-name="gr125" draw:id="shape915" draw:name="path1840" draw:layer="g5465" svg:width="2.33440000000pt" svg:height="0.23493914206pt" draw:transform="matrix(1.25438760000 0.00000000000 0.00000000000 1.25438760000 91.98383136128pt 52.79072306635pt)" svg:viewBox="0 0 2 0" svg:d="M0 0.222343C0.3712 0.222343 0.5088 0.0879427 0.8312 0.0254627C1.0592 -0.0245373 1.1712 0.0067427 1.4216 0.0536227C1.712 0.103623 1.856 0.269223 2.3344 0.228583" koffice:nodeTypes="cccc"/>
          <draw:path draw:style-name="gr6" draw:id="shape916" draw:name="path1842" draw:layer="g5465" svg:width="5.61560000000pt" svg:height="0.19830399132pt" draw:transform="matrix(1.25438760000 0.00000000000 0.00000000000 1.25438760000 80.77632973482pt 54.46362294960pt)" svg:viewBox="0 0 6 0" svg:d="M0 0.188704C0.2156 0.044704 0.59056 -0.017696 0.87184 0.044704C1.24368 0.116704 1.41248 0.198304 1.8156 0.198304C2.10624 0.188704 2.3656 0.013504 2.66872 0.013504C3.1656 0.013504 3.18744 0.103904 3.62496 0.179104C3.73744 0.198304 3.88432 0.198304 3.99688 0.179104C4.16248 0.160704 4.30624 0.107104 4.44368 0.044704C4.57808 -0.014496 4.9312 -0.00489602 5.10624 0.016704C5.4156 0.035904 5.54056 0.138304 5.6156 0.160704" koffice:nodeTypes="ccccccccc"/>
          <draw:path draw:style-name="gr128" draw:id="shape917" draw:name="path1844" draw:layer="g5465" svg:width="10.27460000000pt" svg:height="0.24230099225pt" draw:transform="matrix(1.25438760000 0.00000000000 0.00000000000 1.25438760000 81.77983981482pt 53.83944677700pt)" svg:viewBox="0 0 10 0" svg:d="M0 0.217498C0.21872 0.0734983 0.59056 0.0206983 0.87184 0.0734983C1.24368 0.145498 1.41248 0.239098 1.80624 0.227098C2.10624 0.217498 2.35624 0.0422983 2.65624 0.0518983C3.1656 0.0518983 3.18432 0.133498 3.62184 0.217498C3.73432 0.235898 3.8812 0.235898 3.99368 0.217498C4.15936 0.189498 4.30312 0.135898 4.44056 0.0734983C4.57496 0.0238983 4.92808 0.0238983 5.10312 0.0454983C5.41248 0.0734983 5.53744 0.179898 5.61248 0.189498C5.77808 0.230298 5.97496 0.248698 6.17184 0.199098C6.44056 0.139098 6.7 -0.0169017 7.02184 0.00149832C7.26872 0.0302983 7.59368 0.230298 7.9468 0.230298C8.31864 0.230298 8.45624 0.0958983 8.77784 0.0334983C9.00584 -0.0169017 9.11864 0.00469832 9.38104 0.0614983C9.64984 0.111098 9.80584 0.276698 10.2746 0.235898" koffice:nodeTypes="ccccccccccccccc"/>
          <draw:path draw:style-name="gr129" draw:id="shape918" draw:name="path1846" draw:layer="g5465" svg:width="5.71115418752pt" svg:height="5.63140638848pt" draw:transform="matrix(1.25438760000 0.00000000000 0.00000000000 1.25438760000 84.81776588000pt 43.86543254656pt)" svg:viewBox="0 0 6 6" svg:d="M1.49292 0.328567C1.91375 0.119711 2.34792 0 2.85895 0C3.34656 0 3.86751 0.175745 4.26834 0.39479L5.71115 2.77601C5.71115 4.34133 4.42198 5.63141 2.85553 5.63141C1.29251 5.63141 0.013338 4.37453 0 2.78595L1.48625 0.325171L1.48625 0.325171Z" koffice:nodeTypes="ccccccccc"/>
          <draw:path draw:style-name="gr130" draw:id="shape919" draw:name="path1848" draw:layer="g5465" svg:width="5.53217352192pt" svg:height="5.48682596352pt" draw:transform="matrix(1.25438760000 0.00000000000 0.00000000000 1.25438760000 84.87265788138pt 43.89654135904pt)" svg:viewBox="0 0 6 5" svg:d="M2.76777 0.00335217C3.23775 0.00335217 3.75055 0.176827 4.14505 0.393042L5.53217 2.7109C5.53217 4.22323 4.29627 5.48683 2.7644 5.48683C1.23591 5.48683 0.00984552 4.26907 0 2.7207L1.443 0.324322C1.84734 0.131573 2.27137 0 2.7644 0L2.7644 0Z" koffice:nodeTypes="ccccccccc"/>
          <draw:path draw:style-name="gr131" draw:id="shape920" draw:name="path1850" draw:layer="g5465" svg:width="5.40800000000pt" svg:height="5.35687022592pt" draw:transform="matrix(1.25438760000 0.00000000000 0.00000000000 1.25438760000 84.90788108518pt 43.93567825216pt)" svg:viewBox="0 0 5 5" svg:d="M2.70733 0.00331223C3.172 0.00331223 3.65955 0.17472 4.04627 0.388359C4.04627 0.388359 5.408 2.63654 5.408 2.64631C5.408 4.13093 4.18604 5.35687 2.704 5.35687C1.22529 5.35687 0.0130624 4.15362 0 2.65599C0 2.64631 1.39427 0.333707 1.404 0.320458C1.80378 0.130005 2.21329 0 2.70076 0L2.70076 0Z" koffice:nodeTypes="ccccccccc"/>
          <draw:path draw:style-name="gr132" draw:id="shape921" draw:name="path1852" draw:layer="g5465" svg:width="5.22765395072pt" svg:height="5.22667238528pt" draw:transform="matrix(1.25438760000 0.00000000000 0.00000000000 1.25438760000 84.96668677587pt 43.97581865536pt)" svg:viewBox="0 0 5 5" svg:d="M2.61387 0C3.05797 0 3.53732 0.169312 3.91115 0.370524C3.92072 0.379521 5.22765 2.55882 5.22765 2.58123C5.22765 4.02537 4.05815 5.22667 2.61387 5.22667C1.17908 5.22667 0 4.05727 0 2.5908C0 2.57158 1.33892 0.325537 1.34849 0.315722C1.74146 0.127598 2.14408 1.16235e-14 2.6106 1.16235e-14L2.6106 1.16235e-14Z" koffice:nodeTypes="ccccccccc"/>
          <draw:path draw:style-name="gr133" draw:id="shape922" draw:name="path1854" draw:layer="g5465" svg:width="5.10050000000pt" svg:height="5.06291668992pt" draw:transform="matrix(1.25438760000 0.00000000000 0.00000000000 1.25438760000 85.00592402000pt 44.03000819968pt)" svg:viewBox="0 0 5 5" svg:d="M2.55029 1.144e-14C2.98895 1.144e-14 3.45291 0.166639 3.80956 0.355818C3.82855 0.374333 5.1005 2.47809 5.1005 2.50956C5.1005 3.89942 3.95791 5.06292 2.55029 5.06292C1.14574 5.06292 0.0094536 3.93404 0 2.50956C0 2.49064 1.3004 0.314762 1.32245 0.301882C1.69809 0.116728 2.09894 0 2.55029 0L2.55029 0M2.55029 0.0313957C2.9795 0.0313957 3.4403 0.198034 3.8001 0.387213C3.81909 0.396069 5.06891 2.47809 5.06891 2.50956C5.06891 3.87745 3.93585 5.03152 2.55029 5.03152C1.16465 5.03152 0.0410464 3.91206 0.0315928 2.50956C0.0315928 2.48123 1.32245 0.355818 1.34459 0.333277C1.7107 0.157783 2.09894 0.0313957 2.55029 0.0313957L2.55029 0.0313957" koffice:nodeTypes="cccccccccccccccc"/>
          <draw:path draw:style-name="gr134" draw:id="shape923" draw:name="path1856" draw:layer="g5465" svg:width="4.81439518848pt" svg:height="4.77162897408pt" draw:transform="matrix(1.25438760000 0.00000000000 0.00000000000 1.25438760000 85.09603922518pt 44.11631006656pt)" svg:viewBox="0 0 5 5" svg:d="M2.40724 0.00312607C2.82423 0.00312607 3.26274 0.152396 3.60006 0.336052C3.62762 0.354027 4.8144 2.32634 4.8144 2.36604C4.8144 3.68485 3.735 4.77163 2.40724 4.77163C1.08245 4.77163 0.00926313 3.70619 0 2.36604C0 2.33853 1.21127 0.305573 1.24503 0.283691C1.6099 0.103942 1.97791 0 2.40724 0L2.40724 0Z" koffice:nodeTypes="ccccccccc"/>
          <draw:path draw:style-name="gr135" draw:id="shape924" draw:name="path1858" draw:layer="g5465" svg:width="4.69240218752pt" svg:height="4.65635660288pt" draw:transform="matrix(1.25438760000 0.00000000000 0.00000000000 1.25438760000 85.13527646931pt 44.15544695968pt)" svg:viewBox="0 0 5 5" svg:d="M2.34624 0.00308808C2.74885 0.00308808 3.18177 0.150544 3.51479 0.331968C3.54199 0.349725 4.6924 2.25592 4.6924 2.30718C4.6924 3.58881 3.63584 4.65636 2.34624 4.65636C1.05958 4.65636 0.00906752 3.61297 0 2.30718C0 2.26796 1.17761 0.30186 1.21699 0.280243C1.55605 0.111943 1.91937 0 2.34314 0L2.34314 0Z" koffice:nodeTypes="ccccccccc"/>
          <draw:path draw:style-name="gr136" draw:id="shape925" draw:name="path1860" draw:layer="g5465" svg:width="4.53624315008pt" svg:height="4.51295601152pt" draw:transform="matrix(1.25438760000 0.00000000000 0.00000000000 1.25438760000 85.18234109206pt 44.19458385280pt)" svg:viewBox="0 0 5 5" svg:d="M2.27113 0.00304015C2.6551 0.00304015 3.07176 0.148968 3.39919 0.326817C3.4379 0.344297 4.53624 2.19127 4.53624 2.24173C4.53624 3.4768 3.51829 4.51296 2.26808 4.51296C1.02092 4.51296 0 3.50644 0 2.24173C0 2.19423 1.13705 0.297175 1.17568 0.276654C1.50311 0.110206 1.86628 0 2.26511 0L2.26511 0Z" koffice:nodeTypes="ccccccccc"/>
          <draw:path draw:style-name="gr137" draw:id="shape926" draw:name="path1862" draw:layer="g5465" svg:width="4.41800000000pt" svg:height="4.37090060288pt" draw:transform="matrix(1.25438760000 0.00000000000 0.00000000000 1.25438760000 85.22147798518pt 44.25379094752pt)" svg:viewBox="0 0 4 4" svg:d="M2.21201 0C2.59094 0 2.99334 0.134637 3.30474 0.309664C3.34294 0.326868 4.418 2.10646 4.418 2.16496C4.418 3.36876 3.4222 4.3709 2.209 4.3709C0.998806 4.3709 0.0118064 3.40084 0 2.16496C0 2.11821 1.10454 0.289469 1.14274 0.259549C1.47467 0.0964895 1.8154 1.06295e-14 2.20607 1.06295e-14L2.20607 1.06295e-14Z" koffice:nodeTypes="ccccccccc"/>
          <draw:path draw:style-name="gr138" draw:id="shape927" draw:name="path1864" draw:layer="g5465" svg:width="4.26090037248pt" svg:height="4.25499435008pt" draw:transform="matrix(1.25438760000 0.00000000000 0.00000000000 1.25438760000 85.27636998656pt 44.28891380032pt)" svg:viewBox="0 0 4 4" svg:d="M2.13193 0C2.49535 0 2.8906 0.132839 3.19641 0.305531C3.23386 0.331361 4.2609 2.04964 4.2609 2.10735C4.2609 3.27774 3.30313 4.25499 2.12897 4.25499C0.949132 4.25499 0 3.29796 0 2.10735C0 2.05252 1.05585 0.285605 1.102 0.256823C1.41934 0.104058 1.75396 1.04876e-14 2.12897 1.04876e-14L2.12897 1.04876e-14Z" koffice:nodeTypes="ccccccccc"/>
          <draw:path draw:style-name="gr139" draw:id="shape928" draw:name="path1866" draw:layer="g5465" svg:width="4.14618034688pt" svg:height="4.10026701312pt" draw:transform="matrix(1.25438760000 0.00000000000 0.00000000000 1.25438760000 85.31952092000pt 44.34410685472pt)" svg:viewBox="0 0 4 4" svg:d="M2.07171 0C2.4302 0 2.80873 0.129677 3.10465 0.288333C3.15018 0.313689 4.14618 1.96371 4.14618 2.02883C4.14618 3.15797 3.20991 4.10027 2.07171 4.10027C0.936267 4.10027 0.00852344 3.18905 0 2.04014C0 1.97501 1.02157 0.27167 1.07002 0.243417C1.38014 0.0934546 1.7017 1.02951e-14 2.07171 1.02951e-14L2.07171 1.02951e-14" koffice:nodeTypes="cccccccc"/>
          <draw:path draw:style-name="gr140" draw:id="shape929" draw:name="path1868" draw:layer="g5465" svg:width="5.01330012160pt" svg:height="4.99200711840pt" draw:transform="matrix(1.25438760000 0.00000000000 0.00000000000 1.25438760000 85.35875816413pt 44.38324374784pt)" svg:viewBox="0 0 5 5" svg:d="M2.51193 0C2.94219 0 3.40755 0.159974 3.75738 0.359272C3.82383 0.390552 5.0133 2.39113 5.0133 2.47147C5.0133 3.83992 3.89727 4.99201 2.51193 4.99201C1.13 4.99201 0.0104787 3.87835 0 2.48541C0 2.39461 1.23147 0.348548 1.30142 0.303862C1.6722 0.121545 2.06762 0.00357485 2.51193 0.00357485L2.51193 0.00357485Z" koffice:nodeTypes="ccccccccc"/>
          <draw:path draw:style-name="gr141" draw:id="shape930" draw:name="path1870" draw:layer="g5465" svg:width="4.85391398560pt" svg:height="4.82593024000pt" draw:transform="matrix(1.25438760000 0.00000000000 0.00000000000 1.25438760000 85.40963612518pt 44.42238064096pt)" svg:viewBox="0 0 5 5" svg:d="M2.427 0C2.83661 0 3.29787 0.157291 3.62834 0.353245C3.70757 0.384001 4.85391 2.30646 4.85391 2.39574C4.85391 3.73096 3.76608 4.82593 2.427 4.82593C1.08783 4.82593 0 3.75495 0 2.40602C0 2.31675 1.17737 0.340065 1.25994 0.29525C1.61456 0.113355 1.98981 0 2.427 0L2.427 0" koffice:nodeTypes="cccccccc"/>
          <draw:path draw:style-name="gr142" draw:id="shape931" draw:name="path1872" draw:layer="g5465" svg:width="4.71706273440pt" svg:height="4.66905664000pt" draw:transform="matrix(1.25438760000 0.00000000000 0.00000000000 1.25438760000 85.44887336931pt 44.46954561472pt)" svg:viewBox="0 0 5 5" svg:d="M2.35857 0.00345728C2.76237 0.00345728 3.19336 0.148663 3.53269 0.337085C3.61079 0.381165 4.71706 2.21119 4.71706 2.31249C4.71706 3.60223 3.65823 4.66906 2.35857 4.66906C1.06222 4.66906 0.0101644 3.62582 0 2.3226C0 2.22467 1.1504 0.32412 1.23189 0.28004C1.56784 0.11409 1.94114 0 2.35857 0L2.35857 0ZM2.35857 0.0371658C2.76237 0.0371658 3.17981 0.182372 3.50898 0.361286C3.58699 0.414874 4.68309 2.21456 4.68309 2.31586C4.68309 3.58529 3.63451 4.62861 2.35857 4.62861C1.08594 4.62861 0.0441326 3.60897 0.0441326 2.32597C0.0441326 2.21456 1.16057 0.361286 1.24205 0.317205C1.59155 0.151256 1.9513 0.0371658 2.35857 0.0371658L2.35857 0.0371658" koffice:nodeTypes="ccccccccccccccccc"/>
          <draw:path draw:style-name="gr143" draw:id="shape932" draw:name="path1874" draw:layer="g5465" svg:width="4.41000000000pt" svg:height="4.36492377760pt" draw:transform="matrix(1.25438760000 0.00000000000 0.00000000000 1.25438760000 85.53908892550pt 44.56287205216pt)" svg:viewBox="0 0 4 4" svg:d="M2.205 0C2.5856 0 2.97931 0.140397 3.30742 0.304193C3.38293 0.356006 4.41 2.0635 4.41 2.16144C4.41 3.36602 3.41905 4.36492 2.205 4.36492C0.99414 4.36492 0.013104 3.38883 0 2.17122C0 2.0635 1.05655 0.304193 1.13526 0.261573C1.46009 0.101955 1.81121 0.00334278 2.205 0.00334278L2.205 0.00334278Z" koffice:nodeTypes="ccccccccc"/>
          <draw:path draw:style-name="gr144" draw:id="shape933" draw:name="path1876" draw:layer="g5465" svg:width="4.25398875040pt" svg:height="4.23536400000pt" draw:transform="matrix(1.25438760000 0.00000000000 0.00000000000 1.25438760000 85.58996688656pt 44.60200894528pt)" svg:viewBox="0 0 4 4" svg:d="M2.12382 0C2.49763 0 2.87144 0.138298 3.18404 0.299645C3.2582 0.350683 4.25399 1.9877 4.25399 2.09702C4.25399 3.26102 3.29038 4.23536 2.12052 4.23536C0.953957 4.23536 0 3.28358 0 2.10665C0 1.99091 1.00552 0.309523 1.09256 0.254369C1.40194 0.106193 1.74671 1.16984e-14 2.12052 1.16984e-14L2.12052 1.16984e-14Z" koffice:nodeTypes="ccccccccc"/>
          <draw:path draw:style-name="gr145" draw:id="shape934" draw:name="path1878" draw:layer="g5465" svg:width="4.10694543360pt" svg:height="4.08201616000pt" draw:transform="matrix(1.25438760000 0.00000000000 0.00000000000 1.25438760000 85.62920413069pt 44.65720199968pt)" svg:viewBox="0 0 4 4" svg:d="M2.05509 0C2.4129 0 2.7802 0.126073 3.0747 0.28124C3.15698 0.331346 4.10695 1.90693 4.10695 2.01426C4.10695 3.13809 3.17919 4.08202 2.05185 4.08202C0.924598 4.08202 0.0094843 3.16015 0 2.02371C0 1.91009 0.968939 0.290938 1.06394 0.240024C1.35844 0.0945547 1.68456 1.14847e-14 2.05185 1.14847e-14L2.05185 1.14847e-14Z" koffice:nodeTypes="ccccccccc"/>
          <draw:path draw:style-name="gr146" draw:id="shape935" draw:name="path1880" draw:layer="g5465" svg:width="3.98114227840pt" svg:height="3.93816087040pt" draw:transform="matrix(1.25438760000 0.00000000000 0.00000000000 1.25438760000 85.66844137482pt 44.69633889280pt)" svg:viewBox="0 0 4 4" svg:d="M1.99217 0C2.34445 0 2.69674 0.12145 2.97728 0.27624C3.0677 0.325455 3.98114 1.83271 3.98114 1.94749C3.98114 3.03895 3.08015 3.93816 1.98897 3.93816C0.891571 3.93816 0.00933791 3.05134 0 1.95987C0 1.83898 0.932115 0.28894 1.03499 0.238931C1.32495 0.0960488 1.63669 0.00317517 1.98897 0.00317517L1.98897 0.00317517Z" koffice:nodeTypes="ccccccccc"/>
          <draw:path draw:style-name="gr147" draw:id="shape936" draw:name="path1882" draw:layer="g5465" svg:width="3.81467773440pt" svg:height="3.81514649760pt" draw:transform="matrix(1.25438760000 0.00000000000 0.00000000000 1.25438760000 85.71931933587pt 44.73547578592pt)" svg:viewBox="0 0 4 4" svg:d="M1.91046 0C2.24609 0 2.58788 0.119538 2.86257 0.271891C2.95109 0.329707 3.81468 1.76424 3.81468 1.88636C3.81468 2.94228 2.96327 3.81515 1.90734 3.81515C0.851482 3.81515 0 2.96369 0 1.89855C0 1.76729 0.894216 0.296111 0.982654 0.23517C1.26648 0.0945368 1.57171 0.00312518 1.90429 0.00312518L1.90429 0.00312518ZM1.91046 0.0398461C2.2339 0.0398461 2.57874 0.150009 2.84429 0.302362C2.94499 0.360177 3.78726 1.76424 3.78726 1.88636C3.78726 2.92095 2.94499 3.77546 1.91046 3.77546C0.875857 3.77546 0.0427343 2.94533 0.0335937 1.89855C0.0335937 1.76729 0.906404 0.326582 1.00711 0.265641C1.27875 0.125007 1.57476 0.0429713 1.91046 0.0429713L1.91046 0.0429713Z" koffice:nodeTypes="cccccccccccccccccc"/>
          <draw:path draw:style-name="gr148" draw:id="shape937" draw:name="path1884" draw:layer="g5465" svg:width="3.55669424640pt" svg:height="3.53936494240pt" draw:transform="matrix(1.25438760000 0.00000000000 0.00000000000 1.25438760000 85.79779382413pt 44.82579169312pt)" svg:viewBox="0 0 4 4" svg:d="M1.78574 0C2.09805 0 2.41043 0.106106 2.66677 0.252849C2.77283 0.308536 3.55669 1.62275 3.55669 1.74918C3.55669 2.72505 2.75518 3.53936 1.78272 3.53936C0.804458 3.53936 0.00882611 2.74861 0 1.76092C0 1.62569 0.82211 0.276178 0.919348 0.217481C1.18458 0.0827781 1.46747 0.00301011 1.77978 0.00301011L1.77978 0.00301011Z" koffice:nodeTypes="ccccccccc"/>
          <draw:path draw:style-name="gr149" draw:id="shape938" draw:name="path1886" draw:layer="g5465" svg:width="3.42250000000pt" svg:height="3.38206812160pt" draw:transform="matrix(1.25438760000 0.00000000000 0.00000000000 1.25438760000 85.85258547450pt 44.87697070720pt)" svg:viewBox="0 0 3 3" svg:d="M1.71132 0C2.00903 0 2.31546 0.103722 2.55825 0.23834C2.6623 0.292775 3.4225 1.54877 3.4225 1.67235C3.4225 2.60908 2.65364 3.38207 1.71132 3.38207C0.768934 3.38207 0.011618 2.6263 0 1.68096C0 1.54877 0.768934 0.267029 0.884596 0.200823C1.13316 0.0772397 1.402 0 1.71132 0L1.71132 0" koffice:nodeTypes="cccccccc"/>
          <draw:path draw:style-name="gr150" draw:id="shape939" draw:name="path1888" draw:layer="g5465" svg:width="3.30788793760pt" svg:height="3.26814084000pt" draw:transform="matrix(1.25438760000 0.00000000000 0.00000000000 1.25438760000 85.88790902931pt 44.91610760032pt)" svg:viewBox="0 0 3 3" svg:d="M1.65682 0C1.94949 0 2.24217 0.10196 2.4781 0.234291C2.58038 0.299372 3.30789 1.48297 3.30789 1.61574C3.30789 2.51682 2.56329 3.26814 1.65391 3.26814C0.747438 3.26814 0.0085118 2.53656 0 1.6242C0 1.48579 0.747438 0.262493 0.849725 0.197412C1.09409 0.0759276 1.3584 0 1.65107 0L1.65107 0Z" koffice:nodeTypes="ccccccccc"/>
          <draw:path draw:style-name="gr151" draw:id="shape940" draw:name="path1890" draw:layer="g5465" svg:width="3.16171073440pt" svg:height="3.15630756000pt" draw:transform="matrix(1.25438760000 0.00000000000 0.00000000000 1.25438760000 85.93888734138pt 44.95524449344pt)" svg:viewBox="0 0 3 3" svg:d="M1.58366 0C1.86148 0 2.14761 0.1002 2.3671 0.230247C2.4755 0.294205 3.16171 1.42967 3.16171 1.56014C3.16171 2.43735 2.45046 3.15631 1.58082 3.15631C0.702926 3.15631 0 2.44567 0 1.56845C0 1.43244 0.700153 0.257962 0.811249 0.194715C1.05023 0.0753278 1.29191 0.00284256 1.57805 0.00284256L1.57805 0.00284256Z" koffice:nodeTypes="ccccccccc"/>
          <draw:path draw:style-name="gr152" draw:id="shape941" draw:name="path1892" draw:layer="g5465" svg:width="4.06878631253pt" svg:height="4.01030282453pt" draw:transform="matrix(1.25438760000 0.00000000000 0.00000000000 1.25438760000 85.97802423450pt 45.01043754784pt)" svg:viewBox="0 0 4 4" svg:d="M2.03812 0C2.3875 0 2.76231 0.119318 3.05345 0.27471C3.19535 0.35703 4.06879 1.79912 4.06879 1.97976C4.06879 3.09618 3.15174 4.0103 2.03439 4.0103C0.920769 4.0103 0 3.1106 0 1.99058C0 1.81355 0.895334 0.332057 1.05185 0.238637C1.343 0.0971197 1.66685 1.31443e-14 2.03076 1.31443e-14L2.03076 1.31443e-14Z" koffice:nodeTypes="ccccccccc"/>
          <draw:path draw:style-name="gr153" draw:id="shape942" draw:name="path1894" draw:layer="g5465" svg:width="3.89606448000pt" svg:height="3.86712698880pt" draw:transform="matrix(1.25438760000 0.00000000000 0.00000000000 1.25438760000 86.02117516794pt 45.04957444096pt)" svg:viewBox="0 0 4 4" svg:d="M1.95519 0C2.29707 0 2.65317 0.117169 2.9274 0.269762C3.08048 0.361499 3.89606 1.72057 3.89606 1.9193C3.89606 2.98018 3.01994 3.86713 1.95519 3.86713C0.87968 3.86713 0.0142222 2.99435 0 1.9193C0 1.73129 0.851144 0.315176 1.00786 0.234338C1.28921 0.0953702 1.60966 1.29076e-14 1.95154 1.29076e-14L1.95154 1.29076e-14Z" koffice:nodeTypes="ccccccccc"/>
          <draw:path draw:style-name="gr154" draw:id="shape943" draw:name="path1896" draw:layer="g5465" svg:width="3.72691031253pt" svg:height="3.67749837013pt" draw:transform="matrix(1.25438760000 0.00000000000 0.00000000000 1.25438760000 86.07606716931pt 45.10075345504pt)" svg:viewBox="0 0 4 4" svg:d="M1.8635 0C2.18735 0 2.52173 0.11426 2.78994 0.252436C2.95018 0.341895 3.72691 1.63268 3.72691 1.82648C3.72691 2.83676 2.88402 3.6775 1.8635 3.6775C0.832462 3.6775 0 2.85057 0 1.82648C0 1.63268 0.797598 0.307351 0.961309 0.217892C1.23996 0.0823737 1.52912 0 1.8635 0L1.8635 0" koffice:nodeTypes="cccccccc"/>
          <draw:path draw:style-name="gr155" draw:id="shape944" draw:name="path1898" draw:layer="g5465" svg:width="3.56831232853pt" svg:height="3.54740327253pt" draw:transform="matrix(1.25438760000 0.00000000000 0.00000000000 1.25438760000 86.11530441344pt 45.13989034816pt)" svg:viewBox="0 0 4 4" svg:d="M1.7893 0C2.10619 0 2.42317 0.0983022 2.672 0.24793C2.82879 0.335793 3.56831 1.56962 3.56831 1.76335C3.56831 2.73524 2.77426 3.5474 1.7893 3.5474C0.804262 3.5474 0.0102081 2.75559 0 1.76335C0 1.57301 0.756624 0.305346 0.916813 0.217483C1.18598 0.0843833 1.47233 0.00347972 1.7893 0.00347972L1.7893 0.00347972Z" koffice:nodeTypes="ccccccccc"/>
          <draw:path draw:style-name="gr156" draw:id="shape945" draw:name="path1900" draw:layer="g5465" svg:width="3.41333333333pt" svg:height="3.36605287253pt" draw:transform="matrix(1.25438760000 0.00000000000 0.00000000000 1.25438760000 86.16628272550pt 45.18705532192pt)" svg:viewBox="0 0 3 3" svg:d="M1.70667 0.00254221C2.00661 0.00254221 2.31663 0.0991461 2.56 0.231341C2.71326 0.317776 3.41333 1.47592 3.41333 1.67125C3.41333 2.59475 2.64994 3.36605 1.70667 3.36605C0.766635 3.36605 0 2.60805 0 1.67125C0 1.47592 0.719957 0.28388 0.873301 0.194903C1.12666 0.0754188 1.39332 0 1.70325 0L1.70325 0ZM1.70667 0.0364383C2.00661 0.0364383 2.29325 0.132195 2.53662 0.26439C2.69995 0.363536 3.36666 1.47592 3.36666 1.67125C3.36666 2.57161 2.62665 3.33292 1.70325 3.33292C0.783275 3.33292 0.029952 2.59805 0.029952 1.67125C0.029952 1.47592 0.726613 0.327097 0.893269 0.231341C1.13664 0.102536 1.40331 0.0364383 1.69993 0.0364383L1.69993 0.0364383Z" koffice:nodeTypes="cccccccccccccccccc"/>
          <draw:path draw:style-name="gr157" draw:id="shape946" draw:name="path1902" draw:layer="g5465" svg:width="3.11353431253pt" svg:height="3.10652928000pt" draw:transform="matrix(1.25438760000 0.00000000000 0.00000000000 1.25438760000 86.25248424138pt 45.26934314848pt)" svg:viewBox="0 0 3 3" svg:d="M1.55999 0C1.83374 0 2.11068 0.091991 2.34312 0.218988C2.48957 0.310979 3.11353 1.3416 3.11353 1.54195C3.11353 2.39738 2.4163 3.10653 1.55673 3.10653C0.700409 3.10653 0 2.41008 0 1.54195C0 1.3416 0.633497 0.282486 0.802283 0.190495C1.02193 0.0757094 1.27661 0.00244224 1.55355 0.00244224L1.55355 0.00244224Z" koffice:nodeTypes="ccccccccc"/>
          <draw:path draw:style-name="gr158" draw:id="shape947" draw:name="path1904" draw:layer="g5465" svg:width="2.96872195413pt" svg:height="2.96204084053pt" draw:transform="matrix(1.25438760000 0.00000000000 0.00000000000 1.25438760000 86.29172148550pt 45.30848004160pt)" svg:viewBox="0 0 3 3" svg:d="M1.49216 0C1.75016 0 2.01748 0.0898263 2.23506 0.213834C2.38746 0.30366 2.96872 1.26663 2.96872 1.47466C2.96872 2.28818 2.3097 2.96204 1.48898 2.96204C0.665225 2.96204 0 2.30377 0 1.47466C0 1.26973 0.599968 0.275838 0.764702 0.182832C0.979175 0.0707481 1.21856 0 1.48587 0L1.48587 0Z" koffice:nodeTypes="ccccccccc"/>
          <draw:path draw:style-name="gr159" draw:id="shape948" draw:name="path1906" draw:layer="g5465" svg:width="2.83979781333pt" svg:height="2.82207923413pt" draw:transform="matrix(1.25438760000 0.00000000000 0.00000000000 1.25438760000 86.33477206794pt 45.35865554560pt)" svg:viewBox="0 0 3 3" svg:d="M1.42601 0C1.67835 0 1.93069 0.0791433 2.13135 0.200186C2.29246 0.28864 2.8398 1.19755 2.8398 1.4006C2.8398 2.17652 2.20436 2.82208 1.4229 2.82208C0.635442 2.82208 0.00910666 2.18862 0 1.4006C0 1.20057 0.565547 0.273122 0.735771 0.169925C0.945613 0.0612973 1.17056 0 1.4229 0L1.4229 0Z" koffice:nodeTypes="ccccccccc"/>
          <draw:path draw:style-name="gr160" draw:id="shape949" draw:name="path1908" draw:layer="g5465" svg:width="2.70157524480pt" svg:height="2.67854582613pt" draw:transform="matrix(1.25438760000 0.00000000000 0.00000000000 1.25438760000 86.38575038000pt 45.39779243872pt)" svg:viewBox="0 0 3 3" svg:d="M1.35231 0C1.58947 0 1.83567 0.0861755 2.03138 0.195029C2.18853 0.292543 2.70158 1.12837 2.70158 1.33504C2.70158 2.07033 2.09067 2.67855 1.34927 2.67855C0.610902 2.67855 0 2.07917 0 1.33504C0 1.13132 0.521928 0.266086 0.690995 0.165548C0.89559 0.0680333 1.10315 0 1.34927 0L1.34927 0Z" koffice:nodeTypes="ccccccccc"/>
          <draw:path draw:style-name="gr161" draw:id="shape950" draw:name="path1910" draw:layer="g5465" svg:width="2.56103232853pt" svg:height="2.56044103680pt" draw:transform="matrix(1.25438760000 0.00000000000 0.00000000000 1.25438760000 86.42498762413pt 45.43793284192pt)" svg:viewBox="0 0 3 3" svg:d="M1.28776 0C1.51867 0 1.74678 0.0835151 1.92868 0.189942C2.09041 0.285282 2.56103 1.07365 2.56103 1.27571C2.56103 1.97436 1.98649 2.56044 1.2848 2.56044C0.574547 2.56044 0.00864814 1.98589 0 1.27571C0 1.07653 0.499449 0.259414 0.661176 0.161118C0.843083 0.0657774 1.05382 0 1.2848 0L1.2848 0ZM1.28776 0.0399099C1.50714 0.0399099 1.72948 0.106426 1.91139 0.221722C2.08465 0.317062 2.53501 1.06493 2.53501 1.27859C2.53501 1.95995 1.96912 2.52578 1.28776 2.52578C0.597683 2.52578 0.040358 1.98012 0.040358 1.27859C0.040358 1.06781 0.511053 0.300063 0.681355 0.192898C0.851731 0.0975575 1.05382 0.0399099 1.2848 0.0399099L1.2848 0.0399099Z" koffice:nodeTypes="cccccccccccccccccc"/>
          <draw:path draw:style-name="gr162" draw:id="shape951" draw:name="path1912" draw:layer="g5465" svg:width="2.30240832853pt" svg:height="2.30282885333pt" draw:transform="matrix(1.25438760000 0.00000000000 0.00000000000 1.25438760000 86.51510282931pt 45.52724523904pt)" svg:viewBox="0 0 2 2" svg:d="M1.15807 0.00280363C1.35788 0.00280363 1.56596 0.0742961 1.73024 0.164713C1.89171 0.26284 2.30241 0.947556 2.30241 1.14745C2.30241 1.78262 1.79318 2.30283 1.15527 2.30283C0.520165 2.30283 0 1.78535 0 1.14745C0 0.947556 0.427094 0.246719 0.591371 0.145088C0.763778 0.0546707 0.944526 0 1.15527 0L1.15527 0Z" koffice:nodeTypes="ccccccccc"/>
          <draw:path draw:style-name="gr163" draw:id="shape952" draw:name="path1914" draw:layer="g5465" svg:width="2.17812097920pt" svg:height="2.17294341333pt" draw:transform="matrix(1.25438760000 0.00000000000 0.00000000000 1.25438760000 86.56999483069pt 45.58243829344pt)" svg:viewBox="0 0 2 2" svg:d="M1.08909 0C1.28344 0 1.47785 0.0612768 1.63756 0.149107C1.79468 0.244426 2.17812 0.872377 2.17812 1.07718C2.17812 1.67824 1.68282 2.17294 1.08909 2.17294C0.487253 2.17294 0 1.67824 0 1.07718C0 0.875033 0.388753 0.228767 0.55651 0.130043C0.713634 0.0503831 0.892026 0 1.08637 0L1.08637 0Z" koffice:nodeTypes="ccccccccc"/>
          <draw:path draw:style-name="gr164" draw:id="shape953" draw:name="path1916" draw:layer="g5465" svg:width="3.08612168000pt" svg:height="3.07857372480pt" draw:transform="matrix(1.25438760000 0.00000000000 0.00000000000 1.25438760000 86.60521803450pt 45.62157518656pt)" svg:viewBox="0 0 3 3" svg:d="M1.55285 0C1.82067 0 2.10786 0.089329 2.3253 0.217367C2.56986 0.357316 3.08612 1.22142 3.08612 1.53159C3.08612 2.38072 2.40291 3.07857 1.54887 3.07857C0.698812 3.07857 0 2.3962 0 1.53159C0 1.2253 0.539612 0.333495 0.788052 0.190568C1.01711 0.0774184 1.26555 0 1.54887 0L1.54887 0Z" koffice:nodeTypes="ccccccccc"/>
          <draw:path draw:style-name="gr165" draw:id="shape954" draw:name="path1918" draw:layer="g5465" svg:width="2.93284824320pt" svg:height="2.90231505920pt" draw:transform="matrix(1.25438760000 0.00000000000 0.00000000000 1.25438760000 86.64445527862pt 45.67275420064pt)" svg:viewBox="0 0 3 3" svg:d="M1.47592 1.36952e-14C1.737 1.36952e-14 2.00186 0.0713147 2.21761 0.199488C2.45224 0.349827 2.93285 1.13679 2.93285 1.43795C2.93285 2.236 2.27815 2.90232 1.47204 2.90232C0.669806 2.90232 0.0151128 2.25104 0 1.43795C0 1.14055 0.503275 0.323807 0.75312 0.173468C0.96499 0.063605 1.2034 0 1.46826 0L1.46826 0Z" koffice:nodeTypes="ccccccccc"/>
          <draw:path draw:style-name="gr166" draw:id="shape955" draw:name="path1920" draw:layer="g5465" svg:width="2.72471168000pt" svg:height="2.73181287680pt" draw:transform="matrix(1.25438760000 0.00000000000 0.00000000000 1.25438760000 86.70326096931pt 45.71189109376pt)" svg:viewBox="0 0 3 3" svg:d="M1.36787 1.32868e-14C1.60859 1.32868e-14 1.85295 0.0841478 2.05717 0.19354C2.29789 0.335656 2.72471 1.06643 2.72471 1.35861C2.72471 2.12193 2.11917 2.73181 1.36787 2.73181C0.60545 2.73181 0 2.12557 0 1.35861C0 1.05549 0.44503 0.314152 0.689395 0.168296C0.893608 0.0729281 1.11248 0 1.36787 0L1.36787 0" koffice:nodeTypes="cccccccc"/>
          <draw:path draw:style-name="gr167" draw:id="shape956" draw:name="path1922" draw:layer="g5465" svg:width="2.59482424320pt" svg:height="2.58790350080pt" draw:transform="matrix(1.25438760000 0.00000000000 0.00000000000 1.25438760000 86.73467083482pt 45.75102798688pt)" svg:viewBox="0 0 3 3" svg:d="M1.30634 1.29321e-14C1.54126 1.29321e-14 1.76551 0.0819014 1.95769 0.188373C2.19261 0.326696 2.59482 0.991826 2.59482 1.28685C2.59482 1.99421 2.01464 2.5879 1.3027 2.5879C0.580181 2.5879 0 2.0085 0 1.28685C0 0.991826 0.412879 0.305765 0.66201 0.163803C0.850726 0.0709812 1.06423 0 1.29914 0L1.29914 0Z" koffice:nodeTypes="ccccccccc"/>
          <draw:path draw:style-name="gr168" draw:id="shape957" draw:name="path1924" draw:layer="g5465" svg:width="2.42000000000pt" svg:height="2.39910131520pt" draw:transform="matrix(1.25438760000 0.00000000000 0.00000000000 1.25438760000 86.79347652550pt 45.80220700096pt)" svg:viewBox="0 0 2 2" svg:d="M1.21 0.00350477C1.42648 0.00350477 1.64305 0.068343 1.81491 0.170857C2.05216 0.304039 2.42 0.910276 2.42 1.19434C2.42 1.86515 1.87343 2.3991 1.21 2.3991C0.536184 2.3991 0 1.86515 0 1.19434C0 0.900024 0.36432 0.283886 0.615296 0.1472C0.797456 0.0578287 0.993432 0 1.21 0L1.21 0Z" koffice:nodeTypes="ccccccccc"/>
          <draw:path draw:style-name="gr169" draw:id="shape958" draw:name="path1926" draw:layer="g5465" svg:width="2.26453249280pt" svg:height="2.26419200000pt" draw:transform="matrix(1.25438760000 0.00000000000 0.00000000000 1.25438760000 86.83261341862pt 45.84134389408pt)" svg:viewBox="0 0 2 2" svg:d="M1.13729 0.0034048C1.33342 0.0034048 1.53296 0.0663936 1.71249 0.165984C1.94199 0.308986 2.26453 0.841156 2.26453 1.12707C2.26453 1.75551 1.75573 2.26419 1.13729 2.26419C0.5088 2.26419 0 1.75551 0 1.12707C0 0.831112 0.329184 0.289408 0.585244 0.143002C0.738216 0.0561792 0.927793 0 1.13729 0L1.13729 0Z" koffice:nodeTypes="ccccccccc"/>
          <draw:path draw:style-name="gr170" draw:id="shape959" draw:name="path1928" draw:layer="g5465" svg:width="2.11406146880pt" svg:height="2.10699392000pt" draw:transform="matrix(1.25438760000 0.00000000000 0.00000000000 1.25438760000 86.88359173069pt 45.89653694848pt)" svg:viewBox="0 0 2 2" svg:d="M1.05707 0C1.24657 0 1.42974 0.0509094 1.59038 0.14698C1.81204 0.284929 2.11406 0.753378 2.11406 1.04208C2.11406 1.62902 1.64499 2.10699 1.05707 2.10699C0.469069 2.10699 0 1.62902 0 1.04208C0 0.75658 0.298813 0.266043 0.533306 0.12481C0.681109 0.041056 0.864279 1.16688e-14 1.05707 1.16688e-14L1.05707 1.16688e-14M1.05707 0.0320237C1.23695 0.0320237 1.42012 0.0927866 1.56784 0.179004C1.80242 0.316952 2.06907 0.753378 2.06907 1.04208C2.06907 1.6066 1.60962 2.06528 1.05378 2.06528C0.488316 2.06528 0.0289519 1.6066 0.0289519 1.04208C0.0289519 0.74377 0.305228 0.298067 0.552635 0.169972C0.700438 0.0763642 0.861071 0.0320237 1.05378 0.0320237L1.05378 0.0320237Z" koffice:nodeTypes="ccccccccccccccccc"/>
          <draw:path draw:style-name="gr171" draw:id="shape960" draw:name="path1930" draw:layer="g5465" svg:width="1.84688824320pt" svg:height="1.84028275520pt" draw:transform="matrix(1.25438760000 0.00000000000 0.00000000000 1.25438760000 86.95805217862pt 45.97481073472pt)" svg:viewBox="0 0 2 2" svg:d="M0.930978 0C1.09911 0 1.26124 0.0475783 1.39939 0.137363C1.61864 0.266515 1.84689 0.635247 1.84689 0.914041C1.84689 1.43264 1.42945 1.84028 0.927903 1.84028C0.408446 1.84028 0.00899459 1.43264 0 0.914041C0 0.635247 0.237242 0.248558 0.468487 0.116644C0.606635 0.0475783 0.756775 0 0.927903 0L0.927903 0Z" koffice:nodeTypes="ccccccccc"/>
          <draw:path draw:style-name="gr172" draw:id="shape961" draw:name="path1932" draw:layer="g5465" svg:width="1.69397780480pt" svg:height="1.68882793280pt" draw:transform="matrix(1.25438760000 0.00000000000 0.00000000000 1.25438760000 87.00903049069pt 46.02498623872pt)" svg:viewBox="0 0 2 2" svg:d="M0.854204 0C1.00661 0 1.15901 0.0374919 1.28271 0.123503C1.5013 0.255901 1.69398 0.571789 1.69398 0.838864C1.69398 1.31553 1.32298 1.68883 0.851259 1.68883C0.382485 1.68883 0 1.31839 0 0.838864C0 0.563188 0.198421 0.238699 0.428501 0.103654C0.552192 0.0374919 0.684497 0 0.848388 0L0.848388 0Z" koffice:nodeTypes="ccccccccc"/>
          <draw:path draw:style-name="gr173" draw:id="shape962" draw:name="path1934" draw:layer="g5465" svg:width="1.57524150080pt" svg:height="1.56914155520pt" draw:transform="matrix(1.25438760000 0.00000000000 0.00000000000 1.25438760000 87.05218142413pt 46.06512664192pt)" svg:viewBox="0 0 2 2" svg:d="M0.793194 1.00699e-14C0.929085 1.00699e-14 1.07882 0.0439337 1.18972 0.107708C1.40882 0.234974 1.57524 0.511757 1.57524 0.777485C1.57524 1.2176 1.22579 1.56914 0.793194 1.56914C0.36053 1.56914 0 1.22036 0 0.788539C0 0.51452 0.174727 0.226613 0.404904 0.0992051C0.513034 0.0354304 0.643388 0 0.790354 0L0.790354 0Z" koffice:nodeTypes="ccccccccc"/>
          <draw:path draw:style-name="gr174" draw:id="shape963" draw:name="path1936" draw:layer="g5465" svg:width="1.42913180480pt" svg:height="1.42926705920pt" draw:transform="matrix(1.25438760000 0.00000000000 0.00000000000 1.25438760000 87.10697307450pt 46.12333022656pt)" svg:viewBox="0 0 1 1" svg:d="M0.71859 1.42927C1.11217 1.42927 1.42913 1.11493 1.42913 0.718624C1.42913 0.314474 1.11481 0 0.71859 0C0.314391 0 0 0.314474 0 0.718624C0 1.11229 0.314391 1.42927 0.71859 1.42927L0.71859 1.42927" koffice:nodeTypes="cccccc"/>
          <draw:path draw:style-name="gr8" draw:id="shape964" draw:name="path1938" draw:layer="g5465" svg:width="1.45044512000pt" svg:height="1.44513600320pt" draw:transform="matrix(1.25438760000 0.00000000000 0.00000000000 1.25438760000 87.10697307450pt 46.12333022656pt)" svg:viewBox="0 0 1 1" svg:d="M0.723928 1.44514C1.12043 1.44514 1.45045 1.11845 1.45045 0.722602C1.45045 0.326823 1.12309 0 0.723928 0C0.327355 0 0 0.324171 0 0.722602C0 1.11845 0.324698 1.44514 0.723928 1.44514" koffice:nodeTypes="ccccc"/>
          <draw:path draw:style-name="gr54" draw:id="shape965" draw:name="path1940" draw:layer="g5465" svg:width="1.45044512000pt" svg:height="1.44513600320pt" draw:transform="matrix(1.25438760000 0.00000000000 0.00000000000 1.25438760000 87.10697307450pt 46.12333022656pt)" svg:viewBox="0 0 1 1" svg:d="M0.723928 1.44514C1.12043 1.44514 1.45045 1.11845 1.45045 0.722602C1.45045 0.326823 1.12309 0 0.723928 0C0.327355 0 0 0.324171 0 0.722602C0 1.11845 0.324698 1.44514 0.723928 1.44514L0.723928 1.44514" koffice:nodeTypes="cccccc"/>
          <draw:path draw:style-name="gr5" draw:id="shape966" draw:name="path1942" draw:layer="g5465" svg:width="0.35944000000pt" svg:height="0.24376000000pt" draw:transform="matrix(1.25438760000 0.00000000000 0.00000000000 1.25438760000 86.10346299450pt 47.87565952826pt)" svg:viewBox="0 0 0 0" svg:d="M0.34064 0.00312L0.35944 0.05312L0.12192 0.14376L0.15008 0.2344L0.12192 0.24376C0.1032 0.19376 0.08128 0.17192 0.0188 0.1844L0 0.14376L0.34064 0" koffice:nodeTypes="cccccccc"/>
          <draw:path draw:style-name="gr5" draw:id="shape967" draw:name="path1944" draw:layer="g5465" svg:width="0.39365992321pt" svg:height="0.26841898985pt" draw:transform="matrix(1.25438760000 0.00000000000 0.00000000000 1.25438760000 85.97411054518pt 47.48015297423pt)" svg:viewBox="0 0 0 0" svg:d="M0.1844 0.212179C0.16568 0.202819 0.14376 0.184099 0.14376 0.152819C0.1344 0.0934585 0.1532 0.0184185 0.22504 0.00905852C0.26568 -0.00966148 0.35944 -0.00966148 0.39064 0.112179C0.4 0.152819 0.39064 0.215299 0.3188 0.246579L0.3 0.196579C0.35 0.187219 0.35944 0.155939 0.35 0.115299C0.33128 0.0652985 0.29064 0.0434585 0.24688 0.0559385C0.19688 0.0652985 0.17504 0.115299 0.18752 0.159059C0.18752 0.177779 0.20632 0.199699 0.23752 0.209059L0.24688 0.249699L0.04064 0.268419L0 0.0840985L0.04064 0.0746585L0.08128 0.227779L0.1844 0.218419" koffice:nodeTypes="cccccccccccccccc"/>
          <draw:path draw:style-name="gr5" draw:id="shape968" draw:name="path1946" draw:layer="g5465" svg:width="0.39055242606pt" svg:height="0.30487190600pt" draw:transform="matrix(1.25438760000 0.00000000000 0.00000000000 1.25438760000 85.91794683204pt 46.82508482550pt)" svg:viewBox="0 0 0 0" svg:d="M0.126054 0.05944C0.0760538 0.05944 0.0447738 0.1 0.0447738 0.14064C0.0447738 0.1688 0.0447738 0.23128 0.104214 0.23128C0.132294 0.23128 0.144774 0.21256 0.154214 0.19064L0.182294 0.08752C0.191654 0.03752 0.232294 0.00632 0.285414 0.01568C0.376054 0.01568 0.397974 0.09688 0.388534 0.1688C0.388534 0.22816 0.360454 0.25944 0.347894 0.27192C0.319814 0.3 0.285414 0.31256 0.244774 0.3L0.254214 0.25944C0.313574 0.25944 0.335414 0.20944 0.344774 0.15632C0.354214 0.12816 0.344774 0.06568 0.294774 0.0532C0.254214 0.0532 0.244774 0.06256 0.222934 0.12504L0.194774 0.20632C0.185414 0.22504 0.176054 0.27816 0.104214 0.27816C0.0447738 0.2688 -0.00834619 0.22816 0.00109381 0.1344C0.0104538 0.01256 0.0822938 0 0.122934 0L0.122934 0.05" koffice:nodeTypes="cccccccccccccccccc"/>
          <draw:path draw:style-name="gr5" draw:id="shape969" draw:name="path1948" draw:layer="g5465" svg:width="0.44376000000pt" svg:height="0.38128000000pt" draw:transform="matrix(1.25438760000 0.00000000000 0.00000000000 1.25438760000 85.98595196413pt 46.31550240688pt)" svg:viewBox="0 0 0 0" svg:d="M0.44376 0.11256L0.36248 0.38128L0 0.25944L0.0812 0L0.1312 0.0188L0.05936 0.22504L0.16248 0.25312L0.23432 0.05624L0.27496 0.07504L0.20312 0.27192L0.32496 0.31256L0.39688 0.09688L0.43744 0.10624" koffice:nodeTypes="ccccccccccccc"/>
          <draw:path draw:style-name="gr5" draw:id="shape970" draw:name="path1950" draw:layer="g5465" svg:width="0.35000000000pt" svg:height="0.39468100980pt" draw:transform="matrix(1.25438760000 0.00000000000 0.00000000000 1.25438760000 86.17019641482pt 45.90672192097pt)" svg:viewBox="0 0 0 0" svg:d="M0.35 0.354041L0.32184 0.394681L0 0.200681L0.09056 0.0574805C0.11872 -0.00251948 0.19368 -0.0145195 0.23432 0.0166805C0.28432 0.0350805 0.3156 0.0974805 0.27496 0.169481L0.2156 0.272681L0.35 0.354041" koffice:nodeTypes="cccccccc"/>
          <draw:path draw:style-name="gr5" draw:id="shape971" draw:name="path1952" draw:layer="g5465" svg:width="0.39056000000pt" svg:height="0.38720000000pt" draw:transform="matrix(1.25438760000 0.00000000000 0.00000000000 1.25438760000 86.42498762413pt 45.48108377536pt)" svg:viewBox="0 0 0 0" svg:d="M0 0.2152L0.2156 0L0.24368 0.028L0.15312 0.1184L0.39056 0.3464L0.36248 0.3872L0.12496 0.1496L0.03432 0.24L0.00624 0.212" koffice:nodeTypes="ccccccccc"/>
          <draw:path draw:style-name="gr5" draw:id="shape972" draw:name="path1954" draw:layer="g5465" svg:width="0.25624000000pt" svg:height="0.32800000000pt" draw:transform="matrix(1.25438760000 0.00000000000 0.00000000000 1.25438760000 86.80913128275pt 45.37471170688pt)" svg:viewBox="0 0 0 0" svg:d="M0.25624 0.3L0.2156 0.328L0 0.0184L0.02808 0L0.25624 0.3" koffice:nodeTypes="ccccc"/>
          <draw:path draw:style-name="gr5" draw:id="shape973" draw:name="path1956" draw:layer="g5465" svg:width="0.42184000000pt" svg:height="0.46560000000pt" draw:transform="matrix(1.25438760000 0.00000000000 0.00000000000 1.25438760000 86.99337573344pt 45.10075345504pt)" svg:viewBox="0 0 0 0" svg:d="M0.42184 0.3312L0.17496 0.4656L0 0.1216L0.25 0L0.26872 0.04L0.07184 0.1432L0.12184 0.2464L0.30624 0.156L0.32496 0.1968L0.14064 0.2872L0.2 0.4L0.39688 0.2968L0.4156 0.3248" koffice:nodeTypes="ccccccccccccc"/>
          <draw:path draw:style-name="gr5" draw:id="shape974" draw:name="path1958" draw:layer="g5465" svg:width="0.43128000000pt" svg:height="0.44080000000pt" draw:transform="matrix(1.25438760000 0.00000000000 0.00000000000 1.25438760000 87.48328935450pt 44.93918833216pt)" svg:viewBox="0 0 0 0" svg:d="M0.37504 0.3784L0.3344 0.1632C0.3344 0.1536 0.32504 0.1128 0.31568 0.072L0.28752 0.4032L0.23752 0.4224L0.06256 0.1312C0.07192 0.16 0.08128 0.2128 0.08128 0.2128L0.13128 0.4408L0.08128 0.4408L0 0.0784L0.07192 0.0688L0.24688 0.36L0.28752 0.0192L0.35944 0L0.43128 0.372L0.38128 0.3816" koffice:nodeTypes="cccccccccccccccc"/>
          <draw:path draw:style-name="gr5" draw:id="shape975" draw:name="path1960" draw:layer="g5465" svg:width="0.28939775161pt" svg:height="0.38193419461pt" draw:transform="matrix(1.25438760000 0.00000000000 0.00000000000 1.25438760000 88.09482839725pt 44.92814972128pt)" svg:viewBox="0 0 0 0" svg:d="M0.02192 0.0032L0.17504 0.0032C0.24688 0.012 0.28752 0.0528 0.27816 0.1064C0.27816 0.1344 0.2688 0.1656 0.22816 0.1872C0.24688 0.1968 0.3 0.2152 0.28752 0.2776C0.28752 0.3376 0.24688 0.3904 0.16568 0.3808L0 0.372L0.0188 0" koffice:nodeTypes="cccccccc"/>
          <draw:path draw:style-name="gr5" draw:id="shape976" draw:name="path1962" draw:layer="g5465" svg:width="0.36128130691pt" svg:height="0.44320000000pt" draw:transform="matrix(1.25438760000 0.00000000000 0.00000000000 1.25438760000 88.52995036794pt 44.97531469504pt)" svg:viewBox="0 0 0 0" svg:d="M0.04064 0.3808L0 0.3712L0.09064 0L0.2656 0.0592C0.32504 0.0688 0.37816 0.1088 0.35624 0.1808C0.33752 0.24 0.30624 0.24 0.2844 0.2528C0.29376 0.2624 0.31248 0.2808 0.29376 0.3344L0.2844 0.3936C0.2844 0.4216 0.2844 0.4216 0.29376 0.4344L0.29376 0.4432L0.2344 0.4248C0.22504 0.4056 0.24376 0.3528 0.25312 0.3344C0.25312 0.3152 0.26248 0.2744 0.20312 0.2528L0.08128 0.2248L0.04064 0.3808" koffice:nodeTypes="ccccccccccccccc"/>
          <draw:path draw:style-name="gr5" draw:id="shape977" draw:name="path1964" draw:layer="g5465" svg:width="0.43440000000pt" svg:height="0.46560000000pt" draw:transform="matrix(1.25438760000 0.00000000000 0.00000000000 1.25438760000 88.94941758138pt 45.16698512032pt)" svg:viewBox="0 0 0 0" svg:d="M0.24688 0.4656L0 0.3216L0.1844 0L0.4344 0.1344L0.40624 0.1752L0.22184 0.0624L0.16248 0.1656L0.33752 0.2688L0.31872 0.3096L0.1344 0.2064L0.0844 0.3096L0.26872 0.4216L0.25936 0.4624" koffice:nodeTypes="ccccccccccccc"/>
          <draw:path draw:style-name="gr5" draw:id="shape978" draw:name="path1966" draw:layer="g5465" svg:width="0.42183135180pt" svg:height="0.41338779123pt" draw:transform="matrix(1.25438760000 0.00000000000 0.00000000000 1.25438760000 89.43160417482pt 45.59448041440pt)" svg:viewBox="0 0 0 0" svg:d="M0.28744 0L0.37808 0.112C0.45 0.1936 0.42808 0.2872 0.35 0.3496C0.27808 0.4088 0.17496 0.4528 0.09056 0.3592L0 0.2376L0.29056 0" koffice:nodeTypes="cccccc"/>
          <draw:path draw:style-name="gr5" draw:id="shape979" draw:name="path1968" draw:layer="g5465" svg:width="0.45312000000pt" svg:height="0.42184000000pt" draw:transform="matrix(1.25438760000 0.00000000000 0.00000000000 1.25438760000 89.71379120931pt 46.04505644032pt)" svg:viewBox="0 0 0 0" svg:d="M0.12504 0.42184L0 0.1752L0.33128 0L0.45312 0.24688L0.41248 0.2656L0.32184 0.0688L0.20936 0.1184L0.31248 0.30312L0.27192 0.32184L0.18128 0.1376L0.06872 0.1872L0.17192 0.39376L0.13128 0.41248" koffice:nodeTypes="ccccccccccccc"/>
          <draw:path draw:style-name="gr5" draw:id="shape980" draw:name="path1970" draw:layer="g5465" svg:width="0.37184000000pt" svg:height="0.17184000000pt" draw:transform="matrix(1.25438760000 0.00000000000 0.00000000000 1.25438760000 89.94901397206pt 46.76637948582pt)" svg:viewBox="0 0 0 0" svg:d="M0 0.16872L0 0.11872L0.25936 0.09056L0.24064 0.00936L0.2812 0C0.3 0.05936 0.3 0.0812 0.36248 0.0812L0.37184 0.12184L2.27374e-14 0.17184" koffice:nodeTypes="cccccccc"/>
          <draw:path draw:style-name="gr5" draw:id="shape981" draw:name="path1972" draw:layer="g5465" svg:width="0.37496000000pt" svg:height="0.25624000000pt" draw:transform="matrix(1.25438760000 0.00000000000 0.00000000000 1.25438760000 89.95292766138pt 47.12302696826pt)" svg:viewBox="0 0 0 0" svg:d="M0.20624 0.19688C0.18752 0.24688 0.14688 0.25624 0.11248 0.25624C0.05312 0.25624 0 0.21568 0 0.12192C0 0.10312 0.00936 0.07192 0.02808 0.04064C0.06872 0 0.1 0 0.12184 0C0.16248 0.00936 0.19376 0.02816 0.21248 0.07192C0.22184 0.04376 0.24064 0.03128 0.2844 0.03128C0.32496 0.03128 0.37496 0.05 0.37496 0.14376C0.37496 0.22504 0.32496 0.25624 0.27184 0.24688C0.22184 0.24688 0.21248 0.2188 0.2 0.19688" koffice:nodeTypes="cccccccccc"/>
          <draw:path draw:style-name="gr5" draw:id="shape982" draw:name="path1974" draw:layer="g5465" svg:width="0.39248709008pt" svg:height="0.31157618481pt" draw:transform="matrix(1.25438760000 0.00000000000 0.00000000000 1.25438760000 89.87846721344pt 47.45619231482pt)" svg:viewBox="0 0 0 0" svg:d="M0.28432 0.06568C0.40624 0.09376 0.39688 0.18752 0.38744 0.2188C0.36872 0.27816 0.3156 0.32192 0.25312 0.30944C0.19376 0.29064 0.17184 0.25008 0.15 0.17504L0.14064 0.1344C0.1312 0.0844 0.11248 0.06256 0.09056 0.06256L0.04064 0.25632L0 0.24688L0.05936 0C0.14064 0.0188 0.17184 0.05944 0.18432 0.12192L0.20312 0.17192C0.21248 0.21256 0.22184 0.24376 0.27496 0.2532C0.29376 0.26256 0.33432 0.2532 0.34688 0.2032C0.3656 0.13128 0.30624 0.12192 0.28744 0.10944L0.28744 0.05944" koffice:nodeTypes="ccccccccccccccc"/>
          <draw:path draw:style-name="gr5" draw:id="shape983" draw:name="path1976" draw:layer="g5465" svg:width="0.35000000000pt" svg:height="0.19064000000pt" draw:transform="matrix(1.25438760000 0.00000000000 0.00000000000 1.25438760000 89.77259690000pt 47.94620628688pt)" svg:viewBox="0 0 0 0" svg:d="M0.00624 0.04064L0.02504 0L0.26248 0.11256L0.29064 0.03128L0.33128 0.04064C0.30312 0.1 0.30312 0.12192 0.35 0.16256L0.33128 0.19064L0 0.03752" koffice:nodeTypes="cccccccc"/>
          <draw:path draw:style-name="gr6" draw:id="shape984" draw:name="path1978" draw:layer="g5465" svg:width="4.17464048768pt" svg:height="4.85303276160pt" draw:transform="matrix(1.25438760000 0.00000000000 0.00000000000 1.25438760000 85.30777985206pt 44.30496996160pt)" svg:viewBox="0 0 4 5" svg:d="M2.25863 1.60375L2.34145 1.11117M2.17296 1.58966L2.21864 1.08738M2.08736 1.58966L2.08736 1.07681M2.01309 1.58966L1.97595 1.08738M1.92742 1.60375L1.84174 1.11117M1.8503 1.63812L1.71894 1.14554M1.7761 1.67249L1.6076 1.20458M1.70753 1.70685L1.4905 1.27331M1.63334 1.76202L1.38772 1.35262M1.57617 1.83092L1.28209 1.44162M1.50768 1.89974L1.19642 1.55881M1.46199 1.98231L1.12215 1.67601M1.41345 2.05122L1.0451 1.79991M1.37347 2.14066L0.985089 1.93755M1.34488 2.23363L0.948028 2.07528M1.31923 2.32307L0.910893 2.22332M1.30775 2.42634L0.890864 2.37127M1.30775 2.52961L0.882311 2.52961M1.30775 2.62258L0.890864 2.67765M1.31923 2.72585L0.910893 2.82569M1.34488 2.81873L0.936551 2.97708M1.37347 2.90826L0.985089 3.11137M1.41345 3.00122L0.959431 3.33167M1.45059 3.08035L0.539694 3.86857M1.50768 3.15957L0.519664 4.19902M1.55622 3.22839L0.750951 4.31613M1.62186 3.2869L1.01652 4.28167M1.69043 3.35572L1.05651 4.69477M1.76462 3.39018L1.41345 4.3608M1.84174 3.43494L1.48195 4.7739M1.91601 3.459L1.76462 4.3608M2.00168 3.46931L1.89028 4.85303M2.1644 3.46931L2.21009 3.97185M2.25008 3.459L2.49562 4.76359M2.3272 3.43494L2.5356 4.19902M2.40139 3.40049L2.8954 4.68094M2.47851 3.35572L3.00965 4.44346M2.54423 3.29721L3.30373 4.49853M2.60987 3.24214L3.27522 4.16809M2.66696 3.17332L3.65498 4.24722M2.7155 3.09066L3.25519 3.55884M2.76404 3.01153L3.13239 3.26285M2.80117 2.91857L3.18955 3.12168M2.82976 2.82913L3.22661 2.98739M2.85826 2.73616L3.2666 2.836M2.86689 2.63289L3.28378 2.68796M2.87829 2.52961L3.29518 2.52961M2.86689 2.44017L3.28378 2.39541M2.85826 2.34721L3.2666 2.23363M2.82976 2.24394L3.23809 2.08559M2.80973 2.15097L3.18955 1.94795M2.77259 2.06153L3.14101 1.81022M2.72405 1.98231L3.06389 1.68659M2.67837 1.89974L2.98962 1.55881M2.62128 1.83092L2.8954 1.45572M2.55278 1.76202L2.79832 1.36231M2.48706 1.71743L2.69554 1.27331M2.41002 1.67249L2.57844 1.20458M2.33575 1.63812L2.46711 1.15964M2.08736 0.388602L2.08736 0M1.72756 0.433543L1.66184 0.0581581M1.37347 0.571007L1.24211 0.216771M1.05366 0.801877L0.856653 0.481126M0.776682 1.09796L0.531068 0.836244M0.55965 1.46629L0.274123 1.26274M0.405483 1.86529L0.0942253 1.74122M0.31981 2.30245L0 2.27152M0.31981 2.74991L0 2.79468M0.405483 3.19394L0.0828218 3.30752M3.62639 3.60704L3.91192 3.79975M3.78063 3.19394L4.08327 3.31783M3.85483 2.76022L4.17464 2.80498M3.85483 2.31276L4.17464 2.28183M3.78063 1.87904L4.09182 1.75514M3.62639 1.46629L3.91192 1.27331M3.40936 1.11117L3.65498 0.836244M3.14386 0.812452L3.32376 0.491701M2.8212 0.585106L2.95249 0.220296M2.45856 0.433543L2.5242 0.0581581" koffice:nodeTypes="cccccccccccccccccccccccccccccccccccccccccccccccccccccccccccccccccccccccccccccccccccccccccccccccccccccccccccccccccccccccccccccccccccccccccccccccccccccccccccccc"/>
          <draw:path draw:style-name="gr5" draw:id="shape985" draw:name="path1980" draw:layer="g5465" svg:width="0.83752000000pt" svg:height="0.21130875100pt" draw:transform="matrix(1.25438760000 0.00000000000 0.00000000000 1.25438760000 87.74992198275pt 47.60325671704pt)" svg:viewBox="0 0 1 0" svg:d="M0.83752 0.06404C0.83752 0.06404 0.7156 0.00468 0.64064 0.00468C0.56872 0.00468 0.25936 -0.01404 0.12184 0.0234C0.05 0.0422 0 0.10468 0 0.10468C0 0.10468 0.0812 0.18596 0.25 0.2078C0.42496 0.21716 0.52808 0.2078 0.62184 0.17964C0.72496 0.15156 0.83752 0.06716 0.83752 0.06716" koffice:nodeTypes="ccccccc"/>
          <draw:path draw:style-name="gr6" draw:id="shape986" draw:name="path1982" draw:layer="g5465" svg:width="0.83752000000pt" svg:height="0.21130875100pt" draw:transform="matrix(1.25438760000 0.00000000000 0.00000000000 1.25438760000 87.74992198275pt 47.60325671704pt)" svg:viewBox="0 0 1 0" svg:d="M0.83752 0.06404C0.83752 0.06404 0.7156 0.00468 0.64064 0.00468C0.56872 0.00468 0.25936 -0.01404 0.12184 0.0234C0.05 0.0422 0 0.10468 0 0.10468C0 0.10468 0.0812 0.18596 0.25 0.2078C0.42496 0.21716 0.52808 0.2078 0.62184 0.17964C0.72496 0.15156 0.83752 0.06716 0.83752 0.06716L0.83752 0.06716Z" koffice:nodeTypes="ccccccccc"/>
          <draw:path draw:style-name="gr5" draw:id="shape987" draw:name="path1984" draw:layer="g5465" svg:width="0.79654398965pt" svg:height="0.87894375040pt" draw:transform="matrix(1.25438760000 0.00000000000 0.00000000000 1.25438760000 87.66520909312pt 46.55463885894pt)" svg:viewBox="0 0 1 1" svg:d="M0.0741959 0.726616C0.0741959 0.726616 0.0825496 0.503936 0.230418 0.231455C0.230418 0.231455 0.185793 0.307657 0.157876 0.375008C0.157876 0.375008 0.0769805 0.421884 0.0295712 0.357458C-0.0234072 0.310582 0.00451 0.290031 0.037925 0.202129C0.0741959 0.146478 0.0630576 0.0879019 0.110467 0.046876C0.146737 0.00877519 0.183008 0 0.286181 0C0.386568 0 0.450756 0.00877519 0.534365 0.134778C0.606907 0.24023 0.654316 0.336907 0.690587 0.395558C0.771483 0.539112 0.771483 0.706065 0.771483 0.706065L0.796544 0.840843C0.796544 0.840843 0.687803 0.785192 0.62083 0.785192C0.556713 0.785192 0.280611 0.767566 0.157876 0.802742C0.0937591 0.820368 0.0490633 0.878944 0.0490633 0.878944C0.0490633 0.878944 0.00451 0.773492 0.0658422 0.72369" koffice:nodeTypes="ccccccccccccccc"/>
          <draw:path draw:style-name="gr6" draw:id="shape988" draw:name="path1986" draw:layer="g5465" svg:width="0.79654398965pt" svg:height="0.87894375040pt" draw:transform="matrix(1.25438760000 0.00000000000 0.00000000000 1.25438760000 87.66520909312pt 46.55463885894pt)" svg:viewBox="0 0 1 1" svg:d="M0.0741959 0.726616C0.0741959 0.726616 0.0825496 0.503936 0.230418 0.231455C0.230418 0.231455 0.185793 0.307657 0.157876 0.375008C0.157876 0.375008 0.0769805 0.421884 0.0295712 0.357458C-0.0234072 0.310582 0.00451 0.290031 0.037925 0.202129C0.0741959 0.146478 0.0630576 0.0879019 0.110467 0.046876C0.146737 0.00877519 0.183008 0 0.286181 0C0.386568 0 0.450756 0.00877519 0.534365 0.134778C0.606907 0.24023 0.654316 0.336907 0.690587 0.395558C0.771483 0.539112 0.771483 0.706065 0.771483 0.706065L0.796544 0.840843C0.796544 0.840843 0.687803 0.785192 0.62083 0.785192C0.556713 0.785192 0.280611 0.767566 0.157876 0.802742C0.0937591 0.820368 0.0490633 0.878944 0.0490633 0.878944C0.0490633 0.878944 0.00451 0.773492 0.0658422 0.72369L0.0658422 0.72369Z" koffice:nodeTypes="ccccccccccccccccc"/>
          <draw:path draw:style-name="gr6" draw:id="shape989" draw:name="path1988" draw:layer="g5465" svg:width="0.78752000000pt" svg:height="0.05936000000pt" draw:transform="matrix(1.25438760000 0.00000000000 0.00000000000 1.25438760000 87.76949042931pt 47.46412004445pt)" svg:viewBox="0 0 1 0" svg:d="M0 0.05C0 0.05 0.09064 0 0.39376 0C0.75624 0.00936 0.7656 0.02808 0.78752 0.05936" koffice:nodeTypes="ccc"/>
          <draw:path draw:style-name="gr9" draw:id="shape990" draw:name="path1990" draw:layer="g5465" svg:width="0.15094239662pt" svg:height="2.19946112641pt" draw:transform="matrix(1.25438760000 0.00000000000 0.00000000000 1.25438760000 88.14529605414pt 47.60995233142pt)" svg:viewBox="0 0 0 2" svg:d="M0.012887 1.26494L0.012887 0.0180622C0.012887 0.0180622 0.053527 -0.0225778 0.147287 0.0180622L0.147287 1.25558C0.147287 1.25558 0.175447 2.21182 0.075447 2.19934C-0.046473 2.19934 0.016007 1.98374 0.016007 1.26494" koffice:nodeTypes="cccccc"/>
          <draw:path draw:style-name="gr6" draw:id="shape991" draw:name="path1992" draw:layer="g5465" svg:width="0.15094239662pt" svg:height="2.19946112641pt" draw:transform="matrix(1.25438760000 0.00000000000 0.00000000000 1.25438760000 88.14529605414pt 47.60995233142pt)" svg:viewBox="0 0 0 2" svg:d="M0.012887 1.26494L0.012887 0.0180622C0.012887 0.0180622 0.053527 -0.0225778 0.147287 0.0180622L0.147287 1.25558C0.147287 1.25558 0.175447 2.21182 0.075447 2.19934C-0.046473 2.19934 0.016007 1.98374 0.016007 1.26494L0.016007 1.26494Z" koffice:nodeTypes="cccccccc"/>
          <draw:path draw:style-name="gr127" draw:id="shape992" draw:name="path1994" draw:layer="g5465" svg:width="12.38253153846pt" svg:height="10.22688372364pt" draw:transform="matrix(1.25438760000 0.00000000000 0.00000000000 1.25438760000 80.23533745069pt 41.56839797344pt)" svg:viewBox="0 0 12 10" svg:d="M12.3794 10.2269L6.1791 0L0 10.2269L12.3825 10.2269L12.3825 10.2269Z" koffice:nodeTypes="cccccc"/>
          <draw:path draw:style-name="gr6" draw:id="shape993" draw:name="path1996" draw:layer="g5465" svg:width="0.09376000000pt" svg:height="0.03049000692pt" draw:transform="matrix(1.25438760000 0.00000000000 0.00000000000 1.25438760000 84.74330543206pt 49.50735435239pt)" svg:viewBox="0 0 0 0" svg:d="M0 0.01169C0.0812 0.00233002 0.07184 -0.01639 0.09376 0.03049" koffice:nodeTypes="cc"/>
          <draw:path draw:style-name="gr9" draw:id="shape994" draw:name="path1998" draw:layer="g5465" svg:width="6.69695289143pt" svg:height="2.54782709285pt" draw:transform="matrix(1.25438760000 0.00000000000 0.00000000000 1.25438760000 81.39960984550pt 49.43400504916pt)" svg:viewBox="0 0 7 3" svg:d="M0.461513 1.81857C0.519574 1.8272 0.66324 1.72347 0.70299 1.69472C0.761051 1.66876 0.791647 1.58236 0.834449 1.53341C0.883355 1.48733 1.02694 1.42112 1.08813 1.3808C1.37241 1.21948 1.50379 1.12445 1.69636 0.87394C1.96844 0.531266 2.27408 0.243222 2.67143 0.0416585C2.79068 -0.0245465 2.9863 -0.00441962 3.11768 0.0502843C3.15743 0.0676097 3.21854 0.104988 3.25829 0.145316C3.42027 0.269174 3.65259 0.355579 3.91856 0.43041C4.1814 0.505315 4.24251 0.6695 4.44729 0.842238C4.54815 0.925765 4.65825 0.994919 4.79276 1.0525C4.80192 1.06112 4.83243 1.09858 4.84159 1.1072C4.95168 1.19073 5.08306 1.25981 5.18706 1.33472C5.37963 1.49595 5.55076 1.66014 5.73418 1.83295C5.76469 1.85883 5.77393 1.91648 5.80444 1.93661C5.9359 2.06047 6.06736 2.18425 6.22934 2.26203C6.40047 2.33693 6.54413 2.44347 6.69695 2.52987C5.11976 2.58458 3.67708 2.49242 2.09066 2.5385C2.05091 2.5385 2.04175 2.5385 1.79723 2.5385C1.68721 2.52987 1.61694 2.5385 1.49464 2.5385C1.01779 2.5385 0.559325 2.5385 0 2.52987L0.446255 1.81275" koffice:nodeTypes="cccccccccccccccccccccc"/>
          <draw:path draw:style-name="gr4" draw:id="shape995" draw:name="path2000" draw:layer="g5465" svg:width="6.69695289143pt" svg:height="2.54782709285pt" draw:transform="matrix(1.25438760000 0.00000000000 0.00000000000 1.25438760000 81.39960984550pt 49.43400504916pt)" svg:viewBox="0 0 7 3" svg:d="M0.461513 1.81857C0.519574 1.8272 0.66324 1.72347 0.70299 1.69472C0.761051 1.66876 0.791647 1.58236 0.834449 1.53341C0.883355 1.48733 1.02694 1.42112 1.08813 1.3808C1.37241 1.21948 1.50379 1.12445 1.69636 0.87394C1.96844 0.531266 2.27408 0.243222 2.67143 0.0416585C2.79068 -0.0245465 2.9863 -0.00441962 3.11768 0.0502843C3.15743 0.0676097 3.21854 0.104988 3.25829 0.145316C3.42027 0.269174 3.65259 0.355579 3.91856 0.43041C4.1814 0.505315 4.24251 0.6695 4.44729 0.842238C4.54815 0.925765 4.65825 0.994919 4.79276 1.0525C4.80192 1.06112 4.83243 1.09858 4.84159 1.1072C4.95168 1.19073 5.08306 1.25981 5.18706 1.33472C5.37963 1.49595 5.55076 1.66014 5.73418 1.83295C5.76469 1.85883 5.77393 1.91648 5.80444 1.93661C5.9359 2.06047 6.06736 2.18425 6.22934 2.26203C6.40047 2.33693 6.54413 2.44347 6.69695 2.52987C5.11976 2.58458 3.67708 2.49242 2.09066 2.5385C2.05091 2.5385 2.04175 2.5385 1.79723 2.5385C1.68721 2.52987 1.61694 2.5385 1.49464 2.5385C1.01779 2.5385 0.559325 2.5385 0 2.52987L0.446255 1.81275L0.446255 1.81275Z" koffice:nodeTypes="cccccccccccccccccccccccc"/>
          <draw:path draw:style-name="gr175" draw:id="shape996" draw:name="path2002" draw:layer="g5465" svg:width="6.37111728366pt" svg:height="2.29549272342pt" draw:transform="matrix(1.25438760000 0.00000000000 0.00000000000 1.25438760000 81.45440149587pt 49.59751973418pt)" svg:viewBox="0 0 6 2" svg:d="M2.42085 0.0102607C2.4984 0.00207314 2.45962 -0.0143719 2.52816 0.0266357M2.2837 0.092276C2.36124 0.0840884 2.39101 0.0403516 2.45069 0.100464M2.21219 0.138742C2.23898 0.138742 2.26882 0.103193 2.3791 0.163305M2.13465 0.228945C2.20326 0.21257 2.24195 0.220757 2.31057 0.237132M2.03627 0.291786C2.11381 0.267223 2.15258 0.316419 2.24195 0.300043M1.93491 0.384718C1.99154 0.384718 2.00345 0.368343 2.05115 0.384718C2.11083 0.392975 2.09885 0.384718 2.15853 0.392975M1.8276 0.474991C1.88423 0.474991 1.90507 0.466733 1.95575 0.474991C2.02436 0.483178 2.00345 0.483178 2.07206 0.474991M1.76792 0.556936C1.88423 0.548749 1.914 0.548749 1.99452 0.573381M1.60696 0.748328C1.70533 0.723696 1.75304 0.723696 1.83356 0.756516M0 2.26813C0.316049 2.22446 0.694681 2.27639 1.01073 2.23265M1.65763 0.658126C1.73518 0.633493 1.71426 0.641681 1.79478 0.649938C1.88126 0.658126 1.91102 0.666313 1.93193 0.658126M1.52941 0.830344C1.60696 0.786607 1.70533 0.813899 1.78585 0.830344M1.73815 0.904102C1.65168 0.887727 1.56223 0.904102 1.47278 0.904102M1.66656 0.994304C1.58017 0.969742 1.47874 0.958825 1.38036 0.977929M1.26114 1.05722C1.36845 1.05722 1.47576 1.03258 1.59803 1.0654M1.16276 1.13923C1.279 1.10368 1.40127 1.13097 1.52941 1.14742M1.04347 1.20207C1.17169 1.19388 1.29091 1.19388 1.41913 1.19388C1.43699 1.19388 1.47576 1.17751 1.49667 1.20207M1.46088 1.26771C1.27305 1.30319 1.08522 1.2759 0.885486 1.28409M1.35059 1.35791C1.29396 1.35791 1.19253 1.38248 1.10613 1.37429C1.09713 1.37429 1.07927 1.35791 1.05843 1.35791C0.959976 1.35791 0.861597 1.35791 0.772224 1.38248M0.724523 1.44812C0.763218 1.43167 0.813896 1.42349 0.852667 1.43993C0.968982 1.44812 1.0882 1.43993 1.19856 1.46449C1.22535 1.47268 1.25519 1.48087 1.29694 1.48087M0.65591 1.49458C0.742382 1.49458 0.822902 1.4864 0.912351 1.50277C1.01966 1.51915 1.12994 1.54651 1.23725 1.54651L1.22832 1.54651M0.57539 1.54924C0.664839 1.54924 0.751312 1.56561 0.843738 1.58479C0.959976 1.60116 1.09117 1.5766 1.19856 1.60116M0.468082 1.60389C0.584396 1.64763 0.715517 1.61215 0.843738 1.62852C0.959976 1.6449 1.07034 1.6449 1.18955 1.66407M0.387562 1.69409C0.563484 1.69409 0.754289 1.69409 0.942117 1.71873C0.989818 1.72691 1.07927 1.75428 1.1478 1.7351M0.319025 1.76792C0.494947 1.79255 0.685752 1.76792 0.864574 1.81166C0.942117 1.82803 1.03157 1.83629 1.12102 1.83629L1.10316 1.83629M0.247512 1.89367C0.256441 1.88549 0.286207 1.8773 0.295213 1.8773C0.441293 1.8773 0.58142 1.89367 0.730476 1.88549C0.846714 1.8773 0.977912 1.86904 1.08522 1.90186L1.07629 1.90186M0.178898 1.97569C0.465105 1.95106 0.763218 1.98388 1.04943 1.97569M0.128221 2.0577C0.43534 2.08227 0.742382 2.0577 1.0405 2.08227M0.0805195 2.13972C0.21767 2.16428 0.345891 2.13146 0.477011 2.15609C0.57539 2.17247 0.664839 2.18066 0.763218 2.17247C0.849691 2.14791 0.93021 2.17247 1.01073 2.16428M2.25394 1.00256C2.25394 1.00256 2.2718 1.00256 2.28073 1.00256M2.22409 1.03804C2.23302 1.03804 2.25096 1.02167 2.25096 1.03804M2.18235 1.08451C2.20921 1.08451 2.23005 1.08451 2.25096 1.08451M2.16449 1.12006C2.18235 1.12006 2.21219 1.12006 2.24195 1.12006M2.1048 1.16652C2.15258 1.16652 2.19128 1.17478 2.24195 1.17478L2.23302 1.17478M2.06611 1.22943C2.11381 1.21299 2.17342 1.22943 2.22409 1.21299L2.21516 1.21299M1.99452 1.30319C2.06313 1.30319 2.13167 1.30319 2.21219 1.30319L2.20326 1.30319M1.95575 1.34973C2.03329 1.34973 2.11381 1.34147 2.18235 1.35791L2.18235 1.35791M1.90507 1.42076C1.99154 1.41257 2.0929 1.42076 2.17937 1.42894M1.85439 1.49458C1.91102 1.4864 1.96178 1.51915 2.02138 1.53013C2.06016 1.53832 2.09885 1.53013 2.13762 1.52188M1.83653 1.54924C1.92598 1.57387 2.02436 1.58479 2.1048 1.58479M1.78585 1.61215C1.86332 1.61215 1.93193 1.62852 2.00345 1.64763C2.04222 1.65582 2.07206 1.64763 2.10183 1.64763L2.10183 1.64763M1.68748 1.71327C1.78585 1.67772 1.89316 1.70508 1.99452 1.72964C2.02138 1.73783 2.06313 1.72964 2.10183 1.72964L2.0929 1.72964M1.67855 1.77611C1.78585 1.75155 1.90507 1.75155 2.00345 1.79255C2.02138 1.79255 2.04222 1.79255 2.06016 1.79255M1.60696 1.85812C1.75304 1.88276 1.90507 1.84175 2.04222 1.87457M1.56818 1.91278C1.6845 1.95651 1.81562 1.91278 1.93491 1.94833C1.97368 1.95651 2.02138 1.95651 2.06313 1.94014M1.49072 1.99479C1.53842 1.97842 1.5891 1.97023 1.6487 1.97842C1.78585 2.01397 1.90507 1.99479 2.03329 2.01397M1.41913 2.07681C1.44599 2.07681 1.47576 2.09318 1.5056 2.085C1.68152 2.06043 1.86034 2.085 2.03031 2.07681M1.38036 2.13972C1.51751 2.18346 1.65763 2.13972 1.81562 2.1752C1.86332 2.19164 1.94384 2.19983 2.00345 2.1752M1.32968 2.23265C1.53544 2.24084 1.74411 2.22446 1.99154 2.24903M2.54014 1.10368C2.558 1.10368 2.57884 1.12006 2.59677 1.12006M2.5103 1.16652C2.53717 1.15834 2.558 1.15015 2.58784 1.15834M2.49244 1.22125C2.53114 1.22125 2.56098 1.21299 2.59975 1.22943M2.4626 1.295C2.50137 1.295 2.56098 1.295 2.59975 1.30319M2.42085 1.3661C2.47748 1.34973 2.53717 1.37429 2.59677 1.35791M2.41192 1.42076C2.46855 1.4372 2.52816 1.42076 2.59082 1.42894L2.59082 1.42076M2.38208 1.50277C2.42978 1.50277 2.48947 1.49458 2.54014 1.51096C2.558 1.51915 2.57884 1.51096 2.59677 1.50277M2.37315 1.5766C2.45069 1.55197 2.51923 1.59297 2.59975 1.5766M2.34339 1.6668C2.42085 1.6668 2.50137 1.67499 2.59082 1.6668M2.31354 1.74056C2.34033 1.73237 2.38208 1.70508 2.42085 1.72418C2.46855 1.74056 2.52816 1.73237 2.58784 1.74056M2.29263 1.82258C2.39101 1.7871 2.48947 1.83902 2.58784 1.79801M2.2837 1.90459C2.32247 1.8964 2.37017 1.8964 2.42085 1.90459C2.47748 1.92104 2.53717 1.91278 2.59677 1.90459M2.25394 1.98388C2.36124 1.95924 2.49244 1.98388 2.60868 1.97569L2.59975 1.98388M2.18235 2.0577C2.32843 2.04952 2.48947 2.03307 2.63852 2.03307M2.20326 2.13972C2.36124 2.11509 2.54014 2.12327 2.70706 2.12327M2.17342 2.22166C2.34033 2.2463 2.37017 2.21348 2.54014 2.21348C2.56693 2.21348 2.70706 2.18891 2.7369 2.17793C2.76369 2.17793 2.81437 2.17793 2.83528 2.17793M2.17342 2.26813C2.42085 2.25176 2.6892 2.28458 2.94556 2.23265M1.06141 2.24084C1.12994 2.24084 1.19856 2.24084 1.26709 2.24084M2.0452 2.26813C2.07206 2.27639 2.10183 2.25994 2.11381 2.27639M3.01715 2.24903C3.22284 2.23265 3.43151 2.28458 3.64025 2.24903M2.90977 2.18619C3.04692 2.15064 3.16621 2.17793 3.29436 2.20256C3.30336 2.20256 3.30336 2.21894 3.31229 2.22719C3.42853 2.24357 3.53889 2.22719 3.6462 2.21894M2.17342 2.1752C2.12572 2.1752 2.08694 2.1752 2.03627 2.1752M1.33861 2.14791C1.25221 2.15609 1.16276 2.15609 1.06141 2.16428M3.08569 0.365614C3.09462 0.365614 3.10355 0.365614 3.12446 0.365614M3.1066 0.420267C3.11553 0.420267 3.13339 0.420267 3.15423 0.41208M3.11553 0.502283C3.11553 0.494095 3.12446 0.485907 3.12446 0.485907C3.14232 0.485907 3.16323 0.485907 3.18109 0.485907M3.13637 0.556936C3.16323 0.540561 3.193 0.548749 3.23475 0.548749M3.24368 0.603402C3.21689 0.603402 3.18705 0.61166 3.15728 0.619847M3.19598 0.693605C3.22284 0.67723 3.25268 0.67723 3.28245 0.67723M3.3242 0.740141C3.28543 0.740141 3.23475 0.740141 3.19598 0.740141M3.23475 0.802982C3.28245 0.802982 3.3242 0.81117 3.36297 0.786607M3.39579 0.874081C3.34809 0.874081 3.29741 0.874081 3.25864 0.890456M3.28543 0.967013C3.33313 0.9752 3.39281 0.967013 3.44349 0.94238M3.45539 0.994304C3.40769 1.01075 3.35702 1.01894 3.30931 1.02985M3.3361 1.10368C3.39281 1.07905 3.47325 1.10368 3.53286 1.08731M3.55377 1.15834C3.50607 1.15834 3.44646 1.15015 3.39579 1.15834C3.37785 1.16652 3.36892 1.17478 3.34809 1.17478M3.3838 1.295C3.42258 1.27863 3.46135 1.25127 3.51203 1.25945C3.51203 1.23489 3.53889 1.25945 3.55973 1.24308C3.56866 1.23489 3.58659 1.24308 3.60743 1.24308M3.64322 1.32237C3.57461 1.31418 3.49714 1.33055 3.41662 1.33874M3.43448 1.42894C3.52095 1.40438 3.6104 1.40438 3.70283 1.38521M3.44349 1.53013C3.54187 1.51369 3.64025 1.51369 3.73862 1.47814M3.81014 1.53832C3.70283 1.5547 3.58362 1.53832 3.48516 1.58206M3.5031 1.67499C3.52095 1.68318 3.52988 1.69136 3.5508 1.69136C3.64918 1.64763 3.75648 1.62034 3.85784 1.62852M3.89066 1.70235C3.79228 1.75428 3.67299 1.72691 3.55377 1.73783C3.54484 1.73783 3.53584 1.74609 3.515 1.75428M3.55377 1.82258C3.68199 1.8062 3.80121 1.79801 3.92943 1.77884M4.00987 1.85812C3.91149 1.86631 3.81311 1.84994 3.71474 1.86631C3.66703 1.87457 3.62529 1.89094 3.57759 1.90186M3.59254 1.97569C3.6104 1.97569 3.63124 1.98388 3.64025 1.9675C3.76839 1.90459 3.91447 1.92376 4.0546 1.92376M4.09932 1.99479C3.98308 1.99479 3.86379 1.97023 3.74458 2.00298C3.70581 2.01943 3.66703 2.03853 3.61636 2.03853M3.65215 2.12055C3.72069 2.11236 3.78037 2.085 3.83998 2.07681C3.9682 2.06043 4.09635 2.06862 4.23647 2.06862M4.23647 2.13146C4.15901 2.11509 4.07849 2.11509 4.00987 2.13146C3.89363 2.15609 3.79228 2.18346 3.67299 2.18346M3.7416 2.24084C3.83105 2.23265 3.91745 2.20529 4.0069 2.18891C4.08444 2.17247 4.15298 2.18066 4.2335 2.18066M3.7416 2.28731C3.87875 2.27093 4.01888 2.28731 4.15603 2.25176C4.20365 2.23538 4.25441 2.25994 4.30211 2.25176M4.30806 2.20256C4.54657 2.21894 4.77309 2.17793 5.00267 2.21894M4.35576 2.26813C4.38255 2.27639 4.40346 2.25176 4.4243 2.25176C4.61213 2.25176 4.79996 2.25994 4.99969 2.26813M4.93115 1.82258C4.94008 1.82258 4.95794 1.82258 4.95794 1.82258M4.94306 1.8773C4.96092 1.88549 4.99076 1.85267 5.0116 1.8773M4.96092 1.94014C4.99969 1.94014 5.03846 1.94014 5.07723 1.94014M4.99076 2.03034C5.02953 1.98661 5.08914 2.03034 5.12791 2.00571M5.0206 2.11236C5.0683 2.07681 5.14875 2.12055 5.19645 2.07681M5.03251 2.1752C5.11005 2.15882 5.19049 2.18346 5.25911 2.13972M5.06227 2.24084C5.17859 2.1971 5.30979 2.2654 5.41709 2.18891M5.07128 2.29549C5.21736 2.25176 5.36939 2.29549 5.51547 2.28731M5.6079 2.28731C5.86426 2.27912 6.12368 2.27912 6.37112 2.28731M5.49761 2.20256C5.72414 2.21894 6.06102 2.20256 6.34128 2.21894"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9" draw:id="shape997" draw:name="path2004" draw:layer="g5465" svg:width="3.30788793760pt" svg:height="2.63305750333pt" draw:transform="matrix(1.25438760000 0.00000000000 0.00000000000 1.25438760000 86.73065679450pt 49.95974490968pt)" svg:viewBox="0 0 3 3" svg:d="M2.32467 2.63306C2.20245 2.53989 2.08022 2.43231 1.94666 2.34979C1.79606 2.25662 1.67384 2.10241 1.55169 1.94462C1.52609 1.92314 1.51474 1.85145 1.48629 1.81556C1.31867 1.60398 1.15666 1.39965 0.97762 1.19523C0.883845 1.10206 0.761624 1.01954 0.6565 0.911958C0.647988 0.901219 0.619542 0.854588 0.611031 0.843849C0.48881 0.775739 0.386523 0.689638 0.28991 0.582149C0.16769 0.442258 0.10236 0.309618 0 0.202038L0 0.191298C0.0654026 0.144668 0.130732 0.0872983 0.196135 0.037088C0.28991 -0.0202821 0.440504 -0.0095424 0.545628 0.0585674C0.582585 0.0693989 0.619542 0.105198 0.6565 0.141088C0.77872 0.270148 0.957759 0.366988 1.16517 0.449418C1.37265 0.517528 1.41812 0.686058 1.58007 0.86542C1.65398 0.947849 1.73924 1.03028 1.83302 1.07691C1.84153 1.08765 1.85855 1.12354 1.86998 1.14502C1.96375 1.22754 2.06604 1.28491 2.14279 1.38166C2.28487 1.54661 2.42412 1.71514 2.5662 1.89441C2.58322 1.91598 2.59181 1.97693 2.61167 2.00199C2.72247 2.13114 2.82766 2.26378 2.94981 2.33547C3.07203 2.41799 3.18574 2.52548 3.30789 2.608C2.97826 2.62948 2.65714 2.62948 2.32467 2.62948L2.31608 2.62948" koffice:nodeTypes="cccccccccccccccccccccccc"/>
          <draw:path draw:style-name="gr4" draw:id="shape998" draw:name="path2006" draw:layer="g5465" svg:width="3.30788793760pt" svg:height="2.63305750333pt" draw:transform="matrix(1.25438760000 0.00000000000 0.00000000000 1.25438760000 86.73065679450pt 49.95974490968pt)" svg:viewBox="0 0 3 3" svg:d="M2.32467 2.63306C2.20245 2.53989 2.08022 2.43231 1.94666 2.34979C1.79606 2.25662 1.67384 2.10241 1.55169 1.94462C1.52609 1.92314 1.51474 1.85145 1.48629 1.81556C1.31867 1.60398 1.15666 1.39965 0.97762 1.19523C0.883845 1.10206 0.761624 1.01954 0.6565 0.911958C0.647988 0.901219 0.619542 0.854588 0.611031 0.843849C0.48881 0.775739 0.383686 0.689638 0.28991 0.582149C0.16769 0.442258 0.10236 0.309618 0 0.202038L0 0.191298C0.0654026 0.144668 0.130732 0.0872983 0.196135 0.037088C0.28991 -0.0202821 0.440504 -0.0095424 0.545628 0.0585674C0.582585 0.0693989 0.619542 0.105198 0.6565 0.141088C0.77872 0.270148 0.957759 0.366988 1.16517 0.449418C1.37265 0.517528 1.41812 0.686058 1.58007 0.86542C1.65398 0.947849 1.73924 1.03028 1.83302 1.07691C1.84153 1.08765 1.85855 1.12354 1.86998 1.14502C1.96375 1.22754 2.06604 1.28491 2.14279 1.38166C2.28487 1.54661 2.42412 1.71514 2.5662 1.89441C2.58322 1.91598 2.59181 1.97693 2.61167 2.00199C2.72247 2.13114 2.82766 2.26378 2.94981 2.33547C3.07203 2.41799 3.18574 2.52548 3.30789 2.608C2.97826 2.62948 2.65714 2.62948 2.32467 2.62948L2.31608 2.62948L2.31608 2.62948Z" koffice:nodeTypes="cccccccccccccccccccccccccc"/>
          <draw:path draw:style-name="gr175" draw:id="shape999" draw:name="path2008" draw:layer="g5465" svg:width="2.88245453653pt" svg:height="2.21471501372pt" draw:transform="matrix(1.25438760000 0.00000000000 0.00000000000 1.25438760000 86.82087235069pt 50.17091007962pt)" svg:viewBox="0 0 3 2" svg:d="M0.171498 0.254809C0.189926 0.254809 0.343075 0.225176 0.361424 0.225176M0.220509 0.29749C0.269519 0.29749 0.382911 0.29749 0.422746 0.267942M0.303239 0.376456L0.444154 0.346823C0.453329 0.346823 0.48399 0.346823 0.50234 0.346823M0.364483 0.419222C0.382911 0.409372 0.575895 0.419222 0.609536 0.409372M0.658547 0.461988C0.618789 0.461988 0.468699 0.471837 0.447213 0.491537M0.578953 0.583635C0.597303 0.563851 0.710615 0.540869 0.750451 0.540869M0.842356 0.616551C0.793345 0.616551 0.692266 0.626401 0.640197 0.626401M0.741277 0.715132C0.790287 0.705282 0.882192 0.695432 0.912853 0.67245M1.01699 0.757898C0.958805 0.757898 0.88525 0.767747 0.814832 0.767747M0.9036 0.846713C0.974097 0.846713 1.066 0.846713 1.11501 0.836863M1.19155 0.879545C1.15171 0.899328 1.05989 0.909178 1.01087 0.922311M1.09964 1.01113C1.14865 0.981493 1.24056 1.00128 1.31105 0.981493M1.38453 1.05389C1.31411 1.05389 1.25287 1.05389 1.20378 1.06374C1.19461 1.06374 1.18543 1.07359 1.15485 1.07359M1.599 1.22815C1.49784 1.2183 1.42743 1.238 1.3447 1.24794M1.42437 1.3498C1.50404 1.30712 1.60512 1.32025 1.70008 1.29718M1.62959 1.61288C1.64801 1.62281 1.73984 1.60303 1.76133 1.60303C1.90224 1.58333 1.92365 1.55041 2.05539 1.56026M2.12887 1.62281C1.95737 1.65236 1.89612 1.65236 1.76438 1.67543C1.74603 1.67543 1.7062 1.68528 1.69389 1.68528M1.7705 1.75431C1.90224 1.72476 2.08597 1.73461 2.21771 1.71154M2.36169 1.78722C2.26061 1.80692 2.12887 1.78722 2.02779 1.80692C1.98795 1.81677 1.89612 1.82662 1.84711 1.83656M1.97572 1.92857C1.98489 1.92857 2.01555 1.92857 2.02473 1.91872C2.12581 1.84312 2.29738 1.86611 2.45053 1.86611M2.55773 1.9385C2.40764 1.9385 2.3464 1.9385 2.23308 1.94835C2.19325 1.9582 2.13192 1.9779 2.08291 1.9779M2.19936 2.07C2.34028 2.04045 2.59451 2.01739 2.44136 2.02724C2.58227 2.01739 2.60368 2.01739 2.76601 2.01739M2.8089 2.07C2.70782 2.06015 2.60674 2.06015 2.5455 2.07985C2.48731 2.09963 2.50566 2.10948 2.3035 2.12262M2.38317 2.16867C2.48425 2.15882 2.49343 2.16867 2.58533 2.13903C2.65575 2.11933 2.74766 2.12918 2.8365 2.12918M2.43524 2.21472C2.58533 2.19502 2.59757 2.19502 2.75071 2.20487C2.79972 2.20487 2.83039 2.20487 2.88245 2.19502M0.119429 0.188976C0.159265 0.169277 0.177693 0.159427 0.238937 0.169277C0.229762 0.139644 0.266461 0.169277 0.287947 0.149578C0.287947 0.139644 0.315472 0.149578 0.336958 0.149578M0.0490107 0.113378C0.0888465 0.0936791 0.119429 0.0936791 0.180751 0.103529C0.162323 0.0738956 0.220509 0.103529 0.220509 0.0837452C0.229762 0.0738956 0.260345 0.0837452 0.291006 0.0837452M1.23138 1.18539C1.27122 1.16569 1.27122 1.15584 1.33246 1.16569C1.31411 1.13605 1.39065 1.16569 1.40296 1.14599C1.40296 1.13605 1.47338 1.14599 1.49479 1.14599M1.48561 1.43533C1.57446 1.41563 1.69702 1.41563 1.77968 1.37287M1.92365 1.48138C1.81339 1.50108 1.63876 1.49123 1.55917 1.534M0.202159 0.00158081C0.0919048 -0.00826883 0.08273 0.0311297 0 0.0311297" koffice:nodeTypes="ccccccccccccccccccccccccccccccccccccccccccccccccccccccccccccccccccccccccccccccc"/>
          <draw:path draw:style-name="gr9" draw:id="shape1000" draw:name="path2010" draw:layer="g5465" svg:width="3.75442432213pt" svg:height="2.18430483113pt" draw:transform="matrix(1.25438760000 0.00000000000 0.00000000000 1.25438760000 88.12623826275pt 50.13029097174pt)" svg:viewBox="0 0 4 2" svg:d="M0.00698065 0.198691C0.0629153 0.208473 0.12234 0.22812 0.178275 0.250944C0.433427 0.312979 0.489451 0.466478 0.688668 0.629758C0.779595 0.704919 0.884484 0.779997 0.999843 0.822468C1.01031 0.83225 1.03126 0.864939 1.04522 0.884503C1.16067 0.959664 1.2865 1.01183 1.38083 1.10003C1.5557 1.25027 1.72699 1.40377 1.90178 1.56705C1.92272 1.5867 1.93319 1.64221 1.95771 1.66503C2.09401 1.78258 2.22334 1.90348 2.37369 1.96877C2.51008 2.03081 2.62893 2.10923 2.74429 2.1843C3.0799 2.1843 3.40503 2.17452 3.75442 2.16474C3.61481 2.08958 3.49936 2.00472 3.3491 1.93934C3.21271 1.87731 3.09386 1.76628 2.9785 1.65851C2.95756 1.64873 2.947 1.59648 2.92256 1.57357C2.76174 1.42333 2.61139 1.29274 2.44707 1.15229C2.35624 1.07721 2.25135 1.02496 2.14646 0.946538C2.13599 0.946538 2.11505 0.904066 2.101 0.904066C1.9996 0.851813 1.90527 0.7963 1.81085 0.721222C1.63956 0.570984 1.58013 0.440393 1.34592 0.375014C1.12567 0.312979 0.929858 0.224776 0.776105 0.126875C0.744602 0.0974456 0.695648 0.0647561 0.660745 0.0517137C0.534825 -0.000539408 0.370511 -0.0233635 0.265712 0.0321502C0.174785 0.0844033 0.0803669 0.139917 0 0.205213" koffice:nodeTypes="ccccccccccccccccccccccc"/>
          <draw:path draw:style-name="gr4" draw:id="shape1001" draw:name="path2012" draw:layer="g5465" svg:width="3.75442432213pt" svg:height="2.18430483113pt" draw:transform="matrix(1.25438760000 0.00000000000 0.00000000000 1.25438760000 88.12623826275pt 50.13029097174pt)" svg:viewBox="0 0 4 2" svg:d="M0.00698065 0.198691C0.0629153 0.208473 0.12234 0.22812 0.178275 0.250944C0.433427 0.312979 0.489451 0.466478 0.688668 0.629758C0.779595 0.704919 0.884484 0.779997 0.999843 0.822468C1.01031 0.83225 1.03126 0.864939 1.04522 0.884503C1.16067 0.959664 1.2865 1.01183 1.38083 1.10003C1.5557 1.25027 1.72699 1.40377 1.90178 1.56705C1.92272 1.5867 1.93319 1.64221 1.95771 1.66503C2.09401 1.78258 2.22334 1.90348 2.37369 1.96877C2.51008 2.03081 2.62893 2.10923 2.74429 2.1843L2.74429 2.1843C3.0799 2.1843 3.40503 2.17452 3.75442 2.16474C3.61481 2.08958 3.49936 2.00472 3.3491 1.93934C3.21271 1.87731 3.09386 1.76628 2.9785 1.65851C2.95756 1.64873 2.947 1.59648 2.92256 1.57357C2.76174 1.42333 2.61139 1.29274 2.44707 1.15229C2.35624 1.07721 2.25135 1.02496 2.14646 0.946538C2.13599 0.946538 2.11505 0.904066 2.101 0.904066C1.9996 0.851813 1.90527 0.7963 1.81085 0.721222C1.63956 0.570984 1.58013 0.440393 1.34592 0.375014C1.12567 0.312979 0.929858 0.224776 0.776105 0.126875C0.744602 0.0974456 0.695648 0.0647561 0.660745 0.0517137C0.534825 -0.000539408 0.370511 -0.0233635 0.265712 0.0321502C0.174785 0.0844033 0.0803669 0.139917 0 0.205213L0 0.205213Z" koffice:nodeTypes="cccccccccccccccccccccccccc"/>
          <draw:path draw:style-name="gr175" draw:id="shape1002" draw:name="path2014" draw:layer="g5465" svg:width="2.53802253653pt" svg:height="1.89739554368pt" draw:transform="matrix(1.25438760000 0.00000000000 0.00000000000 1.25438760000 88.27124546931pt 50.28896992912pt)" svg:viewBox="0 0 3 2" svg:d="M0.227077 0.205034C0.235686 0.205034 0.350696 0.186801 0.367915 0.186801M0.264457 0.256774C0.330535 0.23854 0.388076 0.256774 0.425383 0.229346M0.321925 0.31763L0.433992 0.299397C0.451284 0.29028 0.471372 0.29028 0.488664 0.29028M0.379394 0.366331C0.396686 0.348097 0.540393 0.357214 0.577773 0.348097M0.617949 0.396798C0.592122 0.396798 0.457024 0.415032 0.428253 0.424148M0.503013 0.500277C0.520231 0.482044 0.664012 0.460693 0.701319 0.472849M0.781819 0.527627C0.735829 0.527627 0.61221 0.536822 0.572034 0.536822M0.638111 0.600717C0.684101 0.600717 0.827808 0.5916 0.84797 0.573289M0.922656 0.649418C0.876667 0.649418 0.799037 0.649418 0.744439 0.658535M0.799037 0.72243C0.856579 0.72243 0.971515 0.72243 1.0089 0.704196M1.07784 0.740741C1.04054 0.758975 0.937005 0.780325 0.899699 0.789442M0.991677 0.853337C1.03767 0.825987 1.12391 0.84422 1.18137 0.825987M1.23884 0.892921C1.19285 0.892921 1.13538 0.892921 1.098 0.902038C1.08079 0.902038 1.0721 0.920349 1.05202 0.911154M1.43141 1.0451C1.34804 1.03598 1.27909 1.05421 1.21294 1.06341M1.27909 1.14857C1.35378 1.12122 1.44002 1.12122 1.52626 1.10899M1.4774 1.37992C1.49469 1.38904 1.55216 1.36169 1.56077 1.36169C1.693 1.35249 1.70161 1.3221 1.82809 1.3221M1.8913 1.37992C1.75046 1.40735 1.693 1.41951 1.57512 1.41951C1.56651 1.41951 1.52052 1.42862 1.50904 1.43774M1.57225 1.49252C1.68439 1.47428 1.84818 1.47428 1.96319 1.46517M2.08961 1.52299C2.00344 1.5321 1.89991 1.52299 1.80506 1.54122C1.76776 1.55041 1.68152 1.55041 1.64414 1.55953M1.7562 1.6447C1.7735 1.6447 1.78211 1.6447 1.80219 1.63558C1.88556 1.57472 2.04075 1.58688 2.17298 1.58688M2.25348 1.6447C2.12986 1.6447 2.07239 1.65389 1.97754 1.66301C1.92294 1.67213 1.84531 1.69036 1.8367 1.69036M1.92007 1.75433C2.04369 1.73602 2.29086 1.71475 2.15863 1.7269C2.28225 1.71779 2.31095 1.71779 2.44604 1.71779M2.47481 1.77561C2.38858 1.75737 2.31382 1.75737 2.25635 1.77561C2.21036 1.78472 2.19027 1.80303 2.00918 1.81519M2.07239 1.85477C2.15576 1.84566 2.20462 1.84566 2.28225 1.82734C2.33972 1.80911 2.42596 1.81823 2.50064 1.81823M2.15863 1.8974C2.2707 1.8882 2.29086 1.86997 2.42596 1.87908C2.47195 1.87908 2.49203 1.86997 2.53802 1.86997M0.158056 0.153295C0.183957 0.144178 0.175348 0.134984 0.224207 0.134984C0.261587 0.125867 0.290285 0.144178 0.298967 0.125867C0.298967 0.125867 0.324795 0.11675 0.344957 0.11675M0.0718905 0.113711C0.109197 0.0954773 0.11788 0.0741269 0.166739 0.0862826C0.212728 0.0771658 0.232816 0.0862826 0.241426 0.0680491C0.250035 0.0680491 0.267327 0.0680491 0.296098 0.0680491M1.13538 1.00551C1.16121 0.987278 1.14399 0.978162 1.20146 0.987278C1.18424 0.96905 1.24745 0.987278 1.25606 0.978162C1.26474 0.96905 1.3136 0.96905 1.3423 0.96905M1.33656 1.21863C1.41132 1.20031 1.51765 1.20031 1.5838 1.16993M1.70734 1.25821C1.6125 1.27644 1.49756 1.25821 1.4228 1.29772M0.227077 0.00111495C0.132229 -0.0080018 0.0574683 0.0406209 0 0.0802048" koffice:nodeTypes="ccccccccccccccccccccccccccccccccccccccccccccccccccccccccccccccccccccccccccccccc"/>
          <draw:path draw:style-name="gr9" draw:id="shape1003" draw:name="path2016" draw:layer="g5465" svg:width="2.62484464853pt" svg:height="1.40886935289pt" draw:transform="matrix(1.25438760000 0.00000000000 0.00000000000 1.25438760000 89.98815086518pt 50.51713103800pt)" svg:viewBox="0 0 3 1" svg:d="M0 0.189259C0.0380141 0.231224 0.0760282 0.275808 0.134471 0.317773C0.210499 0.378069 0.289446 0.420035 0.377073 0.464619C0.385903 0.464619 0.403414 0.498728 0.415087 0.498728C0.499871 0.559091 0.587572 0.601056 0.666519 0.663971C0.80099 0.776774 0.926631 0.88165 1.06402 1.00231C1.08161 1.01809 1.09036 1.06267 1.11079 1.07053C1.20725 1.15708 1.3037 1.24363 1.42067 1.29607C1.49639 1.33018 1.56374 1.37214 1.64306 1.40887L1.63408 1.40887C1.96409 1.40887 2.29484 1.40887 2.62484 1.40101C2.54029 1.35119 2.46096 1.29869 2.35321 1.2541C2.25668 1.21214 2.18933 1.1413 2.10178 1.07315C2.08382 1.06529 2.08382 1.03904 2.06361 1.01278C1.95885 0.918378 1.85034 0.831832 1.74483 0.742664C1.68946 0.692843 1.61089 0.656115 1.54354 0.61415C1.53456 0.606294 1.51735 0.590515 1.51735 0.58004C1.44109 0.556472 1.38265 0.511888 1.31545 0.467237C1.20141 0.372832 1.17223 0.275808 1.01433 0.241699C0.850678 0.191877 0.713288 0.147293 0.625587 0.076456C0.599246 0.0607442 0.570062 0.0344907 0.540803 0.0266348C0.464775 0.00299991 0.356644 -0.0153306 0.280616 0.0187789C0.184159 0.0686001 0.0964571 0.12104 0.00883005 0.191877" koffice:nodeTypes="ccccccccccccccccccccccc"/>
          <draw:path draw:style-name="gr4" draw:id="shape1004" draw:name="path2018" draw:layer="g5465" svg:width="2.62484464853pt" svg:height="1.40886935289pt" draw:transform="matrix(1.25438760000 0.00000000000 0.00000000000 1.25438760000 89.98815086518pt 50.51713103800pt)" svg:viewBox="0 0 3 1" svg:d="M0 0.189259C0.0380141 0.231224 0.0760282 0.275808 0.134471 0.317773C0.210499 0.378069 0.289446 0.420035 0.377073 0.464619C0.385903 0.464619 0.403414 0.498728 0.415087 0.498728C0.499871 0.559091 0.587572 0.601056 0.666519 0.663971C0.80099 0.776774 0.926631 0.88165 1.06402 1.00231C1.08161 1.01809 1.09036 1.06267 1.11079 1.07053C1.20725 1.15708 1.3037 1.24363 1.42067 1.29607C1.49639 1.33018 1.56374 1.37214 1.64306 1.40887L1.63408 1.40887C1.96409 1.40887 2.29484 1.40887 2.62484 1.40101C2.54029 1.35119 2.46096 1.29869 2.35321 1.2541C2.25668 1.21214 2.18933 1.1413 2.10178 1.07315C2.08382 1.06529 2.08382 1.03904 2.06361 1.01278C1.95885 0.918378 1.85034 0.831832 1.74483 0.742664C1.68946 0.692843 1.61089 0.656115 1.54354 0.61415C1.53456 0.606294 1.51735 0.590515 1.51735 0.58004C1.44109 0.556472 1.38265 0.511888 1.31545 0.467237C1.20141 0.372832 1.17223 0.275808 1.01433 0.241699C0.850678 0.191877 0.713288 0.147293 0.625587 0.076456C0.599246 0.0607442 0.570062 0.0344907 0.540803 0.0266348C0.464775 0.00299991 0.356644 -0.0153306 0.280616 0.0187789C0.184159 0.0686001 0.0964571 0.12104 0.00883005 0.191877L0.00883005 0.191877L0.00883005 0.191877Z" koffice:nodeTypes="cccccccccccccccccccccccccc"/>
          <draw:path draw:style-name="gr175" draw:id="shape1005" draw:name="path2020" draw:layer="g5465" svg:width="2.17202818880pt" svg:height="2.24612920947pt" draw:transform="matrix(1.25438760000 0.00000000000 0.00000000000 1.25438760000 90.01564704138pt 50.74671646838pt)" svg:viewBox="0 0 2 2" svg:d="M0.107463 0.250926C0.117218 0.250926 0.267033 0.22287 0.267033 0.22287M0.149815 0.297805C0.211675 0.283777 0.289793 0.297805 0.32239 0.26975M0.214927 0.377417L0.332144 0.349361C0.341899 0.335213 0.361491 0.349361 0.38425 0.349361M0.257279 0.438324C0.276787 0.410149 0.439608 0.410149 0.462451 0.410149M0.498217 0.471056C0.478708 0.457028 0.348485 0.485084 0.338647 0.499232M0.420099 0.578843C0.439608 0.564695 0.537317 0.550667 0.569915 0.550667M0.638278 0.611575C0.609015 0.611575 0.488462 0.625603 0.455948 0.625603M0.517809 0.705214C0.56016 0.705214 0.667624 0.691186 0.700138 0.66313M0.768584 0.766122C0.726233 0.766122 0.651283 0.766122 0.609015 0.766122M0.648032 0.845733C0.700138 0.845733 0.797847 0.845733 0.84345 0.831705M0.898808 0.873909C0.869545 0.901965 0.771836 0.915993 0.739238 0.915993M0.791344 1.00028C0.833696 0.972224 0.941159 1.00028 0.983511 0.986252M1.04862 1.04716C0.996517 1.04716 0.941159 1.04716 0.908562 1.06119C0.898808 1.06119 0.879299 1.06119 0.866294 1.06119M1.20169 1.23444C1.13658 1.22041 1.05187 1.26261 0.986763 1.26261M1.06163 1.34223C1.11373 1.31405 1.21144 1.31405 1.28639 1.30002M1.21144 1.60912C1.2212 1.62327 1.3059 1.60912 1.31891 1.60912C1.42637 1.59509 1.44596 1.54833 1.54359 1.56703M1.60228 1.63729C1.48498 1.65132 1.42962 1.66535 1.33191 1.66535C1.32216 1.66535 1.27981 1.67938 1.25705 1.67938M1.30915 1.74964C1.40361 1.72158 1.57944 1.73561 1.67681 1.72158M1.77852 1.79652C1.70349 1.81054 1.60553 1.79652 1.53058 1.81054C1.47848 1.82457 1.38077 1.83872 1.38077 1.83872M1.45247 1.93704C1.47197 1.93704 1.55993 1.90886 1.55993 1.90886C1.68682 1.89483 1.73267 1.8808 1.85272 1.86678M1.92776 1.93704C1.81104 1.93704 1.76852 1.95106 1.68015 1.96509C1.62846 1.96509 1.53058 2.0073 1.52083 2.0073M1.61203 2.09158C1.69682 2.06341 1.93442 2.03067 1.83688 2.03067C1.94443 2.03067 1.9636 2.03067 2.07449 2.01665M2.11367 2.09158C2.04864 2.07755 1.97361 2.07755 1.92109 2.09158C1.89191 2.10561 1.85606 2.11964 1.69349 2.13367M1.75518 2.18522C1.83021 2.17119 1.87273 2.18522 1.93776 2.15717C1.99945 2.12899 2.07782 2.14314 2.12951 2.14314M1.82021 2.24613C1.91775 2.21807 1.9511 2.20393 2.07782 2.21807C2.097 2.21807 2.12951 2.21807 2.17203 2.20393M0.0748659 0.190138C0.104212 0.17599 0.117218 0.147935 0.159569 0.161962C0.188832 0.147935 0.211675 0.161962 0.211675 0.147935C0.22143 0.133907 0.241022 0.133907 0.263781 0.133907M0.0195085 0.124555C0.0488546 0.110407 0.0618602 0.0823516 0.104212 0.0823516C0.146564 0.0823516 0.169324 0.0823516 0.169324 0.0823516C0.169324 0.0683237 0.19867 0.0683237 0.211675 0.0683237M0.918316 1.16897C0.947662 1.15483 0.947662 1.15483 1.00302 1.15483C0.983511 1.1408 1.04537 1.15483 1.05513 1.1408C1.05513 1.1408 1.09748 1.1408 1.11699 1.1408M1.12674 1.43586C1.18868 1.42184 1.27656 1.42184 1.34175 1.37496M1.45247 1.48274C1.36776 1.49677 1.24729 1.48274 1.18218 1.52483M0.149815 0.00274019C0.0748659 -0.0112877 0.0553574 0.0307961 0 0.0776756" koffice:nodeTypes="ccccccccccccccccccccccccccccccccccccccccccccccccccccccccccccccccccccccccccccccc"/>
          <draw:path draw:style-name="gr9" draw:id="shape1006" draw:name="path2022" draw:layer="g5465" svg:width="2.71072328000pt" svg:height="2.11287195686pt" draw:transform="matrix(1.25438760000 0.00000000000 0.00000000000 1.25438760000 91.44645171344pt 50.75235377678pt)" svg:viewBox="0 0 3 2" svg:d="M1.84456 2.11287C1.77564 2.04019 1.68809 1.98112 1.59309 1.91751C1.47295 1.84483 1.39005 1.72227 1.28015 1.60412C1.25873 1.59052 1.25873 1.54505 1.23359 1.4997C1.10226 1.33609 0.968149 1.1862 0.836827 1.03177C0.767906 0.945483 0.669182 0.881875 0.58536 0.809196C0.575115 0.795591 0.552762 0.76838 0.552762 0.750123C0.458415 0.709306 0.385583 0.632093 0.301947 0.554879C0.181895 0.404986 0.134582 0.28684 0 0.19602L0.0108969 0.19602C0.0691069 0.136947 0.141846 0.0778741 0.214585 0.0325226C0.298315 -0.0265507 0.40747 0.00519547 0.502469 0.0461281C0.512714 0.0597335 0.549037 0.0869444 0.58536 0.118807C0.680358 0.223231 0.814474 0.29591 0.997021 0.359518C1.15349 0.418592 1.18981 0.554879 1.3202 0.691166C1.37888 0.763845 1.45152 0.822802 1.52417 0.868269C1.53535 0.868269 1.54652 0.909202 1.55677 0.909202C1.62662 0.968159 1.71324 1.02723 1.77191 1.10445C1.89206 1.2362 2.00103 1.37249 2.11 1.50877C2.13235 1.53598 2.13235 1.58145 2.1575 1.59505C2.24132 1.68133 2.32514 1.79041 2.42293 1.84937C2.52818 1.92216 2.61572 1.99938 2.71072 2.07206C2.42293 2.08566 2.13235 2.08566 1.84083 2.08566L1.84083 2.09927" koffice:nodeTypes="cccccccccccccccccccccccc"/>
          <draw:path draw:style-name="gr4" draw:id="shape1007" draw:name="path2024" draw:layer="g5465" svg:width="2.71072328000pt" svg:height="2.11287195686pt" draw:transform="matrix(1.25438760000 0.00000000000 0.00000000000 1.25438760000 91.44645171344pt 50.75235377678pt)" svg:viewBox="0 0 3 2" svg:d="M1.84456 2.11287C1.77564 2.04019 1.68809 1.98112 1.59309 1.91751C1.47295 1.84483 1.39005 1.72227 1.28015 1.60412C1.25873 1.59052 1.25873 1.54505 1.23359 1.4997C1.10226 1.33609 0.968149 1.1862 0.836827 1.03177C0.767906 0.945483 0.669182 0.881875 0.58536 0.809196C0.575115 0.795591 0.552762 0.76838 0.552762 0.750123C0.458415 0.709306 0.385583 0.632093 0.301947 0.554879C0.181895 0.404986 0.134582 0.28684 0 0.19602L0.0108969 0.19602C0.0691069 0.136947 0.141846 0.0778741 0.214585 0.0325226C0.298315 -0.0265507 0.40747 0.00519547 0.502469 0.0461281C0.512714 0.0597335 0.549037 0.0869444 0.58536 0.118807C0.680358 0.223231 0.814474 0.29591 0.997021 0.359518C1.15349 0.418592 1.18981 0.554879 1.3202 0.691166C1.37888 0.763845 1.45152 0.822802 1.52417 0.868269C1.53535 0.868269 1.54652 0.909202 1.55677 0.909202C1.62662 0.968159 1.71324 1.02723 1.77191 1.10445C1.89206 1.2362 2.00103 1.37249 2.11 1.50877C2.13235 1.53598 2.13235 1.58145 2.1575 1.59505C2.24132 1.68133 2.32514 1.79041 2.42293 1.84937C2.52818 1.92216 2.61572 1.99938 2.71072 2.07206C2.42293 2.08566 2.13235 2.08566 1.84083 2.08566L1.84083 2.09927L1.84083 2.09927Z" koffice:nodeTypes="cccccccccccccccccccccccccc"/>
          <draw:path draw:style-name="gr175" draw:id="shape1008" draw:name="path2026" draw:layer="g5465" svg:width="1.84105022720pt" svg:height="1.92161238231pt" draw:transform="matrix(1.25438760000 0.00000000000 0.00000000000 1.25438760000 91.45036540275pt 50.82509521723pt)" svg:viewBox="0 0 2 2" svg:d="M0.0899571 0.219114C0.0989375 0.219114 0.218829 0.193163 0.227809 0.193163M0.128872 0.27545C0.167864 0.262475 0.245847 0.262475 0.266801 0.236525M0.167864 0.318811L0.284839 0.29275C0.293819 0.29275 0.302799 0.29275 0.323753 0.29275M0.227809 0.405422C0.236867 0.392447 0.365739 0.366497 0.386769 0.366497M0.428755 0.405422C0.40189 0.392447 0.281845 0.431372 0.260814 0.444458M0.326824 0.505119C0.335804 0.492034 0.443338 0.466083 0.47404 0.479058M0.54005 0.535395C0.512418 0.535395 0.411101 0.535395 0.371802 0.561345M0.428755 0.609031C0.455619 0.609031 0.566914 0.596056 0.587638 0.569995M0.647507 0.652392C0.620643 0.652392 0.530839 0.665367 0.479413 0.678342M0.548493 0.739003C0.587638 0.739003 0.686652 0.739003 0.716587 0.712942M0.758802 0.751978C0.731938 0.777928 0.629853 0.777928 0.599919 0.791014M0.677441 0.868976C0.695863 0.842915 0.794877 0.856001 0.836325 0.842915M0.887751 0.894926C0.839395 0.894926 0.80025 0.894926 0.770315 0.907901C0.761872 0.920987 0.731938 0.920987 0.722727 0.920987M1.0167 1.05517C0.959133 1.0422 0.887751 1.08123 0.839395 1.08123M0.887751 1.15487C0.935339 1.12881 1.02514 1.12881 1.09422 1.11583M1.02821 1.38875C1.03742 1.38875 1.1065 1.37578 1.11571 1.37578C1.21396 1.3628 1.23238 1.33685 1.31297 1.34983M1.35519 1.40172C1.25618 1.42778 1.20859 1.42778 1.12723 1.44076C1.11802 1.44076 1.07964 1.44076 1.07043 1.44076M1.1065 1.51872C1.18403 1.50574 1.33447 1.49277 1.41506 1.47979M1.51714 1.54467C1.44806 1.54467 1.35826 1.54467 1.29839 1.55776C1.25004 1.57073 1.16944 1.57073 1.16944 1.58371M1.23545 1.66167C1.24389 1.66167 1.32219 1.63572 1.32219 1.63572C1.4212 1.62274 1.46034 1.60966 1.57087 1.59668M1.63688 1.66167C1.53787 1.66167 1.49949 1.66167 1.43041 1.67464C1.38205 1.68773 1.31297 1.73098 1.29225 1.73098M1.36747 1.78731C1.44499 1.76136 1.64609 1.73098 1.56473 1.74828C1.64302 1.7353 1.66375 1.7353 1.76276 1.7353M1.79576 1.78731C1.7359 1.77434 1.66682 1.76136 1.62767 1.78731C1.60081 1.80029 1.57087 1.81327 1.43885 1.82635M1.48721 1.86095C1.54401 1.86095 1.59467 1.86095 1.64609 1.835C1.69368 1.82192 1.75432 1.835 1.81419 1.835M1.5348 1.92161C1.6223 1.90864 1.65223 1.89566 1.76276 1.89566C1.78118 1.89566 1.80191 1.89566 1.84105 1.89566M0.0599458 0.158452C0.0869636 0.145477 0.0869636 0.132502 0.128872 0.132502C0.15589 0.132502 0.176844 0.132502 0.188895 0.132502C0.188895 0.132502 0.206855 0.119527 0.227809 0.119527M0.0179607 0.119527C0.0449785 0.0935767 0.0449785 0.0804907 0.0869636 0.0935767C0.113905 0.0804907 0.134936 0.0935767 0.143916 0.0804907C0.143916 0.0804907 0.161877 0.0675157 0.182908 0.0675157M0.776456 1.01192C0.794877 0.998948 0.815601 0.998948 0.845535 0.998948C0.836325 0.972887 0.88468 0.998948 0.893124 0.985862C0.893124 0.985862 0.932269 0.985862 0.95376 0.985862M0.935339 1.22851C0.992138 1.21553 1.08271 1.21553 1.13337 1.18947M1.23545 1.27187C1.15716 1.28484 1.03742 1.25878 0.977554 1.29782M0.128872 0.00252943C0.0599458 -0.0104456 0.0419851 0.0285905 0 0.0718407" koffice:nodeTypes="ccccccccccccccccccccccccccccccccccccccccccccccccccccccccccccccccccccccccccccccc"/>
          <draw:path draw:style-name="gr8" draw:id="shape1009" draw:name="path2028" draw:layer="g5465" svg:width="7.32158684480pt" svg:height="1.25579552000pt" draw:transform="matrix(1.25438760000 0.00000000000 0.00000000000 1.25438760000 83.37913382931pt 57.20107799968pt)" svg:viewBox="0 0 7 1" svg:d="M3.65628 1.2558C3.86253 1.2558 4.08371 1.2558 5.00754 1.06752C5.93129 0.886854 6.69938 0.418387 6.87617 0.351826C7.05219 0.287166 7.32159 0.304916 7.32159 0.304916C7.22286 0.22314 6.93586 0 6.5382 0C6.13158 0 6.30202 0 5.95226 0.121713C5.61437 0.235184 4.89994 0.599054 3.69508 0.599054L3.67717 0.599054C2.46344 0.599054 1.719 0.23772 1.36925 0.121713C1.03442 0 1.1809 0 0.783237 0C0.376694 0 0.0986508 0.220604 0 0.304916C0 0.304916 0.266105 0.289701 0.448406 0.351826C0.624814 0.415852 1.39313 0.886854 2.31695 1.06752C3.2407 1.2558 3.47092 1.2558 3.65926 1.2558" koffice:nodeTypes="cccccccccccccc"/>
          <draw:path draw:style-name="gr127" draw:id="shape1010" draw:name="path2030" draw:layer="g5465" svg:width="7.32158684480pt" svg:height="1.25579552000pt" draw:transform="matrix(1.25438760000 0.00000000000 0.00000000000 1.25438760000 83.37913382931pt 57.20107799968pt)" svg:viewBox="0 0 7 1" svg:d="M3.65628 1.2558C3.86253 1.2558 4.08371 1.2558 5.00754 1.06752C5.93129 0.886854 6.69938 0.418387 6.87617 0.351826C7.05219 0.287166 7.32159 0.304916 7.32159 0.304916C7.22286 0.22314 6.93586 0 6.5382 0C6.13158 0 6.30202 0 5.95226 0.121713C5.61437 0.235184 4.89994 0.599054 3.69508 0.599054L3.67717 0.599054C2.46344 0.599054 1.719 0.23772 1.36925 0.121713C1.03442 0 1.1809 0 0.783237 0C0.376694 0 0.0986508 0.220604 0 0.304916C0 0.304916 0.266105 0.289701 0.448406 0.351826C0.624814 0.415852 1.39313 0.886854 2.31695 1.06752C3.2407 1.2558 3.47092 1.2558 3.65926 1.2558L3.65926 1.2558Z" koffice:nodeTypes="cccccccccccccccc"/>
          <draw:path draw:style-name="gr8" draw:id="shape1011" draw:name="path2032" draw:layer="g5465" svg:width="0.54581300020pt" svg:height="0.38405844535pt" draw:transform="matrix(1.25438760000 0.00000000000 0.00000000000 1.25438760000 83.27851518280pt 57.68023661568pt)" svg:viewBox="0 0 1 0" svg:d="M0.180213 0.371614C0.283333 0.321214 0.161493 0.142814 0.161493 0.142814L0.545813 0.0620139C0.358373 -0.0195861 0.0770934 0.00281391 0.0770934 0.00281391C0.00525336 0.0620139 0.0177334 0.137214 0.00525336 0.186814C-0.00418664 0.246014 -0.00418664 0.330814 0.0333334 0.371614C0.0739734 0.399614 0.177093 0.371614 0.177093 0.371614" koffice:nodeTypes="ccccccc"/>
          <draw:path draw:style-name="gr127" draw:id="shape1012" draw:name="path2034" draw:layer="g5465" svg:width="0.54581300020pt" svg:height="0.38405844535pt" draw:transform="matrix(1.25438760000 0.00000000000 0.00000000000 1.25438760000 83.27851518280pt 57.68023661568pt)" svg:viewBox="0 0 1 0" svg:d="M0.180213 0.371614C0.283333 0.321214 0.161493 0.142814 0.161493 0.142814L0.545813 0.0620139C0.358373 -0.0195861 0.0770934 0.00281391 0.0770934 0.00281391C0.00525336 0.0620139 0.0177334 0.137214 0.00525336 0.186814C-0.00418664 0.246014 -0.00418664 0.330814 0.0333334 0.371614C0.0739734 0.399614 0.177093 0.371614 0.177093 0.371614L0.177093 0.371614Z" koffice:nodeTypes="ccccccccc"/>
          <draw:path draw:style-name="gr8" draw:id="shape1013" draw:name="path2036" draw:layer="g5465" svg:width="0.69368000000pt" svg:height="0.30960000000pt" draw:transform="matrix(1.25438760000 0.00000000000 0.00000000000 1.25438760000 83.47717676413pt 57.75401205376pt)" svg:viewBox="0 0 1 0" svg:d="M0.38432 0L0 0.0808C0 0.0808 0.12184 0.256 0.01872 0.3096L0.69368 0.1872C0.69368 0.1872 0.59056 0.1152 0.38432 0.0032" koffice:nodeTypes="ccccc"/>
          <draw:path draw:style-name="gr127" draw:id="shape1014" draw:name="path2038" draw:layer="g5465" svg:width="0.69368000000pt" svg:height="0.30960000000pt" draw:transform="matrix(1.25438760000 0.00000000000 0.00000000000 1.25438760000 83.47717676413pt 57.75401205376pt)" svg:viewBox="0 0 1 0" svg:d="M0.38432 0L0 0.0808C0 0.0808 0.12184 0.256 0.01872 0.3096L0.69368 0.1872C0.69368 0.1872 0.59056 0.1152 0.38432 0.0032L0.38432 0.0032Z" koffice:nodeTypes="ccccccc"/>
          <draw:path draw:style-name="gr8" draw:id="shape1015" draw:name="path2040" draw:layer="g5465" svg:width="0.54240290960pt" svg:height="0.38405844535pt" draw:transform="matrix(1.25438760000 0.00000000000 0.00000000000 1.25438760000 92.39928453440pt 57.68023661568pt)" svg:viewBox="0 0 1 0" svg:d="M0.3656 0.371614C0.2624 0.321214 0.384 0.142814 0.384 0.142814L0 0.0620139C0.184 -0.0195861 0.4656 0.00281391 0.4656 0.00281391C0.5376 0.0620139 0.5248 0.137214 0.5376 0.186814C0.5464 0.246014 0.5464 0.330814 0.5088 0.371614C0.4688 0.399614 0.3656 0.371614 0.3656 0.371614" koffice:nodeTypes="ccccccc"/>
          <draw:path draw:style-name="gr127" draw:id="shape1016" draw:name="path2042" draw:layer="g5465" svg:width="0.54240290960pt" svg:height="0.38405844535pt" draw:transform="matrix(1.25438760000 0.00000000000 0.00000000000 1.25438760000 92.39928453440pt 57.68023661568pt)" svg:viewBox="0 0 1 0" svg:d="M0.3656 0.371614C0.2624 0.321214 0.384 0.142814 0.384 0.142814L0 0.0620139C0.184 -0.0195861 0.4656 0.00281391 0.4656 0.00281391C0.5376 0.0620139 0.5248 0.137214 0.5376 0.186814C0.5464 0.246014 0.5464 0.330814 0.5088 0.371614C0.4688 0.399614 0.3656 0.371614 0.3656 0.371614L0.3656 0.371614" koffice:nodeTypes="cccccccc"/>
          <draw:path draw:style-name="gr8" draw:id="shape1017" draw:name="path2044" draw:layer="g5465" svg:width="0.69360000000pt" svg:height="0.30960000000pt" draw:transform="matrix(1.25438760000 0.00000000000 0.00000000000 1.25438760000 92.01494017376pt 57.75401205376pt)" svg:viewBox="0 0 1 0" svg:d="M0.3096 0L0.6936 0.0808C0.6936 0.0808 0.572 0.256 0.6752 0.3096L0 0.1872C0 0.1872 0.1032 0.1152 0.3096 0.0032" koffice:nodeTypes="ccccc"/>
          <draw:path draw:style-name="gr127" draw:id="shape1018" draw:name="path2046" draw:layer="g5465" svg:width="0.69360000000pt" svg:height="0.30960000000pt" draw:transform="matrix(1.25438760000 0.00000000000 0.00000000000 1.25438760000 92.01494017376pt 57.75401205376pt)" svg:viewBox="0 0 1 0" svg:d="M0.3096 0L0.6936 0.0808C0.6936 0.0808 0.572 0.256 0.6752 0.3096L0 0.1872C0 0.1872 0.1032 0.1152 0.3096 0.0032L0.3096 0.0032Z" koffice:nodeTypes="ccccccc"/>
          <draw:path draw:style-name="gr176" draw:id="shape1019" draw:name="path2048" draw:layer="g5465" svg:width="0.41630083237pt" svg:height="0.47765659695pt" draw:transform="matrix(1.25438760000 0.00000000000 0.00000000000 1.25438760000 84.59819787450pt 57.42486074752pt)" svg:viewBox="0 0 0 0" svg:d="M0.17816 0.0032L0.25944 0.0312C0.38128 0.0808 0.45632 0.1968 0.39376 0.3408C0.3344 0.4752 0.20944 0.5064 0.08128 0.4528L0 0.4248L0.17504 0" koffice:nodeTypes="cccccc"/>
          <draw:path draw:style-name="gr176" draw:id="shape1020" draw:name="path2050" draw:layer="g5465" svg:width="0.23440000000pt" svg:height="0.43440000000pt" draw:transform="matrix(1.25438760000 0.00000000000 0.00000000000 1.25438760000 85.06081602138pt 57.64061541472pt)" svg:viewBox="0 0 0 0" svg:d="M0.05 0.4344L0 0.4152L0.1844 0L0.2344 0.0088L0.05 0.4344" koffice:nodeTypes="ccccc"/>
          <draw:path draw:style-name="gr176" draw:id="shape1021" draw:name="path2052" draw:layer="g5465" svg:width="0.45392178681pt" svg:height="0.47224423785pt" draw:transform="matrix(1.25438760000 0.00000000000 0.00000000000 1.25438760000 85.29744271127pt 57.77128780474pt)" svg:viewBox="0 0 0 0" svg:d="M0.433201 0.330228C0.383201 0.451828 0.248881 0.504628 0.133201 0.451828C0.0207208 0.401428 -0.0323992 0.267028 0.0207208 0.151828C0.0707208 0.0302277 0.205121 -0.0329723 0.320721 0.0174277C0.433201 0.0670277 0.486321 0.211028 0.433201 0.327028" koffice:nodeTypes="ccccc"/>
          <draw:path draw:style-name="gr176" draw:id="shape1022" draw:name="path2054" draw:layer="g5465" svg:width="0.34322900234pt" svg:height="0.45442531419pt" draw:transform="matrix(1.25438760000 0.00000000000 0.00000000000 1.25438760000 85.84542391893pt 57.97646802807pt)" svg:viewBox="0 0 0 0" svg:d="M0.296349 0.125858C0.286989 0.0978577 0.277629 0.0754577 0.246349 0.0666577C0.218269 0.0570577 0.174509 0.0666577 0.165149 0.0946577C0.146349 0.135458 0.174509 0.166658 0.183869 0.175458L0.212029 0.203458C0.262029 0.244258 0.293229 0.285058 0.262029 0.357058C0.233869 0.437858 0.158909 0.469858 0.0869892 0.447458C0.0276292 0.419458 -0.0161308 0.344258 0.0057092 0.272258L0.0557892 0.281858C0.0369892 0.332258 0.0651492 0.372258 0.105709 0.394658C0.146349 0.413058 0.196349 0.385058 0.208909 0.344258C0.227629 0.294658 0.199469 0.263458 0.168269 0.232258L0.149469 0.213058C0.108909 0.172258 0.0901092 0.132258 0.108909 0.0786577C0.127629 0.0066577 0.199469 -0.0117423 0.262029 0.0066577C0.312029 0.0258577 0.333869 0.0570577 0.343229 0.109858L0.293229 0.119458" koffice:nodeTypes="ccccccccccccccccc"/>
          <draw:path draw:style-name="gr176" draw:id="shape1023" draw:name="path2056" draw:layer="g5465" svg:width="0.39283505413pt" svg:height="0.49213391756pt" draw:transform="matrix(1.25438760000 0.00000000000 0.00000000000 1.25438760000 86.46137062991pt 58.14237045472pt)" svg:viewBox="0 0 0 0" svg:d="M0.139715 0.012L0.0678754 0.2712C0.0490754 0.3432 0.0490754 0.4152 0.127235 0.4376C0.208435 0.4656 0.249075 0.4088 0.270995 0.3344L0.342835 0.0744L0.392835 0.084L0.311555 0.3624C0.292835 0.4528 0.208435 0.5152 0.114675 0.484C0.0115554 0.4656 -0.0196446 0.3712 0.0115554 0.2776L0.0834754 0L0.133475 0.0088" koffice:nodeTypes="ccccccccccc"/>
          <draw:path draw:style-name="gr176" draw:id="shape1024" draw:name="path2058" draw:layer="g5465" svg:width="0.45000000000pt" svg:height="0.55920000000pt" draw:transform="matrix(1.25438760000 0.00000000000 0.00000000000 1.25438760000 86.93457004275pt 58.25175305344pt)" svg:viewBox="0 0 0 1" svg:d="M0.09376 1.13687e-14L0.34064 0.416L0.4 0.084L0.45 0.0936L0.36872 0.5592L0.10936 0.144L0.05 0.4752L0 0.4656L0.09064 0" koffice:nodeTypes="ccccccccc"/>
          <draw:path draw:style-name="gr176" draw:id="shape1025" draw:name="path2060" draw:layer="g5465" svg:width="0.10000000000pt" svg:height="0.45600000000pt" draw:transform="matrix(1.25438760000 0.00000000000 0.00000000000 1.25438760000 87.55002277482pt 58.38120585376pt)" svg:viewBox="0 0 0 0" svg:d="M0.05 0.456L0 0.4472L0.05 0L0.1 0L0.05 0.456" koffice:nodeTypes="ccccc"/>
          <draw:path draw:style-name="gr176" draw:id="shape1026" draw:name="path2062" draw:layer="g5465" svg:width="0.44753400055pt" svg:height="0.46395120544pt" draw:transform="matrix(1.25438760000 0.00000000000 0.00000000000 1.25438760000 87.74518824789pt 58.41114530603pt)" svg:viewBox="0 0 0 0" svg:d="M0.447534 0.235332C0.447534 0.369732 0.334974 0.472932 0.219374 0.463332C0.0849737 0.454532 -0.00878626 0.360132 0.000653742 0.216932C0.000653742 0.0945322 0.103774 -0.0110678 0.228734 0.000932216C0.350654 0.000932216 0.456894 0.113732 0.444414 0.238532" koffice:nodeTypes="ccccc"/>
          <draw:path draw:style-name="gr176" draw:id="shape1027" draw:name="path2064" draw:layer="g5465" svg:width="0.40936000000pt" svg:height="0.47520000000pt" draw:transform="matrix(1.25438760000 0.00000000000 0.00000000000 1.25438760000 88.36928840413pt 58.38120585376pt)" svg:viewBox="0 0 0 0" svg:d="M0 0.0096L0.35312 0.3312L0.32184 0L0.3812 0L0.40936 0.4656L0.05936 0.144L0.08744 0.4752L0.02808 0.4752L0 0.0096" koffice:nodeTypes="ccccccccc"/>
          <draw:path draw:style-name="gr176" draw:id="shape1028" draw:name="path2066" draw:layer="g5465" svg:width="0.27808000000pt" svg:height="0.45600000000pt" draw:transform="matrix(1.25438760000 0.00000000000 0.00000000000 1.25438760000 89.13757572138pt 58.31497418848pt)" svg:viewBox="0 0 0 0" svg:d="M0.13752 0.3968L0.25936 0.3776L0.27808 0.428L0.09376 0.456L0 0.0088L0.05936 0L0.13128 0.3936" koffice:nodeTypes="ccccccc"/>
          <draw:path draw:style-name="gr176" draw:id="shape1029" draw:name="path2068" draw:layer="g5465" svg:width="0.15312000000pt" svg:height="0.45280000000pt" draw:transform="matrix(1.25438760000 0.00000000000 0.00000000000 1.25438760000 89.43160417482pt 58.25576709376pt)" svg:viewBox="0 0 0 0" svg:d="M0.15312 0.444L0.10312 0.4528L0 0.0184L0.05 0L0.15312 0.4472" koffice:nodeTypes="ccccc"/>
          <draw:path draw:style-name="gr176" draw:id="shape1030" draw:name="path2070" draw:layer="g5465" svg:width="0.33164850626pt" svg:height="0.45658900448pt" draw:transform="matrix(1.25438760000 0.00000000000 0.00000000000 1.25438760000 89.59617982794pt 58.20083895479pt)" svg:viewBox="0 0 0 0" svg:d="M0 0.0277888L0.05 0.0093888C0.13128 -0.0090112 0.20312 -0.0090112 0.2344 0.0909888C0.24376 0.109389 0.2344 0.162189 0.2156 0.181389C0.26568 0.171789 0.3188 0.209389 0.32816 0.262189C0.34688 0.353389 0.28752 0.406189 0.2156 0.427789L0.12192 0.456589L1.13687e-14 0.0221888" koffice:nodeTypes="cccccccc"/>
          <draw:path draw:style-name="gr176" draw:id="shape1031" draw:name="path2072" draw:layer="g5465" svg:width="0.36880000000pt" svg:height="0.50000000000pt" draw:transform="matrix(1.25438760000 0.00000000000 0.00000000000 1.25438760000 89.97249610794pt 58.01693169472pt)" svg:viewBox="0 0 0 1" svg:d="M0.00312 0.0808L0.23128 0L0.24064 0.0496L0.07504 0.1088L0.1156 0.2312L0.28128 0.1712L0.29064 0.2216L0.13752 0.2712L0.18752 0.4376L0.35 0.3776L0.3688 0.428L0.15312 0.5L0 0.0744" koffice:nodeTypes="ccccccccccccc"/>
          <draw:path draw:style-name="gr176" draw:id="shape1032" draw:name="path2074" draw:layer="g5465" svg:width="0.42192000000pt" svg:height="0.47200000000pt" draw:transform="matrix(1.25438760000 0.00000000000 0.00000000000 1.25438760000 90.34489869862pt 57.92661578752pt)" svg:viewBox="0 0 0 0" svg:d="M0.42192 0.372L0.35936 0.3904L0.17504 0.2688L0.15624 0.2776L0.2156 0.4528L0.17504 0.472L0 0.0464L0.05936 0.028C0.1 0.0096 0.13128 0 0.17192 0C0.21248 0.0096 0.25312 0.0496 0.26248 0.0808C0.28128 0.1408 0.27192 0.2032 0.21248 0.2344L0.41872 0.3688" koffice:nodeTypes="cccccccccccc"/>
          <draw:path draw:style-name="gr176" draw:id="shape1033" draw:name="path2076" draw:layer="g5465" svg:width="0.32808000000pt" svg:height="0.47520000000pt" draw:transform="matrix(1.25438760000 0.00000000000 0.00000000000 1.25438760000 90.68990546413pt 57.72992781184pt)" svg:viewBox="0 0 0 0" svg:d="M0.32496 0.4472L0.27496 0.4752L0.10936 0.1032L0.01872 0.144L0 0.1032L0.22808 0L0.25624 0.0408L0.15312 0.0816L0.32808 0.444" koffice:nodeTypes="ccccccccc"/>
          <draw:path draw:style-name="gr176" draw:id="shape1034" draw:name="path2078" draw:layer="g5465" svg:width="0.39376000000pt" svg:height="0.51920000000pt" draw:transform="matrix(1.25438760000 0.00000000000 0.00000000000 1.25438760000 91.20731526138pt 57.57739427968pt)" svg:viewBox="0 0 0 1" svg:d="M0.06872 0.3688L0.07808 0.4904L0.02808 0.5192L0 0L0.39376 0.3216L0.35312 0.3504L0.25 0.2688L0.07496 0.3592" koffice:nodeTypes="cccccccc"/>
          <draw:path draw:style-name="gr176" draw:id="shape1035" draw:name="path2080" draw:layer="g5465" svg:width="0.43582157696pt" svg:height="0.47795699047pt" draw:transform="matrix(1.25438760000 0.00000000000 0.00000000000 1.25438760000 91.47384753862pt 57.35015332691pt)" svg:viewBox="0 0 0 0" svg:d="M0 0.0843569L0.07192 0.0435569C0.1844 -0.0284431 0.31872 -0.0156431 0.40336 0.115557C0.47536 0.237157 0.42176 0.362757 0.3 0.437157L0.22816 0.477957L0 0.0843569" koffice:nodeTypes="cccccc"/>
          <draw:path draw:style-name="gr7" draw:id="shape1036" draw:name="path2082" draw:layer="g5465" svg:width="0.47443674604pt" svg:height="0.73266746024pt" draw:transform="matrix(1.25438760000 0.00000000000 0.00000000000 1.25438760000 88.06787778517pt 61.27938450734pt)" svg:viewBox="0 0 0 1" svg:d="M0.0339651 0.123967C0.0339651 0.123967 0.124605 -0.135233 0.343405 0.0959669C0.343405 0.0959669 0.593405 0.686367 0.402765 0.707967C0.218365 0.727167 0.0308451 0.767967 0.00900508 0.667967C-0.0191549 0.564767 0.0277251 0.127167 0.0277251 0.127167" koffice:nodeTypes="ccccc"/>
          <draw:path draw:style-name="gr7" draw:id="shape1037" draw:name="path2084" draw:layer="g5465" svg:width="1.05108431319pt" svg:height="1.24984146142pt" draw:transform="matrix(1.25438760000 0.00000000000 0.00000000000 1.25438760000 88.44766254138pt 59.96143016399pt)" svg:viewBox="0 0 1 1" svg:d="M0 0.854584C0 0.854584 0.0608573 0.148177 0.189051 0.108335C0.313965 0.0760816 0.711259 -0.087082 0.945093 0.061536C1.17901 0.21458 0.964367 0.948181 0.884235 1.02217C0.800987 1.08668 0.672793 1.29158 0.172976 1.24225L0.112119 1.06202C0.112119 1.06202 0.365226 1.04684 0.538202 0.972845C0.717657 0.908971 0.772117 0.852054 0.759322 0.778063C0.740048 0.681303 0.749644 0.310708 0.611936 0.276557C0.48694 0.244304 0.281896 0.194975 0.281896 0.194975C0.281896 0.194975 0.0929263 0.753399 0.0480625 0.908971L0.0063974 0.86154" koffice:nodeTypes="cccccccccccc"/>
          <draw:path draw:style-name="gr7" draw:id="shape1038" draw:name="path2086" draw:layer="g5465" svg:width="1.08513956058pt" svg:height="1.52190436240pt" draw:transform="matrix(1.25438760000 0.00000000000 0.00000000000 1.25438760000 86.77639096821pt 61.85353522030pt)" svg:viewBox="0 0 1 2" svg:d="M1.08514 0.180618C1.08514 0.180618 0.176944 0.61399 0.642459 1.27626C0.642459 1.27626 0.45037 1.27626 0.329949 1.11575C0.329949 1.11575 0.170361 1.37745 0.320116 1.5219C0.320116 1.5219 -0.295071 1.06062 0.180194 0.515591C0.66521 -0.0378128 1.05589 0.000569563 1.05589 0.000569563L1.08514 0.180618" koffice:nodeTypes="ccccccc"/>
          <draw:path draw:style-name="gr33" draw:id="shape1039" draw:name="path2088" draw:layer="g5465" svg:width="1.08513956058pt" svg:height="1.52190436240pt" draw:transform="matrix(1.25438760000 0.00000000000 0.00000000000 1.25438760000 86.77639096821pt 61.85353522030pt)" svg:viewBox="0 0 1 2" svg:d="M1.08514 0.180618C1.08514 0.180618 0.176944 0.61399 0.642459 1.27626C0.642459 1.27626 0.45037 1.27626 0.329949 1.11575C0.329949 1.11575 0.170361 1.37745 0.320116 1.5219C0.320116 1.5219 -0.295071 1.06062 0.180194 0.515591C0.66521 -0.0378128 1.05589 0.000569563 1.05589 0.000569563L1.08514 0.180618L1.08514 0.180618" koffice:nodeTypes="cccccccc"/>
          <draw:path draw:style-name="gr7" draw:id="shape1040" draw:name="path2090" draw:layer="g5465" svg:width="1.33148200414pt" svg:height="1.18857616386pt" draw:transform="matrix(1.25438760000 0.00000000000 0.00000000000 1.25438760000 86.63565295965pt 59.98794864416pt)" svg:viewBox="0 0 1 1" svg:d="M1.33148 0.985443C1.33148 0.985443 0.891521 0.785625 0.26777 0.899102C0.26777 0.899102 -0.0207041 0.299034 0.0910854 0.106C0.137887 0.0196594 0.231676 0.0122588 0.231676 0.0122588C0.231676 0.0122588 -0.078399 -0.115402 0.0188976 0.453214C0.112686 1.02183 0.282171 1.18094 0.282171 1.18094C0.282171 1.18094 1.1079 1.21178 1.29908 1.14949L1.33148 0.990377" koffice:nodeTypes="cccccccc"/>
          <draw:path draw:style-name="gr33" draw:id="shape1041" draw:name="path2092" draw:layer="g5465" svg:width="1.33148200414pt" svg:height="1.18857616386pt" draw:transform="matrix(1.25438760000 0.00000000000 0.00000000000 1.25438760000 86.63565295965pt 59.98794864416pt)" svg:viewBox="0 0 1 1" svg:d="M1.33148 0.985443C1.33148 0.985443 0.891521 0.785625 0.26777 0.899102C0.26777 0.899102 -0.0207041 0.299034 0.0910854 0.106C0.137887 0.0196594 0.231676 0.0122588 0.231676 0.0122588C0.231676 0.0122588 -0.078399 -0.115402 0.0188976 0.453214C0.112686 1.02183 0.282171 1.18094 0.282171 1.18094C0.282171 1.18094 1.1079 1.21178 1.29908 1.14949L1.33148 0.990377L1.33148 0.990377Z" koffice:nodeTypes="cccccccccc"/>
          <draw:path draw:style-name="gr7" draw:id="shape1042" draw:name="path2094" draw:layer="g5465" svg:width="1.36083493747pt" svg:height="1.83653716687pt" draw:transform="matrix(1.25438760000 0.00000000000 0.00000000000 1.25438760000 86.82359866000pt 59.89150363672pt)" svg:viewBox="0 0 1 2" svg:d="M1.17129 1.83654C1.17129 1.83654 0.289102 0.117072 0.0557919 0.117072C0.0557919 0.117072 -0.195715 0.0791267 0.369267 0.00757273C0.573459 -0.0184468 0.890573 0.00757273 1.03644 0.329565C1.19313 0.638548 1.30251 1.37035 1.36083 1.48094C1.36083 1.48094 1.19313 1.53623 1.16765 1.8322" koffice:nodeTypes="cccccc"/>
          <draw:path draw:style-name="gr33" draw:id="shape1043" draw:name="path2096" draw:layer="g5465" svg:width="1.36083493747pt" svg:height="1.83653716687pt" draw:transform="matrix(1.25438760000 0.00000000000 0.00000000000 1.25438760000 86.82359866000pt 59.89150363672pt)" svg:viewBox="0 0 1 2" svg:d="M1.17129 1.83654C1.17129 1.83654 0.289102 0.117072 0.0557919 0.117072C0.0557919 0.117072 -0.195715 0.0791267 0.369267 0.00757273C0.573459 -0.0184468 0.890573 0.00757273 1.03644 0.329565C1.19313 0.638548 1.30251 1.37035 1.36083 1.48094C1.36083 1.48094 1.19313 1.53623 1.16765 1.8322L1.16765 1.8322Z" koffice:nodeTypes="cccccccc"/>
          <draw:path draw:style-name="gr177" draw:id="shape1044" draw:name="path2098" draw:layer="g5465" svg:width="1.21890710611pt" svg:height="1.60174336000pt" draw:transform="matrix(1.25438760000 0.00000000000 0.00000000000 1.25438760000 86.69819008092pt 60.00789569344pt)" svg:viewBox="0 0 1 2" svg:d="M1.21891 1.59769C1.21891 1.59769 0.656555 1.29699 0.587575 1.21801C0.52195 1.14309 0.404657 0.24502 0.463304 0.300707C0.463304 0.300707 0.24594 0 0.166625 0C0.121757 0 -0.0369606 0.13061 0.00790773 0.446504C0.052776 0.77556 0.121757 1.26155 0.20116 1.45898C0.20116 1.45898 0.635888 1.2656 1.21891 1.60174" koffice:nodeTypes="ccccccc"/>
          <draw:path draw:style-name="gr33" draw:id="shape1045" draw:name="path2100" draw:layer="g5465" svg:width="1.21890710611pt" svg:height="1.60174336000pt" draw:transform="matrix(1.25438760000 0.00000000000 0.00000000000 1.25438760000 86.69819008092pt 60.00789569344pt)" svg:viewBox="0 0 1 2" svg:d="M1.21891 1.59769C1.21891 1.59769 0.656555 1.29699 0.587575 1.21801C0.52195 1.14309 0.404657 0.24502 0.463304 0.300707C0.463304 0.300707 0.24594 0 0.166625 0C0.121757 0 -0.0369606 0.13061 0.00790773 0.446504C0.052776 0.77556 0.121757 1.26155 0.20116 1.45898C0.20116 1.45898 0.635888 1.2656 1.21891 1.60174L1.21891 1.60174Z" koffice:nodeTypes="ccccccccc"/>
          <draw:path draw:style-name="gr7" draw:id="shape1046" draw:name="path2102" draw:layer="g5465" svg:width="1.27274498560pt" svg:height="1.37116800000pt" draw:transform="matrix(1.25438760000 0.00000000000 0.00000000000 1.25438760000 88.65538912794pt 61.93664206720pt)" svg:viewBox="0 0 1 1" svg:d="M0 0.116582C0 0.116582 0.303249 0.253699 0.303249 0.519984C0.303249 0.776333 0.454784 1.24995 0.736824 1.35328C0.736824 1.35328 0.803791 1.15655 0.899008 1.12277C0.899008 1.12277 1.17753 1.37117 1.27274 1.37117C1.27274 1.37117 1.11056 1.14132 1.11056 1.03732C1.11056 0.936634 0.973015 0.530582 0.832041 0.437184C0.694586 0.325901 0.398376 0.0854496 1.28257e-14 0L1.28257e-14 0.119232" koffice:nodeTypes="ccccccccc"/>
          <draw:path draw:style-name="gr33" draw:id="shape1047" draw:name="path2104" draw:layer="g5465" svg:width="1.27274498560pt" svg:height="1.37116800000pt" draw:transform="matrix(1.25438760000 0.00000000000 0.00000000000 1.25438760000 88.65538912794pt 61.93664206720pt)" svg:viewBox="0 0 1 1" svg:d="M0 0.116582C0 0.116582 0.303249 0.253699 0.303249 0.519984C0.303249 0.776333 0.454784 1.24995 0.736824 1.35328C0.736824 1.35328 0.803791 1.15655 0.899008 1.12277C0.899008 1.12277 1.17753 1.37117 1.27274 1.37117C1.27274 1.37117 1.11056 1.14132 1.11056 1.03732C1.11056 0.936634 0.973015 0.530582 0.832041 0.437184C0.694586 0.325901 0.398376 0.0854496 1.28257e-14 0L1.28257e-14 0.119232L1.28257e-14 0.119232Z" koffice:nodeTypes="ccccccccccc"/>
          <draw:path draw:style-name="gr177" draw:id="shape1048" draw:name="path2106" draw:layer="g5465" svg:width="0.41872000000pt" svg:height="1.10000000000pt" draw:transform="matrix(1.25438760000 0.00000000000 0.00000000000 1.25438760000 88.50255454275pt 60.25877321344pt)" svg:viewBox="0 0 0 1" svg:d="M0.22808 0L0 0.9032L0.05936 1.1C0.05936 1.1 0.14064 1.0816 0.1812 0.9784C0.22184 0.8656 0.34688 0.0968 0.41872 0.0624L0.22184 0.0032" koffice:nodeTypes="cccccc"/>
          <draw:path draw:style-name="gr33" draw:id="shape1049" draw:name="path2108" draw:layer="g5465" svg:width="0.41872000000pt" svg:height="1.10000000000pt" draw:transform="matrix(1.25438760000 0.00000000000 0.00000000000 1.25438760000 88.50255454275pt 60.25877321344pt)" svg:viewBox="0 0 0 1" svg:d="M0.22808 0L0 0.9032L0.05936 1.1C0.05936 1.1 0.14064 1.0816 0.1812 0.9784C0.22184 0.8656 0.34688 0.0968 0.41872 0.0624L0.22184 0.0032L0.22184 0.0032Z" koffice:nodeTypes="cccccccc"/>
          <draw:path draw:style-name="gr178" draw:id="shape1050" draw:name="path2110" draw:layer="g5465" svg:width="0.57293999988pt" svg:height="0.49680000000pt" draw:transform="matrix(1.25438760000 0.00000000000 0.00000000000 1.25438760000 87.35265691799pt 61.92058590592pt)" svg:viewBox="0 0 1 0" svg:d="M0.57294 0.0504C0.57294 0.0504 0.15734 0.172 0.00102041 0.4968C0.00102041 0.4968 -0.0489796 0.2912 0.55102 0L0.56982 0.0504" koffice:nodeTypes="cccc"/>
          <draw:path draw:style-name="gr178" draw:id="shape1051" draw:name="path2112" draw:layer="g5465" svg:width="0.36256000000pt" svg:height="0.27760000000pt" draw:transform="matrix(1.25438760000 0.00000000000 0.00000000000 1.25438760000 88.67104388518pt 61.98380704096pt)" svg:viewBox="0 0 0 0" svg:d="M0 1.13687e-14C0 1.13687e-14 0.29064 0.112 0.36256 0.2776C0.36256 0.2776 0.0844 0.1032 0 0.072L0 0" koffice:nodeTypes="cccc"/>
          <draw:path draw:style-name="gr178" draw:id="shape1052" draw:name="path2114" draw:layer="g5465" svg:width="0.80000000000pt" svg:height="0.08759166942pt" draw:transform="matrix(1.25438760000 0.00000000000 0.00000000000 1.25438760000 87.07957724931pt 61.68175050688pt)" svg:viewBox="0 0 1 0" svg:d="M0.79064 0C0.79064 0 0.14688 0.1032 0 0.072C0 0.072 0.19688 0.1128 0.8 0.0624L0.79064 0.0032" koffice:nodeTypes="cccc"/>
          <draw:path draw:style-name="gr178" draw:id="shape1053" draw:name="path2116" draw:layer="g5465" svg:width="0.32969847168pt" svg:height="1.06113763783pt" draw:transform="matrix(1.25438760000 0.00000000000 0.00000000000 1.25438760000 89.32440121512pt 60.24571912850pt)" svg:viewBox="0 0 0 1" svg:d="M0.0417024 0.751207C0.0417024 0.751207 0.113542 1.07281 0.163542 1.06081C0.213542 1.03201 0.316662 0.520007 0.329142 0.272807C0.338582 0.0448068 0.226022 -0.0175932 0.135462 0.00400674C0.0448224 0.00400674 -0.00829762 0.220007 0.00106238 0.313607C0.00106238 0.404007 0.0291424 0.697607 0.0417024 0.748007" koffice:nodeTypes="cccccc"/>
          <draw:path draw:style-name="gr178" draw:id="shape1054" draw:name="path2118" draw:layer="g5465" svg:width="0.30077818777pt" svg:height="0.72193326047pt" draw:transform="matrix(1.25438760000 0.00000000000 0.00000000000 1.25438760000 88.29472760518pt 61.27031137408pt)" svg:viewBox="0 0 0 1" svg:d="M0.16568 0.1C0.16568 0.1 0.42504 0.6808 0.22504 0.712C0.02816 0.7408 0.30632 0.7312 0.17504 0.3408C0.12504 0.1872 0.04064 0 0 0C0 0 0.14376 0.0592 0.16568 0.1032" koffice:nodeTypes="ccccc"/>
          <draw:path draw:style-name="gr33" draw:id="shape1055" draw:name="path2120" draw:layer="g5465" svg:width="1.76356160572pt" svg:height="1.59015384100pt" draw:transform="matrix(1.25438760000 0.00000000000 0.00000000000 1.25438760000 88.06787778931pt 59.96143014679pt)" svg:viewBox="0 0 2 2" svg:d="M0.0451053 1.04739C0.0451053 1.04739 0.165474 0.816274 0.456038 1.02243C0.456038 1.02243 0.788035 1.54887 0.534868 1.56813C0.289986 1.58525 0.0409619 1.62163 0.0119586 1.53246C-0.0254375 1.44044 0.0368186 1.05025 0.0368186 1.05025L0.0368186 1.05025ZM0.402069 0.963933C0.402069 0.963933 0.480898 0.167137 0.64695 0.122197C0.808752 0.0858166 1.32337 -0.0982246 1.62627 0.0694099C1.92926 0.242037 1.65123 1.06951 1.54744 1.15297C1.43961 1.22573 1.27355 1.45685 0.626127 1.40121L0.547298 1.19791C0.547298 1.19791 0.875151 1.18079 1.09921 1.09733C1.33167 1.02528 1.40221 0.961079 1.38564 0.877621C1.36067 0.76848 1.3731 0.350464 1.19472 0.311944C1.03281 0.275564 0.767212 0.219924 0.767212 0.219924C0.767212 0.219924 0.522438 0.8498 0.464325 1.02528L0.410355 0.971779L0.410355 0.971779Z" koffice:nodeTypes="ccccccccccccccccccccc"/>
          <draw:path draw:style-name="gr8" draw:id="shape1056" draw:name="path2122" draw:layer="g5465" svg:width="0.36784699343pt" svg:height="0.34219497869pt" draw:transform="matrix(1.25438760000 0.00000000000 0.00000000000 1.25438760000 75.50116953305pt 59.15516898794pt)" svg:viewBox="0 0 0 0" svg:d="M0.367847 0.132595L0.349047 0.104595C0.277207 0.00139523 0.205367 -0.0386047 0.089687 0.0453953C-0.032153 0.126995 -0.013433 0.220595 0.049047 0.314195L0.077207 0.342195L0.364727 0.135795" koffice:nodeTypes="cccccc"/>
          <draw:path draw:style-name="gr8" draw:id="shape1057" draw:name="path2124" draw:layer="g5465" svg:width="0.39883895837pt" svg:height="0.43226206127pt" draw:transform="matrix(1.25438760000 0.00000000000 0.00000000000 1.25438760000 81.09921070843pt 63.96942433840pt)" svg:viewBox="0 0 0 0" svg:d="M0.398839 0.0602624L0.358199 0.0418624C0.223799 -0.0173376 0.111319 -0.0301376 0.0269188 0.113862C-0.0449212 0.266662 0.0362788 0.341862 0.161319 0.413862L0.201959 0.432262L0.398839 0.0602624" koffice:nodeTypes="cccccc"/>
          <draw:path draw:style-name="gr8" draw:id="shape1058" draw:name="path2126" draw:layer="g5465" svg:width="0.44076198693pt" svg:height="0.43908104207pt" draw:transform="matrix(1.25438760000 0.00000000000 0.00000000000 1.25438760000 78.12229398129pt 61.96187923666pt)" svg:viewBox="0 0 0 0" svg:d="M0.440762 0.129481L0.390762 0.0894808C0.268922 -0.0137192 0.175162 -0.0449192 0.059482 0.0894808C-0.052998 0.223881 0.00948197 0.317481 0.118922 0.411081L0.168922 0.439081L0.437642 0.129481" koffice:nodeTypes="cccccc"/>
          <draw:path draw:style-name="gr8" draw:id="shape1059" draw:name="path2128" draw:layer="g5465" svg:width="0.44112201988pt" svg:height="0.43204700350pt" draw:transform="matrix(1.25438760000 0.00000000000 0.00000000000 1.25438760000 76.08742682912pt 58.59991196366pt)" svg:viewBox="0 0 0 0" svg:d="M0.441122 0.209647L0.400482 0.160047C0.319202 0.0384471 0.225442 -0.0559529 0.0785616 0.0384471C-0.0651184 0.140847 0.0192016 0.275247 0.0880016 0.391247L0.116082 0.432047L0.438002 0.216047" koffice:nodeTypes="cccccc"/>
          <draw:path draw:style-name="gr8" draw:id="shape1060" draw:name="path2130" draw:layer="g5465" svg:width="0.83811895269pt" svg:height="0.31474346280pt" draw:transform="matrix(1.25438760000 0.00000000000 0.00000000000 1.25438760000 72.82270954275pt 49.02610852344pt)" svg:viewBox="0 0 1 0" svg:d="M0.835365 0.314743L0.835365 0.286692C0.861145 0.0955866 0.703754 0.013184 0.454888 0.000931318C0.180241 -0.00961588 0.0285632 0.069286 0.00856897 0.244594L0 0.272645L0.835365 0.312993" koffice:nodeTypes="cccccc"/>
          <draw:path draw:style-name="gr8" draw:id="shape1061" draw:name="path2132" draw:layer="g5465" svg:width="0.48432000000pt" svg:height="0.46560000000pt" draw:transform="matrix(1.25438760000 0.00000000000 0.00000000000 1.25438760000 77.26795814413pt 39.92163793216pt)" svg:viewBox="0 0 0 0" svg:d="M0.00936 0L0 0L0.24688 0.4656L0.48432 0.2192L0.00624 0.0032" koffice:nodeTypes="ccccc"/>
          <draw:path draw:style-name="gr8" draw:id="shape1062" draw:name="path2134" draw:layer="g5465" svg:width="0.37192000000pt" svg:height="0.51920000000pt" draw:transform="matrix(1.25438760000 0.00000000000 0.00000000000 1.25438760000 81.96007022518pt 36.61707923872pt)" svg:viewBox="0 0 0 1" svg:d="M0.00312 0L0.06256 0.5192L0.37192 0.3848L0 0" koffice:nodeTypes="cccc"/>
          <draw:path draw:style-name="gr8" draw:id="shape1063" draw:name="path2136" draw:layer="g5465" svg:width="0.43794204812pt" svg:height="0.86246104445pt" draw:transform="matrix(1.25438760000 0.00000000000 0.00000000000 1.25438760000 83.68881704000pt 35.72710676730pt)" svg:viewBox="0 0 0 1" svg:d="M0.171637 0.862461L0.198532 0.84463C0.417763 0.760677 0.473564 0.557851 0.417763 0.314164C0.363975 0.0437297 0.233685 -0.0521108 0.0330886 0.0266419L0 0.0437297L0.171637 0.862461" koffice:nodeTypes="cccccc"/>
          <draw:path draw:style-name="gr8" draw:id="shape1064" draw:name="path2138" draw:layer="g5465" svg:width="0.71326424864pt" svg:height="0.86171243289pt" draw:transform="matrix(1.25438760000 0.00000000000 0.00000000000 1.25438760000 85.81059268513pt 35.19819186474pt)" svg:viewBox="0 0 1 1" svg:d="M0.00192281 0.472998C0.0256377 0.664596 0.210425 0.888127 0.413658 0.859164C0.606283 0.82129 0.727695 0.559885 0.711885 0.36903C0.688103 0.16555 0.511288 -0.0260481 0.308055 0.00291436C0.099553 0.0289063 -0.0165897 0.261349 0.00192281 0.475969" koffice:nodeTypes="ccccc"/>
          <draw:path draw:style-name="gr8" draw:id="shape1065" draw:name="path2140" draw:layer="g5465" svg:width="0.30000000000pt" svg:height="0.41600000000pt" draw:transform="matrix(1.25438760000 0.00000000000 0.00000000000 1.25438760000 88.28690022656pt 35.02952629216pt)" svg:viewBox="0 0 0 0" svg:d="M0.00312 0.4128L0.03128 0.4128C0.1844 0.4128 0.3 0.372 0.3 0.2064C0.3 0.0312 0.18752 0 0.04064 0L0 0L0 0.416" koffice:nodeTypes="cccccc"/>
          <draw:path draw:style-name="gr8" draw:id="shape1066" draw:name="path2142" draw:layer="g5465" svg:width="0.43440000000pt" svg:height="0.49680000000pt" draw:transform="matrix(1.25438760000 0.00000000000 0.00000000000 1.25438760000 97.43991566624pt 38.69534861440pt)" svg:viewBox="0 0 0 0" svg:d="M0.4344 0L0 0.2904L0.2592 0.4968L0.4344 0" koffice:nodeTypes="cccc"/>
          <draw:path draw:style-name="gr8" draw:id="shape1067" draw:name="path2144" draw:layer="g5465" svg:width="0.49760000000pt" svg:height="0.43440000000pt" draw:transform="matrix(1.25438760000 0.00000000000 0.00000000000 1.25438760000 100.10122439840pt 41.59147870528pt)" svg:viewBox="0 0 0 0" svg:d="M0.4976 1.13687e-14L0 0.1664L0.1976 0.4344L0.4976 0" koffice:nodeTypes="cccc"/>
          <draw:path draw:style-name="gr8" draw:id="shape1068" draw:name="path2146" draw:layer="g5465" svg:width="0.41869367751pt" svg:height="0.33413686211pt" draw:transform="matrix(1.25438760000 0.00000000000 0.00000000000 1.25438760000 102.98330534816pt 47.17400528032pt)" svg:viewBox="0 0 0 0" svg:d="M0 0.0844L0 0.11248C0.028 0.2656 0.0904 0.35936 0.2592 0.32816C0.4344 0.3 0.4344 0.17504 0.4024 0.02816L0.4024 0L0 0.08128" koffice:nodeTypes="cccccc"/>
          <draw:path draw:style-name="gr8" draw:id="shape1069" draw:name="path2148" draw:layer="g5465" svg:width="0.51840000000pt" svg:height="0.34064000000pt" draw:transform="matrix(1.25438760000 0.00000000000 0.00000000000 1.25438760000 102.88094732000pt 52.17590092307pt)" svg:viewBox="0 0 1 0" svg:d="M0.5184 0.22496L0.5184 0.2156L0.0408 0L0 0.34064L0.5184 0.22808" koffice:nodeTypes="ccccc"/>
          <draw:path draw:style-name="gr8" draw:id="shape1070" draw:name="path2150" draw:layer="g5465" svg:width="0.41410001047pt" svg:height="0.43416171334pt" draw:transform="matrix(1.25438760000 0.00000000000 0.00000000000 1.25438760000 97.89287464488pt 62.02294393408pt)" svg:viewBox="0 0 0 0" svg:d="M0.1453 0L0.1261 0.0184C0.00450031 0.1216 -0.0482997 0.2248 0.0549003 0.3496C0.1669 0.484 0.2701 0.4408 0.3861 0.3408L0.4141 0.3216L0.1453 0" koffice:nodeTypes="cccccc"/>
          <draw:path draw:style-name="gr8" draw:id="shape1071" draw:name="path2152" draw:layer="g5465" svg:width="0.42480000000pt" svg:height="0.49680000000pt" draw:transform="matrix(1.25438760000 0.00000000000 0.00000000000 1.25438760000 95.93866458656pt 62.95219426816pt)" svg:viewBox="0 0 0 0" svg:d="M0.416 0.4968L0.4248 0.4968L0.2904 0L0 0.1744L0.416 0.4968" koffice:nodeTypes="ccccc"/>
          <draw:path draw:style-name="gr8" draw:id="shape1072" draw:name="path2154" draw:layer="g5465" svg:width="0.57192000000pt" svg:height="0.36248000000pt" draw:transform="matrix(1.25438760000 0.00000000000 0.00000000000 1.25438760000 73.17152964656pt 52.95201561894pt)" svg:viewBox="0 0 1 0" svg:d="M0 0.29064L0.57192 0.36248L0.51256 0L0.00312 0.29064" koffice:nodeTypes="cccc"/>
          <draw:path draw:style-name="gr8" draw:id="shape1073" draw:name="path2156" draw:layer="g5465" svg:width="0.26490271208pt" svg:height="0.32169068721pt" draw:transform="matrix(1.25438760000 0.00000000000 0.00000000000 1.25438760000 84.70406818794pt 57.53825738656pt)" svg:viewBox="0 0 0 0" svg:d="M1.13687e-14 0.2968L0.0188 0.2968C0.1 0.3376 0.20312 0.3376 0.24688 0.2248C0.29688 0.1128 0.23752 0.0504 0.1344 0.0096L0.12504 0L0 0.3" koffice:nodeTypes="cccccc"/>
          <draw:path draw:style-name="gr8" draw:id="shape1074" draw:name="path2158" draw:layer="g5465" svg:width="0.30631735655pt" svg:height="0.33000803437pt" draw:transform="matrix(1.25438760000 0.00000000000 0.00000000000 1.25438760000 85.38944837211pt 57.86390394172pt)" svg:viewBox="0 0 0 0" svg:d="M0.294254 0.225194C0.322414 0.143594 0.303614 0.049994 0.212974 0.00919399C0.131774 -0.018806 0.0473737 0.018794 0.0160937 0.099594C-0.0244663 0.190794 0.0160937 0.284394 0.0880137 0.315594C0.159854 0.356394 0.262974 0.305994 0.294254 0.221994" koffice:nodeTypes="ccccc"/>
          <draw:path draw:style-name="gr8" draw:id="shape1075" draw:name="path2160" draw:layer="g5465" svg:width="0.31032728479pt" svg:height="0.34080000000pt" draw:transform="matrix(1.25438760000 0.00000000000 0.00000000000 1.25438760000 87.82438243069pt 58.48657441216pt)" svg:viewBox="0 0 0 0" svg:d="M0.30936 0.1752C0.31872 0.0848 0.25936 0.0096 0.1656 0C0.07496 0 0.00936 0.072 0 0.1656C0 0.2472 0.05936 0.3288 0.15624 0.3408C0.23752 0.3408 0.30936 0.2688 0.30936 0.1752" koffice:nodeTypes="ccccc"/>
          <draw:path draw:style-name="gr8" draw:id="shape1076" draw:name="path2162" draw:layer="g5465" svg:width="0.11717963306pt" svg:height="0.14521501214pt" draw:transform="matrix(1.25438760000 0.00000000000 0.00000000000 1.25438760000 89.69030907344pt 58.26929573306pt)" svg:viewBox="0 0 0 0" svg:d="M0.04056 0.142015L0.05 0.133215C0.09064 0.123615 0.1312 0.114015 0.11248 0.0516149C0.09376 -0.00758506 0.06248 -0.00758506 0.00936 0.0108149L0 0.0108149L0.04056 0.145215" koffice:nodeTypes="cccccc"/>
          <draw:path draw:style-name="gr8" draw:id="shape1077" draw:name="path2164" draw:layer="g5465" svg:width="0.13739261697pt" svg:height="0.15037201130pt" draw:transform="matrix(1.25438760000 0.00000000000 0.00000000000 1.25438760000 89.76476952138pt 58.50969020409pt)" svg:viewBox="0 0 0 0" svg:d="M0.03128 0.147172L0.07184 0.138372C0.11248 0.119172 0.15312 0.097572 0.13128 0.047172C0.12184 -0.012028 0.05936 -0.00242795 0.01872 0.00717205L0 0.00717205L0.02808 0.150372" koffice:nodeTypes="cccccc"/>
          <draw:path draw:style-name="gr8" draw:id="shape1078" draw:name="path2166" draw:layer="g5465" svg:width="0.14055188184pt" svg:height="0.15342699840pt" draw:transform="matrix(1.25438760000 0.00000000000 0.00000000000 1.25438760000 90.44685532275pt 58.00811761883pt)" svg:viewBox="0 0 0 0" svg:d="M0.05 0.150227L0.05936 0.150227C0.10936 0.131827 0.16248 0.100627 0.1312 0.0382266C0.11248 -0.0121734 0.05 -0.0025734 0.00936 0.0102266L0 0.0190266L0.05 0.153427" koffice:nodeTypes="cccccc"/>
          <draw:path draw:style-name="gr8" draw:id="shape1079" draw:name="path2168" draw:layer="g5465" svg:width="0.13440000000pt" svg:height="0.18480000000pt" draw:transform="matrix(1.25438760000 0.00000000000 0.00000000000 1.25438760000 91.27394833069pt 57.72992781184pt)" svg:viewBox="0 0 0 0" svg:d="M0.00312 1.13687e-14L0.01248 0.1848L0.1344 0.1128L0 0" koffice:nodeTypes="cccc"/>
          <draw:path draw:style-name="gr8" draw:id="shape1080" draw:name="path2170" draw:layer="g5465" svg:width="0.28685409625pt" svg:height="0.31578902044pt" draw:transform="matrix(1.25438760000 0.00000000000 0.00000000000 1.25438760000 91.57971785206pt 57.43616410835pt)" svg:viewBox="0 0 0 0" svg:d="M0.1656 0.315789L0.17496 0.315789C0.2656 0.266189 0.31896 0.181389 0.2656 0.0781889C0.19376 -0.0250111 0.1 -0.0122111 0.01872 0.0373889L0 0.0469889L0.1656 0.315789" koffice:nodeTypes="cccccc"/>
          <draw:path draw:style-name="gr179" draw:id="shape1081" draw:name="path2172" draw:layer="g5465" svg:width="0.16065578682pt" svg:height="0.17610300334pt" draw:transform="matrix(1.25438760000 0.00000000000 0.00000000000 1.25438760000 86.26031162000pt 45.97267462968pt)" svg:viewBox="0 0 0 0" svg:d="M0.1 0.176103L0.14064 0.104903C0.16872 0.0641029 0.16872 0.0329029 0.13128 0.0137029C0.10312 -0.0142971 0.07184 0.0049029 0.05 0.0329029L0 0.113703L0.10312 0.173703" koffice:nodeTypes="cccccc"/>
          <draw:path draw:style-name="gr179" draw:id="shape1082" draw:name="path2174" draw:layer="g5465" svg:width="0.16248000000pt" svg:height="0.11280000000pt" draw:transform="matrix(1.25438760000 0.00000000000 0.00000000000 1.25438760000 88.17330288550pt 45.00240946720pt)" svg:viewBox="0 0 0 0" svg:d="M0 0.1096L0.09056 0.1096C0.1312 0.1096 0.14992 0.1 0.16248 0.0592C0.16248 0.0184 0.14368 0.0096 0.09056 0.0096L0.00936 0L0 0.1128" koffice:nodeTypes="cccccc"/>
          <draw:path draw:style-name="gr180" draw:id="shape1083" draw:name="path2176" draw:layer="g5465" svg:width="0.17184000000pt" svg:height="0.12240000000pt" draw:transform="matrix(1.25438760000 0.00000000000 0.00000000000 1.25438760000 88.17330288550pt 45.19809393280pt)" svg:viewBox="0 0 0 0" svg:d="M0 0.1192L0.09056 0.1192C0.14056 0.1192 0.17184 0.1 0.17184 0.0688C0.17184 0.0192 0.1312 0.0096 0.09056 0.0096L0 0L0 0.1224" koffice:nodeTypes="cccccc"/>
          <draw:path draw:style-name="gr179" draw:id="shape1084" draw:name="path2178" draw:layer="g5465" svg:width="0.18625109025pt" svg:height="0.14074764738pt" draw:transform="matrix(1.25438760000 0.00000000000 0.00000000000 1.25438760000 88.67104388518pt 45.06161656192pt)" svg:viewBox="0 0 0 0" svg:d="M0 0.112L0.1032 0.14C0.13128 0.14 0.17504 0.1496 0.1844 0.1C0.19376 0.0496 0.16568 0.0368 0.14376 0.028L0.03128 0L0.0032 0.112" koffice:nodeTypes="cccccc"/>
          <draw:path draw:style-name="gr179" draw:id="shape1085" draw:name="path2180" draw:layer="g5465" svg:width="0.28235684799pt" svg:height="0.27116631222pt" draw:transform="matrix(1.25438760000 0.00000000000 0.00000000000 1.25438760000 89.52563306931pt 45.69984897280pt)" svg:viewBox="0 0 0 0" svg:d="M0.00312 0.1752L0.05312 0.2344C0.09376 0.2848 0.15624 0.2848 0.22816 0.2256C0.28752 0.1752 0.3 0.1128 0.25624 0.072L0.19688 0L0 0.1752" koffice:nodeTypes="cccccc"/>
          <draw:path draw:style-name="gr179" draw:id="shape1086" draw:name="path2182" draw:layer="g5465" svg:width="0.12369241277pt" svg:height="0.13128000000pt" draw:transform="matrix(1.25438760000 0.00000000000 0.00000000000 1.25438760000 90.01564704138pt 47.20140110550pt)" svg:viewBox="0 0 0 0" svg:d="M0.07184 1.13687e-14C0.04376 1.13687e-14 0 0.00944 0 0.05944C0 0.08752 0 0.13128 0.05936 0.13128C0.1 0.13128 0.12184 0.11256 0.12184 0.07192C0.13128 0.02192 0.10312 0 0.07184 0" koffice:nodeTypes="ccccc"/>
          <draw:path draw:style-name="gr179" draw:id="shape1087" draw:name="path2184" draw:layer="g5465" svg:width="0.10187566502pt" svg:height="0.10936000000pt" draw:transform="matrix(1.25438760000 0.00000000000 0.00000000000 1.25438760000 90.23902838518pt 47.23281097101pt)" svg:viewBox="0 0 0 0" svg:d="M0.05944 0.10936C0.0688 0.10936 0.1 0.1 0.1 0.05936C0.10944 0.00936 0.08128 0 0.05944 0C0.03128 0 0 0.01872 0 0.05C0 0.09064 0.02816 0.10936 0.05944 0.10936" koffice:nodeTypes="ccccc"/>
          <draw:path draw:style-name="gr181" draw:id="shape1088" draw:name="path2186" draw:layer="g5465" svg:width="140.19502420272pt" svg:height="26.91999753846pt" draw:transform="matrix(1.25438760000 0.00000000000 0.00000000000 1.25438760000 0.15052660441pt 66.52669717312pt)" svg:viewBox="0 0 140 27" svg:d="M7.08512e-15 0L140.195 0L140.195 26.92L0 26.92L0 1.15681e-14" koffice:nodeTypes="ccccc"/>
          <draw:path draw:style-name="gr181" draw:id="shape1089" draw:name="path2188" draw:layer="g5465" svg:width="140.19502420272pt" svg:height="26.91999753846pt" draw:transform="matrix(1.25438760000 0.00000000000 0.00000000000 1.25438760000 0.15052660441pt 0.15052644160pt)" svg:viewBox="0 0 140 27" svg:d="M7.08512e-15 0L140.195 0L140.195 26.92L0 26.92L0 0" koffice:nodeTypes="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4:52</dc:date>
    <meta:creation-date>2011-05-22T06:10:27</meta:creation-date>
    <dc:creator>Yue Liu</dc:creator>
  </office:meta>
</office:document-meta>
</file>